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  <style:style style:name="ce7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office:value-type="string" calcext:value-type="string">
            <text:p>avg power (email)</text:p>
          </table:table-cell>
          <table:table-cell office:value-type="string" calcext:value-type="string">
            <text:p>calories (email)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507" calcext:value-type="float">
            <text:p>507</text:p>
          </table:table-cell>
          <table:table-cell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3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office:value-type="float" office:value="280" calcext:value-type="float">
            <text:p>280</text:p>
          </table:table-cell>
          <table:table-cell office:value-type="float" office:value="460" calcext:value-type="float">
            <text:p>460</text:p>
          </table:table-cell>
          <table:table-cell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74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office:value-type="float" office:value="259" calcext:value-type="float">
            <text:p>259</text:p>
          </table:table-cell>
          <table:table-cell office:value-type="float" office:value="485" calcext:value-type="float">
            <text:p>485</text:p>
          </table:table-cell>
          <table:table-cell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1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7" calcext:value-type="float">
            <text:p>3.78983164416707</text:p>
          </table:table-cell>
          <table:table-cell table:formula="of:=[.L4]*1.609" office:value-type="float" office:value="41.9514452554745" calcext:value-type="float">
            <text:p>41.9514452554745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number-columns-repeated="3"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8" calcext:value-type="float">
            <text:p>5.335193921258E-05</text:p>
          </table:table-cell>
          <table:table-cell table:formula="of:=[.N5]*1000" office:value-type="float" office:value="0.05335193921258" calcext:value-type="float">
            <text:p>0.05335193921258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office:value-type="float" office:value="265" calcext:value-type="float">
            <text:p>265</text:p>
          </table:table-cell>
          <table:table-cell office:value-type="float" office:value="494" calcext:value-type="float">
            <text:p>494</text:p>
          </table:table-cell>
          <table:table-cell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55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number-columns-repeated="3"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38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office:value-type="float" office:value="295" calcext:value-type="float">
            <text:p>295</text:p>
          </table:table-cell>
          <table:table-cell office:value-type="float" office:value="471" calcext:value-type="float">
            <text:p>471</text:p>
          </table:table-cell>
          <table:table-cell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04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469" calcext:value-type="float">
            <text:p>469</text:p>
          </table:table-cell>
          <table:table-cell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1" calcext:value-type="float">
            <text:p>3.3305524415361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office:value-type="float" office:value="269" calcext:value-type="float">
            <text:p>269</text:p>
          </table:table-cell>
          <table:table-cell office:value-type="float" office:value="478" calcext:value-type="float">
            <text:p>478</text:p>
          </table:table-cell>
          <table:table-cell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4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number-columns-repeated="3"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8" calcext:value-type="float">
            <text:p>5.37704721405968E-05</text:p>
          </table:table-cell>
          <table:table-cell table:formula="of:=[.N11]*1000" office:value-type="float" office:value="0.0537704721405968" calcext:value-type="float">
            <text:p>0.0537704721405968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office:value-type="float" office:value="251" calcext:value-type="float">
            <text:p>251</text:p>
          </table:table-cell>
          <table:table-cell office:value-type="float" office:value="460" calcext:value-type="float">
            <text:p>460</text:p>
          </table:table-cell>
          <table:table-cell office:value-type="float" office:value="399" calcext:value-type="float">
            <text:p>399</text:p>
          </table:table-cell>
          <table:table-cell table:formula="of:=[.D12]/[.B12]*60" office:value-type="float" office:value="28.0347826086957" calcext:value-type="float">
            <text:p>28.0347826086957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3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office:value-type="float" office:value="334" calcext:value-type="float">
            <text:p>334</text:p>
          </table:table-cell>
          <table:table-cell office:value-type="float" office:value="592" calcext:value-type="float">
            <text:p>592</text:p>
          </table:table-cell>
          <table:table-cell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4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9" calcext:value-type="float">
            <text:p>63.4193538461539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office:value-type="float" office:value="260" calcext:value-type="float">
            <text:p>260</text:p>
          </table:table-cell>
          <table:table-cell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3" calcext:value-type="float">
            <text:p>5.36316096710073E-05</text:p>
          </table:table-cell>
          <table:table-cell table:formula="of:=[.N14]*1000" office:value-type="float" office:value="0.0536316096710073" calcext:value-type="float">
            <text:p>0.0536316096710073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office:value-type="float" office:value="248" calcext:value-type="float">
            <text:p>248</text:p>
          </table:table-cell>
          <table:table-cell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office:value-type="float" office:value="319" calcext:value-type="float">
            <text:p>319</text:p>
          </table:table-cell>
          <table:table-cell office:value-type="float" office:value="577" calcext:value-type="float">
            <text:p>577</text:p>
          </table:table-cell>
          <table:table-cell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4" calcext:value-type="float">
            <text:p>3.3308064057614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04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office:value-type="float" office:value="248" calcext:value-type="float">
            <text:p>248</text:p>
          </table:table-cell>
          <table:table-cell office:value-type="float" office:value="460" calcext:value-type="float">
            <text:p>460</text:p>
          </table:table-cell>
          <table:table-cell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office:value-type="float" office:value="270" calcext:value-type="float">
            <text:p>270</text:p>
          </table:table-cell>
          <table:table-cell office:value-type="float" office:value="497" calcext:value-type="float">
            <text:p>497</text:p>
          </table:table-cell>
          <table:table-cell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36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number-columns-repeated="3"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35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office:value-type="float" office:value="268" calcext:value-type="float">
            <text:p>268</text:p>
          </table:table-cell>
          <table:table-cell office:value-type="float" office:value="480" calcext:value-type="float">
            <text:p>480</text:p>
          </table:table-cell>
          <table:table-cell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office:value-type="float" office:value="288" calcext:value-type="float">
            <text:p>288</text:p>
          </table:table-cell>
          <table:table-cell office:value-type="float" office:value="527" calcext:value-type="float">
            <text:p>527</text:p>
          </table:table-cell>
          <table:table-cell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18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4" calcext:value-type="float">
            <text:p>48.2456826196474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float" office:value="724" calcext:value-type="float">
            <text:p>724</text:p>
          </table:table-cell>
          <table:table-cell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2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office:value-type="float" office:value="276" calcext:value-type="float">
            <text:p>276</text:p>
          </table:table-cell>
          <table:table-cell office:value-type="float" office:value="508" calcext:value-type="float">
            <text:p>508</text:p>
          </table:table-cell>
          <table:table-cell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8" calcext:value-type="float">
            <text:p>3.27513227513228E-05</text:p>
          </table:table-cell>
          <table:table-cell table:formula="of:=[.M24] * 1.60934" office:value-type="float" office:value="0.0000527080137566138" calcext:value-type="float">
            <text:p>5.27080137566138E-05</text:p>
          </table:table-cell>
          <table:table-cell table:formula="of:=[.N24]*1000" office:value-type="float" office:value="0.0527080137566138" calcext:value-type="float">
            <text:p>0.0527080137566138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office:value-type="float" office:value="258" calcext:value-type="float">
            <text:p>258</text:p>
          </table:table-cell>
          <table:table-cell office:value-type="float" office:value="481" calcext:value-type="float">
            <text:p>481</text:p>
          </table:table-cell>
          <table:table-cell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76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729" calcext:value-type="float">
            <text:p>729</text:p>
          </table:table-cell>
          <table:table-cell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4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office:value-type="float" office:value="277" calcext:value-type="float">
            <text:p>277</text:p>
          </table:table-cell>
          <table:table-cell office:value-type="float" office:value="650" calcext:value-type="float">
            <text:p>650</text:p>
          </table:table-cell>
          <table:table-cell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86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836" calcext:value-type="float">
            <text:p>836</text:p>
          </table:table-cell>
          <table:table-cell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28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office:value-type="float" office:value="233" calcext:value-type="float">
            <text:p>233</text:p>
          </table:table-cell>
          <table:table-cell office:value-type="float" office:value="583" calcext:value-type="float">
            <text:p>583</text:p>
          </table:table-cell>
          <table:table-cell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09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office:value-type="float" office:value="247" calcext:value-type="float">
            <text:p>247</text:p>
          </table:table-cell>
          <table:table-cell office:value-type="float" office:value="789" calcext:value-type="float">
            <text:p>789</text:p>
          </table:table-cell>
          <table:table-cell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0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630" calcext:value-type="float">
            <text:p>630</text:p>
          </table:table-cell>
          <table:table-cell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3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3" calcext:value-type="float">
            <text:p>3.32498523812433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style-name="ce5" table:number-columns-repeated="3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48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table:style-name="ce5" office:value-type="float" office:value="294" calcext:value-type="float">
            <text:p>294</text:p>
          </table:table-cell>
          <table:table-cell table:style-name="ce5" office:value-type="float" office:value="537" calcext:value-type="float">
            <text:p>537</text:p>
          </table:table-cell>
          <table:table-cell table:style-name="ce5"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03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760" calcext:value-type="float">
            <text:p>760</text:p>
          </table:table-cell>
          <table:table-cell table:style-name="ce5"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09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39" calcext:value-type="float">
            <text:p>53.3870343347639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table:style-name="ce5" office:value-type="float" office:value="230" calcext:value-type="float">
            <text:p>230</text:p>
          </table:table-cell>
          <table:table-cell table:style-name="ce5" office:value-type="float" office:value="438" calcext:value-type="float">
            <text:p>438</text:p>
          </table:table-cell>
          <table:table-cell table:style-name="ce5"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3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686" calcext:value-type="float">
            <text:p>686</text:p>
          </table:table-cell>
          <table:table-cell table:style-name="ce5"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1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table:style-name="ce5" office:value-type="float" office:value="268" calcext:value-type="float">
            <text:p>268</text:p>
          </table:table-cell>
          <table:table-cell table:style-name="ce5" office:value-type="float" office:value="496" calcext:value-type="float">
            <text:p>496</text:p>
          </table:table-cell>
          <table:table-cell table:style-name="ce5"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table:style-name="ce5" office:value-type="float" office:value="168" calcext:value-type="float">
            <text:p>168</text:p>
          </table:table-cell>
          <table:table-cell table:style-name="ce5" office:value-type="float" office:value="493" calcext:value-type="float">
            <text:p>493</text:p>
          </table:table-cell>
          <table:table-cell table:style-name="ce5"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46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table:style-name="ce5" office:value-type="float" office:value="251" calcext:value-type="float">
            <text:p>251</text:p>
          </table:table-cell>
          <table:table-cell table:style-name="ce5" office:value-type="float" office:value="470" calcext:value-type="float">
            <text:p>470</text:p>
          </table:table-cell>
          <table:table-cell table:style-name="ce5"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7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791" calcext:value-type="float">
            <text:p>791</text:p>
          </table:table-cell>
          <table:table-cell table:style-name="ce5"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2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568" calcext:value-type="float">
            <text:p>568</text:p>
          </table:table-cell>
          <table:table-cell table:style-name="ce5"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75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717" calcext:value-type="float">
            <text:p>717</text:p>
          </table:table-cell>
          <table:table-cell table:style-name="ce5"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table:style-name="ce5" office:value-type="float" office:value="282" calcext:value-type="float">
            <text:p>282</text:p>
          </table:table-cell>
          <table:table-cell table:style-name="ce5" office:value-type="float" office:value="756" calcext:value-type="float">
            <text:p>756</text:p>
          </table:table-cell>
          <table:table-cell table:style-name="ce5"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85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table:style-name="ce5" office:value-type="float" office:value="271" calcext:value-type="float">
            <text:p>271</text:p>
          </table:table-cell>
          <table:table-cell table:style-name="ce5" office:value-type="float" office:value="726" calcext:value-type="float">
            <text:p>726</text:p>
          </table:table-cell>
          <table:table-cell table:style-name="ce5"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75</text:p>
          </table:table-cell>
          <table:table-cell table:formula="of:=[.O45]*[.E45]" office:value-type="float" office:value="14.6649548062016" calcext:value-type="float">
            <text:p>14.6649548062016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table:style-name="ce5" office:value-type="float" office:value="266" calcext:value-type="float">
            <text:p>266</text:p>
          </table:table-cell>
          <table:table-cell table:style-name="ce5" office:value-type="float" office:value="712" calcext:value-type="float">
            <text:p>712</text:p>
          </table:table-cell>
          <table:table-cell table:style-name="ce5"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3" calcext:value-type="float">
            <text:p>5.369818645383E-05</text:p>
          </table:table-cell>
          <table:table-cell table:formula="of:=[.N46]*1000" office:value-type="float" office:value="0.05369818645383" calcext:value-type="float">
            <text:p>0.05369818645383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table:style-name="ce5" office:value-type="float" office:value="231" calcext:value-type="float">
            <text:p>231</text:p>
          </table:table-cell>
          <table:table-cell table:style-name="ce5" office:value-type="float" office:value="628" calcext:value-type="float">
            <text:p>628</text:p>
          </table:table-cell>
          <table:table-cell table:style-name="ce5"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35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table:style-name="ce5" office:value-type="float" office:value="266" calcext:value-type="float">
            <text:p>266</text:p>
          </table:table-cell>
          <table:table-cell table:style-name="ce5" office:value-type="float" office:value="493" calcext:value-type="float">
            <text:p>493</text:p>
          </table:table-cell>
          <table:table-cell table:style-name="ce5"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06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table:style-name="ce5" office:value-type="float" office:value="312" calcext:value-type="float">
            <text:p>312</text:p>
          </table:table-cell>
          <table:table-cell table:style-name="ce5" office:value-type="float" office:value="846" calcext:value-type="float">
            <text:p>846</text:p>
          </table:table-cell>
          <table:table-cell table:style-name="ce5"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69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office:value-type="float" office:value="275" calcext:value-type="float">
            <text:p>275</text:p>
          </table:table-cell>
          <table:table-cell table:style-name="ce5" office:value-type="float" office:value="275" calcext:value-type="float">
            <text:p>275</text:p>
          </table:table-cell>
          <table:table-cell table:style-name="ce5" office:value-type="float" office:value="495" calcext:value-type="float">
            <text:p>495</text:p>
          </table:table-cell>
          <table:table-cell table:style-name="ce5"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74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table:style-name="ce5" office:value-type="float" office:value="265" calcext:value-type="float">
            <text:p>265</text:p>
          </table:table-cell>
          <table:table-cell table:style-name="ce5" office:value-type="float" office:value="737" calcext:value-type="float">
            <text:p>737</text:p>
          </table:table-cell>
          <table:table-cell table:style-name="ce5"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4" calcext:value-type="float">
            <text:p>3.33225055492394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29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office:value-type="float" office:value="242" calcext:value-type="float">
            <text:p>242</text:p>
          </table:table-cell>
          <table:table-cell table:style-name="ce5" office:value-type="float" office:value="242" calcext:value-type="float">
            <text:p>242</text:p>
          </table:table-cell>
          <table:table-cell table:style-name="ce5" office:value-type="float" office:value="682" calcext:value-type="float">
            <text:p>682</text:p>
          </table:table-cell>
          <table:table-cell table:style-name="ce5"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7" calcext:value-type="float">
            <text:p>3.33550767967047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87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table:style-name="ce5" office:value-type="float" office:value="238" calcext:value-type="float">
            <text:p>238</text:p>
          </table:table-cell>
          <table:table-cell table:style-name="ce5" office:value-type="float" office:value="648" calcext:value-type="float">
            <text:p>648</text:p>
          </table:table-cell>
          <table:table-cell table:style-name="ce5"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4" calcext:value-type="float">
            <text:p>3.33983378289714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68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table:style-name="ce5" office:value-type="float" office:value="396" calcext:value-type="float">
            <text:p>396</text:p>
          </table:table-cell>
          <table:table-cell table:style-name="ce5" office:value-type="float" office:value="693" calcext:value-type="float">
            <text:p>693</text:p>
          </table:table-cell>
          <table:table-cell table:style-name="ce5"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table:style-name="ce5" office:value-type="float" office:value="269" calcext:value-type="float">
            <text:p>269</text:p>
          </table:table-cell>
          <table:table-cell table:style-name="ce5" office:value-type="float" office:value="495" calcext:value-type="float">
            <text:p>495</text:p>
          </table:table-cell>
          <table:table-cell table:style-name="ce5"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16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482" calcext:value-type="float">
            <text:p>482</text:p>
          </table:table-cell>
          <table:table-cell table:style-name="ce5"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1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office:value-type="float" office:value="241" calcext:value-type="float">
            <text:p>241</text:p>
          </table:table-cell>
          <table:table-cell table:style-name="ce5" office:value-type="float" office:value="241" calcext:value-type="float">
            <text:p>241</text:p>
          </table:table-cell>
          <table:table-cell table:style-name="ce5" office:value-type="float" office:value="680" calcext:value-type="float">
            <text:p>680</text:p>
          </table:table-cell>
          <table:table-cell table:style-name="ce5"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7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792" calcext:value-type="float">
            <text:p>792</text:p>
          </table:table-cell>
          <table:table-cell table:style-name="ce5"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9" calcext:value-type="float">
            <text:p>3.32563108725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39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table:style-name="ce5" office:value-type="float" office:value="253" calcext:value-type="float">
            <text:p>253</text:p>
          </table:table-cell>
          <table:table-cell table:style-name="ce5" office:value-type="float" office:value="472" calcext:value-type="float">
            <text:p>472</text:p>
          </table:table-cell>
          <table:table-cell table:style-name="ce5"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295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table:style-name="ce5" office:value-type="float" office:value="308" calcext:value-type="float">
            <text:p>308</text:p>
          </table:table-cell>
          <table:table-cell table:style-name="ce5" office:value-type="float" office:value="830" calcext:value-type="float">
            <text:p>830</text:p>
          </table:table-cell>
          <table:table-cell table:style-name="ce5"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28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office:value-type="float" office:value="344" calcext:value-type="float">
            <text:p>344</text:p>
          </table:table-cell>
          <table:table-cell table:style-name="ce5" office:value-type="float" office:value="344" calcext:value-type="float">
            <text:p>344</text:p>
          </table:table-cell>
          <table:table-cell table:style-name="ce5" office:value-type="float" office:value="612" calcext:value-type="float">
            <text:p>612</text:p>
          </table:table-cell>
          <table:table-cell table:style-name="ce5"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9" calcext:value-type="float">
            <text:p>3.33179794257639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88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table:style-name="ce5" office:value-type="float" office:value="254" calcext:value-type="float">
            <text:p>254</text:p>
          </table:table-cell>
          <table:table-cell table:style-name="ce5" office:value-type="float" office:value="707" calcext:value-type="float">
            <text:p>707</text:p>
          </table:table-cell>
          <table:table-cell table:style-name="ce5"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897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table:style-name="ce5" office:value-type="float" office:value="319" calcext:value-type="float">
            <text:p>319</text:p>
          </table:table-cell>
          <table:table-cell table:style-name="ce5" office:value-type="float" office:value="861" calcext:value-type="float">
            <text:p>861</text:p>
          </table:table-cell>
          <table:table-cell table:style-name="ce5"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1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851" calcext:value-type="float">
            <text:p>851</text:p>
          </table:table-cell>
          <table:table-cell table:style-name="ce5"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4" calcext:value-type="float">
            <text:p>5.36950454132914E-05</text:p>
          </table:table-cell>
          <table:table-cell table:formula="of:=[.N64]*1000" office:value-type="float" office:value="0.0536950454132914" calcext:value-type="float">
            <text:p>0.0536950454132914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office:value-type="float" office:value="244" calcext:value-type="float">
            <text:p>244</text:p>
          </table:table-cell>
          <table:table-cell table:style-name="ce5" office:value-type="float" office:value="244" calcext:value-type="float">
            <text:p>244</text:p>
          </table:table-cell>
          <table:table-cell table:style-name="ce5" office:value-type="float" office:value="686" calcext:value-type="float">
            <text:p>686</text:p>
          </table:table-cell>
          <table:table-cell table:style-name="ce5"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47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table:style-name="ce5" office:value-type="float" office:value="321" calcext:value-type="float">
            <text:p>321</text:p>
          </table:table-cell>
          <table:table-cell table:style-name="ce5" office:value-type="float" office:value="851" calcext:value-type="float">
            <text:p>851</text:p>
          </table:table-cell>
          <table:table-cell table:style-name="ce5"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table:style-name="ce5" office:value-type="float" office:value="305" calcext:value-type="float">
            <text:p>305</text:p>
          </table:table-cell>
          <table:table-cell table:style-name="ce5" office:value-type="float" office:value="829" calcext:value-type="float">
            <text:p>829</text:p>
          </table:table-cell>
          <table:table-cell table:style-name="ce5"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0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41" calcext:value-type="float">
            <text:p>841</text:p>
          </table:table-cell>
          <table:table-cell table:style-name="ce5"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4" calcext:value-type="float">
            <text:p>3.33210773048994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table:style-name="ce5" office:value-type="float" office:value="274" calcext:value-type="float">
            <text:p>274</text:p>
          </table:table-cell>
          <table:table-cell table:style-name="ce5" office:value-type="float" office:value="748" calcext:value-type="float">
            <text:p>748</text:p>
          </table:table-cell>
          <table:table-cell table:style-name="ce5"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2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818" calcext:value-type="float">
            <text:p>818</text:p>
          </table:table-cell>
          <table:table-cell table:style-name="ce5"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2" calcext:value-type="float">
            <text:p>5.3624864279562E-05</text:p>
          </table:table-cell>
          <table:table-cell table:formula="of:=[.N70]*1000" office:value-type="float" office:value="0.053624864279562" calcext:value-type="float">
            <text:p>0.053624864279562</text:p>
          </table:table-cell>
          <table:table-cell table:formula="of:=[.O70]*[.E70]" office:value-type="float" office:value="16.1410841481482" calcext:value-type="float">
            <text:p>16.1410841481482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table:style-name="ce5" office:value-type="float" office:value="332" calcext:value-type="float">
            <text:p>332</text:p>
          </table:table-cell>
          <table:table-cell table:style-name="ce5" office:value-type="float" office:value="892" calcext:value-type="float">
            <text:p>892</text:p>
          </table:table-cell>
          <table:table-cell table:style-name="ce5"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table:style-name="ce5" office:value-type="float" office:value="329" calcext:value-type="float">
            <text:p>329</text:p>
          </table:table-cell>
          <table:table-cell table:style-name="ce5" office:value-type="float" office:value="590" calcext:value-type="float">
            <text:p>590</text:p>
          </table:table-cell>
          <table:table-cell table:style-name="ce5"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1" calcext:value-type="float">
            <text:p>5.34862268165651E-05</text:p>
          </table:table-cell>
          <table:table-cell table:formula="of:=[.N72]*1000" office:value-type="float" office:value="0.0534862268165651" calcext:value-type="float">
            <text:p>0.0534862268165651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37" calcext:value-type="float">
            <text:p>337</text:p>
          </table:table-cell>
          <table:table-cell table:style-name="ce5" office:value-type="float" office:value="832" calcext:value-type="float">
            <text:p>832</text:p>
          </table:table-cell>
          <table:table-cell table:style-name="ce5"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57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table:style-name="ce5" office:value-type="float" office:value="332" calcext:value-type="float">
            <text:p>332</text:p>
          </table:table-cell>
          <table:table-cell table:style-name="ce5" office:value-type="float" office:value="594" calcext:value-type="float">
            <text:p>594</text:p>
          </table:table-cell>
          <table:table-cell table:style-name="ce5"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49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table:style-name="ce5" office:value-type="float" office:value="332" calcext:value-type="float">
            <text:p>332</text:p>
          </table:table-cell>
          <table:table-cell table:style-name="ce5" office:value-type="float" office:value="891" calcext:value-type="float">
            <text:p>891</text:p>
          </table:table-cell>
          <table:table-cell table:style-name="ce5"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29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table:style-name="ce5" office:value-type="float" office:value="334" calcext:value-type="float">
            <text:p>334</text:p>
          </table:table-cell>
          <table:table-cell table:style-name="ce5" office:value-type="float" office:value="878" calcext:value-type="float">
            <text:p>878</text:p>
          </table:table-cell>
          <table:table-cell table:style-name="ce5"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2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table:style-name="ce5" office:value-type="float" office:value="329" calcext:value-type="float">
            <text:p>329</text:p>
          </table:table-cell>
          <table:table-cell table:style-name="ce5" office:value-type="float" office:value="882" calcext:value-type="float">
            <text:p>882</text:p>
          </table:table-cell>
          <table:table-cell table:style-name="ce5"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64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794" calcext:value-type="float">
            <text:p>794</text:p>
          </table:table-cell>
          <table:table-cell table:style-name="ce5"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38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table:style-name="ce5" office:value-type="float" office:value="332" calcext:value-type="float">
            <text:p>332</text:p>
          </table:table-cell>
          <table:table-cell table:style-name="ce5" office:value-type="float" office:value="863" calcext:value-type="float">
            <text:p>863</text:p>
          </table:table-cell>
          <table:table-cell table:style-name="ce5"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1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table:style-name="ce5" office:value-type="float" office:value="326" calcext:value-type="float">
            <text:p>326</text:p>
          </table:table-cell>
          <table:table-cell table:style-name="ce5" office:value-type="float" office:value="584" calcext:value-type="float">
            <text:p>584</text:p>
          </table:table-cell>
          <table:table-cell table:style-name="ce5"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87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table:style-name="ce5" office:value-type="float" office:value="355" calcext:value-type="float">
            <text:p>355</text:p>
          </table:table-cell>
          <table:table-cell table:style-name="ce5" office:value-type="float" office:value="943" calcext:value-type="float">
            <text:p>943</text:p>
          </table:table-cell>
          <table:table-cell table:style-name="ce5"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table:style-name="ce5" office:value-type="float" office:value="347" calcext:value-type="float">
            <text:p>347</text:p>
          </table:table-cell>
          <table:table-cell table:style-name="ce5" office:value-type="float" office:value="925" calcext:value-type="float">
            <text:p>925</text:p>
          </table:table-cell>
          <table:table-cell table:style-name="ce5"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099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47.2" calcext:value-type="float">
            <text:p>47.2</text:p>
          </table:table-cell>
          <table:table-cell table:formula="of:=[.B83]*60" office:value-type="float" office:value="2832" calcext:value-type="float">
            <text:p>2832</text:p>
          </table:table-cell>
          <table:table-cell office:value-type="float" office:value="31.57" calcext:value-type="float">
            <text:p>31.57</text:p>
          </table:table-cell>
          <table:table-cell office:value-type="float" office:value="334" calcext:value-type="float">
            <text:p>334</text:p>
          </table:table-cell>
          <table:table-cell office:value-type="float" office:value="43.8" calcext:value-type="float">
            <text:p>43.8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39" calcext:value-type="float">
            <text:p>339</text:p>
          </table:table-cell>
          <table:table-cell table:style-name="ce5" office:value-type="float" office:value="893" calcext:value-type="float">
            <text:p>893</text:p>
          </table:table-cell>
          <table:table-cell table:style-name="ce5" office:value-type="float" office:value="822" calcext:value-type="float">
            <text:p>822</text:p>
          </table:table-cell>
          <table:table-cell table:formula="of:=[.D83]/[.B83]*60" office:value-type="float" office:value="40.1313559322034" calcext:value-type="float">
            <text:p>40.1313559322034</text:p>
          </table:table-cell>
          <table:table-cell table:formula="of:=[.D83]/[.C83]/[.E83]" office:value-type="float" office:value="0.0000333760445211272" calcext:value-type="float">
            <text:p>3.33760445211272E-05</text:p>
          </table:table-cell>
          <table:table-cell table:formula="of:=[.M83] * 1.60934" office:value-type="float" office:value="0.0000537134034896309" calcext:value-type="float">
            <text:p>5.37134034896309E-05</text:p>
          </table:table-cell>
          <table:table-cell table:formula="of:=[.N83]*1000" office:value-type="float" office:value="0.0537134034896309" calcext:value-type="float">
            <text:p>0.0537134034896309</text:p>
          </table:table-cell>
          <table:table-cell table:formula="of:=[.O83]*[.E83]" office:value-type="float" office:value="17.9402767655367" calcext:value-type="float">
            <text:p>17.9402767655367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49.8" calcext:value-type="float">
            <text:p>49.8</text:p>
          </table:table-cell>
          <table:table-cell table:formula="of:=[.B84]*60" office:value-type="float" office:value="2988" calcext:value-type="float">
            <text:p>2988</text:p>
          </table:table-cell>
          <table:table-cell office:value-type="float" office:value="27.94" calcext:value-type="float">
            <text:p>27.94</text:p>
          </table:table-cell>
          <table:table-cell office:value-type="float" office:value="281" calcext:value-type="float">
            <text:p>281</text:p>
          </table:table-cell>
          <table:table-cell office:value-type="float" office:value="43.9" calcext:value-type="float">
            <text:p>43.9</text:p>
          </table:table-cell>
          <table:table-cell office:value-type="float" office:value="26.1" calcext:value-type="float">
            <text:p>26.1</text:p>
          </table:table-cell>
          <table:table-cell office:value-type="float" office:value="297" calcext:value-type="float">
            <text:p>297</text:p>
          </table:table-cell>
          <table:table-cell table:style-name="ce5" office:value-type="float" office:value="294" calcext:value-type="float">
            <text:p>294</text:p>
          </table:table-cell>
          <table:table-cell table:style-name="ce5" office:value-type="float" office:value="794" calcext:value-type="float">
            <text:p>794</text:p>
          </table:table-cell>
          <table:table-cell table:style-name="ce5" office:value-type="float" office:value="716" calcext:value-type="float">
            <text:p>716</text:p>
          </table:table-cell>
          <table:table-cell table:formula="of:=[.D84]/[.B84]*60" office:value-type="float" office:value="33.6626506024096" calcext:value-type="float">
            <text:p>33.6626506024096</text:p>
          </table:table-cell>
          <table:table-cell table:formula="of:=[.D84]/[.C84]/[.E84]" office:value-type="float" office:value="0.0000332766415603101" calcext:value-type="float">
            <text:p>3.32766415603101E-05</text:p>
          </table:table-cell>
          <table:table-cell table:formula="of:=[.M84] * 1.60934" office:value-type="float" office:value="0.0000535534303286694" calcext:value-type="float">
            <text:p>5.35534303286694E-05</text:p>
          </table:table-cell>
          <table:table-cell table:formula="of:=[.N84]*1000" office:value-type="float" office:value="0.0535534303286694" calcext:value-type="float">
            <text:p>0.0535534303286694</text:p>
          </table:table-cell>
          <table:table-cell table:formula="of:=[.O84]*[.E84]" office:value-type="float" office:value="15.0485139223561" calcext:value-type="float">
            <text:p>15.0485139223561</text:p>
          </table:table-cell>
          <table:table-cell table:number-columns-repeated="3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44.3" calcext:value-type="float">
            <text:p>44.3</text:p>
          </table:table-cell>
          <table:table-cell table:formula="of:=[.B85]*60" office:value-type="float" office:value="2658" calcext:value-type="float">
            <text:p>2658</text:p>
          </table:table-cell>
          <table:table-cell office:value-type="float" office:value="29.57" calcext:value-type="float">
            <text:p>29.57</text:p>
          </table:table-cell>
          <table:table-cell office:value-type="float" office:value="334" calcext:value-type="float">
            <text:p>334</text:p>
          </table:table-cell>
          <table:table-cell office:value-type="float" office:value="41.6" calcext:value-type="float">
            <text:p>41.6</text:p>
          </table:table-cell>
          <table:table-cell office:value-type="float" office:value="28.53" calcext:value-type="float">
            <text:p>28.53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38" calcext:value-type="float">
            <text:p>338</text:p>
          </table:table-cell>
          <table:table-cell table:style-name="ce5" office:value-type="float" office:value="852" calcext:value-type="float">
            <text:p>852</text:p>
          </table:table-cell>
          <table:table-cell table:style-name="ce5" office:value-type="float" office:value="784" calcext:value-type="float">
            <text:p>784</text:p>
          </table:table-cell>
          <table:table-cell table:formula="of:=[.D85]/[.B85]*60" office:value-type="float" office:value="40.0496613995485" calcext:value-type="float">
            <text:p>40.0496613995485</text:p>
          </table:table-cell>
          <table:table-cell table:formula="of:=[.D85]/[.C85]/[.E85]" office:value-type="float" office:value="0.0000333081016296977" calcext:value-type="float">
            <text:p>3.33081016296977E-05</text:p>
          </table:table-cell>
          <table:table-cell table:formula="of:=[.M85] * 1.60934" office:value-type="float" office:value="0.0000536040602767377" calcext:value-type="float">
            <text:p>5.36040602767377E-05</text:p>
          </table:table-cell>
          <table:table-cell table:formula="of:=[.N85]*1000" office:value-type="float" office:value="0.0536040602767377" calcext:value-type="float">
            <text:p>0.0536040602767377</text:p>
          </table:table-cell>
          <table:table-cell table:formula="of:=[.O85]*[.E85]" office:value-type="float" office:value="17.9037561324304" calcext:value-type="float">
            <text:p>17.9037561324304</text:p>
          </table:table-cell>
          <table:table-cell table:number-columns-repeated="3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48" calcext:value-type="float">
            <text:p>48</text:p>
          </table:table-cell>
          <table:table-cell table:formula="of:=[.B86]*60" office:value-type="float" office:value="2880" calcext:value-type="float">
            <text:p>2880</text:p>
          </table:table-cell>
          <table:table-cell office:value-type="float" office:value="22.94" calcext:value-type="float">
            <text:p>22.94</text:p>
          </table:table-cell>
          <table:table-cell office:value-type="float" office:value="239" calcext:value-type="float">
            <text:p>239</text:p>
          </table:table-cell>
          <table:table-cell office:value-type="float" office:value="43.2" calcext:value-type="float">
            <text:p>43.2</text:p>
          </table:table-cell>
          <table:table-cell office:value-type="float" office:value="21.53" calcext:value-type="float">
            <text:p>21.53</text:p>
          </table:table-cell>
          <table:table-cell office:value-type="float" office:value="249" calcext:value-type="float">
            <text:p>249</text:p>
          </table:table-cell>
          <table:table-cell table:style-name="ce5" office:value-type="float" office:value="246" calcext:value-type="float">
            <text:p>246</text:p>
          </table:table-cell>
          <table:table-cell table:style-name="ce5" office:value-type="float" office:value="673" calcext:value-type="float">
            <text:p>673</text:p>
          </table:table-cell>
          <table:table-cell table:style-name="ce5" office:value-type="float" office:value="591" calcext:value-type="float">
            <text:p>591</text:p>
          </table:table-cell>
          <table:table-cell table:formula="of:=[.D86]/[.B86]*60" office:value-type="float" office:value="28.675" calcext:value-type="float">
            <text:p>28.675</text:p>
          </table:table-cell>
          <table:table-cell table:formula="of:=[.D86]/[.C86]/[.E86]" office:value-type="float" office:value="0.0000333275220827522" calcext:value-type="float">
            <text:p>3.33275220827522E-05</text:p>
          </table:table-cell>
          <table:table-cell table:formula="of:=[.M86] * 1.60934" office:value-type="float" office:value="0.0000536353143886564" calcext:value-type="float">
            <text:p>5.36353143886564E-05</text:p>
          </table:table-cell>
          <table:table-cell table:formula="of:=[.N86]*1000" office:value-type="float" office:value="0.0536353143886564" calcext:value-type="float">
            <text:p>0.0536353143886564</text:p>
          </table:table-cell>
          <table:table-cell table:formula="of:=[.O86]*[.E86]" office:value-type="float" office:value="12.8188401388889" calcext:value-type="float">
            <text:p>12.8188401388889</text:p>
          </table:table-cell>
          <table:table-cell table:number-columns-repeated="3"/>
        </table:table-row>
        <table:table-row table:style-name="ro1">
          <table:table-cell office:value-type="date" office:date-value="2021-06-12" calcext:value-type="date">
            <text:p>06/12/21</text:p>
          </table:table-cell>
          <table:table-cell office:value-type="float" office:value="43.6" calcext:value-type="float">
            <text:p>43.6</text:p>
          </table:table-cell>
          <table:table-cell table:formula="of:=[.B87]*60" office:value-type="float" office:value="2616" calcext:value-type="float">
            <text:p>2616</text:p>
          </table:table-cell>
          <table:table-cell office:value-type="float" office:value="19.88" calcext:value-type="float">
            <text:p>19.88</text:p>
          </table:table-cell>
          <table:table-cell office:value-type="float" office:value="383" calcext:value-type="float">
            <text:p>383</text:p>
          </table:table-cell>
          <table:table-cell office:value-type="float" office:value="42.5" calcext:value-type="float">
            <text:p>42.5</text:p>
          </table:table-cell>
          <table:table-cell office:value-type="float" office:value="19.58" calcext:value-type="float">
            <text:p>19.58</text:p>
          </table:table-cell>
          <table:table-cell office:value-type="float" office:value="289" calcext:value-type="float">
            <text:p>289</text:p>
          </table:table-cell>
          <table:table-cell table:style-name="ce5" office:value-type="float" office:value="384" calcext:value-type="float">
            <text:p>384</text:p>
          </table:table-cell>
          <table:table-cell table:style-name="ce5" office:value-type="float" office:value="970" calcext:value-type="float">
            <text:p>970</text:p>
          </table:table-cell>
          <table:table-cell table:style-name="ce5" office:value-type="float" office:value="905" calcext:value-type="float">
            <text:p>905</text:p>
          </table:table-cell>
          <table:table-cell table:formula="of:=[.D87]/[.B87]*60" office:value-type="float" office:value="27.3577981651376" calcext:value-type="float">
            <text:p>27.3577981651376</text:p>
          </table:table-cell>
          <table:table-cell table:formula="of:=[.D87]/[.C87]/[.E87]" office:value-type="float" office:value="0.0000198417451154175" calcext:value-type="float">
            <text:p>1.98417451154175E-05</text:p>
          </table:table-cell>
          <table:table-cell table:formula="of:=[.M87] * 1.60934" office:value-type="float" office:value="0.000031932114084046" calcext:value-type="float">
            <text:p>3.1932114084046E-05</text:p>
          </table:table-cell>
          <table:table-cell table:formula="of:=[.N87]*1000" office:value-type="float" office:value="0.031932114084046" calcext:value-type="float">
            <text:p>0.031932114084046</text:p>
          </table:table-cell>
          <table:table-cell table:formula="of:=[.O87]*[.E87]" office:value-type="float" office:value="12.2299996941896" calcext:value-type="float">
            <text:p>12.2299996941896</text:p>
          </table:table-cell>
          <table:table-cell table:number-columns-repeated="3"/>
        </table:table-row>
        <table:table-row table:style-name="ro1">
          <table:table-cell office:value-type="date" office:date-value="2021-06-13" calcext:value-type="date">
            <text:p>06/13/21</text:p>
          </table:table-cell>
          <table:table-cell office:value-type="float" office:value="50" calcext:value-type="float">
            <text:p>50</text:p>
          </table:table-cell>
          <table:table-cell table:formula="of:=[.B88]*60" office:value-type="float" office:value="3000" calcext:value-type="float">
            <text:p>3000</text:p>
          </table:table-cell>
          <table:table-cell office:value-type="float" office:value="28.67" calcext:value-type="float">
            <text:p>28.67</text:p>
          </table:table-cell>
          <table:table-cell office:value-type="float" office:value="287" calcext:value-type="float">
            <text:p>287</text:p>
          </table:table-cell>
          <table:table-cell office:value-type="float" office:value="47.1" calcext:value-type="float">
            <text:p>47.1</text:p>
          </table:table-cell>
          <table:table-cell office:value-type="float" office:value="27.78" calcext:value-type="float">
            <text:p>27.78</text:p>
          </table:table-cell>
          <table:table-cell office:value-type="float" office:value="295" calcext:value-type="float">
            <text:p>295</text:p>
          </table:table-cell>
          <table:table-cell table:style-name="ce5" office:value-type="float" office:value="295" calcext:value-type="float">
            <text:p>295</text:p>
          </table:table-cell>
          <table:table-cell table:style-name="ce5" office:value-type="float" office:value="805" calcext:value-type="float">
            <text:p>805</text:p>
          </table:table-cell>
          <table:table-cell table:style-name="ce5" office:value-type="float" office:value="726" calcext:value-type="float">
            <text:p>726</text:p>
          </table:table-cell>
          <table:table-cell table:formula="of:=[.D88]/[.B88]*60" office:value-type="float" office:value="34.404" calcext:value-type="float">
            <text:p>34.404</text:p>
          </table:table-cell>
          <table:table-cell table:formula="of:=[.D88]/[.C88]/[.E88]" office:value-type="float" office:value="0.0000332984901277584" calcext:value-type="float">
            <text:p>3.32984901277584E-05</text:p>
          </table:table-cell>
          <table:table-cell table:formula="of:=[.M88] * 1.60934" office:value-type="float" office:value="0.0000535885921022067" calcext:value-type="float">
            <text:p>5.35885921022067E-05</text:p>
          </table:table-cell>
          <table:table-cell table:formula="of:=[.N88]*1000" office:value-type="float" office:value="0.0535885921022067" calcext:value-type="float">
            <text:p>0.0535885921022067</text:p>
          </table:table-cell>
          <table:table-cell table:formula="of:=[.O88]*[.E88]" office:value-type="float" office:value="15.3799259333333" calcext:value-type="float">
            <text:p>15.3799259333333</text:p>
          </table:table-cell>
          <table:table-cell table:number-columns-repeated="3"/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float" office:value="51.3" calcext:value-type="float">
            <text:p>51.3</text:p>
          </table:table-cell>
          <table:table-cell table:formula="of:=[.B89]*60" office:value-type="float" office:value="3078" calcext:value-type="float">
            <text:p>3078</text:p>
          </table:table-cell>
          <table:table-cell office:value-type="float" office:value="28.75" calcext:value-type="float">
            <text:p>28.75</text:p>
          </table:table-cell>
          <table:table-cell office:value-type="float" office:value="282" calcext:value-type="float">
            <text:p>282</text:p>
          </table:table-cell>
          <table:table-cell office:value-type="float" office:value="41.8" calcext:value-type="float">
            <text:p>41.8</text:p>
          </table:table-cell>
          <table:table-cell office:value-type="float" office:value="25.35" calcext:value-type="float">
            <text:p>25.35</text:p>
          </table:table-cell>
          <table:table-cell office:value-type="float" office:value="303" calcext:value-type="float">
            <text:p>303</text:p>
          </table:table-cell>
          <table:table-cell table:style-name="ce5" office:value-type="float" office:value="295" calcext:value-type="float">
            <text:p>295</text:p>
          </table:table-cell>
          <table:table-cell table:style-name="ce5" office:value-type="float" office:value="780" calcext:value-type="float">
            <text:p>780</text:p>
          </table:table-cell>
          <table:table-cell table:style-name="ce5" office:value-type="float" office:value="704" calcext:value-type="float">
            <text:p>704</text:p>
          </table:table-cell>
          <table:table-cell table:formula="of:=[.D89]/[.B89]*60" office:value-type="float" office:value="33.6257309941521" calcext:value-type="float">
            <text:p>33.6257309941521</text:p>
          </table:table-cell>
          <table:table-cell table:formula="of:=[.D89]/[.C89]/[.E89]" office:value-type="float" office:value="0.0000331222724528684" calcext:value-type="float">
            <text:p>3.31222724528684E-05</text:p>
          </table:table-cell>
          <table:table-cell table:formula="of:=[.M89] * 1.60934" office:value-type="float" office:value="0.0000533049979492993" calcext:value-type="float">
            <text:p>5.33049979492993E-05</text:p>
          </table:table-cell>
          <table:table-cell table:formula="of:=[.N89]*1000" office:value-type="float" office:value="0.0533049979492993" calcext:value-type="float">
            <text:p>0.0533049979492993</text:p>
          </table:table-cell>
          <table:table-cell table:formula="of:=[.O89]*[.E89]" office:value-type="float" office:value="15.0320094217024" calcext:value-type="float">
            <text:p>15.0320094217024</text:p>
          </table:table-cell>
          <table:table-cell table:number-columns-repeated="3"/>
        </table:table-row>
        <table:table-row table:style-name="ro1">
          <table:table-cell office:value-type="date" office:date-value="2021-06-15" calcext:value-type="date">
            <text:p>06/15/21</text:p>
          </table:table-cell>
          <table:table-cell office:value-type="float" office:value="34.8" calcext:value-type="float">
            <text:p>34.8</text:p>
          </table:table-cell>
          <table:table-cell table:formula="of:=[.B90]*60" office:value-type="float" office:value="2088" calcext:value-type="float">
            <text:p>2088</text:p>
          </table:table-cell>
          <table:table-cell office:value-type="float" office:value="15.58" calcext:value-type="float">
            <text:p>15.58</text:p>
          </table:table-cell>
          <table:table-cell office:value-type="float" office:value="363" calcext:value-type="float">
            <text:p>363</text:p>
          </table:table-cell>
          <table:table-cell office:value-type="float" office:value="30.7" calcext:value-type="float">
            <text:p>30.7</text:p>
          </table:table-cell>
          <table:table-cell office:value-type="float" office:value="14.02" calcext:value-type="float">
            <text:p>14.02</text:p>
          </table:table-cell>
          <table:table-cell office:value-type="float" office:value="379" calcext:value-type="float">
            <text:p>379</text:p>
          </table:table-cell>
          <table:table-cell table:style-name="ce5" office:value-type="float" office:value="382" calcext:value-type="float">
            <text:p>382</text:p>
          </table:table-cell>
          <table:table-cell table:style-name="ce5" office:value-type="float" office:value="671" calcext:value-type="float">
            <text:p>671</text:p>
          </table:table-cell>
          <table:table-cell table:style-name="ce5" office:value-type="float" office:value="626" calcext:value-type="float">
            <text:p>626</text:p>
          </table:table-cell>
          <table:table-cell table:formula="of:=[.D90]/[.B90]*60" office:value-type="float" office:value="26.8620689655172" calcext:value-type="float">
            <text:p>26.8620689655172</text:p>
          </table:table-cell>
          <table:table-cell table:formula="of:=[.D90]/[.C90]/[.E90]" office:value-type="float" office:value="0.000020555608329903" calcext:value-type="float">
            <text:p>2.0555608329903E-05</text:p>
          </table:table-cell>
          <table:table-cell table:formula="of:=[.M90] * 1.60934" office:value-type="float" office:value="0.0000330809627096461" calcext:value-type="float">
            <text:p>3.30809627096461E-05</text:p>
          </table:table-cell>
          <table:table-cell table:formula="of:=[.N90]*1000" office:value-type="float" office:value="0.0330809627096461" calcext:value-type="float">
            <text:p>0.0330809627096461</text:p>
          </table:table-cell>
          <table:table-cell table:formula="of:=[.O90]*[.E90]" office:value-type="float" office:value="12.0083894636015" calcext:value-type="float">
            <text:p>12.0083894636015</text:p>
          </table:table-cell>
          <table:table-cell table:number-columns-repeated="3"/>
        </table:table-row>
        <table:table-row table:style-name="ro1">
          <table:table-cell office:value-type="date" office:date-value="2021-06-16" calcext:value-type="date">
            <text:p>06/16/21</text:p>
          </table:table-cell>
          <table:table-cell office:value-type="float" office:value="42.7" calcext:value-type="float">
            <text:p>42.7</text:p>
          </table:table-cell>
          <table:table-cell table:formula="of:=[.B91]*60" office:value-type="float" office:value="2562" calcext:value-type="float">
            <text:p>2562</text:p>
          </table:table-cell>
          <table:table-cell office:value-type="float" office:value="26.61" calcext:value-type="float">
            <text:p>26.61</text:p>
          </table:table-cell>
          <table:table-cell office:value-type="float" office:value="312" calcext:value-type="float">
            <text:p>312</text:p>
          </table:table-cell>
          <table:table-cell office:value-type="float" office:value="42" calcext:value-type="float">
            <text:p>42</text:p>
          </table:table-cell>
          <table:table-cell office:value-type="float" office:value="26.35" calcext:value-type="float">
            <text:p>26.35</text:p>
          </table:table-cell>
          <table:table-cell office:value-type="float" office:value="314" calcext:value-type="float">
            <text:p>314</text:p>
          </table:table-cell>
          <table:table-cell table:style-name="ce5" office:value-type="float" office:value="310" calcext:value-type="float">
            <text:p>310</text:p>
          </table:table-cell>
          <table:table-cell table:style-name="ce5" office:value-type="float" office:value="795" calcext:value-type="float">
            <text:p>795</text:p>
          </table:table-cell>
          <table:table-cell table:style-name="ce5" office:value-type="float" office:value="723" calcext:value-type="float">
            <text:p>723</text:p>
          </table:table-cell>
          <table:table-cell table:formula="of:=[.D91]/[.B91]*60" office:value-type="float" office:value="37.3911007025761" calcext:value-type="float">
            <text:p>37.3911007025761</text:p>
          </table:table-cell>
          <table:table-cell table:formula="of:=[.D91]/[.C91]/[.E91]" office:value-type="float" office:value="0.0000332897976340599" calcext:value-type="float">
            <text:p>3.32897976340599E-05</text:p>
          </table:table-cell>
          <table:table-cell table:formula="of:=[.M91] * 1.60934" office:value-type="float" office:value="0.000053574602924398" calcext:value-type="float">
            <text:p>5.3574602924398E-05</text:p>
          </table:table-cell>
          <table:table-cell table:formula="of:=[.N91]*1000" office:value-type="float" office:value="0.053574602924398" calcext:value-type="float">
            <text:p>0.053574602924398</text:p>
          </table:table-cell>
          <table:table-cell table:formula="of:=[.O91]*[.E91]" office:value-type="float" office:value="16.7152761124122" calcext:value-type="float">
            <text:p>16.7152761124122</text:p>
          </table:table-cell>
          <table:table-cell table:number-columns-repeated="3"/>
        </table:table-row>
        <table:table-row table:style-name="ro1">
          <table:table-cell office:value-type="date" office:date-value="2021-06-17" calcext:value-type="date">
            <text:p>06/17/21</text:p>
          </table:table-cell>
          <table:table-cell office:value-type="float" office:value="44" calcext:value-type="float">
            <text:p>44</text:p>
          </table:table-cell>
          <table:table-cell table:formula="of:=[.B92]*60" office:value-type="float" office:value="2640" calcext:value-type="float">
            <text:p>2640</text:p>
          </table:table-cell>
          <table:table-cell office:value-type="float" office:value="27.59" calcext:value-type="float">
            <text:p>27.59</text:p>
          </table:table-cell>
          <table:table-cell office:value-type="float" office:value="314" calcext:value-type="float">
            <text:p>314</text:p>
          </table:table-cell>
          <table:table-cell office:value-type="float" office:value="43.5" calcext:value-type="float">
            <text:p>43.5</text:p>
          </table:table-cell>
          <table:table-cell office:value-type="float" office:value="27.45" calcext:value-type="float">
            <text:p>27.45</text:p>
          </table:table-cell>
          <table:table-cell office:value-type="float" office:value="315" calcext:value-type="float">
            <text:p>315</text:p>
          </table:table-cell>
          <table:table-cell table:style-name="ce5" office:value-type="float" office:value="317" calcext:value-type="float">
            <text:p>317</text:p>
          </table:table-cell>
          <table:table-cell table:style-name="ce5" office:value-type="float" office:value="811" calcext:value-type="float">
            <text:p>811</text:p>
          </table:table-cell>
          <table:table-cell table:style-name="ce5" office:value-type="float" office:value="739" calcext:value-type="float">
            <text:p>739</text:p>
          </table:table-cell>
          <table:table-cell table:formula="of:=[.D92]/[.B92]*60" office:value-type="float" office:value="37.6227272727273" calcext:value-type="float">
            <text:p>37.6227272727273</text:p>
          </table:table-cell>
          <table:table-cell table:formula="of:=[.D92]/[.C92]/[.E92]" office:value-type="float" office:value="0.0000332826674387184" calcext:value-type="float">
            <text:p>3.32826674387184E-05</text:p>
          </table:table-cell>
          <table:table-cell table:formula="of:=[.M92] * 1.60934" office:value-type="float" office:value="0.0000535631280158271" calcext:value-type="float">
            <text:p>5.35631280158271E-05</text:p>
          </table:table-cell>
          <table:table-cell table:formula="of:=[.N92]*1000" office:value-type="float" office:value="0.0535631280158271" calcext:value-type="float">
            <text:p>0.0535631280158271</text:p>
          </table:table-cell>
          <table:table-cell table:formula="of:=[.O92]*[.E92]" office:value-type="float" office:value="16.8188221969697" calcext:value-type="float">
            <text:p>16.8188221969697</text:p>
          </table:table-cell>
          <table:table-cell table:number-columns-repeated="3"/>
        </table:table-row>
        <table:table-row table:style-name="ro1">
          <table:table-cell office:value-type="date" office:date-value="2021-06-19" calcext:value-type="date">
            <text:p>06/19/21</text:p>
          </table:table-cell>
          <table:table-cell office:value-type="float" office:value="64.9" calcext:value-type="float">
            <text:p>64.9</text:p>
          </table:table-cell>
          <table:table-cell table:formula="of:=[.B93]*60" office:value-type="float" office:value="3894" calcext:value-type="float">
            <text:p>3894</text:p>
          </table:table-cell>
          <table:table-cell office:value-type="float" office:value="40.27" calcext:value-type="float">
            <text:p>40.27</text:p>
          </table:table-cell>
          <table:table-cell office:value-type="float" office:value="310" calcext:value-type="float">
            <text:p>310</text:p>
          </table:table-cell>
          <table:table-cell office:value-type="float" office:value="58.7" calcext:value-type="float">
            <text:p>58.7</text:p>
          </table:table-cell>
          <table:table-cell office:value-type="float" office:value="37.66" calcext:value-type="float">
            <text:p>37.66</text:p>
          </table:table-cell>
          <table:table-cell office:value-type="float" office:value="321" calcext:value-type="float">
            <text:p>321</text:p>
          </table:table-cell>
          <table:table-cell table:style-name="ce5" office:value-type="float" office:value="318" calcext:value-type="float">
            <text:p>318</text:p>
          </table:table-cell>
          <table:table-cell table:style-name="ce5" office:value-type="float" office:value="1127" calcext:value-type="float">
            <text:p>1127</text:p>
          </table:table-cell>
          <table:table-cell table:style-name="ce5" office:value-type="float" office:value="1029" calcext:value-type="float">
            <text:p>1029</text:p>
          </table:table-cell>
          <table:table-cell table:formula="of:=[.D93]/[.B93]*60" office:value-type="float" office:value="37.2295839753467" calcext:value-type="float">
            <text:p>37.2295839753467</text:p>
          </table:table-cell>
          <table:table-cell table:formula="of:=[.D93]/[.C93]/[.E93]" office:value-type="float" office:value="0.000033359842271816" calcext:value-type="float">
            <text:p>3.3359842271816E-05</text:p>
          </table:table-cell>
          <table:table-cell table:formula="of:=[.M93] * 1.60934" office:value-type="float" office:value="0.0000536873285617244" calcext:value-type="float">
            <text:p>5.36873285617244E-05</text:p>
          </table:table-cell>
          <table:table-cell table:formula="of:=[.N93]*1000" office:value-type="float" office:value="0.0536873285617244" calcext:value-type="float">
            <text:p>0.0536873285617244</text:p>
          </table:table-cell>
          <table:table-cell table:formula="of:=[.O93]*[.E93]" office:value-type="float" office:value="16.6430718541346" calcext:value-type="float">
            <text:p>16.6430718541346</text:p>
          </table:table-cell>
          <table:table-cell table:number-columns-repeated="3"/>
        </table:table-row>
        <table:table-row table:style-name="ro1">
          <table:table-cell office:value-type="date" office:date-value="2021-06-20" calcext:value-type="date">
            <text:p>06/20/21</text:p>
          </table:table-cell>
          <table:table-cell office:value-type="float" office:value="47.3" calcext:value-type="float">
            <text:p>47.3</text:p>
          </table:table-cell>
          <table:table-cell table:formula="of:=[.B94]*60" office:value-type="float" office:value="2838" calcext:value-type="float">
            <text:p>2838</text:p>
          </table:table-cell>
          <table:table-cell office:value-type="float" office:value="31.75" calcext:value-type="float">
            <text:p>31.75</text:p>
          </table:table-cell>
          <table:table-cell office:value-type="float" office:value="336" calcext:value-type="float">
            <text:p>336</text:p>
          </table:table-cell>
          <table:table-cell office:value-type="float" office:value="44.7" calcext:value-type="float">
            <text:p>44.7</text:p>
          </table:table-cell>
          <table:table-cell office:value-type="float" office:value="30.74" calcext:value-type="float">
            <text:p>30.74</text:p>
          </table:table-cell>
          <table:table-cell office:value-type="float" office:value="344" calcext:value-type="float">
            <text:p>344</text:p>
          </table:table-cell>
          <table:table-cell table:style-name="ce5" office:value-type="float" office:value="342" calcext:value-type="float">
            <text:p>342</text:p>
          </table:table-cell>
          <table:table-cell table:style-name="ce5" office:value-type="float" office:value="913" calcext:value-type="float">
            <text:p>913</text:p>
          </table:table-cell>
          <table:table-cell table:style-name="ce5" office:value-type="float" office:value="841" calcext:value-type="float">
            <text:p>841</text:p>
          </table:table-cell>
          <table:table-cell table:formula="of:=[.D94]/[.B94]*60" office:value-type="float" office:value="40.2748414376321" calcext:value-type="float">
            <text:p>40.2748414376321</text:p>
          </table:table-cell>
          <table:table-cell table:formula="of:=[.D94]/[.C94]/[.E94]" office:value-type="float" office:value="0.0000332959998657673" calcext:value-type="float">
            <text:p>3.32959998657673E-05</text:p>
          </table:table-cell>
          <table:table-cell table:formula="of:=[.M94] * 1.60934" office:value-type="float" office:value="0.000053584584423974" calcext:value-type="float">
            <text:p>5.3584584423974E-05</text:p>
          </table:table-cell>
          <table:table-cell table:formula="of:=[.N94]*1000" office:value-type="float" office:value="0.053584584423974" calcext:value-type="float">
            <text:p>0.053584584423974</text:p>
          </table:table-cell>
          <table:table-cell table:formula="of:=[.O94]*[.E94]" office:value-type="float" office:value="18.0044203664553" calcext:value-type="float">
            <text:p>18.0044203664553</text:p>
          </table:table-cell>
          <table:table-cell table:number-columns-repeated="3"/>
        </table:table-row>
        <table:table-row table:style-name="ro1">
          <table:table-cell office:value-type="date" office:date-value="2021-06-21" calcext:value-type="date">
            <text:p>06/21/21</text:p>
          </table:table-cell>
          <table:table-cell office:value-type="float" office:value="47.7" calcext:value-type="float">
            <text:p>47.7</text:p>
          </table:table-cell>
          <table:table-cell table:formula="of:=[.B95]*60" office:value-type="float" office:value="2862" calcext:value-type="float">
            <text:p>2862</text:p>
          </table:table-cell>
          <table:table-cell office:value-type="float" office:value="29.64" calcext:value-type="float">
            <text:p>29.64</text:p>
          </table:table-cell>
          <table:table-cell office:value-type="float" office:value="322" calcext:value-type="float">
            <text:p>322</text:p>
          </table:table-cell>
          <table:table-cell office:value-type="float" office:value="43.9" calcext:value-type="float">
            <text:p>43.9</text:p>
          </table:table-cell>
          <table:table-cell office:value-type="float" office:value="28.93" calcext:value-type="float">
            <text:p>28.93</text:p>
          </table:table-cell>
          <table:table-cell office:value-type="float" office:value="329" calcext:value-type="float">
            <text:p>329</text:p>
          </table:table-cell>
          <table:table-cell table:style-name="ce5" office:value-type="float" office:value="323" calcext:value-type="float">
            <text:p>323</text:p>
          </table:table-cell>
          <table:table-cell table:style-name="ce5" office:value-type="float" office:value="871" calcext:value-type="float">
            <text:p>871</text:p>
          </table:table-cell>
          <table:table-cell table:style-name="ce5" office:value-type="float" office:value="797" calcext:value-type="float">
            <text:p>797</text:p>
          </table:table-cell>
          <table:table-cell table:formula="of:=[.D95]/[.B95]*60" office:value-type="float" office:value="37.2830188679245" calcext:value-type="float">
            <text:p>37.2830188679245</text:p>
          </table:table-cell>
          <table:table-cell table:formula="of:=[.D95]/[.C95]/[.E95]" office:value-type="float" office:value="0.0000321627146893759" calcext:value-type="float">
            <text:p>3.21627146893759E-05</text:p>
          </table:table-cell>
          <table:table-cell table:formula="of:=[.M95] * 1.60934" office:value-type="float" office:value="0.0000517607432582002" calcext:value-type="float">
            <text:p>0.0000517607432582002</text:p>
          </table:table-cell>
          <table:table-cell table:formula="of:=[.N95]*1000" office:value-type="float" office:value="0.0517607432582002" calcext:value-type="float">
            <text:p>0.0517607432582002</text:p>
          </table:table-cell>
          <table:table-cell table:formula="of:=[.O95]*[.E95]" office:value-type="float" office:value="16.6669593291405" calcext:value-type="float">
            <text:p>16.6669593291405</text:p>
          </table:table-cell>
          <table:table-cell table:number-columns-repeated="3"/>
        </table:table-row>
        <table:table-row table:style-name="ro1">
          <table:table-cell office:value-type="date" office:date-value="2021-06-22" calcext:value-type="date">
            <text:p>06/22/21</text:p>
          </table:table-cell>
          <table:table-cell office:value-type="float" office:value="32.8" calcext:value-type="float">
            <text:p>32.8</text:p>
          </table:table-cell>
          <table:table-cell table:formula="of:=[.B96]*60" office:value-type="float" office:value="1968" calcext:value-type="float">
            <text:p>1968</text:p>
          </table:table-cell>
          <table:table-cell office:value-type="float" office:value="21.76" calcext:value-type="float">
            <text:p>21.76</text:p>
          </table:table-cell>
          <table:table-cell office:value-type="float" office:value="333" calcext:value-type="float">
            <text:p>333</text:p>
          </table:table-cell>
          <table:table-cell office:value-type="float" office:value="30.3" calcext:value-type="float">
            <text:p>30.3</text:p>
          </table:table-cell>
          <table:table-cell office:value-type="float" office:value="20.96" calcext:value-type="float">
            <text:p>20.96</text:p>
          </table:table-cell>
          <table:table-cell office:value-type="float" office:value="346" calcext:value-type="float">
            <text:p>346</text:p>
          </table:table-cell>
          <table:table-cell table:style-name="ce5" office:value-type="float" office:value="348" calcext:value-type="float">
            <text:p>348</text:p>
          </table:table-cell>
          <table:table-cell table:style-name="ce5" office:value-type="float" office:value="618" calcext:value-type="float">
            <text:p>618</text:p>
          </table:table-cell>
          <table:table-cell table:style-name="ce5" office:value-type="float" office:value="570" calcext:value-type="float">
            <text:p>570</text:p>
          </table:table-cell>
          <table:table-cell table:formula="of:=[.D96]/[.B96]*60" office:value-type="float" office:value="39.8048780487805" calcext:value-type="float">
            <text:p>39.8048780487805</text:p>
          </table:table-cell>
          <table:table-cell table:formula="of:=[.D96]/[.C96]/[.E96]" office:value-type="float" office:value="0.00003320393564296" calcext:value-type="float">
            <text:p>3.320393564296E-05</text:p>
          </table:table-cell>
          <table:table-cell table:formula="of:=[.M96] * 1.60934" office:value-type="float" office:value="0.0000534364217876413" calcext:value-type="float">
            <text:p>5.34364217876413E-05</text:p>
          </table:table-cell>
          <table:table-cell table:formula="of:=[.N96]*1000" office:value-type="float" office:value="0.0534364217876413" calcext:value-type="float">
            <text:p>0.0534364217876413</text:p>
          </table:table-cell>
          <table:table-cell table:formula="of:=[.O96]*[.E96]" office:value-type="float" office:value="17.7943284552846" calcext:value-type="float">
            <text:p>17.7943284552846</text:p>
          </table:table-cell>
          <table:table-cell table:number-columns-repeated="3"/>
        </table:table-row>
        <table:table-row table:style-name="ro1">
          <table:table-cell office:value-type="date" office:date-value="2021-06-23" calcext:value-type="date">
            <text:p>06/23/21</text:p>
          </table:table-cell>
          <table:table-cell office:value-type="float" office:value="46.1" calcext:value-type="float">
            <text:p>46.1</text:p>
          </table:table-cell>
          <table:table-cell table:formula="of:=[.B97]*60" office:value-type="float" office:value="2766" calcext:value-type="float">
            <text:p>2766</text:p>
          </table:table-cell>
          <table:table-cell office:value-type="float" office:value="28.46" calcext:value-type="float">
            <text:p>28.46</text:p>
          </table:table-cell>
          <table:table-cell office:value-type="float" office:value="309" calcext:value-type="float">
            <text:p>309</text:p>
          </table:table-cell>
          <table:table-cell office:value-type="float" office:value="42.2" calcext:value-type="float">
            <text:p>42.2</text:p>
          </table:table-cell>
          <table:table-cell office:value-type="float" office:value="26.97" calcext:value-type="float">
            <text:p>26.97</text:p>
          </table:table-cell>
          <table:table-cell office:value-type="float" office:value="320" calcext:value-type="float">
            <text:p>320</text:p>
          </table:table-cell>
          <table:table-cell table:style-name="ce5" office:value-type="float" office:value="313" calcext:value-type="float">
            <text:p>313</text:p>
          </table:table-cell>
          <table:table-cell table:style-name="ce5" office:value-type="float" office:value="833" calcext:value-type="float">
            <text:p>833</text:p>
          </table:table-cell>
          <table:table-cell table:style-name="ce5" office:value-type="float" office:value="758" calcext:value-type="float">
            <text:p>758</text:p>
          </table:table-cell>
          <table:table-cell table:formula="of:=[.D97]/[.B97]*60" office:value-type="float" office:value="37.0412147505423" calcext:value-type="float">
            <text:p>37.0412147505423</text:p>
          </table:table-cell>
          <table:table-cell table:formula="of:=[.D97]/[.C97]/[.E97]" office:value-type="float" office:value="0.0000332984670537058" calcext:value-type="float">
            <text:p>3.32984670537058E-05</text:p>
          </table:table-cell>
          <table:table-cell table:formula="of:=[.M97] * 1.60934" office:value-type="float" office:value="0.0000535885549682109" calcext:value-type="float">
            <text:p>5.35885549682109E-05</text:p>
          </table:table-cell>
          <table:table-cell table:formula="of:=[.N97]*1000" office:value-type="float" office:value="0.0535885549682109" calcext:value-type="float">
            <text:p>0.0535885549682109</text:p>
          </table:table-cell>
          <table:table-cell table:formula="of:=[.O97]*[.E97]" office:value-type="float" office:value="16.5588634851772" calcext:value-type="float">
            <text:p>16.5588634851772</text:p>
          </table:table-cell>
          <table:table-cell table:number-columns-repeated="3"/>
        </table:table-row>
        <table:table-row table:style-name="ro1">
          <table:table-cell office:value-type="date" office:date-value="2021-06-24" calcext:value-type="date">
            <text:p>06/24/21</text:p>
          </table:table-cell>
          <table:table-cell office:value-type="float" office:value="34.7" calcext:value-type="float">
            <text:p>34.7</text:p>
          </table:table-cell>
          <table:table-cell table:formula="of:=[.B98]*60" office:value-type="float" office:value="2082" calcext:value-type="float">
            <text:p>2082</text:p>
          </table:table-cell>
          <table:table-cell office:value-type="float" office:value="22.05" calcext:value-type="float">
            <text:p>22.05</text:p>
          </table:table-cell>
          <table:table-cell office:value-type="float" office:value="325" calcext:value-type="float">
            <text:p>325</text:p>
          </table:table-cell>
          <table:table-cell office:value-type="float" office:value="31.3" calcext:value-type="float">
            <text:p>31.3</text:p>
          </table:table-cell>
          <table:table-cell office:value-type="float" office:value="20.65" calcext:value-type="float">
            <text:p>20.65</text:p>
          </table:table-cell>
          <table:table-cell office:value-type="float" office:value="337" calcext:value-type="float">
            <text:p>337</text:p>
          </table:table-cell>
          <table:table-cell table:style-name="ce5" office:value-type="float" office:value="344" calcext:value-type="float">
            <text:p>344</text:p>
          </table:table-cell>
          <table:table-cell table:style-name="ce5" office:value-type="float" office:value="613" calcext:value-type="float">
            <text:p>613</text:p>
          </table:table-cell>
          <table:table-cell table:style-name="ce5" office:value-type="float" office:value="565" calcext:value-type="float">
            <text:p>565</text:p>
          </table:table-cell>
          <table:table-cell table:formula="of:=[.D98]/[.B98]*60" office:value-type="float" office:value="38.1268011527378" calcext:value-type="float">
            <text:p>38.1268011527378</text:p>
          </table:table-cell>
          <table:table-cell table:formula="of:=[.D98]/[.C98]/[.E98]" office:value-type="float" office:value="0.0000325870095322545" calcext:value-type="float">
            <text:p>3.25870095322545E-05</text:p>
          </table:table-cell>
          <table:table-cell table:formula="of:=[.M98] * 1.60934" office:value-type="float" office:value="0.0000524435779206384" calcext:value-type="float">
            <text:p>5.24435779206384E-05</text:p>
          </table:table-cell>
          <table:table-cell table:formula="of:=[.N98]*1000" office:value-type="float" office:value="0.0524435779206384" calcext:value-type="float">
            <text:p>0.0524435779206384</text:p>
          </table:table-cell>
          <table:table-cell table:formula="of:=[.O98]*[.E98]" office:value-type="float" office:value="17.0441628242075" calcext:value-type="float">
            <text:p>17.0441628242075</text:p>
          </table:table-cell>
          <table:table-cell table:number-columns-repeated="3"/>
        </table:table-row>
        <table:table-row table:style-name="ro1">
          <table:table-cell office:value-type="date" office:date-value="2021-06-26" calcext:value-type="date">
            <text:p>06/26/21</text:p>
          </table:table-cell>
          <table:table-cell office:value-type="float" office:value="31.7" calcext:value-type="float">
            <text:p>31.7</text:p>
          </table:table-cell>
          <table:table-cell table:formula="of:=[.B99]*60" office:value-type="float" office:value="1902" calcext:value-type="float">
            <text:p>1902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31.7" calcext:value-type="float">
            <text:p>31.7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539" calcext:value-type="float">
            <text:p>539</text:p>
          </table:table-cell>
          <table:table-cell table:style-name="ce5" office:value-type="float" office:value="482" calcext:value-type="float">
            <text:p>482</text:p>
          </table:table-cell>
          <table:table-cell table:formula="of:=[.D99]/[.B99]*60" office:value-type="float" office:value="33.5583596214511" calcext:value-type="float">
            <text:p>33.5583596214511</text:p>
          </table:table-cell>
          <table:table-cell table:formula="of:=[.D99]/[.C99]/[.E99]" office:value-type="float" office:value="0.0000327079528474182" calcext:value-type="float">
            <text:p>3.27079528474182E-05</text:p>
          </table:table-cell>
          <table:table-cell table:formula="of:=[.M99] * 1.60934" office:value-type="float" office:value="0.0000526382168354641" calcext:value-type="float">
            <text:p>5.26382168354641E-05</text:p>
          </table:table-cell>
          <table:table-cell table:formula="of:=[.N99]*1000" office:value-type="float" office:value="0.0526382168354641" calcext:value-type="float">
            <text:p>0.0526382168354641</text:p>
          </table:table-cell>
          <table:table-cell table:formula="of:=[.O99]*[.E99]" office:value-type="float" office:value="15.0018917981073" calcext:value-type="float">
            <text:p>15.0018917981073</text:p>
          </table:table-cell>
          <table:table-cell table:number-columns-repeated="3"/>
        </table:table-row>
        <table:table-row table:style-name="ro1">
          <table:table-cell office:value-type="date" office:date-value="2021-06-27" calcext:value-type="date">
            <text:p>06/27/21</text:p>
          </table:table-cell>
          <table:table-cell office:value-type="float" office:value="51" calcext:value-type="float">
            <text:p>51</text:p>
          </table:table-cell>
          <table:table-cell table:formula="of:=[.B100]*60" office:value-type="float" office:value="3060" calcext:value-type="float">
            <text:p>3060</text:p>
          </table:table-cell>
          <table:table-cell office:value-type="float" office:value="31.74" calcext:value-type="float">
            <text:p>31.74</text:p>
          </table:table-cell>
          <table:table-cell office:value-type="float" office:value="311" calcext:value-type="float">
            <text:p>311</text:p>
          </table:table-cell>
          <table:table-cell office:value-type="float" office:value="45.6" calcext:value-type="float">
            <text:p>45.6</text:p>
          </table:table-cell>
          <table:table-cell office:value-type="float" office:value="29.75" calcext:value-type="float">
            <text:p>29.75</text:p>
          </table:table-cell>
          <table:table-cell office:value-type="float" office:value="326" calcext:value-type="float">
            <text:p>326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81" calcext:value-type="float">
            <text:p>881</text:p>
          </table:table-cell>
          <table:table-cell table:style-name="ce5" office:value-type="float" office:value="807" calcext:value-type="float">
            <text:p>807</text:p>
          </table:table-cell>
          <table:table-cell table:formula="of:=[.D100]/[.B100]*60" office:value-type="float" office:value="37.3411764705882" calcext:value-type="float">
            <text:p>37.3411764705882</text:p>
          </table:table-cell>
          <table:table-cell table:formula="of:=[.D100]/[.C100]/[.E100]" office:value-type="float" office:value="0.0000333522476514722" calcext:value-type="float">
            <text:p>3.33522476514722E-05</text:p>
          </table:table-cell>
          <table:table-cell table:formula="of:=[.M100] * 1.60934" office:value-type="float" office:value="0.0000536751062354202" calcext:value-type="float">
            <text:p>5.36751062354202E-05</text:p>
          </table:table-cell>
          <table:table-cell table:formula="of:=[.N100]*1000" office:value-type="float" office:value="0.0536751062354202" calcext:value-type="float">
            <text:p>0.0536751062354202</text:p>
          </table:table-cell>
          <table:table-cell table:formula="of:=[.O100]*[.E100]" office:value-type="float" office:value="16.6929580392157" calcext:value-type="float">
            <text:p>16.6929580392157</text:p>
          </table:table-cell>
          <table:table-cell table:number-columns-repeated="3"/>
        </table:table-row>
        <table:table-row table:style-name="ro1">
          <table:table-cell office:value-type="date" office:date-value="2021-06-28" calcext:value-type="date">
            <text:p>06/28/21</text:p>
          </table:table-cell>
          <table:table-cell office:value-type="float" office:value="44" calcext:value-type="float">
            <text:p>44</text:p>
          </table:table-cell>
          <table:table-cell table:formula="of:=[.B101]*60" office:value-type="float" office:value="2640" calcext:value-type="float">
            <text:p>2640</text:p>
          </table:table-cell>
          <table:table-cell office:value-type="float" office:value="26.97" calcext:value-type="float">
            <text:p>26.97</text:p>
          </table:table-cell>
          <table:table-cell office:value-type="float" office:value="307" calcext:value-type="float">
            <text:p>307</text:p>
          </table:table-cell>
          <table:table-cell office:value-type="float" office:value="43.5" calcext:value-type="float">
            <text:p>43.5</text:p>
          </table:table-cell>
          <table:table-cell office:value-type="float" office:value="26.77" calcext:value-type="float">
            <text:p>26.77</text:p>
          </table:table-cell>
          <table:table-cell office:value-type="float" office:value="308" calcext:value-type="float">
            <text:p>308</text:p>
          </table:table-cell>
          <table:table-cell table:style-name="ce5" office:value-type="float" office:value="304" calcext:value-type="float">
            <text:p>304</text:p>
          </table:table-cell>
          <table:table-cell table:style-name="ce5" office:value-type="float" office:value="816" calcext:value-type="float">
            <text:p>816</text:p>
          </table:table-cell>
          <table:table-cell office:value-type="float" office:value="740" calcext:value-type="float">
            <text:p>740</text:p>
          </table:table-cell>
          <table:table-cell table:formula="of:=[.D101]/[.B101]*60" office:value-type="float" office:value="36.7772727272727" calcext:value-type="float">
            <text:p>36.7772727272727</text:p>
          </table:table-cell>
          <table:table-cell table:formula="of:=[.D101]/[.C101]/[.E101]" office:value-type="float" office:value="0.0000332765768433521" calcext:value-type="float">
            <text:p>3.32765768433521E-05</text:p>
          </table:table-cell>
          <table:table-cell table:formula="of:=[.M101] * 1.60934" office:value-type="float" office:value="0.0000535533261770802" calcext:value-type="float">
            <text:p>5.35533261770802E-05</text:p>
          </table:table-cell>
          <table:table-cell table:formula="of:=[.N101]*1000" office:value-type="float" office:value="0.0535533261770802" calcext:value-type="float">
            <text:p>0.0535533261770802</text:p>
          </table:table-cell>
          <table:table-cell table:formula="of:=[.O101]*[.E101]" office:value-type="float" office:value="16.4408711363636" calcext:value-type="float">
            <text:p>16.4408711363636</text:p>
          </table:table-cell>
          <table:table-cell table:number-columns-repeated="3"/>
        </table:table-row>
        <table:table-row table:style-name="ro1">
          <table:table-cell office:value-type="date" office:date-value="2021-06-29" calcext:value-type="date">
            <text:p>06/29/21</text:p>
          </table:table-cell>
          <table:table-cell office:value-type="float" office:value="31.2" calcext:value-type="float">
            <text:p>31.2</text:p>
          </table:table-cell>
          <table:table-cell table:formula="of:=[.B102]*60" office:value-type="float" office:value="1872" calcext:value-type="float">
            <text:p>1872</text:p>
          </table:table-cell>
          <table:table-cell office:value-type="float" office:value="21.49" calcext:value-type="float">
            <text:p>21.49</text:p>
          </table:table-cell>
          <table:table-cell office:value-type="float" office:value="345" calcext:value-type="float">
            <text:p>345</text:p>
          </table:table-cell>
          <table:table-cell office:value-type="float" office:value="31.1" calcext:value-type="float">
            <text:p>31.1</text:p>
          </table:table-cell>
          <table:table-cell office:value-type="float" office:value="21.46" calcext:value-type="float">
            <text:p>21.46</text:p>
          </table:table-cell>
          <table:table-cell office:value-type="float" office:value="345" calcext:value-type="float">
            <text:p>345</text:p>
          </table:table-cell>
          <table:table-cell table:style-name="ce5" office:value-type="float" office:value="350" calcext:value-type="float">
            <text:p>350</text:p>
          </table:table-cell>
          <table:table-cell table:style-name="ce5" office:value-type="float" office:value="613" calcext:value-type="float">
            <text:p>613</text:p>
          </table:table-cell>
          <table:table-cell office:value-type="float" office:value="566" calcext:value-type="float">
            <text:p>566</text:p>
          </table:table-cell>
          <table:table-cell table:formula="of:=[.D102]/[.B102]*60" office:value-type="float" office:value="41.3269230769231" calcext:value-type="float">
            <text:p>41.3269230769231</text:p>
          </table:table-cell>
          <table:table-cell table:formula="of:=[.D102]/[.C102]/[.E102]" office:value-type="float" office:value="0.000033274495231017" calcext:value-type="float">
            <text:p>3.3274495231017E-05</text:p>
          </table:table-cell>
          <table:table-cell table:formula="of:=[.M102] * 1.60934" office:value-type="float" office:value="0.0000535499761550849" calcext:value-type="float">
            <text:p>5.35499761550849E-05</text:p>
          </table:table-cell>
          <table:table-cell table:formula="of:=[.N102]*1000" office:value-type="float" office:value="0.0535499761550849" calcext:value-type="float">
            <text:p>0.0535499761550849</text:p>
          </table:table-cell>
          <table:table-cell table:formula="of:=[.O102]*[.E102]" office:value-type="float" office:value="18.4747417735043" calcext:value-type="float">
            <text:p>18.4747417735043</text:p>
          </table:table-cell>
          <table:table-cell table:number-columns-repeated="3"/>
        </table:table-row>
        <table:table-row table:style-name="ro1">
          <table:table-cell office:value-type="date" office:date-value="2021-06-30" calcext:value-type="date">
            <text:p>06/30/21</text:p>
          </table:table-cell>
          <table:table-cell office:value-type="float" office:value="44.6" calcext:value-type="float">
            <text:p>44.6</text:p>
          </table:table-cell>
          <table:table-cell table:formula="of:=[.B103]*60" office:value-type="float" office:value="2676" calcext:value-type="float">
            <text:p>2676</text:p>
          </table:table-cell>
          <table:table-cell office:value-type="float" office:value="26.23" calcext:value-type="float">
            <text:p>26.23</text:p>
          </table:table-cell>
          <table:table-cell office:value-type="float" office:value="294" calcext:value-type="float">
            <text:p>294</text:p>
          </table:table-cell>
          <table:table-cell office:value-type="float" office:value="42.5" calcext:value-type="float">
            <text:p>42.5</text:p>
          </table:table-cell>
          <table:table-cell office:value-type="float" office:value="25.5" calcext:value-type="float">
            <text:p>25.5</text:p>
          </table:table-cell>
          <table:table-cell office:value-type="float" office:value="300" calcext:value-type="float">
            <text:p>300</text:p>
          </table:table-cell>
          <table:table-cell table:style-name="ce5" office:value-type="float" office:value="296" calcext:value-type="float">
            <text:p>296</text:p>
          </table:table-cell>
          <table:table-cell table:style-name="ce5" office:value-type="float" office:value="775" calcext:value-type="float">
            <text:p>775</text:p>
          </table:table-cell>
          <table:table-cell office:value-type="float" office:value="700" calcext:value-type="float">
            <text:p>700</text:p>
          </table:table-cell>
          <table:table-cell table:formula="of:=[.D103]/[.B103]*60" office:value-type="float" office:value="35.2869955156951" calcext:value-type="float">
            <text:p>35.2869955156951</text:p>
          </table:table-cell>
          <table:table-cell table:formula="of:=[.D103]/[.C103]/[.E103]" office:value-type="float" office:value="0.0000333399428530755" calcext:value-type="float">
            <text:p>3.33399428530755E-05</text:p>
          </table:table-cell>
          <table:table-cell table:formula="of:=[.M103] * 1.60934" office:value-type="float" office:value="0.0000536553036311685" calcext:value-type="float">
            <text:p>5.36553036311685E-05</text:p>
          </table:table-cell>
          <table:table-cell table:formula="of:=[.N103]*1000" office:value-type="float" office:value="0.0536553036311685" calcext:value-type="float">
            <text:p>0.0536553036311685</text:p>
          </table:table-cell>
          <table:table-cell table:formula="of:=[.O103]*[.E103]" office:value-type="float" office:value="15.7746592675635" calcext:value-type="float">
            <text:p>15.7746592675635</text:p>
          </table:table-cell>
          <table:table-cell table:number-columns-repeated="3"/>
        </table:table-row>
        <table:table-row table:style-name="ro1">
          <table:table-cell office:value-type="date" office:date-value="2021-07-01" calcext:value-type="date">
            <text:p>07/01/21</text:p>
          </table:table-cell>
          <table:table-cell office:value-type="float" office:value="34.2" calcext:value-type="float">
            <text:p>34.2</text:p>
          </table:table-cell>
          <table:table-cell table:formula="of:=[.B104]*60" office:value-type="float" office:value="2052" calcext:value-type="float">
            <text:p>2052</text:p>
          </table:table-cell>
          <table:table-cell office:value-type="float" office:value="23.61" calcext:value-type="float">
            <text:p>23.61</text:p>
          </table:table-cell>
          <table:table-cell office:value-type="float" office:value="346" calcext:value-type="float">
            <text:p>346</text:p>
          </table:table-cell>
          <table:table-cell office:value-type="float" office:value="31.8" calcext:value-type="float">
            <text:p>31.8</text:p>
          </table:table-cell>
          <table:table-cell office:value-type="float" office:value="22.66" calcext:value-type="float">
            <text:p>22.66</text:p>
          </table:table-cell>
          <table:table-cell office:value-type="float" office:value="357" calcext:value-type="float">
            <text:p>357</text:p>
          </table:table-cell>
          <table:table-cell table:style-name="ce5" office:value-type="float" office:value="357" calcext:value-type="float">
            <text:p>357</text:p>
          </table:table-cell>
          <table:table-cell table:style-name="ce5" office:value-type="float" office:value="633" calcext:value-type="float">
            <text:p>633</text:p>
          </table:table-cell>
          <table:table-cell office:value-type="float" office:value="586" calcext:value-type="float">
            <text:p>586</text:p>
          </table:table-cell>
          <table:table-cell table:formula="of:=[.D104]/[.B104]*60" office:value-type="float" office:value="41.4210526315789" calcext:value-type="float">
            <text:p>41.4210526315789</text:p>
          </table:table-cell>
          <table:table-cell table:formula="of:=[.D104]/[.C104]/[.E104]" office:value-type="float" office:value="0.0000332538958185444" calcext:value-type="float">
            <text:p>3.32538958185444E-05</text:p>
          </table:table-cell>
          <table:table-cell table:formula="of:=[.M104] * 1.60934" office:value-type="float" office:value="0.0000535168246966163" calcext:value-type="float">
            <text:p>5.35168246966163E-05</text:p>
          </table:table-cell>
          <table:table-cell table:formula="of:=[.N104]*1000" office:value-type="float" office:value="0.0535168246966163" calcext:value-type="float">
            <text:p>0.0535168246966163</text:p>
          </table:table-cell>
          <table:table-cell table:formula="of:=[.O104]*[.E104]" office:value-type="float" office:value="18.5168213450292" calcext:value-type="float">
            <text:p>18.5168213450292</text:p>
          </table:table-cell>
          <table:table-cell table:number-columns-repeated="3"/>
        </table:table-row>
        <table:table-row table:style-name="ro1">
          <table:table-cell office:value-type="date" office:date-value="2021-07-03" calcext:value-type="date">
            <text:p>07/03/21</text:p>
          </table:table-cell>
          <table:table-cell office:value-type="float" office:value="48.5" calcext:value-type="float">
            <text:p>48.5</text:p>
          </table:table-cell>
          <table:table-cell table:formula="of:=[.B105]*60" office:value-type="float" office:value="2910" calcext:value-type="float">
            <text:p>2910</text:p>
          </table:table-cell>
          <table:table-cell office:value-type="float" office:value="29.68" calcext:value-type="float">
            <text:p>29.6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 office:value-type="float" office:value="28.52" calcext:value-type="float">
            <text:p>28.52</text:p>
          </table:table-cell>
          <table:table-cell office:value-type="float" office:value="315" calcext:value-type="float">
            <text:p>315</text:p>
          </table:table-cell>
          <table:table-cell table:style-name="ce5" office:value-type="float" office:value="322" calcext:value-type="float">
            <text:p>322</text:p>
          </table:table-cell>
          <table:table-cell table:style-name="ce5"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105]/[.B105]*60" office:value-type="float" office:value="36.7175257731959" calcext:value-type="float">
            <text:p>36.7175257731959</text:p>
          </table:table-cell>
          <table:table-cell table:formula="of:=[.D105]/[.C105]/[.E105]" office:value-type="float" office:value="0.0000333310873031916" calcext:value-type="float">
            <text:p>3.33310873031916E-05</text:p>
          </table:table-cell>
          <table:table-cell table:formula="of:=[.M105] * 1.60934" office:value-type="float" office:value="0.0000536410520405184" calcext:value-type="float">
            <text:p>5.36410520405184E-05</text:p>
          </table:table-cell>
          <table:table-cell table:formula="of:=[.N105]*1000" office:value-type="float" office:value="0.0536410520405184" calcext:value-type="float">
            <text:p>0.0536410520405184</text:p>
          </table:table-cell>
          <table:table-cell table:formula="of:=[.O105]*[.E105]" office:value-type="float" office:value="16.4141619243986" calcext:value-type="float">
            <text:p>16.4141619243986</text:p>
          </table:table-cell>
          <table:table-cell table:number-columns-repeated="3"/>
        </table:table-row>
        <table:table-row table:style-name="ro1">
          <table:table-cell office:value-type="date" office:date-value="2021-07-04" calcext:value-type="date">
            <text:p>07/04/21</text:p>
          </table:table-cell>
          <table:table-cell office:value-type="float" office:value="47.4" calcext:value-type="float">
            <text:p>47.4</text:p>
          </table:table-cell>
          <table:table-cell table:formula="of:=[.B106]*60" office:value-type="float" office:value="2844" calcext:value-type="float">
            <text:p>2844</text:p>
          </table:table-cell>
          <table:table-cell office:value-type="float" office:value="30.25" calcext:value-type="float">
            <text:p>30.25</text:p>
          </table:table-cell>
          <table:table-cell office:value-type="float" office:value="319" calcext:value-type="float">
            <text:p>319</text:p>
          </table:table-cell>
          <table:table-cell office:value-type="float" office:value="46.2" calcext:value-type="float">
            <text:p>46.2</text:p>
          </table:table-cell>
          <table:table-cell office:value-type="float" office:value="29.85" calcext:value-type="float">
            <text:p>29.85</text:p>
          </table:table-cell>
          <table:table-cell office:value-type="float" office:value="323" calcext:value-type="float">
            <text:p>323</text:p>
          </table:table-cell>
          <table:table-cell table:style-name="ce5" office:value-type="float" office:value="329" calcext:value-type="float">
            <text:p>329</text:p>
          </table:table-cell>
          <table:table-cell table:style-name="ce5" office:value-type="float" office:value="884" calcext:value-type="float">
            <text:p>884</text:p>
          </table:table-cell>
          <table:table-cell office:value-type="float" office:value="810" calcext:value-type="float">
            <text:p>810</text:p>
          </table:table-cell>
          <table:table-cell table:formula="of:=[.D106]/[.B106]*60" office:value-type="float" office:value="38.2911392405063" calcext:value-type="float">
            <text:p>38.2911392405063</text:p>
          </table:table-cell>
          <table:table-cell table:formula="of:=[.D106]/[.C106]/[.E106]" office:value-type="float" office:value="0.0000333430331247878" calcext:value-type="float">
            <text:p>3.33430331247878E-05</text:p>
          </table:table-cell>
          <table:table-cell table:formula="of:=[.M106] * 1.60934" office:value-type="float" office:value="0.000053660276929046" calcext:value-type="float">
            <text:p>5.3660276929046E-05</text:p>
          </table:table-cell>
          <table:table-cell table:formula="of:=[.N106]*1000" office:value-type="float" office:value="0.053660276929046" calcext:value-type="float">
            <text:p>0.053660276929046</text:p>
          </table:table-cell>
          <table:table-cell table:formula="of:=[.O106]*[.E106]" office:value-type="float" office:value="17.1176283403657" calcext:value-type="float">
            <text:p>17.1176283403657</text:p>
          </table:table-cell>
          <table:table-cell table:number-columns-repeated="3"/>
        </table:table-row>
        <table:table-row table:style-name="ro1">
          <table:table-cell office:value-type="date" office:date-value="2021-07-05" calcext:value-type="date">
            <text:p>07/05/21</text:p>
          </table:table-cell>
          <table:table-cell office:value-type="float" office:value="44.5" calcext:value-type="float">
            <text:p>44.5</text:p>
          </table:table-cell>
          <table:table-cell table:formula="of:=[.B107]*60" office:value-type="float" office:value="2670" calcext:value-type="float">
            <text:p>2670</text:p>
          </table:table-cell>
          <table:table-cell office:value-type="float" office:value="29.05" calcext:value-type="float">
            <text:p>29.05</text:p>
          </table:table-cell>
          <table:table-cell office:value-type="float" office:value="327" calcext:value-type="float">
            <text:p>327</text:p>
          </table:table-cell>
          <table:table-cell office:value-type="float" office:value="41" calcext:value-type="float">
            <text:p>41</text:p>
          </table:table-cell>
          <table:table-cell office:value-type="float" office:value="27.72" calcext:value-type="float">
            <text:p>27.72</text:p>
          </table:table-cell>
          <table:table-cell office:value-type="float" office:value="339" calcext:value-type="float">
            <text:p>339</text:p>
          </table:table-cell>
          <table:table-cell table:style-name="ce5" office:value-type="float" office:value="335" calcext:value-type="float">
            <text:p>335</text:p>
          </table:table-cell>
          <table:table-cell table:style-name="ce5" office:value-type="float" office:value="828" calcext:value-type="float">
            <text:p>828</text:p>
          </table:table-cell>
          <table:table-cell office:value-type="float" office:value="760" calcext:value-type="float">
            <text:p>760</text:p>
          </table:table-cell>
          <table:table-cell table:formula="of:=[.D107]/[.B107]*60" office:value-type="float" office:value="39.1685393258427" calcext:value-type="float">
            <text:p>39.1685393258427</text:p>
          </table:table-cell>
          <table:table-cell table:formula="of:=[.D107]/[.C107]/[.E107]" office:value-type="float" office:value="0.0000332726293967403" calcext:value-type="float">
            <text:p>3.32726293967403E-05</text:p>
          </table:table-cell>
          <table:table-cell table:formula="of:=[.M107] * 1.60934" office:value-type="float" office:value="0.00005354697339335" calcext:value-type="float">
            <text:p>5.354697339335E-05</text:p>
          </table:table-cell>
          <table:table-cell table:formula="of:=[.N107]*1000" office:value-type="float" office:value="0.05354697339335" calcext:value-type="float">
            <text:p>0.05354697339335</text:p>
          </table:table-cell>
          <table:table-cell table:formula="of:=[.O107]*[.E107]" office:value-type="float" office:value="17.5098602996255" calcext:value-type="float">
            <text:p>17.5098602996255</text:p>
          </table:table-cell>
          <table:table-cell table:number-columns-repeated="3"/>
        </table:table-row>
        <table:table-row table:style-name="ro1">
          <table:table-cell office:value-type="date" office:date-value="2021-07-06" calcext:value-type="date">
            <text:p>07/06/21</text:p>
          </table:table-cell>
          <table:table-cell office:value-type="float" office:value="32.3" calcext:value-type="float">
            <text:p>32.3</text:p>
          </table:table-cell>
          <table:table-cell table:formula="of:=[.B108]*60" office:value-type="float" office:value="1938" calcext:value-type="float">
            <text:p>1938</text:p>
          </table:table-cell>
          <table:table-cell office:value-type="float" office:value="21.9" calcext:value-type="float">
            <text:p>21.9</text:p>
          </table:table-cell>
          <table:table-cell office:value-type="float" office:value="339" calcext:value-type="float">
            <text:p>339</text:p>
          </table:table-cell>
          <table:table-cell office:value-type="float" office:value="28.8" calcext:value-type="float">
            <text:p>28.8</text:p>
          </table:table-cell>
          <table:table-cell office:value-type="float" office:value="20.44" calcext:value-type="float">
            <text:p>20.44</text:p>
          </table:table-cell>
          <table:table-cell office:value-type="float" office:value="355" calcext:value-type="float">
            <text:p>355</text:p>
          </table:table-cell>
          <table:table-cell table:style-name="ce5" office:value-type="float" office:value="348" calcext:value-type="float">
            <text:p>348</text:p>
          </table:table-cell>
          <table:table-cell table:style-name="ce5" office:value-type="float" office:value="608" calcext:value-type="float">
            <text:p>608</text:p>
          </table:table-cell>
          <table:table-cell office:value-type="float" office:value="561" calcext:value-type="float">
            <text:p>561</text:p>
          </table:table-cell>
          <table:table-cell table:formula="of:=[.D108]/[.B108]*60" office:value-type="float" office:value="40.6811145510836" calcext:value-type="float">
            <text:p>40.6811145510836</text:p>
          </table:table-cell>
          <table:table-cell table:formula="of:=[.D108]/[.C108]/[.E108]" office:value-type="float" office:value="0.0000333342466003635" calcext:value-type="float">
            <text:p>3.33342466003635E-05</text:p>
          </table:table-cell>
          <table:table-cell table:formula="of:=[.M108] * 1.60934" office:value-type="float" office:value="0.000053646136423829" calcext:value-type="float">
            <text:p>5.3646136423829E-05</text:p>
          </table:table-cell>
          <table:table-cell table:formula="of:=[.N108]*1000" office:value-type="float" office:value="0.053646136423829" calcext:value-type="float">
            <text:p>0.053646136423829</text:p>
          </table:table-cell>
          <table:table-cell table:formula="of:=[.O108]*[.E108]" office:value-type="float" office:value="18.186040247678" calcext:value-type="float">
            <text:p>18.186040247678</text:p>
          </table:table-cell>
          <table:table-cell table:number-columns-repeated="3"/>
        </table:table-row>
        <table:table-row table:style-name="ro1">
          <table:table-cell office:value-type="date" office:date-value="2021-07-07" calcext:value-type="date">
            <text:p>07/07/21</text:p>
          </table:table-cell>
          <table:table-cell office:value-type="float" office:value="43.8" calcext:value-type="float">
            <text:p>43.8</text:p>
          </table:table-cell>
          <table:table-cell table:formula="of:=[.B109]*60" office:value-type="float" office:value="2628" calcext:value-type="float">
            <text:p>2628</text:p>
          </table:table-cell>
          <table:table-cell office:value-type="float" office:value="26.25" calcext:value-type="float">
            <text:p>26.25</text:p>
          </table:table-cell>
          <table:table-cell office:value-type="float" office:value="300" calcext:value-type="float">
            <text:p>300</text:p>
          </table:table-cell>
          <table:table-cell office:value-type="float" office:value="43" calcext:value-type="float">
            <text:p>43</text:p>
          </table:table-cell>
          <table:table-cell office:value-type="float" office:value="26.04" calcext:value-type="float">
            <text:p>26.04</text:p>
          </table:table-cell>
          <table:table-cell office:value-type="float" office:value="303" calcext:value-type="float">
            <text:p>303</text:p>
          </table:table-cell>
          <table:table-cell table:style-name="ce5" office:value-type="float" office:value="299" calcext:value-type="float">
            <text:p>299</text:p>
          </table:table-cell>
          <table:table-cell table:style-name="ce5" office:value-type="float" office:value="786" calcext:value-type="float">
            <text:p>786</text:p>
          </table:table-cell>
          <table:table-cell office:value-type="float" office:value="711" calcext:value-type="float">
            <text:p>711</text:p>
          </table:table-cell>
          <table:table-cell table:formula="of:=[.D109]/[.B109]*60" office:value-type="float" office:value="35.958904109589" calcext:value-type="float">
            <text:p>35.958904109589</text:p>
          </table:table-cell>
          <table:table-cell table:formula="of:=[.D109]/[.C109]/[.E109]" office:value-type="float" office:value="0.0000332952815829528" calcext:value-type="float">
            <text:p>3.32952815829528E-05</text:p>
          </table:table-cell>
          <table:table-cell table:formula="of:=[.M109] * 1.60934" office:value-type="float" office:value="0.0000535834284627093" calcext:value-type="float">
            <text:p>5.35834284627093E-05</text:p>
          </table:table-cell>
          <table:table-cell table:formula="of:=[.N109]*1000" office:value-type="float" office:value="0.0535834284627093" calcext:value-type="float">
            <text:p>0.0535834284627093</text:p>
          </table:table-cell>
          <table:table-cell table:formula="of:=[.O109]*[.E109]" office:value-type="float" office:value="16.0750285388128" calcext:value-type="float">
            <text:p>16.0750285388128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45.2" calcext:value-type="float">
            <text:p>45.2</text:p>
          </table:table-cell>
          <table:table-cell table:formula="of:=[.B110]*60" office:value-type="float" office:value="2712" calcext:value-type="float">
            <text:p>2712</text:p>
          </table:table-cell>
          <table:table-cell office:value-type="float" office:value="25.52" calcext:value-type="float">
            <text:p>25.52</text:p>
          </table:table-cell>
          <table:table-cell office:value-type="float" office:value="282" calcext:value-type="float">
            <text:p>282</text:p>
          </table:table-cell>
          <table:table-cell office:value-type="float" office:value="43.9" calcext:value-type="float">
            <text:p>43.9</text:p>
          </table:table-cell>
          <table:table-cell office:value-type="float" office:value="25" calcext:value-type="float">
            <text:p>25</text:p>
          </table:table-cell>
          <table:table-cell office:value-type="float" office:value="285" calcext:value-type="float">
            <text:p>285</text:p>
          </table:table-cell>
          <table:table-cell table:style-name="ce5" office:value-type="float" office:value="284" calcext:value-type="float">
            <text:p>284</text:p>
          </table:table-cell>
          <table:table-cell table:style-name="ce5" office:value-type="float" office:value="724" calcext:value-type="float">
            <text:p>724</text:p>
          </table:table-cell>
          <table:table-cell office:value-type="float" office:value="650" calcext:value-type="float">
            <text:p>650</text:p>
          </table:table-cell>
          <table:table-cell table:formula="of:=[.D110]/[.B110]*60" office:value-type="float" office:value="33.8761061946903" calcext:value-type="float">
            <text:p>33.8761061946903</text:p>
          </table:table-cell>
          <table:table-cell table:formula="of:=[.D110]/[.C110]/[.E110]" office:value-type="float" office:value="0.00003336889893094" calcext:value-type="float">
            <text:p>3.336889893094E-05</text:p>
          </table:table-cell>
          <table:table-cell table:formula="of:=[.M110] * 1.60934" office:value-type="float" office:value="0.0000537019038055189" calcext:value-type="float">
            <text:p>5.37019038055189E-05</text:p>
          </table:table-cell>
          <table:table-cell table:formula="of:=[.N110]*1000" office:value-type="float" office:value="0.0537019038055189" calcext:value-type="float">
            <text:p>0.0537019038055189</text:p>
          </table:table-cell>
          <table:table-cell table:formula="of:=[.O110]*[.E110]" office:value-type="float" office:value="15.1439368731563" calcext:value-type="float">
            <text:p>15.1439368731563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32.1" calcext:value-type="float">
            <text:p>32.1</text:p>
          </table:table-cell>
          <table:table-cell table:formula="of:=[.B111]*60" office:value-type="float" office:value="1926" calcext:value-type="float">
            <text:p>1926</text:p>
          </table:table-cell>
          <table:table-cell office:value-type="float" office:value="20.54" calcext:value-type="float">
            <text:p>20.54</text:p>
          </table:table-cell>
          <table:table-cell office:value-type="float" office:value="321" calcext:value-type="float">
            <text:p>321</text:p>
          </table:table-cell>
          <table:table-cell office:value-type="float" office:value="30.3" calcext:value-type="float">
            <text:p>30.3</text:p>
          </table:table-cell>
          <table:table-cell office:value-type="float" office:value="19.68" calcext:value-type="float">
            <text:p>19.68</text:p>
          </table:table-cell>
          <table:table-cell office:value-type="float" office:value="320" calcext:value-type="float">
            <text:p>320</text:p>
          </table:table-cell>
          <table:table-cell table:style-name="ce5" office:value-type="float" office:value="322" calcext:value-type="float">
            <text:p>322</text:p>
          </table:table-cell>
          <table:table-cell table:style-name="ce5"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11]/[.B111]*60" office:value-type="float" office:value="38.392523364486" calcext:value-type="float">
            <text:p>38.392523364486</text:p>
          </table:table-cell>
          <table:table-cell table:formula="of:=[.D111]/[.C111]/[.E111]" office:value-type="float" office:value="0.0000332230212569107" calcext:value-type="float">
            <text:p>3.32230212569107E-05</text:p>
          </table:table-cell>
          <table:table-cell table:formula="of:=[.M111] * 1.60934" office:value-type="float" office:value="0.0000534671370295966" calcext:value-type="float">
            <text:p>5.34671370295966E-05</text:p>
          </table:table-cell>
          <table:table-cell table:formula="of:=[.N111]*1000" office:value-type="float" office:value="0.0534671370295966" calcext:value-type="float">
            <text:p>0.0534671370295966</text:p>
          </table:table-cell>
          <table:table-cell table:formula="of:=[.O111]*[.E111]" office:value-type="float" office:value="17.1629509865005" calcext:value-type="float">
            <text:p>17.1629509865005</text:p>
          </table:table-cell>
          <table:table-cell table:number-columns-repeated="3"/>
        </table:table-row>
        <table:table-row table:style-name="ro1">
          <table:table-cell office:value-type="date" office:date-value="2021-07-10" calcext:value-type="date">
            <text:p>07/10/21</text:p>
          </table:table-cell>
          <table:table-cell office:value-type="float" office:value="46.7" calcext:value-type="float">
            <text:p>46.7</text:p>
          </table:table-cell>
          <table:table-cell table:formula="of:=[.B112]*60" office:value-type="float" office:value="2802" calcext:value-type="float">
            <text:p>2802</text:p>
          </table:table-cell>
          <table:table-cell office:value-type="float" office:value="27.42" calcext:value-type="float">
            <text:p>27.42</text:p>
          </table:table-cell>
          <table:table-cell office:value-type="float" office:value="294" calcext:value-type="float">
            <text:p>294</text:p>
          </table:table-cell>
          <table:table-cell office:value-type="float" office:value="43.4" calcext:value-type="float">
            <text:p>43.4</text:p>
          </table:table-cell>
          <table:table-cell office:value-type="float" office:value="26.32" calcext:value-type="float">
            <text:p>26.32</text:p>
          </table:table-cell>
          <table:table-cell office:value-type="float" office:value="303" calcext:value-type="float">
            <text:p>303</text:p>
          </table:table-cell>
          <table:table-cell table:style-name="ce5" office:value-type="float" office:value="286" calcext:value-type="float">
            <text:p>286</text:p>
          </table:table-cell>
          <table:table-cell table:style-name="ce5" office:value-type="float" office:value="779" calcext:value-type="float">
            <text:p>779</text:p>
          </table:table-cell>
          <table:table-cell office:value-type="float" office:value="700" calcext:value-type="float">
            <text:p>700</text:p>
          </table:table-cell>
          <table:table-cell table:formula="of:=[.D112]/[.B112]*60" office:value-type="float" office:value="35.2291220556745" calcext:value-type="float">
            <text:p>35.2291220556745</text:p>
          </table:table-cell>
          <table:table-cell table:formula="of:=[.D112]/[.C112]/[.E112]" office:value-type="float" office:value="0.0000332852627132223" calcext:value-type="float">
            <text:p>3.32852627132223E-05</text:p>
          </table:table-cell>
          <table:table-cell table:formula="of:=[.M112] * 1.60934" office:value-type="float" office:value="0.0000535673046948972" calcext:value-type="float">
            <text:p>5.35673046948972E-05</text:p>
          </table:table-cell>
          <table:table-cell table:formula="of:=[.N112]*1000" office:value-type="float" office:value="0.0535673046948972" calcext:value-type="float">
            <text:p>0.0535673046948972</text:p>
          </table:table-cell>
          <table:table-cell table:formula="of:=[.O112]*[.E112]" office:value-type="float" office:value="15.7487875802998" calcext:value-type="float">
            <text:p>15.7487875802998</text:p>
          </table:table-cell>
          <table:table-cell table:number-columns-repeated="3"/>
        </table:table-row>
        <table:table-row table:style-name="ro1">
          <table:table-cell office:value-type="date" office:date-value="2021-07-11" calcext:value-type="date">
            <text:p>07/11/21</text:p>
          </table:table-cell>
          <table:table-cell office:value-type="float" office:value="45.8" calcext:value-type="float">
            <text:p>45.8</text:p>
          </table:table-cell>
          <table:table-cell table:formula="of:=[.B113]*60" office:value-type="float" office:value="2748" calcext:value-type="float">
            <text:p>2748</text:p>
          </table:table-cell>
          <table:table-cell office:value-type="float" office:value="28.17" calcext:value-type="float">
            <text:p>28.17</text:p>
          </table:table-cell>
          <table:table-cell office:value-type="float" office:value="308" calcext:value-type="float">
            <text:p>308</text:p>
          </table:table-cell>
          <table:table-cell office:value-type="float" office:value="43" calcext:value-type="float">
            <text:p>43</text:p>
          </table:table-cell>
          <table:table-cell office:value-type="float" office:value="27.34" calcext:value-type="float">
            <text:p>27.34</text:p>
          </table:table-cell>
          <table:table-cell office:value-type="float" office:value="318" calcext:value-type="float">
            <text:p>318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821" calcext:value-type="float">
            <text:p>821</text:p>
          </table:table-cell>
          <table:table-cell office:value-type="float" office:value="748" calcext:value-type="float">
            <text:p>748</text:p>
          </table:table-cell>
          <table:table-cell table:formula="of:=[.D113]/[.B113]*60" office:value-type="float" office:value="36.9039301310044" calcext:value-type="float">
            <text:p>36.9039301310044</text:p>
          </table:table-cell>
          <table:table-cell table:formula="of:=[.D113]/[.C113]/[.E113]" office:value-type="float" office:value="0.0000332827652696648" calcext:value-type="float">
            <text:p>3.32827652696648E-05</text:p>
          </table:table-cell>
          <table:table-cell table:formula="of:=[.M113] * 1.60934" office:value-type="float" office:value="0.0000535632854590824" calcext:value-type="float">
            <text:p>5.35632854590824E-05</text:p>
          </table:table-cell>
          <table:table-cell table:formula="of:=[.N113]*1000" office:value-type="float" office:value="0.0535632854590824" calcext:value-type="float">
            <text:p>0.0535632854590824</text:p>
          </table:table-cell>
          <table:table-cell table:formula="of:=[.O113]*[.E113]" office:value-type="float" office:value="16.4974919213974" calcext:value-type="float">
            <text:p>16.4974919213974</text:p>
          </table:table-cell>
          <table:table-cell table:number-columns-repeated="3"/>
        </table:table-row>
        <table:table-row table:style-name="ro1">
          <table:table-cell office:value-type="date" office:date-value="2021-07-12" calcext:value-type="date">
            <text:p>07/12/21</text:p>
          </table:table-cell>
          <table:table-cell office:value-type="float" office:value="45.7" calcext:value-type="float">
            <text:p>45.7</text:p>
          </table:table-cell>
          <table:table-cell table:formula="of:=[.B114]*60" office:value-type="float" office:value="2742" calcext:value-type="float">
            <text:p>2742</text:p>
          </table:table-cell>
          <table:table-cell office:value-type="float" office:value="32.01" calcext:value-type="float">
            <text:p>32.01</text:p>
          </table:table-cell>
          <table:table-cell office:value-type="float" office:value="351" calcext:value-type="float">
            <text:p>351</text:p>
          </table:table-cell>
          <table:table-cell office:value-type="float" office:value="41.8" calcext:value-type="float">
            <text:p>41.8</text:p>
          </table:table-cell>
          <table:table-cell office:value-type="float" office:value="30.33" calcext:value-type="float">
            <text:p>30.33</text:p>
          </table:table-cell>
          <table:table-cell office:value-type="float" office:value="363" calcext:value-type="float">
            <text:p>363</text:p>
          </table:table-cell>
          <table:table-cell table:style-name="ce5" office:value-type="float" office:value="359" calcext:value-type="float">
            <text:p>359</text:p>
          </table:table-cell>
          <table:table-cell table:style-name="ce5" office:value-type="float" office:value="899" calcext:value-type="float">
            <text:p>899</text:p>
          </table:table-cell>
          <table:table-cell office:value-type="float" office:value="833" calcext:value-type="float">
            <text:p>833</text:p>
          </table:table-cell>
          <table:table-cell table:formula="of:=[.D114]/[.B114]*60" office:value-type="float" office:value="42.0262582056893" calcext:value-type="float">
            <text:p>42.0262582056893</text:p>
          </table:table-cell>
          <table:table-cell table:formula="of:=[.D114]/[.C114]/[.E114]" office:value-type="float" office:value="0.000033259147044705" calcext:value-type="float">
            <text:p>3.3259147044705E-05</text:p>
          </table:table-cell>
          <table:table-cell table:formula="of:=[.M114] * 1.60934" office:value-type="float" office:value="0.0000535252757049256" calcext:value-type="float">
            <text:p>5.35252757049256E-05</text:p>
          </table:table-cell>
          <table:table-cell table:formula="of:=[.N114]*1000" office:value-type="float" office:value="0.0535252757049256" calcext:value-type="float">
            <text:p>0.0535252757049256</text:p>
          </table:table-cell>
          <table:table-cell table:formula="of:=[.O114]*[.E114]" office:value-type="float" office:value="18.7873717724289" calcext:value-type="float">
            <text:p>18.7873717724289</text:p>
          </table:table-cell>
          <table:table-cell table:number-columns-repeated="3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float" office:value="34.1" calcext:value-type="float">
            <text:p>34.1</text:p>
          </table:table-cell>
          <table:table-cell table:formula="of:=[.B115]*60" office:value-type="float" office:value="2046" calcext:value-type="float">
            <text:p>2046</text:p>
          </table:table-cell>
          <table:table-cell office:value-type="float" office:value="22.35" calcext:value-type="float">
            <text:p>22.35</text:p>
          </table:table-cell>
          <table:table-cell office:value-type="float" office:value="330" calcext:value-type="float">
            <text:p>330</text:p>
          </table:table-cell>
          <table:table-cell office:value-type="float" office:value="30.7" calcext:value-type="float">
            <text:p>30.7</text:p>
          </table:table-cell>
          <table:table-cell office:value-type="float" office:value="20.94" calcext:value-type="float">
            <text:p>20.94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49" calcext:value-type="float">
            <text:p>349</text:p>
          </table:table-cell>
          <table:table-cell table:style-name="ce5" office:value-type="float" office:value="619" calcext:value-type="float">
            <text:p>619</text:p>
          </table:table-cell>
          <table:table-cell office:value-type="float" office:value="572" calcext:value-type="float">
            <text:p>572</text:p>
          </table:table-cell>
          <table:table-cell table:formula="of:=[.D115]/[.B115]*60" office:value-type="float" office:value="39.3255131964809" calcext:value-type="float">
            <text:p>39.3255131964809</text:p>
          </table:table-cell>
          <table:table-cell table:formula="of:=[.D115]/[.C115]/[.E115]" office:value-type="float" office:value="0.0000331022838354217" calcext:value-type="float">
            <text:p>3.31022838354217E-05</text:p>
          </table:table-cell>
          <table:table-cell table:formula="of:=[.M115] * 1.60934" office:value-type="float" office:value="0.0000532728294676975" calcext:value-type="float">
            <text:p>5.32728294676975E-05</text:p>
          </table:table-cell>
          <table:table-cell table:formula="of:=[.N115]*1000" office:value-type="float" office:value="0.0532728294676975" calcext:value-type="float">
            <text:p>0.0532728294676975</text:p>
          </table:table-cell>
          <table:table-cell table:formula="of:=[.O115]*[.E115]" office:value-type="float" office:value="17.5800337243402" calcext:value-type="float">
            <text:p>17.5800337243402</text:p>
          </table:table-cell>
          <table:table-cell table:number-columns-repeated="3"/>
        </table:table-row>
        <table:table-row table:style-name="ro1">
          <table:table-cell office:value-type="date" office:date-value="2021-07-14" calcext:value-type="date">
            <text:p>07/14/21</text:p>
          </table:table-cell>
          <table:table-cell office:value-type="float" office:value="44.8" calcext:value-type="float">
            <text:p>44.8</text:p>
          </table:table-cell>
          <table:table-cell table:formula="of:=[.B116]*60" office:value-type="float" office:value="2688" calcext:value-type="float">
            <text:p>2688</text:p>
          </table:table-cell>
          <table:table-cell office:value-type="float" office:value="31.46" calcext:value-type="float">
            <text:p>31.46</text:p>
          </table:table-cell>
          <table:table-cell office:value-type="float" office:value="351" calcext:value-type="float">
            <text:p>351</text:p>
          </table:table-cell>
          <table:table-cell office:value-type="float" office:value="40.5" calcext:value-type="float">
            <text:p>40.5</text:p>
          </table:table-cell>
          <table:table-cell office:value-type="float" office:value="29.4" calcext:value-type="float">
            <text:p>29.4</text:p>
          </table:table-cell>
          <table:table-cell office:value-type="float" office:value="364" calcext:value-type="float">
            <text:p>364</text:p>
          </table:table-cell>
          <table:table-cell table:style-name="ce5" office:value-type="float" office:value="358" calcext:value-type="float">
            <text:p>358</text:p>
          </table:table-cell>
          <table:table-cell table:style-name="ce5" office:value-type="float" office:value="873" calcext:value-type="float">
            <text:p>873</text:p>
          </table:table-cell>
          <table:table-cell office:value-type="float" office:value="808" calcext:value-type="float">
            <text:p>808</text:p>
          </table:table-cell>
          <table:table-cell table:formula="of:=[.D116]/[.B116]*60" office:value-type="float" office:value="42.1339285714286" calcext:value-type="float">
            <text:p>42.1339285714286</text:p>
          </table:table-cell>
          <table:table-cell table:formula="of:=[.D116]/[.C116]/[.E116]" office:value-type="float" office:value="0.0000333443562610229" calcext:value-type="float">
            <text:p>3.33443562610229E-05</text:p>
          </table:table-cell>
          <table:table-cell table:formula="of:=[.M116] * 1.60934" office:value-type="float" office:value="0.0000536624063051146" calcext:value-type="float">
            <text:p>5.36624063051146E-05</text:p>
          </table:table-cell>
          <table:table-cell table:formula="of:=[.N116]*1000" office:value-type="float" office:value="0.0536624063051146" calcext:value-type="float">
            <text:p>0.0536624063051146</text:p>
          </table:table-cell>
          <table:table-cell table:formula="of:=[.O116]*[.E116]" office:value-type="float" office:value="18.8355046130952" calcext:value-type="float">
            <text:p>18.8355046130952</text:p>
          </table:table-cell>
          <table:table-cell table:number-columns-repeated="3"/>
        </table:table-row>
        <table:table-row table:style-name="ro1">
          <table:table-cell office:value-type="date" office:date-value="2021-07-15" calcext:value-type="date">
            <text:p>07/15/21</text:p>
          </table:table-cell>
          <table:table-cell office:value-type="float" office:value="37.7" calcext:value-type="float">
            <text:p>37.7</text:p>
          </table:table-cell>
          <table:table-cell table:formula="of:=[.B117]*60" office:value-type="float" office:value="2262" calcext:value-type="float">
            <text:p>2262</text:p>
          </table:table-cell>
          <table:table-cell office:value-type="float" office:value="25.03" calcext:value-type="float">
            <text:p>25.03</text:p>
          </table:table-cell>
          <table:table-cell office:value-type="float" office:value="333" calcext:value-type="float">
            <text:p>333</text:p>
          </table:table-cell>
          <table:table-cell office:value-type="float" office:value="31.5" calcext:value-type="float">
            <text:p>31.5</text:p>
          </table:table-cell>
          <table:table-cell office:value-type="float" office:value="22.55" calcext:value-type="float">
            <text:p>22.55</text:p>
          </table:table-cell>
          <table:table-cell office:value-type="float" office:value="359" calcext:value-type="float">
            <text:p>359</text:p>
          </table:table-cell>
          <table:table-cell table:style-name="ce5" office:value-type="float" office:value="361" calcext:value-type="float">
            <text:p>361</text:p>
          </table:table-cell>
          <table:table-cell table:style-name="ce5" office:value-type="float" office:value="639" calcext:value-type="float">
            <text:p>639</text:p>
          </table:table-cell>
          <table:table-cell office:value-type="float" office:value="592" calcext:value-type="float">
            <text:p>592</text:p>
          </table:table-cell>
          <table:table-cell table:formula="of:=[.D117]/[.B117]*60" office:value-type="float" office:value="39.8355437665783" calcext:value-type="float">
            <text:p>39.8355437665783</text:p>
          </table:table-cell>
          <table:table-cell table:formula="of:=[.D117]/[.C117]/[.E117]" office:value-type="float" office:value="0.0000332295159881367" calcext:value-type="float">
            <text:p>3.32295159881367E-05</text:p>
          </table:table-cell>
          <table:table-cell table:formula="of:=[.M117] * 1.60934" office:value-type="float" office:value="0.0000534775892603479" calcext:value-type="float">
            <text:p>5.34775892603479E-05</text:p>
          </table:table-cell>
          <table:table-cell table:formula="of:=[.N117]*1000" office:value-type="float" office:value="0.0534775892603479" calcext:value-type="float">
            <text:p>0.0534775892603479</text:p>
          </table:table-cell>
          <table:table-cell table:formula="of:=[.O117]*[.E117]" office:value-type="float" office:value="17.8080372236958" calcext:value-type="float">
            <text:p>17.8080372236958</text:p>
          </table:table-cell>
          <table:table-cell table:number-columns-repeated="3"/>
        </table:table-row>
        <table:table-row table:style-name="ro1">
          <table:table-cell office:value-type="date" office:date-value="2021-07-17" calcext:value-type="date">
            <text:p>07/17/21</text:p>
          </table:table-cell>
          <table:table-cell office:value-type="float" office:value="50.3" calcext:value-type="float">
            <text:p>50.3</text:p>
          </table:table-cell>
          <table:table-cell table:formula="of:=[.B118]*60" office:value-type="float" office:value="3018" calcext:value-type="float">
            <text:p>3018</text:p>
          </table:table-cell>
          <table:table-cell office:value-type="float" office:value="34.3" calcext:value-type="float">
            <text:p>34.3</text:p>
          </table:table-cell>
          <table:table-cell office:value-type="float" office:value="341" calcext:value-type="float">
            <text:p>341</text:p>
          </table:table-cell>
          <table:table-cell office:value-type="float" office:value="44.8" calcext:value-type="float">
            <text:p>44.8</text:p>
          </table:table-cell>
          <table:table-cell office:value-type="float" office:value="31.65" calcext:value-type="float">
            <text:p>31.65</text:p>
          </table:table-cell>
          <table:table-cell office:value-type="float" office:value="353" calcext:value-type="float">
            <text:p>353</text:p>
          </table:table-cell>
          <table:table-cell table:style-name="ce5" office:value-type="float" office:value="354" calcext:value-type="float">
            <text:p>354</text:p>
          </table:table-cell>
          <table:table-cell table:style-name="ce5" office:value-type="float" office:value="942" calcext:value-type="float">
            <text:p>942</text:p>
          </table:table-cell>
          <table:table-cell office:value-type="float" office:value="871" calcext:value-type="float">
            <text:p>871</text:p>
          </table:table-cell>
          <table:table-cell table:formula="of:=[.D118]/[.B118]*60" office:value-type="float" office:value="40.9145129224652" calcext:value-type="float">
            <text:p>40.9145129224652</text:p>
          </table:table-cell>
          <table:table-cell table:formula="of:=[.D118]/[.C118]/[.E118]" office:value-type="float" office:value="0.000033328863573204" calcext:value-type="float">
            <text:p>3.3328863573204E-05</text:p>
          </table:table-cell>
          <table:table-cell table:formula="of:=[.M118] * 1.60934" office:value-type="float" office:value="0.0000536374733029001" calcext:value-type="float">
            <text:p>0.0000536374733029001</text:p>
          </table:table-cell>
          <table:table-cell table:formula="of:=[.N118]*1000" office:value-type="float" office:value="0.0536374733029001" calcext:value-type="float">
            <text:p>0.0536374733029001</text:p>
          </table:table-cell>
          <table:table-cell table:formula="of:=[.O118]*[.E118]" office:value-type="float" office:value="18.2903783962889" calcext:value-type="float">
            <text:p>18.2903783962889</text:p>
          </table:table-cell>
          <table:table-cell table:number-columns-repeated="3"/>
        </table:table-row>
        <table:table-row table:style-name="ro1">
          <table:table-cell office:value-type="date" office:date-value="2021-07-18" calcext:value-type="date">
            <text:p>07/18/21</text:p>
          </table:table-cell>
          <table:table-cell office:value-type="float" office:value="51.4" calcext:value-type="float">
            <text:p>51.4</text:p>
          </table:table-cell>
          <table:table-cell table:formula="of:=[.B119]*60" office:value-type="float" office:value="3084" calcext:value-type="float">
            <text:p>3084</text:p>
          </table:table-cell>
          <table:table-cell office:value-type="float" office:value="32.71" calcext:value-type="float">
            <text:p>32.71</text:p>
          </table:table-cell>
          <table:table-cell office:value-type="float" office:value="318" calcext:value-type="float">
            <text:p>318</text:p>
          </table:table-cell>
          <table:table-cell office:value-type="float" office:value="47.5" calcext:value-type="float">
            <text:p>47.5</text:p>
          </table:table-cell>
          <table:table-cell office:value-type="float" office:value="31.21" calcext:value-type="float">
            <text:p>31.21</text:p>
          </table:table-cell>
          <table:table-cell office:value-type="float" office:value="328" calcext:value-type="float">
            <text:p>328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119]/[.B119]*60" office:value-type="float" office:value="38.1828793774319" calcext:value-type="float">
            <text:p>38.1828793774319</text:p>
          </table:table-cell>
          <table:table-cell table:formula="of:=[.D119]/[.C119]/[.E119]" office:value-type="float" office:value="0.0000333533188132704" calcext:value-type="float">
            <text:p>3.33533188132704E-05</text:p>
          </table:table-cell>
          <table:table-cell table:formula="of:=[.M119] * 1.60934" office:value-type="float" office:value="0.0000536768300989485" calcext:value-type="float">
            <text:p>5.36768300989485E-05</text:p>
          </table:table-cell>
          <table:table-cell table:formula="of:=[.N119]*1000" office:value-type="float" office:value="0.0536768300989485" calcext:value-type="float">
            <text:p>0.0536768300989485</text:p>
          </table:table-cell>
          <table:table-cell table:formula="of:=[.O119]*[.E119]" office:value-type="float" office:value="17.0692319714656" calcext:value-type="float">
            <text:p>17.0692319714656</text:p>
          </table:table-cell>
          <table:table-cell table:number-columns-repeated="3"/>
        </table:table-row>
        <table:table-row table:style-name="ro1">
          <table:table-cell office:value-type="date" office:date-value="2021-07-19" calcext:value-type="date">
            <text:p>07/19/21</text:p>
          </table:table-cell>
          <table:table-cell office:value-type="float" office:value="51.5" calcext:value-type="float">
            <text:p>51.5</text:p>
          </table:table-cell>
          <table:table-cell table:formula="of:=[.B120]*60" office:value-type="float" office:value="3090" calcext:value-type="float">
            <text:p>3090</text:p>
          </table:table-cell>
          <table:table-cell office:value-type="float" office:value="33.86" calcext:value-type="float">
            <text:p>33.86</text:p>
          </table:table-cell>
          <table:table-cell office:value-type="float" office:value="329" calcext:value-type="float">
            <text:p>329</text:p>
          </table:table-cell>
          <table:table-cell office:value-type="float" office:value="44.7" calcext:value-type="float">
            <text:p>44.7</text:p>
          </table:table-cell>
          <table:table-cell office:value-type="float" office:value="31.78" calcext:value-type="float">
            <text:p>31.78</text:p>
          </table:table-cell>
          <table:table-cell office:value-type="float" office:value="356" calcext:value-type="float">
            <text:p>356</text:p>
          </table:table-cell>
          <table:table-cell table:style-name="ce5" office:value-type="float" office:value="354" calcext:value-type="float">
            <text:p>354</text:p>
          </table:table-cell>
          <table:table-cell table:style-name="ce5" office:value-type="float" office:value="942" calcext:value-type="float">
            <text:p>942</text:p>
          </table:table-cell>
          <table:table-cell office:value-type="float" office:value="872" calcext:value-type="float">
            <text:p>872</text:p>
          </table:table-cell>
          <table:table-cell table:formula="of:=[.D120]/[.B120]*60" office:value-type="float" office:value="39.4485436893204" calcext:value-type="float">
            <text:p>39.4485436893204</text:p>
          </table:table-cell>
          <table:table-cell table:formula="of:=[.D120]/[.C120]/[.E120]" office:value-type="float" office:value="0.0000333067744759544" calcext:value-type="float">
            <text:p>3.33067744759544E-05</text:p>
          </table:table-cell>
          <table:table-cell table:formula="of:=[.M120] * 1.60934" office:value-type="float" office:value="0.0000536019244351324" calcext:value-type="float">
            <text:p>5.36019244351324E-05</text:p>
          </table:table-cell>
          <table:table-cell table:formula="of:=[.N120]*1000" office:value-type="float" office:value="0.0536019244351324" calcext:value-type="float">
            <text:p>0.0536019244351324</text:p>
          </table:table-cell>
          <table:table-cell table:formula="of:=[.O120]*[.E120]" office:value-type="float" office:value="17.6350331391586" calcext:value-type="float">
            <text:p>17.6350331391586</text:p>
          </table:table-cell>
          <table:table-cell table:number-columns-repeated="3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float" office:value="36.7" calcext:value-type="float">
            <text:p>36.7</text:p>
          </table:table-cell>
          <table:table-cell table:formula="of:=[.B121]*60" office:value-type="float" office:value="2202" calcext:value-type="float">
            <text:p>2202</text:p>
          </table:table-cell>
          <table:table-cell office:value-type="float" office:value="24.19" calcext:value-type="float">
            <text:p>24.19</text:p>
          </table:table-cell>
          <table:table-cell office:value-type="float" office:value="330" calcext:value-type="float">
            <text:p>330</text:p>
          </table:table-cell>
          <table:table-cell office:value-type="float" office:value="31.3" calcext:value-type="float">
            <text:p>31.3</text:p>
          </table:table-cell>
          <table:table-cell office:value-type="float" office:value="22.14" calcext:value-type="float">
            <text:p>22.14</text:p>
          </table:table-cell>
          <table:table-cell office:value-type="float" office:value="354" calcext:value-type="float">
            <text:p>354</text:p>
          </table:table-cell>
          <table:table-cell table:style-name="ce5" office:value-type="float" office:value="355" calcext:value-type="float">
            <text:p>355</text:p>
          </table:table-cell>
          <table:table-cell table:style-name="ce5" office:value-type="float" office:value="629" calcext:value-type="float">
            <text:p>629</text:p>
          </table:table-cell>
          <table:table-cell office:value-type="float" office:value="582" calcext:value-type="float">
            <text:p>582</text:p>
          </table:table-cell>
          <table:table-cell table:formula="of:=[.D121]/[.B121]*60" office:value-type="float" office:value="39.5476839237057" calcext:value-type="float">
            <text:p>39.5476839237057</text:p>
          </table:table-cell>
          <table:table-cell table:formula="of:=[.D121]/[.C121]/[.E121]" office:value-type="float" office:value="0.0000332892962320755" calcext:value-type="float">
            <text:p>3.32892962320755E-05</text:p>
          </table:table-cell>
          <table:table-cell table:formula="of:=[.M121] * 1.60934" office:value-type="float" office:value="0.0000535737959981284" calcext:value-type="float">
            <text:p>5.35737959981284E-05</text:p>
          </table:table-cell>
          <table:table-cell table:formula="of:=[.N121]*1000" office:value-type="float" office:value="0.0535737959981284" calcext:value-type="float">
            <text:p>0.0535737959981284</text:p>
          </table:table-cell>
          <table:table-cell table:formula="of:=[.O121]*[.E121]" office:value-type="float" office:value="17.6793526793824" calcext:value-type="float">
            <text:p>17.6793526793824</text:p>
          </table:table-cell>
          <table:table-cell table:number-columns-repeated="3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float" office:value="66.1" calcext:value-type="float">
            <text:p>66.1</text:p>
          </table:table-cell>
          <table:table-cell table:formula="of:=[.B122]*60" office:value-type="float" office:value="3966" calcext:value-type="float">
            <text:p>3966</text:p>
          </table:table-cell>
          <table:table-cell office:value-type="float" office:value="43.88" calcext:value-type="float">
            <text:p>43.88</text:p>
          </table:table-cell>
          <table:table-cell office:value-type="float" office:value="332" calcext:value-type="float">
            <text:p>332</text:p>
          </table:table-cell>
          <table:table-cell office:value-type="float" office:value="61.9" calcext:value-type="float">
            <text:p>61.9</text:p>
          </table:table-cell>
          <table:table-cell office:value-type="float" office:value="42.36" calcext:value-type="float">
            <text:p>42.36</text:p>
          </table:table-cell>
          <table:table-cell office:value-type="float" office:value="342" calcext:value-type="float">
            <text:p>342</text:p>
          </table:table-cell>
          <table:table-cell table:style-name="ce5" office:value-type="float" office:value="344" calcext:value-type="float">
            <text:p>344</text:p>
          </table:table-cell>
          <table:table-cell table:style-name="ce5" office:value-type="float" office:value="1224" calcext:value-type="float">
            <text:p>1224</text:p>
          </table:table-cell>
          <table:table-cell office:value-type="float" office:value="1128" calcext:value-type="float">
            <text:p>1128</text:p>
          </table:table-cell>
          <table:table-cell table:formula="of:=[.D122]/[.B122]*60" office:value-type="float" office:value="39.8305597579425" calcext:value-type="float">
            <text:p>39.8305597579425</text:p>
          </table:table-cell>
          <table:table-cell table:formula="of:=[.D122]/[.C122]/[.E122]" office:value-type="float" office:value="0.0000333254348711032" calcext:value-type="float">
            <text:p>3.33254348711032E-05</text:p>
          </table:table-cell>
          <table:table-cell table:formula="of:=[.M122] * 1.60934" office:value-type="float" office:value="0.0000536319553554612" calcext:value-type="float">
            <text:p>5.36319553554612E-05</text:p>
          </table:table-cell>
          <table:table-cell table:formula="of:=[.N122]*1000" office:value-type="float" office:value="0.0536319553554612" calcext:value-type="float">
            <text:p>0.0536319553554612</text:p>
          </table:table-cell>
          <table:table-cell table:formula="of:=[.O122]*[.E122]" office:value-type="float" office:value="17.8058091780131" calcext:value-type="float">
            <text:p>17.8058091780131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45.9" calcext:value-type="float">
            <text:p>45.9</text:p>
          </table:table-cell>
          <table:table-cell table:formula="of:=[.B123]*60" office:value-type="float" office:value="2754" calcext:value-type="float">
            <text:p>2754</text:p>
          </table:table-cell>
          <table:table-cell office:value-type="float" office:value="26.79" calcext:value-type="float">
            <text:p>26.79</text:p>
          </table:table-cell>
          <table:table-cell office:value-type="float" office:value="292" calcext:value-type="float">
            <text:p>292</text:p>
          </table:table-cell>
          <table:table-cell office:value-type="float" office:value="45" calcext:value-type="float">
            <text:p>45</text:p>
          </table:table-cell>
          <table:table-cell office:value-type="float" office:value="26.49" calcext:value-type="float">
            <text:p>26.49</text:p>
          </table:table-cell>
          <table:table-cell office:value-type="float" office:value="295" calcext:value-type="float">
            <text:p>295</text:p>
          </table:table-cell>
          <table:table-cell table:style-name="ce5" office:value-type="float" office:value="294" calcext:value-type="float">
            <text:p>294</text:p>
          </table:table-cell>
          <table:table-cell table:style-name="ce5" office:value-type="float" office:value="803" calcext:value-type="float">
            <text:p>803</text:p>
          </table:table-cell>
          <table:table-cell office:value-type="float" office:value="724" calcext:value-type="float">
            <text:p>724</text:p>
          </table:table-cell>
          <table:table-cell table:formula="of:=[.D123]/[.B123]*60" office:value-type="float" office:value="35.0196078431373" calcext:value-type="float">
            <text:p>35.0196078431373</text:p>
          </table:table-cell>
          <table:table-cell table:formula="of:=[.D123]/[.C123]/[.E123]" office:value-type="float" office:value="0.0000333139344017668" calcext:value-type="float">
            <text:p>3.33139344017668E-05</text:p>
          </table:table-cell>
          <table:table-cell table:formula="of:=[.M123] * 1.60934" office:value-type="float" office:value="0.0000536134471901394" calcext:value-type="float">
            <text:p>5.36134471901394E-05</text:p>
          </table:table-cell>
          <table:table-cell table:formula="of:=[.N123]*1000" office:value-type="float" office:value="0.0536134471901394" calcext:value-type="float">
            <text:p>0.0536134471901394</text:p>
          </table:table-cell>
          <table:table-cell table:formula="of:=[.O123]*[.E123]" office:value-type="float" office:value="15.6551265795207" calcext:value-type="float">
            <text:p>15.6551265795207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30.8" calcext:value-type="float">
            <text:p>30.8</text:p>
          </table:table-cell>
          <table:table-cell table:formula="of:=[.B124]*60" office:value-type="float" office:value="1848" calcext:value-type="float">
            <text:p>1848</text:p>
          </table:table-cell>
          <table:table-cell office:value-type="float" office:value="19.87" calcext:value-type="float">
            <text:p>19.87</text:p>
          </table:table-cell>
          <table:table-cell office:value-type="float" office:value="323" calcext:value-type="float">
            <text:p>323</text:p>
          </table:table-cell>
          <table:table-cell office:value-type="float" office:value="29.4" calcext:value-type="float">
            <text:p>29.4</text:p>
          </table:table-cell>
          <table:table-cell office:value-type="float" office:value="19.35" calcext:value-type="float">
            <text:p>19.35</text:p>
          </table:table-cell>
          <table:table-cell office:value-type="float" office:value="329" calcext:value-type="float">
            <text:p>329</text:p>
          </table:table-cell>
          <table:table-cell table:style-name="ce5" office:value-type="float" office:value="323" calcext:value-type="float">
            <text:p>323</text:p>
          </table:table-cell>
          <table:table-cell table:style-name="ce5"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24]/[.B124]*60" office:value-type="float" office:value="38.7077922077922" calcext:value-type="float">
            <text:p>38.7077922077922</text:p>
          </table:table-cell>
          <table:table-cell table:formula="of:=[.D124]/[.C124]/[.E124]" office:value-type="float" office:value="0.0000332884349912214" calcext:value-type="float">
            <text:p>3.32884349912214E-05</text:p>
          </table:table-cell>
          <table:table-cell table:formula="of:=[.M124] * 1.60934" office:value-type="float" office:value="0.0000535724099687722" calcext:value-type="float">
            <text:p>5.35724099687722E-05</text:p>
          </table:table-cell>
          <table:table-cell table:formula="of:=[.N124]*1000" office:value-type="float" office:value="0.0535724099687722" calcext:value-type="float">
            <text:p>0.0535724099687722</text:p>
          </table:table-cell>
          <table:table-cell table:formula="of:=[.O124]*[.E124]" office:value-type="float" office:value="17.3038884199134" calcext:value-type="float">
            <text:p>17.3038884199134</text:p>
          </table:table-cell>
          <table:table-cell table:number-columns-repeated="3"/>
        </table:table-row>
        <table:table-row table:style-name="ro1">
          <table:table-cell office:value-type="date" office:date-value="2021-07-23" calcext:value-type="date">
            <text:p>07/23/21</text:p>
          </table:table-cell>
          <table:table-cell office:value-type="float" office:value="46.1" calcext:value-type="float">
            <text:p>46.1</text:p>
          </table:table-cell>
          <table:table-cell table:formula="of:=[.B125]*60" office:value-type="float" office:value="2766" calcext:value-type="float">
            <text:p>2766</text:p>
          </table:table-cell>
          <table:table-cell office:value-type="float" office:value="31.6" calcext:value-type="float">
            <text:p>31.6</text:p>
          </table:table-cell>
          <table:table-cell office:value-type="float" office:value="343" calcext:value-type="float">
            <text:p>343</text:p>
          </table:table-cell>
          <table:table-cell office:value-type="float" office:value="44" calcext:value-type="float">
            <text:p>44</text:p>
          </table:table-cell>
          <table:table-cell office:value-type="float" office:value="30.82" calcext:value-type="float">
            <text:p>30.82</text:p>
          </table:table-cell>
          <table:table-cell office:value-type="float" office:value="350" calcext:value-type="float">
            <text:p>350</text:p>
          </table:table-cell>
          <table:table-cell table:style-name="ce5" office:value-type="float" office:value="350" calcext:value-type="float">
            <text:p>350</text:p>
          </table:table-cell>
          <table:table-cell table:style-name="ce5" office:value-type="float" office:value="904" calcext:value-type="float">
            <text:p>904</text:p>
          </table:table-cell>
          <table:table-cell office:value-type="float" office:value="835" calcext:value-type="float">
            <text:p>835</text:p>
          </table:table-cell>
          <table:table-cell table:formula="of:=[.D125]/[.B125]*60" office:value-type="float" office:value="41.1279826464208" calcext:value-type="float">
            <text:p>41.1279826464208</text:p>
          </table:table-cell>
          <table:table-cell table:formula="of:=[.D125]/[.C125]/[.E125]" office:value-type="float" office:value="0.0000333074041516204" calcext:value-type="float">
            <text:p>3.33074041516204E-05</text:p>
          </table:table-cell>
          <table:table-cell table:formula="of:=[.M125] * 1.60934" office:value-type="float" office:value="0.0000536029377973687" calcext:value-type="float">
            <text:p>5.36029377973687E-05</text:p>
          </table:table-cell>
          <table:table-cell table:formula="of:=[.N125]*1000" office:value-type="float" office:value="0.0536029377973687" calcext:value-type="float">
            <text:p>0.0536029377973687</text:p>
          </table:table-cell>
          <table:table-cell table:formula="of:=[.O125]*[.E125]" office:value-type="float" office:value="18.3858076644975" calcext:value-type="float">
            <text:p>18.3858076644975</text:p>
          </table:table-cell>
          <table:table-cell table:number-columns-repeated="3"/>
        </table:table-row>
        <table:table-row table:style-name="ro1">
          <table:table-cell office:value-type="date" office:date-value="2021-07-24" calcext:value-type="date">
            <text:p>07/24/21</text:p>
          </table:table-cell>
          <table:table-cell office:value-type="float" office:value="50" calcext:value-type="float">
            <text:p>50</text:p>
          </table:table-cell>
          <table:table-cell table:formula="of:=[.B126]*60" office:value-type="float" office:value="3000" calcext:value-type="float">
            <text:p>3000</text:p>
          </table:table-cell>
          <table:table-cell office:value-type="float" office:value="32.63" calcext:value-type="float">
            <text:p>32.63</text:p>
          </table:table-cell>
          <table:table-cell office:value-type="float" office:value="329" calcext:value-type="float">
            <text:p>329</text:p>
          </table:table-cell>
          <table:table-cell office:value-type="float" office:value="46" calcext:value-type="float">
            <text:p>46</text:p>
          </table:table-cell>
          <table:table-cell office:value-type="float" office:value="31.16" calcext:value-type="float">
            <text:p>31.16</text:p>
          </table:table-cell>
          <table:table-cell office:value-type="float" office:value="339" calcext:value-type="float">
            <text:p>339</text:p>
          </table:table-cell>
          <table:table-cell table:style-name="ce5" office:value-type="float" office:value="349" calcext:value-type="float">
            <text:p>349</text:p>
          </table:table-cell>
          <table:table-cell table:style-name="ce5" office:value-type="float" office:value="903" calcext:value-type="float">
            <text:p>903</text:p>
          </table:table-cell>
          <table:table-cell office:value-type="float" office:value="834" calcext:value-type="float">
            <text:p>834</text:p>
          </table:table-cell>
          <table:table-cell table:formula="of:=[.D126]/[.B126]*60" office:value-type="float" office:value="39.156" calcext:value-type="float">
            <text:p>39.156</text:p>
          </table:table-cell>
          <table:table-cell table:formula="of:=[.D126]/[.C126]/[.E126]" office:value-type="float" office:value="0.0000330597771023303" calcext:value-type="float">
            <text:p>3.30597771023303E-05</text:p>
          </table:table-cell>
          <table:table-cell table:formula="of:=[.M126] * 1.60934" office:value-type="float" office:value="0.0000532044216818642" calcext:value-type="float">
            <text:p>5.32044216818642E-05</text:p>
          </table:table-cell>
          <table:table-cell table:formula="of:=[.N126]*1000" office:value-type="float" office:value="0.0532044216818642" calcext:value-type="float">
            <text:p>0.0532044216818642</text:p>
          </table:table-cell>
          <table:table-cell table:formula="of:=[.O126]*[.E126]" office:value-type="float" office:value="17.5042547333333" calcext:value-type="float">
            <text:p>17.5042547333333</text:p>
          </table:table-cell>
          <table:table-cell table:number-columns-repeated="3"/>
        </table:table-row>
        <table:table-row table:style-name="ro1">
          <table:table-cell office:value-type="date" office:date-value="2021-07-25" calcext:value-type="date">
            <text:p>07/25/21</text:p>
          </table:table-cell>
          <table:table-cell table:number-columns-repeated="7"/>
          <table:table-cell table:style-name="ce5" office:value-type="float" office:value="340" calcext:value-type="float">
            <text:p>340</text:p>
          </table:table-cell>
          <table:table-cell table:style-name="ce5" office:value-type="float" office:value="910" calcext:value-type="float">
            <text:p>910</text:p>
          </table:table-cell>
          <table:table-cell office:value-type="float" office:value="838" calcext:value-type="float">
            <text:p>838</text:p>
          </table:table-cell>
          <table:table-cell table:number-columns-repeated="8"/>
        </table:table-row>
        <table:table-row table:style-name="ro1">
          <table:table-cell office:value-type="date" office:date-value="2021-07-26" calcext:value-type="date">
            <text:p>07/26/21</text:p>
          </table:table-cell>
          <table:table-cell office:value-type="float" office:value="47.6" calcext:value-type="float">
            <text:p>47.6</text:p>
          </table:table-cell>
          <table:table-cell table:formula="of:=[.B128]*60" office:value-type="float" office:value="2856" calcext:value-type="float">
            <text:p>2856</text:p>
          </table:table-cell>
          <table:table-cell office:value-type="float" office:value="28.53" calcext:value-type="float">
            <text:p>28.53</text:p>
          </table:table-cell>
          <table:table-cell office:value-type="float" office:value="300" calcext:value-type="float">
            <text:p>300</text:p>
          </table:table-cell>
          <table:table-cell office:value-type="float" office:value="42.3" calcext:value-type="float">
            <text:p>42.3</text:p>
          </table:table-cell>
          <table:table-cell office:value-type="float" office:value="27.11" calcext:value-type="float">
            <text:p>27.11</text:p>
          </table:table-cell>
          <table:table-cell office:value-type="float" office:value="321" calcext:value-type="float">
            <text:p>321</text:p>
          </table:table-cell>
          <table:table-cell table:style-name="ce5" office:value-type="float" office:value="310" calcext:value-type="float">
            <text:p>310</text:p>
          </table:table-cell>
          <table:table-cell table:style-name="ce5" office:value-type="float" office:value="810" calcext:value-type="float">
            <text:p>810</text:p>
          </table:table-cell>
          <table:table-cell office:value-type="float" office:value="737" calcext:value-type="float">
            <text:p>737</text:p>
          </table:table-cell>
          <table:table-cell table:formula="of:=[.D128]/[.B128]*60" office:value-type="float" office:value="35.9621848739496" calcext:value-type="float">
            <text:p>35.9621848739496</text:p>
          </table:table-cell>
          <table:table-cell table:formula="of:=[.D128]/[.C128]/[.E128]" office:value-type="float" office:value="0.0000332983193277311" calcext:value-type="float">
            <text:p>3.32983193277311E-05</text:p>
          </table:table-cell>
          <table:table-cell table:formula="of:=[.M128] * 1.60934" office:value-type="float" office:value="0.0000535883172268908" calcext:value-type="float">
            <text:p>5.35883172268908E-05</text:p>
          </table:table-cell>
          <table:table-cell table:formula="of:=[.N128]*1000" office:value-type="float" office:value="0.0535883172268908" calcext:value-type="float">
            <text:p>0.0535883172268908</text:p>
          </table:table-cell>
          <table:table-cell table:formula="of:=[.O128]*[.E128]" office:value-type="float" office:value="16.0764951680672" calcext:value-type="float">
            <text:p>16.0764951680672</text:p>
          </table:table-cell>
          <table:table-cell table:number-columns-repeated="3"/>
        </table:table-row>
        <table:table-row table:style-name="ro1">
          <table:table-cell office:value-type="date" office:date-value="2021-07-27" calcext:value-type="date">
            <text:p>07/27/21</text:p>
          </table:table-cell>
          <table:table-cell table:number-columns-repeated="7"/>
          <table:table-cell table:style-name="ce5" office:value-type="float" office:value="323" calcext:value-type="float">
            <text:p>323</text:p>
          </table:table-cell>
          <table:table-cell table:style-name="ce5" office:value-type="float" office:value="580" calcext:value-type="float">
            <text:p>580</text:p>
          </table:table-cell>
          <table:table-cell office:value-type="float" office:value="530" calcext:value-type="float">
            <text:p>530</text:p>
          </table:table-cell>
          <table:table-cell table:number-columns-repeated="8"/>
        </table:table-row>
        <table:table-row table:style-name="ro1">
          <table:table-cell office:value-type="date" office:date-value="2021-07-28" calcext:value-type="date">
            <text:p>07/28/21</text:p>
          </table:table-cell>
          <table:table-cell office:value-type="float" office:value="43.4" calcext:value-type="float">
            <text:p>43.4</text:p>
          </table:table-cell>
          <table:table-cell table:formula="of:=[.B130]*60" office:value-type="float" office:value="2604" calcext:value-type="float">
            <text:p>2604</text:p>
          </table:table-cell>
          <table:table-cell office:value-type="float" office:value="27.55" calcext:value-type="float">
            <text:p>27.55</text:p>
          </table:table-cell>
          <table:table-cell office:value-type="float" office:value="318" calcext:value-type="float">
            <text:p>318</text:p>
          </table:table-cell>
          <table:table-cell office:value-type="float" office:value="40.8" calcext:value-type="float">
            <text:p>40.8</text:p>
          </table:table-cell>
          <table:table-cell office:value-type="float" office:value="26.76" calcext:value-type="float">
            <text:p>26.76</text:p>
          </table:table-cell>
          <table:table-cell office:value-type="float" office:value="328" calcext:value-type="float">
            <text:p>328</text:p>
          </table:table-cell>
          <table:table-cell table:style-name="ce5" office:value-type="float" office:value="330" calcext:value-type="float">
            <text:p>330</text:p>
          </table:table-cell>
          <table:table-cell table:style-name="ce5" office:value-type="float" office:value="795" calcext:value-type="float">
            <text:p>795</text:p>
          </table:table-cell>
          <table:table-cell office:value-type="float" office:value="729" calcext:value-type="float">
            <text:p>729</text:p>
          </table:table-cell>
          <table:table-cell table:formula="of:=[.D130]/[.B130]*60" office:value-type="float" office:value="38.0875576036866" calcext:value-type="float">
            <text:p>38.0875576036866</text:p>
          </table:table-cell>
          <table:table-cell table:formula="of:=[.D130]/[.C130]/[.E130]" office:value-type="float" office:value="0.0000332700538117458" calcext:value-type="float">
            <text:p>3.32700538117458E-05</text:p>
          </table:table-cell>
          <table:table-cell table:formula="of:=[.M130] * 1.60934" office:value-type="float" office:value="0.0000535428284013951" calcext:value-type="float">
            <text:p>5.35428284013951E-05</text:p>
          </table:table-cell>
          <table:table-cell table:formula="of:=[.N130]*1000" office:value-type="float" office:value="0.0535428284013951" calcext:value-type="float">
            <text:p>0.0535428284013951</text:p>
          </table:table-cell>
          <table:table-cell table:formula="of:=[.O130]*[.E130]" office:value-type="float" office:value="17.0266194316436" calcext:value-type="float">
            <text:p>17.0266194316436</text:p>
          </table:table-cell>
          <table:table-cell table:number-columns-repeated="3"/>
        </table:table-row>
        <table:table-row table:style-name="ro1">
          <table:table-cell office:value-type="date" office:date-value="2021-07-29" calcext:value-type="date">
            <text:p>07/29/21</text:p>
          </table:table-cell>
          <table:table-cell office:value-type="float" office:value="32.9" calcext:value-type="float">
            <text:p>32.9</text:p>
          </table:table-cell>
          <table:table-cell table:formula="of:=[.B131]*60" office:value-type="float" office:value="1974" calcext:value-type="float">
            <text:p>1974</text:p>
          </table:table-cell>
          <table:table-cell office:value-type="float" office:value="20.73" calcext:value-type="float">
            <text:p>20.73</text:p>
          </table:table-cell>
          <table:table-cell office:value-type="float" office:value="315" calcext:value-type="float">
            <text:p>315</text:p>
          </table:table-cell>
          <table:table-cell office:value-type="float" office:value="29.6" calcext:value-type="float">
            <text:p>29.6</text:p>
          </table:table-cell>
          <table:table-cell office:value-type="float" office:value="19.71" calcext:value-type="float">
            <text:p>19.71</text:p>
          </table:table-cell>
          <table:table-cell office:value-type="float" office:value="333" calcext:value-type="float">
            <text:p>333</text:p>
          </table:table-cell>
          <table:table-cell table:style-name="ce5" office:value-type="float" office:value="331" calcext:value-type="float">
            <text:p>331</text:p>
          </table:table-cell>
          <table:table-cell table:style-name="ce5" office:value-type="float" office:value="589" calcext:value-type="float">
            <text:p>589</text:p>
          </table:table-cell>
          <table:table-cell office:value-type="float" office:value="540" calcext:value-type="float">
            <text:p>540</text:p>
          </table:table-cell>
          <table:table-cell table:formula="of:=[.D131]/[.B131]*60" office:value-type="float" office:value="37.8054711246201" calcext:value-type="float">
            <text:p>37.8054711246201</text:p>
          </table:table-cell>
          <table:table-cell table:formula="of:=[.D131]/[.C131]/[.E131]" office:value-type="float" office:value="0.0000333381579582188" calcext:value-type="float">
            <text:p>3.33381579582188E-05</text:p>
          </table:table-cell>
          <table:table-cell table:formula="of:=[.M131] * 1.60934" office:value-type="float" office:value="0.0000536524311284798" calcext:value-type="float">
            <text:p>5.36524311284798E-05</text:p>
          </table:table-cell>
          <table:table-cell table:formula="of:=[.N131]*1000" office:value-type="float" office:value="0.0536524311284798" calcext:value-type="float">
            <text:p>0.0536524311284798</text:p>
          </table:table-cell>
          <table:table-cell table:formula="of:=[.O131]*[.E131]" office:value-type="float" office:value="16.9005158054711" calcext:value-type="float">
            <text:p>16.9005158054711</text:p>
          </table:table-cell>
          <table:table-cell table:number-columns-repeated="3"/>
        </table:table-row>
        <table:table-row table:style-name="ro1">
          <table:table-cell office:value-type="date" office:date-value="2021-07-31" calcext:value-type="date">
            <text:p>07/31/21</text:p>
          </table:table-cell>
          <table:table-cell office:value-type="float" office:value="45.5" calcext:value-type="float">
            <text:p>45.5</text:p>
          </table:table-cell>
          <table:table-cell table:formula="of:=[.B132]*60" office:value-type="float" office:value="2730" calcext:value-type="float">
            <text:p>2730</text:p>
          </table:table-cell>
          <table:table-cell office:value-type="float" office:value="31.56" calcext:value-type="float">
            <text:p>31.56</text:p>
          </table:table-cell>
          <table:table-cell office:value-type="float" office:value="347" calcext:value-type="float">
            <text:p>347</text:p>
          </table:table-cell>
          <table:table-cell office:value-type="float" office:value="36" calcext:value-type="float">
            <text:p>36</text:p>
          </table:table-cell>
          <table:table-cell office:value-type="float" office:value="25.84" calcext:value-type="float">
            <text:p>25.84</text:p>
          </table:table-cell>
          <table:table-cell office:value-type="float" office:value="359" calcext:value-type="float">
            <text:p>359</text:p>
          </table:table-cell>
          <table:table-cell table:style-name="ce5" office:value-type="float" office:value="348" calcext:value-type="float">
            <text:p>348</text:p>
          </table:table-cell>
          <table:table-cell table:style-name="ce5" office:value-type="float" office:value="927" calcext:value-type="float">
            <text:p>927</text:p>
          </table:table-cell>
          <table:table-cell office:value-type="float" office:value="855" calcext:value-type="float">
            <text:p>855</text:p>
          </table:table-cell>
          <table:table-cell table:formula="of:=[.D132]/[.B132]*60" office:value-type="float" office:value="41.6175824175824" calcext:value-type="float">
            <text:p>41.6175824175824</text:p>
          </table:table-cell>
          <table:table-cell table:formula="of:=[.D132]/[.C132]/[.E132]" office:value-type="float" office:value="0.0000333153877822466" calcext:value-type="float">
            <text:p>3.33153877822466E-05</text:p>
          </table:table-cell>
          <table:table-cell table:formula="of:=[.M132] * 1.60934" office:value-type="float" office:value="0.0000536157861734807" calcext:value-type="float">
            <text:p>5.36157861734807E-05</text:p>
          </table:table-cell>
          <table:table-cell table:formula="of:=[.N132]*1000" office:value-type="float" office:value="0.0536157861734807" calcext:value-type="float">
            <text:p>0.0536157861734807</text:p>
          </table:table-cell>
          <table:table-cell table:formula="of:=[.O132]*[.E132]" office:value-type="float" office:value="18.6046778021978" calcext:value-type="float">
            <text:p>18.6046778021978</text:p>
          </table:table-cell>
          <table:table-cell table:number-columns-repeated="3"/>
        </table:table-row>
        <table:table-row table:style-name="ro1">
          <table:table-cell office:value-type="date" office:date-value="2021-08-03" calcext:value-type="date">
            <text:p>08/03/21</text:p>
          </table:table-cell>
          <table:table-cell office:value-type="float" office:value="30.7" calcext:value-type="float">
            <text:p>30.7</text:p>
          </table:table-cell>
          <table:table-cell table:formula="of:=[.B133]*60" office:value-type="float" office:value="1842" calcext:value-type="float">
            <text:p>1842</text:p>
          </table:table-cell>
          <table:table-cell office:value-type="float" office:value="15.11" calcext:value-type="float">
            <text:p>15.11</text:p>
          </table:table-cell>
          <table:table-cell office:value-type="float" office:value="246" calcext:value-type="float">
            <text:p>246</text:p>
          </table:table-cell>
          <table:table-cell office:value-type="float" office:value="29.1" calcext:value-type="float">
            <text:p>29.1</text:p>
          </table:table-cell>
          <table:table-cell office:value-type="float" office:value="14.66" calcext:value-type="float">
            <text:p>14.66</text:p>
          </table:table-cell>
          <table:table-cell office:value-type="float" office:value="252" calcext:value-type="float">
            <text:p>252</text:p>
          </table:table-cell>
          <table:table-cell table:style-name="ce5" office:value-type="float" office:value="280" calcext:value-type="float">
            <text:p>280</text:p>
          </table:table-cell>
          <table:table-cell table:style-name="ce5"/>
          <table:table-cell/>
          <table:table-cell table:formula="of:=[.D133]/[.B133]*60" office:value-type="float" office:value="29.5309446254072" calcext:value-type="float">
            <text:p>29.5309446254072</text:p>
          </table:table-cell>
          <table:table-cell table:formula="of:=[.D133]/[.C133]/[.E133]" office:value-type="float" office:value="0.0000333456917631066" calcext:value-type="float">
            <text:p>3.33456917631066E-05</text:p>
          </table:table-cell>
          <table:table-cell table:formula="of:=[.M133] * 1.60934" office:value-type="float" office:value="0.0000536645555820379" calcext:value-type="float">
            <text:p>5.36645555820379E-05</text:p>
          </table:table-cell>
          <table:table-cell table:formula="of:=[.N133]*1000" office:value-type="float" office:value="0.0536645555820379" calcext:value-type="float">
            <text:p>0.0536645555820379</text:p>
          </table:table-cell>
          <table:table-cell table:formula="of:=[.O133]*[.E133]" office:value-type="float" office:value="13.2014806731813" calcext:value-type="float">
            <text:p>13.2014806731813</text:p>
          </table:table-cell>
          <table:table-cell table:number-columns-repeated="3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float" office:value="45.5" calcext:value-type="float">
            <text:p>45.5</text:p>
          </table:table-cell>
          <table:table-cell table:formula="of:=[.B134]*60" office:value-type="float" office:value="2730" calcext:value-type="float">
            <text:p>2730</text:p>
          </table:table-cell>
          <table:table-cell office:value-type="float" office:value="24.62" calcext:value-type="float">
            <text:p>24.62</text:p>
          </table:table-cell>
          <table:table-cell office:value-type="float" office:value="270" calcext:value-type="float">
            <text:p>270</text:p>
          </table:table-cell>
          <table:table-cell office:value-type="float" office:value="41.2" calcext:value-type="float">
            <text:p>41.2</text:p>
          </table:table-cell>
          <table:table-cell office:value-type="float" office:value="23.1" calcext:value-type="float">
            <text:p>23.1</text:p>
          </table:table-cell>
          <table:table-cell office:value-type="float" office:value="280" calcext:value-type="float">
            <text:p>280</text:p>
          </table:table-cell>
          <table:table-cell table:style-name="ce5" office:value-type="float" office:value="273" calcext:value-type="float">
            <text:p>273</text:p>
          </table:table-cell>
          <table:table-cell table:style-name="ce5" office:value-type="float" office:value="737" calcext:value-type="float">
            <text:p>737</text:p>
          </table:table-cell>
          <table:table-cell office:value-type="float" office:value="658" calcext:value-type="float">
            <text:p>658</text:p>
          </table:table-cell>
          <table:table-cell table:formula="of:=[.D134]/[.B134]*60" office:value-type="float" office:value="32.4659340659341" calcext:value-type="float">
            <text:p>32.4659340659341</text:p>
          </table:table-cell>
          <table:table-cell table:formula="of:=[.D134]/[.C134]/[.E134]" office:value-type="float" office:value="0.0000334011667345001" calcext:value-type="float">
            <text:p>0.0000334011667345001</text:p>
          </table:table-cell>
          <table:table-cell table:formula="of:=[.M134] * 1.60934" office:value-type="float" office:value="0.0000537538336725003" calcext:value-type="float">
            <text:p>5.37538336725003E-05</text:p>
          </table:table-cell>
          <table:table-cell table:formula="of:=[.N134]*1000" office:value-type="float" office:value="0.0537538336725003" calcext:value-type="float">
            <text:p>0.0537538336725003</text:p>
          </table:table-cell>
          <table:table-cell table:formula="of:=[.O134]*[.E134]" office:value-type="float" office:value="14.5135350915751" calcext:value-type="float">
            <text:p>14.5135350915751</text:p>
          </table:table-cell>
          <table:table-cell table:number-columns-repeated="3"/>
        </table:table-row>
        <table:table-row table:style-name="ro1">
          <table:table-cell office:value-type="date" office:date-value="2021-08-05" calcext:value-type="date">
            <text:p>08/05/21</text:p>
          </table:table-cell>
          <table:table-cell office:value-type="float" office:value="38.9" calcext:value-type="float">
            <text:p>38.9</text:p>
          </table:table-cell>
          <table:table-cell table:formula="of:=[.B135]*60" office:value-type="float" office:value="2334" calcext:value-type="float">
            <text:p>2334</text:p>
          </table:table-cell>
          <table:table-cell office:value-type="float" office:value="19.33" calcext:value-type="float">
            <text:p>19.33</text:p>
          </table:table-cell>
          <table:table-cell office:value-type="float" office:value="272" calcext:value-type="float">
            <text:p>272</text:p>
          </table:table-cell>
          <table:table-cell office:value-type="float" office:value="33" calcext:value-type="float">
            <text:p>33</text:p>
          </table:table-cell>
          <table:table-cell office:value-type="float" office:value="17.83" calcext:value-type="float">
            <text:p>17.83</text:p>
          </table:table-cell>
          <table:table-cell office:value-type="float" office:value="288" calcext:value-type="float">
            <text:p>288</text:p>
          </table:table-cell>
          <table:table-cell table:style-name="ce5" office:value-type="float" office:value="292" calcext:value-type="float">
            <text:p>292</text:p>
          </table:table-cell>
          <table:table-cell table:style-name="ce5" office:value-type="float" office:value="532" calcext:value-type="float">
            <text:p>532</text:p>
          </table:table-cell>
          <table:table-cell office:value-type="float" office:value="479" calcext:value-type="float">
            <text:p>479</text:p>
          </table:table-cell>
          <table:table-cell table:formula="of:=[.D135]/[.B135]*60" office:value-type="float" office:value="29.8149100257069" calcext:value-type="float">
            <text:p>29.8149100257069</text:p>
          </table:table-cell>
          <table:table-cell table:formula="of:=[.D135]/[.C135]/[.E135]" office:value-type="float" office:value="0.000030448233277887" calcext:value-type="float">
            <text:p>3.0448233277887E-05</text:p>
          </table:table-cell>
          <table:table-cell table:formula="of:=[.M135] * 1.60934" office:value-type="float" office:value="0.0000490015597434347" calcext:value-type="float">
            <text:p>4.90015597434347E-05</text:p>
          </table:table-cell>
          <table:table-cell table:formula="of:=[.N135]*1000" office:value-type="float" office:value="0.0490015597434347" calcext:value-type="float">
            <text:p>0.0490015597434347</text:p>
          </table:table-cell>
          <table:table-cell table:formula="of:=[.O135]*[.E135]" office:value-type="float" office:value="13.3284242502142" calcext:value-type="float">
            <text:p>13.3284242502142</text:p>
          </table:table-cell>
          <table:table-cell table:number-columns-repeated="3"/>
        </table:table-row>
        <table:table-row table:style-name="ro1">
          <table:table-cell office:value-type="date" office:date-value="2021-08-09" calcext:value-type="date">
            <text:p>08/09/21</text:p>
          </table:table-cell>
          <table:table-cell office:value-type="float" office:value="48.2" calcext:value-type="float">
            <text:p>48.2</text:p>
          </table:table-cell>
          <table:table-cell table:formula="of:=[.B136]*60" office:value-type="float" office:value="2892" calcext:value-type="float">
            <text:p>2892</text:p>
          </table:table-cell>
          <table:table-cell office:value-type="float" office:value="23.64" calcext:value-type="float">
            <text:p>23.64</text:p>
          </table:table-cell>
          <table:table-cell office:value-type="float" office:value="245" calcext:value-type="float">
            <text:p>245</text:p>
          </table:table-cell>
          <table:table-cell office:value-type="float" office:value="39.5" calcext:value-type="float">
            <text:p>39.5</text:p>
          </table:table-cell>
          <table:table-cell office:value-type="float" office:value="20.76" calcext:value-type="float">
            <text:p>20.76</text:p>
          </table:table-cell>
          <table:table-cell office:value-type="float" office:value="263" calcext:value-type="float">
            <text:p>263</text:p>
          </table:table-cell>
          <table:table-cell table:style-name="ce5" office:value-type="float" office:value="258" calcext:value-type="float">
            <text:p>258</text:p>
          </table:table-cell>
          <table:table-cell table:style-name="ce5" office:value-type="float" office:value="694" calcext:value-type="float">
            <text:p>694</text:p>
          </table:table-cell>
          <table:table-cell office:value-type="float" office:value="614" calcext:value-type="float">
            <text:p>614</text:p>
          </table:table-cell>
          <table:table-cell table:formula="of:=[.D136]/[.B136]*60" office:value-type="float" office:value="29.4273858921162" calcext:value-type="float">
            <text:p>29.4273858921162</text:p>
          </table:table-cell>
          <table:table-cell table:formula="of:=[.D136]/[.C136]/[.E136]" office:value-type="float" office:value="0.0000333643830976374" calcext:value-type="float">
            <text:p>3.33643830976374E-05</text:p>
          </table:table-cell>
          <table:table-cell table:formula="of:=[.M136] * 1.60934" office:value-type="float" office:value="0.0000536946362943518" calcext:value-type="float">
            <text:p>5.36946362943518E-05</text:p>
          </table:table-cell>
          <table:table-cell table:formula="of:=[.N136]*1000" office:value-type="float" office:value="0.0536946362943518" calcext:value-type="float">
            <text:p>0.0536946362943518</text:p>
          </table:table-cell>
          <table:table-cell table:formula="of:=[.O136]*[.E136]" office:value-type="float" office:value="13.1551858921162" calcext:value-type="float">
            <text:p>13.1551858921162</text:p>
          </table:table-cell>
          <table:table-cell table:number-columns-repeated="3"/>
        </table:table-row>
        <table:table-row table:style-name="ro1">
          <table:table-cell office:value-type="date" office:date-value="2021-08-10" calcext:value-type="date">
            <text:p>08/10/21</text:p>
          </table:table-cell>
          <table:table-cell office:value-type="float" office:value="30.7" calcext:value-type="float">
            <text:p>30.7</text:p>
          </table:table-cell>
          <table:table-cell table:formula="of:=[.B137]*60" office:value-type="float" office:value="1842" calcext:value-type="float">
            <text:p>1842</text:p>
          </table:table-cell>
          <table:table-cell office:value-type="float" office:value="18.47" calcext:value-type="float">
            <text:p>18.47</text:p>
          </table:table-cell>
          <table:table-cell office:value-type="float" office:value="301" calcext:value-type="float">
            <text:p>301</text:p>
          </table:table-cell>
          <table:table-cell office:value-type="float" office:value="30.2" calcext:value-type="float">
            <text:p>30.2</text:p>
          </table:table-cell>
          <table:table-cell office:value-type="float" office:value="18.3" calcext:value-type="float">
            <text:p>18.3</text:p>
          </table:table-cell>
          <table:table-cell office:value-type="float" office:value="303" calcext:value-type="float">
            <text:p>303</text:p>
          </table:table-cell>
          <table:table-cell table:style-name="ce5" office:value-type="float" office:value="303" calcext:value-type="float">
            <text:p>303</text:p>
          </table:table-cell>
          <table:table-cell table:style-name="ce5" office:value-type="float" office:value="549" calcext:value-type="float">
            <text:p>549</text:p>
          </table:table-cell>
          <table:table-cell office:value-type="float" office:value="498" calcext:value-type="float">
            <text:p>498</text:p>
          </table:table-cell>
          <table:table-cell table:formula="of:=[.D137]/[.B137]*60" office:value-type="float" office:value="36.0977198697068" calcext:value-type="float">
            <text:p>36.0977198697068</text:p>
          </table:table-cell>
          <table:table-cell table:formula="of:=[.D137]/[.C137]/[.E137]" office:value-type="float" office:value="0.0000333127721204382" calcext:value-type="float">
            <text:p>3.33127721204382E-05</text:p>
          </table:table-cell>
          <table:table-cell table:formula="of:=[.M137] * 1.60934" office:value-type="float" office:value="0.000053611576684306" calcext:value-type="float">
            <text:p>5.3611576684306E-05</text:p>
          </table:table-cell>
          <table:table-cell table:formula="of:=[.N137]*1000" office:value-type="float" office:value="0.053611576684306" calcext:value-type="float">
            <text:p>0.053611576684306</text:p>
          </table:table-cell>
          <table:table-cell table:formula="of:=[.O137]*[.E137]" office:value-type="float" office:value="16.1370845819761" calcext:value-type="float">
            <text:p>16.1370845819761</text:p>
          </table:table-cell>
          <table:table-cell table:number-columns-repeated="3"/>
        </table:table-row>
        <table:table-row table:style-name="ro1">
          <table:table-cell office:value-type="date" office:date-value="2021-08-11" calcext:value-type="date">
            <text:p>08/11/21</text:p>
          </table:table-cell>
          <table:table-cell office:value-type="float" office:value="48.3" calcext:value-type="float">
            <text:p>48.3</text:p>
          </table:table-cell>
          <table:table-cell table:formula="of:=[.B138]*60" office:value-type="float" office:value="2898" calcext:value-type="float">
            <text:p>2898</text:p>
          </table:table-cell>
          <table:table-cell office:value-type="float" office:value="29.81" calcext:value-type="float">
            <text:p>29.81</text:p>
          </table:table-cell>
          <table:table-cell office:value-type="float" office:value="311" calcext:value-type="float">
            <text:p>311</text:p>
          </table:table-cell>
          <table:table-cell office:value-type="float" office:value="43.9" calcext:value-type="float">
            <text:p>43.9</text:p>
          </table:table-cell>
          <table:table-cell office:value-type="float" office:value="28.41" calcext:value-type="float">
            <text:p>28.41</text:p>
          </table:table-cell>
          <table:table-cell office:value-type="float" office:value="324" calcext:value-type="float">
            <text:p>324</text:p>
          </table:table-cell>
          <table:table-cell table:style-name="ce5" office:value-type="float" office:value="320" calcext:value-type="float">
            <text:p>320</text:p>
          </table:table-cell>
          <table:table-cell table:style-name="ce5" office:value-type="float" office:value="854" calcext:value-type="float">
            <text:p>854</text:p>
          </table:table-cell>
          <table:table-cell office:value-type="float" office:value="780" calcext:value-type="float">
            <text:p>780</text:p>
          </table:table-cell>
          <table:table-cell table:formula="of:=[.D138]/[.B138]*60" office:value-type="float" office:value="37.0310559006211" calcext:value-type="float">
            <text:p>37.0310559006211</text:p>
          </table:table-cell>
          <table:table-cell table:formula="of:=[.D138]/[.C138]/[.E138]" office:value-type="float" office:value="0.0000330752553596116" calcext:value-type="float">
            <text:p>3.30752553596116E-05</text:p>
          </table:table-cell>
          <table:table-cell table:formula="of:=[.M138] * 1.60934" office:value-type="float" office:value="0.0000532293314604373" calcext:value-type="float">
            <text:p>5.32293314604373E-05</text:p>
          </table:table-cell>
          <table:table-cell table:formula="of:=[.N138]*1000" office:value-type="float" office:value="0.0532293314604373" calcext:value-type="float">
            <text:p>0.0532293314604373</text:p>
          </table:table-cell>
          <table:table-cell table:formula="of:=[.O138]*[.E138]" office:value-type="float" office:value="16.554322084196" calcext:value-type="float">
            <text:p>16.554322084196</text:p>
          </table:table-cell>
          <table:table-cell table:number-columns-repeated="3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float" office:value="33.4" calcext:value-type="float">
            <text:p>33.4</text:p>
          </table:table-cell>
          <table:table-cell table:formula="of:=[.B139]*60" office:value-type="float" office:value="2004" calcext:value-type="float">
            <text:p>2004</text:p>
          </table:table-cell>
          <table:table-cell office:value-type="float" office:value="19.68" calcext:value-type="float">
            <text:p>19.68</text:p>
          </table:table-cell>
          <table:table-cell office:value-type="float" office:value="297" calcext:value-type="float">
            <text:p>297</text:p>
          </table:table-cell>
          <table:table-cell office:value-type="float" office:value="27.1" calcext:value-type="float">
            <text:p>27.1</text:p>
          </table:table-cell>
          <table:table-cell office:value-type="float" office:value="17.07" calcext:value-type="float">
            <text:p>17.07</text:p>
          </table:table-cell>
          <table:table-cell office:value-type="float" office:value="316" calcext:value-type="float">
            <text:p>316</text:p>
          </table:table-cell>
          <table:table-cell table:style-name="ce5" office:value-type="float" office:value="311" calcext:value-type="float">
            <text:p>311</text:p>
          </table:table-cell>
          <table:table-cell table:style-name="ce5" office:value-type="float" office:value="561" calcext:value-type="float">
            <text:p>561</text:p>
          </table:table-cell>
          <table:table-cell office:value-type="float" office:value="510" calcext:value-type="float">
            <text:p>510</text:p>
          </table:table-cell>
          <table:table-cell table:formula="of:=[.D139]/[.B139]*60" office:value-type="float" office:value="35.3532934131737" calcext:value-type="float">
            <text:p>35.3532934131737</text:p>
          </table:table-cell>
          <table:table-cell table:formula="of:=[.D139]/[.C139]/[.E139]" office:value-type="float" office:value="0.0000330651827657816" calcext:value-type="float">
            <text:p>3.30651827657816E-05</text:p>
          </table:table-cell>
          <table:table-cell table:formula="of:=[.M139] * 1.60934" office:value-type="float" office:value="0.0000532131212322829" calcext:value-type="float">
            <text:p>5.32131212322829E-05</text:p>
          </table:table-cell>
          <table:table-cell table:formula="of:=[.N139]*1000" office:value-type="float" office:value="0.0532131212322829" calcext:value-type="float">
            <text:p>0.0532131212322829</text:p>
          </table:table-cell>
          <table:table-cell table:formula="of:=[.O139]*[.E139]" office:value-type="float" office:value="15.804297005988" calcext:value-type="float">
            <text:p>15.804297005988</text:p>
          </table:table-cell>
          <table:table-cell table:number-columns-repeated="3"/>
        </table:table-row>
        <table:table-row table:style-name="ro1">
          <table:table-cell office:value-type="date" office:date-value="2021-08-14" calcext:value-type="date">
            <text:p>08/14/21</text:p>
          </table:table-cell>
          <table:table-cell office:value-type="float" office:value="47.5" calcext:value-type="float">
            <text:p>47.5</text:p>
          </table:table-cell>
          <table:table-cell table:formula="of:=[.B140]*60" office:value-type="float" office:value="2850" calcext:value-type="float">
            <text:p>2850</text:p>
          </table:table-cell>
          <table:table-cell office:value-type="float" office:value="28.18" calcext:value-type="float">
            <text:p>28.18</text:p>
          </table:table-cell>
          <table:table-cell office:value-type="float" office:value="296" calcext:value-type="float">
            <text:p>296</text:p>
          </table:table-cell>
          <table:table-cell office:value-type="float" office:value="43.5" calcext:value-type="float">
            <text:p>43.5</text:p>
          </table:table-cell>
          <table:table-cell office:value-type="float" office:value="26.7" calcext:value-type="float">
            <text:p>26.7</text:p>
          </table:table-cell>
          <table:table-cell office:value-type="float" office:value="307" calcext:value-type="float">
            <text:p>307</text:p>
          </table:table-cell>
          <table:table-cell table:style-name="ce5" office:value-type="float" office:value="302" calcext:value-type="float">
            <text:p>302</text:p>
          </table:table-cell>
          <table:table-cell table:style-name="ce5" office:value-type="float" office:value="817" calcext:value-type="float">
            <text:p>817</text:p>
          </table:table-cell>
          <table:table-cell office:value-type="float" office:value="740" calcext:value-type="float">
            <text:p>740</text:p>
          </table:table-cell>
          <table:table-cell table:formula="of:=[.D140]/[.B140]*60" office:value-type="float" office:value="35.5957894736842" calcext:value-type="float">
            <text:p>35.5957894736842</text:p>
          </table:table-cell>
          <table:table-cell table:formula="of:=[.D140]/[.C140]/[.E140]" office:value-type="float" office:value="0.0000334044570886676" calcext:value-type="float">
            <text:p>3.34044570886676E-05</text:p>
          </table:table-cell>
          <table:table-cell table:formula="of:=[.M140] * 1.60934" office:value-type="float" office:value="0.0000537591289710763" calcext:value-type="float">
            <text:p>5.37591289710763E-05</text:p>
          </table:table-cell>
          <table:table-cell table:formula="of:=[.N140]*1000" office:value-type="float" office:value="0.0537591289710763" calcext:value-type="float">
            <text:p>0.0537591289710763</text:p>
          </table:table-cell>
          <table:table-cell table:formula="of:=[.O140]*[.E140]" office:value-type="float" office:value="15.9127021754386" calcext:value-type="float">
            <text:p>15.9127021754386</text:p>
          </table:table-cell>
          <table:table-cell table:number-columns-repeated="3"/>
        </table:table-row>
        <table:table-row table:style-name="ro1">
          <table:table-cell office:value-type="date" office:date-value="2021-08-15" calcext:value-type="date">
            <text:p>08/15/21</text:p>
          </table:table-cell>
          <table:table-cell office:value-type="float" office:value="55" calcext:value-type="float">
            <text:p>55</text:p>
          </table:table-cell>
          <table:table-cell table:formula="of:=[.B141]*60" office:value-type="float" office:value="3300" calcext:value-type="float">
            <text:p>3300</text:p>
          </table:table-cell>
          <table:table-cell office:value-type="float" office:value="32.78" calcext:value-type="float">
            <text:p>32.78</text:p>
          </table:table-cell>
          <table:table-cell office:value-type="float" office:value="298" calcext:value-type="float">
            <text:p>298</text:p>
          </table:table-cell>
          <table:table-cell office:value-type="float" office:value="48.2" calcext:value-type="float">
            <text:p>48.2</text:p>
          </table:table-cell>
          <table:table-cell office:value-type="float" office:value="30.24" calcext:value-type="float">
            <text:p>30.24</text:p>
          </table:table-cell>
          <table:table-cell office:value-type="float" office:value="314" calcext:value-type="float">
            <text:p>314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141]/[.B141]*60" office:value-type="float" office:value="35.76" calcext:value-type="float">
            <text:p>35.76</text:p>
          </table:table-cell>
          <table:table-cell table:formula="of:=[.D141]/[.C141]/[.E141]" office:value-type="float" office:value="0.0000333333333333333" calcext:value-type="float">
            <text:p>3.33333333333333E-05</text:p>
          </table:table-cell>
          <table:table-cell table:formula="of:=[.M141] * 1.60934" office:value-type="float" office:value="0.0000536446666666667" calcext:value-type="float">
            <text:p>5.36446666666667E-05</text:p>
          </table:table-cell>
          <table:table-cell table:formula="of:=[.N141]*1000" office:value-type="float" office:value="0.0536446666666667" calcext:value-type="float">
            <text:p>0.0536446666666667</text:p>
          </table:table-cell>
          <table:table-cell table:formula="of:=[.O141]*[.E141]" office:value-type="float" office:value="15.9861106666667" calcext:value-type="float">
            <text:p>15.9861106666667</text:p>
          </table:table-cell>
          <table:table-cell table:number-columns-repeated="3"/>
        </table:table-row>
        <table:table-row table:style-name="ro1">
          <table:table-cell office:value-type="date" office:date-value="2021-08-16" calcext:value-type="date">
            <text:p>08/16/21</text:p>
          </table:table-cell>
          <table:table-cell office:value-type="float" office:value="44.7" calcext:value-type="float">
            <text:p>44.7</text:p>
          </table:table-cell>
          <table:table-cell table:formula="of:=[.B142]*60" office:value-type="float" office:value="2682" calcext:value-type="float">
            <text:p>2682</text:p>
          </table:table-cell>
          <table:table-cell office:value-type="float" office:value="27.56" calcext:value-type="float">
            <text:p>27.56</text:p>
          </table:table-cell>
          <table:table-cell office:value-type="float" office:value="309" calcext:value-type="float">
            <text:p>309</text:p>
          </table:table-cell>
          <table:table-cell office:value-type="float" office:value="42" calcext:value-type="float">
            <text:p>42</text:p>
          </table:table-cell>
          <table:table-cell office:value-type="float" office:value="26.62" calcext:value-type="float">
            <text:p>26.62</text:p>
          </table:table-cell>
          <table:table-cell office:value-type="float" office:value="317" calcext:value-type="float">
            <text:p>317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798" calcext:value-type="float">
            <text:p>798</text:p>
          </table:table-cell>
          <table:table-cell office:value-type="float" office:value="727" calcext:value-type="float">
            <text:p>727</text:p>
          </table:table-cell>
          <table:table-cell table:formula="of:=[.D142]/[.B142]*60" office:value-type="float" office:value="36.993288590604" calcext:value-type="float">
            <text:p>36.993288590604</text:p>
          </table:table-cell>
          <table:table-cell table:formula="of:=[.D142]/[.C142]/[.E142]" office:value-type="float" office:value="0.0000332553834866991" calcext:value-type="float">
            <text:p>3.32553834866991E-05</text:p>
          </table:table-cell>
          <table:table-cell table:formula="of:=[.M142] * 1.60934" office:value-type="float" office:value="0.0000535192188604843" calcext:value-type="float">
            <text:p>5.35192188604843E-05</text:p>
          </table:table-cell>
          <table:table-cell table:formula="of:=[.N142]*1000" office:value-type="float" office:value="0.0535192188604843" calcext:value-type="float">
            <text:p>0.0535192188604843</text:p>
          </table:table-cell>
          <table:table-cell table:formula="of:=[.O142]*[.E142]" office:value-type="float" office:value="16.5374386278896" calcext:value-type="float">
            <text:p>16.5374386278896</text:p>
          </table:table-cell>
          <table:table-cell table:number-columns-repeated="3"/>
        </table:table-row>
        <table:table-row table:style-name="ro1">
          <table:table-cell office:value-type="date" office:date-value="2021-08-17" calcext:value-type="date">
            <text:p>08/17/21</text:p>
          </table:table-cell>
          <table:table-cell office:value-type="float" office:value="29.3" calcext:value-type="float">
            <text:p>29.3</text:p>
          </table:table-cell>
          <table:table-cell table:formula="of:=[.B143]*60" office:value-type="float" office:value="1758" calcext:value-type="float">
            <text:p>1758</text:p>
          </table:table-cell>
          <table:table-cell office:value-type="float" office:value="13.02" calcext:value-type="float">
            <text:p>13.02</text:p>
          </table:table-cell>
          <table:table-cell office:value-type="float" office:value="351" calcext:value-type="float">
            <text:p>351</text:p>
          </table:table-cell>
          <table:table-cell office:value-type="float" office:value="26.5" calcext:value-type="float">
            <text:p>26.5</text:p>
          </table:table-cell>
          <table:table-cell office:value-type="float" office:value="11.8" calcext:value-type="float">
            <text:p>11.8</text:p>
          </table:table-cell>
          <table:table-cell office:value-type="float" office:value="355" calcext:value-type="float">
            <text:p>355</text:p>
          </table:table-cell>
          <table:table-cell table:style-name="ce5" office:value-type="float" office:value="346" calcext:value-type="float">
            <text:p>346</text:p>
          </table:table-cell>
          <table:table-cell table:style-name="ce5" office:value-type="float" office:value="595" calcext:value-type="float">
            <text:p>595</text:p>
          </table:table-cell>
          <table:table-cell office:value-type="float" office:value="549" calcext:value-type="float">
            <text:p>549</text:p>
          </table:table-cell>
          <table:table-cell table:formula="of:=[.D143]/[.B143]*60" office:value-type="float" office:value="26.6621160409556" calcext:value-type="float">
            <text:p>26.6621160409556</text:p>
          </table:table-cell>
          <table:table-cell table:formula="of:=[.D143]/[.C143]/[.E143]" office:value-type="float" office:value="0.000021100123489202" calcext:value-type="float">
            <text:p>2.1100123489202E-05</text:p>
          </table:table-cell>
          <table:table-cell table:formula="of:=[.M143] * 1.60934" office:value-type="float" office:value="0.0000339572727361123" calcext:value-type="float">
            <text:p>3.39572727361123E-05</text:p>
          </table:table-cell>
          <table:table-cell table:formula="of:=[.N143]*1000" office:value-type="float" office:value="0.0339572727361123" calcext:value-type="float">
            <text:p>0.0339572727361123</text:p>
          </table:table-cell>
          <table:table-cell table:formula="of:=[.O143]*[.E143]" office:value-type="float" office:value="11.9190027303754" calcext:value-type="float">
            <text:p>11.9190027303754</text:p>
          </table:table-cell>
          <table:table-cell table:number-columns-repeated="3"/>
        </table:table-row>
        <table:table-row table:style-name="ro1">
          <table:table-cell office:value-type="date" office:date-value="2021-08-18" calcext:value-type="date">
            <text:p>08/18/21</text:p>
          </table:table-cell>
          <table:table-cell office:value-type="float" office:value="47.9" calcext:value-type="float">
            <text:p>47.9</text:p>
          </table:table-cell>
          <table:table-cell table:formula="of:=[.B144]*60" office:value-type="float" office:value="2874" calcext:value-type="float">
            <text:p>2874</text:p>
          </table:table-cell>
          <table:table-cell office:value-type="float" office:value="21.13" calcext:value-type="float">
            <text:p>21.13</text:p>
          </table:table-cell>
          <table:table-cell office:value-type="float" office:value="352" calcext:value-type="float">
            <text:p>352</text:p>
          </table:table-cell>
          <table:table-cell office:value-type="float" office:value="43" calcext:value-type="float">
            <text:p>43</text:p>
          </table:table-cell>
          <table:table-cell office:value-type="float" office:value="19.31" calcext:value-type="float">
            <text:p>19.31</text:p>
          </table:table-cell>
          <table:table-cell office:value-type="float" office:value="364" calcext:value-type="float">
            <text:p>364</text:p>
          </table:table-cell>
          <table:table-cell table:style-name="ce5" office:value-type="float" office:value="276" calcext:value-type="float">
            <text:p>276</text:p>
          </table:table-cell>
          <table:table-cell table:style-name="ce5"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table:formula="of:=[.D144]/[.B144]*60" office:value-type="float" office:value="26.4676409185804" calcext:value-type="float">
            <text:p>26.4676409185804</text:p>
          </table:table-cell>
          <table:table-cell table:formula="of:=[.D144]/[.C144]/[.E144]" office:value-type="float" office:value="0.0000208867115834757" calcext:value-type="float">
            <text:p>2.08867115834757E-05</text:p>
          </table:table-cell>
          <table:table-cell table:formula="of:=[.M144] * 1.60934" office:value-type="float" office:value="0.0000336138204197507" calcext:value-type="float">
            <text:p>3.36138204197507E-05</text:p>
          </table:table-cell>
          <table:table-cell table:formula="of:=[.N144]*1000" office:value-type="float" office:value="0.0336138204197507" calcext:value-type="float">
            <text:p>0.0336138204197507</text:p>
          </table:table-cell>
          <table:table-cell table:formula="of:=[.O144]*[.E144]" office:value-type="float" office:value="11.8320647877523" calcext:value-type="float">
            <text:p>11.8320647877523</text:p>
          </table:table-cell>
          <table:table-cell table:number-columns-repeated="3"/>
        </table:table-row>
        <table:table-row table:style-name="ro1">
          <table:table-cell office:value-type="date" office:date-value="2021-08-20" calcext:value-type="date">
            <text:p>08/20/21</text:p>
          </table:table-cell>
          <table:table-cell office:value-type="float" office:value="45.9" calcext:value-type="float">
            <text:p>45.9</text:p>
          </table:table-cell>
          <table:table-cell table:formula="of:=[.B145]*60" office:value-type="float" office:value="2754" calcext:value-type="float">
            <text:p>2754</text:p>
          </table:table-cell>
          <table:table-cell office:value-type="float" office:value="29.56" calcext:value-type="float">
            <text:p>29.56</text:p>
          </table:table-cell>
          <table:table-cell office:value-type="float" office:value="322" calcext:value-type="float">
            <text:p>322</text:p>
          </table:table-cell>
          <table:table-cell office:value-type="float" office:value="45" calcext:value-type="float">
            <text:p>45</text:p>
          </table:table-cell>
          <table:table-cell office:value-type="float" office:value="29.21" calcext:value-type="float">
            <text:p>29.21</text:p>
          </table:table-cell>
          <table:table-cell office:value-type="float" office:value="325" calcext:value-type="float">
            <text:p>325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44" calcext:value-type="float">
            <text:p>844</text:p>
          </table:table-cell>
          <table:table-cell office:value-type="float" office:value="773" calcext:value-type="float">
            <text:p>773</text:p>
          </table:table-cell>
          <table:table-cell table:formula="of:=[.D145]/[.B145]*60" office:value-type="float" office:value="38.640522875817" calcext:value-type="float">
            <text:p>38.640522875817</text:p>
          </table:table-cell>
          <table:table-cell table:formula="of:=[.D145]/[.C145]/[.E145]" office:value-type="float" office:value="0.0000333337843994281" calcext:value-type="float">
            <text:p>3.33337843994281E-05</text:p>
          </table:table-cell>
          <table:table-cell table:formula="of:=[.M145] * 1.60934" office:value-type="float" office:value="0.0000536453925853755" calcext:value-type="float">
            <text:p>5.36453925853755E-05</text:p>
          </table:table-cell>
          <table:table-cell table:formula="of:=[.N145]*1000" office:value-type="float" office:value="0.0536453925853755" calcext:value-type="float">
            <text:p>0.0536453925853755</text:p>
          </table:table-cell>
          <table:table-cell table:formula="of:=[.O145]*[.E145]" office:value-type="float" office:value="17.2738164124909" calcext:value-type="float">
            <text:p>17.2738164124909</text:p>
          </table:table-cell>
          <table:table-cell table:number-columns-repeated="3"/>
        </table:table-row>
        <table:table-row table:style-name="ro1">
          <table:table-cell office:value-type="date" office:date-value="2021-08-21" calcext:value-type="date">
            <text:p>08/21/21</text:p>
          </table:table-cell>
          <table:table-cell office:value-type="float" office:value="51" calcext:value-type="float">
            <text:p>51</text:p>
          </table:table-cell>
          <table:table-cell table:formula="of:=[.B146]*60" office:value-type="float" office:value="3060" calcext:value-type="float">
            <text:p>3060</text:p>
          </table:table-cell>
          <table:table-cell office:value-type="float" office:value="22.48" calcext:value-type="float">
            <text:p>22.48</text:p>
          </table:table-cell>
          <table:table-cell office:value-type="float" office:value="345" calcext:value-type="float">
            <text:p>345</text:p>
          </table:table-cell>
          <table:table-cell office:value-type="float" office:value="46.1" calcext:value-type="float">
            <text:p>46.1</text:p>
          </table:table-cell>
          <table:table-cell office:value-type="float" office:value="20.58" calcext:value-type="float">
            <text:p>20.58</text:p>
          </table:table-cell>
          <table:table-cell office:value-type="float" office:value="356" calcext:value-type="float">
            <text:p>356</text:p>
          </table:table-cell>
          <table:table-cell table:style-name="ce5" office:value-type="float" office:value="355" calcext:value-type="float">
            <text:p>355</text:p>
          </table:table-cell>
          <table:table-cell table:style-name="ce5" office:value-type="float" office:value="945" calcext:value-type="float">
            <text:p>945</text:p>
          </table:table-cell>
          <table:table-cell office:value-type="float" office:value="874" calcext:value-type="float">
            <text:p>874</text:p>
          </table:table-cell>
          <table:table-cell table:formula="of:=[.D146]/[.B146]*60" office:value-type="float" office:value="26.4470588235294" calcext:value-type="float">
            <text:p>26.4470588235294</text:p>
          </table:table-cell>
          <table:table-cell table:formula="of:=[.D146]/[.C146]/[.E146]" office:value-type="float" office:value="0.000021293928199299" calcext:value-type="float">
            <text:p>2.1293928199299E-05</text:p>
          </table:table-cell>
          <table:table-cell table:formula="of:=[.M146] * 1.60934" office:value-type="float" office:value="0.0000342691704082599" calcext:value-type="float">
            <text:p>3.42691704082599E-05</text:p>
          </table:table-cell>
          <table:table-cell table:formula="of:=[.N146]*1000" office:value-type="float" office:value="0.0342691704082599" calcext:value-type="float">
            <text:p>0.0342691704082599</text:p>
          </table:table-cell>
          <table:table-cell table:formula="of:=[.O146]*[.E146]" office:value-type="float" office:value="11.8228637908497" calcext:value-type="float">
            <text:p>11.8228637908497</text:p>
          </table:table-cell>
          <table:table-cell table:number-columns-repeated="3"/>
        </table:table-row>
        <table:table-row table:style-name="ro1">
          <table:table-cell office:value-type="date" office:date-value="2021-08-22" calcext:value-type="date">
            <text:p>08/22/21</text:p>
          </table:table-cell>
          <table:table-cell office:value-type="float" office:value="51.2" calcext:value-type="float">
            <text:p>51.2</text:p>
          </table:table-cell>
          <table:table-cell table:formula="of:=[.B147]*60" office:value-type="float" office:value="3072" calcext:value-type="float">
            <text:p>3072</text:p>
          </table:table-cell>
          <table:table-cell office:value-type="float" office:value="23.35" calcext:value-type="float">
            <text:p>23.35</text:p>
          </table:table-cell>
          <table:table-cell office:value-type="float" office:value="379" calcext:value-type="float">
            <text:p>379</text:p>
          </table:table-cell>
          <table:table-cell office:value-type="float" office:value="43" calcext:value-type="float">
            <text:p>43</text:p>
          </table:table-cell>
          <table:table-cell office:value-type="float" office:value="20.13" calcext:value-type="float">
            <text:p>20.13</text:p>
          </table:table-cell>
          <table:table-cell office:value-type="float" office:value="402" calcext:value-type="float">
            <text:p>402</text:p>
          </table:table-cell>
          <table:table-cell table:style-name="ce5" office:value-type="float" office:value="398" calcext:value-type="float">
            <text:p>398</text:p>
          </table:table-cell>
          <table:table-cell table:style-name="ce5" office:value-type="float" office:value="1046" calcext:value-type="float">
            <text:p>1046</text:p>
          </table:table-cell>
          <table:table-cell office:value-type="float" office:value="975" calcext:value-type="float">
            <text:p>975</text:p>
          </table:table-cell>
          <table:table-cell table:formula="of:=[.D147]/[.B147]*60" office:value-type="float" office:value="27.36328125" calcext:value-type="float">
            <text:p>27.36328125</text:p>
          </table:table-cell>
          <table:table-cell table:formula="of:=[.D147]/[.C147]/[.E147]" office:value-type="float" office:value="0.000020055175351803" calcext:value-type="float">
            <text:p>2.0055175351803E-05</text:p>
          </table:table-cell>
          <table:table-cell table:formula="of:=[.M147] * 1.60934" office:value-type="float" office:value="0.0000322755959006706" calcext:value-type="float">
            <text:p>3.22755959006706E-05</text:p>
          </table:table-cell>
          <table:table-cell table:formula="of:=[.N147]*1000" office:value-type="float" office:value="0.0322755959006706" calcext:value-type="float">
            <text:p>0.0322755959006706</text:p>
          </table:table-cell>
          <table:table-cell table:formula="of:=[.O147]*[.E147]" office:value-type="float" office:value="12.2324508463542" calcext:value-type="float">
            <text:p>12.2324508463542</text:p>
          </table:table-cell>
          <table:table-cell table:number-columns-repeated="3"/>
        </table:table-row>
        <table:table-row table:style-name="ro1">
          <table:table-cell office:value-type="date" office:date-value="2021-08-23" calcext:value-type="date">
            <text:p>08/23/21</text:p>
          </table:table-cell>
          <table:table-cell office:value-type="float" office:value="47.8" calcext:value-type="float">
            <text:p>47.8</text:p>
          </table:table-cell>
          <table:table-cell table:formula="of:=[.B148]*60" office:value-type="float" office:value="2868" calcext:value-type="float">
            <text:p>2868</text:p>
          </table:table-cell>
          <table:table-cell office:value-type="float" office:value="21.33" calcext:value-type="float">
            <text:p>21.33</text:p>
          </table:table-cell>
          <table:table-cell office:value-type="float" office:value="365" calcext:value-type="float">
            <text:p>365</text:p>
          </table:table-cell>
          <table:table-cell office:value-type="float" office:value="44.5" calcext:value-type="float">
            <text:p>44.5</text:p>
          </table:table-cell>
          <table:table-cell office:value-type="float" office:value="20.06" calcext:value-type="float">
            <text:p>20.06</text:p>
          </table:table-cell>
          <table:table-cell office:value-type="float" office:value="375" calcext:value-type="float">
            <text:p>375</text:p>
          </table:table-cell>
          <table:table-cell table:style-name="ce5" office:value-type="float" office:value="374" calcext:value-type="float">
            <text:p>374</text:p>
          </table:table-cell>
          <table:table-cell table:style-name="ce5" office:value-type="float" office:value="981" calcext:value-type="float">
            <text:p>981</text:p>
          </table:table-cell>
          <table:table-cell office:value-type="float" office:value="908" calcext:value-type="float">
            <text:p>908</text:p>
          </table:table-cell>
          <table:table-cell table:formula="of:=[.D148]/[.B148]*60" office:value-type="float" office:value="26.7740585774059" calcext:value-type="float">
            <text:p>26.7740585774059</text:p>
          </table:table-cell>
          <table:table-cell table:formula="of:=[.D148]/[.C148]/[.E148]" office:value-type="float" office:value="0.000020375995873216" calcext:value-type="float">
            <text:p>2.0375995873216E-05</text:p>
          </table:table-cell>
          <table:table-cell table:formula="of:=[.M148] * 1.60934" office:value-type="float" office:value="0.0000327919051986015" calcext:value-type="float">
            <text:p>3.27919051986015E-05</text:p>
          </table:table-cell>
          <table:table-cell table:formula="of:=[.N148]*1000" office:value-type="float" office:value="0.0327919051986015" calcext:value-type="float">
            <text:p>0.0327919051986015</text:p>
          </table:table-cell>
          <table:table-cell table:formula="of:=[.O148]*[.E148]" office:value-type="float" office:value="11.9690453974895" calcext:value-type="float">
            <text:p>11.9690453974895</text:p>
          </table:table-cell>
          <table:table-cell table:number-columns-repeated="3"/>
        </table:table-row>
        <table:table-row table:style-name="ro1">
          <table:table-cell office:value-type="date" office:date-value="2021-08-24" calcext:value-type="date">
            <text:p>08/24/21</text:p>
          </table:table-cell>
          <table:table-cell office:value-type="float" office:value="32" calcext:value-type="float">
            <text:p>32</text:p>
          </table:table-cell>
          <table:table-cell table:formula="of:=[.B149]*60" office:value-type="float" office:value="1920" calcext:value-type="float">
            <text:p>1920</text:p>
          </table:table-cell>
          <table:table-cell office:value-type="float" office:value="14.29" calcext:value-type="float">
            <text:p>14.29</text:p>
          </table:table-cell>
          <table:table-cell office:value-type="float" office:value="357" calcext:value-type="float">
            <text:p>357</text:p>
          </table:table-cell>
          <table:table-cell office:value-type="float" office:value="29.9" calcext:value-type="float">
            <text:p>29.9</text:p>
          </table:table-cell>
          <table:table-cell office:value-type="float" office:value="13.48" calcext:value-type="float">
            <text:p>13.48</text:p>
          </table:table-cell>
          <table:table-cell office:value-type="float" office:value="365" calcext:value-type="float">
            <text:p>365</text:p>
          </table:table-cell>
          <table:table-cell table:style-name="ce5" office:value-type="float" office:value="365" calcext:value-type="float">
            <text:p>365</text:p>
          </table:table-cell>
          <table:table-cell table:style-name="ce5" office:value-type="float" office:value="648" calcext:value-type="float">
            <text:p>648</text:p>
          </table:table-cell>
          <table:table-cell office:value-type="float" office:value="597" calcext:value-type="float">
            <text:p>597</text:p>
          </table:table-cell>
          <table:table-cell table:formula="of:=[.D149]/[.B149]*60" office:value-type="float" office:value="26.79375" calcext:value-type="float">
            <text:p>26.79375</text:p>
          </table:table-cell>
          <table:table-cell table:formula="of:=[.D149]/[.C149]/[.E149]" office:value-type="float" office:value="0.0000208479225023343" calcext:value-type="float">
            <text:p>2.08479225023343E-05</text:p>
          </table:table-cell>
          <table:table-cell table:formula="of:=[.M149] * 1.60934" office:value-type="float" office:value="0.0000335513955999066" calcext:value-type="float">
            <text:p>3.35513955999066E-05</text:p>
          </table:table-cell>
          <table:table-cell table:formula="of:=[.N149]*1000" office:value-type="float" office:value="0.0335513955999066" calcext:value-type="float">
            <text:p>0.0335513955999066</text:p>
          </table:table-cell>
          <table:table-cell table:formula="of:=[.O149]*[.E149]" office:value-type="float" office:value="11.9778482291667" calcext:value-type="float">
            <text:p>11.9778482291667</text:p>
          </table:table-cell>
          <table:table-cell table:number-columns-repeated="3"/>
        </table:table-row>
        <table:table-row table:style-name="ro1">
          <table:table-cell office:value-type="date" office:date-value="2021-08-25" calcext:value-type="date">
            <text:p>08/25/21</text:p>
          </table:table-cell>
          <table:table-cell office:value-type="float" office:value="45.7" calcext:value-type="float">
            <text:p>45.7</text:p>
          </table:table-cell>
          <table:table-cell table:formula="of:=[.B150]*60" office:value-type="float" office:value="2742" calcext:value-type="float">
            <text:p>2742</text:p>
          </table:table-cell>
          <table:table-cell office:value-type="float" office:value="20.68" calcext:value-type="float">
            <text:p>20.68</text:p>
          </table:table-cell>
          <table:table-cell office:value-type="float" office:value="380" calcext:value-type="float">
            <text:p>380</text:p>
          </table:table-cell>
          <table:table-cell office:value-type="float" office:value="41.4" calcext:value-type="float">
            <text:p>41.4</text:p>
          </table:table-cell>
          <table:table-cell office:value-type="float" office:value="19.18" calcext:value-type="float">
            <text:p>19.18</text:p>
          </table:table-cell>
          <table:table-cell office:value-type="float" office:value="393" calcext:value-type="float">
            <text:p>393</text:p>
          </table:table-cell>
          <table:table-cell table:style-name="ce5" office:value-type="float" office:value="381" calcext:value-type="float">
            <text:p>381</text:p>
          </table:table-cell>
          <table:table-cell table:style-name="ce5" office:value-type="float" office:value="1004" calcext:value-type="float">
            <text:p>1004</text:p>
          </table:table-cell>
          <table:table-cell office:value-type="float" office:value="931" calcext:value-type="float">
            <text:p>931</text:p>
          </table:table-cell>
          <table:table-cell table:formula="of:=[.D150]/[.B150]*60" office:value-type="float" office:value="27.1509846827133" calcext:value-type="float">
            <text:p>27.1509846827133</text:p>
          </table:table-cell>
          <table:table-cell table:formula="of:=[.D150]/[.C150]/[.E150]" office:value-type="float" office:value="0.0000198472110253753" calcext:value-type="float">
            <text:p>1.98472110253753E-05</text:p>
          </table:table-cell>
          <table:table-cell table:formula="of:=[.M150] * 1.60934" office:value-type="float" office:value="0.0000319409105915774" calcext:value-type="float">
            <text:p>3.19409105915774E-05</text:p>
          </table:table-cell>
          <table:table-cell table:formula="of:=[.N150]*1000" office:value-type="float" office:value="0.0319409105915774" calcext:value-type="float">
            <text:p>0.0319409105915774</text:p>
          </table:table-cell>
          <table:table-cell table:formula="of:=[.O150]*[.E150]" office:value-type="float" office:value="12.1375460247994" calcext:value-type="float">
            <text:p>12.1375460247994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9.4" calcext:value-type="float">
            <text:p>49.4</text:p>
          </table:table-cell>
          <table:table-cell table:formula="of:=[.B151]*60" office:value-type="float" office:value="2964" calcext:value-type="float">
            <text:p>2964</text:p>
          </table:table-cell>
          <table:table-cell office:value-type="float" office:value="22.04" calcext:value-type="float">
            <text:p>22.04</text:p>
          </table:table-cell>
          <table:table-cell office:value-type="float" office:value="357" calcext:value-type="float">
            <text:p>357</text:p>
          </table:table-cell>
          <table:table-cell office:value-type="float" office:value="43.1" calcext:value-type="float">
            <text:p>43.1</text:p>
          </table:table-cell>
          <table:table-cell office:value-type="float" office:value="19.58" calcext:value-type="float">
            <text:p>19.58</text:p>
          </table:table-cell>
          <table:table-cell office:value-type="float" office:value="374" calcext:value-type="float">
            <text:p>374</text:p>
          </table:table-cell>
          <table:table-cell table:style-name="ce5" table:number-columns-repeated="2"/>
          <table:table-cell/>
          <table:table-cell table:formula="of:=[.D151]/[.B151]*60" office:value-type="float" office:value="26.7692307692308" calcext:value-type="float">
            <text:p>26.7692307692308</text:p>
          </table:table-cell>
          <table:table-cell table:formula="of:=[.D151]/[.C151]/[.E151]" office:value-type="float" office:value="0.0000208288443582561" calcext:value-type="float">
            <text:p>2.08288443582561E-05</text:p>
          </table:table-cell>
          <table:table-cell table:formula="of:=[.M151] * 1.60934" office:value-type="float" office:value="0.0000335206923795159" calcext:value-type="float">
            <text:p>3.35206923795159E-05</text:p>
          </table:table-cell>
          <table:table-cell table:formula="of:=[.N151]*1000" office:value-type="float" office:value="0.0335206923795159" calcext:value-type="float">
            <text:p>0.0335206923795159</text:p>
          </table:table-cell>
          <table:table-cell table:formula="of:=[.O151]*[.E151]" office:value-type="float" office:value="11.9668871794872" calcext:value-type="float">
            <text:p>11.9668871794872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0.1" calcext:value-type="float">
            <text:p>40.1</text:p>
          </table:table-cell>
          <table:table-cell table:formula="of:=[.B152]*60" office:value-type="float" office:value="2406" calcext:value-type="float">
            <text:p>2406</text:p>
          </table:table-cell>
          <table:table-cell office:value-type="float" office:value="17.36" calcext:value-type="float">
            <text:p>17.36</text:p>
          </table:table-cell>
          <table:table-cell office:value-type="float" office:value="331" calcext:value-type="float">
            <text:p>331</text:p>
          </table:table-cell>
          <table:table-cell office:value-type="float" office:value="31.2" calcext:value-type="float">
            <text:p>31.2</text:p>
          </table:table-cell>
          <table:table-cell office:value-type="float" office:value="13.82" calcext:value-type="float">
            <text:p>13.82</text:p>
          </table:table-cell>
          <table:table-cell office:value-type="float" office:value="353" calcext:value-type="float">
            <text:p>353</text:p>
          </table:table-cell>
          <table:table-cell table:style-name="ce5" office:value-type="float" office:value="361" calcext:value-type="float">
            <text:p>361</text:p>
          </table:table-cell>
          <table:table-cell table:style-name="ce5" office:value-type="float" office:value="642" calcext:value-type="float">
            <text:p>642</text:p>
          </table:table-cell>
          <table:table-cell office:value-type="float" office:value="591" calcext:value-type="float">
            <text:p>591</text:p>
          </table:table-cell>
          <table:table-cell table:formula="of:=[.D152]/[.B152]*60" office:value-type="float" office:value="25.9750623441396" calcext:value-type="float">
            <text:p>25.9750623441396</text:p>
          </table:table-cell>
          <table:table-cell table:formula="of:=[.D152]/[.C152]/[.E152]" office:value-type="float" office:value="0.0000217984746090464" calcext:value-type="float">
            <text:p>2.17984746090464E-05</text:p>
          </table:table-cell>
          <table:table-cell table:formula="of:=[.M152] * 1.60934" office:value-type="float" office:value="0.0000350811571273227" calcext:value-type="float">
            <text:p>3.50811571273227E-05</text:p>
          </table:table-cell>
          <table:table-cell table:formula="of:=[.N152]*1000" office:value-type="float" office:value="0.0350811571273227" calcext:value-type="float">
            <text:p>0.0350811571273227</text:p>
          </table:table-cell>
          <table:table-cell table:formula="of:=[.O152]*[.E152]" office:value-type="float" office:value="11.6118630091438" calcext:value-type="float">
            <text:p>11.6118630091438</text:p>
          </table:table-cell>
          <table:table-cell table:number-columns-repeated="3"/>
        </table:table-row>
        <table:table-row table:style-name="ro1">
          <table:table-cell office:value-type="date" office:date-value="2021-08-27" calcext:value-type="date">
            <text:p>08/27/21</text:p>
          </table:table-cell>
          <table:table-cell office:value-type="float" office:value="53.9" calcext:value-type="float">
            <text:p>53.9</text:p>
          </table:table-cell>
          <table:table-cell table:formula="of:=[.B153]*60" office:value-type="float" office:value="3234" calcext:value-type="float">
            <text:p>3234</text:p>
          </table:table-cell>
          <table:table-cell office:value-type="float" office:value="21.94" calcext:value-type="float">
            <text:p>21.94</text:p>
          </table:table-cell>
          <table:table-cell office:value-type="float" office:value="277" calcext:value-type="float">
            <text:p>277</text:p>
          </table:table-cell>
          <table:table-cell office:value-type="float" office:value="46.4" calcext:value-type="float">
            <text:p>46.4</text:p>
          </table:table-cell>
          <table:table-cell office:value-type="float" office:value="19.45" calcext:value-type="float">
            <text:p>19.45</text:p>
          </table:table-cell>
          <table:table-cell office:value-type="float" office:value="295" calcext:value-type="float">
            <text:p>295</text:p>
          </table:table-cell>
          <table:table-cell table:style-name="ce5" office:value-type="float" office:value="292" calcext:value-type="float">
            <text:p>292</text:p>
          </table:table-cell>
          <table:table-cell table:style-name="ce5" office:value-type="float" office:value="771" calcext:value-type="float">
            <text:p>771</text:p>
          </table:table-cell>
          <table:table-cell office:value-type="float" office:value="689" calcext:value-type="float">
            <text:p>689</text:p>
          </table:table-cell>
          <table:table-cell table:formula="of:=[.D153]/[.B153]*60" office:value-type="float" office:value="24.4230055658627" calcext:value-type="float">
            <text:p>24.4230055658627</text:p>
          </table:table-cell>
          <table:table-cell table:formula="of:=[.D153]/[.C153]/[.E153]" office:value-type="float" office:value="0.00002449158199545" calcext:value-type="float">
            <text:p>2.449158199545E-05</text:p>
          </table:table-cell>
          <table:table-cell table:formula="of:=[.M153] * 1.60934" office:value-type="float" office:value="0.0000394152825685575" calcext:value-type="float">
            <text:p>3.94152825685575E-05</text:p>
          </table:table-cell>
          <table:table-cell table:formula="of:=[.N153]*1000" office:value-type="float" office:value="0.0394152825685575" calcext:value-type="float">
            <text:p>0.0394152825685575</text:p>
          </table:table-cell>
          <table:table-cell table:formula="of:=[.O153]*[.E153]" office:value-type="float" office:value="10.9180332714904" calcext:value-type="float">
            <text:p>10.9180332714904</text:p>
          </table:table-cell>
          <table:table-cell table:number-columns-repeated="3"/>
        </table:table-row>
        <table:table-row table:style-name="ro1">
          <table:table-cell office:value-type="date" office:date-value="2021-08-28" calcext:value-type="date">
            <text:p>08/28/21</text:p>
          </table:table-cell>
          <table:table-cell office:value-type="float" office:value="50.3" calcext:value-type="float">
            <text:p>50.3</text:p>
          </table:table-cell>
          <table:table-cell table:formula="of:=[.B154]*60" office:value-type="float" office:value="3018" calcext:value-type="float">
            <text:p>3018</text:p>
          </table:table-cell>
          <table:table-cell office:value-type="float" office:value="22.56" calcext:value-type="float">
            <text:p>22.56</text:p>
          </table:table-cell>
          <table:table-cell office:value-type="float" office:value="362" calcext:value-type="float">
            <text:p>362</text:p>
          </table:table-cell>
          <table:table-cell office:value-type="float" office:value="45.1" calcext:value-type="float">
            <text:p>45.1</text:p>
          </table:table-cell>
          <table:table-cell office:value-type="float" office:value="20.65" calcext:value-type="float">
            <text:p>20.65</text:p>
          </table:table-cell>
          <table:table-cell office:value-type="float" office:value="378" calcext:value-type="float">
            <text:p>378</text:p>
          </table:table-cell>
          <table:table-cell table:style-name="ce5" office:value-type="float" office:value="378" calcext:value-type="float">
            <text:p>378</text:p>
          </table:table-cell>
          <table:table-cell table:style-name="ce5" office:value-type="float" office:value="1001" calcext:value-type="float">
            <text:p>1001</text:p>
          </table:table-cell>
          <table:table-cell office:value-type="float" office:value="928" calcext:value-type="float">
            <text:p>928</text:p>
          </table:table-cell>
          <table:table-cell table:formula="of:=[.D154]/[.B154]*60" office:value-type="float" office:value="26.9105367793241" calcext:value-type="float">
            <text:p>26.9105367793241</text:p>
          </table:table-cell>
          <table:table-cell table:formula="of:=[.D154]/[.C154]/[.E154]" office:value-type="float" office:value="0.0000206495831639994" calcext:value-type="float">
            <text:p>2.06495831639994E-05</text:p>
          </table:table-cell>
          <table:table-cell table:formula="of:=[.M154] * 1.60934" office:value-type="float" office:value="0.0000332322001691508" calcext:value-type="float">
            <text:p>3.32322001691508E-05</text:p>
          </table:table-cell>
          <table:table-cell table:formula="of:=[.N154]*1000" office:value-type="float" office:value="0.0332322001691508" calcext:value-type="float">
            <text:p>0.0332322001691508</text:p>
          </table:table-cell>
          <table:table-cell table:formula="of:=[.O154]*[.E154]" office:value-type="float" office:value="12.0300564612326" calcext:value-type="float">
            <text:p>12.0300564612326</text:p>
          </table:table-cell>
          <table:table-cell table:number-columns-repeated="3"/>
        </table:table-row>
        <table:table-row table:style-name="ro1">
          <table:table-cell office:value-type="date" office:date-value="2021-08-29" calcext:value-type="date">
            <text:p>08/29/21</text:p>
          </table:table-cell>
          <table:table-cell office:value-type="float" office:value="50.8" calcext:value-type="float">
            <text:p>50.8</text:p>
          </table:table-cell>
          <table:table-cell table:formula="of:=[.B155]*60" office:value-type="float" office:value="3048" calcext:value-type="float">
            <text:p>3048</text:p>
          </table:table-cell>
          <table:table-cell office:value-type="float" office:value="22.41" calcext:value-type="float">
            <text:p>22.41</text:p>
          </table:table-cell>
          <table:table-cell office:value-type="float" office:value="349" calcext:value-type="float">
            <text:p>349</text:p>
          </table:table-cell>
          <table:table-cell office:value-type="float" office:value="46.9" calcext:value-type="float">
            <text:p>46.9</text:p>
          </table:table-cell>
          <table:table-cell office:value-type="float" office:value="21.04" calcext:value-type="float">
            <text:p>21.04</text:p>
          </table:table-cell>
          <table:table-cell office:value-type="float" office:value="360" calcext:value-type="float">
            <text:p>360</text:p>
          </table:table-cell>
          <table:table-cell table:style-name="ce5" office:value-type="float" office:value="364" calcext:value-type="float">
            <text:p>364</text:p>
          </table:table-cell>
          <table:table-cell table:style-name="ce5" office:value-type="float" office:value="970" calcext:value-type="float">
            <text:p>970</text:p>
          </table:table-cell>
          <table:table-cell office:value-type="float" office:value="894" calcext:value-type="float">
            <text:p>894</text:p>
          </table:table-cell>
          <table:table-cell table:formula="of:=[.D155]/[.B155]*60" office:value-type="float" office:value="26.4685039370079" calcext:value-type="float">
            <text:p>26.4685039370079</text:p>
          </table:table-cell>
          <table:table-cell table:formula="of:=[.D155]/[.C155]/[.E155]" office:value-type="float" office:value="0.0000210669404146831" calcext:value-type="float">
            <text:p>2.10669404146831E-05</text:p>
          </table:table-cell>
          <table:table-cell table:formula="of:=[.M155] * 1.60934" office:value-type="float" office:value="0.0000339038698869661" calcext:value-type="float">
            <text:p>3.39038698869661E-05</text:p>
          </table:table-cell>
          <table:table-cell table:formula="of:=[.N155]*1000" office:value-type="float" office:value="0.0339038698869661" calcext:value-type="float">
            <text:p>0.0339038698869661</text:p>
          </table:table-cell>
          <table:table-cell table:formula="of:=[.O155]*[.E155]" office:value-type="float" office:value="11.8324505905512" calcext:value-type="float">
            <text:p>11.8324505905512</text:p>
          </table:table-cell>
          <table:table-cell table:number-columns-repeated="3"/>
        </table:table-row>
        <table:table-row table:style-name="ro1">
          <table:table-cell office:value-type="date" office:date-value="2021-08-30" calcext:value-type="date">
            <text:p>08/30/21</text:p>
          </table:table-cell>
          <table:table-cell office:value-type="float" office:value="46.6" calcext:value-type="float">
            <text:p>46.6</text:p>
          </table:table-cell>
          <table:table-cell table:formula="of:=[.B156]*60" office:value-type="float" office:value="2796" calcext:value-type="float">
            <text:p>2796</text:p>
          </table:table-cell>
          <table:table-cell office:value-type="float" office:value="21.35" calcext:value-type="float">
            <text:p>21.35</text:p>
          </table:table-cell>
          <table:table-cell office:value-type="float" office:value="385" calcext:value-type="float">
            <text:p>385</text:p>
          </table:table-cell>
          <table:table-cell office:value-type="float" office:value="44.4" calcext:value-type="float">
            <text:p>44.4</text:p>
          </table:table-cell>
          <table:table-cell office:value-type="float" office:value="20.5" calcext:value-type="float">
            <text:p>20.5</text:p>
          </table:table-cell>
          <table:table-cell office:value-type="float" office:value="393" calcext:value-type="float">
            <text:p>393</text:p>
          </table:table-cell>
          <table:table-cell table:style-name="ce5" office:value-type="float" office:value="389" calcext:value-type="float">
            <text:p>389</text:p>
          </table:table-cell>
          <table:table-cell table:style-name="ce5" office:value-type="float" office:value="1025" calcext:value-type="float">
            <text:p>1025</text:p>
          </table:table-cell>
          <table:table-cell office:value-type="float" office:value="953" calcext:value-type="float">
            <text:p>953</text:p>
          </table:table-cell>
          <table:table-cell table:formula="of:=[.D156]/[.B156]*60" office:value-type="float" office:value="27.4892703862661" calcext:value-type="float">
            <text:p>27.4892703862661</text:p>
          </table:table-cell>
          <table:table-cell table:formula="of:=[.D156]/[.C156]/[.E156]" office:value-type="float" office:value="0.0000198335284172194" calcext:value-type="float">
            <text:p>1.98335284172194E-05</text:p>
          </table:table-cell>
          <table:table-cell table:formula="of:=[.M156] * 1.60934" office:value-type="float" office:value="0.0000319188906229679" calcext:value-type="float">
            <text:p>3.19188906229679E-05</text:p>
          </table:table-cell>
          <table:table-cell table:formula="of:=[.N156]*1000" office:value-type="float" office:value="0.0319188906229679" calcext:value-type="float">
            <text:p>0.0319188906229679</text:p>
          </table:table-cell>
          <table:table-cell table:formula="of:=[.O156]*[.E156]" office:value-type="float" office:value="12.2887728898426" calcext:value-type="float">
            <text:p>12.2887728898426</text:p>
          </table:table-cell>
          <table:table-cell table:number-columns-repeated="3"/>
        </table:table-row>
        <table:table-row table:style-name="ro1">
          <table:table-cell office:value-type="date" office:date-value="2021-08-31" calcext:value-type="date">
            <text:p>08/31/21</text:p>
          </table:table-cell>
          <table:table-cell office:value-type="float" office:value="35.3" calcext:value-type="float">
            <text:p>35.3</text:p>
          </table:table-cell>
          <table:table-cell table:formula="of:=[.B157]*60" office:value-type="float" office:value="2118" calcext:value-type="float">
            <text:p>2118</text:p>
          </table:table-cell>
          <table:table-cell office:value-type="float" office:value="15.75" calcext:value-type="float">
            <text:p>15.75</text:p>
          </table:table-cell>
          <table:table-cell office:value-type="float" office:value="360" calcext:value-type="float">
            <text:p>360</text:p>
          </table:table-cell>
          <table:table-cell office:value-type="float" office:value="30.2" calcext:value-type="float">
            <text:p>30.2</text:p>
          </table:table-cell>
          <table:table-cell office:value-type="float" office:value="13.86" calcext:value-type="float">
            <text:p>13.86</text:p>
          </table:table-cell>
          <table:table-cell office:value-type="float" office:value="383" calcext:value-type="float">
            <text:p>383</text:p>
          </table:table-cell>
          <table:table-cell table:style-name="ce5" office:value-type="float" office:value="383" calcext:value-type="float">
            <text:p>383</text:p>
          </table:table-cell>
          <table:table-cell table:style-name="ce5" office:value-type="float" office:value="674" calcext:value-type="float">
            <text:p>674</text:p>
          </table:table-cell>
          <table:table-cell office:value-type="float" office:value="625" calcext:value-type="float">
            <text:p>625</text:p>
          </table:table-cell>
          <table:table-cell table:formula="of:=[.D157]/[.B157]*60" office:value-type="float" office:value="26.7705382436261" calcext:value-type="float">
            <text:p>26.7705382436261</text:p>
          </table:table-cell>
          <table:table-cell table:formula="of:=[.D157]/[.C157]/[.E157]" office:value-type="float" office:value="0.0000206562795089707" calcext:value-type="float">
            <text:p>2.06562795089707E-05</text:p>
          </table:table-cell>
          <table:table-cell table:formula="of:=[.M157] * 1.60934" office:value-type="float" office:value="0.000033242976864967" calcext:value-type="float">
            <text:p>3.3242976864967E-05</text:p>
          </table:table-cell>
          <table:table-cell table:formula="of:=[.N157]*1000" office:value-type="float" office:value="0.033242976864967" calcext:value-type="float">
            <text:p>0.033242976864967</text:p>
          </table:table-cell>
          <table:table-cell table:formula="of:=[.O157]*[.E157]" office:value-type="float" office:value="11.9674716713881" calcext:value-type="float">
            <text:p>11.9674716713881</text:p>
          </table:table-cell>
          <table:table-cell table:number-columns-repeated="3"/>
        </table:table-row>
        <table:table-row table:style-name="ro1">
          <table:table-cell office:value-type="date" office:date-value="2021-09-01" calcext:value-type="date">
            <text:p>09/01/21</text:p>
          </table:table-cell>
          <table:table-cell office:value-type="float" office:value="50.2" calcext:value-type="float">
            <text:p>50.2</text:p>
          </table:table-cell>
          <table:table-cell table:formula="of:=[.B158]*60" office:value-type="float" office:value="3012" calcext:value-type="float">
            <text:p>3012</text:p>
          </table:table-cell>
          <table:table-cell office:value-type="float" office:value="21.92" calcext:value-type="float">
            <text:p>21.92</text:p>
          </table:table-cell>
          <table:table-cell office:value-type="float" office:value="352" calcext:value-type="float">
            <text:p>352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69" calcext:value-type="float">
            <text:p>369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949" calcext:value-type="float">
            <text:p>949</text:p>
          </table:table-cell>
          <table:table-cell office:value-type="float" office:value="876" calcext:value-type="float">
            <text:p>876</text:p>
          </table:table-cell>
          <table:table-cell table:formula="of:=[.D158]/[.B158]*60" office:value-type="float" office:value="26.199203187251" calcext:value-type="float">
            <text:p>26.199203187251</text:p>
          </table:table-cell>
          <table:table-cell table:formula="of:=[.D158]/[.C158]/[.E158]" office:value-type="float" office:value="0.0000206748762525655" calcext:value-type="float">
            <text:p>2.06748762525655E-05</text:p>
          </table:table-cell>
          <table:table-cell table:formula="of:=[.M158] * 1.60934" office:value-type="float" office:value="0.0000332729053483038" calcext:value-type="float">
            <text:p>3.32729053483038E-05</text:p>
          </table:table-cell>
          <table:table-cell table:formula="of:=[.N158]*1000" office:value-type="float" office:value="0.0332729053483038" calcext:value-type="float">
            <text:p>0.0332729053483038</text:p>
          </table:table-cell>
          <table:table-cell table:formula="of:=[.O158]*[.E158]" office:value-type="float" office:value="11.7120626826029" calcext:value-type="float">
            <text:p>11.7120626826029</text:p>
          </table:table-cell>
          <table:table-cell table:number-columns-repeated="3"/>
        </table:table-row>
        <table:table-row table:style-name="ro1">
          <table:table-cell office:value-type="date" office:date-value="2021-09-02" calcext:value-type="date">
            <text:p>09/02/21</text:p>
          </table:table-cell>
          <table:table-cell office:value-type="float" office:value="34" calcext:value-type="float">
            <text:p>34</text:p>
          </table:table-cell>
          <table:table-cell table:formula="of:=[.B159]*60" office:value-type="float" office:value="2040" calcext:value-type="float">
            <text:p>2040</text:p>
          </table:table-cell>
          <table:table-cell office:value-type="float" office:value="15.15" calcext:value-type="float">
            <text:p>15.15</text:p>
          </table:table-cell>
          <table:table-cell office:value-type="float" office:value="359" calcext:value-type="float">
            <text:p>359</text:p>
          </table:table-cell>
          <table:table-cell office:value-type="float" office:value="31.2" calcext:value-type="float">
            <text:p>31.2</text:p>
          </table:table-cell>
          <table:table-cell office:value-type="float" office:value="14.08" calcext:value-type="float">
            <text:p>14.08</text:p>
          </table:table-cell>
          <table:table-cell office:value-type="float" office:value="369" calcext:value-type="float">
            <text:p>369</text:p>
          </table:table-cell>
          <table:table-cell table:style-name="ce5" office:value-type="float" office:value="372" calcext:value-type="float">
            <text:p>372</text:p>
          </table:table-cell>
          <table:table-cell table:style-name="ce5" office:value-type="float" office:value="618" calcext:value-type="float">
            <text:p>618</text:p>
          </table:table-cell>
          <table:table-cell office:value-type="float" office:value="571" calcext:value-type="float">
            <text:p>571</text:p>
          </table:table-cell>
          <table:table-cell table:formula="of:=[.D159]/[.B159]*60" office:value-type="float" office:value="26.7352941176471" calcext:value-type="float">
            <text:p>26.7352941176471</text:p>
          </table:table-cell>
          <table:table-cell table:formula="of:=[.D159]/[.C159]/[.E159]" office:value-type="float" office:value="0.0000206865475995412" calcext:value-type="float">
            <text:p>2.06865475995412E-05</text:p>
          </table:table-cell>
          <table:table-cell table:formula="of:=[.M159] * 1.60934" office:value-type="float" office:value="0.0000332916885138456" calcext:value-type="float">
            <text:p>3.32916885138456E-05</text:p>
          </table:table-cell>
          <table:table-cell table:formula="of:=[.N159]*1000" office:value-type="float" office:value="0.0332916885138456" calcext:value-type="float">
            <text:p>0.0332916885138456</text:p>
          </table:table-cell>
          <table:table-cell table:formula="of:=[.O159]*[.E159]" office:value-type="float" office:value="11.9517161764706" calcext:value-type="float">
            <text:p>11.9517161764706</text:p>
          </table:table-cell>
          <table:table-cell table:number-columns-repeated="3"/>
        </table:table-row>
        <table:table-row table:style-name="ro1">
          <table:table-cell office:value-type="date" office:date-value="2021-09-03" calcext:value-type="date">
            <text:p>09/03/21</text:p>
          </table:table-cell>
          <table:table-cell office:value-type="float" office:value="47.8" calcext:value-type="float">
            <text:p>47.8</text:p>
          </table:table-cell>
          <table:table-cell table:formula="of:=[.B160]*60" office:value-type="float" office:value="2868" calcext:value-type="float">
            <text:p>2868</text:p>
          </table:table-cell>
          <table:table-cell office:value-type="float" office:value="21.71" calcext:value-type="float">
            <text:p>21.71</text:p>
          </table:table-cell>
          <table:table-cell office:value-type="float" office:value="374" calcext:value-type="float">
            <text:p>374</text:p>
          </table:table-cell>
          <table:table-cell office:value-type="float" office:value="46.7" calcext:value-type="float">
            <text:p>46.7</text:p>
          </table:table-cell>
          <table:table-cell office:value-type="float" office:value="21.22" calcext:value-type="float">
            <text:p>21.22</text:p>
          </table:table-cell>
          <table:table-cell office:value-type="float" office:value="376" calcext:value-type="float">
            <text:p>376</text:p>
          </table:table-cell>
          <table:table-cell table:style-name="ce5" office:value-type="float" office:value="385" calcext:value-type="float">
            <text:p>385</text:p>
          </table:table-cell>
          <table:table-cell table:style-name="ce5" office:value-type="float" office:value="993" calcext:value-type="float">
            <text:p>993</text:p>
          </table:table-cell>
          <table:table-cell office:value-type="float" office:value="922" calcext:value-type="float">
            <text:p>922</text:p>
          </table:table-cell>
          <table:table-cell table:formula="of:=[.D160]/[.B160]*60" office:value-type="float" office:value="27.2510460251046" calcext:value-type="float">
            <text:p>27.2510460251046</text:p>
          </table:table-cell>
          <table:table-cell table:formula="of:=[.D160]/[.C160]/[.E160]" office:value-type="float" office:value="0.0000202399331737259" calcext:value-type="float">
            <text:p>2.02399331737259E-05</text:p>
          </table:table-cell>
          <table:table-cell table:formula="of:=[.M160] * 1.60934" office:value-type="float" office:value="0.0000325729340538041" calcext:value-type="float">
            <text:p>3.25729340538041E-05</text:p>
          </table:table-cell>
          <table:table-cell table:formula="of:=[.N160]*1000" office:value-type="float" office:value="0.0325729340538041" calcext:value-type="float">
            <text:p>0.0325729340538041</text:p>
          </table:table-cell>
          <table:table-cell table:formula="of:=[.O160]*[.E160]" office:value-type="float" office:value="12.1822773361227" calcext:value-type="float">
            <text:p>12.1822773361227</text:p>
          </table:table-cell>
          <table:table-cell table:number-columns-repeated="3"/>
        </table:table-row>
        <table:table-row table:style-name="ro1">
          <table:table-cell office:value-type="date" office:date-value="2021-09-04" calcext:value-type="date">
            <text:p>09/04/21</text:p>
          </table:table-cell>
          <table:table-cell office:value-type="float" office:value="51.2" calcext:value-type="float">
            <text:p>51.2</text:p>
          </table:table-cell>
          <table:table-cell table:formula="of:=[.B161]*60" office:value-type="float" office:value="3072" calcext:value-type="float">
            <text:p>3072</text:p>
          </table:table-cell>
          <table:table-cell office:value-type="float" office:value="22.72" calcext:value-type="float">
            <text:p>22.72</text:p>
          </table:table-cell>
          <table:table-cell office:value-type="float" office:value="363" calcext:value-type="float">
            <text:p>363</text:p>
          </table:table-cell>
          <table:table-cell office:value-type="float" office:value="46.7" calcext:value-type="float">
            <text:p>46.7</text:p>
          </table:table-cell>
          <table:table-cell office:value-type="float" office:value="21.08" calcext:value-type="float">
            <text:p>21.08</text:p>
          </table:table-cell>
          <table:table-cell office:value-type="float" office:value="377" calcext:value-type="float">
            <text:p>377</text:p>
          </table:table-cell>
          <table:table-cell table:style-name="ce5" office:value-type="float" office:value="391" calcext:value-type="float">
            <text:p>391</text:p>
          </table:table-cell>
          <table:table-cell table:style-name="ce5" office:value-type="float" office:value="983" calcext:value-type="float">
            <text:p>983</text:p>
          </table:table-cell>
          <table:table-cell office:value-type="float" office:value="914" calcext:value-type="float">
            <text:p>914</text:p>
          </table:table-cell>
          <table:table-cell table:formula="of:=[.D161]/[.B161]*60" office:value-type="float" office:value="26.625" calcext:value-type="float">
            <text:p>26.625</text:p>
          </table:table-cell>
          <table:table-cell table:formula="of:=[.D161]/[.C161]/[.E161]" office:value-type="float" office:value="0.0000203741965105601" calcext:value-type="float">
            <text:p>2.03741965105601E-05</text:p>
          </table:table-cell>
          <table:table-cell table:formula="of:=[.M161] * 1.60934" office:value-type="float" office:value="0.0000327890094123049" calcext:value-type="float">
            <text:p>3.27890094123049E-05</text:p>
          </table:table-cell>
          <table:table-cell table:formula="of:=[.N161]*1000" office:value-type="float" office:value="0.0327890094123049" calcext:value-type="float">
            <text:p>0.0327890094123049</text:p>
          </table:table-cell>
          <table:table-cell table:formula="of:=[.O161]*[.E161]" office:value-type="float" office:value="11.9024104166667" calcext:value-type="float">
            <text:p>11.9024104166667</text:p>
          </table:table-cell>
          <table:table-cell table:number-columns-repeated="3"/>
        </table:table-row>
        <table:table-row table:style-name="ro1">
          <table:table-cell office:value-type="date" office:date-value="2021-09-05" calcext:value-type="date">
            <text:p>09/05/21</text:p>
          </table:table-cell>
          <table:table-cell office:value-type="float" office:value="55.5" calcext:value-type="float">
            <text:p>55.5</text:p>
          </table:table-cell>
          <table:table-cell table:formula="of:=[.B162]*60" office:value-type="float" office:value="3330" calcext:value-type="float">
            <text:p>3330</text:p>
          </table:table-cell>
          <table:table-cell office:value-type="float" office:value="24.68" calcext:value-type="float">
            <text:p>24.68</text:p>
          </table:table-cell>
          <table:table-cell office:value-type="float" office:value="356" calcext:value-type="float">
            <text:p>356</text:p>
          </table:table-cell>
          <table:table-cell office:value-type="float" office:value="46.3" calcext:value-type="float">
            <text:p>46.3</text:p>
          </table:table-cell>
          <table:table-cell office:value-type="float" office:value="21.23" calcext:value-type="float">
            <text:p>21.23</text:p>
          </table:table-cell>
          <table:table-cell office:value-type="float" office:value="383" calcext:value-type="float">
            <text:p>383</text:p>
          </table:table-cell>
          <table:table-cell table:style-name="ce5" office:value-type="float" office:value="386" calcext:value-type="float">
            <text:p>386</text:p>
          </table:table-cell>
          <table:table-cell table:style-name="ce5" office:value-type="float" office:value="1019" calcext:value-type="float">
            <text:p>1019</text:p>
          </table:table-cell>
          <table:table-cell office:value-type="float" office:value="947" calcext:value-type="float">
            <text:p>947</text:p>
          </table:table-cell>
          <table:table-cell table:formula="of:=[.D162]/[.B162]*60" office:value-type="float" office:value="26.6810810810811" calcext:value-type="float">
            <text:p>26.6810810810811</text:p>
          </table:table-cell>
          <table:table-cell table:formula="of:=[.D162]/[.C162]/[.E162]" office:value-type="float" office:value="0.0000208185713803691" calcext:value-type="float">
            <text:p>2.08185713803691E-05</text:p>
          </table:table-cell>
          <table:table-cell table:formula="of:=[.M162] * 1.60934" office:value-type="float" office:value="0.0000335041596652833" calcext:value-type="float">
            <text:p>3.35041596652833E-05</text:p>
          </table:table-cell>
          <table:table-cell table:formula="of:=[.N162]*1000" office:value-type="float" office:value="0.0335041596652833" calcext:value-type="float">
            <text:p>0.0335041596652833</text:p>
          </table:table-cell>
          <table:table-cell table:formula="of:=[.O162]*[.E162]" office:value-type="float" office:value="11.9274808408408" calcext:value-type="float">
            <text:p>11.9274808408408</text:p>
          </table:table-cell>
          <table:table-cell table:number-columns-repeated="3"/>
        </table:table-row>
        <table:table-row table:style-name="ro1">
          <table:table-cell office:value-type="date" office:date-value="2021-09-06" calcext:value-type="date">
            <text:p>09/06/21</text:p>
          </table:table-cell>
          <table:table-cell office:value-type="float" office:value="50.7" calcext:value-type="float">
            <text:p>50.7</text:p>
          </table:table-cell>
          <table:table-cell table:formula="of:=[.B163]*60" office:value-type="float" office:value="3042" calcext:value-type="float">
            <text:p>3042</text:p>
          </table:table-cell>
          <table:table-cell office:value-type="float" office:value="22.91" calcext:value-type="float">
            <text:p>22.91</text:p>
          </table:table-cell>
          <table:table-cell office:value-type="float" office:value="370" calcext:value-type="float">
            <text:p>370</text:p>
          </table:table-cell>
          <table:table-cell office:value-type="float" office:value="46.4" calcext:value-type="float">
            <text:p>46.4</text:p>
          </table:table-cell>
          <table:table-cell office:value-type="float" office:value="21.26" calcext:value-type="float">
            <text:p>21.26</text:p>
          </table:table-cell>
          <table:table-cell office:value-type="float" office:value="383" calcext:value-type="float">
            <text:p>383</text:p>
          </table:table-cell>
          <table:table-cell table:style-name="ce5" office:value-type="float" office:value="385" calcext:value-type="float">
            <text:p>385</text:p>
          </table:table-cell>
          <table:table-cell table:style-name="ce5" office:value-type="float" office:value="988" calcext:value-type="float">
            <text:p>988</text:p>
          </table:table-cell>
          <table:table-cell office:value-type="float" office:value="918" calcext:value-type="float">
            <text:p>918</text:p>
          </table:table-cell>
          <table:table-cell table:formula="of:=[.D163]/[.B163]*60" office:value-type="float" office:value="27.112426035503" calcext:value-type="float">
            <text:p>27.112426035503</text:p>
          </table:table-cell>
          <table:table-cell table:formula="of:=[.D163]/[.C163]/[.E163]" office:value-type="float" office:value="0.000020354674200828" calcext:value-type="float">
            <text:p>2.0354674200828E-05</text:p>
          </table:table-cell>
          <table:table-cell table:formula="of:=[.M163] * 1.60934" office:value-type="float" office:value="0.0000327575913783606" calcext:value-type="float">
            <text:p>3.27575913783606E-05</text:p>
          </table:table-cell>
          <table:table-cell table:formula="of:=[.N163]*1000" office:value-type="float" office:value="0.0327575913783606" calcext:value-type="float">
            <text:p>0.0327575913783606</text:p>
          </table:table-cell>
          <table:table-cell table:formula="of:=[.O163]*[.E163]" office:value-type="float" office:value="12.1203088099934" calcext:value-type="float">
            <text:p>12.1203088099934</text:p>
          </table:table-cell>
          <table:table-cell table:number-columns-repeated="3"/>
        </table:table-row>
        <table:table-row table:style-name="ro1">
          <table:table-cell office:value-type="date" office:date-value="2021-09-07" calcext:value-type="date">
            <text:p>09/07/21</text:p>
          </table:table-cell>
          <table:table-cell office:value-type="float" office:value="37.7" calcext:value-type="float">
            <text:p>37.7</text:p>
          </table:table-cell>
          <table:table-cell table:formula="of:=[.B164]*60" office:value-type="float" office:value="2262" calcext:value-type="float">
            <text:p>2262</text:p>
          </table:table-cell>
          <table:table-cell office:value-type="float" office:value="16.63" calcext:value-type="float">
            <text:p>16.63</text:p>
          </table:table-cell>
          <table:table-cell office:value-type="float" office:value="351" calcext:value-type="float">
            <text:p>351</text:p>
          </table:table-cell>
          <table:table-cell office:value-type="float" office:value="30.3" calcext:value-type="float">
            <text:p>30.3</text:p>
          </table:table-cell>
          <table:table-cell office:value-type="float" office:value="13.87" calcext:value-type="float">
            <text:p>13.87</text:p>
          </table:table-cell>
          <table:table-cell office:value-type="float" office:value="382" calcext:value-type="float">
            <text:p>382</text:p>
          </table:table-cell>
          <table:table-cell table:style-name="ce5" office:value-type="float" office:value="384" calcext:value-type="float">
            <text:p>384</text:p>
          </table:table-cell>
          <table:table-cell table:style-name="ce5" office:value-type="float" office:value="677" calcext:value-type="float">
            <text:p>677</text:p>
          </table:table-cell>
          <table:table-cell office:value-type="float" office:value="628" calcext:value-type="float">
            <text:p>628</text:p>
          </table:table-cell>
          <table:table-cell table:formula="of:=[.D164]/[.B164]*60" office:value-type="float" office:value="26.4668435013263" calcext:value-type="float">
            <text:p>26.4668435013263</text:p>
          </table:table-cell>
          <table:table-cell table:formula="of:=[.D164]/[.C164]/[.E164]" office:value-type="float" office:value="0.0000209455868164975" calcext:value-type="float">
            <text:p>2.09455868164975E-05</text:p>
          </table:table-cell>
          <table:table-cell table:formula="of:=[.M164] * 1.60934" office:value-type="float" office:value="0.0000337085706872621" calcext:value-type="float">
            <text:p>3.37085706872621E-05</text:p>
          </table:table-cell>
          <table:table-cell table:formula="of:=[.N164]*1000" office:value-type="float" office:value="0.0337085706872621" calcext:value-type="float">
            <text:p>0.0337085706872621</text:p>
          </table:table-cell>
          <table:table-cell table:formula="of:=[.O164]*[.E164]" office:value-type="float" office:value="11.831708311229" calcext:value-type="float">
            <text:p>11.831708311229</text:p>
          </table:table-cell>
          <table:table-cell table:number-columns-repeated="3"/>
        </table:table-row>
        <table:table-row table:style-name="ro1">
          <table:table-cell office:value-type="date" office:date-value="2021-09-08" calcext:value-type="date">
            <text:p>09/08/21</text:p>
          </table:table-cell>
          <table:table-cell office:value-type="float" office:value="49.4" calcext:value-type="float">
            <text:p>49.4</text:p>
          </table:table-cell>
          <table:table-cell table:formula="of:=[.B165]*60" office:value-type="float" office:value="2964" calcext:value-type="float">
            <text:p>2964</text:p>
          </table:table-cell>
          <table:table-cell office:value-type="float" office:value="22.06" calcext:value-type="float">
            <text:p>22.06</text:p>
          </table:table-cell>
          <table:table-cell office:value-type="float" office:value="361" calcext:value-type="float">
            <text:p>361</text:p>
          </table:table-cell>
          <table:table-cell office:value-type="float" office:value="44.8" calcext:value-type="float">
            <text:p>44.8</text:p>
          </table:table-cell>
          <table:table-cell office:value-type="float" office:value="20.37" calcext:value-type="float">
            <text:p>20.37</text:p>
          </table:table-cell>
          <table:table-cell office:value-type="float" office:value="377" calcext:value-type="float">
            <text:p>377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table:formula="of:=[.D165]/[.B165]*60" office:value-type="float" office:value="26.7935222672065" calcext:value-type="float">
            <text:p>26.7935222672065</text:p>
          </table:table-cell>
          <table:table-cell table:formula="of:=[.D165]/[.C165]/[.E165]" office:value-type="float" office:value="0.0000206167453579613" calcext:value-type="float">
            <text:p>2.06167453579613E-05</text:p>
          </table:table-cell>
          <table:table-cell table:formula="of:=[.M165] * 1.60934" office:value-type="float" office:value="0.0000331793529743814" calcext:value-type="float">
            <text:p>3.31793529743814E-05</text:p>
          </table:table-cell>
          <table:table-cell table:formula="of:=[.N165]*1000" office:value-type="float" office:value="0.0331793529743814" calcext:value-type="float">
            <text:p>0.0331793529743814</text:p>
          </table:table-cell>
          <table:table-cell table:formula="of:=[.O165]*[.E165]" office:value-type="float" office:value="11.9777464237517" calcext:value-type="float">
            <text:p>11.9777464237517</text:p>
          </table:table-cell>
          <table:table-cell table:number-columns-repeated="3"/>
        </table:table-row>
        <table:table-row table:style-name="ro1">
          <table:table-cell office:value-type="date" office:date-value="2021-09-09" calcext:value-type="date">
            <text:p>09/09/21</text:p>
          </table:table-cell>
          <table:table-cell office:value-type="float" office:value="36.4" calcext:value-type="float">
            <text:p>36.4</text:p>
          </table:table-cell>
          <table:table-cell table:formula="of:=[.B166]*60" office:value-type="float" office:value="2184" calcext:value-type="float">
            <text:p>2184</text:p>
          </table:table-cell>
          <table:table-cell office:value-type="float" office:value="21.64" calcext:value-type="float">
            <text:p>21.64</text:p>
          </table:table-cell>
          <table:table-cell office:value-type="float" office:value="297" calcext:value-type="float">
            <text:p>297</text:p>
          </table:table-cell>
          <table:table-cell office:value-type="float" office:value="30.6" calcext:value-type="float">
            <text:p>30.6</text:p>
          </table:table-cell>
          <table:table-cell office:value-type="float" office:value="19.42" calcext:value-type="float">
            <text:p>19.42</text:p>
          </table:table-cell>
          <table:table-cell office:value-type="float" office:value="318" calcext:value-type="float">
            <text:p>318</text:p>
          </table:table-cell>
          <table:table-cell table:style-name="ce5" office:value-type="float" office:value="320" calcext:value-type="float">
            <text:p>320</text:p>
          </table:table-cell>
          <table:table-cell table:style-name="ce5" office:value-type="float" office:value="578" calcext:value-type="float">
            <text:p>578</text:p>
          </table:table-cell>
          <table:table-cell office:value-type="float" office:value="523" calcext:value-type="float">
            <text:p>523</text:p>
          </table:table-cell>
          <table:table-cell table:formula="of:=[.D166]/[.B166]*60" office:value-type="float" office:value="35.6703296703297" calcext:value-type="float">
            <text:p>35.6703296703297</text:p>
          </table:table-cell>
          <table:table-cell table:formula="of:=[.D166]/[.C166]/[.E166]" office:value-type="float" office:value="0.0000333617000283667" calcext:value-type="float">
            <text:p>3.33617000283667E-05</text:p>
          </table:table-cell>
          <table:table-cell table:formula="of:=[.M166] * 1.60934" office:value-type="float" office:value="0.0000536903183236517" calcext:value-type="float">
            <text:p>5.36903183236517E-05</text:p>
          </table:table-cell>
          <table:table-cell table:formula="of:=[.N166]*1000" office:value-type="float" office:value="0.0536903183236517" calcext:value-type="float">
            <text:p>0.0536903183236517</text:p>
          </table:table-cell>
          <table:table-cell table:formula="of:=[.O166]*[.E166]" office:value-type="float" office:value="15.9460245421245" calcext:value-type="float">
            <text:p>15.9460245421245</text:p>
          </table:table-cell>
          <table:table-cell table:number-columns-repeated="3"/>
        </table:table-row>
        <table:table-row table:style-name="ro1">
          <table:table-cell office:value-type="date" office:date-value="2021-09-10" calcext:value-type="date">
            <text:p>09/10/21</text:p>
          </table:table-cell>
          <table:table-cell office:value-type="float" office:value="44.1" calcext:value-type="float">
            <text:p>44.1</text:p>
          </table:table-cell>
          <table:table-cell table:formula="of:=[.B167]*60" office:value-type="float" office:value="2646" calcext:value-type="float">
            <text:p>2646</text:p>
          </table:table-cell>
          <table:table-cell office:value-type="float" office:value="20.08" calcext:value-type="float">
            <text:p>20.08</text:p>
          </table:table-cell>
          <table:table-cell office:value-type="float" office:value="376" calcext:value-type="float">
            <text:p>376</text:p>
          </table:table-cell>
          <table:table-cell office:value-type="float" office:value="43.3" calcext:value-type="float">
            <text:p>43.3</text:p>
          </table:table-cell>
          <table:table-cell office:value-type="float" office:value="19.73" calcext:value-type="float">
            <text:p>19.73</text:p>
          </table:table-cell>
          <table:table-cell office:value-type="float" office:value="376" calcext:value-type="float">
            <text:p>376</text:p>
          </table:table-cell>
          <table:table-cell table:style-name="ce5" office:value-type="float" office:value="380" calcext:value-type="float">
            <text:p>380</text:p>
          </table:table-cell>
          <table:table-cell table:style-name="ce5" office:value-type="float" office:value="940" calcext:value-type="float">
            <text:p>940</text:p>
          </table:table-cell>
          <table:table-cell office:value-type="float" office:value="872" calcext:value-type="float">
            <text:p>872</text:p>
          </table:table-cell>
          <table:table-cell table:formula="of:=[.D167]/[.B167]*60" office:value-type="float" office:value="27.3197278911565" calcext:value-type="float">
            <text:p>27.3197278911565</text:p>
          </table:table-cell>
          <table:table-cell table:formula="of:=[.D167]/[.C167]/[.E167]" office:value-type="float" office:value="0.0000201830141039867" calcext:value-type="float">
            <text:p>2.01830141039867E-05</text:p>
          </table:table-cell>
          <table:table-cell table:formula="of:=[.M167] * 1.60934" office:value-type="float" office:value="0.00003248133191811" calcext:value-type="float">
            <text:p>3.248133191811E-05</text:p>
          </table:table-cell>
          <table:table-cell table:formula="of:=[.N167]*1000" office:value-type="float" office:value="0.03248133191811" calcext:value-type="float">
            <text:p>0.03248133191811</text:p>
          </table:table-cell>
          <table:table-cell table:formula="of:=[.O167]*[.E167]" office:value-type="float" office:value="12.2129808012094" calcext:value-type="float">
            <text:p>12.2129808012094</text:p>
          </table:table-cell>
          <table:table-cell table:number-columns-repeated="3"/>
        </table:table-row>
        <table:table-row table:style-name="ro1">
          <table:table-cell office:value-type="date" office:date-value="2021-09-11" calcext:value-type="date">
            <text:p>09/11/21</text:p>
          </table:table-cell>
          <table:table-cell office:value-type="float" office:value="51.1" calcext:value-type="float">
            <text:p>51.1</text:p>
          </table:table-cell>
          <table:table-cell table:formula="of:=[.B168]*60" office:value-type="float" office:value="3066" calcext:value-type="float">
            <text:p>3066</text:p>
          </table:table-cell>
          <table:table-cell office:value-type="float" office:value="22.36" calcext:value-type="float">
            <text:p>22.36</text:p>
          </table:table-cell>
          <table:table-cell office:value-type="float" office:value="354" calcext:value-type="float">
            <text:p>354</text:p>
          </table:table-cell>
          <table:table-cell office:value-type="float" office:value="46.9" calcext:value-type="float">
            <text:p>46.9</text:p>
          </table:table-cell>
          <table:table-cell office:value-type="float" office:value="20.78" calcext:value-type="float">
            <text:p>20.78</text:p>
          </table:table-cell>
          <table:table-cell office:value-type="float" office:value="366" calcext:value-type="float">
            <text:p>366</text:p>
          </table:table-cell>
          <table:table-cell table:style-name="ce5" office:value-type="float" office:value="369" calcext:value-type="float">
            <text:p>369</text:p>
          </table:table-cell>
          <table:table-cell table:style-name="ce5" office:value-type="float" office:value="980" calcext:value-type="float">
            <text:p>980</text:p>
          </table:table-cell>
          <table:table-cell office:value-type="float" office:value="906" calcext:value-type="float">
            <text:p>906</text:p>
          </table:table-cell>
          <table:table-cell table:formula="of:=[.D168]/[.B168]*60" office:value-type="float" office:value="26.2544031311155" calcext:value-type="float">
            <text:p>26.2544031311155</text:p>
          </table:table-cell>
          <table:table-cell table:formula="of:=[.D168]/[.C168]/[.E168]" office:value-type="float" office:value="0.000020601383498992" calcext:value-type="float">
            <text:p>2.0601383498992E-05</text:p>
          </table:table-cell>
          <table:table-cell table:formula="of:=[.M168] * 1.60934" office:value-type="float" office:value="0.0000331546305202679" calcext:value-type="float">
            <text:p>3.31546305202679E-05</text:p>
          </table:table-cell>
          <table:table-cell table:formula="of:=[.N168]*1000" office:value-type="float" office:value="0.0331546305202679" calcext:value-type="float">
            <text:p>0.0331546305202679</text:p>
          </table:table-cell>
          <table:table-cell table:formula="of:=[.O168]*[.E168]" office:value-type="float" office:value="11.7367392041748" calcext:value-type="float">
            <text:p>11.7367392041748</text:p>
          </table:table-cell>
          <table:table-cell table:number-columns-repeated="3"/>
        </table:table-row>
        <table:table-row table:style-name="ro1">
          <table:table-cell office:value-type="date" office:date-value="2021-09-12" calcext:value-type="date">
            <text:p>09/12/21</text:p>
          </table:table-cell>
          <table:table-cell office:value-type="float" office:value="54.7" calcext:value-type="float">
            <text:p>54.7</text:p>
          </table:table-cell>
          <table:table-cell table:formula="of:=[.B169]*60" office:value-type="float" office:value="3282" calcext:value-type="float">
            <text:p>3282</text:p>
          </table:table-cell>
          <table:table-cell office:value-type="float" office:value="24.49" calcext:value-type="float">
            <text:p>24.49</text:p>
          </table:table-cell>
          <table:table-cell office:value-type="float" office:value="360" calcext:value-type="float">
            <text:p>360</text:p>
          </table:table-cell>
          <table:table-cell office:value-type="float" office:value="50.4" calcext:value-type="float">
            <text:p>50.4</text:p>
          </table:table-cell>
          <table:table-cell office:value-type="float" office:value="22.88" calcext:value-type="float">
            <text:p>22.88</text:p>
          </table:table-cell>
          <table:table-cell office:value-type="float" office:value="372" calcext:value-type="float">
            <text:p>372</text:p>
          </table:table-cell>
          <table:table-cell table:style-name="ce5" office:value-type="float" office:value="375" calcext:value-type="float">
            <text:p>375</text:p>
          </table:table-cell>
          <table:table-cell table:style-name="ce5" office:value-type="float" office:value="994" calcext:value-type="float">
            <text:p>994</text:p>
          </table:table-cell>
          <table:table-cell office:value-type="float" office:value="920" calcext:value-type="float">
            <text:p>920</text:p>
          </table:table-cell>
          <table:table-cell table:formula="of:=[.D169]/[.B169]*60" office:value-type="float" office:value="26.8628884826325" calcext:value-type="float">
            <text:p>26.8628884826325</text:p>
          </table:table-cell>
          <table:table-cell table:formula="of:=[.D169]/[.C169]/[.E169]" office:value-type="float" office:value="0.0000207275374094387" calcext:value-type="float">
            <text:p>2.07275374094387E-05</text:p>
          </table:table-cell>
          <table:table-cell table:formula="of:=[.M169] * 1.60934" office:value-type="float" office:value="0.0000333576550545061" calcext:value-type="float">
            <text:p>3.33576550545061E-05</text:p>
          </table:table-cell>
          <table:table-cell table:formula="of:=[.N169]*1000" office:value-type="float" office:value="0.0333576550545061" calcext:value-type="float">
            <text:p>0.0333576550545061</text:p>
          </table:table-cell>
          <table:table-cell table:formula="of:=[.O169]*[.E169]" office:value-type="float" office:value="12.0087558196222" calcext:value-type="float">
            <text:p>12.0087558196222</text:p>
          </table:table-cell>
          <table:table-cell table:number-columns-repeated="3"/>
        </table:table-row>
        <table:table-row table:style-name="ro1">
          <table:table-cell office:value-type="date" office:date-value="2021-09-13" calcext:value-type="date">
            <text:p>09/13/21</text:p>
          </table:table-cell>
          <table:table-cell office:value-type="float" office:value="47.3" calcext:value-type="float">
            <text:p>47.3</text:p>
          </table:table-cell>
          <table:table-cell table:formula="of:=[.B170]*60" office:value-type="float" office:value="2838" calcext:value-type="float">
            <text:p>2838</text:p>
          </table:table-cell>
          <table:table-cell office:value-type="float" office:value="21.25" calcext:value-type="float">
            <text:p>21.25</text:p>
          </table:table-cell>
          <table:table-cell office:value-type="float" office:value="364" calcext:value-type="float">
            <text:p>364</text:p>
          </table:table-cell>
          <table:table-cell office:value-type="float" office:value="44.4" calcext:value-type="float">
            <text:p>44.4</text:p>
          </table:table-cell>
          <table:table-cell office:value-type="float" office:value="20.14" calcext:value-type="float">
            <text:p>20.14</text:p>
          </table:table-cell>
          <table:table-cell office:value-type="float" office:value="372" calcext:value-type="float">
            <text:p>372</text:p>
          </table:table-cell>
          <table:table-cell table:style-name="ce5" table:number-columns-repeated="2"/>
          <table:table-cell/>
          <table:table-cell table:formula="of:=[.D170]/[.B170]*60" office:value-type="float" office:value="26.9556025369979" calcext:value-type="float">
            <text:p>26.9556025369979</text:p>
          </table:table-cell>
          <table:table-cell table:formula="of:=[.D170]/[.C170]/[.E170]" office:value-type="float" office:value="0.0000205705147565613" calcext:value-type="float">
            <text:p>2.05705147565613E-05</text:p>
          </table:table-cell>
          <table:table-cell table:formula="of:=[.M170] * 1.60934" office:value-type="float" office:value="0.0000331049522183243" calcext:value-type="float">
            <text:p>3.31049522183243E-05</text:p>
          </table:table-cell>
          <table:table-cell table:formula="of:=[.N170]*1000" office:value-type="float" office:value="0.0331049522183243" calcext:value-type="float">
            <text:p>0.0331049522183243</text:p>
          </table:table-cell>
          <table:table-cell table:formula="of:=[.O170]*[.E170]" office:value-type="float" office:value="12.05020260747" calcext:value-type="float">
            <text:p>12.05020260747</text:p>
          </table:table-cell>
          <table:table-cell table:number-columns-repeated="3"/>
        </table:table-row>
        <table:table-row table:style-name="ro1">
          <table:table-cell office:value-type="date" office:date-value="2021-09-14" calcext:value-type="date">
            <text:p>09/14/21</text:p>
          </table:table-cell>
          <table:table-cell office:value-type="float" office:value="37" calcext:value-type="float">
            <text:p>37</text:p>
          </table:table-cell>
          <table:table-cell table:formula="of:=[.B171]*60" office:value-type="float" office:value="2220" calcext:value-type="float">
            <text:p>2220</text:p>
          </table:table-cell>
          <table:table-cell office:value-type="float" office:value="16.28" calcext:value-type="float">
            <text:p>16.28</text:p>
          </table:table-cell>
          <table:table-cell office:value-type="float" office:value="346" calcext:value-type="float">
            <text:p>346</text:p>
          </table:table-cell>
          <table:table-cell office:value-type="float" office:value="31.1" calcext:value-type="float">
            <text:p>31.1</text:p>
          </table:table-cell>
          <table:table-cell office:value-type="float" office:value="13.95" calcext:value-type="float">
            <text:p>13.95</text:p>
          </table:table-cell>
          <table:table-cell office:value-type="float" office:value="363" calcext:value-type="float">
            <text:p>363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645" calcext:value-type="float">
            <text:p>645</text:p>
          </table:table-cell>
          <table:table-cell office:value-type="float" office:value="596" calcext:value-type="float">
            <text:p>596</text:p>
          </table:table-cell>
          <table:table-cell table:formula="of:=[.D171]/[.B171]*60" office:value-type="float" office:value="26.4" calcext:value-type="float">
            <text:p>26.4</text:p>
          </table:table-cell>
          <table:table-cell table:formula="of:=[.D171]/[.C171]/[.E171]" office:value-type="float" office:value="0.0000211946050096339" calcext:value-type="float">
            <text:p>2.11946050096339E-05</text:p>
          </table:table-cell>
          <table:table-cell table:formula="of:=[.M171] * 1.60934" office:value-type="float" office:value="0.0000341093256262042" calcext:value-type="float">
            <text:p>3.41093256262042E-05</text:p>
          </table:table-cell>
          <table:table-cell table:formula="of:=[.N171]*1000" office:value-type="float" office:value="0.0341093256262042" calcext:value-type="float">
            <text:p>0.0341093256262042</text:p>
          </table:table-cell>
          <table:table-cell table:formula="of:=[.O171]*[.E171]" office:value-type="float" office:value="11.8018266666667" calcext:value-type="float">
            <text:p>11.8018266666667</text:p>
          </table:table-cell>
          <table:table-cell table:number-columns-repeated="3"/>
        </table:table-row>
        <table:table-row table:style-name="ro1">
          <table:table-cell office:value-type="date" office:date-value="2021-09-15" calcext:value-type="date">
            <text:p>09/15/21</text:p>
          </table:table-cell>
          <table:table-cell office:value-type="float" office:value="49.5" calcext:value-type="float">
            <text:p>49.5</text:p>
          </table:table-cell>
          <table:table-cell table:formula="of:=[.B172]*60" office:value-type="float" office:value="2970" calcext:value-type="float">
            <text:p>2970</text:p>
          </table:table-cell>
          <table:table-cell office:value-type="float" office:value="21.94" calcext:value-type="float">
            <text:p>21.94</text:p>
          </table:table-cell>
          <table:table-cell office:value-type="float" office:value="349" calcext:value-type="float">
            <text:p>349</text:p>
          </table:table-cell>
          <table:table-cell office:value-type="float" office:value="45.3" calcext:value-type="float">
            <text:p>45.3</text:p>
          </table:table-cell>
          <table:table-cell office:value-type="float" office:value="20.36" calcext:value-type="float">
            <text:p>20.36</text:p>
          </table:table-cell>
          <table:table-cell office:value-type="float" office:value="361" calcext:value-type="float">
            <text:p>361</text:p>
          </table:table-cell>
          <table:table-cell table:style-name="ce5" office:value-type="float" office:value="363" calcext:value-type="float">
            <text:p>363</text:p>
          </table:table-cell>
          <table:table-cell table:style-name="ce5" office:value-type="float" office:value="966" calcext:value-type="float">
            <text:p>966</text:p>
          </table:table-cell>
          <table:table-cell office:value-type="float" office:value="890" calcext:value-type="float">
            <text:p>890</text:p>
          </table:table-cell>
          <table:table-cell table:formula="of:=[.D172]/[.B172]*60" office:value-type="float" office:value="26.5939393939394" calcext:value-type="float">
            <text:p>26.5939393939394</text:p>
          </table:table-cell>
          <table:table-cell table:formula="of:=[.D172]/[.C172]/[.E172]" office:value-type="float" office:value="0.000021166777613769" calcext:value-type="float">
            <text:p>2.1166777613769E-05</text:p>
          </table:table-cell>
          <table:table-cell table:formula="of:=[.M172] * 1.60934" office:value-type="float" office:value="0.000034064541884943" calcext:value-type="float">
            <text:p>3.4064541884943E-05</text:p>
          </table:table-cell>
          <table:table-cell table:formula="of:=[.N172]*1000" office:value-type="float" office:value="0.034064541884943" calcext:value-type="float">
            <text:p>0.034064541884943</text:p>
          </table:table-cell>
          <table:table-cell table:formula="of:=[.O172]*[.E172]" office:value-type="float" office:value="11.8885251178451" calcext:value-type="float">
            <text:p>11.8885251178451</text:p>
          </table:table-cell>
          <table:table-cell table:number-columns-repeated="3"/>
        </table:table-row>
        <table:table-row table:style-name="ro1">
          <table:table-cell office:value-type="date" office:date-value="2021-09-16" calcext:value-type="date">
            <text:p>09/16/21</text:p>
          </table:table-cell>
          <table:table-cell office:value-type="float" office:value="35.9" calcext:value-type="float">
            <text:p>35.9</text:p>
          </table:table-cell>
          <table:table-cell table:formula="of:=[.B173]*60" office:value-type="float" office:value="2154" calcext:value-type="float">
            <text:p>2154</text:p>
          </table:table-cell>
          <table:table-cell office:value-type="float" office:value="15.75" calcext:value-type="float">
            <text:p>15.75</text:p>
          </table:table-cell>
          <table:table-cell office:value-type="float" office:value="348" calcext:value-type="float">
            <text:p>348</text:p>
          </table:table-cell>
          <table:table-cell office:value-type="float" office:value="29.1" calcext:value-type="float">
            <text:p>29.1</text:p>
          </table:table-cell>
          <table:table-cell office:value-type="float" office:value="13.25" calcext:value-type="float">
            <text:p>13.25</text:p>
          </table:table-cell>
          <table:table-cell office:value-type="float" office:value="374" calcext:value-type="float">
            <text:p>374</text:p>
          </table:table-cell>
          <table:table-cell table:style-name="ce5" office:value-type="float" office:value="369" calcext:value-type="float">
            <text:p>369</text:p>
          </table:table-cell>
          <table:table-cell table:style-name="ce5" office:value-type="float" office:value="646" calcext:value-type="float">
            <text:p>646</text:p>
          </table:table-cell>
          <table:table-cell office:value-type="float" office:value="597" calcext:value-type="float">
            <text:p>597</text:p>
          </table:table-cell>
          <table:table-cell table:formula="of:=[.D173]/[.B173]*60" office:value-type="float" office:value="26.3231197771588" calcext:value-type="float">
            <text:p>26.3231197771588</text:p>
          </table:table-cell>
          <table:table-cell table:formula="of:=[.D173]/[.C173]/[.E173]" office:value-type="float" office:value="0.0000210114302180386" calcext:value-type="float">
            <text:p>2.10114302180386E-05</text:p>
          </table:table-cell>
          <table:table-cell table:formula="of:=[.M173] * 1.60934" office:value-type="float" office:value="0.0000338145351070983" calcext:value-type="float">
            <text:p>3.38145351070983E-05</text:p>
          </table:table-cell>
          <table:table-cell table:formula="of:=[.N173]*1000" office:value-type="float" office:value="0.0338145351070983" calcext:value-type="float">
            <text:p>0.0338145351070983</text:p>
          </table:table-cell>
          <table:table-cell table:formula="of:=[.O173]*[.E173]" office:value-type="float" office:value="11.7674582172702" calcext:value-type="float">
            <text:p>11.7674582172702</text:p>
          </table:table-cell>
          <table:table-cell table:number-columns-repeated="3"/>
        </table:table-row>
        <table:table-row table:style-name="ro1">
          <table:table-cell office:value-type="date" office:date-value="2021-09-17" calcext:value-type="date">
            <text:p>09/17/21</text:p>
          </table:table-cell>
          <table:table-cell office:value-type="float" office:value="45.6" calcext:value-type="float">
            <text:p>45.6</text:p>
          </table:table-cell>
          <table:table-cell table:formula="of:=[.B174]*60" office:value-type="float" office:value="2736" calcext:value-type="float">
            <text:p>2736</text:p>
          </table:table-cell>
          <table:table-cell office:value-type="float" office:value="20.57" calcext:value-type="float">
            <text:p>20.57</text:p>
          </table:table-cell>
          <table:table-cell office:value-type="float" office:value="369" calcext:value-type="float">
            <text:p>369</text:p>
          </table:table-cell>
          <table:table-cell office:value-type="float" office:value="44.3" calcext:value-type="float">
            <text:p>44.3</text:p>
          </table:table-cell>
          <table:table-cell office:value-type="float" office:value="20.08" calcext:value-type="float">
            <text:p>20.08</text:p>
          </table:table-cell>
          <table:table-cell office:value-type="float" office:value="373" calcext:value-type="float">
            <text:p>373</text:p>
          </table:table-cell>
          <table:table-cell table:style-name="ce5" office:value-type="float" office:value="378" calcext:value-type="float">
            <text:p>378</text:p>
          </table:table-cell>
          <table:table-cell table:style-name="ce5" office:value-type="float" office:value="944" calcext:value-type="float">
            <text:p>944</text:p>
          </table:table-cell>
          <table:table-cell office:value-type="float" office:value="875" calcext:value-type="float">
            <text:p>875</text:p>
          </table:table-cell>
          <table:table-cell table:formula="of:=[.D174]/[.B174]*60" office:value-type="float" office:value="27.0657894736842" calcext:value-type="float">
            <text:p>27.0657894736842</text:p>
          </table:table-cell>
          <table:table-cell table:formula="of:=[.D174]/[.C174]/[.E174]" office:value-type="float" office:value="0.0000203747286010872" calcext:value-type="float">
            <text:p>2.03747286010872E-05</text:p>
          </table:table-cell>
          <table:table-cell table:formula="of:=[.M174] * 1.60934" office:value-type="float" office:value="0.0000327898657268736" calcext:value-type="float">
            <text:p>3.27898657268736E-05</text:p>
          </table:table-cell>
          <table:table-cell table:formula="of:=[.N174]*1000" office:value-type="float" office:value="0.0327898657268736" calcext:value-type="float">
            <text:p>0.0327898657268736</text:p>
          </table:table-cell>
          <table:table-cell table:formula="of:=[.O174]*[.E174]" office:value-type="float" office:value="12.0994604532164" calcext:value-type="float">
            <text:p>12.0994604532164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5" calcext:value-type="float">
            <text:p>45</text:p>
          </table:table-cell>
          <table:table-cell table:formula="of:=[.B175]*60" office:value-type="float" office:value="2700" calcext:value-type="float">
            <text:p>2700</text:p>
          </table:table-cell>
          <table:table-cell office:value-type="float" office:value="20.14" calcext:value-type="float">
            <text:p>20.14</text:p>
          </table:table-cell>
          <table:table-cell office:value-type="float" office:value="361" calcext:value-type="float">
            <text:p>361</text:p>
          </table:table-cell>
          <table:table-cell office:value-type="float" office:value="44.9" calcext:value-type="float">
            <text:p>44.9</text:p>
          </table:table-cell>
          <table:table-cell office:value-type="float" office:value="20.14" calcext:value-type="float">
            <text:p>20.14</text:p>
          </table:table-cell>
          <table:table-cell office:value-type="float" office:value="362" calcext:value-type="float">
            <text:p>362</text:p>
          </table:table-cell>
          <table:table-cell table:style-name="ce5" office:value-type="float" office:value="369" calcext:value-type="float">
            <text:p>369</text:p>
          </table:table-cell>
          <table:table-cell table:style-name="ce5" office:value-type="float" office:value="921" calcext:value-type="float">
            <text:p>921</text:p>
          </table:table-cell>
          <table:table-cell office:value-type="float" office:value="851" calcext:value-type="float">
            <text:p>851</text:p>
          </table:table-cell>
          <table:table-cell table:formula="of:=[.D175]/[.B175]*60" office:value-type="float" office:value="26.8533333333333" calcext:value-type="float">
            <text:p>26.8533333333333</text:p>
          </table:table-cell>
          <table:table-cell table:formula="of:=[.D175]/[.C175]/[.E175]" office:value-type="float" office:value="0.0000206627680311891" calcext:value-type="float">
            <text:p>2.06627680311891E-05</text:p>
          </table:table-cell>
          <table:table-cell table:formula="of:=[.M175] * 1.60934" office:value-type="float" office:value="0.0000332534191033138" calcext:value-type="float">
            <text:p>3.32534191033138E-05</text:p>
          </table:table-cell>
          <table:table-cell table:formula="of:=[.N175]*1000" office:value-type="float" office:value="0.0332534191033138" calcext:value-type="float">
            <text:p>0.0332534191033138</text:p>
          </table:table-cell>
          <table:table-cell table:formula="of:=[.O175]*[.E175]" office:value-type="float" office:value="12.0044842962963" calcext:value-type="float">
            <text:p>12.0044842962963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7.8" calcext:value-type="float">
            <text:p>47.8</text:p>
          </table:table-cell>
          <table:table-cell table:formula="of:=[.B176]*60" office:value-type="float" office:value="2868" calcext:value-type="float">
            <text:p>2868</text:p>
          </table:table-cell>
          <table:table-cell office:value-type="float" office:value="27.06" calcext:value-type="float">
            <text:p>27.06</text:p>
          </table:table-cell>
          <table:table-cell office:value-type="float" office:value="284" calcext:value-type="float">
            <text:p>284</text:p>
          </table:table-cell>
          <table:table-cell office:value-type="float" office:value="42.5" calcext:value-type="float">
            <text:p>42.5</text:p>
          </table:table-cell>
          <table:table-cell office:value-type="float" office:value="25.14" calcext:value-type="float">
            <text:p>25.14</text:p>
          </table:table-cell>
          <table:table-cell office:value-type="float" office:value="296" calcext:value-type="float">
            <text:p>296</text:p>
          </table:table-cell>
          <table:table-cell table:style-name="ce5" table:number-columns-repeated="2"/>
          <table:table-cell/>
          <table:table-cell table:formula="of:=[.D176]/[.B176]*60" office:value-type="float" office:value="33.9665271966527" calcext:value-type="float">
            <text:p>33.9665271966527</text:p>
          </table:table-cell>
          <table:table-cell table:formula="of:=[.D176]/[.C176]/[.E176]" office:value-type="float" office:value="0.0000332223466320938" calcext:value-type="float">
            <text:p>3.32223466320938E-05</text:p>
          </table:table-cell>
          <table:table-cell table:formula="of:=[.M176] * 1.60934" office:value-type="float" office:value="0.0000534660513288939" calcext:value-type="float">
            <text:p>5.34660513288939E-05</text:p>
          </table:table-cell>
          <table:table-cell table:formula="of:=[.N176]*1000" office:value-type="float" office:value="0.0534660513288939" calcext:value-type="float">
            <text:p>0.0534660513288939</text:p>
          </table:table-cell>
          <table:table-cell table:formula="of:=[.O176]*[.E176]" office:value-type="float" office:value="15.1843585774059" calcext:value-type="float">
            <text:p>15.1843585774059</text:p>
          </table:table-cell>
          <table:table-cell table:number-columns-repeated="3"/>
        </table:table-row>
        <table:table-row table:style-name="ro1">
          <table:table-cell office:value-type="date" office:date-value="2021-09-19" calcext:value-type="date">
            <text:p>09/19/21</text:p>
          </table:table-cell>
          <table:table-cell office:value-type="float" office:value="52.3" calcext:value-type="float">
            <text:p>52.3</text:p>
          </table:table-cell>
          <table:table-cell table:formula="of:=[.B177]*60" office:value-type="float" office:value="3138" calcext:value-type="float">
            <text:p>3138</text:p>
          </table:table-cell>
          <table:table-cell office:value-type="float" office:value="22.77" calcext:value-type="float">
            <text:p>22.77</text:p>
          </table:table-cell>
          <table:table-cell office:value-type="float" office:value="349" calcext:value-type="float">
            <text:p>349</text:p>
          </table:table-cell>
          <table:table-cell office:value-type="float" office:value="47.6" calcext:value-type="float">
            <text:p>47.6</text:p>
          </table:table-cell>
          <table:table-cell office:value-type="float" office:value="21.41" calcext:value-type="float">
            <text:p>21.41</text:p>
          </table:table-cell>
          <table:table-cell office:value-type="float" office:value="364" calcext:value-type="float">
            <text:p>364</text:p>
          </table:table-cell>
          <table:table-cell table:style-name="ce5" office:value-type="float" office:value="368" calcext:value-type="float">
            <text:p>368</text:p>
          </table:table-cell>
          <table:table-cell table:style-name="ce5" office:value-type="float" office:value="978" calcext:value-type="float">
            <text:p>978</text:p>
          </table:table-cell>
          <table:table-cell office:value-type="float" office:value="903" calcext:value-type="float">
            <text:p>903</text:p>
          </table:table-cell>
          <table:table-cell table:formula="of:=[.D177]/[.B177]*60" office:value-type="float" office:value="26.1223709369025" calcext:value-type="float">
            <text:p>26.1223709369025</text:p>
          </table:table-cell>
          <table:table-cell table:formula="of:=[.D177]/[.C177]/[.E177]" office:value-type="float" office:value="0.0000207914445534085" calcext:value-type="float">
            <text:p>2.07914445534085E-05</text:p>
          </table:table-cell>
          <table:table-cell table:formula="of:=[.M177] * 1.60934" office:value-type="float" office:value="0.0000334605033775825" calcext:value-type="float">
            <text:p>3.34605033775825E-05</text:p>
          </table:table-cell>
          <table:table-cell table:formula="of:=[.N177]*1000" office:value-type="float" office:value="0.0334605033775825" calcext:value-type="float">
            <text:p>0.0334605033775825</text:p>
          </table:table-cell>
          <table:table-cell table:formula="of:=[.O177]*[.E177]" office:value-type="float" office:value="11.6777156787763" calcext:value-type="float">
            <text:p>11.6777156787763</text:p>
          </table:table-cell>
          <table:table-cell table:number-columns-repeated="3"/>
        </table:table-row>
        <table:table-row table:style-name="ro1">
          <table:table-cell office:value-type="date" office:date-value="2021-09-20" calcext:value-type="date">
            <text:p>09/20/21</text:p>
          </table:table-cell>
          <table:table-cell office:value-type="float" office:value="46.1" calcext:value-type="float">
            <text:p>46.1</text:p>
          </table:table-cell>
          <table:table-cell table:formula="of:=[.B178]*60" office:value-type="float" office:value="2766" calcext:value-type="float">
            <text:p>2766</text:p>
          </table:table-cell>
          <table:table-cell office:value-type="float" office:value="20.25" calcext:value-type="float">
            <text:p>20.25</text:p>
          </table:table-cell>
          <table:table-cell office:value-type="float" office:value="365" calcext:value-type="float">
            <text:p>365</text:p>
          </table:table-cell>
          <table:table-cell office:value-type="float" office:value="44.4" calcext:value-type="float">
            <text:p>44.4</text:p>
          </table:table-cell>
          <table:table-cell office:value-type="float" office:value="19.76" calcext:value-type="float">
            <text:p>19.76</text:p>
          </table:table-cell>
          <table:table-cell office:value-type="float" office:value="374" calcext:value-type="float">
            <text:p>374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959" calcext:value-type="float">
            <text:p>959</text:p>
          </table:table-cell>
          <table:table-cell office:value-type="float" office:value="886" calcext:value-type="float">
            <text:p>886</text:p>
          </table:table-cell>
          <table:table-cell table:formula="of:=[.D178]/[.B178]*60" office:value-type="float" office:value="26.355748373102" calcext:value-type="float">
            <text:p>26.355748373102</text:p>
          </table:table-cell>
          <table:table-cell table:formula="of:=[.D178]/[.C178]/[.E178]" office:value-type="float" office:value="0.0000200576471637001" calcext:value-type="float">
            <text:p>2.00576471637001E-05</text:p>
          </table:table-cell>
          <table:table-cell table:formula="of:=[.M178] * 1.60934" office:value-type="float" office:value="0.0000322795738864291" calcext:value-type="float">
            <text:p>3.22795738864291E-05</text:p>
          </table:table-cell>
          <table:table-cell table:formula="of:=[.N178]*1000" office:value-type="float" office:value="0.0322795738864291" calcext:value-type="float">
            <text:p>0.0322795738864291</text:p>
          </table:table-cell>
          <table:table-cell table:formula="of:=[.O178]*[.E178]" office:value-type="float" office:value="11.7820444685466" calcext:value-type="float">
            <text:p>11.7820444685466</text:p>
          </table:table-cell>
          <table:table-cell table:number-columns-repeated="3"/>
        </table:table-row>
        <table:table-row table:style-name="ro1">
          <table:table-cell office:value-type="date" office:date-value="2021-09-21" calcext:value-type="date">
            <text:p>09/21/21</text:p>
          </table:table-cell>
          <table:table-cell office:value-type="float" office:value="34.7" calcext:value-type="float">
            <text:p>34.7</text:p>
          </table:table-cell>
          <table:table-cell table:formula="of:=[.B179]*60" office:value-type="float" office:value="2082" calcext:value-type="float">
            <text:p>2082</text:p>
          </table:table-cell>
          <table:table-cell office:value-type="float" office:value="15.07" calcext:value-type="float">
            <text:p>15.07</text:p>
          </table:table-cell>
          <table:table-cell office:value-type="float" office:value="353" calcext:value-type="float">
            <text:p>353</text:p>
          </table:table-cell>
          <table:table-cell office:value-type="float" office:value="31.4" calcext:value-type="float">
            <text:p>31.4</text:p>
          </table:table-cell>
          <table:table-cell office:value-type="float" office:value="13.77" calcext:value-type="float">
            <text:p>13.77</text:p>
          </table:table-cell>
          <table:table-cell office:value-type="float" office:value="365" calcext:value-type="float">
            <text:p>365</text:p>
          </table:table-cell>
          <table:table-cell table:style-name="ce5" office:value-type="float" office:value="374" calcext:value-type="float">
            <text:p>374</text:p>
          </table:table-cell>
          <table:table-cell table:style-name="ce5" office:value-type="float" office:value="661" calcext:value-type="float">
            <text:p>661</text:p>
          </table:table-cell>
          <table:table-cell office:value-type="float" office:value="612" calcext:value-type="float">
            <text:p>612</text:p>
          </table:table-cell>
          <table:table-cell table:formula="of:=[.D179]/[.B179]*60" office:value-type="float" office:value="26.0576368876081" calcext:value-type="float">
            <text:p>26.0576368876081</text:p>
          </table:table-cell>
          <table:table-cell table:formula="of:=[.D179]/[.C179]/[.E179]" office:value-type="float" office:value="0.0000205049078435695" calcext:value-type="float">
            <text:p>2.05049078435695E-05</text:p>
          </table:table-cell>
          <table:table-cell table:formula="of:=[.M179] * 1.60934" office:value-type="float" office:value="0.0000329993683889701" calcext:value-type="float">
            <text:p>3.29993683889701E-05</text:p>
          </table:table-cell>
          <table:table-cell table:formula="of:=[.N179]*1000" office:value-type="float" office:value="0.0329993683889701" calcext:value-type="float">
            <text:p>0.0329993683889701</text:p>
          </table:table-cell>
          <table:table-cell table:formula="of:=[.O179]*[.E179]" office:value-type="float" office:value="11.6487770413064" calcext:value-type="float">
            <text:p>11.6487770413064</text:p>
          </table:table-cell>
          <table:table-cell table:number-columns-repeated="3"/>
        </table:table-row>
        <table:table-row table:style-name="ro1">
          <table:table-cell office:value-type="date" office:date-value="2021-09-22" calcext:value-type="date">
            <text:p>09/22/21</text:p>
          </table:table-cell>
          <table:table-cell office:value-type="float" office:value="48.1" calcext:value-type="float">
            <text:p>48.1</text:p>
          </table:table-cell>
          <table:table-cell table:formula="of:=[.B180]*60" office:value-type="float" office:value="2886" calcext:value-type="float">
            <text:p>2886</text:p>
          </table:table-cell>
          <table:table-cell office:value-type="float" office:value="21.06" calcext:value-type="float">
            <text:p>21.06</text:p>
          </table:table-cell>
          <table:table-cell office:value-type="float" office:value="362" calcext:value-type="float">
            <text:p>362</text:p>
          </table:table-cell>
          <table:table-cell office:value-type="float" office:value="39.8" calcext:value-type="float">
            <text:p>39.8</text:p>
          </table:table-cell>
          <table:table-cell office:value-type="float" office:value="17.62" calcext:value-type="float">
            <text:p>17.62</text:p>
          </table:table-cell>
          <table:table-cell office:value-type="float" office:value="375" calcext:value-type="float">
            <text:p>375</text:p>
          </table:table-cell>
          <table:table-cell table:style-name="ce5" office:value-type="float" office:value="359" calcext:value-type="float">
            <text:p>359</text:p>
          </table:table-cell>
          <table:table-cell table:style-name="ce5" office:value-type="float" office:value="902" calcext:value-type="float">
            <text:p>902</text:p>
          </table:table-cell>
          <table:table-cell office:value-type="float" office:value="830" calcext:value-type="float">
            <text:p>830</text:p>
          </table:table-cell>
          <table:table-cell table:formula="of:=[.D180]/[.B180]*60" office:value-type="float" office:value="26.2702702702703" calcext:value-type="float">
            <text:p>26.2702702702703</text:p>
          </table:table-cell>
          <table:table-cell table:formula="of:=[.D180]/[.C180]/[.E180]" office:value-type="float" office:value="0.0000201582798267881" calcext:value-type="float">
            <text:p>2.01582798267881E-05</text:p>
          </table:table-cell>
          <table:table-cell table:formula="of:=[.M180] * 1.60934" office:value-type="float" office:value="0.0000324415260564432" calcext:value-type="float">
            <text:p>3.24415260564432E-05</text:p>
          </table:table-cell>
          <table:table-cell table:formula="of:=[.N180]*1000" office:value-type="float" office:value="0.0324415260564432" calcext:value-type="float">
            <text:p>0.0324415260564432</text:p>
          </table:table-cell>
          <table:table-cell table:formula="of:=[.O180]*[.E180]" office:value-type="float" office:value="11.7438324324324" calcext:value-type="float">
            <text:p>11.7438324324324</text:p>
          </table:table-cell>
          <table:table-cell table:number-columns-repeated="3"/>
        </table:table-row>
        <table:table-row table:style-name="ro1">
          <table:table-cell office:value-type="date" office:date-value="2021-09-24" calcext:value-type="date">
            <text:p>09/24/21</text:p>
          </table:table-cell>
          <table:table-cell office:value-type="float" office:value="44.7" calcext:value-type="float">
            <text:p>44.7</text:p>
          </table:table-cell>
          <table:table-cell table:formula="of:=[.B181]*60" office:value-type="float" office:value="2682" calcext:value-type="float">
            <text:p>2682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office:value-type="float" office:value="44.7" calcext:value-type="float">
            <text:p>44.7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914" calcext:value-type="float">
            <text:p>914</text:p>
          </table:table-cell>
          <table:table-cell office:value-type="float" office:value="844" calcext:value-type="float">
            <text:p>844</text:p>
          </table:table-cell>
          <table:table-cell table:formula="of:=[.D181]/[.B181]*60" office:value-type="float" office:value="26.8590604026846" calcext:value-type="float">
            <text:p>26.8590604026846</text:p>
          </table:table-cell>
          <table:table-cell table:formula="of:=[.D181]/[.C181]/[.E181]" office:value-type="float" office:value="0.0000207245836440467" calcext:value-type="float">
            <text:p>2.07245836440467E-05</text:p>
          </table:table-cell>
          <table:table-cell table:formula="of:=[.M181] * 1.60934" office:value-type="float" office:value="0.0000333529014417102" calcext:value-type="float">
            <text:p>3.33529014417102E-05</text:p>
          </table:table-cell>
          <table:table-cell table:formula="of:=[.N181]*1000" office:value-type="float" office:value="0.0333529014417102" calcext:value-type="float">
            <text:p>0.0333529014417102</text:p>
          </table:table-cell>
          <table:table-cell table:formula="of:=[.O181]*[.E181]" office:value-type="float" office:value="12.0070445190157" calcext:value-type="float">
            <text:p>12.0070445190157</text:p>
          </table:table-cell>
          <table:table-cell table:number-columns-repeated="3"/>
        </table:table-row>
        <table:table-row table:style-name="ro1">
          <table:table-cell office:value-type="date" office:date-value="2021-09-25" calcext:value-type="date">
            <text:p>09/25/21</text:p>
          </table:table-cell>
          <table:table-cell office:value-type="float" office:value="50.6" calcext:value-type="float">
            <text:p>50.6</text:p>
          </table:table-cell>
          <table:table-cell table:formula="of:=[.B182]*60" office:value-type="float" office:value="3036" calcext:value-type="float">
            <text:p>3036</text:p>
          </table:table-cell>
          <table:table-cell office:value-type="float" office:value="22.51" calcext:value-type="float">
            <text:p>22.51</text:p>
          </table:table-cell>
          <table:table-cell office:value-type="float" office:value="356" calcext:value-type="float">
            <text:p>356</text:p>
          </table:table-cell>
          <table:table-cell office:value-type="float" office:value="43.7" calcext:value-type="float">
            <text:p>43.7</text:p>
          </table:table-cell>
          <table:table-cell office:value-type="float" office:value="19.93" calcext:value-type="float">
            <text:p>19.93</text:p>
          </table:table-cell>
          <table:table-cell office:value-type="float" office:value="379" calcext:value-type="float">
            <text:p>379</text:p>
          </table:table-cell>
          <table:table-cell table:style-name="ce5" office:value-type="float" office:value="166" calcext:value-type="float">
            <text:p>166</text:p>
          </table:table-cell>
          <table:table-cell table:style-name="ce5" office:value-type="float" office:value="484" calcext:value-type="float">
            <text:p>484</text:p>
          </table:table-cell>
          <table:table-cell office:value-type="float" office:value="389" calcext:value-type="float">
            <text:p>389</text:p>
          </table:table-cell>
          <table:table-cell table:formula="of:=[.D182]/[.B182]*60" office:value-type="float" office:value="26.6916996047431" calcext:value-type="float">
            <text:p>26.6916996047431</text:p>
          </table:table-cell>
          <table:table-cell table:formula="of:=[.D182]/[.C182]/[.E182]" office:value-type="float" office:value="0.0000208268567452739" calcext:value-type="float">
            <text:p>2.08268567452739E-05</text:p>
          </table:table-cell>
          <table:table-cell table:formula="of:=[.M182] * 1.60934" office:value-type="float" office:value="0.0000335174936344392" calcext:value-type="float">
            <text:p>3.35174936344392E-05</text:p>
          </table:table-cell>
          <table:table-cell table:formula="of:=[.N182]*1000" office:value-type="float" office:value="0.0335174936344392" calcext:value-type="float">
            <text:p>0.0335174936344392</text:p>
          </table:table-cell>
          <table:table-cell table:formula="of:=[.O182]*[.E182]" office:value-type="float" office:value="11.9322277338603" calcext:value-type="float">
            <text:p>11.9322277338603</text:p>
          </table:table-cell>
          <table:table-cell table:number-columns-repeated="3"/>
        </table:table-row>
        <table:table-row table:style-name="ro1">
          <table:table-cell office:value-type="date" office:date-value="2021-09-26" calcext:value-type="date">
            <text:p>09/26/21</text:p>
          </table:table-cell>
          <table:table-cell office:value-type="float" office:value="51.4" calcext:value-type="float">
            <text:p>51.4</text:p>
          </table:table-cell>
          <table:table-cell table:formula="of:=[.B183]*60" office:value-type="float" office:value="3084" calcext:value-type="float">
            <text:p>3084</text:p>
          </table:table-cell>
          <table:table-cell office:value-type="float" office:value="22.65" calcext:value-type="float">
            <text:p>22.65</text:p>
          </table:table-cell>
          <table:table-cell office:value-type="float" office:value="346" calcext:value-type="float">
            <text:p>346</text:p>
          </table:table-cell>
          <table:table-cell office:value-type="float" office:value="44.8" calcext:value-type="float">
            <text:p>44.8</text:p>
          </table:table-cell>
          <table:table-cell office:value-type="float" office:value="20.21" calcext:value-type="float">
            <text:p>20.21</text:p>
          </table:table-cell>
          <table:table-cell office:value-type="float" office:value="366" calcext:value-type="float">
            <text:p>366</text:p>
          </table:table-cell>
          <table:table-cell table:style-name="ce5" office:value-type="float" office:value="365" calcext:value-type="float">
            <text:p>365</text:p>
          </table:table-cell>
          <table:table-cell table:style-name="ce5" office:value-type="float" office:value="970" calcext:value-type="float">
            <text:p>970</text:p>
          </table:table-cell>
          <table:table-cell office:value-type="float" office:value="895" calcext:value-type="float">
            <text:p>895</text:p>
          </table:table-cell>
          <table:table-cell table:formula="of:=[.D183]/[.B183]*60" office:value-type="float" office:value="26.4396887159533" calcext:value-type="float">
            <text:p>26.4396887159533</text:p>
          </table:table-cell>
          <table:table-cell table:formula="of:=[.D183]/[.C183]/[.E183]" office:value-type="float" office:value="0.0000212264681406176" calcext:value-type="float">
            <text:p>2.12264681406176E-05</text:p>
          </table:table-cell>
          <table:table-cell table:formula="of:=[.M183] * 1.60934" office:value-type="float" office:value="0.0000341606042374216" calcext:value-type="float">
            <text:p>3.41606042374216E-05</text:p>
          </table:table-cell>
          <table:table-cell table:formula="of:=[.N183]*1000" office:value-type="float" office:value="0.0341606042374216" calcext:value-type="float">
            <text:p>0.0341606042374216</text:p>
          </table:table-cell>
          <table:table-cell table:formula="of:=[.O183]*[.E183]" office:value-type="float" office:value="11.8195690661479" calcext:value-type="float">
            <text:p>11.8195690661479</text:p>
          </table:table-cell>
          <table:table-cell table:number-columns-repeated="3"/>
        </table:table-row>
        <table:table-row table:style-name="ro1">
          <table:table-cell office:value-type="date" office:date-value="2021-09-27" calcext:value-type="date">
            <text:p>09/27/21</text:p>
          </table:table-cell>
          <table:table-cell office:value-type="float" office:value="44.4" calcext:value-type="float">
            <text:p>44.4</text:p>
          </table:table-cell>
          <table:table-cell table:formula="of:=[.B184]*60" office:value-type="float" office:value="2664" calcext:value-type="float">
            <text:p>2664</text:p>
          </table:table-cell>
          <table:table-cell office:value-type="float" office:value="27.25" calcext:value-type="float">
            <text:p>27.25</text:p>
          </table:table-cell>
          <table:table-cell office:value-type="float" office:value="308" calcext:value-type="float">
            <text:p>308</text:p>
          </table:table-cell>
          <table:table-cell office:value-type="float" office:value="41.5" calcext:value-type="float">
            <text:p>41.5</text:p>
          </table:table-cell>
          <table:table-cell office:value-type="float" office:value="25.74" calcext:value-type="float">
            <text:p>25.74</text:p>
          </table:table-cell>
          <table:table-cell office:value-type="float" office:value="311" calcext:value-type="float">
            <text:p>311</text:p>
          </table:table-cell>
          <table:table-cell table:style-name="ce5" office:value-type="float" office:value="305" calcext:value-type="float">
            <text:p>305</text:p>
          </table:table-cell>
          <table:table-cell table:style-name="ce5" office:value-type="float" office:value="814" calcext:value-type="float">
            <text:p>814</text:p>
          </table:table-cell>
          <table:table-cell office:value-type="float" office:value="733" calcext:value-type="float">
            <text:p>733</text:p>
          </table:table-cell>
          <table:table-cell table:formula="of:=[.D184]/[.B184]*60" office:value-type="float" office:value="36.8243243243243" calcext:value-type="float">
            <text:p>36.8243243243243</text:p>
          </table:table-cell>
          <table:table-cell table:formula="of:=[.D184]/[.C184]/[.E184]" office:value-type="float" office:value="0.0000332109707109707" calcext:value-type="float">
            <text:p>3.32109707109707E-05</text:p>
          </table:table-cell>
          <table:table-cell table:formula="of:=[.M184] * 1.60934" office:value-type="float" office:value="0.0000534477436039936" calcext:value-type="float">
            <text:p>5.34477436039936E-05</text:p>
          </table:table-cell>
          <table:table-cell table:formula="of:=[.N184]*1000" office:value-type="float" office:value="0.0534477436039936" calcext:value-type="float">
            <text:p>0.0534477436039936</text:p>
          </table:table-cell>
          <table:table-cell table:formula="of:=[.O184]*[.E184]" office:value-type="float" office:value="16.46190503003" calcext:value-type="float">
            <text:p>16.46190503003</text:p>
          </table:table-cell>
          <table:table-cell table:number-columns-repeated="3"/>
        </table:table-row>
        <table:table-row table:style-name="ro1">
          <table:table-cell office:value-type="date" office:date-value="2021-09-28" calcext:value-type="date">
            <text:p>09/28/21</text:p>
          </table:table-cell>
          <table:table-cell office:value-type="float" office:value="34.6" calcext:value-type="float">
            <text:p>34.6</text:p>
          </table:table-cell>
          <table:table-cell table:formula="of:=[.B185]*60" office:value-type="float" office:value="2076" calcext:value-type="float">
            <text:p>2076</text:p>
          </table:table-cell>
          <table:table-cell office:value-type="float" office:value="15.33" calcext:value-type="float">
            <text:p>15.33</text:p>
          </table:table-cell>
          <table:table-cell office:value-type="float" office:value="351" calcext:value-type="float">
            <text:p>351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367" calcext:value-type="float">
            <text:p>367</text:p>
          </table:table-cell>
          <table:table-cell table:style-name="ce5" office:value-type="float" office:value="366" calcext:value-type="float">
            <text:p>366</text:p>
          </table:table-cell>
          <table:table-cell table:style-name="ce5" office:value-type="float" office:value="373" calcext:value-type="float">
            <text:p>373</text:p>
          </table:table-cell>
          <table:table-cell office:value-type="float" office:value="344" calcext:value-type="float">
            <text:p>344</text:p>
          </table:table-cell>
          <table:table-cell table:formula="of:=[.D185]/[.B185]*60" office:value-type="float" office:value="26.5838150289017" calcext:value-type="float">
            <text:p>26.5838150289017</text:p>
          </table:table-cell>
          <table:table-cell table:formula="of:=[.D185]/[.C185]/[.E185]" office:value-type="float" office:value="0.0000210381568763072" calcext:value-type="float">
            <text:p>2.10381568763072E-05</text:p>
          </table:table-cell>
          <table:table-cell table:formula="of:=[.M185] * 1.60934" office:value-type="float" office:value="0.0000338575473873162" calcext:value-type="float">
            <text:p>3.38575473873162E-05</text:p>
          </table:table-cell>
          <table:table-cell table:formula="of:=[.N185]*1000" office:value-type="float" office:value="0.0338575473873162" calcext:value-type="float">
            <text:p>0.0338575473873162</text:p>
          </table:table-cell>
          <table:table-cell table:formula="of:=[.O185]*[.E185]" office:value-type="float" office:value="11.883999132948" calcext:value-type="float">
            <text:p>11.883999132948</text:p>
          </table:table-cell>
          <table:table-cell table:number-columns-repeated="3"/>
        </table:table-row>
        <table:table-row table:style-name="ro1">
          <table:table-cell office:value-type="date" office:date-value="2021-09-29" calcext:value-type="date">
            <text:p>09/29/21</text:p>
          </table:table-cell>
          <table:table-cell office:value-type="float" office:value="49.5" calcext:value-type="float">
            <text:p>49.5</text:p>
          </table:table-cell>
          <table:table-cell table:formula="of:=[.B186]*60" office:value-type="float" office:value="2970" calcext:value-type="float">
            <text:p>2970</text:p>
          </table:table-cell>
          <table:table-cell office:value-type="float" office:value="21.82" calcext:value-type="float">
            <text:p>21.82</text:p>
          </table:table-cell>
          <table:table-cell office:value-type="float" office:value="352" calcext:value-type="float">
            <text:p>352</text:p>
          </table:table-cell>
          <table:table-cell office:value-type="float" office:value="46" calcext:value-type="float">
            <text:p>46</text:p>
          </table:table-cell>
          <table:table-cell office:value-type="float" office:value="20.57" calcext:value-type="float">
            <text:p>20.57</text:p>
          </table:table-cell>
          <table:table-cell office:value-type="float" office:value="365" calcext:value-type="float">
            <text:p>365</text:p>
          </table:table-cell>
          <table:table-cell table:style-name="ce5" office:value-type="float" office:value="370" calcext:value-type="float">
            <text:p>370</text:p>
          </table:table-cell>
          <table:table-cell table:style-name="ce5" office:value-type="float" office:value="982" calcext:value-type="float">
            <text:p>982</text:p>
          </table:table-cell>
          <table:table-cell office:value-type="float" office:value="908" calcext:value-type="float">
            <text:p>908</text:p>
          </table:table-cell>
          <table:table-cell table:formula="of:=[.D186]/[.B186]*60" office:value-type="float" office:value="26.4484848484849" calcext:value-type="float">
            <text:p>26.4484848484849</text:p>
          </table:table-cell>
          <table:table-cell table:formula="of:=[.D186]/[.C186]/[.E186]" office:value-type="float" office:value="0.0000208715947352311" calcext:value-type="float">
            <text:p>2.08715947352311E-05</text:p>
          </table:table-cell>
          <table:table-cell table:formula="of:=[.M186] * 1.60934" office:value-type="float" office:value="0.0000335894922711968" calcext:value-type="float">
            <text:p>3.35894922711968E-05</text:p>
          </table:table-cell>
          <table:table-cell table:formula="of:=[.N186]*1000" office:value-type="float" office:value="0.0335894922711968" calcext:value-type="float">
            <text:p>0.0335894922711968</text:p>
          </table:table-cell>
          <table:table-cell table:formula="of:=[.O186]*[.E186]" office:value-type="float" office:value="11.8235012794613" calcext:value-type="float">
            <text:p>11.8235012794613</text:p>
          </table:table-cell>
          <table:table-cell table:number-columns-repeated="3"/>
        </table:table-row>
        <table:table-row table:style-name="ro1">
          <table:table-cell office:value-type="date" office:date-value="2021-10-05" calcext:value-type="date">
            <text:p>10/05/21</text:p>
          </table:table-cell>
          <table:table-cell office:value-type="float" office:value="34.1" calcext:value-type="float">
            <text:p>34.1</text:p>
          </table:table-cell>
          <table:table-cell table:formula="of:=[.B187]*60" office:value-type="float" office:value="2046" calcext:value-type="float">
            <text:p>2046</text:p>
          </table:table-cell>
          <table:table-cell office:value-type="float" office:value="13.98" calcext:value-type="float">
            <text:p>13.98</text:p>
          </table:table-cell>
          <table:table-cell office:value-type="float" office:value="295" calcext:value-type="float">
            <text:p>295</text:p>
          </table:table-cell>
          <table:table-cell office:value-type="float" office:value="31.9" calcext:value-type="float">
            <text:p>31.9</text:p>
          </table:table-cell>
          <table:table-cell office:value-type="float" office:value="13.24" calcext:value-type="float">
            <text:p>13.24</text:p>
          </table:table-cell>
          <table:table-cell office:value-type="float" office:value="304" calcext:value-type="float">
            <text:p>304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569" calcext:value-type="float">
            <text:p>569</text:p>
          </table:table-cell>
          <table:table-cell office:value-type="float" office:value="514" calcext:value-type="float">
            <text:p>514</text:p>
          </table:table-cell>
          <table:table-cell table:formula="of:=[.D187]/[.B187]*60" office:value-type="float" office:value="24.5982404692082" calcext:value-type="float">
            <text:p>24.5982404692082</text:p>
          </table:table-cell>
          <table:table-cell table:formula="of:=[.D187]/[.C187]/[.E187]" office:value-type="float" office:value="0.0000231621849992544" calcext:value-type="float">
            <text:p>2.31621849992544E-05</text:p>
          </table:table-cell>
          <table:table-cell table:formula="of:=[.M187] * 1.60934" office:value-type="float" office:value="0.0000372758308067001" calcext:value-type="float">
            <text:p>3.72758308067001E-05</text:p>
          </table:table-cell>
          <table:table-cell table:formula="of:=[.N187]*1000" office:value-type="float" office:value="0.0372758308067001" calcext:value-type="float">
            <text:p>0.0372758308067001</text:p>
          </table:table-cell>
          <table:table-cell table:formula="of:=[.O187]*[.E187]" office:value-type="float" office:value="10.9963700879765" calcext:value-type="float">
            <text:p>10.9963700879765</text:p>
          </table:table-cell>
          <table:table-cell table:number-columns-repeated="3"/>
        </table:table-row>
        <table:table-row table:style-name="ro1">
          <table:table-cell office:value-type="date" office:date-value="2021-10-07" calcext:value-type="date">
            <text:p>10/07/21</text:p>
          </table:table-cell>
          <table:table-cell office:value-type="float" office:value="35.4" calcext:value-type="float">
            <text:p>35.4</text:p>
          </table:table-cell>
          <table:table-cell table:formula="of:=[.B188]*60" office:value-type="float" office:value="2124" calcext:value-type="float">
            <text:p>2124</text:p>
          </table:table-cell>
          <table:table-cell office:value-type="float" office:value="14.71" calcext:value-type="float">
            <text:p>14.71</text:p>
          </table:table-cell>
          <table:table-cell office:value-type="float" office:value="296" calcext:value-type="float">
            <text:p>296</text:p>
          </table:table-cell>
          <table:table-cell office:value-type="float" office:value="30.3" calcext:value-type="float">
            <text:p>30.3</text:p>
          </table:table-cell>
          <table:table-cell office:value-type="float" office:value="12.82" calcext:value-type="float">
            <text:p>12.82</text:p>
          </table:table-cell>
          <table:table-cell office:value-type="float" office:value="309" calcext:value-type="float">
            <text:p>309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568" calcext:value-type="float">
            <text:p>568</text:p>
          </table:table-cell>
          <table:table-cell office:value-type="float" office:value="514" calcext:value-type="float">
            <text:p>514</text:p>
          </table:table-cell>
          <table:table-cell table:formula="of:=[.D188]/[.B188]*60" office:value-type="float" office:value="24.9322033898305" calcext:value-type="float">
            <text:p>24.9322033898305</text:p>
          </table:table-cell>
          <table:table-cell table:formula="of:=[.D188]/[.C188]/[.E188]" office:value-type="float" office:value="0.0000233973380159821" calcext:value-type="float">
            <text:p>2.33973380159821E-05</text:p>
          </table:table-cell>
          <table:table-cell table:formula="of:=[.M188] * 1.60934" office:value-type="float" office:value="0.0000376542719626406" calcext:value-type="float">
            <text:p>3.76542719626406E-05</text:p>
          </table:table-cell>
          <table:table-cell table:formula="of:=[.N188]*1000" office:value-type="float" office:value="0.0376542719626406" calcext:value-type="float">
            <text:p>0.0376542719626406</text:p>
          </table:table-cell>
          <table:table-cell table:formula="of:=[.O188]*[.E188]" office:value-type="float" office:value="11.1456645009416" calcext:value-type="float">
            <text:p>11.1456645009416</text:p>
          </table:table-cell>
          <table:table-cell table:number-columns-repeated="3"/>
        </table:table-row>
        <table:table-row table:style-name="ro1">
          <table:table-cell office:value-type="date" office:date-value="2021-10-10" calcext:value-type="date">
            <text:p>10/10/21</text:p>
          </table:table-cell>
          <table:table-cell office:value-type="float" office:value="47.6" calcext:value-type="float">
            <text:p>47.6</text:p>
          </table:table-cell>
          <table:table-cell table:formula="of:=[.B189]*60" office:value-type="float" office:value="2856" calcext:value-type="float">
            <text:p>2856</text:p>
          </table:table-cell>
          <table:table-cell office:value-type="float" office:value="20.16" calcext:value-type="float">
            <text:p>20.16</text:p>
          </table:table-cell>
          <table:table-cell office:value-type="float" office:value="311" calcext:value-type="float">
            <text:p>311</text:p>
          </table:table-cell>
          <table:table-cell office:value-type="float" office:value="45.8" calcext:value-type="float">
            <text:p>45.8</text:p>
          </table:table-cell>
          <table:table-cell office:value-type="float" office:value="19.6" calcext:value-type="float">
            <text:p>19.6</text:p>
          </table:table-cell>
          <table:table-cell office:value-type="float" office:value="317" calcext:value-type="float">
            <text:p>317</text:p>
          </table:table-cell>
          <table:table-cell table:style-name="ce5" table:number-columns-repeated="2"/>
          <table:table-cell/>
          <table:table-cell table:formula="of:=[.D189]/[.B189]*60" office:value-type="float" office:value="25.4117647058824" calcext:value-type="float">
            <text:p>25.4117647058824</text:p>
          </table:table-cell>
          <table:table-cell table:formula="of:=[.D189]/[.C189]/[.E189]" office:value-type="float" office:value="0.0000226971817665973" calcext:value-type="float">
            <text:p>2.26971817665973E-05</text:p>
          </table:table-cell>
          <table:table-cell table:formula="of:=[.M189] * 1.60934" office:value-type="float" office:value="0.0000365274825042557" calcext:value-type="float">
            <text:p>3.65274825042557E-05</text:p>
          </table:table-cell>
          <table:table-cell table:formula="of:=[.N189]*1000" office:value-type="float" office:value="0.0365274825042557" calcext:value-type="float">
            <text:p>0.0365274825042557</text:p>
          </table:table-cell>
          <table:table-cell table:formula="of:=[.O189]*[.E189]" office:value-type="float" office:value="11.3600470588235" calcext:value-type="float">
            <text:p>11.3600470588235</text:p>
          </table:table-cell>
          <table:table-cell table:number-columns-repeated="3"/>
        </table:table-row>
        <table:table-row table:style-name="ro1">
          <table:table-cell office:value-type="date" office:date-value="2021-10-11" calcext:value-type="date">
            <text:p>10/11/21</text:p>
          </table:table-cell>
          <table:table-cell office:value-type="float" office:value="45.3" calcext:value-type="float">
            <text:p>45.3</text:p>
          </table:table-cell>
          <table:table-cell table:formula="of:=[.B190]*60" office:value-type="float" office:value="2718" calcext:value-type="float">
            <text:p>2718</text:p>
          </table:table-cell>
          <table:table-cell office:value-type="float" office:value="19.03" calcext:value-type="float">
            <text:p>19.03</text:p>
          </table:table-cell>
          <table:table-cell office:value-type="float" office:value="314" calcext:value-type="float">
            <text:p>314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321" calcext:value-type="float">
            <text:p>321</text:p>
          </table:table-cell>
          <table:table-cell table:style-name="ce5" table:number-columns-repeated="2"/>
          <table:table-cell/>
          <table:table-cell table:formula="of:=[.D190]/[.B190]*60" office:value-type="float" office:value="25.205298013245" calcext:value-type="float">
            <text:p>25.205298013245</text:p>
          </table:table-cell>
          <table:table-cell table:formula="of:=[.D190]/[.C190]/[.E190]" office:value-type="float" office:value="0.0000222976804788084" calcext:value-type="float">
            <text:p>2.22976804788084E-05</text:p>
          </table:table-cell>
          <table:table-cell table:formula="of:=[.M190] * 1.60934" office:value-type="float" office:value="0.0000358845491017655" calcext:value-type="float">
            <text:p>3.58845491017655E-05</text:p>
          </table:table-cell>
          <table:table-cell table:formula="of:=[.N190]*1000" office:value-type="float" office:value="0.0358845491017655" calcext:value-type="float">
            <text:p>0.0358845491017655</text:p>
          </table:table-cell>
          <table:table-cell table:formula="of:=[.O190]*[.E190]" office:value-type="float" office:value="11.2677484179544" calcext:value-type="float">
            <text:p>11.2677484179544</text:p>
          </table:table-cell>
          <table:table-cell table:number-columns-repeated="3"/>
        </table:table-row>
        <table:table-row table:style-name="ro1">
          <table:table-cell office:value-type="date" office:date-value="2021-10-12" calcext:value-type="date">
            <text:p>10/12/21</text:p>
          </table:table-cell>
          <table:table-cell office:value-type="float" office:value="30.1" calcext:value-type="float">
            <text:p>30.1</text:p>
          </table:table-cell>
          <table:table-cell table:formula="of:=[.B191]*60" office:value-type="float" office:value="1806" calcext:value-type="float">
            <text:p>1806</text:p>
          </table:table-cell>
          <table:table-cell office:value-type="float" office:value="12.97" calcext:value-type="float">
            <text:p>12.97</text:p>
          </table:table-cell>
          <table:table-cell office:value-type="float" office:value="329" calcext:value-type="float">
            <text:p>329</text:p>
          </table:table-cell>
          <table:table-cell office:value-type="float" office:value="27.5" calcext:value-type="float">
            <text:p>27.5</text:p>
          </table:table-cell>
          <table:table-cell office:value-type="float" office:value="12.11" calcext:value-type="float">
            <text:p>12.11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26" calcext:value-type="float">
            <text:p>326</text:p>
          </table:table-cell>
          <table:table-cell table:style-name="ce5" office:value-type="float" office:value="586" calcext:value-type="float">
            <text:p>586</text:p>
          </table:table-cell>
          <table:table-cell office:value-type="float" office:value="532" calcext:value-type="float">
            <text:p>532</text:p>
          </table:table-cell>
          <table:table-cell table:formula="of:=[.D191]/[.B191]*60" office:value-type="float" office:value="25.8538205980066" calcext:value-type="float">
            <text:p>25.8538205980066</text:p>
          </table:table-cell>
          <table:table-cell table:formula="of:=[.D191]/[.C191]/[.E191]" office:value-type="float" office:value="0.0000218286225920353" calcext:value-type="float">
            <text:p>2.18286225920353E-05</text:p>
          </table:table-cell>
          <table:table-cell table:formula="of:=[.M191] * 1.60934" office:value-type="float" office:value="0.0000351296754822661" calcext:value-type="float">
            <text:p>3.51296754822661E-05</text:p>
          </table:table-cell>
          <table:table-cell table:formula="of:=[.N191]*1000" office:value-type="float" office:value="0.0351296754822661" calcext:value-type="float">
            <text:p>0.0351296754822661</text:p>
          </table:table-cell>
          <table:table-cell table:formula="of:=[.O191]*[.E191]" office:value-type="float" office:value="11.5576632336656" calcext:value-type="float">
            <text:p>11.5576632336656</text:p>
          </table:table-cell>
          <table:table-cell table:number-columns-repeated="3"/>
        </table:table-row>
        <table:table-row table:style-name="ro1">
          <table:table-cell office:value-type="date" office:date-value="2021-10-13" calcext:value-type="date">
            <text:p>10/13/21</text:p>
          </table:table-cell>
          <table:table-cell office:value-type="float" office:value="49" calcext:value-type="float">
            <text:p>49</text:p>
          </table:table-cell>
          <table:table-cell table:formula="of:=[.B192]*60" office:value-type="float" office:value="2940" calcext:value-type="float">
            <text:p>2940</text:p>
          </table:table-cell>
          <table:table-cell office:value-type="float" office:value="20.99" calcext:value-type="float">
            <text:p>20.99</text:p>
          </table:table-cell>
          <table:table-cell office:value-type="float" office:value="323" calcext:value-type="float">
            <text:p>323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28" calcext:value-type="float">
            <text:p>328</text:p>
          </table:table-cell>
          <table:table-cell table:style-name="ce5" office:value-type="float" office:value="339" calcext:value-type="float">
            <text:p>339</text:p>
          </table:table-cell>
          <table:table-cell table:style-name="ce5" office:value-type="float" office:value="910" calcext:value-type="float">
            <text:p>910</text:p>
          </table:table-cell>
          <table:table-cell office:value-type="float" office:value="831" calcext:value-type="float">
            <text:p>831</text:p>
          </table:table-cell>
          <table:table-cell table:formula="of:=[.D192]/[.B192]*60" office:value-type="float" office:value="25.7020408163265" calcext:value-type="float">
            <text:p>25.7020408163265</text:p>
          </table:table-cell>
          <table:table-cell table:formula="of:=[.D192]/[.C192]/[.E192]" office:value-type="float" office:value="0.0000221035782734146" calcext:value-type="float">
            <text:p>2.21035782734146E-05</text:p>
          </table:table-cell>
          <table:table-cell table:formula="of:=[.M192] * 1.60934" office:value-type="float" office:value="0.0000355721726585371" calcext:value-type="float">
            <text:p>3.55721726585371E-05</text:p>
          </table:table-cell>
          <table:table-cell table:formula="of:=[.N192]*1000" office:value-type="float" office:value="0.0355721726585371" calcext:value-type="float">
            <text:p>0.0355721726585371</text:p>
          </table:table-cell>
          <table:table-cell table:formula="of:=[.O192]*[.E192]" office:value-type="float" office:value="11.4898117687075" calcext:value-type="float">
            <text:p>11.4898117687075</text:p>
          </table:table-cell>
          <table:table-cell table:number-columns-repeated="3"/>
        </table:table-row>
        <table:table-row table:style-name="ro1">
          <table:table-cell office:value-type="date" office:date-value="2021-10-15" calcext:value-type="date">
            <text:p>10/15/21</text:p>
          </table:table-cell>
          <table:table-cell office:value-type="float" office:value="46.4" calcext:value-type="float">
            <text:p>46.4</text:p>
          </table:table-cell>
          <table:table-cell table:formula="of:=[.B193]*60" office:value-type="float" office:value="2784" calcext:value-type="float">
            <text:p>2784</text:p>
          </table:table-cell>
          <table:table-cell office:value-type="float" office:value="20.05" calcext:value-type="float">
            <text:p>20.05</text:p>
          </table:table-cell>
          <table:table-cell office:value-type="float" office:value="330" calcext:value-type="float">
            <text:p>330</text:p>
          </table:table-cell>
          <table:table-cell office:value-type="float" office:value="44.9" calcext:value-type="float">
            <text:p>44.9</text:p>
          </table:table-cell>
          <table:table-cell/>
          <table:table-cell office:value-type="float" office:value="333" calcext:value-type="float">
            <text:p>333</text:p>
          </table:table-cell>
          <table:table-cell table:style-name="ce5" table:number-columns-repeated="2"/>
          <table:table-cell/>
          <table:table-cell table:formula="of:=[.D193]/[.B193]*60" office:value-type="float" office:value="25.926724137931" calcext:value-type="float">
            <text:p>25.926724137931</text:p>
          </table:table-cell>
          <table:table-cell table:formula="of:=[.D193]/[.C193]/[.E193]" office:value-type="float" office:value="0.0000218238418669453" calcext:value-type="float">
            <text:p>2.18238418669453E-05</text:p>
          </table:table-cell>
          <table:table-cell table:formula="of:=[.M193] * 1.60934" office:value-type="float" office:value="0.0000351219816701498" calcext:value-type="float">
            <text:p>3.51219816701498E-05</text:p>
          </table:table-cell>
          <table:table-cell table:formula="of:=[.N193]*1000" office:value-type="float" office:value="0.0351219816701498" calcext:value-type="float">
            <text:p>0.0351219816701498</text:p>
          </table:table-cell>
          <table:table-cell table:formula="of:=[.O193]*[.E193]" office:value-type="float" office:value="11.5902539511494" calcext:value-type="float">
            <text:p>11.5902539511494</text:p>
          </table:table-cell>
          <table:table-cell table:number-columns-repeated="3"/>
        </table:table-row>
        <table:table-row table:style-name="ro1">
          <table:table-cell office:value-type="date" office:date-value="2021-10-16" calcext:value-type="date">
            <text:p>10/16/21</text:p>
          </table:table-cell>
          <table:table-cell office:value-type="float" office:value="52.2" calcext:value-type="float">
            <text:p>52.2</text:p>
          </table:table-cell>
          <table:table-cell table:formula="of:=[.B194]*60" office:value-type="float" office:value="3132" calcext:value-type="float">
            <text:p>3132</text:p>
          </table:table-cell>
          <table:table-cell office:value-type="float" office:value="21.94" calcext:value-type="float">
            <text:p>21.94</text:p>
          </table:table-cell>
          <table:table-cell office:value-type="float" office:value="308" calcext:value-type="float">
            <text:p>308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329" calcext:value-type="float">
            <text:p>329</text:p>
          </table:table-cell>
          <table:table-cell table:style-name="ce5" office:value-type="float" office:value="334" calcext:value-type="float">
            <text:p>334</text:p>
          </table:table-cell>
          <table:table-cell table:style-name="ce5" office:value-type="float" office:value="899" calcext:value-type="float">
            <text:p>899</text:p>
          </table:table-cell>
          <table:table-cell office:value-type="float" office:value="820" calcext:value-type="float">
            <text:p>820</text:p>
          </table:table-cell>
          <table:table-cell table:formula="of:=[.D194]/[.B194]*60" office:value-type="float" office:value="25.2183908045977" calcext:value-type="float">
            <text:p>25.2183908045977</text:p>
          </table:table-cell>
          <table:table-cell table:formula="of:=[.D194]/[.C194]/[.E194]" office:value-type="float" office:value="0.0000227438589507555" calcext:value-type="float">
            <text:p>2.27438589507555E-05</text:p>
          </table:table-cell>
          <table:table-cell table:formula="of:=[.M194] * 1.60934" office:value-type="float" office:value="0.0000366026019638089" calcext:value-type="float">
            <text:p>3.66026019638089E-05</text:p>
          </table:table-cell>
          <table:table-cell table:formula="of:=[.N194]*1000" office:value-type="float" office:value="0.0366026019638089" calcext:value-type="float">
            <text:p>0.0366026019638089</text:p>
          </table:table-cell>
          <table:table-cell table:formula="of:=[.O194]*[.E194]" office:value-type="float" office:value="11.2736014048531" calcext:value-type="float">
            <text:p>11.2736014048531</text:p>
          </table:table-cell>
          <table:table-cell table:number-columns-repeated="3"/>
        </table:table-row>
        <table:table-row table:style-name="ro1">
          <table:table-cell office:value-type="date" office:date-value="2021-10-17" calcext:value-type="date">
            <text:p>10/17/21</text:p>
          </table:table-cell>
          <table:table-cell office:value-type="float" office:value="41.9" calcext:value-type="float">
            <text:p>41.9</text:p>
          </table:table-cell>
          <table:table-cell table:formula="of:=[.B195]*60" office:value-type="float" office:value="2514" calcext:value-type="float">
            <text:p>2514</text:p>
          </table:table-cell>
          <table:table-cell office:value-type="float" office:value="18.1" calcext:value-type="float">
            <text:p>18.1</text:p>
          </table:table-cell>
          <table:table-cell office:value-type="float" office:value="326" calcext:value-type="float">
            <text:p>326</text:p>
          </table:table-cell>
          <table:table-cell office:value-type="float" office:value="41.6" calcext:value-type="float">
            <text:p>41.6</text:p>
          </table:table-cell>
          <table:table-cell/>
          <table:table-cell office:value-type="float" office:value="327" calcext:value-type="float">
            <text:p>327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06" calcext:value-type="float">
            <text:p>806</text:p>
          </table:table-cell>
          <table:table-cell office:value-type="float" office:value="733" calcext:value-type="float">
            <text:p>733</text:p>
          </table:table-cell>
          <table:table-cell table:formula="of:=[.D195]/[.B195]*60" office:value-type="float" office:value="25.9188544152745" calcext:value-type="float">
            <text:p>25.9188544152745</text:p>
          </table:table-cell>
          <table:table-cell table:formula="of:=[.D195]/[.C195]/[.E195]" office:value-type="float" office:value="0.0000220849134417812" calcext:value-type="float">
            <text:p>2.20849134417812E-05</text:p>
          </table:table-cell>
          <table:table-cell table:formula="of:=[.M195] * 1.60934" office:value-type="float" office:value="0.0000355421345983962" calcext:value-type="float">
            <text:p>3.55421345983962E-05</text:p>
          </table:table-cell>
          <table:table-cell table:formula="of:=[.N195]*1000" office:value-type="float" office:value="0.0355421345983962" calcext:value-type="float">
            <text:p>0.0355421345983962</text:p>
          </table:table-cell>
          <table:table-cell table:formula="of:=[.O195]*[.E195]" office:value-type="float" office:value="11.5867358790772" calcext:value-type="float">
            <text:p>11.5867358790772</text:p>
          </table:table-cell>
          <table:table-cell table:number-columns-repeated="3"/>
        </table:table-row>
        <table:table-row table:style-name="ro1">
          <table:table-cell office:value-type="date" office:date-value="2021-10-18" calcext:value-type="date">
            <text:p>10/18/21</text:p>
          </table:table-cell>
          <table:table-cell office:value-type="float" office:value="45.1" calcext:value-type="float">
            <text:p>45.1</text:p>
          </table:table-cell>
          <table:table-cell table:formula="of:=[.B196]*60" office:value-type="float" office:value="2706" calcext:value-type="float">
            <text:p>2706</text:p>
          </table:table-cell>
          <table:table-cell office:value-type="float" office:value="18.81" calcext:value-type="float">
            <text:p>18.81</text:p>
          </table:table-cell>
          <table:table-cell office:value-type="float" office:value="298" calcext:value-type="float">
            <text:p>298</text:p>
          </table:table-cell>
          <table:table-cell office:value-type="float" office:value="42.8" calcext:value-type="float">
            <text:p>42.8</text:p>
          </table:table-cell>
          <table:table-cell/>
          <table:table-cell office:value-type="float" office:value="304" calcext:value-type="float">
            <text:p>304</text:p>
          </table:table-cell>
          <table:table-cell table:style-name="ce5" office:value-type="float" office:value="301" calcext:value-type="float">
            <text:p>301</text:p>
          </table:table-cell>
          <table:table-cell table:style-name="ce5" office:value-type="float" office:value="796" calcext:value-type="float">
            <text:p>796</text:p>
          </table:table-cell>
          <table:table-cell office:value-type="float" office:value="715" calcext:value-type="float">
            <text:p>715</text:p>
          </table:table-cell>
          <table:table-cell table:formula="of:=[.D196]/[.B196]*60" office:value-type="float" office:value="25.0243902439024" calcext:value-type="float">
            <text:p>25.0243902439024</text:p>
          </table:table-cell>
          <table:table-cell table:formula="of:=[.D196]/[.C196]/[.E196]" office:value-type="float" office:value="0.0000233262399738091" calcext:value-type="float">
            <text:p>2.33262399738091E-05</text:p>
          </table:table-cell>
          <table:table-cell table:formula="of:=[.M196] * 1.60934" office:value-type="float" office:value="0.00003753985103945" calcext:value-type="float">
            <text:p>3.753985103945E-05</text:p>
          </table:table-cell>
          <table:table-cell table:formula="of:=[.N196]*1000" office:value-type="float" office:value="0.03753985103945" calcext:value-type="float">
            <text:p>0.03753985103945</text:p>
          </table:table-cell>
          <table:table-cell table:formula="of:=[.O196]*[.E196]" office:value-type="float" office:value="11.1868756097561" calcext:value-type="float">
            <text:p>11.1868756097561</text:p>
          </table:table-cell>
          <table:table-cell table:number-columns-repeated="3"/>
        </table:table-row>
        <table:table-row table:style-name="ro1">
          <table:table-cell office:value-type="date" office:date-value="2021-10-19" calcext:value-type="date">
            <text:p>10/19/21</text:p>
          </table:table-cell>
          <table:table-cell office:value-type="float" office:value="31.9" calcext:value-type="float">
            <text:p>31.9</text:p>
          </table:table-cell>
          <table:table-cell table:formula="of:=[.B197]*60" office:value-type="float" office:value="1914" calcext:value-type="float">
            <text:p>1914</text:p>
          </table:table-cell>
          <table:table-cell office:value-type="float" office:value="13.68" calcext:value-type="float">
            <text:p>13.68</text:p>
          </table:table-cell>
          <table:table-cell office:value-type="float" office:value="321" calcext:value-type="float">
            <text:p>321</text:p>
          </table:table-cell>
          <table:table-cell office:value-type="float" office:value="31" calcext:value-type="float">
            <text:p>31</text:p>
          </table:table-cell>
          <table:table-cell office:value-type="float" office:value="13.4" calcext:value-type="float">
            <text:p>13.4</text:p>
          </table:table-cell>
          <table:table-cell office:value-type="float" office:value="326" calcext:value-type="float">
            <text:p>326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590" calcext:value-type="float">
            <text:p>590</text:p>
          </table:table-cell>
          <table:table-cell office:value-type="float" office:value="537" calcext:value-type="float">
            <text:p>537</text:p>
          </table:table-cell>
          <table:table-cell table:formula="of:=[.D197]/[.B197]*60" office:value-type="float" office:value="25.730407523511" calcext:value-type="float">
            <text:p>25.730407523511</text:p>
          </table:table-cell>
          <table:table-cell table:formula="of:=[.D197]/[.C197]/[.E197]" office:value-type="float" office:value="0.0000222658424398676" calcext:value-type="float">
            <text:p>2.22658424398676E-05</text:p>
          </table:table-cell>
          <table:table-cell table:formula="of:=[.M197] * 1.60934" office:value-type="float" office:value="0.0000358333108721765" calcext:value-type="float">
            <text:p>3.58333108721765E-05</text:p>
          </table:table-cell>
          <table:table-cell table:formula="of:=[.N197]*1000" office:value-type="float" office:value="0.0358333108721765" calcext:value-type="float">
            <text:p>0.0358333108721765</text:p>
          </table:table-cell>
          <table:table-cell table:formula="of:=[.O197]*[.E197]" office:value-type="float" office:value="11.5024927899687" calcext:value-type="float">
            <text:p>11.5024927899687</text:p>
          </table:table-cell>
          <table:table-cell table:number-columns-repeated="3"/>
        </table:table-row>
        <table:table-row table:style-name="ro1">
          <table:table-cell office:value-type="date" office:date-value="2021-10-20" calcext:value-type="date">
            <text:p>10/20/21</text:p>
          </table:table-cell>
          <table:table-cell office:value-type="float" office:value="46.8" calcext:value-type="float">
            <text:p>46.8</text:p>
          </table:table-cell>
          <table:table-cell table:formula="of:=[.B198]*60" office:value-type="float" office:value="2808" calcext:value-type="float">
            <text:p>2808</text:p>
          </table:table-cell>
          <table:table-cell office:value-type="float" office:value="19.99" calcext:value-type="float">
            <text:p>19.99</text:p>
          </table:table-cell>
          <table:table-cell office:value-type="float" office:value="314" calcext:value-type="float">
            <text:p>314</text:p>
          </table:table-cell>
          <table:table-cell office:value-type="float" office:value="45.8" calcext:value-type="float">
            <text:p>45.8</text:p>
          </table:table-cell>
          <table:table-cell office:value-type="float" office:value="19.62" calcext:value-type="float">
            <text:p>19.62</text:p>
          </table:table-cell>
          <table:table-cell office:value-type="float" office:value="317" calcext:value-type="float">
            <text:p>317</text:p>
          </table:table-cell>
          <table:table-cell table:style-name="ce5" office:value-type="float" office:value="319" calcext:value-type="float">
            <text:p>319</text:p>
          </table:table-cell>
          <table:table-cell table:style-name="ce5" office:value-type="float" office:value="863" calcext:value-type="float">
            <text:p>863</text:p>
          </table:table-cell>
          <table:table-cell office:value-type="float" office:value="782" calcext:value-type="float">
            <text:p>782</text:p>
          </table:table-cell>
          <table:table-cell table:formula="of:=[.D198]/[.B198]*60" office:value-type="float" office:value="25.6282051282051" calcext:value-type="float">
            <text:p>25.6282051282051</text:p>
          </table:table-cell>
          <table:table-cell table:formula="of:=[.D198]/[.C198]/[.E198]" office:value-type="float" office:value="0.0000226718021304009" calcext:value-type="float">
            <text:p>2.26718021304009E-05</text:p>
          </table:table-cell>
          <table:table-cell table:formula="of:=[.M198] * 1.60934" office:value-type="float" office:value="0.0000364866380405393" calcext:value-type="float">
            <text:p>3.64866380405393E-05</text:p>
          </table:table-cell>
          <table:table-cell table:formula="of:=[.N198]*1000" office:value-type="float" office:value="0.0364866380405393" calcext:value-type="float">
            <text:p>0.0364866380405393</text:p>
          </table:table-cell>
          <table:table-cell table:formula="of:=[.O198]*[.E198]" office:value-type="float" office:value="11.4568043447293" calcext:value-type="float">
            <text:p>11.4568043447293</text:p>
          </table:table-cell>
          <table:table-cell table:number-columns-repeated="3"/>
        </table:table-row>
        <table:table-row table:style-name="ro1">
          <table:table-cell office:value-type="date" office:date-value="2021-10-20" calcext:value-type="date">
            <text:p>10/20/21</text:p>
          </table:table-cell>
          <table:table-cell office:value-type="float" office:value="51.2" calcext:value-type="float">
            <text:p>51.2</text:p>
          </table:table-cell>
          <table:table-cell table:formula="of:=[.B199]*60" office:value-type="float" office:value="3072" calcext:value-type="float">
            <text:p>3072</text:p>
          </table:table-cell>
          <table:table-cell office:value-type="float" office:value="20.38" calcext:value-type="float">
            <text:p>20.38</text:p>
          </table:table-cell>
          <table:table-cell office:value-type="float" office:value="264" calcext:value-type="float">
            <text:p>264</text:p>
          </table:table-cell>
          <table:table-cell office:value-type="float" office:value="42.2" calcext:value-type="float">
            <text:p>42.2</text:p>
          </table:table-cell>
          <table:table-cell office:value-type="float" office:value="17.61" calcext:value-type="float">
            <text:p>17.61</text:p>
          </table:table-cell>
          <table:table-cell office:value-type="float" office:value="294" calcext:value-type="float">
            <text:p>294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761" calcext:value-type="float">
            <text:p>761</text:p>
          </table:table-cell>
          <table:table-cell office:value-type="float" office:value="680" calcext:value-type="float">
            <text:p>680</text:p>
          </table:table-cell>
          <table:table-cell table:formula="of:=[.D199]/[.B199]*60" office:value-type="float" office:value="23.8828125" calcext:value-type="float">
            <text:p>23.8828125</text:p>
          </table:table-cell>
          <table:table-cell table:formula="of:=[.D199]/[.C199]/[.E199]" office:value-type="float" office:value="0.0000251292219065657" calcext:value-type="float">
            <text:p>2.51292219065657E-05</text:p>
          </table:table-cell>
          <table:table-cell table:formula="of:=[.M199] * 1.60934" office:value-type="float" office:value="0.0000404414619831124" calcext:value-type="float">
            <text:p>4.04414619831124E-05</text:p>
          </table:table-cell>
          <table:table-cell table:formula="of:=[.N199]*1000" office:value-type="float" office:value="0.0404414619831124" calcext:value-type="float">
            <text:p>0.0404414619831124</text:p>
          </table:table-cell>
          <table:table-cell table:formula="of:=[.O199]*[.E199]" office:value-type="float" office:value="10.6765459635417" calcext:value-type="float">
            <text:p>10.6765459635417</text:p>
          </table:table-cell>
          <table:table-cell table:number-columns-repeated="3"/>
        </table:table-row>
        <table:table-row table:style-name="ro1">
          <table:table-cell office:value-type="date" office:date-value="2021-10-22" calcext:value-type="date">
            <text:p>10/22/21</text:p>
          </table:table-cell>
          <table:table-cell office:value-type="float" office:value="46.2" calcext:value-type="float">
            <text:p>46.2</text:p>
          </table:table-cell>
          <table:table-cell table:formula="of:=[.B200]*60" office:value-type="float" office:value="2772" calcext:value-type="float">
            <text:p>2772</text:p>
          </table:table-cell>
          <table:table-cell office:value-type="float" office:value="19.4" calcext:value-type="float">
            <text:p>19.4</text:p>
          </table:table-cell>
          <table:table-cell office:value-type="float" office:value="321" calcext:value-type="float">
            <text:p>321</text:p>
          </table:table-cell>
          <table:table-cell office:value-type="float" office:value="44.6" calcext:value-type="float">
            <text:p>44.6</text:p>
          </table:table-cell>
          <table:table-cell office:value-type="float" office:value="18.85" calcext:value-type="float">
            <text:p>18.85</text:p>
          </table:table-cell>
          <table:table-cell office:value-type="float" office:value="326" calcext:value-type="float">
            <text:p>326</text:p>
          </table:table-cell>
          <table:table-cell table:number-columns-repeated="3"/>
          <table:table-cell table:formula="of:=[.D200]/[.B200]*60" office:value-type="float" office:value="25.1948051948052" calcext:value-type="float">
            <text:p>25.1948051948052</text:p>
          </table:table-cell>
          <table:table-cell table:formula="of:=[.D200]/[.C200]/[.E200]" office:value-type="float" office:value="0.0000218023582509564" calcext:value-type="float">
            <text:p>2.18023582509564E-05</text:p>
          </table:table-cell>
          <table:table-cell table:formula="of:=[.M200] * 1.60934" office:value-type="float" office:value="0.0000350874072275941" calcext:value-type="float">
            <text:p>3.50874072275941E-05</text:p>
          </table:table-cell>
          <table:table-cell table:formula="of:=[.N200]*1000" office:value-type="float" office:value="0.0350874072275941" calcext:value-type="float">
            <text:p>0.0350874072275941</text:p>
          </table:table-cell>
          <table:table-cell table:formula="of:=[.O200]*[.E200]" office:value-type="float" office:value="11.2630577200577" calcext:value-type="float">
            <text:p>11.2630577200577</text:p>
          </table:table-cell>
          <table:table-cell table:number-columns-repeated="3"/>
        </table:table-row>
        <table:table-row table:style-name="ro1">
          <table:table-cell office:value-type="date" office:date-value="2021-10-23" calcext:value-type="date">
            <text:p>10/23/21</text:p>
          </table:table-cell>
          <table:table-cell office:value-type="float" office:value="45.4" calcext:value-type="float">
            <text:p>45.4</text:p>
          </table:table-cell>
          <table:table-cell table:formula="of:=[.B201]*60" office:value-type="float" office:value="2724" calcext:value-type="float">
            <text:p>2724</text:p>
          </table:table-cell>
          <table:table-cell office:value-type="float" office:value="19.28" calcext:value-type="float">
            <text:p>19.28</text:p>
          </table:table-cell>
          <table:table-cell office:value-type="float" office:value="316" calcext:value-type="float">
            <text:p>316</text:p>
          </table:table-cell>
          <table:table-cell office:value-type="float" office:value="42.7" calcext:value-type="float">
            <text:p>42.7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310" calcext:value-type="float">
            <text:p>310</text:p>
          </table:table-cell>
          <table:table-cell office:value-type="float" office:value="843" calcext:value-type="float">
            <text:p>843</text:p>
          </table:table-cell>
          <table:table-cell office:value-type="float" office:value="761" calcext:value-type="float">
            <text:p>761</text:p>
          </table:table-cell>
          <table:table-cell table:formula="of:=[.D201]/[.B201]*60" office:value-type="float" office:value="25.4801762114537" calcext:value-type="float">
            <text:p>25.4801762114537</text:p>
          </table:table-cell>
          <table:table-cell table:formula="of:=[.D201]/[.C201]/[.E201]" office:value-type="float" office:value="0.0000223981858398855" calcext:value-type="float">
            <text:p>2.23981858398855E-05</text:p>
          </table:table-cell>
          <table:table-cell table:formula="of:=[.M201] * 1.60934" office:value-type="float" office:value="0.0000360462963995613" calcext:value-type="float">
            <text:p>3.60462963995613E-05</text:p>
          </table:table-cell>
          <table:table-cell table:formula="of:=[.N201]*1000" office:value-type="float" office:value="0.0360462963995613" calcext:value-type="float">
            <text:p>0.0360462963995613</text:p>
          </table:table-cell>
          <table:table-cell table:formula="of:=[.O201]*[.E201]" office:value-type="float" office:value="11.3906296622614" calcext:value-type="float">
            <text:p>11.3906296622614</text:p>
          </table:table-cell>
          <table:table-cell table:number-columns-repeated="3"/>
        </table:table-row>
        <table:table-row table:style-name="ro1">
          <table:table-cell office:value-type="date" office:date-value="2021-11-09" calcext:value-type="date">
            <text:p>11/09/21</text:p>
          </table:table-cell>
          <table:table-cell office:value-type="float" office:value="36.1" calcext:value-type="float">
            <text:p>36.1</text:p>
          </table:table-cell>
          <table:table-cell table:formula="of:=[.B202]*60" office:value-type="float" office:value="2166" calcext:value-type="float">
            <text:p>2166</text:p>
          </table:table-cell>
          <table:table-cell office:value-type="float" office:value="14.59" calcext:value-type="float">
            <text:p>14.59</text:p>
          </table:table-cell>
          <table:table-cell office:value-type="float" office:value="275" calcext:value-type="float">
            <text:p>275</text:p>
          </table:table-cell>
          <table:table-cell office:value-type="float" office:value="34.2" calcext:value-type="float">
            <text:p>34.2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293" calcext:value-type="float">
            <text:p>293</text:p>
          </table:table-cell>
          <table:table-cell office:value-type="float" office:value="524" calcext:value-type="float">
            <text:p>524</text:p>
          </table:table-cell>
          <table:table-cell office:value-type="float" office:value="469" calcext:value-type="float">
            <text:p>469</text:p>
          </table:table-cell>
          <table:table-cell table:formula="of:=[.D202]/[.B202]*60" office:value-type="float" office:value="24.2493074792244" calcext:value-type="float">
            <text:p>24.2493074792244</text:p>
          </table:table-cell>
          <table:table-cell table:formula="of:=[.D202]/[.C202]/[.E202]" office:value-type="float" office:value="0.0000244942499790145" calcext:value-type="float">
            <text:p>2.44942499790145E-05</text:p>
          </table:table-cell>
          <table:table-cell table:formula="of:=[.M202] * 1.60934" office:value-type="float" office:value="0.0000394195762612272" calcext:value-type="float">
            <text:p>3.94195762612272E-05</text:p>
          </table:table-cell>
          <table:table-cell table:formula="of:=[.N202]*1000" office:value-type="float" office:value="0.0394195762612272" calcext:value-type="float">
            <text:p>0.0394195762612272</text:p>
          </table:table-cell>
          <table:table-cell table:formula="of:=[.O202]*[.E202]" office:value-type="float" office:value="10.8403834718375" calcext:value-type="float">
            <text:p>10.8403834718375</text:p>
          </table:table-cell>
          <table:table-cell table:number-columns-repeated="3"/>
        </table:table-row>
        <table:table-row table:style-name="ro1">
          <table:table-cell office:value-type="date" office:date-value="2021-11-13" calcext:value-type="date">
            <text:p>11/13/21</text:p>
          </table:table-cell>
          <table:table-cell office:value-type="float" office:value="49.9" calcext:value-type="float">
            <text:p>49.9</text:p>
          </table:table-cell>
          <table:table-cell table:formula="of:=[.B203]*60" office:value-type="float" office:value="2994" calcext:value-type="float">
            <text:p>2994</text:p>
          </table:table-cell>
          <table:table-cell office:value-type="float" office:value="19.88" calcext:value-type="float">
            <text:p>19.88</text:p>
          </table:table-cell>
          <table:table-cell office:value-type="float" office:value="267" calcext:value-type="float">
            <text:p>267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79" calcext:value-type="float">
            <text:p>279</text:p>
          </table:table-cell>
          <table:table-cell office:value-type="float" office:value="773" calcext:value-type="float">
            <text:p>773</text:p>
          </table:table-cell>
          <table:table-cell office:value-type="float" office:value="686" calcext:value-type="float">
            <text:p>686</text:p>
          </table:table-cell>
          <table:table-cell table:formula="of:=[.D203]/[.B203]*60" office:value-type="float" office:value="23.9038076152305" calcext:value-type="float">
            <text:p>23.9038076152305</text:p>
          </table:table-cell>
          <table:table-cell table:formula="of:=[.D203]/[.C203]/[.E203]" office:value-type="float" office:value="0.0000248687137070646" calcext:value-type="float">
            <text:p>2.48687137070646E-05</text:p>
          </table:table-cell>
          <table:table-cell table:formula="of:=[.M203] * 1.60934" office:value-type="float" office:value="0.0000400222157173273" calcext:value-type="float">
            <text:p>4.00222157173273E-05</text:p>
          </table:table-cell>
          <table:table-cell table:formula="of:=[.N203]*1000" office:value-type="float" office:value="0.0400222157173273" calcext:value-type="float">
            <text:p>0.0400222157173273</text:p>
          </table:table-cell>
          <table:table-cell table:formula="of:=[.O203]*[.E203]" office:value-type="float" office:value="10.6859315965264" calcext:value-type="float">
            <text:p>10.6859315965264</text:p>
          </table:table-cell>
          <table:table-cell table:number-columns-repeated="3"/>
        </table:table-row>
        <table:table-row table:style-name="ro1">
          <table:table-cell office:value-type="date" office:date-value="2021-11-16" calcext:value-type="date">
            <text:p>11/16/21</text:p>
          </table:table-cell>
          <table:table-cell office:value-type="float" office:value="29.1" calcext:value-type="float">
            <text:p>29.1</text:p>
          </table:table-cell>
          <table:table-cell table:formula="of:=[.B204]*60" office:value-type="float" office:value="1746" calcext:value-type="float">
            <text:p>1746</text:p>
          </table:table-cell>
          <table:table-cell office:value-type="float" office:value="12.71" calcext:value-type="float">
            <text:p>12.71</text:p>
          </table:table-cell>
          <table:table-cell office:value-type="float" office:value="335" calcext:value-type="float">
            <text:p>335</text:p>
          </table:table-cell>
          <table:table-cell office:value-type="float" office:value="28.4" calcext:value-type="float">
            <text:p>28.4</text:p>
          </table:table-cell>
          <table:table-cell office:value-type="float" office:value="12.43" calcext:value-type="float">
            <text:p>12.43</text:p>
          </table:table-cell>
          <table:table-cell office:value-type="float" office:value="338" calcext:value-type="float">
            <text:p>338</text:p>
          </table:table-cell>
          <table:table-cell office:value-type="float" office:value="321" calcext:value-type="float">
            <text:p>321</text:p>
          </table:table-cell>
          <table:table-cell office:value-type="float" office:value="579" calcext:value-type="float">
            <text:p>579</text:p>
          </table:table-cell>
          <table:table-cell office:value-type="float" office:value="525" calcext:value-type="float">
            <text:p>525</text:p>
          </table:table-cell>
          <table:table-cell table:formula="of:=[.D204]/[.B204]*60" office:value-type="float" office:value="26.2061855670103" calcext:value-type="float">
            <text:p>26.2061855670103</text:p>
          </table:table-cell>
          <table:table-cell table:formula="of:=[.D204]/[.C204]/[.E204]" office:value-type="float" office:value="0.0000217298387786155" calcext:value-type="float">
            <text:p>2.17298387786155E-05</text:p>
          </table:table-cell>
          <table:table-cell table:formula="of:=[.M204] * 1.60934" office:value-type="float" office:value="0.0000349706987399771" calcext:value-type="float">
            <text:p>3.49706987399771E-05</text:p>
          </table:table-cell>
          <table:table-cell table:formula="of:=[.N204]*1000" office:value-type="float" office:value="0.0349706987399771" calcext:value-type="float">
            <text:p>0.0349706987399771</text:p>
          </table:table-cell>
          <table:table-cell table:formula="of:=[.O204]*[.E204]" office:value-type="float" office:value="11.7151840778923" calcext:value-type="float">
            <text:p>11.7151840778923</text:p>
          </table:table-cell>
          <table:table-cell table:number-columns-repeated="3"/>
        </table:table-row>
        <table:table-row table:style-name="ro1">
          <table:table-cell office:value-type="date" office:date-value="2021-11-19" calcext:value-type="date">
            <text:p>11/19/21</text:p>
          </table:table-cell>
          <table:table-cell office:value-type="float" office:value="46.3" calcext:value-type="float">
            <text:p>46.3</text:p>
          </table:table-cell>
          <table:table-cell table:formula="of:=[.B205]*60" office:value-type="float" office:value="2778" calcext:value-type="float">
            <text:p>2778</text:p>
          </table:table-cell>
          <table:table-cell office:value-type="float" office:value="18.13" calcext:value-type="float">
            <text:p>18.13</text:p>
          </table:table-cell>
          <table:table-cell office:value-type="float" office:value="264" calcext:value-type="float">
            <text:p>264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71" calcext:value-type="float">
            <text:p>271</text:p>
          </table:table-cell>
          <table:table-cell office:value-type="float" office:value="736" calcext:value-type="float">
            <text:p>736</text:p>
          </table:table-cell>
          <table:table-cell office:value-type="float" office:value="651" calcext:value-type="float">
            <text:p>651</text:p>
          </table:table-cell>
          <table:table-cell table:formula="of:=[.D205]/[.B205]*60" office:value-type="float" office:value="23.4946004319654" calcext:value-type="float">
            <text:p>23.4946004319654</text:p>
          </table:table-cell>
          <table:table-cell table:formula="of:=[.D205]/[.C205]/[.E205]" office:value-type="float" office:value="0.0000247207496127583" calcext:value-type="float">
            <text:p>2.47207496127583E-05</text:p>
          </table:table-cell>
          <table:table-cell table:formula="of:=[.M205] * 1.60934" office:value-type="float" office:value="0.0000397840911817964" calcext:value-type="float">
            <text:p>3.97840911817964E-05</text:p>
          </table:table-cell>
          <table:table-cell table:formula="of:=[.N205]*1000" office:value-type="float" office:value="0.0397840911817964" calcext:value-type="float">
            <text:p>0.0397840911817964</text:p>
          </table:table-cell>
          <table:table-cell table:formula="of:=[.O205]*[.E205]" office:value-type="float" office:value="10.5030000719942" calcext:value-type="float">
            <text:p>10.5030000719942</text:p>
          </table:table-cell>
          <table:table-cell table:number-columns-repeated="3"/>
        </table:table-row>
        <table:table-row table:style-name="ro1">
          <table:table-cell office:value-type="date" office:date-value="2021-11-21" calcext:value-type="date">
            <text:p>11/21/21</text:p>
          </table:table-cell>
          <table:table-cell office:value-type="float" office:value="46.8" calcext:value-type="float">
            <text:p>46.8</text:p>
          </table:table-cell>
          <table:table-cell table:formula="of:=[.B206]*60" office:value-type="float" office:value="2808" calcext:value-type="float">
            <text:p>2808</text:p>
          </table:table-cell>
          <table:table-cell office:value-type="float" office:value="19.57" calcext:value-type="float">
            <text:p>19.57</text:p>
          </table:table-cell>
          <table:table-cell office:value-type="float" office:value="299" calcext:value-type="float">
            <text:p>299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305" calcext:value-type="float">
            <text:p>305</text:p>
          </table:table-cell>
          <table:table-cell office:value-type="float" office:value="832" calcext:value-type="float">
            <text:p>832</text:p>
          </table:table-cell>
          <table:table-cell office:value-type="float" office:value="749" calcext:value-type="float">
            <text:p>749</text:p>
          </table:table-cell>
          <table:table-cell table:formula="of:=[.D206]/[.B206]*60" office:value-type="float" office:value="25.0897435897436" calcext:value-type="float">
            <text:p>25.0897435897436</text:p>
          </table:table-cell>
          <table:table-cell table:formula="of:=[.D206]/[.C206]/[.E206]" office:value-type="float" office:value="0.0000233089405330208" calcext:value-type="float">
            <text:p>2.33089405330208E-05</text:p>
          </table:table-cell>
          <table:table-cell table:formula="of:=[.M206] * 1.60934" office:value-type="float" office:value="0.0000375120103574117" calcext:value-type="float">
            <text:p>3.75120103574117E-05</text:p>
          </table:table-cell>
          <table:table-cell table:formula="of:=[.N206]*1000" office:value-type="float" office:value="0.0375120103574117" calcext:value-type="float">
            <text:p>0.0375120103574117</text:p>
          </table:table-cell>
          <table:table-cell table:formula="of:=[.O206]*[.E206]" office:value-type="float" office:value="11.2160910968661" calcext:value-type="float">
            <text:p>11.2160910968661</text:p>
          </table:table-cell>
          <table:table-cell table:number-columns-repeated="3"/>
        </table:table-row>
        <table:table-row table:style-name="ro1">
          <table:table-cell office:value-type="date" office:date-value="2021-11-23" calcext:value-type="date">
            <text:p>11/23/21</text:p>
          </table:table-cell>
          <table:table-cell office:value-type="float" office:value="36" calcext:value-type="float">
            <text:p>36</text:p>
          </table:table-cell>
          <table:table-cell table:formula="of:=[.B207]*60" office:value-type="float" office:value="2160" calcext:value-type="float">
            <text:p>2160</text:p>
          </table:table-cell>
          <table:table-cell office:value-type="float" office:value="14.93" calcext:value-type="float">
            <text:p>14.93</text:p>
          </table:table-cell>
          <table:table-cell office:value-type="float" office:value="291" calcext:value-type="float">
            <text:p>291</text:p>
          </table:table-cell>
          <table:table-cell office:value-type="float" office:value="29.9" calcext:value-type="float">
            <text:p>29.9</text:p>
          </table:table-cell>
          <table:table-cell/>
          <table:table-cell table:number-columns-repeated="2" office:value-type="float" office:value="309" calcext:value-type="float">
            <text:p>309</text:p>
          </table:table-cell>
          <table:table-cell office:value-type="float" office:value="561" calcext:value-type="float">
            <text:p>561</text:p>
          </table:table-cell>
          <table:table-cell office:value-type="float" office:value="506" calcext:value-type="float">
            <text:p>506</text:p>
          </table:table-cell>
          <table:table-cell table:formula="of:=[.D207]/[.B207]*60" office:value-type="float" office:value="24.8833333333333" calcext:value-type="float">
            <text:p>24.8833333333333</text:p>
          </table:table-cell>
          <table:table-cell table:formula="of:=[.D207]/[.C207]/[.E207]" office:value-type="float" office:value="0.000023752704594629" calcext:value-type="float">
            <text:p>2.3752704594629E-05</text:p>
          </table:table-cell>
          <table:table-cell table:formula="of:=[.M207] * 1.60934" office:value-type="float" office:value="0.0000382261776123202" calcext:value-type="float">
            <text:p>3.82261776123202E-05</text:p>
          </table:table-cell>
          <table:table-cell table:formula="of:=[.N207]*1000" office:value-type="float" office:value="0.0382261776123202" calcext:value-type="float">
            <text:p>0.0382261776123202</text:p>
          </table:table-cell>
          <table:table-cell table:formula="of:=[.O207]*[.E207]" office:value-type="float" office:value="11.1238176851852" calcext:value-type="float">
            <text:p>11.1238176851852</text:p>
          </table:table-cell>
          <table:table-cell table:number-columns-repeated="3"/>
        </table:table-row>
        <table:table-row table:style-name="ro1">
          <table:table-cell office:value-type="date" office:date-value="2021-11-24" calcext:value-type="date">
            <text:p>11/24/21</text:p>
          </table:table-cell>
          <table:table-cell office:value-type="float" office:value="46.3" calcext:value-type="float">
            <text:p>46.3</text:p>
          </table:table-cell>
          <table:table-cell table:formula="of:=[.B208]*60" office:value-type="float" office:value="2778" calcext:value-type="float">
            <text:p>2778</text:p>
          </table:table-cell>
          <table:table-cell office:value-type="float" office:value="19.17" calcext:value-type="float">
            <text:p>19.17</text:p>
          </table:table-cell>
          <table:table-cell office:value-type="float" office:value="288" calcext:value-type="float">
            <text:p>288</text:p>
          </table:table-cell>
          <table:table-cell office:value-type="float" office:value="44.4" calcext:value-type="float">
            <text:p>44.4</text:p>
          </table:table-cell>
          <table:table-cell office:value-type="float" office:value="18.55" calcext:value-type="float">
            <text:p>18.55</text:p>
          </table:table-cell>
          <table:table-cell office:value-type="float" office:value="293" calcext:value-type="float">
            <text:p>293</text:p>
          </table:table-cell>
          <table:table-cell office:value-type="float" office:value="292" calcext:value-type="float">
            <text:p>292</text:p>
          </table:table-cell>
          <table:table-cell office:value-type="float" office:value="796" calcext:value-type="float">
            <text:p>796</text:p>
          </table:table-cell>
          <table:table-cell office:value-type="float" office:value="712" calcext:value-type="float">
            <text:p>712</text:p>
          </table:table-cell>
          <table:table-cell table:formula="of:=[.D208]/[.B208]*60" office:value-type="float" office:value="24.8423326133909" calcext:value-type="float">
            <text:p>24.8423326133909</text:p>
          </table:table-cell>
          <table:table-cell table:formula="of:=[.D208]/[.C208]/[.E208]" office:value-type="float" office:value="0.0000239605831533477" calcext:value-type="float">
            <text:p>2.39605831533477E-05</text:p>
          </table:table-cell>
          <table:table-cell table:formula="of:=[.M208] * 1.60934" office:value-type="float" office:value="0.0000385607248920086" calcext:value-type="float">
            <text:p>3.85607248920086E-05</text:p>
          </table:table-cell>
          <table:table-cell table:formula="of:=[.N208]*1000" office:value-type="float" office:value="0.0385607248920086" calcext:value-type="float">
            <text:p>0.0385607248920086</text:p>
          </table:table-cell>
          <table:table-cell table:formula="of:=[.O208]*[.E208]" office:value-type="float" office:value="11.1054887688985" calcext:value-type="float">
            <text:p>11.1054887688985</text:p>
          </table:table-cell>
          <table:table-cell table:number-columns-repeated="3"/>
        </table:table-row>
        <table:table-row table:style-name="ro1">
          <table:table-cell office:value-type="date" office:date-value="2021-11-25" calcext:value-type="date">
            <text:p>11/25/21</text:p>
          </table:table-cell>
          <table:table-cell office:value-type="float" office:value="47" calcext:value-type="float">
            <text:p>47</text:p>
          </table:table-cell>
          <table:table-cell table:formula="of:=[.B209]*60" office:value-type="float" office:value="2820" calcext:value-type="float">
            <text:p>2820</text:p>
          </table:table-cell>
          <table:table-cell office:value-type="float" office:value="18.58" calcext:value-type="float">
            <text:p>18.58</text:p>
          </table:table-cell>
          <table:table-cell office:value-type="float" office:value="253" calcext:value-type="float">
            <text:p>253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259" calcext:value-type="float">
            <text:p>259</text:p>
          </table:table-cell>
          <table:table-cell office:value-type="float" office:value="724" calcext:value-type="float">
            <text:p>724</text:p>
          </table:table-cell>
          <table:table-cell office:value-type="float" office:value="636" calcext:value-type="float">
            <text:p>636</text:p>
          </table:table-cell>
          <table:table-cell table:formula="of:=[.D209]/[.B209]*60" office:value-type="float" office:value="23.7191489361702" calcext:value-type="float">
            <text:p>23.7191489361702</text:p>
          </table:table-cell>
          <table:table-cell table:formula="of:=[.D209]/[.C209]/[.E209]" office:value-type="float" office:value="0.000026042104673002" calcext:value-type="float">
            <text:p>2.6042104673002E-05</text:p>
          </table:table-cell>
          <table:table-cell table:formula="of:=[.M209] * 1.60934" office:value-type="float" office:value="0.000041910600734449" calcext:value-type="float">
            <text:p>4.1910600734449E-05</text:p>
          </table:table-cell>
          <table:table-cell table:formula="of:=[.N209]*1000" office:value-type="float" office:value="0.041910600734449" calcext:value-type="float">
            <text:p>0.041910600734449</text:p>
          </table:table-cell>
          <table:table-cell table:formula="of:=[.O209]*[.E209]" office:value-type="float" office:value="10.6033819858156" calcext:value-type="float">
            <text:p>10.6033819858156</text:p>
          </table:table-cell>
          <table:table-cell table:number-columns-repeated="3"/>
        </table:table-row>
        <table:table-row table:style-name="ro1">
          <table:table-cell office:value-type="date" office:date-value="2021-11-26" calcext:value-type="date">
            <text:p>11/26/21</text:p>
          </table:table-cell>
          <table:table-cell office:value-type="float" office:value="50.3" calcext:value-type="float">
            <text:p>50.3</text:p>
          </table:table-cell>
          <table:table-cell table:formula="of:=[.B210]*60" office:value-type="float" office:value="3018" calcext:value-type="float">
            <text:p>3018</text:p>
          </table:table-cell>
          <table:table-cell office:value-type="float" office:value="21.05" calcext:value-type="float">
            <text:p>21.05</text:p>
          </table:table-cell>
          <table:table-cell office:value-type="float" office:value="297" calcext:value-type="float">
            <text:p>297</text:p>
          </table:table-cell>
          <table:table-cell office:value-type="float" office:value="46.2" calcext:value-type="float">
            <text:p>46.2</text:p>
          </table:table-cell>
          <table:table-cell office:value-type="float" office:value="19.58" calcext:value-type="float">
            <text:p>19.58</text:p>
          </table:table-cell>
          <table:table-cell office:value-type="float" office:value="307" calcext:value-type="float">
            <text:p>307</text:p>
          </table:table-cell>
          <table:table-cell office:value-type="float" office:value="310" calcext:value-type="float">
            <text:p>310</text:p>
          </table:table-cell>
          <table:table-cell office:value-type="float" office:value="843" calcext:value-type="float">
            <text:p>843</text:p>
          </table:table-cell>
          <table:table-cell office:value-type="float" office:value="761" calcext:value-type="float">
            <text:p>761</text:p>
          </table:table-cell>
          <table:table-cell table:formula="of:=[.D210]/[.B210]*60" office:value-type="float" office:value="25.1093439363817" calcext:value-type="float">
            <text:p>25.1093439363817</text:p>
          </table:table-cell>
          <table:table-cell table:formula="of:=[.D210]/[.C210]/[.E210]" office:value-type="float" office:value="0.0000234842348825119" calcext:value-type="float">
            <text:p>2.34842348825119E-05</text:p>
          </table:table-cell>
          <table:table-cell table:formula="of:=[.M210] * 1.60934" office:value-type="float" office:value="0.0000377941185658217" calcext:value-type="float">
            <text:p>3.77941185658217E-05</text:p>
          </table:table-cell>
          <table:table-cell table:formula="of:=[.N210]*1000" office:value-type="float" office:value="0.0377941185658217" calcext:value-type="float">
            <text:p>0.0377941185658217</text:p>
          </table:table-cell>
          <table:table-cell table:formula="of:=[.O210]*[.E210]" office:value-type="float" office:value="11.224853214049" calcext:value-type="float">
            <text:p>11.224853214049</text:p>
          </table:table-cell>
          <table:table-cell table:number-columns-repeated="3"/>
        </table:table-row>
        <table:table-row table:style-name="ro1">
          <table:table-cell office:value-type="date" office:date-value="2021-11-27" calcext:value-type="date">
            <text:p>11/27/21</text:p>
          </table:table-cell>
          <table:table-cell office:value-type="float" office:value="45.7" calcext:value-type="float">
            <text:p>45.7</text:p>
          </table:table-cell>
          <table:table-cell table:formula="of:=[.B211]*60" office:value-type="float" office:value="2742" calcext:value-type="float">
            <text:p>2742</text:p>
          </table:table-cell>
          <table:table-cell office:value-type="float" office:value="18.6" calcext:value-type="float">
            <text:p>18.6</text:p>
          </table:table-cell>
          <table:table-cell office:value-type="float" office:value="281" calcext:value-type="float">
            <text:p>281</text:p>
          </table:table-cell>
          <table:table-cell office:value-type="float" office:value="43.3" calcext:value-type="float">
            <text:p>43.3</text:p>
          </table:table-cell>
          <table:table-cell office:value-type="float" office:value="17.89" calcext:value-type="float">
            <text:p>17.89</text:p>
          </table:table-cell>
          <table:table-cell office:value-type="float" office:value="285" calcext:value-type="float">
            <text:p>285</text:p>
          </table:table-cell>
          <table:table-cell office:value-type="float" office:value="281" calcext:value-type="float">
            <text:p>281</text:p>
          </table:table-cell>
          <table:table-cell office:value-type="float" office:value="681" calcext:value-type="float">
            <text:p>681</text:p>
          </table:table-cell>
          <table:table-cell office:value-type="float" office:value="766" calcext:value-type="float">
            <text:p>766</text:p>
          </table:table-cell>
          <table:table-cell table:formula="of:=[.D211]/[.B211]*60" office:value-type="float" office:value="24.4201312910284" calcext:value-type="float">
            <text:p>24.4201312910284</text:p>
          </table:table-cell>
          <table:table-cell table:formula="of:=[.D211]/[.C211]/[.E211]" office:value-type="float" office:value="0.0000241401060607241" calcext:value-type="float">
            <text:p>2.41401060607241E-05</text:p>
          </table:table-cell>
          <table:table-cell table:formula="of:=[.M211] * 1.60934" office:value-type="float" office:value="0.0000388496382877656" calcext:value-type="float">
            <text:p>3.88496382877656E-05</text:p>
          </table:table-cell>
          <table:table-cell table:formula="of:=[.N211]*1000" office:value-type="float" office:value="0.0388496382877656" calcext:value-type="float">
            <text:p>0.0388496382877656</text:p>
          </table:table-cell>
          <table:table-cell table:formula="of:=[.O211]*[.E211]" office:value-type="float" office:value="10.9167483588621" calcext:value-type="float">
            <text:p>10.9167483588621</text:p>
          </table:table-cell>
          <table:table-cell table:number-columns-repeated="3"/>
        </table:table-row>
        <table:table-row table:style-name="ro1">
          <table:table-cell office:value-type="date" office:date-value="2021-11-28" calcext:value-type="date">
            <text:p>11/28/21</text:p>
          </table:table-cell>
          <table:table-cell office:value-type="float" office:value="49.7" calcext:value-type="float">
            <text:p>49.7</text:p>
          </table:table-cell>
          <table:table-cell table:formula="of:=[.B212]*60" office:value-type="float" office:value="2982" calcext:value-type="float">
            <text:p>2982</text:p>
          </table:table-cell>
          <table:table-cell office:value-type="float" office:value="21.06" calcext:value-type="float">
            <text:p>21.06</text:p>
          </table:table-cell>
          <table:table-cell office:value-type="float" office:value="307" calcext:value-type="float">
            <text:p>307</text:p>
          </table:table-cell>
          <table:table-cell office:value-type="float" office:value="46" calcext:value-type="float">
            <text:p>46</text:p>
          </table:table-cell>
          <table:table-cell office:value-type="float" office:value="19.74" calcext:value-type="float">
            <text:p>19.74</text:p>
          </table:table-cell>
          <table:table-cell office:value-type="float" office:value="317" calcext:value-type="float">
            <text:p>317</text:p>
          </table:table-cell>
          <table:table-cell office:value-type="float" office:value="319" calcext:value-type="float">
            <text:p>319</text:p>
          </table:table-cell>
          <table:table-cell office:value-type="float" office:value="864" calcext:value-type="float">
            <text:p>864</text:p>
          </table:table-cell>
          <table:table-cell office:value-type="float" office:value="783" calcext:value-type="float">
            <text:p>783</text:p>
          </table:table-cell>
          <table:table-cell table:formula="of:=[.D212]/[.B212]*60" office:value-type="float" office:value="25.4245472837022" calcext:value-type="float">
            <text:p>25.4245472837022</text:p>
          </table:table-cell>
          <table:table-cell table:formula="of:=[.D212]/[.C212]/[.E212]" office:value-type="float" office:value="0.0000230044763696184" calcext:value-type="float">
            <text:p>2.30044763696184E-05</text:p>
          </table:table-cell>
          <table:table-cell table:formula="of:=[.M212] * 1.60934" office:value-type="float" office:value="0.0000370220240006816" calcext:value-type="float">
            <text:p>3.70220240006816E-05</text:p>
          </table:table-cell>
          <table:table-cell table:formula="of:=[.N212]*1000" office:value-type="float" office:value="0.0370220240006816" calcext:value-type="float">
            <text:p>0.0370220240006816</text:p>
          </table:table-cell>
          <table:table-cell table:formula="of:=[.O212]*[.E212]" office:value-type="float" office:value="11.3657613682093" calcext:value-type="float">
            <text:p>11.3657613682093</text:p>
          </table:table-cell>
          <table:table-cell table:number-columns-repeated="3"/>
        </table:table-row>
        <table:table-row table:style-name="ro1">
          <table:table-cell office:value-type="date" office:date-value="2021-11-30" calcext:value-type="date">
            <text:p>11/30/21</text:p>
          </table:table-cell>
          <table:table-cell office:value-type="float" office:value="31.7" calcext:value-type="float">
            <text:p>31.7</text:p>
          </table:table-cell>
          <table:table-cell table:formula="of:=[.B213]*60" office:value-type="float" office:value="1902" calcext:value-type="float">
            <text:p>1902</text:p>
          </table:table-cell>
          <table:table-cell office:value-type="float" office:value="13.21" calcext:value-type="float">
            <text:p>13.21</text:p>
          </table:table-cell>
          <table:table-cell office:value-type="float" office:value="300" calcext:value-type="float">
            <text:p>30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302" calcext:value-type="float">
            <text:p>302</text:p>
          </table:table-cell>
          <table:table-cell office:value-type="float" office:value="545" calcext:value-type="float">
            <text:p>545</text:p>
          </table:table-cell>
          <table:table-cell office:value-type="float" office:value="490" calcext:value-type="float">
            <text:p>490</text:p>
          </table:table-cell>
          <table:table-cell table:formula="of:=[.D213]/[.B213]*60" office:value-type="float" office:value="25.0031545741325" calcext:value-type="float">
            <text:p>25.0031545741325</text:p>
          </table:table-cell>
          <table:table-cell table:formula="of:=[.D213]/[.C213]/[.E213]" office:value-type="float" office:value="0.0000231510690501227" calcext:value-type="float">
            <text:p>2.31510690501227E-05</text:p>
          </table:table-cell>
          <table:table-cell table:formula="of:=[.M213] * 1.60934" office:value-type="float" office:value="0.0000372579414651244" calcext:value-type="float">
            <text:p>3.72579414651244E-05</text:p>
          </table:table-cell>
          <table:table-cell table:formula="of:=[.N213]*1000" office:value-type="float" office:value="0.0372579414651244" calcext:value-type="float">
            <text:p>0.0372579414651244</text:p>
          </table:table-cell>
          <table:table-cell table:formula="of:=[.O213]*[.E213]" office:value-type="float" office:value="11.1773824395373" calcext:value-type="float">
            <text:p>11.1773824395373</text:p>
          </table:table-cell>
          <table:table-cell table:number-columns-repeated="3"/>
        </table:table-row>
        <table:table-row table:style-name="ro1">
          <table:table-cell office:value-type="date" office:date-value="2021-12-01" calcext:value-type="date">
            <text:p>12/01/21</text:p>
          </table:table-cell>
          <table:table-cell office:value-type="float" office:value="43.5" calcext:value-type="float">
            <text:p>43.5</text:p>
          </table:table-cell>
          <table:table-cell table:formula="of:=[.B214]*60" office:value-type="float" office:value="2610" calcext:value-type="float">
            <text:p>2610</text:p>
          </table:table-cell>
          <table:table-cell office:value-type="float" office:value="19.99" calcext:value-type="float">
            <text:p>19.99</text:p>
          </table:table-cell>
          <table:table-cell office:value-type="float" office:value="387" calcext:value-type="float">
            <text:p>387</text:p>
          </table:table-cell>
          <table:table-cell office:value-type="float" office:value="41.8" calcext:value-type="float">
            <text:p>41.8</text:p>
          </table:table-cell>
          <table:table-cell office:value-type="float" office:value="19.33" calcext:value-type="float">
            <text:p>19.33</text:p>
          </table:table-cell>
          <table:table-cell office:value-type="float" office:value="392" calcext:value-type="float">
            <text:p>392</text:p>
          </table:table-cell>
          <table:table-cell office:value-type="float" office:value="386" calcext:value-type="float">
            <text:p>386</text:p>
          </table:table-cell>
          <table:table-cell office:value-type="float" office:value="971" calcext:value-type="float">
            <text:p>971</text:p>
          </table:table-cell>
          <table:table-cell office:value-type="float" office:value="902" calcext:value-type="float">
            <text:p>902</text:p>
          </table:table-cell>
          <table:table-cell table:formula="of:=[.D214]/[.B214]*60" office:value-type="float" office:value="27.5724137931034" calcext:value-type="float">
            <text:p>27.5724137931034</text:p>
          </table:table-cell>
          <table:table-cell table:formula="of:=[.D214]/[.C214]/[.E214]" office:value-type="float" office:value="0.0000197907075747225" calcext:value-type="float">
            <text:p>1.97907075747225E-05</text:p>
          </table:table-cell>
          <table:table-cell table:formula="of:=[.M214] * 1.60934" office:value-type="float" office:value="0.000031849977328304" calcext:value-type="float">
            <text:p>3.1849977328304E-05</text:p>
          </table:table-cell>
          <table:table-cell table:formula="of:=[.N214]*1000" office:value-type="float" office:value="0.031849977328304" calcext:value-type="float">
            <text:p>0.031849977328304</text:p>
          </table:table-cell>
          <table:table-cell table:formula="of:=[.O214]*[.E214]" office:value-type="float" office:value="12.3259412260536" calcext:value-type="float">
            <text:p>12.3259412260536</text:p>
          </table:table-cell>
          <table:table-cell table:number-columns-repeated="3"/>
        </table:table-row>
        <table:table-row table:style-name="ro1">
          <table:table-cell office:value-type="date" office:date-value="2021-12-02" calcext:value-type="date">
            <text:p>12/02/21</text:p>
          </table:table-cell>
          <table:table-cell office:value-type="float" office:value="7.7" calcext:value-type="float">
            <text:p>7.7</text:p>
          </table:table-cell>
          <table:table-cell table:formula="of:=[.B215]*60" office:value-type="float" office:value="462" calcext:value-type="float">
            <text:p>462</text:p>
          </table:table-cell>
          <table:table-cell office:value-type="float" office:value="2.62" calcext:value-type="float">
            <text:p>2.62</text:p>
          </table:table-cell>
          <table:table-cell office:value-type="float" office:value="177" calcext:value-type="float">
            <text:p>177</text:p>
          </table:table-cell>
          <table:table-cell table:number-columns-repeated="6"/>
          <table:table-cell table:formula="of:=[.D215]/[.B215]*60" office:value-type="float" office:value="20.4155844155844" calcext:value-type="float">
            <text:p>20.4155844155844</text:p>
          </table:table-cell>
          <table:table-cell table:formula="of:=[.D215]/[.C215]/[.E215]" office:value-type="float" office:value="0.0000320395235649473" calcext:value-type="float">
            <text:p>3.20395235649473E-05</text:p>
          </table:table-cell>
          <table:table-cell table:formula="of:=[.M215] * 1.60934" office:value-type="float" office:value="0.0000515624868540123" calcext:value-type="float">
            <text:p>5.15624868540123E-05</text:p>
          </table:table-cell>
          <table:table-cell table:formula="of:=[.N215]*1000" office:value-type="float" office:value="0.0515624868540123" calcext:value-type="float">
            <text:p>0.0515624868540123</text:p>
          </table:table-cell>
          <table:table-cell table:formula="of:=[.O215]*[.E215]" office:value-type="float" office:value="9.12656017316017" calcext:value-type="float">
            <text:p>9.12656017316017</text:p>
          </table:table-cell>
          <table:table-cell table:number-columns-repeated="3"/>
        </table:table-row>
        <table:table-row table:style-name="ro1">
          <table:table-cell office:value-type="date" office:date-value="2021-12-02" calcext:value-type="date">
            <text:p>12/02/21</text:p>
          </table:table-cell>
          <table:table-cell office:value-type="float" office:value="33.7" calcext:value-type="float">
            <text:p>33.7</text:p>
          </table:table-cell>
          <table:table-cell table:formula="of:=[.B216]*60" office:value-type="float" office:value="2022" calcext:value-type="float">
            <text:p>2022</text:p>
          </table:table-cell>
          <table:table-cell office:value-type="float" office:value="14.19" calcext:value-type="float">
            <text:p>14.19</text:p>
          </table:table-cell>
          <table:table-cell office:value-type="float" office:value="304" calcext:value-type="float">
            <text:p>304</text:p>
          </table:table-cell>
          <table:table-cell office:value-type="float" office:value="28.6" calcext:value-type="float">
            <text:p>28.6</text:p>
          </table:table-cell>
          <table:table-cell office:value-type="float" office:value="12.25" calcext:value-type="float">
            <text:p>12.25</text:p>
          </table:table-cell>
          <table:table-cell office:value-type="float" office:value="315" calcext:value-type="float">
            <text:p>315</text:p>
          </table:table-cell>
          <table:table-cell office:value-type="float" office:value="309" calcext:value-type="float">
            <text:p>309</text:p>
          </table:table-cell>
          <table:table-cell office:value-type="float" office:value="555" calcext:value-type="float">
            <text:p>555</text:p>
          </table:table-cell>
          <table:table-cell office:value-type="float" office:value="500" calcext:value-type="float">
            <text:p>500</text:p>
          </table:table-cell>
          <table:table-cell table:formula="of:=[.D216]/[.B216]*60" office:value-type="float" office:value="25.2640949554896" calcext:value-type="float">
            <text:p>25.2640949554896</text:p>
          </table:table-cell>
          <table:table-cell table:formula="of:=[.D216]/[.C216]/[.E216]" office:value-type="float" office:value="0.0000230848820865219" calcext:value-type="float">
            <text:p>2.30848820865219E-05</text:p>
          </table:table-cell>
          <table:table-cell table:formula="of:=[.M216] * 1.60934" office:value-type="float" office:value="0.0000371514241371232" calcext:value-type="float">
            <text:p>3.71514241371232E-05</text:p>
          </table:table-cell>
          <table:table-cell table:formula="of:=[.N216]*1000" office:value-type="float" office:value="0.0371514241371232" calcext:value-type="float">
            <text:p>0.0371514241371232</text:p>
          </table:table-cell>
          <table:table-cell table:formula="of:=[.O216]*[.E216]" office:value-type="float" office:value="11.2940329376855" calcext:value-type="float">
            <text:p>11.2940329376855</text:p>
          </table:table-cell>
          <table:table-cell table:number-columns-repeated="3"/>
        </table:table-row>
        <table:table-row table:style-name="ro1">
          <table:table-cell office:value-type="date" office:date-value="2021-12-04" calcext:value-type="date">
            <text:p>12/04/21</text:p>
          </table:table-cell>
          <table:table-cell/>
          <table:table-cell table:formula="of:=[.B217]*60" office:value-type="float" office:value="0" calcext:value-type="float">
            <text:p>0</text:p>
          </table:table-cell>
          <table:table-cell table:number-columns-repeated="5"/>
          <table:table-cell office:value-type="float" office:value="305" calcext:value-type="float">
            <text:p>305</text:p>
          </table:table-cell>
          <table:table-cell office:value-type="float" office:value="832" calcext:value-type="float">
            <text:p>832</text:p>
          </table:table-cell>
          <table:table-cell office:value-type="float" office:value="749" calcext:value-type="float">
            <text:p>749</text:p>
          </table:table-cell>
          <table:table-cell table:number-columns-repeated="8"/>
        </table:table-row>
        <table:table-row table:style-name="ro1">
          <table:table-cell office:value-type="date" office:date-value="2021-12-05" calcext:value-type="date">
            <text:p>12/05/21</text:p>
          </table:table-cell>
          <table:table-cell office:value-type="float" office:value="51.9" calcext:value-type="float">
            <text:p>51.9</text:p>
          </table:table-cell>
          <table:table-cell table:formula="of:=[.B218]*60" office:value-type="float" office:value="3114" calcext:value-type="float">
            <text:p>3114</text:p>
          </table:table-cell>
          <table:table-cell office:value-type="float" office:value="21.59" calcext:value-type="float">
            <text:p>21.59</text:p>
          </table:table-cell>
          <table:table-cell office:value-type="float" office:value="292" calcext:value-type="float">
            <text:p>292</text:p>
          </table:table-cell>
          <table:table-cell office:value-type="float" office:value="45.8" calcext:value-type="float">
            <text:p>45.8</text:p>
          </table:table-cell>
          <table:table-cell office:value-type="float" office:value="19.44" calcext:value-type="float">
            <text:p>19.44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840" calcext:value-type="float">
            <text:p>840</text:p>
          </table:table-cell>
          <table:table-cell office:value-type="float" office:value="757" calcext:value-type="float">
            <text:p>757</text:p>
          </table:table-cell>
          <table:table-cell table:formula="of:=[.D218]/[.B218]*60" office:value-type="float" office:value="24.9595375722543" calcext:value-type="float">
            <text:p>24.9595375722543</text:p>
          </table:table-cell>
          <table:table-cell table:formula="of:=[.D218]/[.C218]/[.E218]" office:value-type="float" office:value="0.0000237438523328142" calcext:value-type="float">
            <text:p>2.37438523328142E-05</text:p>
          </table:table-cell>
          <table:table-cell table:formula="of:=[.M218] * 1.60934" office:value-type="float" office:value="0.0000382119313132913" calcext:value-type="float">
            <text:p>3.82119313132913E-05</text:p>
          </table:table-cell>
          <table:table-cell table:formula="of:=[.N218]*1000" office:value-type="float" office:value="0.0382119313132913" calcext:value-type="float">
            <text:p>0.0382119313132913</text:p>
          </table:table-cell>
          <table:table-cell table:formula="of:=[.O218]*[.E218]" office:value-type="float" office:value="11.1578839434811" calcext:value-type="float">
            <text:p>11.1578839434811</text:p>
          </table:table-cell>
          <table:table-cell table:number-columns-repeated="3"/>
        </table:table-row>
        <table:table-row table:style-name="ro1">
          <table:table-cell office:value-type="date" office:date-value="2021-12-07" calcext:value-type="date">
            <text:p>12/07/21</text:p>
          </table:table-cell>
          <table:table-cell office:value-type="float" office:value="32" calcext:value-type="float">
            <text:p>32</text:p>
          </table:table-cell>
          <table:table-cell table:formula="of:=[.B219]*60" office:value-type="float" office:value="1920" calcext:value-type="float">
            <text:p>1920</text:p>
          </table:table-cell>
          <table:table-cell office:value-type="float" office:value="13.42" calcext:value-type="float">
            <text:p>13.42</text:p>
          </table:table-cell>
          <table:table-cell office:value-type="float" office:value="306" calcext:value-type="float">
            <text:p>306</text:p>
          </table:table-cell>
          <table:table-cell office:value-type="float" office:value="30.7" calcext:value-type="float">
            <text:p>30.7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17" calcext:value-type="float">
            <text:p>317</text:p>
          </table:table-cell>
          <table:table-cell office:value-type="float" office:value="573" calcext:value-type="float">
            <text:p>573</text:p>
          </table:table-cell>
          <table:table-cell office:value-type="float" office:value="519" calcext:value-type="float">
            <text:p>519</text:p>
          </table:table-cell>
          <table:table-cell table:formula="of:=[.D219]/[.B219]*60" office:value-type="float" office:value="25.1625" calcext:value-type="float">
            <text:p>25.1625</text:p>
          </table:table-cell>
          <table:table-cell table:formula="of:=[.D219]/[.C219]/[.E219]" office:value-type="float" office:value="0.0000228417755991285" calcext:value-type="float">
            <text:p>2.28417755991285E-05</text:p>
          </table:table-cell>
          <table:table-cell table:formula="of:=[.M219] * 1.60934" office:value-type="float" office:value="0.0000367601831427015" calcext:value-type="float">
            <text:p>3.67601831427015E-05</text:p>
          </table:table-cell>
          <table:table-cell table:formula="of:=[.N219]*1000" office:value-type="float" office:value="0.0367601831427015" calcext:value-type="float">
            <text:p>0.0367601831427015</text:p>
          </table:table-cell>
          <table:table-cell table:formula="of:=[.O219]*[.E219]" office:value-type="float" office:value="11.2486160416667" calcext:value-type="float">
            <text:p>11.2486160416667</text:p>
          </table:table-cell>
          <table:table-cell table:number-columns-repeated="3"/>
        </table:table-row>
        <table:table-row table:style-name="ro1">
          <table:table-cell office:value-type="date" office:date-value="2021-12-11" calcext:value-type="date">
            <text:p>12/11/21</text:p>
          </table:table-cell>
          <table:table-cell office:value-type="float" office:value="58.9" calcext:value-type="float">
            <text:p>58.9</text:p>
          </table:table-cell>
          <table:table-cell table:formula="of:=[.B220]*60" office:value-type="float" office:value="3534" calcext:value-type="float">
            <text:p>3534</text:p>
          </table:table-cell>
          <table:table-cell office:value-type="float" office:value="23.81" calcext:value-type="float">
            <text:p>23.81</text:p>
          </table:table-cell>
          <table:table-cell office:value-type="float" office:value="284" calcext:value-type="float">
            <text:p>284</text:p>
          </table:table-cell>
          <table:table-cell office:value-type="float" office:value="58.9" calcext:value-type="float">
            <text:p>58.9</text:p>
          </table:table-cell>
          <table:table-cell office:value-type="float" office:value="23.81" calcext:value-type="float">
            <text:p>23.81</text:p>
          </table:table-cell>
          <table:table-cell table:number-columns-repeated="2" office:value-type="float" office:value="284" calcext:value-type="float">
            <text:p>284</text:p>
          </table:table-cell>
          <table:table-cell office:value-type="float" office:value="990" calcext:value-type="float">
            <text:p>990</text:p>
          </table:table-cell>
          <table:table-cell office:value-type="float" office:value="882" calcext:value-type="float">
            <text:p>882</text:p>
          </table:table-cell>
          <table:table-cell table:formula="of:=[.D220]/[.B220]*60" office:value-type="float" office:value="24.2546689303905" calcext:value-type="float">
            <text:p>24.2546689303905</text:p>
          </table:table-cell>
          <table:table-cell table:formula="of:=[.D220]/[.C220]/[.E220]" office:value-type="float" office:value="0.0000237232677331675" calcext:value-type="float">
            <text:p>2.37232677331675E-05</text:p>
          </table:table-cell>
          <table:table-cell table:formula="of:=[.M220] * 1.60934" office:value-type="float" office:value="0.0000381788036936958" calcext:value-type="float">
            <text:p>3.81788036936958E-05</text:p>
          </table:table-cell>
          <table:table-cell table:formula="of:=[.N220]*1000" office:value-type="float" office:value="0.0381788036936958" calcext:value-type="float">
            <text:p>0.0381788036936958</text:p>
          </table:table-cell>
          <table:table-cell table:formula="of:=[.O220]*[.E220]" office:value-type="float" office:value="10.8427802490096" calcext:value-type="float">
            <text:p>10.8427802490096</text:p>
          </table:table-cell>
          <table:table-cell table:number-columns-repeated="3"/>
        </table:table-row>
        <table:table-row table:style-name="ro1">
          <table:table-cell office:value-type="date" office:date-value="2021-12-12" calcext:value-type="date">
            <text:p>12/12/21</text:p>
          </table:table-cell>
          <table:table-cell office:value-type="float" office:value="52.5" calcext:value-type="float">
            <text:p>52.5</text:p>
          </table:table-cell>
          <table:table-cell table:formula="of:=[.B221]*60" office:value-type="float" office:value="3150" calcext:value-type="float">
            <text:p>3150</text:p>
          </table:table-cell>
          <table:table-cell office:value-type="float" office:value="22.02" calcext:value-type="float">
            <text:p>22.02</text:p>
          </table:table-cell>
          <table:table-cell office:value-type="float" office:value="301" calcext:value-type="float">
            <text:p>301</text:p>
          </table:table-cell>
          <table:table-cell office:value-type="float" office:value="46.2" calcext:value-type="float">
            <text:p>46.2</text:p>
          </table:table-cell>
          <table:table-cell office:value-type="float" office:value="19.92" calcext:value-type="float">
            <text:p>19.92</text:p>
          </table:table-cell>
          <table:table-cell office:value-type="float" office:value="319" calcext:value-type="float">
            <text:p>319</text:p>
          </table:table-cell>
          <table:table-cell office:value-type="float" office:value="321" calcext:value-type="float">
            <text:p>321</text:p>
          </table:table-cell>
          <table:table-cell office:value-type="float" office:value="869" calcext:value-type="float">
            <text:p>869</text:p>
          </table:table-cell>
          <table:table-cell office:value-type="float" office:value="789" calcext:value-type="float">
            <text:p>789</text:p>
          </table:table-cell>
          <table:table-cell table:formula="of:=[.D221]/[.B221]*60" office:value-type="float" office:value="25.1657142857143" calcext:value-type="float">
            <text:p>25.1657142857143</text:p>
          </table:table-cell>
          <table:table-cell table:formula="of:=[.D221]/[.C221]/[.E221]" office:value-type="float" office:value="0.0000232241733902863" calcext:value-type="float">
            <text:p>2.32241733902863E-05</text:p>
          </table:table-cell>
          <table:table-cell table:formula="of:=[.M221] * 1.60934" office:value-type="float" office:value="0.0000373755912039234" calcext:value-type="float">
            <text:p>3.73755912039234E-05</text:p>
          </table:table-cell>
          <table:table-cell table:formula="of:=[.N221]*1000" office:value-type="float" office:value="0.0373755912039234" calcext:value-type="float">
            <text:p>0.0373755912039234</text:p>
          </table:table-cell>
          <table:table-cell table:formula="of:=[.O221]*[.E221]" office:value-type="float" office:value="11.250052952381" calcext:value-type="float">
            <text:p>11.250052952381</text:p>
          </table:table-cell>
          <table:table-cell table:number-columns-repeated="3"/>
        </table:table-row>
        <table:table-row table:style-name="ro1">
          <table:table-cell office:value-type="date" office:date-value="2021-12-14" calcext:value-type="date">
            <text:p>12/14/21</text:p>
          </table:table-cell>
          <table:table-cell office:value-type="float" office:value="35.1" calcext:value-type="float">
            <text:p>35.1</text:p>
          </table:table-cell>
          <table:table-cell table:formula="of:=[.B222]*60" office:value-type="float" office:value="2106" calcext:value-type="float">
            <text:p>2106</text:p>
          </table:table-cell>
          <table:table-cell office:value-type="float" office:value="14.77" calcext:value-type="float">
            <text:p>14.77</text:p>
          </table:table-cell>
          <table:table-cell office:value-type="float" office:value="303" calcext:value-type="float">
            <text:p>303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573" calcext:value-type="float">
            <text:p>573</text:p>
          </table:table-cell>
          <table:table-cell office:value-type="float" office:value="518" calcext:value-type="float">
            <text:p>518</text:p>
          </table:table-cell>
          <table:table-cell table:formula="of:=[.D222]/[.B222]*60" office:value-type="float" office:value="25.2478632478632" calcext:value-type="float">
            <text:p>25.2478632478632</text:p>
          </table:table-cell>
          <table:table-cell table:formula="of:=[.D222]/[.C222]/[.E222]" office:value-type="float" office:value="0.0000231461892628009" calcext:value-type="float">
            <text:p>2.31461892628009E-05</text:p>
          </table:table-cell>
          <table:table-cell table:formula="of:=[.M222] * 1.60934" office:value-type="float" office:value="0.000037250088228196" calcext:value-type="float">
            <text:p>3.7250088228196E-05</text:p>
          </table:table-cell>
          <table:table-cell table:formula="of:=[.N222]*1000" office:value-type="float" office:value="0.037250088228196" calcext:value-type="float">
            <text:p>0.037250088228196</text:p>
          </table:table-cell>
          <table:table-cell table:formula="of:=[.O222]*[.E222]" office:value-type="float" office:value="11.2867767331434" calcext:value-type="float">
            <text:p>11.2867767331434</text:p>
          </table:table-cell>
          <table:table-cell table:number-columns-repeated="3"/>
        </table:table-row>
        <table:table-row table:style-name="ro1">
          <table:table-cell office:value-type="date" office:date-value="2021-12-15" calcext:value-type="date">
            <text:p>12/15/21</text:p>
          </table:table-cell>
          <table:table-cell office:value-type="float" office:value="45" calcext:value-type="float">
            <text:p>45</text:p>
          </table:table-cell>
          <table:table-cell table:formula="of:=[.B223]*60" office:value-type="float" office:value="2700" calcext:value-type="float">
            <text:p>2700</text:p>
          </table:table-cell>
          <table:table-cell office:value-type="float" office:value="18.96" calcext:value-type="float">
            <text:p>18.96</text:p>
          </table:table-cell>
          <table:table-cell office:value-type="float" office:value="305" calcext:value-type="float">
            <text:p>305</text:p>
          </table:table-cell>
          <table:table-cell office:value-type="float" office:value="41.4" calcext:value-type="float">
            <text:p>41.4</text:p>
          </table:table-cell>
          <table:table-cell office:value-type="float" office:value="17.62" calcext:value-type="float">
            <text:p>17.62</text:p>
          </table:table-cell>
          <table:table-cell office:value-type="float" office:value="313" calcext:value-type="float">
            <text:p>313</text:p>
          </table:table-cell>
          <table:table-cell office:value-type="float" office:value="308" calcext:value-type="float">
            <text:p>308</text:p>
          </table:table-cell>
          <table:table-cell office:value-type="float" office:value="783" calcext:value-type="float">
            <text:p>783</text:p>
          </table:table-cell>
          <table:table-cell office:value-type="float" office:value="706" calcext:value-type="float">
            <text:p>706</text:p>
          </table:table-cell>
          <table:table-cell table:formula="of:=[.D223]/[.B223]*60" office:value-type="float" office:value="25.28" calcext:value-type="float">
            <text:p>25.28</text:p>
          </table:table-cell>
          <table:table-cell table:formula="of:=[.D223]/[.C223]/[.E223]" office:value-type="float" office:value="0.000023023679417122" calcext:value-type="float">
            <text:p>2.3023679417122E-05</text:p>
          </table:table-cell>
          <table:table-cell table:formula="of:=[.M223] * 1.60934" office:value-type="float" office:value="0.0000370529282331512" calcext:value-type="float">
            <text:p>3.70529282331512E-05</text:p>
          </table:table-cell>
          <table:table-cell table:formula="of:=[.N223]*1000" office:value-type="float" office:value="0.0370529282331512" calcext:value-type="float">
            <text:p>0.0370529282331512</text:p>
          </table:table-cell>
          <table:table-cell table:formula="of:=[.O223]*[.E223]" office:value-type="float" office:value="11.3011431111111" calcext:value-type="float">
            <text:p>11.3011431111111</text:p>
          </table:table-cell>
          <table:table-cell table:number-columns-repeated="3"/>
        </table:table-row>
        <table:table-row table:style-name="ro1">
          <table:table-cell office:value-type="date" office:date-value="2021-12-16" calcext:value-type="date">
            <text:p>12/16/21</text:p>
          </table:table-cell>
          <table:table-cell office:value-type="float" office:value="32.2" calcext:value-type="float">
            <text:p>32.2</text:p>
          </table:table-cell>
          <table:table-cell table:formula="of:=[.B224]*60" office:value-type="float" office:value="1932" calcext:value-type="float">
            <text:p>1932</text:p>
          </table:table-cell>
          <table:table-cell office:value-type="float" office:value="13.41" calcext:value-type="float">
            <text:p>13.41</text:p>
          </table:table-cell>
          <table:table-cell office:value-type="float" office:value="300" calcext:value-type="float">
            <text:p>300</text:p>
          </table:table-cell>
          <table:table-cell office:value-type="float" office:value="28.1" calcext:value-type="float">
            <text:p>28.1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01" calcext:value-type="float">
            <text:p>301</text:p>
          </table:table-cell>
          <table:table-cell office:value-type="float" office:value="547" calcext:value-type="float">
            <text:p>547</text:p>
          </table:table-cell>
          <table:table-cell office:value-type="float" office:value="491" calcext:value-type="float">
            <text:p>491</text:p>
          </table:table-cell>
          <table:table-cell table:formula="of:=[.D224]/[.B224]*60" office:value-type="float" office:value="24.9875776397516" calcext:value-type="float">
            <text:p>24.9875776397516</text:p>
          </table:table-cell>
          <table:table-cell table:formula="of:=[.D224]/[.C224]/[.E224]" office:value-type="float" office:value="0.0000231366459627329" calcext:value-type="float">
            <text:p>2.31366459627329E-05</text:p>
          </table:table-cell>
          <table:table-cell table:formula="of:=[.M224] * 1.60934" office:value-type="float" office:value="0.0000372347298136646" calcext:value-type="float">
            <text:p>3.72347298136646E-05</text:p>
          </table:table-cell>
          <table:table-cell table:formula="of:=[.N224]*1000" office:value-type="float" office:value="0.0372347298136646" calcext:value-type="float">
            <text:p>0.0372347298136646</text:p>
          </table:table-cell>
          <table:table-cell table:formula="of:=[.O224]*[.E224]" office:value-type="float" office:value="11.1704189440994" calcext:value-type="float">
            <text:p>11.1704189440994</text:p>
          </table:table-cell>
          <table:table-cell table:number-columns-repeated="3"/>
        </table:table-row>
        <table:table-row table:style-name="ro1">
          <table:table-cell office:value-type="date" office:date-value="2021-12-18" calcext:value-type="date">
            <text:p>12/18/21</text:p>
          </table:table-cell>
          <table:table-cell office:value-type="float" office:value="47.6" calcext:value-type="float">
            <text:p>47.6</text:p>
          </table:table-cell>
          <table:table-cell table:formula="of:=[.B225]*60" office:value-type="float" office:value="2856" calcext:value-type="float">
            <text:p>2856</text:p>
          </table:table-cell>
          <table:table-cell office:value-type="float" office:value="20.21" calcext:value-type="float">
            <text:p>20.21</text:p>
          </table:table-cell>
          <table:table-cell office:value-type="float" office:value="309" calcext:value-type="float">
            <text:p>309</text:p>
          </table:table-cell>
          <table:table-cell office:value-type="float" office:value="40.8" calcext:value-type="float">
            <text:p>40.8</text:p>
          </table:table-cell>
          <table:table-cell office:value-type="float" office:value="17.53" calcext:value-type="float">
            <text:p>17.53</text:p>
          </table:table-cell>
          <table:table-cell office:value-type="float" office:value="317" calcext:value-type="float">
            <text:p>317</text:p>
          </table:table-cell>
          <table:table-cell office:value-type="float" office:value="316" calcext:value-type="float">
            <text:p>316</text:p>
          </table:table-cell>
          <table:table-cell office:value-type="float" office:value="856" calcext:value-type="float">
            <text:p>856</text:p>
          </table:table-cell>
          <table:table-cell office:value-type="float" office:value="775" calcext:value-type="float">
            <text:p>775</text:p>
          </table:table-cell>
          <table:table-cell table:formula="of:=[.D225]/[.B225]*60" office:value-type="float" office:value="25.4747899159664" calcext:value-type="float">
            <text:p>25.4747899159664</text:p>
          </table:table-cell>
          <table:table-cell table:formula="of:=[.D225]/[.C225]/[.E225]" office:value-type="float" office:value="0.0000229007460589414" calcext:value-type="float">
            <text:p>2.29007460589414E-05</text:p>
          </table:table-cell>
          <table:table-cell table:formula="of:=[.M225] * 1.60934" office:value-type="float" office:value="0.0000368550866624967" calcext:value-type="float">
            <text:p>3.68550866624967E-05</text:p>
          </table:table-cell>
          <table:table-cell table:formula="of:=[.N225]*1000" office:value-type="float" office:value="0.0368550866624967" calcext:value-type="float">
            <text:p>0.0368550866624967</text:p>
          </table:table-cell>
          <table:table-cell table:formula="of:=[.O225]*[.E225]" office:value-type="float" office:value="11.3882217787115" calcext:value-type="float">
            <text:p>11.3882217787115</text:p>
          </table:table-cell>
          <table:table-cell table:number-columns-repeated="3"/>
        </table:table-row>
        <table:table-row table:style-name="ro1">
          <table:table-cell office:value-type="date" office:date-value="2021-12-19" calcext:value-type="date">
            <text:p>12/19/21</text:p>
          </table:table-cell>
          <table:table-cell office:value-type="float" office:value="47" calcext:value-type="float">
            <text:p>47</text:p>
          </table:table-cell>
          <table:table-cell table:formula="of:=[.B226]*60" office:value-type="float" office:value="2820" calcext:value-type="float">
            <text:p>2820</text:p>
          </table:table-cell>
          <table:table-cell office:value-type="float" office:value="19.31" calcext:value-type="float">
            <text:p>19.31</text:p>
          </table:table-cell>
          <table:table-cell office:value-type="float" office:value="309" calcext:value-type="float">
            <text:p>309</text:p>
          </table:table-cell>
          <table:table-cell office:value-type="float" office:value="45.1" calcext:value-type="float">
            <text:p>45.1</text:p>
          </table:table-cell>
          <table:table-cell office:value-type="float" office:value="19.06" calcext:value-type="float">
            <text:p>19.06</text:p>
          </table:table-cell>
          <table:table-cell office:value-type="float" office:value="312" calcext:value-type="float">
            <text:p>312</text:p>
          </table:table-cell>
          <table:table-cell office:value-type="float" office:value="311" calcext:value-type="float">
            <text:p>311</text:p>
          </table:table-cell>
          <table:table-cell office:value-type="float" office:value="845" calcext:value-type="float">
            <text:p>845</text:p>
          </table:table-cell>
          <table:table-cell office:value-type="float" office:value="762" calcext:value-type="float">
            <text:p>762</text:p>
          </table:table-cell>
          <table:table-cell table:formula="of:=[.D226]/[.B226]*60" office:value-type="float" office:value="24.6510638297872" calcext:value-type="float">
            <text:p>24.6510638297872</text:p>
          </table:table-cell>
          <table:table-cell table:formula="of:=[.D226]/[.C226]/[.E226]" office:value-type="float" office:value="0.0000221602515550047" calcext:value-type="float">
            <text:p>2.21602515550047E-05</text:p>
          </table:table-cell>
          <table:table-cell table:formula="of:=[.M226] * 1.60934" office:value-type="float" office:value="0.0000356633792375313" calcext:value-type="float">
            <text:p>3.56633792375313E-05</text:p>
          </table:table-cell>
          <table:table-cell table:formula="of:=[.N226]*1000" office:value-type="float" office:value="0.0356633792375313" calcext:value-type="float">
            <text:p>0.0356633792375313</text:p>
          </table:table-cell>
          <table:table-cell table:formula="of:=[.O226]*[.E226]" office:value-type="float" office:value="11.0199841843972" calcext:value-type="float">
            <text:p>11.0199841843972</text:p>
          </table:table-cell>
          <table:table-cell table:number-columns-repeated="3"/>
        </table:table-row>
        <table:table-row table:style-name="ro1">
          <table:table-cell office:value-type="date" office:date-value="2021-12-19" calcext:value-type="date">
            <text:p>12/19/21</text:p>
          </table:table-cell>
          <table:table-cell office:value-type="float" office:value="17.5" calcext:value-type="float">
            <text:p>17.5</text:p>
          </table:table-cell>
          <table:table-cell table:formula="of:=[.B227]*60" office:value-type="float" office:value="1050" calcext:value-type="float">
            <text:p>1050</text:p>
          </table:table-cell>
          <table:table-cell office:value-type="float" office:value="7.46" calcext:value-type="float">
            <text:p>7.46</text:p>
          </table:table-cell>
          <table:table-cell office:value-type="float" office:value="316" calcext:value-type="float">
            <text:p>316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322" calcext:value-type="float">
            <text:p>322</text:p>
          </table:table-cell>
          <table:table-cell office:value-type="float" office:value="302" calcext:value-type="float">
            <text:p>302</text:p>
          </table:table-cell>
          <table:table-cell office:value-type="float" office:value="274" calcext:value-type="float">
            <text:p>274</text:p>
          </table:table-cell>
          <table:table-cell table:formula="of:=[.D227]/[.B227]*60" office:value-type="float" office:value="25.5771428571429" calcext:value-type="float">
            <text:p>25.5771428571429</text:p>
          </table:table-cell>
          <table:table-cell table:formula="of:=[.D227]/[.C227]/[.E227]" office:value-type="float" office:value="0.0000224834237492465" calcext:value-type="float">
            <text:p>2.24834237492465E-05</text:p>
          </table:table-cell>
          <table:table-cell table:formula="of:=[.M227] * 1.60934" office:value-type="float" office:value="0.0000361834731766124" calcext:value-type="float">
            <text:p>3.61834731766124E-05</text:p>
          </table:table-cell>
          <table:table-cell table:formula="of:=[.N227]*1000" office:value-type="float" office:value="0.0361834731766124" calcext:value-type="float">
            <text:p>0.0361834731766124</text:p>
          </table:table-cell>
          <table:table-cell table:formula="of:=[.O227]*[.E227]" office:value-type="float" office:value="11.4339775238095" calcext:value-type="float">
            <text:p>11.4339775238095</text:p>
          </table:table-cell>
          <table:table-cell table:number-columns-repeated="3"/>
        </table:table-row>
        <table:table-row table:style-name="ro1">
          <table:table-cell office:value-type="date" office:date-value="2021-12-21" calcext:value-type="date">
            <text:p>12/21/21</text:p>
          </table:table-cell>
          <table:table-cell office:value-type="float" office:value="49.2" calcext:value-type="float">
            <text:p>49.2</text:p>
          </table:table-cell>
          <table:table-cell table:formula="of:=[.B228]*60" office:value-type="float" office:value="2952" calcext:value-type="float">
            <text:p>2952</text:p>
          </table:table-cell>
          <table:table-cell office:value-type="float" office:value="20.2" calcext:value-type="float">
            <text:p>20.2</text:p>
          </table:table-cell>
          <table:table-cell office:value-type="float" office:value="302" calcext:value-type="float">
            <text:p>302</text:p>
          </table:table-cell>
          <table:table-cell office:value-type="float" office:value="43.7" calcext:value-type="float">
            <text:p>43.7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814" calcext:value-type="float">
            <text:p>814</text:p>
          </table:table-cell>
          <table:table-cell office:value-type="float" office:value="732" calcext:value-type="float">
            <text:p>732</text:p>
          </table:table-cell>
          <table:table-cell table:formula="of:=[.D228]/[.B228]*60" office:value-type="float" office:value="24.6341463414634" calcext:value-type="float">
            <text:p>24.6341463414634</text:p>
          </table:table-cell>
          <table:table-cell table:formula="of:=[.D228]/[.C228]/[.E228]" office:value-type="float" office:value="0.0000226583391661731" calcext:value-type="float">
            <text:p>2.26583391661731E-05</text:p>
          </table:table-cell>
          <table:table-cell table:formula="of:=[.M228] * 1.60934" office:value-type="float" office:value="0.000036464971553689" calcext:value-type="float">
            <text:p>3.6464971553689E-05</text:p>
          </table:table-cell>
          <table:table-cell table:formula="of:=[.N228]*1000" office:value-type="float" office:value="0.036464971553689" calcext:value-type="float">
            <text:p>0.036464971553689</text:p>
          </table:table-cell>
          <table:table-cell table:formula="of:=[.O228]*[.E228]" office:value-type="float" office:value="11.0124214092141" calcext:value-type="float">
            <text:p>11.0124214092141</text:p>
          </table:table-cell>
          <table:table-cell table:number-columns-repeated="3"/>
        </table:table-row>
        <table:table-row table:style-name="ro1">
          <table:table-cell office:value-type="date" office:date-value="2021-12-22" calcext:value-type="date">
            <text:p>12/22/21</text:p>
          </table:table-cell>
          <table:table-cell office:value-type="float" office:value="43.7" calcext:value-type="float">
            <text:p>43.7</text:p>
          </table:table-cell>
          <table:table-cell table:formula="of:=[.B229]*60" office:value-type="float" office:value="2622" calcext:value-type="float">
            <text:p>2622</text:p>
          </table:table-cell>
          <table:table-cell office:value-type="float" office:value="20.47" calcext:value-type="float">
            <text:p>20.47</text:p>
          </table:table-cell>
          <table:table-cell office:value-type="float" office:value="407" calcext:value-type="float">
            <text:p>407</text:p>
          </table:table-cell>
          <table:table-cell office:value-type="float" office:value="43.7" calcext:value-type="float">
            <text:p>43.7</text:p>
          </table:table-cell>
          <table:table-cell office:value-type="float" office:value="20.47" calcext:value-type="float">
            <text:p>20.47</text:p>
          </table:table-cell>
          <table:table-cell office:value-type="float" office:value="407" calcext:value-type="float">
            <text:p>407</text:p>
          </table:table-cell>
          <table:table-cell office:value-type="float" office:value="403" calcext:value-type="float">
            <text:p>403</text:p>
          </table:table-cell>
          <table:table-cell office:value-type="float" office:value="1037" calcext:value-type="float">
            <text:p>1037</text:p>
          </table:table-cell>
          <table:table-cell office:value-type="float" office:value="968" calcext:value-type="float">
            <text:p>968</text:p>
          </table:table-cell>
          <table:table-cell table:formula="of:=[.D229]/[.B229]*60" office:value-type="float" office:value="28.1052631578947" calcext:value-type="float">
            <text:p>28.1052631578947</text:p>
          </table:table-cell>
          <table:table-cell table:formula="of:=[.D229]/[.C229]/[.E229]" office:value-type="float" office:value="0.0000191818612871244" calcext:value-type="float">
            <text:p>1.91818612871244E-05</text:p>
          </table:table-cell>
          <table:table-cell table:formula="of:=[.M229] * 1.60934" office:value-type="float" office:value="0.0000308701366438209" calcext:value-type="float">
            <text:p>3.08701366438209E-05</text:p>
          </table:table-cell>
          <table:table-cell table:formula="of:=[.N229]*1000" office:value-type="float" office:value="0.0308701366438209" calcext:value-type="float">
            <text:p>0.0308701366438209</text:p>
          </table:table-cell>
          <table:table-cell table:formula="of:=[.O229]*[.E229]" office:value-type="float" office:value="12.5641456140351" calcext:value-type="float">
            <text:p>12.5641456140351</text:p>
          </table:table-cell>
          <table:table-cell table:number-columns-repeated="3"/>
        </table:table-row>
        <table:table-row table:style-name="ro1">
          <table:table-cell office:value-type="date" office:date-value="2021-12-23" calcext:value-type="date">
            <text:p>12/23/21</text:p>
          </table:table-cell>
          <table:table-cell office:value-type="float" office:value="44" calcext:value-type="float">
            <text:p>44</text:p>
          </table:table-cell>
          <table:table-cell table:formula="of:=[.B230]*60" office:value-type="float" office:value="2640" calcext:value-type="float">
            <text:p>2640</text:p>
          </table:table-cell>
          <table:table-cell office:value-type="float" office:value="18.64" calcext:value-type="float">
            <text:p>18.64</text:p>
          </table:table-cell>
          <table:table-cell office:value-type="float" office:value="305" calcext:value-type="float">
            <text:p>305</text:p>
          </table:table-cell>
          <table:table-cell office:value-type="float" office:value="41.8" calcext:value-type="float">
            <text:p>41.8</text:p>
          </table:table-cell>
          <table:table-cell office:value-type="float" office:value="17.84" calcext:value-type="float">
            <text:p>17.84</text:p>
          </table:table-cell>
          <table:table-cell office:value-type="float" office:value="311" calcext:value-type="float">
            <text:p>311</text:p>
          </table:table-cell>
          <table:table-cell office:value-type="float" office:value="307" calcext:value-type="float">
            <text:p>307</text:p>
          </table:table-cell>
          <table:table-cell office:value-type="float" office:value="790" calcext:value-type="float">
            <text:p>790</text:p>
          </table:table-cell>
          <table:table-cell office:value-type="float" office:value="712" calcext:value-type="float">
            <text:p>712</text:p>
          </table:table-cell>
          <table:table-cell table:formula="of:=[.D230]/[.B230]*60" office:value-type="float" office:value="25.4181818181818" calcext:value-type="float">
            <text:p>25.4181818181818</text:p>
          </table:table-cell>
          <table:table-cell table:formula="of:=[.D230]/[.C230]/[.E230]" office:value-type="float" office:value="0.0000231495280675609" calcext:value-type="float">
            <text:p>2.31495280675609E-05</text:p>
          </table:table-cell>
          <table:table-cell table:formula="of:=[.M230] * 1.60934" office:value-type="float" office:value="0.0000372554615002484" calcext:value-type="float">
            <text:p>3.72554615002484E-05</text:p>
          </table:table-cell>
          <table:table-cell table:formula="of:=[.N230]*1000" office:value-type="float" office:value="0.0372554615002484" calcext:value-type="float">
            <text:p>0.0372554615002484</text:p>
          </table:table-cell>
          <table:table-cell table:formula="of:=[.O230]*[.E230]" office:value-type="float" office:value="11.3629157575758" calcext:value-type="float">
            <text:p>11.3629157575758</text:p>
          </table:table-cell>
          <table:table-cell table:number-columns-repeated="3"/>
        </table:table-row>
        <table:table-row table:style-name="ro1">
          <table:table-cell office:value-type="date" office:date-value="2021-12-24" calcext:value-type="date">
            <text:p>12/24/21</text:p>
          </table:table-cell>
          <table:table-cell office:value-type="float" office:value="49.3" calcext:value-type="float">
            <text:p>49.3</text:p>
          </table:table-cell>
          <table:table-cell table:formula="of:=[.B231]*60" office:value-type="float" office:value="2958" calcext:value-type="float">
            <text:p>2958</text:p>
          </table:table-cell>
          <table:table-cell office:value-type="float" office:value="20.84" calcext:value-type="float">
            <text:p>20.84</text:p>
          </table:table-cell>
          <table:table-cell office:value-type="float" office:value="305" calcext:value-type="float">
            <text:p>305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float" office:value="315" calcext:value-type="float">
            <text:p>315</text:p>
          </table:table-cell>
          <table:table-cell office:value-type="float" office:value="856" calcext:value-type="float">
            <text:p>856</text:p>
          </table:table-cell>
          <table:table-cell office:value-type="float" office:value="774" calcext:value-type="float">
            <text:p>774</text:p>
          </table:table-cell>
          <table:table-cell table:formula="of:=[.D231]/[.B231]*60" office:value-type="float" office:value="25.3630831643002" calcext:value-type="float">
            <text:p>25.3630831643002</text:p>
          </table:table-cell>
          <table:table-cell table:formula="of:=[.D231]/[.C231]/[.E231]" office:value-type="float" office:value="0.0000230993471441714" calcext:value-type="float">
            <text:p>2.30993471441714E-05</text:p>
          </table:table-cell>
          <table:table-cell table:formula="of:=[.M231] * 1.60934" office:value-type="float" office:value="0.0000371747033330008" calcext:value-type="float">
            <text:p>3.71747033330008E-05</text:p>
          </table:table-cell>
          <table:table-cell table:formula="of:=[.N231]*1000" office:value-type="float" office:value="0.0371747033330008" calcext:value-type="float">
            <text:p>0.0371747033330008</text:p>
          </table:table-cell>
          <table:table-cell table:formula="of:=[.O231]*[.E231]" office:value-type="float" office:value="11.3382845165652" calcext:value-type="float">
            <text:p>11.3382845165652</text:p>
          </table:table-cell>
          <table:table-cell table:number-columns-repeated="3"/>
        </table:table-row>
        <table:table-row table:style-name="ro1">
          <table:table-cell office:value-type="date" office:date-value="2021-12-27" calcext:value-type="date">
            <text:p>12/27/21</text:p>
          </table:table-cell>
          <table:table-cell office:value-type="float" office:value="47.8" calcext:value-type="float">
            <text:p>47.8</text:p>
          </table:table-cell>
          <table:table-cell table:formula="of:=[.B232]*60" office:value-type="float" office:value="2868" calcext:value-type="float">
            <text:p>2868</text:p>
          </table:table-cell>
          <table:table-cell office:value-type="float" office:value="20.32" calcext:value-type="float">
            <text:p>20.32</text:p>
          </table:table-cell>
          <table:table-cell office:value-type="float" office:value="310" calcext:value-type="float">
            <text:p>310</text:p>
          </table:table-cell>
          <table:table-cell office:value-type="float" office:value="46.4" calcext:value-type="float">
            <text:p>46.4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14" calcext:value-type="float">
            <text:p>314</text:p>
          </table:table-cell>
          <table:table-cell office:value-type="float" office:value="846" calcext:value-type="float">
            <text:p>846</text:p>
          </table:table-cell>
          <table:table-cell office:value-type="float" office:value="765" calcext:value-type="float">
            <text:p>765</text:p>
          </table:table-cell>
          <table:table-cell table:formula="of:=[.D232]/[.B232]*60" office:value-type="float" office:value="25.5062761506276" calcext:value-type="float">
            <text:p>25.5062761506276</text:p>
          </table:table-cell>
          <table:table-cell table:formula="of:=[.D232]/[.C232]/[.E232]" office:value-type="float" office:value="0.0000228550861564764" calcext:value-type="float">
            <text:p>2.28550861564764E-05</text:p>
          </table:table-cell>
          <table:table-cell table:formula="of:=[.M232] * 1.60934" office:value-type="float" office:value="0.0000367816043550637" calcext:value-type="float">
            <text:p>3.67816043550637E-05</text:p>
          </table:table-cell>
          <table:table-cell table:formula="of:=[.N232]*1000" office:value-type="float" office:value="0.0367816043550637" calcext:value-type="float">
            <text:p>0.0367816043550637</text:p>
          </table:table-cell>
          <table:table-cell table:formula="of:=[.O232]*[.E232]" office:value-type="float" office:value="11.4022973500697" calcext:value-type="float">
            <text:p>11.4022973500697</text:p>
          </table:table-cell>
          <table:table-cell table:number-columns-repeated="3"/>
        </table:table-row>
        <table:table-row table:style-name="ro1">
          <table:table-cell office:value-type="date" office:date-value="2021-12-28" calcext:value-type="date">
            <text:p>12/28/21</text:p>
          </table:table-cell>
          <table:table-cell office:value-type="float" office:value="44.1" calcext:value-type="float">
            <text:p>44.1</text:p>
          </table:table-cell>
          <table:table-cell table:formula="of:=[.B233]*60" office:value-type="float" office:value="2646" calcext:value-type="float">
            <text:p>2646</text:p>
          </table:table-cell>
          <table:table-cell office:value-type="float" office:value="18.75" calcext:value-type="float">
            <text:p>18.75</text:p>
          </table:table-cell>
          <table:table-cell office:value-type="float" office:value="310" calcext:value-type="float">
            <text:p>310</text:p>
          </table:table-cell>
          <table:table-cell office:value-type="float" office:value="41.2" calcext:value-type="float">
            <text:p>41.2</text:p>
          </table:table-cell>
          <table:table-cell office:value-type="float" office:value="17.64" calcext:value-type="float">
            <text:p>17.64</text:p>
          </table:table-cell>
          <table:table-cell office:value-type="float" office:value="317" calcext:value-type="float">
            <text:p>317</text:p>
          </table:table-cell>
          <table:table-cell office:value-type="float" office:value="310" calcext:value-type="float">
            <text:p>310</text:p>
          </table:table-cell>
          <table:table-cell office:value-type="float" office:value="818" calcext:value-type="float">
            <text:p>818</text:p>
          </table:table-cell>
          <table:table-cell office:value-type="float" office:value="738" calcext:value-type="float">
            <text:p>738</text:p>
          </table:table-cell>
          <table:table-cell table:formula="of:=[.D233]/[.B233]*60" office:value-type="float" office:value="25.5102040816327" calcext:value-type="float">
            <text:p>25.5102040816327</text:p>
          </table:table-cell>
          <table:table-cell table:formula="of:=[.D233]/[.C233]/[.E233]" office:value-type="float" office:value="0.0000228586058079146" calcext:value-type="float">
            <text:p>2.28586058079146E-05</text:p>
          </table:table-cell>
          <table:table-cell table:formula="of:=[.M233] * 1.60934" office:value-type="float" office:value="0.0000367872686709092" calcext:value-type="float">
            <text:p>3.67872686709092E-05</text:p>
          </table:table-cell>
          <table:table-cell table:formula="of:=[.N233]*1000" office:value-type="float" office:value="0.0367872686709092" calcext:value-type="float">
            <text:p>0.0367872686709092</text:p>
          </table:table-cell>
          <table:table-cell table:formula="of:=[.O233]*[.E233]" office:value-type="float" office:value="11.4040532879819" calcext:value-type="float">
            <text:p>11.4040532879819</text:p>
          </table:table-cell>
          <table:table-cell table:number-columns-repeated="3"/>
        </table:table-row>
        <table:table-row table:style-name="ro1">
          <table:table-cell office:value-type="date" office:date-value="2021-12-29" calcext:value-type="date">
            <text:p>12/29/21</text:p>
          </table:table-cell>
          <table:table-cell office:value-type="float" office:value="48.9" calcext:value-type="float">
            <text:p>48.9</text:p>
          </table:table-cell>
          <table:table-cell table:formula="of:=[.B234]*60" office:value-type="float" office:value="2934" calcext:value-type="float">
            <text:p>2934</text:p>
          </table:table-cell>
          <table:table-cell office:value-type="float" office:value="20.27" calcext:value-type="float">
            <text:p>20.27</text:p>
          </table:table-cell>
          <table:table-cell office:value-type="float" office:value="302" calcext:value-type="float">
            <text:p>302</text:p>
          </table:table-cell>
          <table:table-cell office:value-type="float" office:value="47.1" calcext:value-type="float">
            <text:p>47.1</text:p>
          </table:table-cell>
          <table:table-cell office:value-type="float" office:value="19.77" calcext:value-type="float">
            <text:p>19.77</text:p>
          </table:table-cell>
          <table:table-cell office:value-type="float" office:value="305" calcext:value-type="float">
            <text:p>305</text:p>
          </table:table-cell>
          <table:table-cell office:value-type="float" office:value="309" calcext:value-type="float">
            <text:p>309</text:p>
          </table:table-cell>
          <table:table-cell office:value-type="float" office:value="840" calcext:value-type="float">
            <text:p>840</text:p>
          </table:table-cell>
          <table:table-cell office:value-type="float" office:value="758" calcext:value-type="float">
            <text:p>758</text:p>
          </table:table-cell>
          <table:table-cell table:formula="of:=[.D234]/[.B234]*60" office:value-type="float" office:value="24.8711656441718" calcext:value-type="float">
            <text:p>24.8711656441718</text:p>
          </table:table-cell>
          <table:table-cell table:formula="of:=[.D234]/[.C234]/[.E234]" office:value-type="float" office:value="0.0000228763480906657" calcext:value-type="float">
            <text:p>2.28763480906657E-05</text:p>
          </table:table-cell>
          <table:table-cell table:formula="of:=[.M234] * 1.60934" office:value-type="float" office:value="0.000036815822036232" calcext:value-type="float">
            <text:p>3.6815822036232E-05</text:p>
          </table:table-cell>
          <table:table-cell table:formula="of:=[.N234]*1000" office:value-type="float" office:value="0.036815822036232" calcext:value-type="float">
            <text:p>0.036815822036232</text:p>
          </table:table-cell>
          <table:table-cell table:formula="of:=[.O234]*[.E234]" office:value-type="float" office:value="11.1183782549421" calcext:value-type="float">
            <text:p>11.1183782549421</text:p>
          </table:table-cell>
          <table:table-cell table:number-columns-repeated="3"/>
        </table:table-row>
        <table:table-row table:style-name="ro1">
          <table:table-cell office:value-type="date" office:date-value="2021-12-30" calcext:value-type="date">
            <text:p>12/30/21</text:p>
          </table:table-cell>
          <table:table-cell office:value-type="float" office:value="47.3" calcext:value-type="float">
            <text:p>47.3</text:p>
          </table:table-cell>
          <table:table-cell table:formula="of:=[.B235]*60" office:value-type="float" office:value="2838" calcext:value-type="float">
            <text:p>2838</text:p>
          </table:table-cell>
          <table:table-cell office:value-type="float" office:value="19.7" calcext:value-type="float">
            <text:p>19.7</text:p>
          </table:table-cell>
          <table:table-cell office:value-type="float" office:value="299" calcext:value-type="float">
            <text:p>299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828" calcext:value-type="float">
            <text:p>828</text:p>
          </table:table-cell>
          <table:table-cell office:value-type="float" office:value="744" calcext:value-type="float">
            <text:p>744</text:p>
          </table:table-cell>
          <table:table-cell table:formula="of:=[.D235]/[.B235]*60" office:value-type="float" office:value="24.9894291754757" calcext:value-type="float">
            <text:p>24.9894291754757</text:p>
          </table:table-cell>
          <table:table-cell table:formula="of:=[.D235]/[.C235]/[.E235]" office:value-type="float" office:value="0.0000232157461682234" calcext:value-type="float">
            <text:p>2.32157461682234E-05</text:p>
          </table:table-cell>
          <table:table-cell table:formula="of:=[.M235] * 1.60934" office:value-type="float" office:value="0.0000373620289383687" calcext:value-type="float">
            <text:p>3.73620289383687E-05</text:p>
          </table:table-cell>
          <table:table-cell table:formula="of:=[.N235]*1000" office:value-type="float" office:value="0.0373620289383687" calcext:value-type="float">
            <text:p>0.0373620289383687</text:p>
          </table:table-cell>
          <table:table-cell table:formula="of:=[.O235]*[.E235]" office:value-type="float" office:value="11.1712466525722" calcext:value-type="float">
            <text:p>11.1712466525722</text:p>
          </table:table-cell>
          <table:table-cell table:number-columns-repeated="3"/>
        </table:table-row>
        <table:table-row table:style-name="ro1">
          <table:table-cell office:value-type="date" office:date-value="2021-12-31" calcext:value-type="date">
            <text:p>12/31/21</text:p>
          </table:table-cell>
          <table:table-cell office:value-type="float" office:value="51.9" calcext:value-type="float">
            <text:p>51.9</text:p>
          </table:table-cell>
          <table:table-cell table:formula="of:=[.B236]*60" office:value-type="float" office:value="3114" calcext:value-type="float">
            <text:p>3114</text:p>
          </table:table-cell>
          <table:table-cell office:value-type="float" office:value="20.31" calcext:value-type="float">
            <text:p>20.31</text:p>
          </table:table-cell>
          <table:table-cell office:value-type="float" office:value="245" calcext:value-type="float">
            <text:p>245</text:p>
          </table:table-cell>
          <table:table-cell office:value-type="float" office:value="46.8" calcext:value-type="float">
            <text:p>46.8</text:p>
          </table:table-cell>
          <table:table-cell office:value-type="float" office:value="18.61" calcext:value-type="float">
            <text:p>18.61</text:p>
          </table:table-cell>
          <table:table-cell office:value-type="float" office:value="256" calcext:value-type="float">
            <text:p>256</text:p>
          </table:table-cell>
          <table:table-cell office:value-type="float" office:value="259" calcext:value-type="float">
            <text:p>259</text:p>
          </table:table-cell>
          <table:table-cell office:value-type="float" office:value="725" calcext:value-type="float">
            <text:p>725</text:p>
          </table:table-cell>
          <table:table-cell office:value-type="float" office:value="636" calcext:value-type="float">
            <text:p>636</text:p>
          </table:table-cell>
          <table:table-cell table:formula="of:=[.D236]/[.B236]*60" office:value-type="float" office:value="23.4797687861272" calcext:value-type="float">
            <text:p>23.4797687861272</text:p>
          </table:table-cell>
          <table:table-cell table:formula="of:=[.D236]/[.C236]/[.E236]" office:value-type="float" office:value="0.0000266210530454957" calcext:value-type="float">
            <text:p>2.66210530454957E-05</text:p>
          </table:table-cell>
          <table:table-cell table:formula="of:=[.M236] * 1.60934" office:value-type="float" office:value="0.000042842325508238" calcext:value-type="float">
            <text:p>4.2842325508238E-05</text:p>
          </table:table-cell>
          <table:table-cell table:formula="of:=[.N236]*1000" office:value-type="float" office:value="0.042842325508238" calcext:value-type="float">
            <text:p>0.042842325508238</text:p>
          </table:table-cell>
          <table:table-cell table:formula="of:=[.O236]*[.E236]" office:value-type="float" office:value="10.4963697495183" calcext:value-type="float">
            <text:p>10.4963697495183</text:p>
          </table:table-cell>
          <table:table-cell table:number-columns-repeated="3"/>
        </table:table-row>
        <table:table-row table:style-name="ro1">
          <table:table-cell office:value-type="date" office:date-value="2022-01-01" calcext:value-type="date">
            <text:p>01/01/22</text:p>
          </table:table-cell>
          <table:table-cell office:value-type="float" office:value="45.6" calcext:value-type="float">
            <text:p>45.6</text:p>
          </table:table-cell>
          <table:table-cell table:formula="of:=[.B237]*60" office:value-type="float" office:value="2736" calcext:value-type="float">
            <text:p>2736</text:p>
          </table:table-cell>
          <table:table-cell office:value-type="float" office:value="19.45" calcext:value-type="float">
            <text:p>19.45</text:p>
          </table:table-cell>
          <table:table-cell office:value-type="float" office:value="313" calcext:value-type="float">
            <text:p>313</text:p>
          </table:table-cell>
          <table:table-cell office:value-type="float" office:value="44.1" calcext:value-type="float">
            <text:p>44.1</text:p>
          </table:table-cell>
          <table:table-cell office:value-type="float" office:value="18.92" calcext:value-type="float">
            <text:p>18.92</text:p>
          </table:table-cell>
          <table:table-cell office:value-type="float" office:value="317" calcext:value-type="float">
            <text:p>317</text:p>
          </table:table-cell>
          <table:table-cell office:value-type="float" office:value="320" calcext:value-type="float">
            <text:p>320</text:p>
          </table:table-cell>
          <table:table-cell office:value-type="float" office:value="828" calcext:value-type="float">
            <text:p>828</text:p>
          </table:table-cell>
          <table:table-cell office:value-type="float" office:value="751" calcext:value-type="float">
            <text:p>751</text:p>
          </table:table-cell>
          <table:table-cell table:formula="of:=[.D237]/[.B237]*60" office:value-type="float" office:value="25.5921052631579" calcext:value-type="float">
            <text:p>25.5921052631579</text:p>
          </table:table-cell>
          <table:table-cell table:formula="of:=[.D237]/[.C237]/[.E237]" office:value-type="float" office:value="0.0000227121984941053" calcext:value-type="float">
            <text:p>2.27121984941053E-05</text:p>
          </table:table-cell>
          <table:table-cell table:formula="of:=[.M237] * 1.60934" office:value-type="float" office:value="0.0000365516495245035" calcext:value-type="float">
            <text:p>3.65516495245035E-05</text:p>
          </table:table-cell>
          <table:table-cell table:formula="of:=[.N237]*1000" office:value-type="float" office:value="0.0365516495245035" calcext:value-type="float">
            <text:p>0.0365516495245035</text:p>
          </table:table-cell>
          <table:table-cell table:formula="of:=[.O237]*[.E237]" office:value-type="float" office:value="11.4406663011696" calcext:value-type="float">
            <text:p>11.4406663011696</text:p>
          </table:table-cell>
          <table:table-cell table:number-columns-repeated="3"/>
        </table:table-row>
        <table:table-row table:style-name="ro1">
          <table:table-cell office:value-type="date" office:date-value="2022-01-02" calcext:value-type="date">
            <text:p>01/02/22</text:p>
          </table:table-cell>
          <table:table-cell office:value-type="float" office:value="55.1" calcext:value-type="float">
            <text:p>55.1</text:p>
          </table:table-cell>
          <table:table-cell table:formula="of:=[.B238]*60" office:value-type="float" office:value="3306" calcext:value-type="float">
            <text:p>3306</text:p>
          </table:table-cell>
          <table:table-cell office:value-type="float" office:value="22.43" calcext:value-type="float">
            <text:p>22.43</text:p>
          </table:table-cell>
          <table:table-cell office:value-type="float" office:value="282" calcext:value-type="float">
            <text:p>282</text:p>
          </table:table-cell>
          <table:table-cell office:value-type="float" office:value="48.9" calcext:value-type="float">
            <text:p>48.9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302" calcext:value-type="float">
            <text:p>302</text:p>
          </table:table-cell>
          <table:table-cell office:value-type="float" office:value="824" calcext:value-type="float">
            <text:p>824</text:p>
          </table:table-cell>
          <table:table-cell office:value-type="float" office:value="741" calcext:value-type="float">
            <text:p>741</text:p>
          </table:table-cell>
          <table:table-cell table:formula="of:=[.D238]/[.B238]*60" office:value-type="float" office:value="24.4246823956443" calcext:value-type="float">
            <text:p>24.4246823956443</text:p>
          </table:table-cell>
          <table:table-cell table:formula="of:=[.D238]/[.C238]/[.E238]" office:value-type="float" office:value="0.0000240589858113123" calcext:value-type="float">
            <text:p>2.40589858113123E-05</text:p>
          </table:table-cell>
          <table:table-cell table:formula="of:=[.M238] * 1.60934" office:value-type="float" office:value="0.0000387190882255774" calcext:value-type="float">
            <text:p>3.87190882255774E-05</text:p>
          </table:table-cell>
          <table:table-cell table:formula="of:=[.N238]*1000" office:value-type="float" office:value="0.0387190882255774" calcext:value-type="float">
            <text:p>0.0387190882255774</text:p>
          </table:table-cell>
          <table:table-cell table:formula="of:=[.O238]*[.E238]" office:value-type="float" office:value="10.9187828796128" calcext:value-type="float">
            <text:p>10.9187828796128</text:p>
          </table:table-cell>
          <table:table-cell table:number-columns-repeated="3"/>
        </table:table-row>
        <table:table-row table:style-name="ro1">
          <table:table-cell office:value-type="date" office:date-value="2022-01-04" calcext:value-type="date">
            <text:p>01/04/22</text:p>
          </table:table-cell>
          <table:table-cell office:value-type="float" office:value="46.4" calcext:value-type="float">
            <text:p>46.4</text:p>
          </table:table-cell>
          <table:table-cell table:formula="of:=[.B239]*60" office:value-type="float" office:value="2784" calcext:value-type="float">
            <text:p>2784</text:p>
          </table:table-cell>
          <table:table-cell office:value-type="float" office:value="19.86" calcext:value-type="float">
            <text:p>19.86</text:p>
          </table:table-cell>
          <table:table-cell office:value-type="float" office:value="323" calcext:value-type="float">
            <text:p>323</text:p>
          </table:table-cell>
          <table:table-cell office:value-type="float" office:value="44.1" calcext:value-type="float">
            <text:p>44.1</text:p>
          </table:table-cell>
          <table:table-cell office:value-type="float" office:value="19.04" calcext:value-type="float">
            <text:p>19.04</text:p>
          </table:table-cell>
          <table:table-cell office:value-type="float" office:value="330" calcext:value-type="float">
            <text:p>330</text:p>
          </table:table-cell>
          <table:table-cell office:value-type="float" office:value="325" calcext:value-type="float">
            <text:p>325</text:p>
          </table:table-cell>
          <table:table-cell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239]/[.B239]*60" office:value-type="float" office:value="25.6810344827586" calcext:value-type="float">
            <text:p>25.6810344827586</text:p>
          </table:table-cell>
          <table:table-cell table:formula="of:=[.D239]/[.C239]/[.E239]" office:value-type="float" office:value="0.0000220855129710686" calcext:value-type="float">
            <text:p>2.20855129710686E-05</text:p>
          </table:table-cell>
          <table:table-cell table:formula="of:=[.M239] * 1.60934" office:value-type="float" office:value="0.0000355430994448596" calcext:value-type="float">
            <text:p>3.55430994448596E-05</text:p>
          </table:table-cell>
          <table:table-cell table:formula="of:=[.N239]*1000" office:value-type="float" office:value="0.0355430994448596" calcext:value-type="float">
            <text:p>0.0355430994448596</text:p>
          </table:table-cell>
          <table:table-cell table:formula="of:=[.O239]*[.E239]" office:value-type="float" office:value="11.4804211206897" calcext:value-type="float">
            <text:p>11.4804211206897</text:p>
          </table:table-cell>
          <table:table-cell table:number-columns-repeated="3"/>
        </table:table-row>
        <table:table-row table:style-name="ro1">
          <table:table-cell office:value-type="date" office:date-value="2022-01-05" calcext:value-type="date">
            <text:p>01/05/22</text:p>
          </table:table-cell>
          <table:table-cell office:value-type="float" office:value="49.8" calcext:value-type="float">
            <text:p>49.8</text:p>
          </table:table-cell>
          <table:table-cell table:formula="of:=[.B240]*60" office:value-type="float" office:value="2988" calcext:value-type="float">
            <text:p>2988</text:p>
          </table:table-cell>
          <table:table-cell office:value-type="float" office:value="21.19" calcext:value-type="float">
            <text:p>21.19</text:p>
          </table:table-cell>
          <table:table-cell office:value-type="float" office:value="312" calcext:value-type="float">
            <text:p>312</text:p>
          </table:table-cell>
          <table:table-cell office:value-type="float" office:value="46.2" calcext:value-type="float">
            <text:p>46.2</text:p>
          </table:table-cell>
          <table:table-cell office:value-type="float" office:value="19.93" calcext:value-type="float">
            <text:p>19.93</text:p>
          </table:table-cell>
          <table:table-cell office:value-type="float" office:value="322" calcext:value-type="float">
            <text:p>322</text:p>
          </table:table-cell>
          <table:table-cell office:value-type="float" office:value="325" calcext:value-type="float">
            <text:p>325</text:p>
          </table:table-cell>
          <table:table-cell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240]/[.B240]*60" office:value-type="float" office:value="25.5301204819277" calcext:value-type="float">
            <text:p>25.5301204819277</text:p>
          </table:table-cell>
          <table:table-cell table:formula="of:=[.D240]/[.C240]/[.E240]" office:value-type="float" office:value="0.0000227298081213744" calcext:value-type="float">
            <text:p>2.27298081213744E-05</text:p>
          </table:table-cell>
          <table:table-cell table:formula="of:=[.M240] * 1.60934" office:value-type="float" office:value="0.0000365799894020527" calcext:value-type="float">
            <text:p>3.65799894020527E-05</text:p>
          </table:table-cell>
          <table:table-cell table:formula="of:=[.N240]*1000" office:value-type="float" office:value="0.0365799894020527" calcext:value-type="float">
            <text:p>0.0365799894020527</text:p>
          </table:table-cell>
          <table:table-cell table:formula="of:=[.O240]*[.E240]" office:value-type="float" office:value="11.4129566934404" calcext:value-type="float">
            <text:p>11.4129566934404</text:p>
          </table:table-cell>
          <table:table-cell table:number-columns-repeated="3"/>
        </table:table-row>
        <table:table-row table:style-name="ro1">
          <table:table-cell office:value-type="date" office:date-value="2022-01-06" calcext:value-type="date">
            <text:p>01/06/22</text:p>
          </table:table-cell>
          <table:table-cell office:value-type="float" office:value="47.1" calcext:value-type="float">
            <text:p>47.1</text:p>
          </table:table-cell>
          <table:table-cell table:formula="of:=[.B241]*60" office:value-type="float" office:value="2826" calcext:value-type="float">
            <text:p>2826</text:p>
          </table:table-cell>
          <table:table-cell office:value-type="float" office:value="19.53" calcext:value-type="float">
            <text:p>19.53</text:p>
          </table:table-cell>
          <table:table-cell office:value-type="float" office:value="293" calcext:value-type="float">
            <text:p>293</text:p>
          </table:table-cell>
          <table:table-cell office:value-type="float" office:value="42.5" calcext:value-type="float">
            <text:p>42.5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0" calcext:value-type="float">
            <text:p>290</text:p>
          </table:table-cell>
          <table:table-cell office:value-type="float" office:value="798" calcext:value-type="float">
            <text:p>798</text:p>
          </table:table-cell>
          <table:table-cell office:value-type="float" office:value="713" calcext:value-type="float">
            <text:p>713</text:p>
          </table:table-cell>
          <table:table-cell table:formula="of:=[.D241]/[.B241]*60" office:value-type="float" office:value="24.8789808917197" calcext:value-type="float">
            <text:p>24.8789808917197</text:p>
          </table:table-cell>
          <table:table-cell table:formula="of:=[.D241]/[.C241]/[.E241]" office:value-type="float" office:value="0.0000235864437729615" calcext:value-type="float">
            <text:p>2.35864437729615E-05</text:p>
          </table:table-cell>
          <table:table-cell table:formula="of:=[.M241] * 1.60934" office:value-type="float" office:value="0.0000379586074215778" calcext:value-type="float">
            <text:p>3.79586074215778E-05</text:p>
          </table:table-cell>
          <table:table-cell table:formula="of:=[.N241]*1000" office:value-type="float" office:value="0.0379586074215778" calcext:value-type="float">
            <text:p>0.0379586074215778</text:p>
          </table:table-cell>
          <table:table-cell table:formula="of:=[.O241]*[.E241]" office:value-type="float" office:value="11.1218719745223" calcext:value-type="float">
            <text:p>11.1218719745223</text:p>
          </table:table-cell>
          <table:table-cell table:number-columns-repeated="3"/>
        </table:table-row>
        <table:table-row table:style-name="ro1">
          <table:table-cell office:value-type="date" office:date-value="2022-01-09" calcext:value-type="date">
            <text:p>01/09/22</text:p>
          </table:table-cell>
          <table:table-cell office:value-type="float" office:value="48.5" calcext:value-type="float">
            <text:p>48.5</text:p>
          </table:table-cell>
          <table:table-cell table:formula="of:=[.B242]*60" office:value-type="float" office:value="2910" calcext:value-type="float">
            <text:p>2910</text:p>
          </table:table-cell>
          <table:table-cell office:value-type="float" office:value="19.55" calcext:value-type="float">
            <text:p>19.55</text:p>
          </table:table-cell>
          <table:table-cell office:value-type="float" office:value="267" calcext:value-type="float">
            <text:p>267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768" calcext:value-type="float">
            <text:p>768</text:p>
          </table:table-cell>
          <table:table-cell office:value-type="float" office:value="682" calcext:value-type="float">
            <text:p>682</text:p>
          </table:table-cell>
          <table:table-cell table:formula="of:=[.D242]/[.B242]*60" office:value-type="float" office:value="24.1855670103093" calcext:value-type="float">
            <text:p>24.1855670103093</text:p>
          </table:table-cell>
          <table:table-cell table:formula="of:=[.D242]/[.C242]/[.E242]" office:value-type="float" office:value="0.0000251618466607462" calcext:value-type="float">
            <text:p>2.51618466607462E-05</text:p>
          </table:table-cell>
          <table:table-cell table:formula="of:=[.M242] * 1.60934" office:value-type="float" office:value="0.0000404939663050053" calcext:value-type="float">
            <text:p>4.04939663050053E-05</text:p>
          </table:table-cell>
          <table:table-cell table:formula="of:=[.N242]*1000" office:value-type="float" office:value="0.0404939663050054" calcext:value-type="float">
            <text:p>0.0404939663050054</text:p>
          </table:table-cell>
          <table:table-cell table:formula="of:=[.O242]*[.E242]" office:value-type="float" office:value="10.8118890034364" calcext:value-type="float">
            <text:p>10.8118890034364</text:p>
          </table:table-cell>
          <table:table-cell table:number-columns-repeated="3"/>
        </table:table-row>
        <table:table-row table:style-name="ro1">
          <table:table-cell office:value-type="date" office:date-value="2022-01-10" calcext:value-type="date">
            <text:p>01/10/22</text:p>
          </table:table-cell>
          <table:table-cell office:value-type="float" office:value="48.4" calcext:value-type="float">
            <text:p>48.4</text:p>
          </table:table-cell>
          <table:table-cell table:formula="of:=[.B243]*60" office:value-type="float" office:value="2904" calcext:value-type="float">
            <text:p>2904</text:p>
          </table:table-cell>
          <table:table-cell office:value-type="float" office:value="20.1" calcext:value-type="float">
            <text:p>20.1</text:p>
          </table:table-cell>
          <table:table-cell office:value-type="float" office:value="294" calcext:value-type="float">
            <text:p>294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300" calcext:value-type="float">
            <text:p>300</text:p>
          </table:table-cell>
          <table:table-cell office:value-type="float" office:value="800" calcext:value-type="float">
            <text:p>800</text:p>
          </table:table-cell>
          <table:table-cell office:value-type="float" office:value="718" calcext:value-type="float">
            <text:p>718</text:p>
          </table:table-cell>
          <table:table-cell table:formula="of:=[.D243]/[.B243]*60" office:value-type="float" office:value="24.9173553719008" calcext:value-type="float">
            <text:p>24.9173553719008</text:p>
          </table:table-cell>
          <table:table-cell table:formula="of:=[.D243]/[.C243]/[.E243]" office:value-type="float" office:value="0.0000235424748411761" calcext:value-type="float">
            <text:p>2.35424748411761E-05</text:p>
          </table:table-cell>
          <table:table-cell table:formula="of:=[.M243] * 1.60934" office:value-type="float" office:value="0.0000378878464608984" calcext:value-type="float">
            <text:p>3.78878464608984E-05</text:p>
          </table:table-cell>
          <table:table-cell table:formula="of:=[.N243]*1000" office:value-type="float" office:value="0.0378878464608984" calcext:value-type="float">
            <text:p>0.0378878464608984</text:p>
          </table:table-cell>
          <table:table-cell table:formula="of:=[.O243]*[.E243]" office:value-type="float" office:value="11.1390268595041" calcext:value-type="float">
            <text:p>11.1390268595041</text:p>
          </table:table-cell>
          <table:table-cell table:number-columns-repeated="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float" office:value="49.5" calcext:value-type="float">
            <text:p>49.5</text:p>
          </table:table-cell>
          <table:table-cell table:formula="of:=[.B244]*60" office:value-type="float" office:value="2970" calcext:value-type="float">
            <text:p>2970</text:p>
          </table:table-cell>
          <table:table-cell office:value-type="float" office:value="20.72" calcext:value-type="float">
            <text:p>20.72</text:p>
          </table:table-cell>
          <table:table-cell office:value-type="float" office:value="305" calcext:value-type="float">
            <text:p>30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845" calcext:value-type="float">
            <text:p>845</text:p>
          </table:table-cell>
          <table:table-cell office:value-type="float" office:value="764" calcext:value-type="float">
            <text:p>764</text:p>
          </table:table-cell>
          <table:table-cell table:formula="of:=[.D244]/[.B244]*60" office:value-type="float" office:value="25.1151515151515" calcext:value-type="float">
            <text:p>25.1151515151515</text:p>
          </table:table-cell>
          <table:table-cell table:formula="of:=[.D244]/[.C244]/[.E244]" office:value-type="float" office:value="0.0000228735441850196" calcext:value-type="float">
            <text:p>2.28735441850196E-05</text:p>
          </table:table-cell>
          <table:table-cell table:formula="of:=[.M244] * 1.60934" office:value-type="float" office:value="0.0000368113095987194" calcext:value-type="float">
            <text:p>3.68113095987194E-05</text:p>
          </table:table-cell>
          <table:table-cell table:formula="of:=[.N244]*1000" office:value-type="float" office:value="0.0368113095987194" calcext:value-type="float">
            <text:p>0.0368113095987194</text:p>
          </table:table-cell>
          <table:table-cell table:formula="of:=[.O244]*[.E244]" office:value-type="float" office:value="11.2274494276094" calcext:value-type="float">
            <text:p>11.2274494276094</text:p>
          </table:table-cell>
          <table:table-cell table:number-columns-repeated="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float" office:value="49.9" calcext:value-type="float">
            <text:p>49.9</text:p>
          </table:table-cell>
          <table:table-cell table:formula="of:=[.B245]*60" office:value-type="float" office:value="2994" calcext:value-type="float">
            <text:p>2994</text:p>
          </table:table-cell>
          <table:table-cell office:value-type="float" office:value="21.08" calcext:value-type="float">
            <text:p>21.08</text:p>
          </table:table-cell>
          <table:table-cell office:value-type="float" office:value="309" calcext:value-type="float">
            <text:p>309</text:p>
          </table:table-cell>
          <table:table-cell office:value-type="float" office:value="44.8" calcext:value-type="float">
            <text:p>44.8</text:p>
          </table:table-cell>
          <table:table-cell office:value-type="float" office:value="19.26" calcext:value-type="float">
            <text:p>19.26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871" calcext:value-type="float">
            <text:p>871</text:p>
          </table:table-cell>
          <table:table-cell office:value-type="float" office:value="790" calcext:value-type="float">
            <text:p>790</text:p>
          </table:table-cell>
          <table:table-cell table:formula="of:=[.D245]/[.B245]*60" office:value-type="float" office:value="25.3466933867735" calcext:value-type="float">
            <text:p>25.3466933867735</text:p>
          </table:table-cell>
          <table:table-cell table:formula="of:=[.D245]/[.C245]/[.E245]" office:value-type="float" office:value="0.000022785592760494" calcext:value-type="float">
            <text:p>2.2785592760494E-05</text:p>
          </table:table-cell>
          <table:table-cell table:formula="of:=[.M245] * 1.60934" office:value-type="float" office:value="0.0000366697658531734" calcext:value-type="float">
            <text:p>3.66697658531734E-05</text:p>
          </table:table-cell>
          <table:table-cell table:formula="of:=[.N245]*1000" office:value-type="float" office:value="0.0366697658531734" calcext:value-type="float">
            <text:p>0.0366697658531734</text:p>
          </table:table-cell>
          <table:table-cell table:formula="of:=[.O245]*[.E245]" office:value-type="float" office:value="11.3309576486306" calcext:value-type="float">
            <text:p>11.3309576486306</text:p>
          </table:table-cell>
          <table:table-cell table:number-columns-repeated="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float" office:value="44.3" calcext:value-type="float">
            <text:p>44.3</text:p>
          </table:table-cell>
          <table:table-cell table:formula="of:=[.B246]*60" office:value-type="float" office:value="2658" calcext:value-type="float">
            <text:p>2658</text:p>
          </table:table-cell>
          <table:table-cell office:value-type="float" office:value="18.7" calcext:value-type="float">
            <text:p>18.7</text:p>
          </table:table-cell>
          <table:table-cell office:value-type="float" office:value="316" calcext:value-type="float">
            <text:p>316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321" calcext:value-type="float">
            <text:p>321</text:p>
          </table:table-cell>
          <table:table-cell office:value-type="float" office:value="869" calcext:value-type="float">
            <text:p>869</text:p>
          </table:table-cell>
          <table:table-cell office:value-type="float" office:value="788" calcext:value-type="float">
            <text:p>788</text:p>
          </table:table-cell>
          <table:table-cell table:formula="of:=[.D246]/[.B246]*60" office:value-type="float" office:value="25.3273137697517" calcext:value-type="float">
            <text:p>25.3273137697517</text:p>
          </table:table-cell>
          <table:table-cell table:formula="of:=[.D246]/[.C246]/[.E246]" office:value-type="float" office:value="0.0000222638130887409" calcext:value-type="float">
            <text:p>2.22638130887409E-05</text:p>
          </table:table-cell>
          <table:table-cell table:formula="of:=[.M246] * 1.60934" office:value-type="float" office:value="0.0000358300449562343" calcext:value-type="float">
            <text:p>3.58300449562343E-05</text:p>
          </table:table-cell>
          <table:table-cell table:formula="of:=[.N246]*1000" office:value-type="float" office:value="0.0358300449562343" calcext:value-type="float">
            <text:p>0.0358300449562343</text:p>
          </table:table-cell>
          <table:table-cell table:formula="of:=[.O246]*[.E246]" office:value-type="float" office:value="11.3222942061701" calcext:value-type="float">
            <text:p>11.3222942061701</text:p>
          </table:table-cell>
          <table:table-cell table:number-columns-repeated="3"/>
        </table:table-row>
        <table:table-row table:style-name="ro1">
          <table:table-cell office:value-type="date" office:date-value="2022-01-14" calcext:value-type="date">
            <text:p>01/14/22</text:p>
          </table:table-cell>
          <table:table-cell office:value-type="float" office:value="48.5" calcext:value-type="float">
            <text:p>48.5</text:p>
          </table:table-cell>
          <table:table-cell table:formula="of:=[.B247]*60" office:value-type="float" office:value="2910" calcext:value-type="float">
            <text:p>2910</text:p>
          </table:table-cell>
          <table:table-cell office:value-type="float" office:value="22.22" calcext:value-type="float">
            <text:p>22.22</text:p>
          </table:table-cell>
          <table:table-cell office:value-type="float" office:value="389" calcext:value-type="float">
            <text:p>389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320" calcext:value-type="float">
            <text:p>320</text:p>
          </table:table-cell>
          <table:table-cell office:value-type="float" office:value="811" calcext:value-type="float">
            <text:p>811</text:p>
          </table:table-cell>
          <table:table-cell office:value-type="float" office:value="735" calcext:value-type="float">
            <text:p>735</text:p>
          </table:table-cell>
          <table:table-cell table:formula="of:=[.D247]/[.B247]*60" office:value-type="float" office:value="27.4886597938144" calcext:value-type="float">
            <text:p>27.4886597938144</text:p>
          </table:table-cell>
          <table:table-cell table:formula="of:=[.D247]/[.C247]/[.E247]" office:value-type="float" office:value="0.0000196291486673911" calcext:value-type="float">
            <text:p>1.96291486673911E-05</text:p>
          </table:table-cell>
          <table:table-cell table:formula="of:=[.M247] * 1.60934" office:value-type="float" office:value="0.0000315899741163791" calcext:value-type="float">
            <text:p>3.15899741163791E-05</text:p>
          </table:table-cell>
          <table:table-cell table:formula="of:=[.N247]*1000" office:value-type="float" office:value="0.0315899741163791" calcext:value-type="float">
            <text:p>0.0315899741163791</text:p>
          </table:table-cell>
          <table:table-cell table:formula="of:=[.O247]*[.E247]" office:value-type="float" office:value="12.2884999312715" calcext:value-type="float">
            <text:p>12.2884999312715</text:p>
          </table:table-cell>
          <table:table-cell table:number-columns-repeated="3"/>
        </table:table-row>
        <table:table-row table:style-name="ro1">
          <table:table-cell office:value-type="date" office:date-value="2022-01-16" calcext:value-type="date">
            <text:p>01/16/22</text:p>
          </table:table-cell>
          <table:table-cell office:value-type="float" office:value="47.8" calcext:value-type="float">
            <text:p>47.8</text:p>
          </table:table-cell>
          <table:table-cell table:formula="of:=[.B248]*60" office:value-type="float" office:value="2868" calcext:value-type="float">
            <text:p>2868</text:p>
          </table:table-cell>
          <table:table-cell office:value-type="float" office:value="21.37" calcext:value-type="float">
            <text:p>21.37</text:p>
          </table:table-cell>
          <table:table-cell office:value-type="float" office:value="363" calcext:value-type="float">
            <text:p>363</text:p>
          </table:table-cell>
          <table:table-cell office:value-type="float" office:value="47.8" calcext:value-type="float">
            <text:p>47.8</text:p>
          </table:table-cell>
          <table:table-cell office:value-type="float" office:value="21.37" calcext:value-type="float">
            <text:p>21.37</text:p>
          </table:table-cell>
          <table:table-cell office:value-type="float" office:value="363" calcext:value-type="float">
            <text:p>363</text:p>
          </table:table-cell>
          <table:table-cell office:value-type="float" office:value="370" calcext:value-type="float">
            <text:p>370</text:p>
          </table:table-cell>
          <table:table-cell office:value-type="float" office:value="968" calcext:value-type="float">
            <text:p>968</text:p>
          </table:table-cell>
          <table:table-cell office:value-type="float" office:value="894" calcext:value-type="float">
            <text:p>894</text:p>
          </table:table-cell>
          <table:table-cell table:formula="of:=[.D248]/[.B248]*60" office:value-type="float" office:value="26.8242677824268" calcext:value-type="float">
            <text:p>26.8242677824268</text:p>
          </table:table-cell>
          <table:table-cell table:formula="of:=[.D248]/[.C248]/[.E248]" office:value-type="float" office:value="0.0000205266818047343" calcext:value-type="float">
            <text:p>2.05266818047343E-05</text:p>
          </table:table-cell>
          <table:table-cell table:formula="of:=[.M248] * 1.60934" office:value-type="float" office:value="0.0000330344100956311" calcext:value-type="float">
            <text:p>3.30344100956311E-05</text:p>
          </table:table-cell>
          <table:table-cell table:formula="of:=[.N248]*1000" office:value-type="float" office:value="0.0330344100956311" calcext:value-type="float">
            <text:p>0.0330344100956311</text:p>
          </table:table-cell>
          <table:table-cell table:formula="of:=[.O248]*[.E248]" office:value-type="float" office:value="11.9914908647141" calcext:value-type="float">
            <text:p>11.9914908647141</text:p>
          </table:table-cell>
          <table:table-cell table:number-columns-repeated="3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45" calcext:value-type="float">
            <text:p>45</text:p>
          </table:table-cell>
          <table:table-cell table:formula="of:=[.B249]*60" office:value-type="float" office:value="2700" calcext:value-type="float">
            <text:p>2700</text:p>
          </table:table-cell>
          <table:table-cell office:value-type="float" office:value="19.34" calcext:value-type="float">
            <text:p>19.34</text:p>
          </table:table-cell>
          <table:table-cell office:value-type="float" office:value="324" calcext:value-type="float">
            <text:p>324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324" calcext:value-type="float">
            <text:p>324</text:p>
          </table:table-cell>
          <table:table-cell office:value-type="float" office:value="860" calcext:value-type="float">
            <text:p>860</text:p>
          </table:table-cell>
          <table:table-cell office:value-type="float" office:value="781" calcext:value-type="float">
            <text:p>781</text:p>
          </table:table-cell>
          <table:table-cell table:formula="of:=[.D249]/[.B249]*60" office:value-type="float" office:value="25.7866666666667" calcext:value-type="float">
            <text:p>25.7866666666667</text:p>
          </table:table-cell>
          <table:table-cell table:formula="of:=[.D249]/[.C249]/[.E249]" office:value-type="float" office:value="0.0000221079103795153" calcext:value-type="float">
            <text:p>2.21079103795153E-05</text:p>
          </table:table-cell>
          <table:table-cell table:formula="of:=[.M249] * 1.60934" office:value-type="float" office:value="0.0000355791444901692" calcext:value-type="float">
            <text:p>3.55791444901692E-05</text:p>
          </table:table-cell>
          <table:table-cell table:formula="of:=[.N249]*1000" office:value-type="float" office:value="0.0355791444901692" calcext:value-type="float">
            <text:p>0.0355791444901692</text:p>
          </table:table-cell>
          <table:table-cell table:formula="of:=[.O249]*[.E249]" office:value-type="float" office:value="11.5276428148148" calcext:value-type="float">
            <text:p>11.5276428148148</text:p>
          </table:table-cell>
          <table:table-cell table:number-columns-repeated="3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float" office:value="43.6" calcext:value-type="float">
            <text:p>43.6</text:p>
          </table:table-cell>
          <table:table-cell table:formula="of:=[.B250]*60" office:value-type="float" office:value="2616" calcext:value-type="float">
            <text:p>2616</text:p>
          </table:table-cell>
          <table:table-cell office:value-type="float" office:value="23.7" calcext:value-type="float">
            <text:p>23.7</text:p>
          </table:table-cell>
          <table:table-cell office:value-type="float" office:value="274" calcext:value-type="float">
            <text:p>274</text:p>
          </table:table-cell>
          <table:table-cell office:value-type="float" office:value="43.6" calcext:value-type="float">
            <text:p>43.6</text:p>
          </table:table-cell>
          <table:table-cell office:value-type="float" office:value="23.7" calcext:value-type="float">
            <text:p>23.7</text:p>
          </table:table-cell>
          <table:table-cell office:value-type="float" office:value="274" calcext:value-type="float">
            <text:p>274</text:p>
          </table:table-cell>
          <table:table-cell office:value-type="float" office:value="271" calcext:value-type="float">
            <text:p>271</text:p>
          </table:table-cell>
          <table:table-cell office:value-type="float" office:value="733" calcext:value-type="float">
            <text:p>733</text:p>
          </table:table-cell>
          <table:table-cell office:value-type="float" office:value="648" calcext:value-type="float">
            <text:p>648</text:p>
          </table:table-cell>
          <table:table-cell table:formula="of:=[.D250]/[.B250]*60" office:value-type="float" office:value="32.6146788990826" calcext:value-type="float">
            <text:p>32.6146788990826</text:p>
          </table:table-cell>
          <table:table-cell table:formula="of:=[.D250]/[.C250]/[.E250]" office:value-type="float" office:value="0.0000330643541150472" calcext:value-type="float">
            <text:p>3.30643541150472E-05</text:p>
          </table:table-cell>
          <table:table-cell table:formula="of:=[.M250] * 1.60934" office:value-type="float" office:value="0.0000532117876515101" calcext:value-type="float">
            <text:p>5.32117876515101E-05</text:p>
          </table:table-cell>
          <table:table-cell table:formula="of:=[.N250]*1000" office:value-type="float" office:value="0.0532117876515101" calcext:value-type="float">
            <text:p>0.0532117876515101</text:p>
          </table:table-cell>
          <table:table-cell table:formula="of:=[.O250]*[.E250]" office:value-type="float" office:value="14.5800298165138" calcext:value-type="float">
            <text:p>14.5800298165138</text:p>
          </table:table-cell>
          <table:table-cell table:number-columns-repeated="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float" office:value="47.6" calcext:value-type="float">
            <text:p>47.6</text:p>
          </table:table-cell>
          <table:table-cell table:formula="of:=[.B251]*60" office:value-type="float" office:value="2856" calcext:value-type="float">
            <text:p>2856</text:p>
          </table:table-cell>
          <table:table-cell office:value-type="float" office:value="21.85" calcext:value-type="float">
            <text:p>21.85</text:p>
          </table:table-cell>
          <table:table-cell office:value-type="float" office:value="403" calcext:value-type="float">
            <text:p>403</text:p>
          </table:table-cell>
          <table:table-cell office:value-type="float" office:value="44.8" calcext:value-type="float">
            <text:p>44.8</text:p>
          </table:table-cell>
          <table:table-cell office:value-type="float" office:value="20.49" calcext:value-type="float">
            <text:p>20.49</text:p>
          </table:table-cell>
          <table:table-cell office:value-type="float" office:value="400" calcext:value-type="float">
            <text:p>400</text:p>
          </table:table-cell>
          <table:table-cell office:value-type="float" office:value="403" calcext:value-type="float">
            <text:p>403</text:p>
          </table:table-cell>
          <table:table-cell office:value-type="float" office:value="1059" calcext:value-type="float">
            <text:p>1059</text:p>
          </table:table-cell>
          <table:table-cell office:value-type="float" office:value="989" calcext:value-type="float">
            <text:p>989</text:p>
          </table:table-cell>
          <table:table-cell table:formula="of:=[.D251]/[.B251]*60" office:value-type="float" office:value="27.5420168067227" calcext:value-type="float">
            <text:p>27.5420168067227</text:p>
          </table:table-cell>
          <table:table-cell table:formula="of:=[.D251]/[.C251]/[.E251]" office:value-type="float" office:value="0.0000189840204071703" calcext:value-type="float">
            <text:p>1.89840204071703E-05</text:p>
          </table:table-cell>
          <table:table-cell table:formula="of:=[.M251] * 1.60934" office:value-type="float" office:value="0.0000305517434020755" calcext:value-type="float">
            <text:p>3.05517434020755E-05</text:p>
          </table:table-cell>
          <table:table-cell table:formula="of:=[.N251]*1000" office:value-type="float" office:value="0.0305517434020755" calcext:value-type="float">
            <text:p>0.0305517434020755</text:p>
          </table:table-cell>
          <table:table-cell table:formula="of:=[.O251]*[.E251]" office:value-type="float" office:value="12.3123525910364" calcext:value-type="float">
            <text:p>12.3123525910364</text:p>
          </table:table-cell>
          <table:table-cell table:number-columns-repeated="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float" office:value="46.5" calcext:value-type="float">
            <text:p>46.5</text:p>
          </table:table-cell>
          <table:table-cell table:formula="of:=[.B252]*60" office:value-type="float" office:value="2790" calcext:value-type="float">
            <text:p>2790</text:p>
          </table:table-cell>
          <table:table-cell office:value-type="float" office:value="19.3" calcext:value-type="float">
            <text:p>19.3</text:p>
          </table:table-cell>
          <table:table-cell office:value-type="float" office:value="301" calcext:value-type="float">
            <text:p>301</text:p>
          </table:table-cell>
          <table:table-cell office:value-type="float" office:value="46.5" calcext:value-type="float">
            <text:p>46.5</text:p>
          </table:table-cell>
          <table:table-cell office:value-type="float" office:value="19.3" calcext:value-type="float">
            <text:p>19.3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825" calcext:value-type="float">
            <text:p>825</text:p>
          </table:table-cell>
          <table:table-cell office:value-type="float" office:value="742" calcext:value-type="float">
            <text:p>742</text:p>
          </table:table-cell>
          <table:table-cell table:formula="of:=[.D252]/[.B252]*60" office:value-type="float" office:value="24.9032258064516" calcext:value-type="float">
            <text:p>24.9032258064516</text:p>
          </table:table-cell>
          <table:table-cell table:formula="of:=[.D252]/[.C252]/[.E252]" office:value-type="float" office:value="0.0000229819359601805" calcext:value-type="float">
            <text:p>2.29819359601805E-05</text:p>
          </table:table-cell>
          <table:table-cell table:formula="of:=[.M252] * 1.60934" office:value-type="float" office:value="0.0000369857488181569" calcext:value-type="float">
            <text:p>3.69857488181569E-05</text:p>
          </table:table-cell>
          <table:table-cell table:formula="of:=[.N252]*1000" office:value-type="float" office:value="0.0369857488181569" calcext:value-type="float">
            <text:p>0.0369857488181569</text:p>
          </table:table-cell>
          <table:table-cell table:formula="of:=[.O252]*[.E252]" office:value-type="float" office:value="11.1327103942652" calcext:value-type="float">
            <text:p>11.1327103942652</text:p>
          </table:table-cell>
          <table:table-cell table:number-columns-repeated="3"/>
        </table:table-row>
        <table:table-row table:style-name="ro1">
          <table:table-cell office:value-type="date" office:date-value="2022-01-23" calcext:value-type="date">
            <text:p>01/23/22</text:p>
          </table:table-cell>
          <table:table-cell office:value-type="float" office:value="52.4" calcext:value-type="float">
            <text:p>52.4</text:p>
          </table:table-cell>
          <table:table-cell table:formula="of:=[.B253]*60" office:value-type="float" office:value="3144" calcext:value-type="float">
            <text:p>3144</text:p>
          </table:table-cell>
          <table:table-cell office:value-type="float" office:value="22.21" calcext:value-type="float">
            <text:p>22.21</text:p>
          </table:table-cell>
          <table:table-cell office:value-type="float" office:value="310" calcext:value-type="float">
            <text:p>310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331" calcext:value-type="float">
            <text:p>331</text:p>
          </table:table-cell>
          <table:table-cell office:value-type="float" office:value="891" calcext:value-type="float">
            <text:p>891</text:p>
          </table:table-cell>
          <table:table-cell office:value-type="float" office:value="812" calcext:value-type="float">
            <text:p>812</text:p>
          </table:table-cell>
          <table:table-cell table:formula="of:=[.D253]/[.B253]*60" office:value-type="float" office:value="25.4312977099237" calcext:value-type="float">
            <text:p>25.4312977099237</text:p>
          </table:table-cell>
          <table:table-cell table:formula="of:=[.D253]/[.C253]/[.E253]" office:value-type="float" office:value="0.0000227879011737667" calcext:value-type="float">
            <text:p>2.27879011737667E-05</text:p>
          </table:table-cell>
          <table:table-cell table:formula="of:=[.M253] * 1.60934" office:value-type="float" office:value="0.0000366734808749897" calcext:value-type="float">
            <text:p>3.66734808749897E-05</text:p>
          </table:table-cell>
          <table:table-cell table:formula="of:=[.N253]*1000" office:value-type="float" office:value="0.0366734808749897" calcext:value-type="float">
            <text:p>0.0366734808749897</text:p>
          </table:table-cell>
          <table:table-cell table:formula="of:=[.O253]*[.E253]" office:value-type="float" office:value="11.3687790712468" calcext:value-type="float">
            <text:p>11.3687790712468</text:p>
          </table:table-cell>
          <table:table-cell table:number-columns-repeated="3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49.1" calcext:value-type="float">
            <text:p>49.1</text:p>
          </table:table-cell>
          <table:table-cell table:formula="of:=[.B254]*60" office:value-type="float" office:value="2946" calcext:value-type="float">
            <text:p>2946</text:p>
          </table:table-cell>
          <table:table-cell office:value-type="float" office:value="20.93" calcext:value-type="float">
            <text:p>20.93</text:p>
          </table:table-cell>
          <table:table-cell office:value-type="float" office:value="316" calcext:value-type="float">
            <text:p>316</text:p>
          </table:table-cell>
          <table:table-cell office:value-type="float" office:value="44.9" calcext:value-type="float">
            <text:p>44.9</text:p>
          </table:table-cell>
          <table:table-cell office:value-type="float" office:value="19.41" calcext:value-type="float">
            <text:p>19.41</text:p>
          </table:table-cell>
          <table:table-cell office:value-type="float" office:value="327" calcext:value-type="float">
            <text:p>327</text:p>
          </table:table-cell>
          <table:table-cell office:value-type="float" office:value="324" calcext:value-type="float">
            <text:p>324</text:p>
          </table:table-cell>
          <table:table-cell office:value-type="float" office:value="877" calcext:value-type="float">
            <text:p>877</text:p>
          </table:table-cell>
          <table:table-cell office:value-type="float" office:value="796" calcext:value-type="float">
            <text:p>796</text:p>
          </table:table-cell>
          <table:table-cell table:formula="of:=[.D254]/[.B254]*60" office:value-type="float" office:value="25.5763747454175" calcext:value-type="float">
            <text:p>25.5763747454175</text:p>
          </table:table-cell>
          <table:table-cell table:formula="of:=[.D254]/[.C254]/[.E254]" office:value-type="float" office:value="0.0000224827485455499" calcext:value-type="float">
            <text:p>2.24827485455499E-05</text:p>
          </table:table-cell>
          <table:table-cell table:formula="of:=[.M254] * 1.60934" office:value-type="float" office:value="0.0000361823865442952" calcext:value-type="float">
            <text:p>3.61823865442952E-05</text:p>
          </table:table-cell>
          <table:table-cell table:formula="of:=[.N254]*1000" office:value-type="float" office:value="0.0361823865442952" calcext:value-type="float">
            <text:p>0.0361823865442952</text:p>
          </table:table-cell>
          <table:table-cell table:formula="of:=[.O254]*[.E254]" office:value-type="float" office:value="11.4336341479973" calcext:value-type="float">
            <text:p>11.4336341479973</text:p>
          </table:table-cell>
          <table:table-cell table:number-columns-repeated="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51" calcext:value-type="float">
            <text:p>51</text:p>
          </table:table-cell>
          <table:table-cell table:formula="of:=[.B255]*60" office:value-type="float" office:value="3060" calcext:value-type="float">
            <text:p>3060</text:p>
          </table:table-cell>
          <table:table-cell office:value-type="float" office:value="21.32" calcext:value-type="float">
            <text:p>21.32</text:p>
          </table:table-cell>
          <table:table-cell office:value-type="float" office:value="306" calcext:value-type="float">
            <text:p>30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24" calcext:value-type="float">
            <text:p>324</text:p>
          </table:table-cell>
          <table:table-cell office:value-type="float" office:value="875" calcext:value-type="float">
            <text:p>875</text:p>
          </table:table-cell>
          <table:table-cell office:value-type="float" office:value="795" calcext:value-type="float">
            <text:p>795</text:p>
          </table:table-cell>
          <table:table-cell table:formula="of:=[.D255]/[.B255]*60" office:value-type="float" office:value="25.0823529411765" calcext:value-type="float">
            <text:p>25.0823529411765</text:p>
          </table:table-cell>
          <table:table-cell table:formula="of:=[.D255]/[.C255]/[.E255]" office:value-type="float" office:value="0.0000227690204622154" calcext:value-type="float">
            <text:p>2.27690204622154E-05</text:p>
          </table:table-cell>
          <table:table-cell table:formula="of:=[.M255] * 1.60934" office:value-type="float" office:value="0.0000366430953906617" calcext:value-type="float">
            <text:p>3.66430953906617E-05</text:p>
          </table:table-cell>
          <table:table-cell table:formula="of:=[.N255]*1000" office:value-type="float" office:value="0.0366430953906617" calcext:value-type="float">
            <text:p>0.0366430953906617</text:p>
          </table:table-cell>
          <table:table-cell table:formula="of:=[.O255]*[.E255]" office:value-type="float" office:value="11.2127871895425" calcext:value-type="float">
            <text:p>11.2127871895425</text:p>
          </table:table-cell>
          <table:table-cell table:number-columns-repeated="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float" office:value="49" calcext:value-type="float">
            <text:p>49</text:p>
          </table:table-cell>
          <table:table-cell table:formula="of:=[.B256]*60" office:value-type="float" office:value="2940" calcext:value-type="float">
            <text:p>2940</text:p>
          </table:table-cell>
          <table:table-cell office:value-type="float" office:value="20.87" calcext:value-type="float">
            <text:p>20.87</text:p>
          </table:table-cell>
          <table:table-cell office:value-type="float" office:value="311" calcext:value-type="float">
            <text:p>311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  <table:table-cell office:value-type="float" office:value="866" calcext:value-type="float">
            <text:p>866</text:p>
          </table:table-cell>
          <table:table-cell office:value-type="float" office:value="785" calcext:value-type="float">
            <text:p>785</text:p>
          </table:table-cell>
          <table:table-cell table:formula="of:=[.D256]/[.B256]*60" office:value-type="float" office:value="25.5551020408163" calcext:value-type="float">
            <text:p>25.5551020408163</text:p>
          </table:table-cell>
          <table:table-cell table:formula="of:=[.D256]/[.C256]/[.E256]" office:value-type="float" office:value="0.0000228252072533193" calcext:value-type="float">
            <text:p>2.28252072533193E-05</text:p>
          </table:table-cell>
          <table:table-cell table:formula="of:=[.M256] * 1.60934" office:value-type="float" office:value="0.0000367335190410569" calcext:value-type="float">
            <text:p>3.67335190410569E-05</text:p>
          </table:table-cell>
          <table:table-cell table:formula="of:=[.N256]*1000" office:value-type="float" office:value="0.0367335190410569" calcext:value-type="float">
            <text:p>0.0367335190410569</text:p>
          </table:table-cell>
          <table:table-cell table:formula="of:=[.O256]*[.E256]" office:value-type="float" office:value="11.4241244217687" calcext:value-type="float">
            <text:p>11.4241244217687</text:p>
          </table:table-cell>
          <table:table-cell table:number-columns-repeated="3"/>
        </table:table-row>
        <table:table-row table:style-name="ro1">
          <table:table-cell office:value-type="date" office:date-value="2022-01-28" calcext:value-type="date">
            <text:p>01/28/22</text:p>
          </table:table-cell>
          <table:table-cell office:value-type="float" office:value="44.9" calcext:value-type="float">
            <text:p>44.9</text:p>
          </table:table-cell>
          <table:table-cell table:formula="of:=[.B257]*60" office:value-type="float" office:value="2694" calcext:value-type="float">
            <text:p>2694</text:p>
          </table:table-cell>
          <table:table-cell office:value-type="float" office:value="19.85" calcext:value-type="float">
            <text:p>19.85</text:p>
          </table:table-cell>
          <table:table-cell office:value-type="float" office:value="348" calcext:value-type="float">
            <text:p>348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float" office:value="346" calcext:value-type="float">
            <text:p>346</text:p>
          </table:table-cell>
          <table:table-cell office:value-type="float" office:value="921" calcext:value-type="float">
            <text:p>921</text:p>
          </table:table-cell>
          <table:table-cell office:value-type="float" office:value="844" calcext:value-type="float">
            <text:p>844</text:p>
          </table:table-cell>
          <table:table-cell table:formula="of:=[.D257]/[.B257]*60" office:value-type="float" office:value="26.5256124721604" calcext:value-type="float">
            <text:p>26.5256124721604</text:p>
          </table:table-cell>
          <table:table-cell table:formula="of:=[.D257]/[.C257]/[.E257]" office:value-type="float" office:value="0.0000211730623181357" calcext:value-type="float">
            <text:p>2.11730623181357E-05</text:p>
          </table:table-cell>
          <table:table-cell table:formula="of:=[.M257] * 1.60934" office:value-type="float" office:value="0.0000340746561110685" calcext:value-type="float">
            <text:p>3.40746561110685E-05</text:p>
          </table:table-cell>
          <table:table-cell table:formula="of:=[.N257]*1000" office:value-type="float" office:value="0.0340746561110685" calcext:value-type="float">
            <text:p>0.0340746561110685</text:p>
          </table:table-cell>
          <table:table-cell table:formula="of:=[.O257]*[.E257]" office:value-type="float" office:value="11.8579803266518" calcext:value-type="float">
            <text:p>11.8579803266518</text:p>
          </table:table-cell>
          <table:table-cell table:number-columns-repeated="3"/>
        </table:table-row>
        <table:table-row table:style-name="ro1">
          <table:table-cell office:value-type="date" office:date-value="2022-01-29" calcext:value-type="date">
            <text:p>01/29/22</text:p>
          </table:table-cell>
          <table:table-cell office:value-type="float" office:value="50" calcext:value-type="float">
            <text:p>50</text:p>
          </table:table-cell>
          <table:table-cell table:formula="of:=[.B258]*60" office:value-type="float" office:value="3000" calcext:value-type="float">
            <text:p>3000</text:p>
          </table:table-cell>
          <table:table-cell office:value-type="float" office:value="20.23" calcext:value-type="float">
            <text:p>20.23</text:p>
          </table:table-cell>
          <table:table-cell office:value-type="float" office:value="296" calcext:value-type="float">
            <text:p>296</text:p>
          </table:table-cell>
          <table:table-cell office:value-type="float" office:value="42.5" calcext:value-type="float">
            <text:p>42.5</text:p>
          </table:table-cell>
          <table:table-cell/>
          <table:table-cell office:value-type="float" office:value="314" calcext:value-type="float">
            <text:p>314</text:p>
          </table:table-cell>
          <table:table-cell table:number-columns-repeated="3"/>
          <table:table-cell table:formula="of:=[.D258]/[.B258]*60" office:value-type="float" office:value="24.276" calcext:value-type="float">
            <text:p>24.276</text:p>
          </table:table-cell>
          <table:table-cell table:formula="of:=[.D258]/[.C258]/[.E258]" office:value-type="float" office:value="0.0000227815315315315" calcext:value-type="float">
            <text:p>2.27815315315315E-05</text:p>
          </table:table-cell>
          <table:table-cell table:formula="of:=[.M258] * 1.60934" office:value-type="float" office:value="0.000036663229954955" calcext:value-type="float">
            <text:p>3.6663229954955E-05</text:p>
          </table:table-cell>
          <table:table-cell table:formula="of:=[.N258]*1000" office:value-type="float" office:value="0.036663229954955" calcext:value-type="float">
            <text:p>0.036663229954955</text:p>
          </table:table-cell>
          <table:table-cell table:formula="of:=[.O258]*[.E258]" office:value-type="float" office:value="10.8523160666667" calcext:value-type="float">
            <text:p>10.8523160666667</text:p>
          </table:table-cell>
          <table:table-cell table:number-columns-repeated="3"/>
        </table:table-row>
        <table:table-row table:style-name="ro1">
          <table:table-cell office:value-type="date" office:date-value="2022-01-30" calcext:value-type="date">
            <text:p>01/30/22</text:p>
          </table:table-cell>
          <table:table-cell office:value-type="float" office:value="47.5" calcext:value-type="float">
            <text:p>47.5</text:p>
          </table:table-cell>
          <table:table-cell table:formula="of:=[.B259]*60" office:value-type="float" office:value="2850" calcext:value-type="float">
            <text:p>2850</text:p>
          </table:table-cell>
          <table:table-cell office:value-type="float" office:value="19.56" calcext:value-type="float">
            <text:p>19.56</text:p>
          </table:table-cell>
          <table:table-cell office:value-type="float" office:value="295" calcext:value-type="float">
            <text:p>295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office:value-type="float" office:value="815" calcext:value-type="float">
            <text:p>815</text:p>
          </table:table-cell>
          <table:table-cell office:value-type="float" office:value="732" calcext:value-type="float">
            <text:p>732</text:p>
          </table:table-cell>
          <table:table-cell table:formula="of:=[.D259]/[.B259]*60" office:value-type="float" office:value="24.7073684210526" calcext:value-type="float">
            <text:p>24.7073684210526</text:p>
          </table:table-cell>
          <table:table-cell table:formula="of:=[.D259]/[.C259]/[.E259]" office:value-type="float" office:value="0.0000232649420160571" calcext:value-type="float">
            <text:p>2.32649420160571E-05</text:p>
          </table:table-cell>
          <table:table-cell table:formula="of:=[.M259] * 1.60934" office:value-type="float" office:value="0.0000374412017841213" calcext:value-type="float">
            <text:p>3.74412017841213E-05</text:p>
          </table:table-cell>
          <table:table-cell table:formula="of:=[.N259]*1000" office:value-type="float" office:value="0.0374412017841213" calcext:value-type="float">
            <text:p>0.0374412017841213</text:p>
          </table:table-cell>
          <table:table-cell table:formula="of:=[.O259]*[.E259]" office:value-type="float" office:value="11.0451545263158" calcext:value-type="float">
            <text:p>11.0451545263158</text:p>
          </table:table-cell>
          <table:table-cell table:number-columns-repeated="3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float" office:value="49.6" calcext:value-type="float">
            <text:p>49.6</text:p>
          </table:table-cell>
          <table:table-cell table:formula="of:=[.B260]*60" office:value-type="float" office:value="2976" calcext:value-type="float">
            <text:p>2976</text:p>
          </table:table-cell>
          <table:table-cell office:value-type="float" office:value="20.9" calcext:value-type="float">
            <text:p>20.9</text:p>
          </table:table-cell>
          <table:table-cell office:value-type="float" office:value="306" calcext:value-type="float">
            <text:p>306</text:p>
          </table:table-cell>
          <table:table-cell office:value-type="float" office:value="43.7" calcext:value-type="float">
            <text:p>43.7</text:p>
          </table:table-cell>
          <table:table-cell office:value-type="float" office:value="18.86" calcext:value-type="float">
            <text:p>18.86</text:p>
          </table:table-cell>
          <table:table-cell office:value-type="float" office:value="323" calcext:value-type="float">
            <text:p>323</text:p>
          </table:table-cell>
          <table:table-cell office:value-type="float" office:value="317" calcext:value-type="float">
            <text:p>317</text:p>
          </table:table-cell>
          <table:table-cell office:value-type="float" office:value="859" calcext:value-type="float">
            <text:p>859</text:p>
          </table:table-cell>
          <table:table-cell office:value-type="float" office:value="777" calcext:value-type="float">
            <text:p>777</text:p>
          </table:table-cell>
          <table:table-cell table:formula="of:=[.D260]/[.B260]*60" office:value-type="float" office:value="25.2822580645161" calcext:value-type="float">
            <text:p>25.2822580645161</text:p>
          </table:table-cell>
          <table:table-cell table:formula="of:=[.D260]/[.C260]/[.E260]" office:value-type="float" office:value="0.0000229504884391032" calcext:value-type="float">
            <text:p>2.29504884391032E-05</text:p>
          </table:table-cell>
          <table:table-cell table:formula="of:=[.M260] * 1.60934" office:value-type="float" office:value="0.0000369351390645864" calcext:value-type="float">
            <text:p>3.69351390645864E-05</text:p>
          </table:table-cell>
          <table:table-cell table:formula="of:=[.N260]*1000" office:value-type="float" office:value="0.0369351390645864" calcext:value-type="float">
            <text:p>0.0369351390645864</text:p>
          </table:table-cell>
          <table:table-cell table:formula="of:=[.O260]*[.E260]" office:value-type="float" office:value="11.3021525537634" calcext:value-type="float">
            <text:p>11.3021525537634</text:p>
          </table:table-cell>
          <table:table-cell table:number-columns-repeated="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float" office:value="48.9" calcext:value-type="float">
            <text:p>48.9</text:p>
          </table:table-cell>
          <table:table-cell table:formula="of:=[.B261]*60" office:value-type="float" office:value="2934" calcext:value-type="float">
            <text:p>2934</text:p>
          </table:table-cell>
          <table:table-cell office:value-type="float" office:value="20.96" calcext:value-type="float">
            <text:p>20.96</text:p>
          </table:table-cell>
          <table:table-cell office:value-type="float" office:value="322" calcext:value-type="float">
            <text:p>322</text:p>
          </table:table-cell>
          <table:table-cell office:value-type="float" office:value="45.1" calcext:value-type="float">
            <text:p>45.1</text:p>
          </table:table-cell>
          <table:table-cell/>
          <table:table-cell table:number-columns-repeated="2" office:value-type="float" office:value="335" calcext:value-type="float">
            <text:p>335</text:p>
          </table:table-cell>
          <table:table-cell office:value-type="float" office:value="902" calcext:value-type="float">
            <text:p>902</text:p>
          </table:table-cell>
          <table:table-cell office:value-type="float" office:value="823" calcext:value-type="float">
            <text:p>823</text:p>
          </table:table-cell>
          <table:table-cell table:formula="of:=[.D261]/[.B261]*60" office:value-type="float" office:value="25.7177914110429" calcext:value-type="float">
            <text:p>25.7177914110429</text:p>
          </table:table-cell>
          <table:table-cell table:formula="of:=[.D261]/[.C261]/[.E261]" office:value-type="float" office:value="0.0000221858103959998" calcext:value-type="float">
            <text:p>2.21858103959998E-05</text:p>
          </table:table-cell>
          <table:table-cell table:formula="of:=[.M261] * 1.60934" office:value-type="float" office:value="0.0000357045121026983" calcext:value-type="float">
            <text:p>3.57045121026983E-05</text:p>
          </table:table-cell>
          <table:table-cell table:formula="of:=[.N261]*1000" office:value-type="float" office:value="0.0357045121026983" calcext:value-type="float">
            <text:p>0.0357045121026983</text:p>
          </table:table-cell>
          <table:table-cell table:formula="of:=[.O261]*[.E261]" office:value-type="float" office:value="11.4968528970688" calcext:value-type="float">
            <text:p>11.4968528970688</text:p>
          </table:table-cell>
          <table:table-cell table:number-columns-repeated="3"/>
        </table:table-row>
        <table:table-row table:style-name="ro1">
          <table:table-cell office:value-type="date" office:date-value="2022-02-04" calcext:value-type="date">
            <text:p>02/04/22</text:p>
          </table:table-cell>
          <table:table-cell office:value-type="float" office:value="49.5" calcext:value-type="float">
            <text:p>49.5</text:p>
          </table:table-cell>
          <table:table-cell table:formula="of:=[.B262]*60" office:value-type="float" office:value="2970" calcext:value-type="float">
            <text:p>2970</text:p>
          </table:table-cell>
          <table:table-cell office:value-type="float" office:value="21.41" calcext:value-type="float">
            <text:p>21.41</text:p>
          </table:table-cell>
          <table:table-cell office:value-type="float" office:value="336" calcext:value-type="float">
            <text:p>336</text:p>
          </table:table-cell>
          <table:table-cell office:value-type="float" office:value="47.3" calcext:value-type="float">
            <text:p>47.3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340" calcext:value-type="float">
            <text:p>340</text:p>
          </table:table-cell>
          <table:table-cell office:value-type="float" office:value="880" calcext:value-type="float">
            <text:p>880</text:p>
          </table:table-cell>
          <table:table-cell office:value-type="float" office:value="805" calcext:value-type="float">
            <text:p>805</text:p>
          </table:table-cell>
          <table:table-cell table:formula="of:=[.D262]/[.B262]*60" office:value-type="float" office:value="25.9515151515152" calcext:value-type="float">
            <text:p>25.9515151515152</text:p>
          </table:table-cell>
          <table:table-cell table:formula="of:=[.D262]/[.C262]/[.E262]" office:value-type="float" office:value="0.0000214546256212923" calcext:value-type="float">
            <text:p>2.14546256212923E-05</text:p>
          </table:table-cell>
          <table:table-cell table:formula="of:=[.M262] * 1.60934" office:value-type="float" office:value="0.0000345277871973705" calcext:value-type="float">
            <text:p>3.45277871973705E-05</text:p>
          </table:table-cell>
          <table:table-cell table:formula="of:=[.N262]*1000" office:value-type="float" office:value="0.0345277871973705" calcext:value-type="float">
            <text:p>0.0345277871973705</text:p>
          </table:table-cell>
          <table:table-cell table:formula="of:=[.O262]*[.E262]" office:value-type="float" office:value="11.6013364983165" calcext:value-type="float">
            <text:p>11.6013364983165</text:p>
          </table:table-cell>
          <table:table-cell table:number-columns-repeated="3"/>
        </table:table-row>
        <table:table-row table:style-name="ro1">
          <table:table-cell office:value-type="date" office:date-value="2022-02-05" calcext:value-type="date">
            <text:p>02/05/22</text:p>
          </table:table-cell>
          <table:table-cell office:value-type="float" office:value="51.4" calcext:value-type="float">
            <text:p>51.4</text:p>
          </table:table-cell>
          <table:table-cell table:formula="of:=[.B263]*60" office:value-type="float" office:value="3084" calcext:value-type="float">
            <text:p>3084</text:p>
          </table:table-cell>
          <table:table-cell office:value-type="float" office:value="20.93" calcext:value-type="float">
            <text:p>20.93</text:p>
          </table:table-cell>
          <table:table-cell office:value-type="float" office:value="285" calcext:value-type="float">
            <text:p>285</text:p>
          </table:table-cell>
          <table:table-cell office:value-type="float" office:value="46.8" calcext:value-type="float">
            <text:p>46.8</text:p>
          </table:table-cell>
          <table:table-cell/>
          <table:table-cell office:value-type="float" office:value="297" calcext:value-type="float">
            <text:p>297</text:p>
          </table:table-cell>
          <table:table-cell table:number-columns-repeated="3"/>
          <table:table-cell table:formula="of:=[.D263]/[.B263]*60" office:value-type="float" office:value="24.431906614786" calcext:value-type="float">
            <text:p>24.431906614786</text:p>
          </table:table-cell>
          <table:table-cell table:formula="of:=[.D263]/[.C263]/[.E263]" office:value-type="float" office:value="0.0000238127744783489" calcext:value-type="float">
            <text:p>2.38127744783489E-05</text:p>
          </table:table-cell>
          <table:table-cell table:formula="of:=[.M263] * 1.60934" office:value-type="float" office:value="0.0000383228504789861" calcext:value-type="float">
            <text:p>3.83228504789861E-05</text:p>
          </table:table-cell>
          <table:table-cell table:formula="of:=[.N263]*1000" office:value-type="float" office:value="0.0383228504789861" calcext:value-type="float">
            <text:p>0.0383228504789861</text:p>
          </table:table-cell>
          <table:table-cell table:formula="of:=[.O263]*[.E263]" office:value-type="float" office:value="10.922012386511" calcext:value-type="float">
            <text:p>10.922012386511</text:p>
          </table:table-cell>
          <table:table-cell table:number-columns-repeated="3"/>
        </table:table-row>
        <table:table-row table:style-name="ro1">
          <table:table-cell office:value-type="date" office:date-value="2022-02-06" calcext:value-type="date">
            <text:p>02/06/22</text:p>
          </table:table-cell>
          <table:table-cell office:value-type="float" office:value="51" calcext:value-type="float">
            <text:p>51</text:p>
          </table:table-cell>
          <table:table-cell table:formula="of:=[.B264]*60" office:value-type="float" office:value="3060" calcext:value-type="float">
            <text:p>3060</text:p>
          </table:table-cell>
          <table:table-cell office:value-type="float" office:value="21.36" calcext:value-type="float">
            <text:p>21.36</text:p>
          </table:table-cell>
          <table:table-cell office:value-type="float" office:value="317" calcext:value-type="float">
            <text:p>317</text:p>
          </table:table-cell>
          <table:table-cell office:value-type="float" office:value="46" calcext:value-type="float">
            <text:p>46</text:p>
          </table:table-cell>
          <table:table-cell office:value-type="float" office:value="20.09" calcext:value-type="float">
            <text:p>20.09</text:p>
          </table:table-cell>
          <table:table-cell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office:value-type="float" office:value="890" calcext:value-type="float">
            <text:p>890</text:p>
          </table:table-cell>
          <table:table-cell office:value-type="float" office:value="812" calcext:value-type="float">
            <text:p>812</text:p>
          </table:table-cell>
          <table:table-cell table:formula="of:=[.D264]/[.B264]*60" office:value-type="float" office:value="25.1294117647059" calcext:value-type="float">
            <text:p>25.1294117647059</text:p>
          </table:table-cell>
          <table:table-cell table:formula="of:=[.D264]/[.C264]/[.E264]" office:value-type="float" office:value="0.00002202016453269" calcext:value-type="float">
            <text:p>2.202016453269E-05</text:p>
          </table:table-cell>
          <table:table-cell table:formula="of:=[.M264] * 1.60934" office:value-type="float" office:value="0.0000354379315890394" calcext:value-type="float">
            <text:p>3.54379315890394E-05</text:p>
          </table:table-cell>
          <table:table-cell table:formula="of:=[.N264]*1000" office:value-type="float" office:value="0.0354379315890394" calcext:value-type="float">
            <text:p>0.0354379315890394</text:p>
          </table:table-cell>
          <table:table-cell table:formula="of:=[.O264]*[.E264]" office:value-type="float" office:value="11.2338243137255" calcext:value-type="float">
            <text:p>11.2338243137255</text:p>
          </table:table-cell>
          <table:table-cell table:number-columns-repeated="3"/>
        </table:table-row>
        <table:table-row table:style-name="ro1">
          <table:table-cell office:value-type="date" office:date-value="2022-02-07" calcext:value-type="date">
            <text:p>02/07/22</text:p>
          </table:table-cell>
          <table:table-cell office:value-type="float" office:value="50" calcext:value-type="float">
            <text:p>50</text:p>
          </table:table-cell>
          <table:table-cell table:formula="of:=[.B265]*60" office:value-type="float" office:value="3000" calcext:value-type="float">
            <text:p>3000</text:p>
          </table:table-cell>
          <table:table-cell office:value-type="float" office:value="21.25" calcext:value-type="float">
            <text:p>21.25</text:p>
          </table:table-cell>
          <table:table-cell office:value-type="float" office:value="314" calcext:value-type="float">
            <text:p>314</text:p>
          </table:table-cell>
          <table:table-cell office:value-type="float" office:value="44.6" calcext:value-type="float">
            <text:p>44.6</text:p>
          </table:table-cell>
          <table:table-cell office:value-type="float" office:value="19.39" calcext:value-type="float">
            <text:p>19.39</text:p>
          </table:table-cell>
          <table:table-cell office:value-type="float" office:value="330" calcext:value-type="float">
            <text:p>330</text:p>
          </table:table-cell>
          <table:table-cell office:value-type="float" office:value="329" calcext:value-type="float">
            <text:p>329</text:p>
          </table:table-cell>
          <table:table-cell office:value-type="float" office:value="887" calcext:value-type="float">
            <text:p>887</text:p>
          </table:table-cell>
          <table:table-cell office:value-type="float" office:value="807" calcext:value-type="float">
            <text:p>807</text:p>
          </table:table-cell>
          <table:table-cell table:formula="of:=[.D265]/[.B265]*60" office:value-type="float" office:value="25.5" calcext:value-type="float">
            <text:p>25.5</text:p>
          </table:table-cell>
          <table:table-cell table:formula="of:=[.D265]/[.C265]/[.E265]" office:value-type="float" office:value="0.0000225583864118896" calcext:value-type="float">
            <text:p>2.25583864118896E-05</text:p>
          </table:table-cell>
          <table:table-cell table:formula="of:=[.M265] * 1.60934" office:value-type="float" office:value="0.0000363041135881104" calcext:value-type="float">
            <text:p>3.63041135881104E-05</text:p>
          </table:table-cell>
          <table:table-cell table:formula="of:=[.N265]*1000" office:value-type="float" office:value="0.0363041135881104" calcext:value-type="float">
            <text:p>0.0363041135881104</text:p>
          </table:table-cell>
          <table:table-cell table:formula="of:=[.O265]*[.E265]" office:value-type="float" office:value="11.3994916666667" calcext:value-type="float">
            <text:p>11.3994916666667</text:p>
          </table:table-cell>
          <table:table-cell table:number-columns-repeated="3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float" office:value="45.4" calcext:value-type="float">
            <text:p>45.4</text:p>
          </table:table-cell>
          <table:table-cell table:formula="of:=[.B266]*60" office:value-type="float" office:value="2724" calcext:value-type="float">
            <text:p>2724</text:p>
          </table:table-cell>
          <table:table-cell office:value-type="float" office:value="19.78" calcext:value-type="float">
            <text:p>19.78</text:p>
          </table:table-cell>
          <table:table-cell office:value-type="float" office:value="333" calcext:value-type="float">
            <text:p>333</text:p>
          </table:table-cell>
          <table:table-cell office:value-type="float" office:value="42.6" calcext:value-type="float">
            <text:p>42.6</text:p>
          </table:table-cell>
          <table:table-cell office:value-type="float" office:value="18.79" calcext:value-type="float">
            <text:p>18.79</text:p>
          </table:table-cell>
          <table:table-cell office:value-type="float" office:value="343" calcext:value-type="float">
            <text:p>343</text:p>
          </table:table-cell>
          <table:table-cell office:value-type="float" office:value="327" calcext:value-type="float">
            <text:p>327</text:p>
          </table:table-cell>
          <table:table-cell office:value-type="float" office:value="882" calcext:value-type="float">
            <text:p>882</text:p>
          </table:table-cell>
          <table:table-cell office:value-type="float" office:value="802" calcext:value-type="float">
            <text:p>802</text:p>
          </table:table-cell>
          <table:table-cell table:formula="of:=[.D266]/[.B266]*60" office:value-type="float" office:value="26.1409691629956" calcext:value-type="float">
            <text:p>26.1409691629956</text:p>
          </table:table-cell>
          <table:table-cell table:formula="of:=[.D266]/[.C266]/[.E266]" office:value-type="float" office:value="0.0000218059469160791" calcext:value-type="float">
            <text:p>2.18059469160791E-05</text:p>
          </table:table-cell>
          <table:table-cell table:formula="of:=[.M266] * 1.60934" office:value-type="float" office:value="0.0000350931826099227" calcext:value-type="float">
            <text:p>3.50931826099227E-05</text:p>
          </table:table-cell>
          <table:table-cell table:formula="of:=[.N266]*1000" office:value-type="float" office:value="0.0350931826099227" calcext:value-type="float">
            <text:p>0.0350931826099227</text:p>
          </table:table-cell>
          <table:table-cell table:formula="of:=[.O266]*[.E266]" office:value-type="float" office:value="11.6860298091043" calcext:value-type="float">
            <text:p>11.6860298091043</text:p>
          </table:table-cell>
          <table:table-cell table:number-columns-repeated="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float" office:value="48.7" calcext:value-type="float">
            <text:p>48.7</text:p>
          </table:table-cell>
          <table:table-cell table:formula="of:=[.B267]*60" office:value-type="float" office:value="2922" calcext:value-type="float">
            <text:p>2922</text:p>
          </table:table-cell>
          <table:table-cell office:value-type="float" office:value="21.52" calcext:value-type="float">
            <text:p>21.52</text:p>
          </table:table-cell>
          <table:table-cell office:value-type="float" office:value="348" calcext:value-type="float">
            <text:p>348</text:p>
          </table:table-cell>
          <table:table-cell office:value-type="float" office:value="45.5" calcext:value-type="float">
            <text:p>45.5</text:p>
          </table:table-cell>
          <table:table-cell office:value-type="float" office:value="20.42" calcext:value-type="float">
            <text:p>20.42</text:p>
          </table:table-cell>
          <table:table-cell office:value-type="float" office:value="359" calcext:value-type="float">
            <text:p>359</text:p>
          </table:table-cell>
          <table:table-cell office:value-type="float" office:value="361" calcext:value-type="float">
            <text:p>361</text:p>
          </table:table-cell>
          <table:table-cell office:value-type="float" office:value="961" calcext:value-type="float">
            <text:p>961</text:p>
          </table:table-cell>
          <table:table-cell office:value-type="float" office:value="885" calcext:value-type="float">
            <text:p>885</text:p>
          </table:table-cell>
          <table:table-cell table:formula="of:=[.D267]/[.B267]*60" office:value-type="float" office:value="26.5133470225873" calcext:value-type="float">
            <text:p>26.5133470225873</text:p>
          </table:table-cell>
          <table:table-cell table:formula="of:=[.D267]/[.C267]/[.E267]" office:value-type="float" office:value="0.0000211632718890384" calcext:value-type="float">
            <text:p>2.11632718890384E-05</text:p>
          </table:table-cell>
          <table:table-cell table:formula="of:=[.M267] * 1.60934" office:value-type="float" office:value="0.000034058899981905" calcext:value-type="float">
            <text:p>3.4058899981905E-05</text:p>
          </table:table-cell>
          <table:table-cell table:formula="of:=[.N267]*1000" office:value-type="float" office:value="0.034058899981905" calcext:value-type="float">
            <text:p>0.034058899981905</text:p>
          </table:table-cell>
          <table:table-cell table:formula="of:=[.O267]*[.E267]" office:value-type="float" office:value="11.8524971937029" calcext:value-type="float">
            <text:p>11.8524971937029</text:p>
          </table:table-cell>
          <table:table-cell table:number-columns-repeated="3"/>
        </table:table-row>
        <table:table-row table:style-name="ro1">
          <table:table-cell office:value-type="date" office:date-value="2022-02-11" calcext:value-type="date">
            <text:p>02/11/22</text:p>
          </table:table-cell>
          <table:table-cell office:value-type="float" office:value="49.3" calcext:value-type="float">
            <text:p>49.3</text:p>
          </table:table-cell>
          <table:table-cell table:formula="of:=[.B268]*60" office:value-type="float" office:value="2958" calcext:value-type="float">
            <text:p>2958</text:p>
          </table:table-cell>
          <table:table-cell office:value-type="float" office:value="21.34" calcext:value-type="float">
            <text:p>21.34</text:p>
          </table:table-cell>
          <table:table-cell office:value-type="float" office:value="331" calcext:value-type="float">
            <text:p>331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347" calcext:value-type="float">
            <text:p>347</text:p>
          </table:table-cell>
          <table:table-cell office:value-type="float" office:value="928" calcext:value-type="float">
            <text:p>928</text:p>
          </table:table-cell>
          <table:table-cell office:value-type="float" office:value="851" calcext:value-type="float">
            <text:p>851</text:p>
          </table:table-cell>
          <table:table-cell table:formula="of:=[.D268]/[.B268]*60" office:value-type="float" office:value="25.9716024340771" calcext:value-type="float">
            <text:p>25.9716024340771</text:p>
          </table:table-cell>
          <table:table-cell table:formula="of:=[.D268]/[.C268]/[.E268]" office:value-type="float" office:value="0.0000217955710255766" calcext:value-type="float">
            <text:p>2.17955710255766E-05</text:p>
          </table:table-cell>
          <table:table-cell table:formula="of:=[.M268] * 1.60934" office:value-type="float" office:value="0.0000350764842743015" calcext:value-type="float">
            <text:p>3.50764842743015E-05</text:p>
          </table:table-cell>
          <table:table-cell table:formula="of:=[.N268]*1000" office:value-type="float" office:value="0.0350764842743015" calcext:value-type="float">
            <text:p>0.0350764842743015</text:p>
          </table:table-cell>
          <table:table-cell table:formula="of:=[.O268]*[.E268]" office:value-type="float" office:value="11.6103162947938" calcext:value-type="float">
            <text:p>11.6103162947938</text:p>
          </table:table-cell>
          <table:table-cell table:number-columns-repeated="3"/>
        </table:table-row>
        <table:table-row table:style-name="ro1">
          <table:table-cell office:value-type="date" office:date-value="2022-02-12" calcext:value-type="date">
            <text:p>02/12/22</text:p>
          </table:table-cell>
          <table:table-cell office:value-type="float" office:value="48.1" calcext:value-type="float">
            <text:p>48.1</text:p>
          </table:table-cell>
          <table:table-cell table:formula="of:=[.B269]*60" office:value-type="float" office:value="2886" calcext:value-type="float">
            <text:p>2886</text:p>
          </table:table-cell>
          <table:table-cell office:value-type="float" office:value="20.14" calcext:value-type="float">
            <text:p>20.14</text:p>
          </table:table-cell>
          <table:table-cell office:value-type="float" office:value="299" calcext:value-type="float">
            <text:p>299</text:p>
          </table:table-cell>
          <table:table-cell office:value-type="float" office:value="44.7" calcext:value-type="float">
            <text:p>44.7</text:p>
          </table:table-cell>
          <table:table-cell office:value-type="float" office:value="19.01" calcext:value-type="float">
            <text:p>19.01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840" calcext:value-type="float">
            <text:p>840</text:p>
          </table:table-cell>
          <table:table-cell office:value-type="float" office:value="758" calcext:value-type="float">
            <text:p>758</text:p>
          </table:table-cell>
          <table:table-cell table:formula="of:=[.D269]/[.B269]*60" office:value-type="float" office:value="25.1226611226611" calcext:value-type="float">
            <text:p>25.1226611226611</text:p>
          </table:table-cell>
          <table:table-cell table:formula="of:=[.D269]/[.C269]/[.E269]" office:value-type="float" office:value="0.0000233395216672809" calcext:value-type="float">
            <text:p>2.33395216672809E-05</text:p>
          </table:table-cell>
          <table:table-cell table:formula="of:=[.M269] * 1.60934" office:value-type="float" office:value="0.0000375612258000218" calcext:value-type="float">
            <text:p>3.75612258000218E-05</text:p>
          </table:table-cell>
          <table:table-cell table:formula="of:=[.N269]*1000" office:value-type="float" office:value="0.0375612258000218" calcext:value-type="float">
            <text:p>0.0375612258000218</text:p>
          </table:table-cell>
          <table:table-cell table:formula="of:=[.O269]*[.E269]" office:value-type="float" office:value="11.2308065142065" calcext:value-type="float">
            <text:p>11.2308065142065</text:p>
          </table:table-cell>
          <table:table-cell table:number-columns-repeated="3"/>
        </table:table-row>
        <table:table-row table:style-name="ro1">
          <table:table-cell office:value-type="date" office:date-value="2022-02-13" calcext:value-type="date">
            <text:p>02/13/22</text:p>
          </table:table-cell>
          <table:table-cell office:value-type="float" office:value="34" calcext:value-type="float">
            <text:p>34</text:p>
          </table:table-cell>
          <table:table-cell table:formula="of:=[.B270]*60" office:value-type="float" office:value="2040" calcext:value-type="float">
            <text:p>2040</text:p>
          </table:table-cell>
          <table:table-cell office:value-type="float" office:value="14.84" calcext:value-type="float">
            <text:p>14.84</text:p>
          </table:table-cell>
          <table:table-cell office:value-type="float" office:value="334" calcext:value-type="float">
            <text:p>334</text:p>
          </table:table-cell>
          <table:table-cell table:number-columns-repeated="3"/>
          <table:table-cell office:value-type="float" office:value="340" calcext:value-type="float">
            <text:p>340</text:p>
          </table:table-cell>
          <table:table-cell office:value-type="float" office:value="644" calcext:value-type="float">
            <text:p>644</text:p>
          </table:table-cell>
          <table:table-cell office:value-type="float" office:value="589" calcext:value-type="float">
            <text:p>589</text:p>
          </table:table-cell>
          <table:table-cell table:formula="of:=[.D270]/[.B270]*60" office:value-type="float" office:value="26.1882352941176" calcext:value-type="float">
            <text:p>26.1882352941176</text:p>
          </table:table-cell>
          <table:table-cell table:formula="of:=[.D270]/[.C270]/[.E270]" office:value-type="float" office:value="0.0000217799694728191" calcext:value-type="float">
            <text:p>2.17799694728191E-05</text:p>
          </table:table-cell>
          <table:table-cell table:formula="of:=[.M270] * 1.60934" office:value-type="float" office:value="0.0000350513760713866" calcext:value-type="float">
            <text:p>3.50513760713866E-05</text:p>
          </table:table-cell>
          <table:table-cell table:formula="of:=[.N270]*1000" office:value-type="float" office:value="0.0350513760713866" calcext:value-type="float">
            <text:p>0.0350513760713866</text:p>
          </table:table-cell>
          <table:table-cell table:formula="of:=[.O270]*[.E270]" office:value-type="float" office:value="11.7071596078431" calcext:value-type="float">
            <text:p>11.7071596078431</text:p>
          </table:table-cell>
          <table:table-cell office:value-type="string" calcext:value-type="string">
            <text:p>Late 8:13 for 8:00</text:p>
          </table:table-cell>
          <table:table-cell table:number-columns-repeated="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float" office:value="47.5" calcext:value-type="float">
            <text:p>47.5</text:p>
          </table:table-cell>
          <table:table-cell table:formula="of:=[.B271]*60" office:value-type="float" office:value="2850" calcext:value-type="float">
            <text:p>2850</text:p>
          </table:table-cell>
          <table:table-cell office:value-type="float" office:value="20.67" calcext:value-type="float">
            <text:p>20.67</text:p>
          </table:table-cell>
          <table:table-cell office:value-type="float" office:value="335" calcext:value-type="float">
            <text:p>335</text:p>
          </table:table-cell>
          <table:table-cell office:value-type="float" office:value="44.9" calcext:value-type="float">
            <text:p>44.9</text:p>
          </table:table-cell>
          <table:table-cell office:value-type="float" office:value="19.84" calcext:value-type="float">
            <text:p>19.84</text:p>
          </table:table-cell>
          <table:table-cell table:number-columns-repeated="2" office:value-type="float" office:value="345" calcext:value-type="float">
            <text:p>345</text:p>
          </table:table-cell>
          <table:table-cell office:value-type="float" office:value="912" calcext:value-type="float">
            <text:p>912</text:p>
          </table:table-cell>
          <table:table-cell office:value-type="float" office:value="835" calcext:value-type="float">
            <text:p>835</text:p>
          </table:table-cell>
          <table:table-cell table:formula="of:=[.D271]/[.B271]*60" office:value-type="float" office:value="26.1094736842105" calcext:value-type="float">
            <text:p>26.1094736842105</text:p>
          </table:table-cell>
          <table:table-cell table:formula="of:=[.D271]/[.C271]/[.E271]" office:value-type="float" office:value="0.0000216496465043205" calcext:value-type="float">
            <text:p>2.16496465043205E-05</text:p>
          </table:table-cell>
          <table:table-cell table:formula="of:=[.M271] * 1.60934" office:value-type="float" office:value="0.0000348416421052632" calcext:value-type="float">
            <text:p>3.48416421052632E-05</text:p>
          </table:table-cell>
          <table:table-cell table:formula="of:=[.N271]*1000" office:value-type="float" office:value="0.0348416421052632" calcext:value-type="float">
            <text:p>0.0348416421052632</text:p>
          </table:table-cell>
          <table:table-cell table:formula="of:=[.O271]*[.E271]" office:value-type="float" office:value="11.6719501052632" calcext:value-type="float">
            <text:p>11.6719501052632</text:p>
          </table:table-cell>
          <table:table-cell table:number-columns-repeated="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float" office:value="48.6" calcext:value-type="float">
            <text:p>48.6</text:p>
          </table:table-cell>
          <table:table-cell table:formula="of:=[.B272]*60" office:value-type="float" office:value="2916" calcext:value-type="float">
            <text:p>2916</text:p>
          </table:table-cell>
          <table:table-cell office:value-type="float" office:value="20.57" calcext:value-type="float">
            <text:p>20.57</text:p>
          </table:table-cell>
          <table:table-cell office:value-type="float" office:value="314" calcext:value-type="float">
            <text:p>314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876" calcext:value-type="float">
            <text:p>876</text:p>
          </table:table-cell>
          <table:table-cell office:value-type="float" office:value="796" calcext:value-type="float">
            <text:p>796</text:p>
          </table:table-cell>
          <table:table-cell table:formula="of:=[.D272]/[.B272]*60" office:value-type="float" office:value="25.3950617283951" calcext:value-type="float">
            <text:p>25.3950617283951</text:p>
          </table:table-cell>
          <table:table-cell table:formula="of:=[.D272]/[.C272]/[.E272]" office:value-type="float" office:value="0.000022465553545997" calcext:value-type="float">
            <text:p>2.2465553545997E-05</text:p>
          </table:table-cell>
          <table:table-cell table:formula="of:=[.M272] * 1.60934" office:value-type="float" office:value="0.0000361547139437149" calcext:value-type="float">
            <text:p>3.61547139437149E-05</text:p>
          </table:table-cell>
          <table:table-cell table:formula="of:=[.N272]*1000" office:value-type="float" office:value="0.0361547139437149" calcext:value-type="float">
            <text:p>0.0361547139437149</text:p>
          </table:table-cell>
          <table:table-cell table:formula="of:=[.O272]*[.E272]" office:value-type="float" office:value="11.3525801783265" calcext:value-type="float">
            <text:p>11.3525801783265</text:p>
          </table:table-cell>
          <table:table-cell table:number-columns-repeated="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float" office:value="47.7" calcext:value-type="float">
            <text:p>47.7</text:p>
          </table:table-cell>
          <table:table-cell table:formula="of:=[.B273]*60" office:value-type="float" office:value="2862" calcext:value-type="float">
            <text:p>2862</text:p>
          </table:table-cell>
          <table:table-cell office:value-type="float" office:value="20.28" calcext:value-type="float">
            <text:p>20.28</text:p>
          </table:table-cell>
          <table:table-cell office:value-type="float" office:value="316" calcext:value-type="float">
            <text:p>316</text:p>
          </table:table-cell>
          <table:table-cell office:value-type="float" office:value="44.8" calcext:value-type="float">
            <text:p>44.8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324" calcext:value-type="float">
            <text:p>324</text:p>
          </table:table-cell>
          <table:table-cell office:value-type="float" office:value="875" calcext:value-type="float">
            <text:p>875</text:p>
          </table:table-cell>
          <table:table-cell office:value-type="float" office:value="795" calcext:value-type="float">
            <text:p>795</text:p>
          </table:table-cell>
          <table:table-cell table:formula="of:=[.D273]/[.B273]*60" office:value-type="float" office:value="25.5094339622642" calcext:value-type="float">
            <text:p>25.5094339622642</text:p>
          </table:table-cell>
          <table:table-cell table:formula="of:=[.D273]/[.C273]/[.E273]" office:value-type="float" office:value="0.0000224239046785022" calcext:value-type="float">
            <text:p>2.24239046785022E-05</text:p>
          </table:table-cell>
          <table:table-cell table:formula="of:=[.M273] * 1.60934" office:value-type="float" office:value="0.0000360876867553008" calcext:value-type="float">
            <text:p>3.60876867553008E-05</text:p>
          </table:table-cell>
          <table:table-cell table:formula="of:=[.N273]*1000" office:value-type="float" office:value="0.0360876867553008" calcext:value-type="float">
            <text:p>0.0360876867553008</text:p>
          </table:table-cell>
          <table:table-cell table:formula="of:=[.O273]*[.E273]" office:value-type="float" office:value="11.4037090146751" calcext:value-type="float">
            <text:p>11.4037090146751</text:p>
          </table:table-cell>
          <table:table-cell table:number-columns-repeated="3"/>
        </table:table-row>
        <table:table-row table:style-name="ro1">
          <table:table-cell office:value-type="date" office:date-value="2022-02-18" calcext:value-type="date">
            <text:p>02/18/22</text:p>
          </table:table-cell>
          <table:table-cell office:value-type="float" office:value="47.6" calcext:value-type="float">
            <text:p>47.6</text:p>
          </table:table-cell>
          <table:table-cell table:formula="of:=[.B274]*60" office:value-type="float" office:value="2856" calcext:value-type="float">
            <text:p>2856</text:p>
          </table:table-cell>
          <table:table-cell office:value-type="float" office:value="20.79" calcext:value-type="float">
            <text:p>20.79</text:p>
          </table:table-cell>
          <table:table-cell office:value-type="float" office:value="342" calcext:value-type="float">
            <text:p>342</text:p>
          </table:table-cell>
          <table:table-cell office:value-type="float" office:value="46.8" calcext:value-type="float">
            <text:p>46.8</text:p>
          </table:table-cell>
          <table:table-cell office:value-type="float" office:value="20.53" calcext:value-type="float">
            <text:p>20.53</text:p>
          </table:table-cell>
          <table:table-cell office:value-type="float" office:value="344" calcext:value-type="float">
            <text:p>344</text:p>
          </table:table-cell>
          <table:table-cell office:value-type="float" office:value="350" calcext:value-type="float">
            <text:p>350</text:p>
          </table:table-cell>
          <table:table-cell office:value-type="float" office:value="936" calcext:value-type="float">
            <text:p>936</text:p>
          </table:table-cell>
          <table:table-cell office:value-type="float" office:value="859" calcext:value-type="float">
            <text:p>859</text:p>
          </table:table-cell>
          <table:table-cell table:formula="of:=[.D274]/[.B274]*60" office:value-type="float" office:value="26.2058823529412" calcext:value-type="float">
            <text:p>26.2058823529412</text:p>
          </table:table-cell>
          <table:table-cell table:formula="of:=[.D274]/[.C274]/[.E274]" office:value-type="float" office:value="0.0000212848297213622" calcext:value-type="float">
            <text:p>2.12848297213622E-05</text:p>
          </table:table-cell>
          <table:table-cell table:formula="of:=[.M274] * 1.60934" office:value-type="float" office:value="0.0000342545278637771" calcext:value-type="float">
            <text:p>3.42545278637771E-05</text:p>
          </table:table-cell>
          <table:table-cell table:formula="of:=[.N274]*1000" office:value-type="float" office:value="0.0342545278637771" calcext:value-type="float">
            <text:p>0.0342545278637771</text:p>
          </table:table-cell>
          <table:table-cell table:formula="of:=[.O274]*[.E274]" office:value-type="float" office:value="11.7150485294118" calcext:value-type="float">
            <text:p>11.7150485294118</text:p>
          </table:table-cell>
          <table:table-cell table:number-columns-repeated="3"/>
        </table:table-row>
        <table:table-row table:style-name="ro1">
          <table:table-cell office:value-type="date" office:date-value="2022-02-19" calcext:value-type="date">
            <text:p>02/19/22</text:p>
          </table:table-cell>
          <table:table-cell office:value-type="float" office:value="49.8" calcext:value-type="float">
            <text:p>49.8</text:p>
          </table:table-cell>
          <table:table-cell table:formula="of:=[.B275]*60" office:value-type="float" office:value="2988" calcext:value-type="float">
            <text:p>2988</text:p>
          </table:table-cell>
          <table:table-cell office:value-type="float" office:value="19.99" calcext:value-type="float">
            <text:p>19.99</text:p>
          </table:table-cell>
          <table:table-cell office:value-type="float" office:value="267" calcext:value-type="float">
            <text:p>267</text:p>
          </table:table-cell>
          <table:table-cell office:value-type="float" office:value="45" calcext:value-type="float">
            <text:p>45</text:p>
          </table:table-cell>
          <table:table-cell office:value-type="float" office:value="18.37" calcext:value-type="float">
            <text:p>18.37</text:p>
          </table:table-cell>
          <table:table-cell office:value-type="float" office:value="279" calcext:value-type="float">
            <text:p>279</text:p>
          </table:table-cell>
          <table:table-cell table:number-columns-repeated="3"/>
          <table:table-cell table:formula="of:=[.D275]/[.B275]*60" office:value-type="float" office:value="24.0843373493976" calcext:value-type="float">
            <text:p>24.0843373493976</text:p>
          </table:table-cell>
          <table:table-cell table:formula="of:=[.D275]/[.C275]/[.E275]" office:value-type="float" office:value="0.0000250565307421947" calcext:value-type="float">
            <text:p>2.50565307421947E-05</text:p>
          </table:table-cell>
          <table:table-cell table:formula="of:=[.M275] * 1.60934" office:value-type="float" office:value="0.0000403244771846437" calcext:value-type="float">
            <text:p>4.03244771846437E-05</text:p>
          </table:table-cell>
          <table:table-cell table:formula="of:=[.N275]*1000" office:value-type="float" office:value="0.0403244771846437" calcext:value-type="float">
            <text:p>0.0403244771846437</text:p>
          </table:table-cell>
          <table:table-cell table:formula="of:=[.O275]*[.E275]" office:value-type="float" office:value="10.7666354082999" calcext:value-type="float">
            <text:p>10.7666354082999</text:p>
          </table:table-cell>
          <table:table-cell table:number-columns-repeated="3"/>
        </table:table-row>
        <table:table-row table:style-name="ro1">
          <table:table-cell office:value-type="date" office:date-value="2022-02-20" calcext:value-type="date">
            <text:p>02/20/22</text:p>
          </table:table-cell>
          <table:table-cell office:value-type="float" office:value="53.3" calcext:value-type="float">
            <text:p>53.3</text:p>
          </table:table-cell>
          <table:table-cell table:formula="of:=[.B276]*60" office:value-type="float" office:value="3198" calcext:value-type="float">
            <text:p>3198</text:p>
          </table:table-cell>
          <table:table-cell office:value-type="float" office:value="22.32" calcext:value-type="float">
            <text:p>22.32</text:p>
          </table:table-cell>
          <table:table-cell office:value-type="float" office:value="301" calcext:value-type="float">
            <text:p>301</text:p>
          </table:table-cell>
          <table:table-cell office:value-type="float" office:value="47.1" calcext:value-type="float">
            <text:p>47.1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328" calcext:value-type="float">
            <text:p>328</text:p>
          </table:table-cell>
          <table:table-cell office:value-type="float" office:value="865" calcext:value-type="float">
            <text:p>865</text:p>
          </table:table-cell>
          <table:table-cell office:value-type="float" office:value="787" calcext:value-type="float">
            <text:p>787</text:p>
          </table:table-cell>
          <table:table-cell table:formula="of:=[.D276]/[.B276]*60" office:value-type="float" office:value="25.125703564728" calcext:value-type="float">
            <text:p>25.125703564728</text:p>
          </table:table-cell>
          <table:table-cell table:formula="of:=[.D276]/[.C276]/[.E276]" office:value-type="float" office:value="0.0000231872495060243" calcext:value-type="float">
            <text:p>2.31872495060243E-05</text:p>
          </table:table-cell>
          <table:table-cell table:formula="of:=[.M276] * 1.60934" office:value-type="float" office:value="0.0000373161681200252" calcext:value-type="float">
            <text:p>3.73161681200252E-05</text:p>
          </table:table-cell>
          <table:table-cell table:formula="of:=[.N276]*1000" office:value-type="float" office:value="0.0373161681200252" calcext:value-type="float">
            <text:p>0.0373161681200252</text:p>
          </table:table-cell>
          <table:table-cell table:formula="of:=[.O276]*[.E276]" office:value-type="float" office:value="11.2321666041276" calcext:value-type="float">
            <text:p>11.2321666041276</text:p>
          </table:table-cell>
          <table:table-cell table:number-columns-repeated="3"/>
        </table:table-row>
        <table:table-row table:style-name="ro1">
          <table:table-cell office:value-type="date" office:date-value="2022-02-21" calcext:value-type="date">
            <text:p>02/21/22</text:p>
          </table:table-cell>
          <table:table-cell office:value-type="float" office:value="51" calcext:value-type="float">
            <text:p>51</text:p>
          </table:table-cell>
          <table:table-cell table:formula="of:=[.B277]*60" office:value-type="float" office:value="3060" calcext:value-type="float">
            <text:p>3060</text:p>
          </table:table-cell>
          <table:table-cell office:value-type="float" office:value="21.69" calcext:value-type="float">
            <text:p>21.69</text:p>
          </table:table-cell>
          <table:table-cell office:value-type="float" office:value="315" calcext:value-type="float">
            <text:p>315</text:p>
          </table:table-cell>
          <table:table-cell office:value-type="float" office:value="39.2" calcext:value-type="float">
            <text:p>39.2</text:p>
          </table:table-cell>
          <table:table-cell/>
          <table:table-cell office:value-type="float" office:value="339" calcext:value-type="float">
            <text:p>339</text:p>
          </table:table-cell>
          <table:table-cell office:value-type="float" office:value="336" calcext:value-type="float">
            <text:p>336</text:p>
          </table:table-cell>
          <table:table-cell office:value-type="float" office:value="771" calcext:value-type="float">
            <text:p>771</text:p>
          </table:table-cell>
          <table:table-cell office:value-type="float" office:value="703" calcext:value-type="float">
            <text:p>703</text:p>
          </table:table-cell>
          <table:table-cell table:formula="of:=[.D277]/[.B277]*60" office:value-type="float" office:value="25.5176470588235" calcext:value-type="float">
            <text:p>25.5176470588235</text:p>
          </table:table-cell>
          <table:table-cell table:formula="of:=[.D277]/[.C277]/[.E277]" office:value-type="float" office:value="0.0000225023342670402" calcext:value-type="float">
            <text:p>2.25023342670402E-05</text:p>
          </table:table-cell>
          <table:table-cell table:formula="of:=[.M277] * 1.60934" office:value-type="float" office:value="0.0000362139066293184" calcext:value-type="float">
            <text:p>3.62139066293184E-05</text:p>
          </table:table-cell>
          <table:table-cell table:formula="of:=[.N277]*1000" office:value-type="float" office:value="0.0362139066293184" calcext:value-type="float">
            <text:p>0.0362139066293184</text:p>
          </table:table-cell>
          <table:table-cell table:formula="of:=[.O277]*[.E277]" office:value-type="float" office:value="11.4073805882353" calcext:value-type="float">
            <text:p>11.4073805882353</text:p>
          </table:table-cell>
          <table:table-cell table:number-columns-repeated="3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float" office:value="44.6" calcext:value-type="float">
            <text:p>44.6</text:p>
          </table:table-cell>
          <table:table-cell table:formula="of:=[.B278]*60" office:value-type="float" office:value="2676" calcext:value-type="float">
            <text:p>2676</text:p>
          </table:table-cell>
          <table:table-cell office:value-type="float" office:value="18.97" calcext:value-type="float">
            <text:p>18.97</text:p>
          </table:table-cell>
          <table:table-cell office:value-type="float" office:value="312" calcext:value-type="float">
            <text:p>312</text:p>
          </table:table-cell>
          <table:table-cell office:value-type="float" office:value="41.5" calcext:value-type="float">
            <text:p>41.5</text:p>
          </table:table-cell>
          <table:table-cell office:value-type="float" office:value="17.92" calcext:value-type="float">
            <text:p>17.92</text:p>
          </table:table-cell>
          <table:table-cell office:value-type="float" office:value="324" calcext:value-type="float">
            <text:p>324</text:p>
          </table:table-cell>
          <table:table-cell office:value-type="float" office:value="320" calcext:value-type="float">
            <text:p>320</text:p>
          </table:table-cell>
          <table:table-cell office:value-type="float" office:value="811" calcext:value-type="float">
            <text:p>811</text:p>
          </table:table-cell>
          <table:table-cell office:value-type="float" office:value="735" calcext:value-type="float">
            <text:p>735</text:p>
          </table:table-cell>
          <table:table-cell table:formula="of:=[.D278]/[.B278]*60" office:value-type="float" office:value="25.5201793721973" calcext:value-type="float">
            <text:p>25.5201793721973</text:p>
          </table:table-cell>
          <table:table-cell table:formula="of:=[.D278]/[.C278]/[.E278]" office:value-type="float" office:value="0.0000227209574182668" calcext:value-type="float">
            <text:p>2.27209574182668E-05</text:p>
          </table:table-cell>
          <table:table-cell table:formula="of:=[.M278] * 1.60934" office:value-type="float" office:value="0.0000365657456115135" calcext:value-type="float">
            <text:p>3.65657456115135E-05</text:p>
          </table:table-cell>
          <table:table-cell table:formula="of:=[.N278]*1000" office:value-type="float" office:value="0.0365657456115135" calcext:value-type="float">
            <text:p>0.0365657456115135</text:p>
          </table:table-cell>
          <table:table-cell table:formula="of:=[.O278]*[.E278]" office:value-type="float" office:value="11.4085126307922" calcext:value-type="float">
            <text:p>11.4085126307922</text:p>
          </table:table-cell>
          <table:table-cell table:number-columns-repeated="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float" office:value="46.5" calcext:value-type="float">
            <text:p>46.5</text:p>
          </table:table-cell>
          <table:table-cell table:formula="of:=[.B279]*60" office:value-type="float" office:value="2790" calcext:value-type="float">
            <text:p>2790</text:p>
          </table:table-cell>
          <table:table-cell office:value-type="float" office:value="20.01" calcext:value-type="float">
            <text:p>20.01</text:p>
          </table:table-cell>
          <table:table-cell office:value-type="float" office:value="324" calcext:value-type="float">
            <text:p>324</text:p>
          </table:table-cell>
          <table:table-cell office:value-type="float" office:value="43.6" calcext:value-type="float">
            <text:p>43.6</text:p>
          </table:table-cell>
          <table:table-cell/>
          <table:table-cell table:number-columns-repeated="2" office:value-type="float" office:value="330" calcext:value-type="float">
            <text:p>330</text:p>
          </table:table-cell>
          <table:table-cell office:value-type="float" office:value="889" calcext:value-type="float">
            <text:p>889</text:p>
          </table:table-cell>
          <table:table-cell office:value-type="float" office:value="809" calcext:value-type="float">
            <text:p>809</text:p>
          </table:table-cell>
          <table:table-cell table:formula="of:=[.D279]/[.B279]*60" office:value-type="float" office:value="25.8193548387097" calcext:value-type="float">
            <text:p>25.8193548387097</text:p>
          </table:table-cell>
          <table:table-cell table:formula="of:=[.D279]/[.C279]/[.E279]" office:value-type="float" office:value="0.0000221359352183725" calcext:value-type="float">
            <text:p>2.21359352183725E-05</text:p>
          </table:table-cell>
          <table:table-cell table:formula="of:=[.M279] * 1.60934" office:value-type="float" office:value="0.0000356242459843356" calcext:value-type="float">
            <text:p>3.56242459843356E-05</text:p>
          </table:table-cell>
          <table:table-cell table:formula="of:=[.N279]*1000" office:value-type="float" office:value="0.0356242459843356" calcext:value-type="float">
            <text:p>0.0356242459843356</text:p>
          </table:table-cell>
          <table:table-cell table:formula="of:=[.O279]*[.E279]" office:value-type="float" office:value="11.5422556989247" calcext:value-type="float">
            <text:p>11.5422556989247</text:p>
          </table:table-cell>
          <table:table-cell table:number-columns-repeated="3"/>
        </table:table-row>
        <table:table-row table:style-name="ro1">
          <table:table-cell office:value-type="date" office:date-value="2022-02-25" calcext:value-type="date">
            <text:p>02/25/22</text:p>
          </table:table-cell>
          <table:table-cell office:value-type="float" office:value="44.2" calcext:value-type="float">
            <text:p>44.2</text:p>
          </table:table-cell>
          <table:table-cell table:formula="of:=[.B280]*60" office:value-type="float" office:value="2652" calcext:value-type="float">
            <text:p>2652</text:p>
          </table:table-cell>
          <table:table-cell office:value-type="float" office:value="19" calcext:value-type="float">
            <text:p>19</text:p>
          </table:table-cell>
          <table:table-cell office:value-type="float" office:value="322" calcext:value-type="float">
            <text:p>322</text:p>
          </table:table-cell>
          <table:table-cell office:value-type="float" office:value="42.8" calcext:value-type="float">
            <text:p>42.8</text:p>
          </table:table-cell>
          <table:table-cell/>
          <table:table-cell office:value-type="float" office:value="326" calcext:value-type="float">
            <text:p>326</text:p>
          </table:table-cell>
          <table:table-cell table:number-columns-repeated="3"/>
          <table:table-cell table:formula="of:=[.D280]/[.B280]*60" office:value-type="float" office:value="25.7918552036199" calcext:value-type="float">
            <text:p>25.7918552036199</text:p>
          </table:table-cell>
          <table:table-cell table:formula="of:=[.D280]/[.C280]/[.E280]" office:value-type="float" office:value="0.0000222497025566079" calcext:value-type="float">
            <text:p>2.22497025566079E-05</text:p>
          </table:table-cell>
          <table:table-cell table:formula="of:=[.M280] * 1.60934" office:value-type="float" office:value="0.0000358073363124514" calcext:value-type="float">
            <text:p>3.58073363124514E-05</text:p>
          </table:table-cell>
          <table:table-cell table:formula="of:=[.N280]*1000" office:value-type="float" office:value="0.0358073363124514" calcext:value-type="float">
            <text:p>0.0358073363124514</text:p>
          </table:table-cell>
          <table:table-cell table:formula="of:=[.O280]*[.E280]" office:value-type="float" office:value="11.5299622926094" calcext:value-type="float">
            <text:p>11.5299622926094</text:p>
          </table:table-cell>
          <table:table-cell table:number-columns-repeated="3"/>
        </table:table-row>
        <table:table-row table:style-name="ro1">
          <table:table-cell office:value-type="date" office:date-value="2022-02-26" calcext:value-type="date">
            <text:p>02/26/22</text:p>
          </table:table-cell>
          <table:table-cell office:value-type="float" office:value="47.8" calcext:value-type="float">
            <text:p>47.8</text:p>
          </table:table-cell>
          <table:table-cell table:formula="of:=[.B281]*60" office:value-type="float" office:value="2868" calcext:value-type="float">
            <text:p>2868</text:p>
          </table:table-cell>
          <table:table-cell office:value-type="float" office:value="19.42" calcext:value-type="float">
            <text:p>19.42</text:p>
          </table:table-cell>
          <table:table-cell office:value-type="float" office:value="277" calcext:value-type="float">
            <text:p>277</text:p>
          </table:table-cell>
          <table:table-cell office:value-type="float" office:value="45.4" calcext:value-type="float">
            <text:p>45.4</text:p>
          </table:table-cell>
          <table:table-cell office:value-type="float" office:value="18.57" calcext:value-type="float">
            <text:p>18.57</text:p>
          </table:table-cell>
          <table:table-cell office:value-type="float" office:value="282" calcext:value-type="float">
            <text:p>282</text:p>
          </table:table-cell>
          <table:table-cell office:value-type="float" office:value="280" calcext:value-type="float">
            <text:p>280</text:p>
          </table:table-cell>
          <table:table-cell office:value-type="float" office:value="773" calcext:value-type="float">
            <text:p>773</text:p>
          </table:table-cell>
          <table:table-cell office:value-type="float" office:value="687" calcext:value-type="float">
            <text:p>687</text:p>
          </table:table-cell>
          <table:table-cell table:formula="of:=[.D281]/[.B281]*60" office:value-type="float" office:value="24.3765690376569" calcext:value-type="float">
            <text:p>24.3765690376569</text:p>
          </table:table-cell>
          <table:table-cell table:formula="of:=[.D281]/[.C281]/[.E281]" office:value-type="float" office:value="0.0000244450150798806" calcext:value-type="float">
            <text:p>2.44450150798806E-05</text:p>
          </table:table-cell>
          <table:table-cell table:formula="of:=[.M281] * 1.60934" office:value-type="float" office:value="0.000039340340568655" calcext:value-type="float">
            <text:p>3.9340340568655E-05</text:p>
          </table:table-cell>
          <table:table-cell table:formula="of:=[.N281]*1000" office:value-type="float" office:value="0.039340340568655" calcext:value-type="float">
            <text:p>0.039340340568655</text:p>
          </table:table-cell>
          <table:table-cell table:formula="of:=[.O281]*[.E281]" office:value-type="float" office:value="10.8972743375174" calcext:value-type="float">
            <text:p>10.8972743375174</text:p>
          </table:table-cell>
          <table:table-cell table:number-columns-repeated="3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float" office:value="51.2" calcext:value-type="float">
            <text:p>51.2</text:p>
          </table:table-cell>
          <table:table-cell table:formula="of:=[.B282]*60" office:value-type="float" office:value="3072" calcext:value-type="float">
            <text:p>3072</text:p>
          </table:table-cell>
          <table:table-cell office:value-type="float" office:value="20.89" calcext:value-type="float">
            <text:p>20.89</text:p>
          </table:table-cell>
          <table:table-cell office:value-type="float" office:value="315" calcext:value-type="float">
            <text:p>315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344" calcext:value-type="float">
            <text:p>344</text:p>
          </table:table-cell>
          <table:table-cell office:value-type="float" office:value="888" calcext:value-type="float">
            <text:p>888</text:p>
          </table:table-cell>
          <table:table-cell office:value-type="float" office:value="813" calcext:value-type="float">
            <text:p>813</text:p>
          </table:table-cell>
          <table:table-cell table:formula="of:=[.D282]/[.B282]*60" office:value-type="float" office:value="24.48046875" calcext:value-type="float">
            <text:p>24.48046875</text:p>
          </table:table-cell>
          <table:table-cell table:formula="of:=[.D282]/[.C282]/[.E282]" office:value-type="float" office:value="0.00002158771494709" calcext:value-type="float">
            <text:p>2.158771494709E-05</text:p>
          </table:table-cell>
          <table:table-cell table:formula="of:=[.M282] * 1.60934" office:value-type="float" office:value="0.0000347419731729497" calcext:value-type="float">
            <text:p>3.47419731729497E-05</text:p>
          </table:table-cell>
          <table:table-cell table:formula="of:=[.N282]*1000" office:value-type="float" office:value="0.0347419731729497" calcext:value-type="float">
            <text:p>0.0347419731729497</text:p>
          </table:table-cell>
          <table:table-cell table:formula="of:=[.O282]*[.E282]" office:value-type="float" office:value="10.9437215494792" calcext:value-type="float">
            <text:p>10.9437215494792</text:p>
          </table:table-cell>
          <table:table-cell table:number-columns-repeated="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float" office:value="48.5" calcext:value-type="float">
            <text:p>48.5</text:p>
          </table:table-cell>
          <table:table-cell table:formula="of:=[.B283]*60" office:value-type="float" office:value="2910" calcext:value-type="float">
            <text:p>2910</text:p>
          </table:table-cell>
          <table:table-cell office:value-type="float" office:value="20.61" calcext:value-type="float">
            <text:p>20.61</text:p>
          </table:table-cell>
          <table:table-cell office:value-type="float" office:value="316" calcext:value-type="float">
            <text:p>316</text:p>
          </table:table-cell>
          <table:table-cell office:value-type="float" office:value="46.4" calcext:value-type="float">
            <text:p>46.4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328" calcext:value-type="float">
            <text:p>328</text:p>
          </table:table-cell>
          <table:table-cell office:value-type="float" office:value="876" calcext:value-type="float">
            <text:p>876</text:p>
          </table:table-cell>
          <table:table-cell office:value-type="float" office:value="797" calcext:value-type="float">
            <text:p>797</text:p>
          </table:table-cell>
          <table:table-cell table:formula="of:=[.D283]/[.B283]*60" office:value-type="float" office:value="25.4969072164948" calcext:value-type="float">
            <text:p>25.4969072164948</text:p>
          </table:table-cell>
          <table:table-cell table:formula="of:=[.D283]/[.C283]/[.E283]" office:value-type="float" office:value="0.0000224128931227979" calcext:value-type="float">
            <text:p>2.24128931227979E-05</text:p>
          </table:table-cell>
          <table:table-cell table:formula="of:=[.M283] * 1.60934" office:value-type="float" office:value="0.0000360699654182435" calcext:value-type="float">
            <text:p>3.60699654182435E-05</text:p>
          </table:table-cell>
          <table:table-cell table:formula="of:=[.N283]*1000" office:value-type="float" office:value="0.0360699654182435" calcext:value-type="float">
            <text:p>0.0360699654182435</text:p>
          </table:table-cell>
          <table:table-cell table:formula="of:=[.O283]*[.E283]" office:value-type="float" office:value="11.3981090721649" calcext:value-type="float">
            <text:p>11.3981090721649</text:p>
          </table:table-cell>
          <table:table-cell table:number-columns-repeated="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float" office:value="46.8" calcext:value-type="float">
            <text:p>46.8</text:p>
          </table:table-cell>
          <table:table-cell table:formula="of:=[.B284]*60" office:value-type="float" office:value="2808" calcext:value-type="float">
            <text:p>2808</text:p>
          </table:table-cell>
          <table:table-cell office:value-type="float" office:value="20.16" calcext:value-type="float">
            <text:p>20.16</text:p>
          </table:table-cell>
          <table:table-cell office:value-type="float" office:value="327" calcext:value-type="float">
            <text:p>327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  <table:table-cell office:value-type="float" office:value="891" calcext:value-type="float">
            <text:p>891</text:p>
          </table:table-cell>
          <table:table-cell office:value-type="float" office:value="811" calcext:value-type="float">
            <text:p>811</text:p>
          </table:table-cell>
          <table:table-cell table:formula="of:=[.D284]/[.B284]*60" office:value-type="float" office:value="25.8461538461538" calcext:value-type="float">
            <text:p>25.8461538461538</text:p>
          </table:table-cell>
          <table:table-cell table:formula="of:=[.D284]/[.C284]/[.E284]" office:value-type="float" office:value="0.0000219556182858935" calcext:value-type="float">
            <text:p>2.19556182858935E-05</text:p>
          </table:table-cell>
          <table:table-cell table:formula="of:=[.M284] * 1.60934" office:value-type="float" office:value="0.0000353340547322199" calcext:value-type="float">
            <text:p>3.53340547322199E-05</text:p>
          </table:table-cell>
          <table:table-cell table:formula="of:=[.N284]*1000" office:value-type="float" office:value="0.0353340547322199" calcext:value-type="float">
            <text:p>0.0353340547322199</text:p>
          </table:table-cell>
          <table:table-cell table:formula="of:=[.O284]*[.E284]" office:value-type="float" office:value="11.5542358974359" calcext:value-type="float">
            <text:p>11.5542358974359</text:p>
          </table:table-cell>
          <table:table-cell table:number-columns-repeated="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float" office:value="51.4" calcext:value-type="float">
            <text:p>51.4</text:p>
          </table:table-cell>
          <table:table-cell table:formula="of:=[.B285]*60" office:value-type="float" office:value="3084" calcext:value-type="float">
            <text:p>3084</text:p>
          </table:table-cell>
          <table:table-cell office:value-type="float" office:value="21.22" calcext:value-type="float">
            <text:p>21.22</text:p>
          </table:table-cell>
          <table:table-cell office:value-type="float" office:value="296" calcext:value-type="float">
            <text:p>296</text:p>
          </table:table-cell>
          <table:table-cell office:value-type="float" office:value="45.4" calcext:value-type="float">
            <text:p>45.4</text:p>
          </table:table-cell>
          <table:table-cell office:value-type="float" office:value="19.41" calcext:value-type="float">
            <text:p>19.41</text:p>
          </table:table-cell>
          <table:table-cell office:value-type="float" office:value="319" calcext:value-type="float">
            <text:p>319</text:p>
          </table:table-cell>
          <table:table-cell office:value-type="float" office:value="321" calcext:value-type="float">
            <text:p>321</text:p>
          </table:table-cell>
          <table:table-cell office:value-type="float" office:value="861" calcext:value-type="float">
            <text:p>861</text:p>
          </table:table-cell>
          <table:table-cell office:value-type="float" office:value="781" calcext:value-type="float">
            <text:p>781</text:p>
          </table:table-cell>
          <table:table-cell table:formula="of:=[.D285]/[.B285]*60" office:value-type="float" office:value="24.7704280155642" calcext:value-type="float">
            <text:p>24.7704280155642</text:p>
          </table:table-cell>
          <table:table-cell table:formula="of:=[.D285]/[.C285]/[.E285]" office:value-type="float" office:value="0.0000232455217863778" calcext:value-type="float">
            <text:p>2.32455217863778E-05</text:p>
          </table:table-cell>
          <table:table-cell table:formula="of:=[.M285] * 1.60934" office:value-type="float" office:value="0.0000374099480316893" calcext:value-type="float">
            <text:p>3.74099480316893E-05</text:p>
          </table:table-cell>
          <table:table-cell table:formula="of:=[.N285]*1000" office:value-type="float" office:value="0.0374099480316893" calcext:value-type="float">
            <text:p>0.0374099480316893</text:p>
          </table:table-cell>
          <table:table-cell table:formula="of:=[.O285]*[.E285]" office:value-type="float" office:value="11.07334461738" calcext:value-type="float">
            <text:p>11.07334461738</text:p>
          </table:table-cell>
          <table:table-cell table:number-columns-repeated="3"/>
        </table:table-row>
        <table:table-row table:style-name="ro1">
          <table:table-cell office:value-type="date" office:date-value="2022-03-04" calcext:value-type="date">
            <text:p>03/04/22</text:p>
          </table:table-cell>
          <table:table-cell office:value-type="float" office:value="45.6" calcext:value-type="float">
            <text:p>45.6</text:p>
          </table:table-cell>
          <table:table-cell table:formula="of:=[.B286]*60" office:value-type="float" office:value="2736" calcext:value-type="float">
            <text:p>2736</text:p>
          </table:table-cell>
          <table:table-cell office:value-type="float" office:value="19.45" calcext:value-type="float">
            <text:p>19.45</text:p>
          </table:table-cell>
          <table:table-cell office:value-type="float" office:value="314" calcext:value-type="float">
            <text:p>314</text:p>
          </table:table-cell>
          <table:table-cell office:value-type="float" office:value="43.9" calcext:value-type="float">
            <text:p>43.9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16" calcext:value-type="float">
            <text:p>316</text:p>
          </table:table-cell>
          <table:table-cell office:value-type="float" office:value="851" calcext:value-type="float">
            <text:p>851</text:p>
          </table:table-cell>
          <table:table-cell office:value-type="float" office:value="770" calcext:value-type="float">
            <text:p>770</text:p>
          </table:table-cell>
          <table:table-cell table:formula="of:=[.D286]/[.B286]*60" office:value-type="float" office:value="25.5921052631579" calcext:value-type="float">
            <text:p>25.5921052631579</text:p>
          </table:table-cell>
          <table:table-cell table:formula="of:=[.D286]/[.C286]/[.E286]" office:value-type="float" office:value="0.0000226398666517674" calcext:value-type="float">
            <text:p>2.26398666517674E-05</text:p>
          </table:table-cell>
          <table:table-cell table:formula="of:=[.M286] * 1.60934" office:value-type="float" office:value="0.0000364352429973554" calcext:value-type="float">
            <text:p>3.64352429973554E-05</text:p>
          </table:table-cell>
          <table:table-cell table:formula="of:=[.N286]*1000" office:value-type="float" office:value="0.0364352429973554" calcext:value-type="float">
            <text:p>0.0364352429973554</text:p>
          </table:table-cell>
          <table:table-cell table:formula="of:=[.O286]*[.E286]" office:value-type="float" office:value="11.4406663011696" calcext:value-type="float">
            <text:p>11.4406663011696</text:p>
          </table:table-cell>
          <table:table-cell table:number-columns-repeated="3"/>
        </table:table-row>
        <table:table-row table:style-name="ro1">
          <table:table-cell office:value-type="date" office:date-value="2022-03-05" calcext:value-type="date">
            <text:p>03/05/22</text:p>
          </table:table-cell>
          <table:table-cell office:value-type="float" office:value="45.7" calcext:value-type="float">
            <text:p>45.7</text:p>
          </table:table-cell>
          <table:table-cell table:formula="of:=[.B287]*60" office:value-type="float" office:value="2742" calcext:value-type="float">
            <text:p>2742</text:p>
          </table:table-cell>
          <table:table-cell office:value-type="float" office:value="19.19" calcext:value-type="float">
            <text:p>19.19</text:p>
          </table:table-cell>
          <table:table-cell office:value-type="float" office:value="302" calcext:value-type="float">
            <text:p>302</text:p>
          </table:table-cell>
          <table:table-cell office:value-type="float" office:value="41.9" calcext:value-type="float">
            <text:p>41.9</text:p>
          </table:table-cell>
          <table:table-cell office:value-type="float" office:value="17.89" calcext:value-type="float">
            <text:p>17.89</text:p>
          </table:table-cell>
          <table:table-cell office:value-type="float" office:value="314" calcext:value-type="float">
            <text:p>314</text:p>
          </table:table-cell>
          <table:table-cell table:number-columns-repeated="3"/>
          <table:table-cell table:formula="of:=[.D287]/[.B287]*60" office:value-type="float" office:value="25.1947483588621" calcext:value-type="float">
            <text:p>25.1947483588621</text:p>
          </table:table-cell>
          <table:table-cell table:formula="of:=[.D287]/[.C287]/[.E287]" office:value-type="float" office:value="0.0000231739775191889" calcext:value-type="float">
            <text:p>2.31739775191889E-05</text:p>
          </table:table-cell>
          <table:table-cell table:formula="of:=[.M287] * 1.60934" office:value-type="float" office:value="0.0000372948089807314" calcext:value-type="float">
            <text:p>3.72948089807314E-05</text:p>
          </table:table-cell>
          <table:table-cell table:formula="of:=[.N287]*1000" office:value-type="float" office:value="0.0372948089807314" calcext:value-type="float">
            <text:p>0.0372948089807314</text:p>
          </table:table-cell>
          <table:table-cell table:formula="of:=[.O287]*[.E287]" office:value-type="float" office:value="11.2630323121809" calcext:value-type="float">
            <text:p>11.2630323121809</text:p>
          </table:table-cell>
          <table:table-cell table:number-columns-repeated="3"/>
        </table:table-row>
        <table:table-row table:style-name="ro1">
          <table:table-cell office:value-type="date" office:date-value="2022-03-06" calcext:value-type="date">
            <text:p>03/06/22</text:p>
          </table:table-cell>
          <table:table-cell office:value-type="float" office:value="55.2" calcext:value-type="float">
            <text:p>55.2</text:p>
          </table:table-cell>
          <table:table-cell table:formula="of:=[.B288]*60" office:value-type="float" office:value="3312" calcext:value-type="float">
            <text:p>3312</text:p>
          </table:table-cell>
          <table:table-cell office:value-type="float" office:value="22.52" calcext:value-type="float">
            <text:p>22.52</text:p>
          </table:table-cell>
          <table:table-cell office:value-type="float" office:value="288" calcext:value-type="float">
            <text:p>288</text:p>
          </table:table-cell>
          <table:table-cell office:value-type="float" office:value="46.3" calcext:value-type="float">
            <text:p>46.3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24" calcext:value-type="float">
            <text:p>324</text:p>
          </table:table-cell>
          <table:table-cell office:value-type="float" office:value="865" calcext:value-type="float">
            <text:p>865</text:p>
          </table:table-cell>
          <table:table-cell office:value-type="float" office:value="785" calcext:value-type="float">
            <text:p>785</text:p>
          </table:table-cell>
          <table:table-cell table:formula="of:=[.D288]/[.B288]*60" office:value-type="float" office:value="24.4782608695652" calcext:value-type="float">
            <text:p>24.4782608695652</text:p>
          </table:table-cell>
          <table:table-cell table:formula="of:=[.D288]/[.C288]/[.E288]" office:value-type="float" office:value="0.0000236094337090714" calcext:value-type="float">
            <text:p>2.36094337090714E-05</text:p>
          </table:table-cell>
          <table:table-cell table:formula="of:=[.M288] * 1.60934" office:value-type="float" office:value="0.000037995606045357" calcext:value-type="float">
            <text:p>3.7995606045357E-05</text:p>
          </table:table-cell>
          <table:table-cell table:formula="of:=[.N288]*1000" office:value-type="float" office:value="0.037995606045357" calcext:value-type="float">
            <text:p>0.037995606045357</text:p>
          </table:table-cell>
          <table:table-cell table:formula="of:=[.O288]*[.E288]" office:value-type="float" office:value="10.9427345410628" calcext:value-type="float">
            <text:p>10.9427345410628</text:p>
          </table:table-cell>
          <table:table-cell table:number-columns-repeated="3"/>
        </table:table-row>
        <table:table-row table:style-name="ro1">
          <table:table-cell office:value-type="date" office:date-value="2022-03-07" calcext:value-type="date">
            <text:p>03/07/22</text:p>
          </table:table-cell>
          <table:table-cell office:value-type="float" office:value="50.1" calcext:value-type="float">
            <text:p>50.1</text:p>
          </table:table-cell>
          <table:table-cell table:formula="of:=[.B289]*60" office:value-type="float" office:value="3006" calcext:value-type="float">
            <text:p>3006</text:p>
          </table:table-cell>
          <table:table-cell office:value-type="float" office:value="21" calcext:value-type="float">
            <text:p>21</text:p>
          </table:table-cell>
          <table:table-cell office:value-type="float" office:value="317" calcext:value-type="float">
            <text:p>317</text:p>
          </table:table-cell>
          <table:table-cell office:value-type="float" office:value="46.1" calcext:value-type="float">
            <text:p>46.1</text:p>
          </table:table-cell>
          <table:table-cell/>
          <table:table-cell office:value-type="float" office:value="335" calcext:value-type="float">
            <text:p>335</text:p>
          </table:table-cell>
          <table:table-cell office:value-type="float" office:value="339" calcext:value-type="float">
            <text:p>339</text:p>
          </table:table-cell>
          <table:table-cell office:value-type="float" office:value="903" calcext:value-type="float">
            <text:p>903</text:p>
          </table:table-cell>
          <table:table-cell office:value-type="float" office:value="825" calcext:value-type="float">
            <text:p>825</text:p>
          </table:table-cell>
          <table:table-cell table:formula="of:=[.D289]/[.B289]*60" office:value-type="float" office:value="25.1497005988024" calcext:value-type="float">
            <text:p>25.1497005988024</text:p>
          </table:table-cell>
          <table:table-cell table:formula="of:=[.D289]/[.C289]/[.E289]" office:value-type="float" office:value="0.0000220379430413621" calcext:value-type="float">
            <text:p>2.20379430413621E-05</text:p>
          </table:table-cell>
          <table:table-cell table:formula="of:=[.M289] * 1.60934" office:value-type="float" office:value="0.0000354665432541856" calcext:value-type="float">
            <text:p>3.54665432541856E-05</text:p>
          </table:table-cell>
          <table:table-cell table:formula="of:=[.N289]*1000" office:value-type="float" office:value="0.0354665432541856" calcext:value-type="float">
            <text:p>0.0354665432541856</text:p>
          </table:table-cell>
          <table:table-cell table:formula="of:=[.O289]*[.E289]" office:value-type="float" office:value="11.2428942115768" calcext:value-type="float">
            <text:p>11.2428942115768</text:p>
          </table:table-cell>
          <table:table-cell table:number-columns-repeated="3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float" office:value="46.2" calcext:value-type="float">
            <text:p>46.2</text:p>
          </table:table-cell>
          <table:table-cell table:formula="of:=[.B290]*60" office:value-type="float" office:value="2772" calcext:value-type="float">
            <text:p>2772</text:p>
          </table:table-cell>
          <table:table-cell office:value-type="float" office:value="19.48" calcext:value-type="float">
            <text:p>19.48</text:p>
          </table:table-cell>
          <table:table-cell office:value-type="float" office:value="308" calcext:value-type="float">
            <text:p>308</text:p>
          </table:table-cell>
          <table:table-cell office:value-type="float" office:value="42.9" calcext:value-type="float">
            <text:p>42.9</text:p>
          </table:table-cell>
          <table:table-cell office:value-type="float" office:value="18.45" calcext:value-type="float">
            <text:p>18.45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821" calcext:value-type="float">
            <text:p>821</text:p>
          </table:table-cell>
          <table:table-cell office:value-type="float" office:value="744" calcext:value-type="float">
            <text:p>744</text:p>
          </table:table-cell>
          <table:table-cell table:formula="of:=[.D290]/[.B290]*60" office:value-type="float" office:value="25.2987012987013" calcext:value-type="float">
            <text:p>25.2987012987013</text:p>
          </table:table-cell>
          <table:table-cell table:formula="of:=[.D290]/[.C290]/[.E290]" office:value-type="float" office:value="0.0000228162890500553" calcext:value-type="float">
            <text:p>2.28162890500553E-05</text:p>
          </table:table-cell>
          <table:table-cell table:formula="of:=[.M290] * 1.60934" office:value-type="float" office:value="0.000036719166619816" calcext:value-type="float">
            <text:p>3.6719166619816E-05</text:p>
          </table:table-cell>
          <table:table-cell table:formula="of:=[.N290]*1000" office:value-type="float" office:value="0.036719166619816" calcext:value-type="float">
            <text:p>0.036719166619816</text:p>
          </table:table-cell>
          <table:table-cell table:formula="of:=[.O290]*[.E290]" office:value-type="float" office:value="11.3095033189033" calcext:value-type="float">
            <text:p>11.3095033189033</text:p>
          </table:table-cell>
          <table:table-cell table:number-columns-repeated="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float" office:value="49.5" calcext:value-type="float">
            <text:p>49.5</text:p>
          </table:table-cell>
          <table:table-cell table:formula="of:=[.B291]*60" office:value-type="float" office:value="2970" calcext:value-type="float">
            <text:p>2970</text:p>
          </table:table-cell>
          <table:table-cell office:value-type="float" office:value="18.59" calcext:value-type="float">
            <text:p>18.59</text:p>
          </table:table-cell>
          <table:table-cell office:value-type="float" office:value="296" calcext:value-type="float">
            <text:p>296</text:p>
          </table:table-cell>
          <table:table-cell office:value-type="float" office:value="46.7" calcext:value-type="float">
            <text:p>46.7</text:p>
          </table:table-cell>
          <table:table-cell office:value-type="float" office:value="17.68" calcext:value-type="float">
            <text:p>17.68</text:p>
          </table:table-cell>
          <table:table-cell office:value-type="float" office:value="307" calcext:value-type="float">
            <text:p>307</text:p>
          </table:table-cell>
          <table:table-cell office:value-type="float" office:value="293" calcext:value-type="float">
            <text:p>293</text:p>
          </table:table-cell>
          <table:table-cell office:value-type="float" office:value="785" calcext:value-type="float">
            <text:p>785</text:p>
          </table:table-cell>
          <table:table-cell office:value-type="float" office:value="703" calcext:value-type="float">
            <text:p>703</text:p>
          </table:table-cell>
          <table:table-cell table:formula="of:=[.D291]/[.B291]*60" office:value-type="float" office:value="22.5333333333333" calcext:value-type="float">
            <text:p>22.5333333333333</text:p>
          </table:table-cell>
          <table:table-cell table:formula="of:=[.D291]/[.C291]/[.E291]" office:value-type="float" office:value="0.0000211461461461461" calcext:value-type="float">
            <text:p>2.11461461461461E-05</text:p>
          </table:table-cell>
          <table:table-cell table:formula="of:=[.M291] * 1.60934" office:value-type="float" office:value="0.0000340313388388388" calcext:value-type="float">
            <text:p>3.40313388388388E-05</text:p>
          </table:table-cell>
          <table:table-cell table:formula="of:=[.N291]*1000" office:value-type="float" office:value="0.0340313388388388" calcext:value-type="float">
            <text:p>0.0340313388388388</text:p>
          </table:table-cell>
          <table:table-cell table:formula="of:=[.O291]*[.E291]" office:value-type="float" office:value="10.0732762962963" calcext:value-type="float">
            <text:p>10.0732762962963</text:p>
          </table:table-cell>
          <table:table-cell table:number-columns-repeated="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float" office:value="45.9" calcext:value-type="float">
            <text:p>45.9</text:p>
          </table:table-cell>
          <table:table-cell table:formula="of:=[.B292]*60" office:value-type="float" office:value="2754" calcext:value-type="float">
            <text:p>2754</text:p>
          </table:table-cell>
          <table:table-cell office:value-type="float" office:value="19.21" calcext:value-type="float">
            <text:p>19.21</text:p>
          </table:table-cell>
          <table:table-cell office:value-type="float" office:value="314" calcext:value-type="float">
            <text:p>314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325" calcext:value-type="float">
            <text:p>325</text:p>
          </table:table-cell>
          <table:table-cell office:value-type="float" office:value="839" calcext:value-type="float">
            <text:p>839</text:p>
          </table:table-cell>
          <table:table-cell office:value-type="float" office:value="762" calcext:value-type="float">
            <text:p>762</text:p>
          </table:table-cell>
          <table:table-cell table:formula="of:=[.D292]/[.B292]*60" office:value-type="float" office:value="25.1111111111111" calcext:value-type="float">
            <text:p>25.1111111111111</text:p>
          </table:table-cell>
          <table:table-cell table:formula="of:=[.D292]/[.C292]/[.E292]" office:value-type="float" office:value="0.0000222143587324054" calcext:value-type="float">
            <text:p>2.22143587324054E-05</text:p>
          </table:table-cell>
          <table:table-cell table:formula="of:=[.M292] * 1.60934" office:value-type="float" office:value="0.0000357504560824094" calcext:value-type="float">
            <text:p>3.57504560824094E-05</text:p>
          </table:table-cell>
          <table:table-cell table:formula="of:=[.N292]*1000" office:value-type="float" office:value="0.0357504560824094" calcext:value-type="float">
            <text:p>0.0357504560824094</text:p>
          </table:table-cell>
          <table:table-cell table:formula="of:=[.O292]*[.E292]" office:value-type="float" office:value="11.2256432098765" calcext:value-type="float">
            <text:p>11.2256432098765</text:p>
          </table:table-cell>
          <table:table-cell table:number-columns-repeated="3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float" office:value="48.2" calcext:value-type="float">
            <text:p>48.2</text:p>
          </table:table-cell>
          <table:table-cell table:formula="of:=[.B293]*60" office:value-type="float" office:value="2892" calcext:value-type="float">
            <text:p>2892</text:p>
          </table:table-cell>
          <table:table-cell office:value-type="float" office:value="19.47" calcext:value-type="float">
            <text:p>19.47</text:p>
          </table:table-cell>
          <table:table-cell office:value-type="float" office:value="273" calcext:value-type="float">
            <text:p>273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289" calcext:value-type="float">
            <text:p>289</text:p>
          </table:table-cell>
          <table:table-cell office:value-type="float" office:value="780" calcext:value-type="float">
            <text:p>780</text:p>
          </table:table-cell>
          <table:table-cell office:value-type="float" office:value="696" calcext:value-type="float">
            <text:p>696</text:p>
          </table:table-cell>
          <table:table-cell table:formula="of:=[.D293]/[.B293]*60" office:value-type="float" office:value="24.2365145228216" calcext:value-type="float">
            <text:p>24.2365145228216</text:p>
          </table:table-cell>
          <table:table-cell table:formula="of:=[.D293]/[.C293]/[.E293]" office:value-type="float" office:value="0.0000246606781876491" calcext:value-type="float">
            <text:p>2.46606781876491E-05</text:p>
          </table:table-cell>
          <table:table-cell table:formula="of:=[.M293] * 1.60934" office:value-type="float" office:value="0.0000396874158345113" calcext:value-type="float">
            <text:p>3.96874158345113E-05</text:p>
          </table:table-cell>
          <table:table-cell table:formula="of:=[.N293]*1000" office:value-type="float" office:value="0.0396874158345113" calcext:value-type="float">
            <text:p>0.0396874158345113</text:p>
          </table:table-cell>
          <table:table-cell table:formula="of:=[.O293]*[.E293]" office:value-type="float" office:value="10.8346645228216" calcext:value-type="float">
            <text:p>10.8346645228216</text:p>
          </table:table-cell>
          <table:table-cell table:number-columns-repeated="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float" office:value="48.3" calcext:value-type="float">
            <text:p>48.3</text:p>
          </table:table-cell>
          <table:table-cell table:formula="of:=[.B294]*60" office:value-type="float" office:value="2898" calcext:value-type="float">
            <text:p>2898</text:p>
          </table:table-cell>
          <table:table-cell office:value-type="float" office:value="19.24" calcext:value-type="float">
            <text:p>19.24</text:p>
          </table:table-cell>
          <table:table-cell office:value-type="float" office:value="267" calcext:value-type="float">
            <text:p>267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280" calcext:value-type="float">
            <text:p>280</text:p>
          </table:table-cell>
          <table:table-cell office:value-type="float" office:value="766" calcext:value-type="float">
            <text:p>766</text:p>
          </table:table-cell>
          <table:table-cell office:value-type="float" office:value="680" calcext:value-type="float">
            <text:p>680</text:p>
          </table:table-cell>
          <table:table-cell table:formula="of:=[.D294]/[.B294]*60" office:value-type="float" office:value="23.9006211180124" calcext:value-type="float">
            <text:p>23.9006211180124</text:p>
          </table:table-cell>
          <table:table-cell table:formula="of:=[.D294]/[.C294]/[.E294]" office:value-type="float" office:value="0.0000248653985830341" calcext:value-type="float">
            <text:p>2.48653985830341E-05</text:p>
          </table:table-cell>
          <table:table-cell table:formula="of:=[.M294] * 1.60934" office:value-type="float" office:value="0.0000400168805556202" calcext:value-type="float">
            <text:p>4.00168805556202E-05</text:p>
          </table:table-cell>
          <table:table-cell table:formula="of:=[.N294]*1000" office:value-type="float" office:value="0.0400168805556202" calcext:value-type="float">
            <text:p>0.0400168805556202</text:p>
          </table:table-cell>
          <table:table-cell table:formula="of:=[.O294]*[.E294]" office:value-type="float" office:value="10.6845071083506" calcext:value-type="float">
            <text:p>10.6845071083506</text:p>
          </table:table-cell>
          <table:table-cell table:number-columns-repeated="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float" office:value="47.5" calcext:value-type="float">
            <text:p>47.5</text:p>
          </table:table-cell>
          <table:table-cell table:formula="of:=[.B295]*60" office:value-type="float" office:value="2850" calcext:value-type="float">
            <text:p>2850</text:p>
          </table:table-cell>
          <table:table-cell office:value-type="float" office:value="18.24" calcext:value-type="float">
            <text:p>18.24</text:p>
          </table:table-cell>
          <table:table-cell office:value-type="float" office:value="272" calcext:value-type="float">
            <text:p>272</text:p>
          </table:table-cell>
          <table:table-cell office:value-type="float" office:value="45.7" calcext:value-type="float">
            <text:p>45.7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275" calcext:value-type="float">
            <text:p>275</text:p>
          </table:table-cell>
          <table:table-cell office:value-type="float" office:value="746" calcext:value-type="float">
            <text:p>746</text:p>
          </table:table-cell>
          <table:table-cell office:value-type="float" office:value="661" calcext:value-type="float">
            <text:p>661</text:p>
          </table:table-cell>
          <table:table-cell table:formula="of:=[.D295]/[.B295]*60" office:value-type="float" office:value="23.04" calcext:value-type="float">
            <text:p>23.04</text:p>
          </table:table-cell>
          <table:table-cell table:formula="of:=[.D295]/[.C295]/[.E295]" office:value-type="float" office:value="0.0000235294117647059" calcext:value-type="float">
            <text:p>2.35294117647059E-05</text:p>
          </table:table-cell>
          <table:table-cell table:formula="of:=[.M295] * 1.60934" office:value-type="float" office:value="0.0000378668235294118" calcext:value-type="float">
            <text:p>3.78668235294118E-05</text:p>
          </table:table-cell>
          <table:table-cell table:formula="of:=[.N295]*1000" office:value-type="float" office:value="0.0378668235294118" calcext:value-type="float">
            <text:p>0.0378668235294118</text:p>
          </table:table-cell>
          <table:table-cell table:formula="of:=[.O295]*[.E295]" office:value-type="float" office:value="10.299776" calcext:value-type="float">
            <text:p>10.299776</text:p>
          </table:table-cell>
          <table:table-cell table:number-columns-repeated="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float" office:value="47" calcext:value-type="float">
            <text:p>47</text:p>
          </table:table-cell>
          <table:table-cell table:formula="of:=[.B296]*60" office:value-type="float" office:value="2820" calcext:value-type="float">
            <text:p>2820</text:p>
          </table:table-cell>
          <table:table-cell office:value-type="float" office:value="19.36" calcext:value-type="float">
            <text:p>19.36</text:p>
          </table:table-cell>
          <table:table-cell office:value-type="float" office:value="305" calcext:value-type="float">
            <text:p>305</text:p>
          </table:table-cell>
          <table:table-cell office:value-type="float" office:value="45.5" calcext:value-type="float">
            <text:p>45.5</text:p>
          </table:table-cell>
          <table:table-cell office:value-type="float" office:value="18.9" calcext:value-type="float">
            <text:p>18.9</text:p>
          </table:table-cell>
          <table:table-cell office:value-type="float" office:value="310" calcext:value-type="float">
            <text:p>310</text:p>
          </table:table-cell>
          <table:table-cell office:value-type="float" office:value="315" calcext:value-type="float">
            <text:p>315</text:p>
          </table:table-cell>
          <table:table-cell office:value-type="float" office:value="821" calcext:value-type="float">
            <text:p>821</text:p>
          </table:table-cell>
          <table:table-cell office:value-type="float" office:value="742" calcext:value-type="float">
            <text:p>742</text:p>
          </table:table-cell>
          <table:table-cell table:formula="of:=[.D296]/[.B296]*60" office:value-type="float" office:value="24.7148936170213" calcext:value-type="float">
            <text:p>24.7148936170213</text:p>
          </table:table-cell>
          <table:table-cell table:formula="of:=[.D296]/[.C296]/[.E296]" office:value-type="float" office:value="0.0000225090105801651" calcext:value-type="float">
            <text:p>2.25090105801651E-05</text:p>
          </table:table-cell>
          <table:table-cell table:formula="of:=[.M296] * 1.60934" office:value-type="float" office:value="0.0000362246510870829" calcext:value-type="float">
            <text:p>3.62246510870829E-05</text:p>
          </table:table-cell>
          <table:table-cell table:formula="of:=[.N296]*1000" office:value-type="float" office:value="0.0362246510870829" calcext:value-type="float">
            <text:p>0.0362246510870829</text:p>
          </table:table-cell>
          <table:table-cell table:formula="of:=[.O296]*[.E296]" office:value-type="float" office:value="11.0485185815603" calcext:value-type="float">
            <text:p>11.0485185815603</text:p>
          </table:table-cell>
          <table:table-cell table:number-columns-repeated="3"/>
        </table:table-row>
        <table:table-row table:style-name="ro1">
          <table:table-cell office:value-type="date" office:date-value="2022-03-18" calcext:value-type="date">
            <text:p>03/18/22</text:p>
          </table:table-cell>
          <table:table-cell office:value-type="float" office:value="47.7" calcext:value-type="float">
            <text:p>47.7</text:p>
          </table:table-cell>
          <table:table-cell table:formula="of:=[.B297]*60" office:value-type="float" office:value="2862" calcext:value-type="float">
            <text:p>2862</text:p>
          </table:table-cell>
          <table:table-cell office:value-type="float" office:value="19.56" calcext:value-type="float">
            <text:p>19.56</text:p>
          </table:table-cell>
          <table:table-cell office:value-type="float" office:value="298" calcext:value-type="float">
            <text:p>298</text:p>
          </table:table-cell>
          <table:table-cell office:value-type="float" office:value="43.6" calcext:value-type="float">
            <text:p>43.6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05" calcext:value-type="float">
            <text:p>305</text:p>
          </table:table-cell>
          <table:table-cell office:value-type="float" office:value="822" calcext:value-type="float">
            <text:p>822</text:p>
          </table:table-cell>
          <table:table-cell office:value-type="float" office:value="741" calcext:value-type="float">
            <text:p>741</text:p>
          </table:table-cell>
          <table:table-cell table:formula="of:=[.D297]/[.B297]*60" office:value-type="float" office:value="24.6037735849057" calcext:value-type="float">
            <text:p>24.6037735849057</text:p>
          </table:table-cell>
          <table:table-cell table:formula="of:=[.D297]/[.C297]/[.E297]" office:value-type="float" office:value="0.0000229341662797405" calcext:value-type="float">
            <text:p>2.29341662797405E-05</text:p>
          </table:table-cell>
          <table:table-cell table:formula="of:=[.M297] * 1.60934" office:value-type="float" office:value="0.0000369088711606377" calcext:value-type="float">
            <text:p>3.69088711606377E-05</text:p>
          </table:table-cell>
          <table:table-cell table:formula="of:=[.N297]*1000" office:value-type="float" office:value="0.0369088711606377" calcext:value-type="float">
            <text:p>0.0369088711606377</text:p>
          </table:table-cell>
          <table:table-cell table:formula="of:=[.O297]*[.E297]" office:value-type="float" office:value="10.99884360587" calcext:value-type="float">
            <text:p>10.99884360587</text:p>
          </table:table-cell>
          <table:table-cell table:number-columns-repeated="3"/>
        </table:table-row>
        <table:table-row table:style-name="ro1">
          <table:table-cell office:value-type="date" office:date-value="2022-03-19" calcext:value-type="date">
            <text:p>03/19/22</text:p>
          </table:table-cell>
          <table:table-cell office:value-type="float" office:value="50.2" calcext:value-type="float">
            <text:p>50.2</text:p>
          </table:table-cell>
          <table:table-cell table:formula="of:=[.B298]*60" office:value-type="float" office:value="3012" calcext:value-type="float">
            <text:p>3012</text:p>
          </table:table-cell>
          <table:table-cell office:value-type="float" office:value="20.39" calcext:value-type="float">
            <text:p>20.39</text:p>
          </table:table-cell>
          <table:table-cell office:value-type="float" office:value="305" calcext:value-type="float">
            <text:p>305</text:p>
          </table:table-cell>
          <table:table-cell office:value-type="float" office:value="45.7" calcext:value-type="float">
            <text:p>45.7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318" calcext:value-type="float">
            <text:p>318</text:p>
          </table:table-cell>
          <table:table-cell office:value-type="float" office:value="861" calcext:value-type="float">
            <text:p>861</text:p>
          </table:table-cell>
          <table:table-cell office:value-type="float" office:value="780" calcext:value-type="float">
            <text:p>780</text:p>
          </table:table-cell>
          <table:table-cell table:formula="of:=[.D298]/[.B298]*60" office:value-type="float" office:value="24.3705179282869" calcext:value-type="float">
            <text:p>24.3705179282869</text:p>
          </table:table-cell>
          <table:table-cell table:formula="of:=[.D298]/[.C298]/[.E298]" office:value-type="float" office:value="0.0000221953715193869" calcext:value-type="float">
            <text:p>2.21953715193869E-05</text:p>
          </table:table-cell>
          <table:table-cell table:formula="of:=[.M298] * 1.60934" office:value-type="float" office:value="0.0000357198992010102" calcext:value-type="float">
            <text:p>3.57198992010102E-05</text:p>
          </table:table-cell>
          <table:table-cell table:formula="of:=[.N298]*1000" office:value-type="float" office:value="0.0357198992010102" calcext:value-type="float">
            <text:p>0.0357198992010102</text:p>
          </table:table-cell>
          <table:table-cell table:formula="of:=[.O298]*[.E298]" office:value-type="float" office:value="10.8945692563081" calcext:value-type="float">
            <text:p>10.8945692563081</text:p>
          </table:table-cell>
          <table:table-cell table:number-columns-repeated="3"/>
        </table:table-row>
        <table:table-row table:style-name="ro1">
          <table:table-cell office:value-type="date" office:date-value="2022-03-20" calcext:value-type="date">
            <text:p>03/20/22</text:p>
          </table:table-cell>
          <table:table-cell office:value-type="float" office:value="48.4" calcext:value-type="float">
            <text:p>48.4</text:p>
          </table:table-cell>
          <table:table-cell table:formula="of:=[.B299]*60" office:value-type="float" office:value="2904" calcext:value-type="float">
            <text:p>2904</text:p>
          </table:table-cell>
          <table:table-cell office:value-type="float" office:value="20.82" calcext:value-type="float">
            <text:p>20.82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office:value-type="float" office:value="20.03" calcext:value-type="float">
            <text:p>20.03</text:p>
          </table:table-cell>
          <table:table-cell office:value-type="float" office:value="341" calcext:value-type="float">
            <text:p>341</text:p>
          </table:table-cell>
          <table:table-cell table:number-columns-repeated="3"/>
          <table:table-cell table:formula="of:=[.D299]/[.B299]*60" office:value-type="float" office:value="25.8099173553719" calcext:value-type="float">
            <text:p>25.8099173553719</text:p>
          </table:table-cell>
          <table:table-cell table:formula="of:=[.D299]/[.C299]/[.E299]" office:value-type="float" office:value="0.0000215946430349497" calcext:value-type="float">
            <text:p>2.15946430349497E-05</text:p>
          </table:table-cell>
          <table:table-cell table:formula="of:=[.M299] * 1.60934" office:value-type="float" office:value="0.000034753122821866" calcext:value-type="float">
            <text:p>3.4753122821866E-05</text:p>
          </table:table-cell>
          <table:table-cell table:formula="of:=[.N299]*1000" office:value-type="float" office:value="0.034753122821866" calcext:value-type="float">
            <text:p>0.034753122821866</text:p>
          </table:table-cell>
          <table:table-cell table:formula="of:=[.O299]*[.E299]" office:value-type="float" office:value="11.5380367768595" calcext:value-type="float">
            <text:p>11.5380367768595</text:p>
          </table:table-cell>
          <table:table-cell table:number-columns-repeated="3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float" office:value="47.2" calcext:value-type="float">
            <text:p>47.2</text:p>
          </table:table-cell>
          <table:table-cell table:formula="of:=[.B300]*60" office:value-type="float" office:value="2832" calcext:value-type="float">
            <text:p>2832</text:p>
          </table:table-cell>
          <table:table-cell office:value-type="float" office:value="20.04" calcext:value-type="float">
            <text:p>20.04</text:p>
          </table:table-cell>
          <table:table-cell office:value-type="float" office:value="310" calcext:value-type="float">
            <text:p>310</text:p>
          </table:table-cell>
          <table:table-cell office:value-type="float" office:value="44" calcext:value-type="float">
            <text:p>44</text:p>
          </table:table-cell>
          <table:table-cell office:value-type="float" office:value="18.95" calcext:value-type="float">
            <text:p>18.95</text:p>
          </table:table-cell>
          <table:table-cell office:value-type="float" office:value="320" calcext:value-type="float">
            <text:p>320</text:p>
          </table:table-cell>
          <table:table-cell office:value-type="float" office:value="316" calcext:value-type="float">
            <text:p>316</text:p>
          </table:table-cell>
          <table:table-cell office:value-type="float" office:value="849" calcext:value-type="float">
            <text:p>849</text:p>
          </table:table-cell>
          <table:table-cell office:value-type="float" office:value="769" calcext:value-type="float">
            <text:p>769</text:p>
          </table:table-cell>
          <table:table-cell table:formula="of:=[.D300]/[.B300]*60" office:value-type="float" office:value="25.4745762711864" calcext:value-type="float">
            <text:p>25.4745762711864</text:p>
          </table:table-cell>
          <table:table-cell table:formula="of:=[.D300]/[.C300]/[.E300]" office:value-type="float" office:value="0.0000228266812465828" calcext:value-type="float">
            <text:p>2.28266812465828E-05</text:p>
          </table:table-cell>
          <table:table-cell table:formula="of:=[.M300] * 1.60934" office:value-type="float" office:value="0.0000367358911973756" calcext:value-type="float">
            <text:p>3.67358911973756E-05</text:p>
          </table:table-cell>
          <table:table-cell table:formula="of:=[.N300]*1000" office:value-type="float" office:value="0.0367358911973756" calcext:value-type="float">
            <text:p>0.0367358911973756</text:p>
          </table:table-cell>
          <table:table-cell table:formula="of:=[.O300]*[.E300]" office:value-type="float" office:value="11.3881262711864" calcext:value-type="float">
            <text:p>11.3881262711864</text:p>
          </table:table-cell>
          <table:table-cell table:number-columns-repeated="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float" office:value="43.3" calcext:value-type="float">
            <text:p>43.3</text:p>
          </table:table-cell>
          <table:table-cell table:formula="of:=[.B301]*60" office:value-type="float" office:value="2598" calcext:value-type="float">
            <text:p>2598</text:p>
          </table:table-cell>
          <table:table-cell office:value-type="float" office:value="18.56" calcext:value-type="float">
            <text:p>18.56</text:p>
          </table:table-cell>
          <table:table-cell office:value-type="float" office:value="326" calcext:value-type="float">
            <text:p>326</text:p>
          </table:table-cell>
          <table:table-cell office:value-type="float" office:value="42.2" calcext:value-type="float">
            <text:p>42.2</text:p>
          </table:table-cell>
          <table:table-cell office:value-type="float" office:value="18.2" calcext:value-type="float">
            <text:p>18.2</text:p>
          </table:table-cell>
          <table:table-cell office:value-type="float" office:value="330" calcext:value-type="float">
            <text:p>330</text:p>
          </table:table-cell>
          <table:table-cell office:value-type="float" office:value="310" calcext:value-type="float">
            <text:p>310</text:p>
          </table:table-cell>
          <table:table-cell office:value-type="float" office:value="844" calcext:value-type="float">
            <text:p>844</text:p>
          </table:table-cell>
          <table:table-cell office:value-type="float" office:value="762" calcext:value-type="float">
            <text:p>762</text:p>
          </table:table-cell>
          <table:table-cell table:formula="of:=[.D301]/[.B301]*60" office:value-type="float" office:value="25.7182448036952" calcext:value-type="float">
            <text:p>25.7182448036952</text:p>
          </table:table-cell>
          <table:table-cell table:formula="of:=[.D301]/[.C301]/[.E301]" office:value-type="float" office:value="0.0000219139781899243" calcext:value-type="float">
            <text:p>2.19139781899243E-05</text:p>
          </table:table-cell>
          <table:table-cell table:formula="of:=[.M301] * 1.60934" office:value-type="float" office:value="0.0000352670416601728" calcext:value-type="float">
            <text:p>3.52670416601728E-05</text:p>
          </table:table-cell>
          <table:table-cell table:formula="of:=[.N301]*1000" office:value-type="float" office:value="0.0352670416601728" calcext:value-type="float">
            <text:p>0.0352670416601728</text:p>
          </table:table-cell>
          <table:table-cell table:formula="of:=[.O301]*[.E301]" office:value-type="float" office:value="11.4970555812163" calcext:value-type="float">
            <text:p>11.4970555812163</text:p>
          </table:table-cell>
          <table:table-cell table:number-columns-repeated="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float" office:value="52.1" calcext:value-type="float">
            <text:p>52.1</text:p>
          </table:table-cell>
          <table:table-cell table:formula="of:=[.B302]*60" office:value-type="float" office:value="3126" calcext:value-type="float">
            <text:p>3126</text:p>
          </table:table-cell>
          <table:table-cell office:value-type="float" office:value="21.84" calcext:value-type="float">
            <text:p>21.84</text:p>
          </table:table-cell>
          <table:table-cell office:value-type="float" office:value="313" calcext:value-type="float">
            <text:p>313</text:p>
          </table:table-cell>
          <table:table-cell office:value-type="float" office:value="45.9" calcext:value-type="float">
            <text:p>45.9</text:p>
          </table:table-cell>
          <table:table-cell office:value-type="float" office:value="19.76" calcext:value-type="float">
            <text:p>19.76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902" calcext:value-type="float">
            <text:p>902</text:p>
          </table:table-cell>
          <table:table-cell office:value-type="float" office:value="823" calcext:value-type="float">
            <text:p>823</text:p>
          </table:table-cell>
          <table:table-cell table:formula="of:=[.D302]/[.B302]*60" office:value-type="float" office:value="25.1516314779271" calcext:value-type="float">
            <text:p>25.1516314779271</text:p>
          </table:table-cell>
          <table:table-cell table:formula="of:=[.D302]/[.C302]/[.E302]" office:value-type="float" office:value="0.0000223212916914511" calcext:value-type="float">
            <text:p>2.23212916914511E-05</text:p>
          </table:table-cell>
          <table:table-cell table:formula="of:=[.M302] * 1.60934" office:value-type="float" office:value="0.0000359225475707199" calcext:value-type="float">
            <text:p>3.59225475707199E-05</text:p>
          </table:table-cell>
          <table:table-cell table:formula="of:=[.N302]*1000" office:value-type="float" office:value="0.0359225475707199" calcext:value-type="float">
            <text:p>0.0359225475707199</text:p>
          </table:table-cell>
          <table:table-cell table:formula="of:=[.O302]*[.E302]" office:value-type="float" office:value="11.2437573896353" calcext:value-type="float">
            <text:p>11.2437573896353</text:p>
          </table:table-cell>
          <table:table-cell table:number-columns-repeated="3"/>
        </table:table-row>
        <table:table-row table:style-name="ro1">
          <table:table-cell office:value-type="date" office:date-value="2022-03-25" calcext:value-type="date">
            <text:p>03/25/22</text:p>
          </table:table-cell>
          <table:table-cell office:value-type="float" office:value="47.8" calcext:value-type="float">
            <text:p>47.8</text:p>
          </table:table-cell>
          <table:table-cell table:formula="of:=[.B303]*60" office:value-type="float" office:value="2868" calcext:value-type="float">
            <text:p>2868</text:p>
          </table:table-cell>
          <table:table-cell office:value-type="float" office:value="20.5" calcext:value-type="float">
            <text:p>20.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19.76" calcext:value-type="float">
            <text:p>19.76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892" calcext:value-type="float">
            <text:p>892</text:p>
          </table:table-cell>
          <table:table-cell office:value-type="float" office:value="812" calcext:value-type="float">
            <text:p>812</text:p>
          </table:table-cell>
          <table:table-cell table:formula="of:=[.D303]/[.B303]*60" office:value-type="float" office:value="25.7322175732218" calcext:value-type="float">
            <text:p>25.7322175732218</text:p>
          </table:table-cell>
          <table:table-cell table:formula="of:=[.D303]/[.C303]/[.E303]" office:value-type="float" office:value="0.0000221982553254156" calcext:value-type="float">
            <text:p>2.21982553254156E-05</text:p>
          </table:table-cell>
          <table:table-cell table:formula="of:=[.M303] * 1.60934" office:value-type="float" office:value="0.0000357245402254043" calcext:value-type="float">
            <text:p>3.57245402254043E-05</text:p>
          </table:table-cell>
          <table:table-cell table:formula="of:=[.N303]*1000" office:value-type="float" office:value="0.0357245402254043" calcext:value-type="float">
            <text:p>0.0357245402254043</text:p>
          </table:table-cell>
          <table:table-cell table:formula="of:=[.O303]*[.E303]" office:value-type="float" office:value="11.5033019525802" calcext:value-type="float">
            <text:p>11.5033019525802</text:p>
          </table:table-cell>
          <table:table-cell table:number-columns-repeated="3"/>
        </table:table-row>
        <table:table-row table:style-name="ro1">
          <table:table-cell office:value-type="date" office:date-value="2022-03-26" calcext:value-type="date">
            <text:p>03/26/22</text:p>
          </table:table-cell>
          <table:table-cell office:value-type="float" office:value="47.3" calcext:value-type="float">
            <text:p>47.3</text:p>
          </table:table-cell>
          <table:table-cell table:formula="of:=[.B304]*60" office:value-type="float" office:value="2838" calcext:value-type="float">
            <text:p>2838</text:p>
          </table:table-cell>
          <table:table-cell office:value-type="float" office:value="20.34" calcext:value-type="float">
            <text:p>20.34</text:p>
          </table:table-cell>
          <table:table-cell office:value-type="float" office:value="330" calcext:value-type="float">
            <text:p>330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337" calcext:value-type="float">
            <text:p>337</text:p>
          </table:table-cell>
          <table:table-cell office:value-type="float" office:value="905" calcext:value-type="float">
            <text:p>905</text:p>
          </table:table-cell>
          <table:table-cell office:value-type="float" office:value="826" calcext:value-type="float">
            <text:p>826</text:p>
          </table:table-cell>
          <table:table-cell table:formula="of:=[.D304]/[.B304]*60" office:value-type="float" office:value="25.8012684989429" calcext:value-type="float">
            <text:p>25.8012684989429</text:p>
          </table:table-cell>
          <table:table-cell table:formula="of:=[.D304]/[.C304]/[.E304]" office:value-type="float" office:value="0.0000217182394772247" calcext:value-type="float">
            <text:p>2.17182394772247E-05</text:p>
          </table:table-cell>
          <table:table-cell table:formula="of:=[.M304] * 1.60934" office:value-type="float" office:value="0.0000349520315202768" calcext:value-type="float">
            <text:p>3.49520315202768E-05</text:p>
          </table:table-cell>
          <table:table-cell table:formula="of:=[.N304]*1000" office:value-type="float" office:value="0.0349520315202768" calcext:value-type="float">
            <text:p>0.0349520315202768</text:p>
          </table:table-cell>
          <table:table-cell table:formula="of:=[.O304]*[.E304]" office:value-type="float" office:value="11.5341704016913" calcext:value-type="float">
            <text:p>11.5341704016913</text:p>
          </table:table-cell>
          <table:table-cell table:number-columns-repeated="3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float" office:value="49" calcext:value-type="float">
            <text:p>49</text:p>
          </table:table-cell>
          <table:table-cell table:formula="of:=[.B305]*60" office:value-type="float" office:value="2940" calcext:value-type="float">
            <text:p>2940</text:p>
          </table:table-cell>
          <table:table-cell office:value-type="float" office:value="20.61" calcext:value-type="float">
            <text:p>20.61</text:p>
          </table:table-cell>
          <table:table-cell office:value-type="float" office:value="304" calcext:value-type="float">
            <text:p>304</text:p>
          </table:table-cell>
          <table:table-cell office:value-type="float" office:value="44.8" calcext:value-type="float">
            <text:p>44.8</text:p>
          </table:table-cell>
          <table:table-cell office:value-type="float" office:value="19.22" calcext:value-type="float">
            <text:p>19.22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858" calcext:value-type="float">
            <text:p>858</text:p>
          </table:table-cell>
          <table:table-cell office:value-type="float" office:value="777" calcext:value-type="float">
            <text:p>777</text:p>
          </table:table-cell>
          <table:table-cell table:formula="of:=[.D305]/[.B305]*60" office:value-type="float" office:value="25.2367346938776" calcext:value-type="float">
            <text:p>25.2367346938776</text:p>
          </table:table-cell>
          <table:table-cell table:formula="of:=[.D305]/[.C305]/[.E305]" office:value-type="float" office:value="0.0000230598818474758" calcext:value-type="float">
            <text:p>2.30598818474758E-05</text:p>
          </table:table-cell>
          <table:table-cell table:formula="of:=[.M305] * 1.60934" office:value-type="float" office:value="0.0000371111902524168" calcext:value-type="float">
            <text:p>3.71111902524168E-05</text:p>
          </table:table-cell>
          <table:table-cell table:formula="of:=[.N305]*1000" office:value-type="float" office:value="0.0371111902524168" calcext:value-type="float">
            <text:p>0.0371111902524168</text:p>
          </table:table-cell>
          <table:table-cell table:formula="of:=[.O305]*[.E305]" office:value-type="float" office:value="11.2818018367347" calcext:value-type="float">
            <text:p>11.2818018367347</text:p>
          </table:table-cell>
          <table:table-cell table:number-columns-repeated="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float" office:value="46.7" calcext:value-type="float">
            <text:p>46.7</text:p>
          </table:table-cell>
          <table:table-cell table:formula="of:=[.B306]*60" office:value-type="float" office:value="2802" calcext:value-type="float">
            <text:p>2802</text:p>
          </table:table-cell>
          <table:table-cell office:value-type="float" office:value="19.84" calcext:value-type="float">
            <text:p>19.84</text:p>
          </table:table-cell>
          <table:table-cell office:value-type="float" office:value="318" calcext:value-type="float">
            <text:p>318</text:p>
          </table:table-cell>
          <table:table-cell office:value-type="float" office:value="44.6" calcext:value-type="float">
            <text:p>44.6</text:p>
          </table:table-cell>
          <table:table-cell office:value-type="float" office:value="19.21" calcext:value-type="float">
            <text:p>19.21</text:p>
          </table:table-cell>
          <table:table-cell office:value-type="float" office:value="327" calcext:value-type="float">
            <text:p>327</text:p>
          </table:table-cell>
          <table:table-cell office:value-type="float" office:value="329" calcext:value-type="float">
            <text:p>329</text:p>
          </table:table-cell>
          <table:table-cell office:value-type="float" office:value="860" calcext:value-type="float">
            <text:p>860</text:p>
          </table:table-cell>
          <table:table-cell office:value-type="float" office:value="783" calcext:value-type="float">
            <text:p>783</text:p>
          </table:table-cell>
          <table:table-cell table:formula="of:=[.D306]/[.B306]*60" office:value-type="float" office:value="25.4903640256959" calcext:value-type="float">
            <text:p>25.4903640256959</text:p>
          </table:table-cell>
          <table:table-cell table:formula="of:=[.D306]/[.C306]/[.E306]" office:value-type="float" office:value="0.0000222662159553598" calcext:value-type="float">
            <text:p>2.22662159553598E-05</text:p>
          </table:table-cell>
          <table:table-cell table:formula="of:=[.M306] * 1.60934" office:value-type="float" office:value="0.0000358339119855988" calcext:value-type="float">
            <text:p>3.58339119855988E-05</text:p>
          </table:table-cell>
          <table:table-cell table:formula="of:=[.N306]*1000" office:value-type="float" office:value="0.0358339119855988" calcext:value-type="float">
            <text:p>0.0358339119855988</text:p>
          </table:table-cell>
          <table:table-cell table:formula="of:=[.O306]*[.E306]" office:value-type="float" office:value="11.3951840114204" calcext:value-type="float">
            <text:p>11.3951840114204</text:p>
          </table:table-cell>
          <table:table-cell table:number-columns-repeated="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float" office:value="47.5" calcext:value-type="float">
            <text:p>47.5</text:p>
          </table:table-cell>
          <table:table-cell table:formula="of:=[.B307]*60" office:value-type="float" office:value="2850" calcext:value-type="float">
            <text:p>2850</text:p>
          </table:table-cell>
          <table:table-cell office:value-type="float" office:value="20.18" calcext:value-type="float">
            <text:p>20.18</text:p>
          </table:table-cell>
          <table:table-cell office:value-type="float" office:value="331" calcext:value-type="float">
            <text:p>331</text:p>
          </table:table-cell>
          <table:table-cell office:value-type="float" office:value="46.1" calcext:value-type="float">
            <text:p>46.1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float" office:value="342" calcext:value-type="float">
            <text:p>342</text:p>
          </table:table-cell>
          <table:table-cell office:value-type="float" office:value="894" calcext:value-type="float">
            <text:p>894</text:p>
          </table:table-cell>
          <table:table-cell office:value-type="float" office:value="818" calcext:value-type="float">
            <text:p>818</text:p>
          </table:table-cell>
          <table:table-cell table:formula="of:=[.D307]/[.B307]*60" office:value-type="float" office:value="25.4905263157895" calcext:value-type="float">
            <text:p>25.4905263157895</text:p>
          </table:table-cell>
          <table:table-cell table:formula="of:=[.D307]/[.C307]/[.E307]" office:value-type="float" office:value="0.0000213918482005618" calcext:value-type="float">
            <text:p>2.13918482005618E-05</text:p>
          </table:table-cell>
          <table:table-cell table:formula="of:=[.M307] * 1.60934" office:value-type="float" office:value="0.0000344267569830922" calcext:value-type="float">
            <text:p>3.44267569830922E-05</text:p>
          </table:table-cell>
          <table:table-cell table:formula="of:=[.N307]*1000" office:value-type="float" office:value="0.0344267569830922" calcext:value-type="float">
            <text:p>0.0344267569830922</text:p>
          </table:table-cell>
          <table:table-cell table:formula="of:=[.O307]*[.E307]" office:value-type="float" office:value="11.3952565614035" calcext:value-type="float">
            <text:p>11.3952565614035</text:p>
          </table:table-cell>
          <table:table-cell table:number-columns-repeated="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float" office:value="54.3" calcext:value-type="float">
            <text:p>54.3</text:p>
          </table:table-cell>
          <table:table-cell table:formula="of:=[.B308]*60" office:value-type="float" office:value="3258" calcext:value-type="float">
            <text:p>3258</text:p>
          </table:table-cell>
          <table:table-cell office:value-type="float" office:value="20.78" calcext:value-type="float">
            <text:p>20.78</text:p>
          </table:table-cell>
          <table:table-cell office:value-type="float" office:value="311" calcext:value-type="float">
            <text:p>311</text:p>
          </table:table-cell>
          <table:table-cell office:value-type="float" office:value="49.4" calcext:value-type="float">
            <text:p>49.4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  <table:table-cell office:value-type="float" office:value="873" calcext:value-type="float">
            <text:p>873</text:p>
          </table:table-cell>
          <table:table-cell office:value-type="float" office:value="796" calcext:value-type="float">
            <text:p>796</text:p>
          </table:table-cell>
          <table:table-cell table:formula="of:=[.D308]/[.B308]*60" office:value-type="float" office:value="22.9613259668508" calcext:value-type="float">
            <text:p>22.9613259668508</text:p>
          </table:table-cell>
          <table:table-cell table:formula="of:=[.D308]/[.C308]/[.E308]" office:value-type="float" office:value="0.0000205085083662476" calcext:value-type="float">
            <text:p>2.05085083662476E-05</text:p>
          </table:table-cell>
          <table:table-cell table:formula="of:=[.M308] * 1.60934" office:value-type="float" office:value="0.0000330051628541369" calcext:value-type="float">
            <text:p>3.30051628541369E-05</text:p>
          </table:table-cell>
          <table:table-cell table:formula="of:=[.N308]*1000" office:value-type="float" office:value="0.0330051628541369" calcext:value-type="float">
            <text:p>0.0330051628541369</text:p>
          </table:table-cell>
          <table:table-cell table:formula="of:=[.O308]*[.E308]" office:value-type="float" office:value="10.2646056476366" calcext:value-type="float">
            <text:p>10.2646056476366</text:p>
          </table:table-cell>
          <table:table-cell table:number-columns-repeated="3"/>
        </table:table-row>
        <table:table-row table:style-name="ro1">
          <table:table-cell office:value-type="date" office:date-value="2022-04-01" calcext:value-type="date">
            <text:p>04/01/22</text:p>
          </table:table-cell>
          <table:table-cell office:value-type="float" office:value="49.3" calcext:value-type="float">
            <text:p>49.3</text:p>
          </table:table-cell>
          <table:table-cell table:formula="of:=[.B309]*60" office:value-type="float" office:value="2958" calcext:value-type="float">
            <text:p>2958</text:p>
          </table:table-cell>
          <table:table-cell office:value-type="float" office:value="21.19" calcext:value-type="float">
            <text:p>21.19</text:p>
          </table:table-cell>
          <table:table-cell office:value-type="float" office:value="329" calcext:value-type="float">
            <text:p>329</text:p>
          </table:table-cell>
          <table:table-cell office:value-type="float" office:value="46.3" calcext:value-type="float">
            <text:p>46.3</text:p>
          </table:table-cell>
          <table:table-cell office:value-type="float" office:value="20.18" calcext:value-type="float">
            <text:p>20.18</text:p>
          </table:table-cell>
          <table:table-cell office:value-type="float" office:value="340" calcext:value-type="float">
            <text:p>340</text:p>
          </table:table-cell>
          <table:table-cell office:value-type="float" office:value="344" calcext:value-type="float">
            <text:p>344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table:formula="of:=[.D309]/[.B309]*60" office:value-type="float" office:value="25.789046653144" calcext:value-type="float">
            <text:p>25.789046653144</text:p>
          </table:table-cell>
          <table:table-cell table:formula="of:=[.D309]/[.C309]/[.E309]" office:value-type="float" office:value="0.000021773933344431" calcext:value-type="float">
            <text:p>2.1773933344431E-05</text:p>
          </table:table-cell>
          <table:table-cell table:formula="of:=[.M309] * 1.60934" office:value-type="float" office:value="0.0000350416618885265" calcext:value-type="float">
            <text:p>3.50416618885265E-05</text:p>
          </table:table-cell>
          <table:table-cell table:formula="of:=[.N309]*1000" office:value-type="float" office:value="0.0350416618885265" calcext:value-type="float">
            <text:p>0.0350416618885265</text:p>
          </table:table-cell>
          <table:table-cell table:formula="of:=[.O309]*[.E309]" office:value-type="float" office:value="11.5287067613252" calcext:value-type="float">
            <text:p>11.5287067613252</text:p>
          </table:table-cell>
          <table:table-cell table:number-columns-repeated="3"/>
        </table:table-row>
        <table:table-row table:style-name="ro1">
          <table:table-cell office:value-type="date" office:date-value="2022-04-03" calcext:value-type="date">
            <text:p>04/03/22</text:p>
          </table:table-cell>
          <table:table-cell office:value-type="float" office:value="48.2" calcext:value-type="float">
            <text:p>48.2</text:p>
          </table:table-cell>
          <table:table-cell table:formula="of:=[.B310]*60" office:value-type="float" office:value="2892" calcext:value-type="float">
            <text:p>2892</text:p>
          </table:table-cell>
          <table:table-cell office:value-type="float" office:value="20.53" calcext:value-type="float">
            <text:p>20.53</text:p>
          </table:table-cell>
          <table:table-cell office:value-type="float" office:value="315" calcext:value-type="float">
            <text:p>315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327" calcext:value-type="float">
            <text:p>327</text:p>
          </table:table-cell>
          <table:table-cell office:value-type="float" office:value="866" calcext:value-type="float">
            <text:p>866</text:p>
          </table:table-cell>
          <table:table-cell office:value-type="float" office:value="787" calcext:value-type="float">
            <text:p>787</text:p>
          </table:table-cell>
          <table:table-cell table:formula="of:=[.D310]/[.B310]*60" office:value-type="float" office:value="25.5560165975104" calcext:value-type="float">
            <text:p>25.5560165975104</text:p>
          </table:table-cell>
          <table:table-cell table:formula="of:=[.D310]/[.C310]/[.E310]" office:value-type="float" office:value="0.0000225361698390744" calcext:value-type="float">
            <text:p>2.25361698390744E-05</text:p>
          </table:table-cell>
          <table:table-cell table:formula="of:=[.M310] * 1.60934" office:value-type="float" office:value="0.000036268359568816" calcext:value-type="float">
            <text:p>3.6268359568816E-05</text:p>
          </table:table-cell>
          <table:table-cell table:formula="of:=[.N310]*1000" office:value-type="float" office:value="0.036268359568816" calcext:value-type="float">
            <text:p>0.036268359568816</text:p>
          </table:table-cell>
          <table:table-cell table:formula="of:=[.O310]*[.E310]" office:value-type="float" office:value="11.424533264177" calcext:value-type="float">
            <text:p>11.424533264177</text:p>
          </table:table-cell>
          <table:table-cell table:number-columns-repeated="3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float" office:value="49.2" calcext:value-type="float">
            <text:p>49.2</text:p>
          </table:table-cell>
          <table:table-cell table:formula="of:=[.B311]*60" office:value-type="float" office:value="2952" calcext:value-type="float">
            <text:p>2952</text:p>
          </table:table-cell>
          <table:table-cell office:value-type="float" office:value="21.07" calcext:value-type="float">
            <text:p>21.07</text:p>
          </table:table-cell>
          <table:table-cell office:value-type="float" office:value="322" calcext:value-type="float">
            <text:p>322</text:p>
          </table:table-cell>
          <table:table-cell office:value-type="float" office:value="37.9" calcext:value-type="float">
            <text:p>37.9</text:p>
          </table:table-cell>
          <table:table-cell office:value-type="float" office:value="16.57" calcext:value-type="float">
            <text:p>16.57</text:p>
          </table:table-cell>
          <table:table-cell office:value-type="float" office:value="338" calcext:value-type="float">
            <text:p>338</text:p>
          </table:table-cell>
          <table:table-cell office:value-type="float" office:value="335" calcext:value-type="float">
            <text:p>335</text:p>
          </table:table-cell>
          <table:table-cell office:value-type="float" office:value="901" calcext:value-type="float">
            <text:p>901</text:p>
          </table:table-cell>
          <table:table-cell office:value-type="float" office:value="821" calcext:value-type="float">
            <text:p>821</text:p>
          </table:table-cell>
          <table:table-cell table:formula="of:=[.D311]/[.B311]*60" office:value-type="float" office:value="25.6951219512195" calcext:value-type="float">
            <text:p>25.6951219512195</text:p>
          </table:table-cell>
          <table:table-cell table:formula="of:=[.D311]/[.C311]/[.E311]" office:value-type="float" office:value="0.0000221662542712384" calcext:value-type="float">
            <text:p>2.21662542712384E-05</text:p>
          </table:table-cell>
          <table:table-cell table:formula="of:=[.M311] * 1.60934" office:value-type="float" office:value="0.0000356730396488748" calcext:value-type="float">
            <text:p>3.56730396488748E-05</text:p>
          </table:table-cell>
          <table:table-cell table:formula="of:=[.N311]*1000" office:value-type="float" office:value="0.0356730396488748" calcext:value-type="float">
            <text:p>0.0356730396488748</text:p>
          </table:table-cell>
          <table:table-cell table:formula="of:=[.O311]*[.E311]" office:value-type="float" office:value="11.4867187669377" calcext:value-type="float">
            <text:p>11.4867187669377</text:p>
          </table:table-cell>
          <table:table-cell table:number-columns-repeated="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float" office:value="48.8" calcext:value-type="float">
            <text:p>48.8</text:p>
          </table:table-cell>
          <table:table-cell table:formula="of:=[.B312]*60" office:value-type="float" office:value="2928" calcext:value-type="float">
            <text:p>2928</text:p>
          </table:table-cell>
          <table:table-cell office:value-type="float" office:value="20.35" calcext:value-type="float">
            <text:p>20.35</text:p>
          </table:table-cell>
          <table:table-cell office:value-type="float" office:value="308" calcext:value-type="float">
            <text:p>308</text:p>
          </table:table-cell>
          <table:table-cell office:value-type="float" office:value="44.5" calcext:value-type="float">
            <text:p>44.5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326" calcext:value-type="float">
            <text:p>326</text:p>
          </table:table-cell>
          <table:table-cell office:value-type="float" office:value="848" calcext:value-type="float">
            <text:p>848</text:p>
          </table:table-cell>
          <table:table-cell office:value-type="float" office:value="771" calcext:value-type="float">
            <text:p>771</text:p>
          </table:table-cell>
          <table:table-cell table:formula="of:=[.D312]/[.B312]*60" office:value-type="float" office:value="25.0204918032787" calcext:value-type="float">
            <text:p>25.0204918032787</text:p>
          </table:table-cell>
          <table:table-cell table:formula="of:=[.D312]/[.C312]/[.E312]" office:value-type="float" office:value="0.0000225653786104606" calcext:value-type="float">
            <text:p>2.25653786104606E-05</text:p>
          </table:table-cell>
          <table:table-cell table:formula="of:=[.M312] * 1.60934" office:value-type="float" office:value="0.0000363153664129586" calcext:value-type="float">
            <text:p>3.63153664129586E-05</text:p>
          </table:table-cell>
          <table:table-cell table:formula="of:=[.N312]*1000" office:value-type="float" office:value="0.0363153664129586" calcext:value-type="float">
            <text:p>0.0363153664129586</text:p>
          </table:table-cell>
          <table:table-cell table:formula="of:=[.O312]*[.E312]" office:value-type="float" office:value="11.1851328551913" calcext:value-type="float">
            <text:p>11.1851328551913</text:p>
          </table:table-cell>
          <table:table-cell table:number-columns-repeated="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float" office:value="50" calcext:value-type="float">
            <text:p>50</text:p>
          </table:table-cell>
          <table:table-cell table:formula="of:=[.B313]*60" office:value-type="float" office:value="3000" calcext:value-type="float">
            <text:p>3000</text:p>
          </table:table-cell>
          <table:table-cell office:value-type="float" office:value="21.15" calcext:value-type="float">
            <text:p>21.15</text:p>
          </table:table-cell>
          <table:table-cell office:value-type="float" office:value="309" calcext:value-type="float">
            <text:p>309</text:p>
          </table:table-cell>
          <table:table-cell office:value-type="float" office:value="44.6" calcext:value-type="float">
            <text:p>44.6</text:p>
          </table:table-cell>
          <table:table-cell office:value-type="float" office:value="19.33" calcext:value-type="float">
            <text:p>19.33</text:p>
          </table:table-cell>
          <table:table-cell office:value-type="float" office:value="326" calcext:value-type="float">
            <text:p>326</text:p>
          </table:table-cell>
          <table:table-cell office:value-type="float" office:value="324" calcext:value-type="float">
            <text:p>324</text:p>
          </table:table-cell>
          <table:table-cell office:value-type="float" office:value="877" calcext:value-type="float">
            <text:p>877</text:p>
          </table:table-cell>
          <table:table-cell office:value-type="float" office:value="796" calcext:value-type="float">
            <text:p>796</text:p>
          </table:table-cell>
          <table:table-cell table:formula="of:=[.D313]/[.B313]*60" office:value-type="float" office:value="25.38" calcext:value-type="float">
            <text:p>25.38</text:p>
          </table:table-cell>
          <table:table-cell table:formula="of:=[.D313]/[.C313]/[.E313]" office:value-type="float" office:value="0.0000228155339805825" calcext:value-type="float">
            <text:p>2.28155339805825E-05</text:p>
          </table:table-cell>
          <table:table-cell table:formula="of:=[.M313] * 1.60934" office:value-type="float" office:value="0.0000367179514563107" calcext:value-type="float">
            <text:p>3.67179514563107E-05</text:p>
          </table:table-cell>
          <table:table-cell table:formula="of:=[.N313]*1000" office:value-type="float" office:value="0.0367179514563107" calcext:value-type="float">
            <text:p>0.0367179514563107</text:p>
          </table:table-cell>
          <table:table-cell table:formula="of:=[.O313]*[.E313]" office:value-type="float" office:value="11.345847" calcext:value-type="float">
            <text:p>11.345847</text:p>
          </table:table-cell>
          <table:table-cell table:number-columns-repeated="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float" office:value="48.4" calcext:value-type="float">
            <text:p>48.4</text:p>
          </table:table-cell>
          <table:table-cell table:formula="of:=[.B314]*60" office:value-type="float" office:value="2904" calcext:value-type="float">
            <text:p>2904</text:p>
          </table:table-cell>
          <table:table-cell office:value-type="float" office:value="20.28" calcext:value-type="float">
            <text:p>20.28</text:p>
          </table:table-cell>
          <table:table-cell office:value-type="float" office:value="306" calcext:value-type="float">
            <text:p>306</text:p>
          </table:table-cell>
          <table:table-cell office:value-type="float" office:value="44.8" calcext:value-type="float">
            <text:p>44.8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322" calcext:value-type="float">
            <text:p>322</text:p>
          </table:table-cell>
          <table:table-cell office:value-type="float" office:value="853" calcext:value-type="float">
            <text:p>853</text:p>
          </table:table-cell>
          <table:table-cell office:value-type="float" office:value="773" calcext:value-type="float">
            <text:p>773</text:p>
          </table:table-cell>
          <table:table-cell table:formula="of:=[.D314]/[.B314]*60" office:value-type="float" office:value="25.1404958677686" calcext:value-type="float">
            <text:p>25.1404958677686</text:p>
          </table:table-cell>
          <table:table-cell table:formula="of:=[.D314]/[.C314]/[.E314]" office:value-type="float" office:value="0.0000228218008966672" calcext:value-type="float">
            <text:p>2.28218008966672E-05</text:p>
          </table:table-cell>
          <table:table-cell table:formula="of:=[.M314] * 1.60934" office:value-type="float" office:value="0.0000367280370550424" calcext:value-type="float">
            <text:p>3.67280370550424E-05</text:p>
          </table:table-cell>
          <table:table-cell table:formula="of:=[.N314]*1000" office:value-type="float" office:value="0.0367280370550424" calcext:value-type="float">
            <text:p>0.0367280370550424</text:p>
          </table:table-cell>
          <table:table-cell table:formula="of:=[.O314]*[.E314]" office:value-type="float" office:value="11.238779338843" calcext:value-type="float">
            <text:p>11.238779338843</text:p>
          </table:table-cell>
          <table:table-cell table:number-columns-repeated="3"/>
        </table:table-row>
        <table:table-row table:style-name="ro1">
          <table:table-cell office:value-type="date" office:date-value="2022-04-08" calcext:value-type="date">
            <text:p>04/08/22</text:p>
          </table:table-cell>
          <table:table-cell office:value-type="float" office:value="43.2" calcext:value-type="float">
            <text:p>43.2</text:p>
          </table:table-cell>
          <table:table-cell table:formula="of:=[.B315]*60" office:value-type="float" office:value="2592" calcext:value-type="float">
            <text:p>2592</text:p>
          </table:table-cell>
          <table:table-cell office:value-type="float" office:value="18.55" calcext:value-type="float">
            <text:p>18.55</text:p>
          </table:table-cell>
          <table:table-cell office:value-type="float" office:value="324" calcext:value-type="float">
            <text:p>324</text:p>
          </table:table-cell>
          <table:table-cell office:value-type="float" office:value="41.3" calcext:value-type="float">
            <text:p>41.3</text:p>
          </table:table-cell>
          <table:table-cell office:value-type="float" office:value="17.85" calcext:value-type="float">
            <text:p>17.85</text:p>
          </table:table-cell>
          <table:table-cell office:value-type="float" office:value="330" calcext:value-type="float">
            <text:p>330</text:p>
          </table:table-cell>
          <table:table-cell office:value-type="float" office:value="324" calcext:value-type="float">
            <text:p>324</text:p>
          </table:table-cell>
          <table:table-cell office:value-type="float" office:value="819" calcext:value-type="float">
            <text:p>819</text:p>
          </table:table-cell>
          <table:table-cell office:value-type="float" office:value="744" calcext:value-type="float">
            <text:p>744</text:p>
          </table:table-cell>
          <table:table-cell table:formula="of:=[.D315]/[.B315]*60" office:value-type="float" office:value="25.7638888888889" calcext:value-type="float">
            <text:p>25.7638888888889</text:p>
          </table:table-cell>
          <table:table-cell table:formula="of:=[.D315]/[.C315]/[.E315]" office:value-type="float" office:value="0.0000220883821063862" calcext:value-type="float">
            <text:p>2.20883821063862E-05</text:p>
          </table:table-cell>
          <table:table-cell table:formula="of:=[.M315] * 1.60934" office:value-type="float" office:value="0.0000355477168590916" calcext:value-type="float">
            <text:p>3.55477168590916E-05</text:p>
          </table:table-cell>
          <table:table-cell table:formula="of:=[.N315]*1000" office:value-type="float" office:value="0.0355477168590916" calcext:value-type="float">
            <text:p>0.0355477168590916</text:p>
          </table:table-cell>
          <table:table-cell table:formula="of:=[.O315]*[.E315]" office:value-type="float" office:value="11.5174602623457" calcext:value-type="float">
            <text:p>11.5174602623457</text:p>
          </table:table-cell>
          <table:table-cell table:number-columns-repeated="3"/>
        </table:table-row>
        <table:table-row table:style-name="ro1">
          <table:table-cell office:value-type="date" office:date-value="2022-04-09" calcext:value-type="date">
            <text:p>04/09/22</text:p>
          </table:table-cell>
          <table:table-cell office:value-type="float" office:value="49" calcext:value-type="float">
            <text:p>49</text:p>
          </table:table-cell>
          <table:table-cell table:formula="of:=[.B316]*60" office:value-type="float" office:value="2940" calcext:value-type="float">
            <text:p>2940</text:p>
          </table:table-cell>
          <table:table-cell office:value-type="float" office:value="20.57" calcext:value-type="float">
            <text:p>20.57</text:p>
          </table:table-cell>
          <table:table-cell office:value-type="float" office:value="306" calcext:value-type="float">
            <text:p>306</text:p>
          </table:table-cell>
          <table:table-cell office:value-type="float" office:value="43.7" calcext:value-type="float">
            <text:p>43.7</text:p>
          </table:table-cell>
          <table:table-cell office:value-type="float" office:value="18.78" calcext:value-type="float">
            <text:p>18.78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844" calcext:value-type="float">
            <text:p>844</text:p>
          </table:table-cell>
          <table:table-cell office:value-type="float" office:value="767" calcext:value-type="float">
            <text:p>767</text:p>
          </table:table-cell>
          <table:table-cell table:formula="of:=[.D316]/[.B316]*60" office:value-type="float" office:value="25.1877551020408" calcext:value-type="float">
            <text:p>25.1877551020408</text:p>
          </table:table-cell>
          <table:table-cell table:formula="of:=[.D316]/[.C316]/[.E316]" office:value-type="float" office:value="0.00002286470143613" calcext:value-type="float">
            <text:p>2.286470143613E-05</text:p>
          </table:table-cell>
          <table:table-cell table:formula="of:=[.M316] * 1.60934" office:value-type="float" office:value="0.0000367970786092215" calcext:value-type="float">
            <text:p>3.67970786092215E-05</text:p>
          </table:table-cell>
          <table:table-cell table:formula="of:=[.N316]*1000" office:value-type="float" office:value="0.0367970786092215" calcext:value-type="float">
            <text:p>0.0367970786092215</text:p>
          </table:table-cell>
          <table:table-cell table:formula="of:=[.O316]*[.E316]" office:value-type="float" office:value="11.2599060544218" calcext:value-type="float">
            <text:p>11.2599060544218</text:p>
          </table:table-cell>
          <table:table-cell table:number-columns-repeated="3"/>
        </table:table-row>
        <table:table-row table:style-name="ro1">
          <table:table-cell office:value-type="date" office:date-value="2022-04-10" calcext:value-type="date">
            <text:p>04/10/22</text:p>
          </table:table-cell>
          <table:table-cell office:value-type="float" office:value="47.9" calcext:value-type="float">
            <text:p>47.9</text:p>
          </table:table-cell>
          <table:table-cell table:formula="of:=[.B317]*60" office:value-type="float" office:value="2874" calcext:value-type="float">
            <text:p>2874</text:p>
          </table:table-cell>
          <table:table-cell office:value-type="float" office:value="20.2" calcext:value-type="float">
            <text:p>20.2</text:p>
          </table:table-cell>
          <table:table-cell office:value-type="float" office:value="337" calcext:value-type="float">
            <text:p>337</text:p>
          </table:table-cell>
          <table:table-cell office:value-type="float" office:value="45.5" calcext:value-type="float">
            <text:p>45.5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337" calcext:value-type="float">
            <text:p>337</text:p>
          </table:table-cell>
          <table:table-cell office:value-type="float" office:value="905" calcext:value-type="float">
            <text:p>905</text:p>
          </table:table-cell>
          <table:table-cell office:value-type="float" office:value="826" calcext:value-type="float">
            <text:p>826</text:p>
          </table:table-cell>
          <table:table-cell table:formula="of:=[.D317]/[.B317]*60" office:value-type="float" office:value="25.3027139874739" calcext:value-type="float">
            <text:p>25.3027139874739</text:p>
          </table:table-cell>
          <table:table-cell table:formula="of:=[.D317]/[.C317]/[.E317]" office:value-type="float" office:value="0.0000208561770420985" calcext:value-type="float">
            <text:p>2.08561770420985E-05</text:p>
          </table:table-cell>
          <table:table-cell table:formula="of:=[.M317] * 1.60934" office:value-type="float" office:value="0.0000335646799609308" calcext:value-type="float">
            <text:p>3.35646799609308E-05</text:p>
          </table:table-cell>
          <table:table-cell table:formula="of:=[.N317]*1000" office:value-type="float" office:value="0.0335646799609308" calcext:value-type="float">
            <text:p>0.0335646799609308</text:p>
          </table:table-cell>
          <table:table-cell table:formula="of:=[.O317]*[.E317]" office:value-type="float" office:value="11.3112971468337" calcext:value-type="float">
            <text:p>11.3112971468337</text:p>
          </table:table-cell>
          <table:table-cell table:number-columns-repeated="3"/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46.2" calcext:value-type="float">
            <text:p>46.2</text:p>
          </table:table-cell>
          <table:table-cell table:formula="of:=[.B318]*60" office:value-type="float" office:value="2772" calcext:value-type="float">
            <text:p>2772</text:p>
          </table:table-cell>
          <table:table-cell office:value-type="float" office:value="19.77" calcext:value-type="float">
            <text:p>19.77</text:p>
          </table:table-cell>
          <table:table-cell office:value-type="float" office:value="320" calcext:value-type="float">
            <text:p>320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871" calcext:value-type="float">
            <text:p>871</text:p>
          </table:table-cell>
          <table:table-cell office:value-type="float" office:value="791" calcext:value-type="float">
            <text:p>791</text:p>
          </table:table-cell>
          <table:table-cell table:formula="of:=[.D318]/[.B318]*60" office:value-type="float" office:value="25.6753246753247" calcext:value-type="float">
            <text:p>25.6753246753247</text:p>
          </table:table-cell>
          <table:table-cell table:formula="of:=[.D318]/[.C318]/[.E318]" office:value-type="float" office:value="0.0000222876082251082" calcext:value-type="float">
            <text:p>2.22876082251082E-05</text:p>
          </table:table-cell>
          <table:table-cell table:formula="of:=[.M318] * 1.60934" office:value-type="float" office:value="0.0000358683394209957" calcext:value-type="float">
            <text:p>3.58683394209957E-05</text:p>
          </table:table-cell>
          <table:table-cell table:formula="of:=[.N318]*1000" office:value-type="float" office:value="0.0358683394209957" calcext:value-type="float">
            <text:p>0.0358683394209957</text:p>
          </table:table-cell>
          <table:table-cell table:formula="of:=[.O318]*[.E318]" office:value-type="float" office:value="11.4778686147186" calcext:value-type="float">
            <text:p>11.4778686147186</text:p>
          </table:table-cell>
          <table:table-cell table:number-columns-repeated="3"/>
        </table:table-row>
        <table:table-row table:style-name="ro1">
          <table:table-cell office:value-type="date" office:date-value="2022-04-13" calcext:value-type="date">
            <text:p>04/13/22</text:p>
          </table:table-cell>
          <table:table-cell office:value-type="float" office:value="46.9" calcext:value-type="float">
            <text:p>46.9</text:p>
          </table:table-cell>
          <table:table-cell table:formula="of:=[.B319]*60" office:value-type="float" office:value="2814" calcext:value-type="float">
            <text:p>2814</text:p>
          </table:table-cell>
          <table:table-cell office:value-type="float" office:value="19.61" calcext:value-type="float">
            <text:p>19.61</text:p>
          </table:table-cell>
          <table:table-cell office:value-type="float" office:value="304" calcext:value-type="float">
            <text:p>304</text:p>
          </table:table-cell>
          <table:table-cell office:value-type="float" office:value="41.5" calcext:value-type="float">
            <text:p>41.5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310" calcext:value-type="float">
            <text:p>310</text:p>
          </table:table-cell>
          <table:table-cell office:value-type="float" office:value="824" calcext:value-type="float">
            <text:p>824</text:p>
          </table:table-cell>
          <table:table-cell office:value-type="float" office:value="744" calcext:value-type="float">
            <text:p>744</text:p>
          </table:table-cell>
          <table:table-cell table:formula="of:=[.D319]/[.B319]*60" office:value-type="float" office:value="25.0874200426439" calcext:value-type="float">
            <text:p>25.0874200426439</text:p>
          </table:table-cell>
          <table:table-cell table:formula="of:=[.D319]/[.C319]/[.E319]" office:value-type="float" office:value="0.0000229234466763925" calcext:value-type="float">
            <text:p>2.29234466763925E-05</text:p>
          </table:table-cell>
          <table:table-cell table:formula="of:=[.M319] * 1.60934" office:value-type="float" office:value="0.0000368916196741855" calcext:value-type="float">
            <text:p>3.68916196741855E-05</text:p>
          </table:table-cell>
          <table:table-cell table:formula="of:=[.N319]*1000" office:value-type="float" office:value="0.0368916196741855" calcext:value-type="float">
            <text:p>0.0368916196741855</text:p>
          </table:table-cell>
          <table:table-cell table:formula="of:=[.O319]*[.E319]" office:value-type="float" office:value="11.2150523809524" calcext:value-type="float">
            <text:p>11.2150523809524</text:p>
          </table:table-cell>
          <table:table-cell table:number-columns-repeated="3"/>
        </table:table-row>
        <table:table-row table:style-name="ro1">
          <table:table-cell office:value-type="date" office:date-value="2022-04-21" calcext:value-type="date">
            <text:p>04/21/22</text:p>
          </table:table-cell>
          <table:table-cell office:value-type="float" office:value="49.6" calcext:value-type="float">
            <text:p>49.6</text:p>
          </table:table-cell>
          <table:table-cell table:formula="of:=[.B320]*60" office:value-type="float" office:value="2976" calcext:value-type="float">
            <text:p>2976</text:p>
          </table:table-cell>
          <table:table-cell office:value-type="float" office:value="18" calcext:value-type="float">
            <text:p>18</text:p>
          </table:table-cell>
          <table:table-cell office:value-type="float" office:value="219" calcext:value-type="float">
            <text:p>219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232" calcext:value-type="float">
            <text:p>232</text:p>
          </table:table-cell>
          <table:table-cell office:value-type="float" office:value="640" calcext:value-type="float">
            <text:p>640</text:p>
          </table:table-cell>
          <table:table-cell office:value-type="float" office:value="551" calcext:value-type="float">
            <text:p>551</text:p>
          </table:table-cell>
          <table:table-cell table:formula="of:=[.D320]/[.B320]*60" office:value-type="float" office:value="21.7741935483871" calcext:value-type="float">
            <text:p>21.7741935483871</text:p>
          </table:table-cell>
          <table:table-cell table:formula="of:=[.D320]/[.C320]/[.E320]" office:value-type="float" office:value="0.0000276182059213433" calcext:value-type="float">
            <text:p>2.76182059213433E-05</text:p>
          </table:table-cell>
          <table:table-cell table:formula="of:=[.M320] * 1.60934" office:value-type="float" office:value="0.0000444470835174547" calcext:value-type="float">
            <text:p>4.44470835174547E-05</text:p>
          </table:table-cell>
          <table:table-cell table:formula="of:=[.N320]*1000" office:value-type="float" office:value="0.0444470835174547" calcext:value-type="float">
            <text:p>0.0444470835174547</text:p>
          </table:table-cell>
          <table:table-cell table:formula="of:=[.O320]*[.E320]" office:value-type="float" office:value="9.73391129032258" calcext:value-type="float">
            <text:p>9.73391129032258</text:p>
          </table:table-cell>
          <table:table-cell table:number-columns-repeated="3"/>
        </table:table-row>
        <table:table-row table:style-name="ro1">
          <table:table-cell office:value-type="date" office:date-value="2022-04-22" calcext:value-type="date">
            <text:p>04/22/22</text:p>
          </table:table-cell>
          <table:table-cell office:value-type="float" office:value="47.1" calcext:value-type="float">
            <text:p>47.1</text:p>
          </table:table-cell>
          <table:table-cell table:formula="of:=[.B321]*60" office:value-type="float" office:value="2826" calcext:value-type="float">
            <text:p>2826</text:p>
          </table:table-cell>
          <table:table-cell office:value-type="float" office:value="19.11" calcext:value-type="float">
            <text:p>19.11</text:p>
          </table:table-cell>
          <table:table-cell office:value-type="float" office:value="273" calcext:value-type="float">
            <text:p>273</text:p>
          </table:table-cell>
          <table:table-cell office:value-type="float" office:value="42.4" calcext:value-type="float">
            <text:p>42.4</text:p>
          </table:table-cell>
          <table:table-cell/>
          <table:table-cell table:number-columns-repeated="2" office:value-type="float" office:value="285" calcext:value-type="float">
            <text:p>285</text:p>
          </table:table-cell>
          <table:table-cell office:value-type="float" office:value="738" calcext:value-type="float">
            <text:p>738</text:p>
          </table:table-cell>
          <table:table-cell office:value-type="float" office:value="658" calcext:value-type="float">
            <text:p>658</text:p>
          </table:table-cell>
          <table:table-cell table:formula="of:=[.D321]/[.B321]*60" office:value-type="float" office:value="24.343949044586" calcext:value-type="float">
            <text:p>24.343949044586</text:p>
          </table:table-cell>
          <table:table-cell table:formula="of:=[.D321]/[.C321]/[.E321]" office:value-type="float" office:value="0.0000247699929228592" calcext:value-type="float">
            <text:p>2.47699929228592E-05</text:p>
          </table:table-cell>
          <table:table-cell table:formula="of:=[.M321] * 1.60934" office:value-type="float" office:value="0.0000398633404104742" calcext:value-type="float">
            <text:p>3.98633404104742E-05</text:p>
          </table:table-cell>
          <table:table-cell table:formula="of:=[.N321]*1000" office:value-type="float" office:value="0.0398633404104742" calcext:value-type="float">
            <text:p>0.0398633404104742</text:p>
          </table:table-cell>
          <table:table-cell table:formula="of:=[.O321]*[.E321]" office:value-type="float" office:value="10.8826919320594" calcext:value-type="float">
            <text:p>10.8826919320594</text:p>
          </table:table-cell>
          <table:table-cell table:number-columns-repeated="3"/>
        </table:table-row>
        <table:table-row table:style-name="ro1">
          <table:table-cell office:value-type="date" office:date-value="2022-04-23" calcext:value-type="date">
            <text:p>04/23/22</text:p>
          </table:table-cell>
          <table:table-cell office:value-type="float" office:value="47.8" calcext:value-type="float">
            <text:p>47.8</text:p>
          </table:table-cell>
          <table:table-cell table:formula="of:=[.B322]*60" office:value-type="float" office:value="2868" calcext:value-type="float">
            <text:p>2868</text:p>
          </table:table-cell>
          <table:table-cell office:value-type="float" office:value="19.31" calcext:value-type="float">
            <text:p>19.31</text:p>
          </table:table-cell>
          <table:table-cell office:value-type="float" office:value="271" calcext:value-type="float">
            <text:p>271</text:p>
          </table:table-cell>
          <table:table-cell office:value-type="float" office:value="43.3" calcext:value-type="float">
            <text:p>43.3</text:p>
          </table:table-cell>
          <table:table-cell office:value-type="float" office:value="17.85" calcext:value-type="float">
            <text:p>17.85</text:p>
          </table:table-cell>
          <table:table-cell office:value-type="float" office:value="286" calcext:value-type="float">
            <text:p>286</text:p>
          </table:table-cell>
          <table:table-cell office:value-type="float" office:value="281" calcext:value-type="float">
            <text:p>281</text:p>
          </table:table-cell>
          <table:table-cell office:value-type="float" office:value="761" calcext:value-type="float">
            <text:p>761</text:p>
          </table:table-cell>
          <table:table-cell office:value-type="float" office:value="676" calcext:value-type="float">
            <text:p>676</text:p>
          </table:table-cell>
          <table:table-cell table:formula="of:=[.D322]/[.B322]*60" office:value-type="float" office:value="24.2384937238494" calcext:value-type="float">
            <text:p>24.2384937238494</text:p>
          </table:table-cell>
          <table:table-cell table:formula="of:=[.D322]/[.C322]/[.E322]" office:value-type="float" office:value="0.0000248447045139907" calcext:value-type="float">
            <text:p>2.48447045139907E-05</text:p>
          </table:table-cell>
          <table:table-cell table:formula="of:=[.M322] * 1.60934" office:value-type="float" office:value="0.0000399835767625459" calcext:value-type="float">
            <text:p>3.99835767625459E-05</text:p>
          </table:table-cell>
          <table:table-cell table:formula="of:=[.N322]*1000" office:value-type="float" office:value="0.0399835767625459" calcext:value-type="float">
            <text:p>0.0399835767625459</text:p>
          </table:table-cell>
          <table:table-cell table:formula="of:=[.O322]*[.E322]" office:value-type="float" office:value="10.8355493026499" calcext:value-type="float">
            <text:p>10.8355493026499</text:p>
          </table:table-cell>
          <table:table-cell table:number-columns-repeated="3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float" office:value="48" calcext:value-type="float">
            <text:p>48</text:p>
          </table:table-cell>
          <table:table-cell table:formula="of:=[.B323]*60" office:value-type="float" office:value="2880" calcext:value-type="float">
            <text:p>2880</text:p>
          </table:table-cell>
          <table:table-cell office:value-type="float" office:value="19.4" calcext:value-type="float">
            <text:p>19.4</text:p>
          </table:table-cell>
          <table:table-cell office:value-type="float" office:value="282" calcext:value-type="float">
            <text:p>282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289" calcext:value-type="float">
            <text:p>289</text:p>
          </table:table-cell>
          <table:table-cell office:value-type="float" office:value="795" calcext:value-type="float">
            <text:p>795</text:p>
          </table:table-cell>
          <table:table-cell office:value-type="float" office:value="710" calcext:value-type="float">
            <text:p>710</text:p>
          </table:table-cell>
          <table:table-cell table:formula="of:=[.D323]/[.B323]*60" office:value-type="float" office:value="24.25" calcext:value-type="float">
            <text:p>24.25</text:p>
          </table:table-cell>
          <table:table-cell table:formula="of:=[.D323]/[.C323]/[.E323]" office:value-type="float" office:value="0.0000238869188337273" calcext:value-type="float">
            <text:p>2.38869188337273E-05</text:p>
          </table:table-cell>
          <table:table-cell table:formula="of:=[.M323] * 1.60934" office:value-type="float" office:value="0.0000384421739558708" calcext:value-type="float">
            <text:p>3.84421739558708E-05</text:p>
          </table:table-cell>
          <table:table-cell table:formula="of:=[.N323]*1000" office:value-type="float" office:value="0.0384421739558708" calcext:value-type="float">
            <text:p>0.0384421739558708</text:p>
          </table:table-cell>
          <table:table-cell table:formula="of:=[.O323]*[.E323]" office:value-type="float" office:value="10.8406930555556" calcext:value-type="float">
            <text:p>10.8406930555556</text:p>
          </table:table-cell>
          <table:table-cell table:number-columns-repeated="3"/>
        </table:table-row>
        <table:table-row table:style-name="ro1">
          <table:table-cell office:value-type="date" office:date-value="2022-04-26" calcext:value-type="date">
            <text:p>04/26/22</text:p>
          </table:table-cell>
          <table:table-cell office:value-type="float" office:value="53.5" calcext:value-type="float">
            <text:p>53.5</text:p>
          </table:table-cell>
          <table:table-cell table:formula="of:=[.B324]*60" office:value-type="float" office:value="3210" calcext:value-type="float">
            <text:p>3210</text:p>
          </table:table-cell>
          <table:table-cell office:value-type="float" office:value="19.92" calcext:value-type="float">
            <text:p>19.92</text:p>
          </table:table-cell>
          <table:table-cell office:value-type="float" office:value="295" calcext:value-type="float">
            <text:p>295</text:p>
          </table:table-cell>
          <table:table-cell office:value-type="float" office:value="50.6" calcext:value-type="float">
            <text:p>50.6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310" calcext:value-type="float">
            <text:p>310</text:p>
          </table:table-cell>
          <table:table-cell office:value-type="float" office:value="827" calcext:value-type="float">
            <text:p>827</text:p>
          </table:table-cell>
          <table:table-cell office:value-type="float" office:value="746" calcext:value-type="float">
            <text:p>746</text:p>
          </table:table-cell>
          <table:table-cell table:formula="of:=[.D324]/[.B324]*60" office:value-type="float" office:value="22.3401869158879" calcext:value-type="float">
            <text:p>22.3401869158879</text:p>
          </table:table-cell>
          <table:table-cell table:formula="of:=[.D324]/[.C324]/[.E324]" office:value-type="float" office:value="0.000021035957547917" calcext:value-type="float">
            <text:p>2.1035957547917E-05</text:p>
          </table:table-cell>
          <table:table-cell table:formula="of:=[.M324] * 1.60934" office:value-type="float" office:value="0.0000338540079201647" calcext:value-type="float">
            <text:p>3.38540079201647E-05</text:p>
          </table:table-cell>
          <table:table-cell table:formula="of:=[.N324]*1000" office:value-type="float" office:value="0.0338540079201647" calcext:value-type="float">
            <text:p>0.0338540079201647</text:p>
          </table:table-cell>
          <table:table-cell table:formula="of:=[.O324]*[.E324]" office:value-type="float" office:value="9.9869323364486" calcext:value-type="float">
            <text:p>9.9869323364486</text:p>
          </table:table-cell>
          <table:table-cell table:number-columns-repeated="3"/>
        </table:table-row>
        <table:table-row table:style-name="ro1">
          <table:table-cell office:value-type="date" office:date-value="2022-04-27" calcext:value-type="date">
            <text:p>04/27/22</text:p>
          </table:table-cell>
          <table:table-cell office:value-type="float" office:value="48.2" calcext:value-type="float">
            <text:p>48.2</text:p>
          </table:table-cell>
          <table:table-cell table:formula="of:=[.B325]*60" office:value-type="float" office:value="2892" calcext:value-type="float">
            <text:p>2892</text:p>
          </table:table-cell>
          <table:table-cell office:value-type="float" office:value="19.71" calcext:value-type="float">
            <text:p>19.71</text:p>
          </table:table-cell>
          <table:table-cell office:value-type="float" office:value="284" calcext:value-type="float">
            <text:p>284</text:p>
          </table:table-cell>
          <table:table-cell office:value-type="float" office:value="44.8" calcext:value-type="float">
            <text:p>44.8</text:p>
          </table:table-cell>
          <table:table-cell office:value-type="float" office:value="18.68" calcext:value-type="float">
            <text:p>18.68</text:p>
          </table:table-cell>
          <table:table-cell office:value-type="float" office:value="294" calcext:value-type="float">
            <text:p>294</text:p>
          </table:table-cell>
          <table:table-cell office:value-type="float" office:value="293" calcext:value-type="float">
            <text:p>293</text:p>
          </table:table-cell>
          <table:table-cell office:value-type="float" office:value="803" calcext:value-type="float">
            <text:p>803</text:p>
          </table:table-cell>
          <table:table-cell office:value-type="float" office:value="718" calcext:value-type="float">
            <text:p>718</text:p>
          </table:table-cell>
          <table:table-cell table:formula="of:=[.D325]/[.B325]*60" office:value-type="float" office:value="24.5352697095436" calcext:value-type="float">
            <text:p>24.5352697095436</text:p>
          </table:table-cell>
          <table:table-cell table:formula="of:=[.D325]/[.C325]/[.E325]" office:value-type="float" office:value="0.0000239977207644206" calcext:value-type="float">
            <text:p>2.39977207644206E-05</text:p>
          </table:table-cell>
          <table:table-cell table:formula="of:=[.M325] * 1.60934" office:value-type="float" office:value="0.0000386204919350126" calcext:value-type="float">
            <text:p>3.86204919350126E-05</text:p>
          </table:table-cell>
          <table:table-cell table:formula="of:=[.N325]*1000" office:value-type="float" office:value="0.0386204919350126" calcext:value-type="float">
            <text:p>0.0386204919350126</text:p>
          </table:table-cell>
          <table:table-cell table:formula="of:=[.O325]*[.E325]" office:value-type="float" office:value="10.9682197095436" calcext:value-type="float">
            <text:p>10.9682197095436</text:p>
          </table:table-cell>
          <table:table-cell table:number-columns-repeated="3"/>
        </table:table-row>
        <table:table-row table:style-name="ro1">
          <table:table-cell office:value-type="date" office:date-value="2022-04-28" calcext:value-type="date">
            <text:p>04/28/22</text:p>
          </table:table-cell>
          <table:table-cell office:value-type="float" office:value="50.8" calcext:value-type="float">
            <text:p>50.8</text:p>
          </table:table-cell>
          <table:table-cell table:formula="of:=[.B326]*60" office:value-type="float" office:value="3048" calcext:value-type="float">
            <text:p>3048</text:p>
          </table:table-cell>
          <table:table-cell office:value-type="float" office:value="20.82" calcext:value-type="float">
            <text:p>20.82</text:p>
          </table:table-cell>
          <table:table-cell office:value-type="float" office:value="289" calcext:value-type="float">
            <text:p>289</text:p>
          </table:table-cell>
          <table:table-cell office:value-type="float" office:value="44.1" calcext:value-type="float">
            <text:p>44.1</text:p>
          </table:table-cell>
          <table:table-cell/>
          <table:table-cell table:number-columns-repeated="2" office:value-type="float" office:value="312" calcext:value-type="float">
            <text:p>312</text:p>
          </table:table-cell>
          <table:table-cell office:value-type="float" office:value="835" calcext:value-type="float">
            <text:p>835</text:p>
          </table:table-cell>
          <table:table-cell office:value-type="float" office:value="754" calcext:value-type="float">
            <text:p>754</text:p>
          </table:table-cell>
          <table:table-cell table:formula="of:=[.D326]/[.B326]*60" office:value-type="float" office:value="24.5905511811024" calcext:value-type="float">
            <text:p>24.5905511811024</text:p>
          </table:table-cell>
          <table:table-cell table:formula="of:=[.D326]/[.C326]/[.E326]" office:value-type="float" office:value="0.0000236356701087105" calcext:value-type="float">
            <text:p>2.36356701087105E-05</text:p>
          </table:table-cell>
          <table:table-cell table:formula="of:=[.M326] * 1.60934" office:value-type="float" office:value="0.0000380378293327521" calcext:value-type="float">
            <text:p>3.80378293327521E-05</text:p>
          </table:table-cell>
          <table:table-cell table:formula="of:=[.N326]*1000" office:value-type="float" office:value="0.0380378293327521" calcext:value-type="float">
            <text:p>0.0380378293327521</text:p>
          </table:table-cell>
          <table:table-cell table:formula="of:=[.O326]*[.E326]" office:value-type="float" office:value="10.9929326771654" calcext:value-type="float">
            <text:p>10.9929326771654</text:p>
          </table:table-cell>
          <table:table-cell table:number-columns-repeated="3"/>
        </table:table-row>
        <table:table-row table:style-name="ro1">
          <table:table-cell office:value-type="date" office:date-value="2022-04-29" calcext:value-type="date">
            <text:p>04/29/22</text:p>
          </table:table-cell>
          <table:table-cell office:value-type="float" office:value="50.5" calcext:value-type="float">
            <text:p>50.5</text:p>
          </table:table-cell>
          <table:table-cell table:formula="of:=[.B327]*60" office:value-type="float" office:value="3030" calcext:value-type="float">
            <text:p>3030</text:p>
          </table:table-cell>
          <table:table-cell office:value-type="float" office:value="21.28" calcext:value-type="float">
            <text:p>21.28</text:p>
          </table:table-cell>
          <table:table-cell office:value-type="float" office:value="310" calcext:value-type="float">
            <text:p>31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326" calcext:value-type="float">
            <text:p>326</text:p>
          </table:table-cell>
          <table:table-cell office:value-type="float" office:value="880" calcext:value-type="float">
            <text:p>880</text:p>
          </table:table-cell>
          <table:table-cell office:value-type="float" office:value="799" calcext:value-type="float">
            <text:p>799</text:p>
          </table:table-cell>
          <table:table-cell table:formula="of:=[.D327]/[.B327]*60" office:value-type="float" office:value="25.2831683168317" calcext:value-type="float">
            <text:p>25.2831683168317</text:p>
          </table:table-cell>
          <table:table-cell table:formula="of:=[.D327]/[.C327]/[.E327]" office:value-type="float" office:value="0.0000226551687426807" calcext:value-type="float">
            <text:p>2.26551687426807E-05</text:p>
          </table:table-cell>
          <table:table-cell table:formula="of:=[.M327] * 1.60934" office:value-type="float" office:value="0.0000364598692643458" calcext:value-type="float">
            <text:p>3.64598692643458E-05</text:p>
          </table:table-cell>
          <table:table-cell table:formula="of:=[.N327]*1000" office:value-type="float" office:value="0.0364598692643458" calcext:value-type="float">
            <text:p>0.0364598692643458</text:p>
          </table:table-cell>
          <table:table-cell table:formula="of:=[.O327]*[.E327]" office:value-type="float" office:value="11.3025594719472" calcext:value-type="float">
            <text:p>11.3025594719472</text:p>
          </table:table-cell>
          <table:table-cell table:number-columns-repeated="3"/>
        </table:table-row>
        <table:table-row table:style-name="ro1">
          <table:table-cell office:value-type="date" office:date-value="2022-04-30" calcext:value-type="date">
            <text:p>04/30/22</text:p>
          </table:table-cell>
          <table:table-cell office:value-type="float" office:value="47" calcext:value-type="float">
            <text:p>47</text:p>
          </table:table-cell>
          <table:table-cell table:formula="of:=[.B328]*60" office:value-type="float" office:value="2820" calcext:value-type="float">
            <text:p>2820</text:p>
          </table:table-cell>
          <table:table-cell office:value-type="float" office:value="20.09" calcext:value-type="float">
            <text:p>20.09</text:p>
          </table:table-cell>
          <table:table-cell office:value-type="float" office:value="322" calcext:value-type="float">
            <text:p>322</text:p>
          </table:table-cell>
          <table:table-cell office:value-type="float" office:value="44.7" calcext:value-type="float">
            <text:p>44.7</text:p>
          </table:table-cell>
          <table:table-cell/>
          <table:table-cell table:number-columns-repeated="2" office:value-type="float" office:value="327" calcext:value-type="float">
            <text:p>327</text:p>
          </table:table-cell>
          <table:table-cell office:value-type="float" office:value="883" calcext:value-type="float">
            <text:p>883</text:p>
          </table:table-cell>
          <table:table-cell office:value-type="float" office:value="802" calcext:value-type="float">
            <text:p>802</text:p>
          </table:table-cell>
          <table:table-cell table:formula="of:=[.D328]/[.B328]*60" office:value-type="float" office:value="25.6468085106383" calcext:value-type="float">
            <text:p>25.6468085106383</text:p>
          </table:table-cell>
          <table:table-cell table:formula="of:=[.D328]/[.C328]/[.E328]" office:value-type="float" office:value="0.0000221245760098674" calcext:value-type="float">
            <text:p>2.21245760098674E-05</text:p>
          </table:table-cell>
          <table:table-cell table:formula="of:=[.M328] * 1.60934" office:value-type="float" office:value="0.00003560596515572" calcext:value-type="float">
            <text:p>3.560596515572E-05</text:p>
          </table:table-cell>
          <table:table-cell table:formula="of:=[.N328]*1000" office:value-type="float" office:value="0.03560596515572" calcext:value-type="float">
            <text:p>0.03560596515572</text:p>
          </table:table-cell>
          <table:table-cell table:formula="of:=[.O328]*[.E328]" office:value-type="float" office:value="11.4651207801418" calcext:value-type="float">
            <text:p>11.4651207801418</text:p>
          </table:table-cell>
          <table:table-cell table:number-columns-repeated="3"/>
        </table:table-row>
        <table:table-row table:style-name="ro1">
          <table:table-cell office:value-type="date" office:date-value="2022-05-01" calcext:value-type="date">
            <text:p>05/01/22</text:p>
          </table:table-cell>
          <table:table-cell office:value-type="float" office:value="48.9" calcext:value-type="float">
            <text:p>48.9</text:p>
          </table:table-cell>
          <table:table-cell table:formula="of:=[.B329]*60" office:value-type="float" office:value="2934" calcext:value-type="float">
            <text:p>2934</text:p>
          </table:table-cell>
          <table:table-cell office:value-type="float" office:value="20.15" calcext:value-type="float">
            <text:p>20.15</text:p>
          </table:table-cell>
          <table:table-cell office:value-type="float" office:value="301" calcext:value-type="float">
            <text:p>301</text:p>
          </table:table-cell>
          <table:table-cell office:value-type="float" office:value="45.7" calcext:value-type="float">
            <text:p>45.7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11" calcext:value-type="float">
            <text:p>311</text:p>
          </table:table-cell>
          <table:table-cell office:value-type="float" office:value="847" calcext:value-type="float">
            <text:p>847</text:p>
          </table:table-cell>
          <table:table-cell office:value-type="float" office:value="765" calcext:value-type="float">
            <text:p>765</text:p>
          </table:table-cell>
          <table:table-cell table:formula="of:=[.D329]/[.B329]*60" office:value-type="float" office:value="24.7239263803681" calcext:value-type="float">
            <text:p>24.7239263803681</text:p>
          </table:table-cell>
          <table:table-cell table:formula="of:=[.D329]/[.C329]/[.E329]" office:value-type="float" office:value="0.0000228164695278406" calcext:value-type="float">
            <text:p>2.28164695278406E-05</text:p>
          </table:table-cell>
          <table:table-cell table:formula="of:=[.M329] * 1.60934" office:value-type="float" office:value="0.000036719457069935" calcext:value-type="float">
            <text:p>3.6719457069935E-05</text:p>
          </table:table-cell>
          <table:table-cell table:formula="of:=[.N329]*1000" office:value-type="float" office:value="0.036719457069935" calcext:value-type="float">
            <text:p>0.036719457069935</text:p>
          </table:table-cell>
          <table:table-cell table:formula="of:=[.O329]*[.E329]" office:value-type="float" office:value="11.0525565780504" calcext:value-type="float">
            <text:p>11.0525565780504</text:p>
          </table:table-cell>
          <table:table-cell table:number-columns-repeated="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float" office:value="51.4" calcext:value-type="float">
            <text:p>51.4</text:p>
          </table:table-cell>
          <table:table-cell table:formula="of:=[.B330]*60" office:value-type="float" office:value="3084" calcext:value-type="float">
            <text:p>3084</text:p>
          </table:table-cell>
          <table:table-cell office:value-type="float" office:value="21.37" calcext:value-type="float">
            <text:p>21.37</text:p>
          </table:table-cell>
          <table:table-cell office:value-type="float" office:value="310" calcext:value-type="float">
            <text:p>310</text:p>
          </table:table-cell>
          <table:table-cell office:value-type="float" office:value="46.2" calcext:value-type="float">
            <text:p>46.2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336" calcext:value-type="float">
            <text:p>336</text:p>
          </table:table-cell>
          <table:table-cell office:value-type="float" office:value="883" calcext:value-type="float">
            <text:p>883</text:p>
          </table:table-cell>
          <table:table-cell office:value-type="float" office:value="806" calcext:value-type="float">
            <text:p>806</text:p>
          </table:table-cell>
          <table:table-cell table:formula="of:=[.D330]/[.B330]*60" office:value-type="float" office:value="24.9455252918288" calcext:value-type="float">
            <text:p>24.9455252918288</text:p>
          </table:table-cell>
          <table:table-cell table:formula="of:=[.D330]/[.C330]/[.E330]" office:value-type="float" office:value="0.0000223526212292373" calcext:value-type="float">
            <text:p>2.23526212292373E-05</text:p>
          </table:table-cell>
          <table:table-cell table:formula="of:=[.M330] * 1.60934" office:value-type="float" office:value="0.0000359729674490607" calcext:value-type="float">
            <text:p>3.59729674490607E-05</text:p>
          </table:table-cell>
          <table:table-cell table:formula="of:=[.N330]*1000" office:value-type="float" office:value="0.0359729674490607" calcext:value-type="float">
            <text:p>0.0359729674490607</text:p>
          </table:table-cell>
          <table:table-cell table:formula="of:=[.O330]*[.E330]" office:value-type="float" office:value="11.1516199092088" calcext:value-type="float">
            <text:p>11.1516199092088</text:p>
          </table:table-cell>
          <table:table-cell table:number-columns-repeated="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float" office:value="49.1" calcext:value-type="float">
            <text:p>49.1</text:p>
          </table:table-cell>
          <table:table-cell table:formula="of:=[.B331]*60" office:value-type="float" office:value="2946" calcext:value-type="float">
            <text:p>2946</text:p>
          </table:table-cell>
          <table:table-cell office:value-type="float" office:value="20.88" calcext:value-type="float">
            <text:p>20.88</text:p>
          </table:table-cell>
          <table:table-cell office:value-type="float" office:value="312" calcext:value-type="float">
            <text:p>312</text:p>
          </table:table-cell>
          <table:table-cell office:value-type="float" office:value="46.5" calcext:value-type="float">
            <text:p>46.5</text:p>
          </table:table-cell>
          <table:table-cell office:value-type="float" office:value="20.05" calcext:value-type="float">
            <text:p>20.05</text:p>
          </table:table-cell>
          <table:table-cell office:value-type="float" office:value="322" calcext:value-type="float">
            <text:p>322</text:p>
          </table:table-cell>
          <table:table-cell office:value-type="float" office:value="325" calcext:value-type="float">
            <text:p>325</text:p>
          </table:table-cell>
          <table:table-cell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331]/[.B331]*60" office:value-type="float" office:value="25.5152749490835" calcext:value-type="float">
            <text:p>25.5152749490835</text:p>
          </table:table-cell>
          <table:table-cell table:formula="of:=[.D331]/[.C331]/[.E331]" office:value-type="float" office:value="0.0000227165909446969" calcext:value-type="float">
            <text:p>2.27165909446969E-05</text:p>
          </table:table-cell>
          <table:table-cell table:formula="of:=[.M331] * 1.60934" office:value-type="float" office:value="0.0000365587184709384" calcext:value-type="float">
            <text:p>3.65587184709384E-05</text:p>
          </table:table-cell>
          <table:table-cell table:formula="of:=[.N331]*1000" office:value-type="float" office:value="0.0365587184709384" calcext:value-type="float">
            <text:p>0.0365587184709384</text:p>
          </table:table-cell>
          <table:table-cell table:formula="of:=[.O331]*[.E331]" office:value-type="float" office:value="11.4063201629328" calcext:value-type="float">
            <text:p>11.4063201629328</text:p>
          </table:table-cell>
          <table:table-cell table:number-columns-repeated="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float" office:value="48" calcext:value-type="float">
            <text:p>48</text:p>
          </table:table-cell>
          <table:table-cell table:formula="of:=[.B332]*60" office:value-type="float" office:value="2880" calcext:value-type="float">
            <text:p>2880</text:p>
          </table:table-cell>
          <table:table-cell office:value-type="float" office:value="19.98" calcext:value-type="float">
            <text:p>19.98</text:p>
          </table:table-cell>
          <table:table-cell office:value-type="float" office:value="304" calcext:value-type="float">
            <text:p>304</text:p>
          </table:table-cell>
          <table:table-cell office:value-type="float" office:value="42.3" calcext:value-type="float">
            <text:p>42.3</text:p>
          </table:table-cell>
          <table:table-cell office:value-type="float" office:value="18.28" calcext:value-type="float">
            <text:p>18.28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821" calcext:value-type="float">
            <text:p>821</text:p>
          </table:table-cell>
          <table:table-cell office:value-type="float" office:value="747" calcext:value-type="float">
            <text:p>747</text:p>
          </table:table-cell>
          <table:table-cell table:formula="of:=[.D332]/[.B332]*60" office:value-type="float" office:value="24.975" calcext:value-type="float">
            <text:p>24.975</text:p>
          </table:table-cell>
          <table:table-cell table:formula="of:=[.D332]/[.C332]/[.E332]" office:value-type="float" office:value="0.0000228207236842105" calcext:value-type="float">
            <text:p>2.28207236842105E-05</text:p>
          </table:table-cell>
          <table:table-cell table:formula="of:=[.M332] * 1.60934" office:value-type="float" office:value="0.0000367263034539474" calcext:value-type="float">
            <text:p>3.67263034539474E-05</text:p>
          </table:table-cell>
          <table:table-cell table:formula="of:=[.N332]*1000" office:value-type="float" office:value="0.0367263034539474" calcext:value-type="float">
            <text:p>0.0367263034539474</text:p>
          </table:table-cell>
          <table:table-cell table:formula="of:=[.O332]*[.E332]" office:value-type="float" office:value="11.16479625" calcext:value-type="float">
            <text:p>11.16479625</text:p>
          </table:table-cell>
          <table:table-cell table:number-columns-repeated="3"/>
        </table:table-row>
        <table:table-row table:style-name="ro1">
          <table:table-cell office:value-type="date" office:date-value="2022-05-06" calcext:value-type="date">
            <text:p>05/06/22</text:p>
          </table:table-cell>
          <table:table-cell office:value-type="float" office:value="48.5" calcext:value-type="float">
            <text:p>48.5</text:p>
          </table:table-cell>
          <table:table-cell table:formula="of:=[.B333]*60" office:value-type="float" office:value="2910" calcext:value-type="float">
            <text:p>2910</text:p>
          </table:table-cell>
          <table:table-cell office:value-type="float" office:value="21.17" calcext:value-type="float">
            <text:p>21.17</text:p>
          </table:table-cell>
          <table:table-cell office:value-type="float" office:value="336" calcext:value-type="float">
            <text:p>336</text:p>
          </table:table-cell>
          <table:table-cell office:value-type="float" office:value="43.4" calcext:value-type="float">
            <text:p>43.4</text:p>
          </table:table-cell>
          <table:table-cell/>
          <table:table-cell office:value-type="float" office:value="348" calcext:value-type="float">
            <text:p>348</text:p>
          </table:table-cell>
          <table:table-cell table:number-columns-repeated="3"/>
          <table:table-cell table:formula="of:=[.D333]/[.B333]*60" office:value-type="float" office:value="26.1896907216495" calcext:value-type="float">
            <text:p>26.1896907216495</text:p>
          </table:table-cell>
          <table:table-cell table:formula="of:=[.D333]/[.C333]/[.E333]" office:value-type="float" office:value="0.0000216515300278187" calcext:value-type="float">
            <text:p>2.16515300278187E-05</text:p>
          </table:table-cell>
          <table:table-cell table:formula="of:=[.M333] * 1.60934" office:value-type="float" office:value="0.0000348446733349697" calcext:value-type="float">
            <text:p>3.48446733349697E-05</text:p>
          </table:table-cell>
          <table:table-cell table:formula="of:=[.N333]*1000" office:value-type="float" office:value="0.0348446733349697" calcext:value-type="float">
            <text:p>0.0348446733349697</text:p>
          </table:table-cell>
          <table:table-cell table:formula="of:=[.O333]*[.E333]" office:value-type="float" office:value="11.7078102405498" calcext:value-type="float">
            <text:p>11.7078102405498</text:p>
          </table:table-cell>
          <table:table-cell table:number-columns-repeated="3"/>
        </table:table-row>
        <table:table-row table:style-name="ro1">
          <table:table-cell office:value-type="date" office:date-value="2022-05-07" calcext:value-type="date">
            <text:p>05/07/22</text:p>
          </table:table-cell>
          <table:table-cell office:value-type="float" office:value="46.6" calcext:value-type="float">
            <text:p>46.6</text:p>
          </table:table-cell>
          <table:table-cell table:formula="of:=[.B334]*60" office:value-type="float" office:value="2796" calcext:value-type="float">
            <text:p>2796</text:p>
          </table:table-cell>
          <table:table-cell office:value-type="float" office:value="19.91" calcext:value-type="float">
            <text:p>19.91</text:p>
          </table:table-cell>
          <table:table-cell office:value-type="float" office:value="317" calcext:value-type="float">
            <text:p>317</text:p>
          </table:table-cell>
          <table:table-cell office:value-type="float" office:value="42" calcext:value-type="float">
            <text:p>42</text:p>
          </table:table-cell>
          <table:table-cell office:value-type="float" office:value="18.3" calcext:value-type="float">
            <text:p>18.3</text:p>
          </table:table-cell>
          <table:table-cell office:value-type="float" office:value="331" calcext:value-type="float">
            <text:p>331</text:p>
          </table:table-cell>
          <table:table-cell office:value-type="float" office:value="326" calcext:value-type="float">
            <text:p>326</text:p>
          </table:table-cell>
          <table:table-cell office:value-type="float" office:value="844" calcext:value-type="float">
            <text:p>844</text:p>
          </table:table-cell>
          <table:table-cell office:value-type="float" office:value="767" calcext:value-type="float">
            <text:p>767</text:p>
          </table:table-cell>
          <table:table-cell table:formula="of:=[.D334]/[.B334]*60" office:value-type="float" office:value="25.6351931330472" calcext:value-type="float">
            <text:p>25.6351931330472</text:p>
          </table:table-cell>
          <table:table-cell table:formula="of:=[.D334]/[.C334]/[.E334]" office:value-type="float" office:value="0.0000224633658719306" calcext:value-type="float">
            <text:p>2.24633658719306E-05</text:p>
          </table:table-cell>
          <table:table-cell table:formula="of:=[.M334] * 1.60934" office:value-type="float" office:value="0.0000361511932323328" calcext:value-type="float">
            <text:p>3.61511932323328E-05</text:p>
          </table:table-cell>
          <table:table-cell table:formula="of:=[.N334]*1000" office:value-type="float" office:value="0.0361511932323328" calcext:value-type="float">
            <text:p>0.0361511932323328</text:p>
          </table:table-cell>
          <table:table-cell table:formula="of:=[.O334]*[.E334]" office:value-type="float" office:value="11.4599282546495" calcext:value-type="float">
            <text:p>11.4599282546495</text:p>
          </table:table-cell>
          <table:table-cell table:number-columns-repeated="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float" office:value="46.7" calcext:value-type="float">
            <text:p>46.7</text:p>
          </table:table-cell>
          <table:table-cell table:formula="of:=[.B335]*60" office:value-type="float" office:value="2802" calcext:value-type="float">
            <text:p>2802</text:p>
          </table:table-cell>
          <table:table-cell office:value-type="float" office:value="20.02" calcext:value-type="float">
            <text:p>20.02</text:p>
          </table:table-cell>
          <table:table-cell office:value-type="float" office:value="324" calcext:value-type="float">
            <text:p>324</text:p>
          </table:table-cell>
          <table:table-cell office:value-type="float" office:value="44.4" calcext:value-type="float">
            <text:p>44.4</text:p>
          </table:table-cell>
          <table:table-cell/>
          <table:table-cell office:value-type="float" office:value="334" calcext:value-type="float">
            <text:p>334</text:p>
          </table:table-cell>
          <table:table-cell office:value-type="float" office:value="337" calcext:value-type="float">
            <text:p>337</text:p>
          </table:table-cell>
          <table:table-cell office:value-type="float" office:value="867" calcext:value-type="float">
            <text:p>867</text:p>
          </table:table-cell>
          <table:table-cell office:value-type="float" office:value="791" calcext:value-type="float">
            <text:p>791</text:p>
          </table:table-cell>
          <table:table-cell table:formula="of:=[.D335]/[.B335]*60" office:value-type="float" office:value="25.7216274089936" calcext:value-type="float">
            <text:p>25.7216274089936</text:p>
          </table:table-cell>
          <table:table-cell table:formula="of:=[.D335]/[.C335]/[.E335]" office:value-type="float" office:value="0.0000220521496990686" calcext:value-type="float">
            <text:p>2.20521496990686E-05</text:p>
          </table:table-cell>
          <table:table-cell table:formula="of:=[.M335] * 1.60934" office:value-type="float" office:value="0.000035489406596699" calcext:value-type="float">
            <text:p>3.5489406596699E-05</text:p>
          </table:table-cell>
          <table:table-cell table:formula="of:=[.N335]*1000" office:value-type="float" office:value="0.035489406596699" calcext:value-type="float">
            <text:p>0.035489406596699</text:p>
          </table:table-cell>
          <table:table-cell table:formula="of:=[.O335]*[.E335]" office:value-type="float" office:value="11.4985677373305" calcext:value-type="float">
            <text:p>11.4985677373305</text:p>
          </table:table-cell>
          <table:table-cell table:number-columns-repeated="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float" office:value="48.3" calcext:value-type="float">
            <text:p>48.3</text:p>
          </table:table-cell>
          <table:table-cell table:formula="of:=[.B336]*60" office:value-type="float" office:value="2898" calcext:value-type="float">
            <text:p>2898</text:p>
          </table:table-cell>
          <table:table-cell office:value-type="float" office:value="20.89" calcext:value-type="float">
            <text:p>20.89</text:p>
          </table:table-cell>
          <table:table-cell office:value-type="float" office:value="328" calcext:value-type="float">
            <text:p>328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float" office:value="340" calcext:value-type="float">
            <text:p>340</text:p>
          </table:table-cell>
          <table:table-cell office:value-type="float" office:value="913" calcext:value-type="float">
            <text:p>913</text:p>
          </table:table-cell>
          <table:table-cell office:value-type="float" office:value="835" calcext:value-type="float">
            <text:p>835</text:p>
          </table:table-cell>
          <table:table-cell table:formula="of:=[.D336]/[.B336]*60" office:value-type="float" office:value="25.9503105590062" calcext:value-type="float">
            <text:p>25.9503105590062</text:p>
          </table:table-cell>
          <table:table-cell table:formula="of:=[.D336]/[.C336]/[.E336]" office:value-type="float" office:value="0.0000219768890235486" calcext:value-type="float">
            <text:p>2.19768890235486E-05</text:p>
          </table:table-cell>
          <table:table-cell table:formula="of:=[.M336] * 1.60934" office:value-type="float" office:value="0.0000353682865811577" calcext:value-type="float">
            <text:p>3.53682865811577E-05</text:p>
          </table:table-cell>
          <table:table-cell table:formula="of:=[.N336]*1000" office:value-type="float" office:value="0.0353682865811577" calcext:value-type="float">
            <text:p>0.0353682865811577</text:p>
          </table:table-cell>
          <table:table-cell table:formula="of:=[.O336]*[.E336]" office:value-type="float" office:value="11.6007979986197" calcext:value-type="float">
            <text:p>11.6007979986197</text:p>
          </table:table-cell>
          <table:table-cell table:number-columns-repeated="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float" office:value="48.7" calcext:value-type="float">
            <text:p>48.7</text:p>
          </table:table-cell>
          <table:table-cell table:formula="of:=[.B337]*60" office:value-type="float" office:value="2922" calcext:value-type="float">
            <text:p>2922</text:p>
          </table:table-cell>
          <table:table-cell office:value-type="float" office:value="20.42" calcext:value-type="float">
            <text:p>20.42</text:p>
          </table:table-cell>
          <table:table-cell office:value-type="float" office:value="302" calcext:value-type="float">
            <text:p>302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321" calcext:value-type="float">
            <text:p>321</text:p>
          </table:table-cell>
          <table:table-cell office:value-type="float" office:value="836" calcext:value-type="float">
            <text:p>836</text:p>
          </table:table-cell>
          <table:table-cell office:value-type="float" office:value="759" calcext:value-type="float">
            <text:p>759</text:p>
          </table:table-cell>
          <table:table-cell table:formula="of:=[.D337]/[.B337]*60" office:value-type="float" office:value="25.1581108829569" calcext:value-type="float">
            <text:p>25.1581108829569</text:p>
          </table:table-cell>
          <table:table-cell table:formula="of:=[.D337]/[.C337]/[.E337]" office:value-type="float" office:value="0.0000231402785899162" calcext:value-type="float">
            <text:p>2.31402785899162E-05</text:p>
          </table:table-cell>
          <table:table-cell table:formula="of:=[.M337] * 1.60934" office:value-type="float" office:value="0.0000372405759458957" calcext:value-type="float">
            <text:p>3.72405759458957E-05</text:p>
          </table:table-cell>
          <table:table-cell table:formula="of:=[.N337]*1000" office:value-type="float" office:value="0.0372405759458957" calcext:value-type="float">
            <text:p>0.0372405759458957</text:p>
          </table:table-cell>
          <table:table-cell table:formula="of:=[.O337]*[.E337]" office:value-type="float" office:value="11.2466539356605" calcext:value-type="float">
            <text:p>11.2466539356605</text:p>
          </table:table-cell>
          <table:table-cell table:number-columns-repeated="3"/>
        </table:table-row>
        <table:table-row table:style-name="ro1">
          <table:table-cell office:value-type="date" office:date-value="2022-05-13" calcext:value-type="date">
            <text:p>05/13/22</text:p>
          </table:table-cell>
          <table:table-cell office:value-type="float" office:value="50.8" calcext:value-type="float">
            <text:p>50.8</text:p>
          </table:table-cell>
          <table:table-cell table:formula="of:=[.B338]*60" office:value-type="float" office:value="3048" calcext:value-type="float">
            <text:p>3048</text:p>
          </table:table-cell>
          <table:table-cell office:value-type="float" office:value="22.37" calcext:value-type="float">
            <text:p>22.37</text:p>
          </table:table-cell>
          <table:table-cell office:value-type="float" office:value="345" calcext:value-type="float">
            <text:p>345</text:p>
          </table:table-cell>
          <table:table-cell office:value-type="float" office:value="46.3" calcext:value-type="float">
            <text:p>46.3</text:p>
          </table:table-cell>
          <table:table-cell office:value-type="float" office:value="20.64" calcext:value-type="float">
            <text:p>20.64</text:p>
          </table:table-cell>
          <table:table-cell office:value-type="float" office:value="356" calcext:value-type="float">
            <text:p>356</text:p>
          </table:table-cell>
          <table:table-cell office:value-type="float" office:value="359" calcext:value-type="float">
            <text:p>359</text:p>
          </table:table-cell>
          <table:table-cell office:value-type="float" office:value="956" calcext:value-type="float">
            <text:p>956</text:p>
          </table:table-cell>
          <table:table-cell office:value-type="float" office:value="880" calcext:value-type="float">
            <text:p>880</text:p>
          </table:table-cell>
          <table:table-cell table:formula="of:=[.D338]/[.B338]*60" office:value-type="float" office:value="26.4212598425197" calcext:value-type="float">
            <text:p>26.4212598425197</text:p>
          </table:table-cell>
          <table:table-cell table:formula="of:=[.D338]/[.C338]/[.E338]" office:value-type="float" office:value="0.0000212731560728822" calcext:value-type="float">
            <text:p>2.12731560728822E-05</text:p>
          </table:table-cell>
          <table:table-cell table:formula="of:=[.M338] * 1.60934" office:value-type="float" office:value="0.0000342357409943322" calcext:value-type="float">
            <text:p>3.42357409943322E-05</text:p>
          </table:table-cell>
          <table:table-cell table:formula="of:=[.N338]*1000" office:value-type="float" office:value="0.0342357409943322" calcext:value-type="float">
            <text:p>0.0342357409943322</text:p>
          </table:table-cell>
          <table:table-cell table:formula="of:=[.O338]*[.E338]" office:value-type="float" office:value="11.8113306430446" calcext:value-type="float">
            <text:p>11.8113306430446</text:p>
          </table:table-cell>
          <table:table-cell table:number-columns-repeated="3"/>
        </table:table-row>
        <table:table-row table:style-name="ro1">
          <table:table-cell office:value-type="date" office:date-value="2022-05-15" calcext:value-type="date">
            <text:p>05/15/22</text:p>
          </table:table-cell>
          <table:table-cell office:value-type="float" office:value="50.1" calcext:value-type="float">
            <text:p>50.1</text:p>
          </table:table-cell>
          <table:table-cell table:formula="of:=[.B339]*60" office:value-type="float" office:value="3006" calcext:value-type="float">
            <text:p>3006</text:p>
          </table:table-cell>
          <table:table-cell office:value-type="float" office:value="21.86" calcext:value-type="float">
            <text:p>21.86</text:p>
          </table:table-cell>
          <table:table-cell office:value-type="float" office:value="335" calcext:value-type="float">
            <text:p>335</text:p>
          </table:table-cell>
          <table:table-cell office:value-type="float" office:value="45.3" calcext:value-type="float">
            <text:p>45.3</text:p>
          </table:table-cell>
          <table:table-cell office:value-type="float" office:value="20" calcext:value-type="float">
            <text:p>20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9" calcext:value-type="float">
            <text:p>929</text:p>
          </table:table-cell>
          <table:table-cell office:value-type="float" office:value="851" calcext:value-type="float">
            <text:p>851</text:p>
          </table:table-cell>
          <table:table-cell table:formula="of:=[.D339]/[.B339]*60" office:value-type="float" office:value="26.1796407185629" calcext:value-type="float">
            <text:p>26.1796407185629</text:p>
          </table:table-cell>
          <table:table-cell table:formula="of:=[.D339]/[.C339]/[.E339]" office:value-type="float" office:value="0.0000217078281248448" calcext:value-type="float">
            <text:p>2.17078281248448E-05</text:p>
          </table:table-cell>
          <table:table-cell table:formula="of:=[.M339] * 1.60934" office:value-type="float" office:value="0.0000349352761144378" calcext:value-type="float">
            <text:p>3.49352761144378E-05</text:p>
          </table:table-cell>
          <table:table-cell table:formula="of:=[.N339]*1000" office:value-type="float" office:value="0.0349352761144378" calcext:value-type="float">
            <text:p>0.0349352761144378</text:p>
          </table:table-cell>
          <table:table-cell table:formula="of:=[.O339]*[.E339]" office:value-type="float" office:value="11.7033174983367" calcext:value-type="float">
            <text:p>11.7033174983367</text:p>
          </table:table-cell>
          <table:table-cell table:number-columns-repeated="3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float" office:value="49.3" calcext:value-type="float">
            <text:p>49.3</text:p>
          </table:table-cell>
          <table:table-cell table:formula="of:=[.B340]*60" office:value-type="float" office:value="2958" calcext:value-type="float">
            <text:p>2958</text:p>
          </table:table-cell>
          <table:table-cell office:value-type="float" office:value="19.51" calcext:value-type="float">
            <text:p>19.51</text:p>
          </table:table-cell>
          <table:table-cell office:value-type="float" office:value="270" calcext:value-type="float">
            <text:p>270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float" office:value="284" calcext:value-type="float">
            <text:p>284</text:p>
          </table:table-cell>
          <table:table-cell office:value-type="float" office:value="763" calcext:value-type="float">
            <text:p>763</text:p>
          </table:table-cell>
          <table:table-cell office:value-type="float" office:value="680" calcext:value-type="float">
            <text:p>680</text:p>
          </table:table-cell>
          <table:table-cell table:formula="of:=[.D340]/[.B340]*60" office:value-type="float" office:value="23.7444219066937" calcext:value-type="float">
            <text:p>23.7444219066937</text:p>
          </table:table-cell>
          <table:table-cell table:formula="of:=[.D340]/[.C340]/[.E340]" office:value-type="float" office:value="0.0000244284175994791" calcext:value-type="float">
            <text:p>2.44284175994791E-05</text:p>
          </table:table-cell>
          <table:table-cell table:formula="of:=[.M340] * 1.60934" office:value-type="float" office:value="0.0000393136295795457" calcext:value-type="float">
            <text:p>3.93136295795457E-05</text:p>
          </table:table-cell>
          <table:table-cell table:formula="of:=[.N340]*1000" office:value-type="float" office:value="0.0393136295795458" calcext:value-type="float">
            <text:p>0.0393136295795458</text:p>
          </table:table-cell>
          <table:table-cell table:formula="of:=[.O340]*[.E340]" office:value-type="float" office:value="10.6146799864774" calcext:value-type="float">
            <text:p>10.6146799864774</text:p>
          </table:table-cell>
          <table:table-cell table:number-columns-repeated="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float" office:value="48.9" calcext:value-type="float">
            <text:p>48.9</text:p>
          </table:table-cell>
          <table:table-cell table:formula="of:=[.B341]*60" office:value-type="float" office:value="2934" calcext:value-type="float">
            <text:p>2934</text:p>
          </table:table-cell>
          <table:table-cell office:value-type="float" office:value="20.38" calcext:value-type="float">
            <text:p>20.3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328" calcext:value-type="float">
            <text:p>328</text:p>
          </table:table-cell>
          <table:table-cell office:value-type="float" office:value="855" calcext:value-type="float">
            <text:p>855</text:p>
          </table:table-cell>
          <table:table-cell office:value-type="float" office:value="778" calcext:value-type="float">
            <text:p>778</text:p>
          </table:table-cell>
          <table:table-cell table:formula="of:=[.D341]/[.B341]*60" office:value-type="float" office:value="25.0061349693252" calcext:value-type="float">
            <text:p>25.0061349693252</text:p>
          </table:table-cell>
          <table:table-cell table:formula="of:=[.D341]/[.C341]/[.E341]" office:value-type="float" office:value="0.0000226998320346089" calcext:value-type="float">
            <text:p>2.26998320346089E-05</text:p>
          </table:table-cell>
          <table:table-cell table:formula="of:=[.M341] * 1.60934" office:value-type="float" office:value="0.0000365317476865775" calcext:value-type="float">
            <text:p>3.65317476865775E-05</text:p>
          </table:table-cell>
          <table:table-cell table:formula="of:=[.N341]*1000" office:value-type="float" office:value="0.0365317476865775" calcext:value-type="float">
            <text:p>0.0365317476865775</text:p>
          </table:table-cell>
          <table:table-cell table:formula="of:=[.O341]*[.E341]" office:value-type="float" office:value="11.1787147920927" calcext:value-type="float">
            <text:p>11.1787147920927</text:p>
          </table:table-cell>
          <table:table-cell table:number-columns-repeated="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float" office:value="46.5" calcext:value-type="float">
            <text:p>46.5</text:p>
          </table:table-cell>
          <table:table-cell table:formula="of:=[.B342]*60" office:value-type="float" office:value="2790" calcext:value-type="float">
            <text:p>2790</text:p>
          </table:table-cell>
          <table:table-cell office:value-type="float" office:value="19.77" calcext:value-type="float">
            <text:p>19.77</text:p>
          </table:table-cell>
          <table:table-cell office:value-type="float" office:value="317" calcext:value-type="float">
            <text:p>317</text:p>
          </table:table-cell>
          <table:table-cell office:value-type="float" office:value="44.9" calcext:value-type="float">
            <text:p>44.9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324" calcext:value-type="float">
            <text:p>324</text:p>
          </table:table-cell>
          <table:table-cell office:value-type="float" office:value="861" calcext:value-type="float">
            <text:p>861</text:p>
          </table:table-cell>
          <table:table-cell office:value-type="float" office:value="782" calcext:value-type="float">
            <text:p>782</text:p>
          </table:table-cell>
          <table:table-cell table:formula="of:=[.D342]/[.B342]*60" office:value-type="float" office:value="25.5096774193548" calcext:value-type="float">
            <text:p>25.5096774193548</text:p>
          </table:table-cell>
          <table:table-cell table:formula="of:=[.D342]/[.C342]/[.E342]" office:value-type="float" office:value="0.000022353380143143" calcext:value-type="float">
            <text:p>2.2353380143143E-05</text:p>
          </table:table-cell>
          <table:table-cell table:formula="of:=[.M342] * 1.60934" office:value-type="float" office:value="0.0000359741887995658" calcext:value-type="float">
            <text:p>3.59741887995658E-05</text:p>
          </table:table-cell>
          <table:table-cell table:formula="of:=[.N342]*1000" office:value-type="float" office:value="0.0359741887995658" calcext:value-type="float">
            <text:p>0.0359741887995658</text:p>
          </table:table-cell>
          <table:table-cell table:formula="of:=[.O342]*[.E342]" office:value-type="float" office:value="11.4038178494624" calcext:value-type="float">
            <text:p>11.4038178494624</text:p>
          </table:table-cell>
          <table:table-cell table:number-columns-repeated="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float" office:value="52.4" calcext:value-type="float">
            <text:p>52.4</text:p>
          </table:table-cell>
          <table:table-cell table:formula="of:=[.B343]*60" office:value-type="float" office:value="3144" calcext:value-type="float">
            <text:p>3144</text:p>
          </table:table-cell>
          <table:table-cell office:value-type="float" office:value="20.01" calcext:value-type="float">
            <text:p>20.01</text:p>
          </table:table-cell>
          <table:table-cell office:value-type="float" office:value="306" calcext:value-type="float">
            <text:p>306</text:p>
          </table:table-cell>
          <table:table-cell office:value-type="float" office:value="50.7" calcext:value-type="float">
            <text:p>50.7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775" calcext:value-type="float">
            <text:p>775</text:p>
          </table:table-cell>
          <table:table-cell office:value-type="float" office:value="701" calcext:value-type="float">
            <text:p>701</text:p>
          </table:table-cell>
          <table:table-cell table:formula="of:=[.D343]/[.B343]*60" office:value-type="float" office:value="22.912213740458" calcext:value-type="float">
            <text:p>22.912213740458</text:p>
          </table:table-cell>
          <table:table-cell table:formula="of:=[.D343]/[.C343]/[.E343]" office:value-type="float" office:value="0.0000207990320810258" calcext:value-type="float">
            <text:p>2.07990320810258E-05</text:p>
          </table:table-cell>
          <table:table-cell table:formula="of:=[.M343] * 1.60934" office:value-type="float" office:value="0.0000334727142892781" calcext:value-type="float">
            <text:p>3.34727142892781E-05</text:p>
          </table:table-cell>
          <table:table-cell table:formula="of:=[.N343]*1000" office:value-type="float" office:value="0.0334727142892781" calcext:value-type="float">
            <text:p>0.0334727142892781</text:p>
          </table:table-cell>
          <table:table-cell table:formula="of:=[.O343]*[.E343]" office:value-type="float" office:value="10.2426505725191" calcext:value-type="float">
            <text:p>10.2426505725191</text:p>
          </table:table-cell>
          <table:table-cell table:number-columns-repeated="3"/>
        </table:table-row>
        <table:table-row table:style-name="ro1">
          <table:table-cell office:value-type="date" office:date-value="2022-05-20" calcext:value-type="date">
            <text:p>05/20/22</text:p>
          </table:table-cell>
          <table:table-cell office:value-type="float" office:value="50.3" calcext:value-type="float">
            <text:p>50.3</text:p>
          </table:table-cell>
          <table:table-cell table:formula="of:=[.B344]*60" office:value-type="float" office:value="3018" calcext:value-type="float">
            <text:p>3018</text:p>
          </table:table-cell>
          <table:table-cell office:value-type="float" office:value="21.86" calcext:value-type="float">
            <text:p>21.86</text:p>
          </table:table-cell>
          <table:table-cell office:value-type="float" office:value="335" calcext:value-type="float">
            <text:p>335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53" calcext:value-type="float">
            <text:p>353</text:p>
          </table:table-cell>
          <table:table-cell office:value-type="float" office:value="357" calcext:value-type="float">
            <text:p>357</text:p>
          </table:table-cell>
          <table:table-cell office:value-type="float" office:value="951" calcext:value-type="float">
            <text:p>951</text:p>
          </table:table-cell>
          <table:table-cell office:value-type="float" office:value="875" calcext:value-type="float">
            <text:p>875</text:p>
          </table:table-cell>
          <table:table-cell table:formula="of:=[.D344]/[.B344]*60" office:value-type="float" office:value="26.0755467196819" calcext:value-type="float">
            <text:p>26.0755467196819</text:p>
          </table:table-cell>
          <table:table-cell table:formula="of:=[.D344]/[.C344]/[.E344]" office:value-type="float" office:value="0.0000216215146929369" calcext:value-type="float">
            <text:p>2.16215146929369E-05</text:p>
          </table:table-cell>
          <table:table-cell table:formula="of:=[.M344] * 1.60934" office:value-type="float" office:value="0.0000347963684559311" calcext:value-type="float">
            <text:p>3.47963684559311E-05</text:p>
          </table:table-cell>
          <table:table-cell table:formula="of:=[.N344]*1000" office:value-type="float" office:value="0.0347963684559311" calcext:value-type="float">
            <text:p>0.0347963684559311</text:p>
          </table:table-cell>
          <table:table-cell table:formula="of:=[.O344]*[.E344]" office:value-type="float" office:value="11.6567834327369" calcext:value-type="float">
            <text:p>11.6567834327369</text:p>
          </table:table-cell>
          <table:table-cell table:number-columns-repeated="3"/>
        </table:table-row>
        <table:table-row table:style-name="ro1">
          <table:table-cell office:value-type="date" office:date-value="2022-05-21" calcext:value-type="date">
            <text:p>05/21/22</text:p>
          </table:table-cell>
          <table:table-cell office:value-type="float" office:value="45.3" calcext:value-type="float">
            <text:p>45.3</text:p>
          </table:table-cell>
          <table:table-cell table:formula="of:=[.B345]*60" office:value-type="float" office:value="2718" calcext:value-type="float">
            <text:p>2718</text:p>
          </table:table-cell>
          <table:table-cell office:value-type="float" office:value="20.41" calcext:value-type="float">
            <text:p>20.41</text:p>
          </table:table-cell>
          <table:table-cell office:value-type="float" office:value="368" calcext:value-type="float">
            <text:p>368</text:p>
          </table:table-cell>
          <table:table-cell office:value-type="float" office:value="42.3" calcext:value-type="float">
            <text:p>42.3</text:p>
          </table:table-cell>
          <table:table-cell office:value-type="float" office:value="19.38" calcext:value-type="float">
            <text:p>19.38</text:p>
          </table:table-cell>
          <table:table-cell office:value-type="float" office:value="381" calcext:value-type="float">
            <text:p>381</text:p>
          </table:table-cell>
          <table:table-cell office:value-type="float" office:value="375" calcext:value-type="float">
            <text:p>375</text:p>
          </table:table-cell>
          <table:table-cell office:value-type="float" office:value="954" calcext:value-type="float">
            <text:p>954</text:p>
          </table:table-cell>
          <table:table-cell office:value-type="float" office:value="883" calcext:value-type="float">
            <text:p>883</text:p>
          </table:table-cell>
          <table:table-cell table:formula="of:=[.D345]/[.B345]*60" office:value-type="float" office:value="27.0331125827815" calcext:value-type="float">
            <text:p>27.0331125827815</text:p>
          </table:table-cell>
          <table:table-cell table:formula="of:=[.D345]/[.C345]/[.E345]" office:value-type="float" office:value="0.0000204054291838628" calcext:value-type="float">
            <text:p>2.04054291838628E-05</text:p>
          </table:table-cell>
          <table:table-cell table:formula="of:=[.M345] * 1.60934" office:value-type="float" office:value="0.0000328392734027578" calcext:value-type="float">
            <text:p>3.28392734027578E-05</text:p>
          </table:table-cell>
          <table:table-cell table:formula="of:=[.N345]*1000" office:value-type="float" office:value="0.0328392734027578" calcext:value-type="float">
            <text:p>0.0328392734027578</text:p>
          </table:table-cell>
          <table:table-cell table:formula="of:=[.O345]*[.E345]" office:value-type="float" office:value="12.0848526122149" calcext:value-type="float">
            <text:p>12.0848526122149</text:p>
          </table:table-cell>
          <table:table-cell table:number-columns-repeated="3"/>
        </table:table-row>
        <table:table-row table:style-name="ro1">
          <table:table-cell office:value-type="date" office:date-value="2022-05-22" calcext:value-type="date">
            <text:p>05/22/22</text:p>
          </table:table-cell>
          <table:table-cell office:value-type="float" office:value="50.4" calcext:value-type="float">
            <text:p>50.4</text:p>
          </table:table-cell>
          <table:table-cell table:formula="of:=[.B346]*60" office:value-type="float" office:value="3024" calcext:value-type="float">
            <text:p>3024</text:p>
          </table:table-cell>
          <table:table-cell office:value-type="float" office:value="21.49" calcext:value-type="float">
            <text:p>21.49</text:p>
          </table:table-cell>
          <table:table-cell office:value-type="float" office:value="317" calcext:value-type="float">
            <text:p>317</text:p>
          </table:table-cell>
          <table:table-cell office:value-type="float" office:value="46.8" calcext:value-type="float">
            <text:p>46.8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332" calcext:value-type="float">
            <text:p>332</text:p>
          </table:table-cell>
          <table:table-cell office:value-type="float" office:value="894" calcext:value-type="float">
            <text:p>894</text:p>
          </table:table-cell>
          <table:table-cell office:value-type="float" office:value="814" calcext:value-type="float">
            <text:p>814</text:p>
          </table:table-cell>
          <table:table-cell table:formula="of:=[.D346]/[.B346]*60" office:value-type="float" office:value="25.5833333333333" calcext:value-type="float">
            <text:p>25.5833333333333</text:p>
          </table:table-cell>
          <table:table-cell table:formula="of:=[.D346]/[.C346]/[.E346]" office:value-type="float" office:value="0.0000224179226545157" calcext:value-type="float">
            <text:p>2.24179226545157E-05</text:p>
          </table:table-cell>
          <table:table-cell table:formula="of:=[.M346] * 1.60934" office:value-type="float" office:value="0.0000360780596448183" calcext:value-type="float">
            <text:p>3.60780596448183E-05</text:p>
          </table:table-cell>
          <table:table-cell table:formula="of:=[.N346]*1000" office:value-type="float" office:value="0.0360780596448183" calcext:value-type="float">
            <text:p>0.0360780596448183</text:p>
          </table:table-cell>
          <table:table-cell table:formula="of:=[.O346]*[.E346]" office:value-type="float" office:value="11.4367449074074" calcext:value-type="float">
            <text:p>11.4367449074074</text:p>
          </table:table-cell>
          <table:table-cell table:number-columns-repeated="3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float" office:value="47.8" calcext:value-type="float">
            <text:p>47.8</text:p>
          </table:table-cell>
          <table:table-cell table:formula="of:=[.B347]*60" office:value-type="float" office:value="2868" calcext:value-type="float">
            <text:p>2868</text:p>
          </table:table-cell>
          <table:table-cell office:value-type="float" office:value="20.08" calcext:value-type="float">
            <text:p>20.08</text:p>
          </table:table-cell>
          <table:table-cell office:value-type="float" office:value="303" calcext:value-type="float">
            <text:p>303</text:p>
          </table:table-cell>
          <table:table-cell office:value-type="float" office:value="43.7" calcext:value-type="float">
            <text:p>43.7</text:p>
          </table:table-cell>
          <table:table-cell office:value-type="float" office:value="18.75" calcext:value-type="float">
            <text:p>18.75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834" calcext:value-type="float">
            <text:p>834</text:p>
          </table:table-cell>
          <table:table-cell office:value-type="float" office:value="756" calcext:value-type="float">
            <text:p>756</text:p>
          </table:table-cell>
          <table:table-cell table:formula="of:=[.D347]/[.B347]*60" office:value-type="float" office:value="25.2050209205021" calcext:value-type="float">
            <text:p>25.2050209205021</text:p>
          </table:table-cell>
          <table:table-cell table:formula="of:=[.D347]/[.C347]/[.E347]" office:value-type="float" office:value="0.0000231069132017804" calcext:value-type="float">
            <text:p>2.31069132017804E-05</text:p>
          </table:table-cell>
          <table:table-cell table:formula="of:=[.M347] * 1.60934" office:value-type="float" office:value="0.0000371868796921533" calcext:value-type="float">
            <text:p>3.71868796921533E-05</text:p>
          </table:table-cell>
          <table:table-cell table:formula="of:=[.N347]*1000" office:value-type="float" office:value="0.0371868796921533" calcext:value-type="float">
            <text:p>0.0371868796921533</text:p>
          </table:table-cell>
          <table:table-cell table:formula="of:=[.O347]*[.E347]" office:value-type="float" office:value="11.2676245467225" calcext:value-type="float">
            <text:p>11.2676245467225</text:p>
          </table:table-cell>
          <table:table-cell table:number-columns-repeated="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float" office:value="49.8" calcext:value-type="float">
            <text:p>49.8</text:p>
          </table:table-cell>
          <table:table-cell table:formula="of:=[.B348]*60" office:value-type="float" office:value="2988" calcext:value-type="float">
            <text:p>2988</text:p>
          </table:table-cell>
          <table:table-cell office:value-type="float" office:value="20.75" calcext:value-type="float">
            <text:p>20.75</text:p>
          </table:table-cell>
          <table:table-cell office:value-type="float" office:value="301" calcext:value-type="float">
            <text:p>301</text:p>
          </table:table-cell>
          <table:table-cell office:value-type="float" office:value="43.6" calcext:value-type="float">
            <text:p>43.6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328" calcext:value-type="float">
            <text:p>328</text:p>
          </table:table-cell>
          <table:table-cell office:value-type="float" office:value="842" calcext:value-type="float">
            <text:p>842</text:p>
          </table:table-cell>
          <table:table-cell office:value-type="float" office:value="766" calcext:value-type="float">
            <text:p>766</text:p>
          </table:table-cell>
          <table:table-cell table:formula="of:=[.D348]/[.B348]*60" office:value-type="float" office:value="25" calcext:value-type="float">
            <text:p>25</text:p>
          </table:table-cell>
          <table:table-cell table:formula="of:=[.D348]/[.C348]/[.E348]" office:value-type="float" office:value="0.0000230712440014766" calcext:value-type="float">
            <text:p>2.30712440014766E-05</text:p>
          </table:table-cell>
          <table:table-cell table:formula="of:=[.M348] * 1.60934" office:value-type="float" office:value="0.0000371294758213363" calcext:value-type="float">
            <text:p>3.71294758213363E-05</text:p>
          </table:table-cell>
          <table:table-cell table:formula="of:=[.N348]*1000" office:value-type="float" office:value="0.0371294758213363" calcext:value-type="float">
            <text:p>0.0371294758213363</text:p>
          </table:table-cell>
          <table:table-cell table:formula="of:=[.O348]*[.E348]" office:value-type="float" office:value="11.1759722222222" calcext:value-type="float">
            <text:p>11.1759722222222</text:p>
          </table:table-cell>
          <table:table-cell table:number-columns-repeated="3"/>
        </table:table-row>
        <table:table-row table:style-name="ro1">
          <table:table-cell office:value-type="date" office:date-value="2022-05-25" calcext:value-type="date">
            <text:p>05/25/22</text:p>
          </table:table-cell>
          <table:table-cell office:value-type="float" office:value="42.9" calcext:value-type="float">
            <text:p>42.9</text:p>
          </table:table-cell>
          <table:table-cell table:formula="of:=[.B349]*60" office:value-type="float" office:value="2574" calcext:value-type="float">
            <text:p>2574</text:p>
          </table:table-cell>
          <table:table-cell office:value-type="float" office:value="17.94" calcext:value-type="float">
            <text:p>17.94</text:p>
          </table:table-cell>
          <table:table-cell office:value-type="float" office:value="307" calcext:value-type="float">
            <text:p>307</text:p>
          </table:table-cell>
          <table:table-cell office:value-type="float" office:value="42.1" calcext:value-type="float">
            <text:p>42.1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03" calcext:value-type="float">
            <text:p>303</text:p>
          </table:table-cell>
          <table:table-cell office:value-type="float" office:value="790" calcext:value-type="float">
            <text:p>790</text:p>
          </table:table-cell>
          <table:table-cell office:value-type="float" office:value="710" calcext:value-type="float">
            <text:p>710</text:p>
          </table:table-cell>
          <table:table-cell table:formula="of:=[.D349]/[.B349]*60" office:value-type="float" office:value="25.0909090909091" calcext:value-type="float">
            <text:p>25.0909090909091</text:p>
          </table:table-cell>
          <table:table-cell table:formula="of:=[.D349]/[.C349]/[.E349]" office:value-type="float" office:value="0.0000227025959924983" calcext:value-type="float">
            <text:p>2.27025959924983E-05</text:p>
          </table:table-cell>
          <table:table-cell table:formula="of:=[.M349] * 1.60934" office:value-type="float" office:value="0.0000365361958345672" calcext:value-type="float">
            <text:p>3.65361958345672E-05</text:p>
          </table:table-cell>
          <table:table-cell table:formula="of:=[.N349]*1000" office:value-type="float" office:value="0.0365361958345672" calcext:value-type="float">
            <text:p>0.0365361958345672</text:p>
          </table:table-cell>
          <table:table-cell table:formula="of:=[.O349]*[.E349]" office:value-type="float" office:value="11.2166121212121" calcext:value-type="float">
            <text:p>11.2166121212121</text:p>
          </table:table-cell>
          <table:table-cell table:number-columns-repeated="3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float" office:value="47.9" calcext:value-type="float">
            <text:p>47.9</text:p>
          </table:table-cell>
          <table:table-cell table:formula="of:=[.B350]*60" office:value-type="float" office:value="2874" calcext:value-type="float">
            <text:p>2874</text:p>
          </table:table-cell>
          <table:table-cell office:value-type="float" office:value="20.13" calcext:value-type="float">
            <text:p>20.13</text:p>
          </table:table-cell>
          <table:table-cell office:value-type="float" office:value="310" calcext:value-type="float">
            <text:p>310</text:p>
          </table:table-cell>
          <table:table-cell office:value-type="float" office:value="43.8" calcext:value-type="float">
            <text:p>43.8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324" calcext:value-type="float">
            <text:p>324</text:p>
          </table:table-cell>
          <table:table-cell office:value-type="float" office:value="863" calcext:value-type="float">
            <text:p>863</text:p>
          </table:table-cell>
          <table:table-cell office:value-type="float" office:value="784" calcext:value-type="float">
            <text:p>784</text:p>
          </table:table-cell>
          <table:table-cell table:formula="of:=[.D350]/[.B350]*60" office:value-type="float" office:value="25.2150313152401" calcext:value-type="float">
            <text:p>25.2150313152401</text:p>
          </table:table-cell>
          <table:table-cell table:formula="of:=[.D350]/[.C350]/[.E350]" office:value-type="float" office:value="0.0000225941140817563" calcext:value-type="float">
            <text:p>2.25941140817563E-05</text:p>
          </table:table-cell>
          <table:table-cell table:formula="of:=[.M350] * 1.60934" office:value-type="float" office:value="0.0000363616115563338" calcext:value-type="float">
            <text:p>3.63616115563338E-05</text:p>
          </table:table-cell>
          <table:table-cell table:formula="of:=[.N350]*1000" office:value-type="float" office:value="0.0363616115563338" calcext:value-type="float">
            <text:p>0.0363616115563338</text:p>
          </table:table-cell>
          <table:table-cell table:formula="of:=[.O350]*[.E350]" office:value-type="float" office:value="11.2720995824635" calcext:value-type="float">
            <text:p>11.2720995824635</text:p>
          </table:table-cell>
          <table:table-cell table:number-columns-repeated="3"/>
        </table:table-row>
        <table:table-row table:style-name="ro1">
          <table:table-cell office:value-type="date" office:date-value="2022-05-28" calcext:value-type="date">
            <text:p>05/28/22</text:p>
          </table:table-cell>
          <table:table-cell office:value-type="float" office:value="48.6" calcext:value-type="float">
            <text:p>48.6</text:p>
          </table:table-cell>
          <table:table-cell table:formula="of:=[.B351]*60" office:value-type="float" office:value="2916" calcext:value-type="float">
            <text:p>2916</text:p>
          </table:table-cell>
          <table:table-cell office:value-type="float" office:value="19.52" calcext:value-type="float">
            <text:p>19.52</text:p>
          </table:table-cell>
          <table:table-cell office:value-type="float" office:value="296" calcext:value-type="float">
            <text:p>296</text:p>
          </table:table-cell>
          <table:table-cell office:value-type="float" office:value="46.6" calcext:value-type="float">
            <text:p>46.6</text:p>
          </table:table-cell>
          <table:table-cell/>
          <table:table-cell table:number-columns-repeated="2" office:value-type="float" office:value="304" calcext:value-type="float">
            <text:p>304</text:p>
          </table:table-cell>
          <table:table-cell office:value-type="float" office:value="830" calcext:value-type="float">
            <text:p>830</text:p>
          </table:table-cell>
          <table:table-cell office:value-type="float" office:value="747" calcext:value-type="float">
            <text:p>747</text:p>
          </table:table-cell>
          <table:table-cell table:formula="of:=[.D351]/[.B351]*60" office:value-type="float" office:value="24.0987654320988" calcext:value-type="float">
            <text:p>24.0987654320988</text:p>
          </table:table-cell>
          <table:table-cell table:formula="of:=[.D351]/[.C351]/[.E351]" office:value-type="float" office:value="0.000022615207800393" calcext:value-type="float">
            <text:p>2.2615207800393E-05</text:p>
          </table:table-cell>
          <table:table-cell table:formula="of:=[.M351] * 1.60934" office:value-type="float" office:value="0.0000363955585214844" calcext:value-type="float">
            <text:p>3.63955585214844E-05</text:p>
          </table:table-cell>
          <table:table-cell table:formula="of:=[.N351]*1000" office:value-type="float" office:value="0.0363955585214845" calcext:value-type="float">
            <text:p>0.0363955585214845</text:p>
          </table:table-cell>
          <table:table-cell table:formula="of:=[.O351]*[.E351]" office:value-type="float" office:value="10.7730853223594" calcext:value-type="float">
            <text:p>10.7730853223594</text:p>
          </table:table-cell>
          <table:table-cell table:number-columns-repeated="3"/>
        </table:table-row>
        <table:table-row table:style-name="ro1">
          <table:table-cell office:value-type="date" office:date-value="2022-05-29" calcext:value-type="date">
            <text:p>05/29/22</text:p>
          </table:table-cell>
          <table:table-cell office:value-type="float" office:value="45.2" calcext:value-type="float">
            <text:p>45.2</text:p>
          </table:table-cell>
          <table:table-cell table:formula="of:=[.B352]*60" office:value-type="float" office:value="2712" calcext:value-type="float">
            <text:p>2712</text:p>
          </table:table-cell>
          <table:table-cell office:value-type="float" office:value="20.28" calcext:value-type="float">
            <text:p>20.28</text:p>
          </table:table-cell>
          <table:table-cell office:value-type="float" office:value="362" calcext:value-type="float">
            <text:p>362</text:p>
          </table:table-cell>
          <table:table-cell office:value-type="float" office:value="43.9" calcext:value-type="float">
            <text:p>43.9</text:p>
          </table:table-cell>
          <table:table-cell office:value-type="float" office:value="19.78" calcext:value-type="float">
            <text:p>19.78</text:p>
          </table:table-cell>
          <table:table-cell office:value-type="float" office:value="366" calcext:value-type="float">
            <text:p>366</text:p>
          </table:table-cell>
          <table:table-cell office:value-type="float" office:value="361" calcext:value-type="float">
            <text:p>361</text:p>
          </table:table-cell>
          <table:table-cell office:value-type="float" office:value="950" calcext:value-type="float">
            <text:p>950</text:p>
          </table:table-cell>
          <table:table-cell office:value-type="float" office:value="875" calcext:value-type="float">
            <text:p>875</text:p>
          </table:table-cell>
          <table:table-cell table:formula="of:=[.D352]/[.B352]*60" office:value-type="float" office:value="26.9203539823009" calcext:value-type="float">
            <text:p>26.9203539823009</text:p>
          </table:table-cell>
          <table:table-cell table:formula="of:=[.D352]/[.C352]/[.E352]" office:value-type="float" office:value="0.0000206571163154549" calcext:value-type="float">
            <text:p>2.06571163154549E-05</text:p>
          </table:table-cell>
          <table:table-cell table:formula="of:=[.M352] * 1.60934" office:value-type="float" office:value="0.0000332443235711143" calcext:value-type="float">
            <text:p>3.32443235711143E-05</text:p>
          </table:table-cell>
          <table:table-cell table:formula="of:=[.N352]*1000" office:value-type="float" office:value="0.0332443235711143" calcext:value-type="float">
            <text:p>0.0332443235711143</text:p>
          </table:table-cell>
          <table:table-cell table:formula="of:=[.O352]*[.E352]" office:value-type="float" office:value="12.0344451327434" calcext:value-type="float">
            <text:p>12.0344451327434</text:p>
          </table:table-cell>
          <table:table-cell table:number-columns-repeated="3"/>
        </table:table-row>
        <table:table-row table:style-name="ro1">
          <table:table-cell office:value-type="date" office:date-value="2022-05-30" calcext:value-type="date">
            <text:p>05/30/22</text:p>
          </table:table-cell>
          <table:table-cell office:value-type="float" office:value="47.6" calcext:value-type="float">
            <text:p>47.6</text:p>
          </table:table-cell>
          <table:table-cell table:formula="of:=[.B353]*60" office:value-type="float" office:value="2856" calcext:value-type="float">
            <text:p>2856</text:p>
          </table:table-cell>
          <table:table-cell office:value-type="float" office:value="20.44" calcext:value-type="float">
            <text:p>20.44</text:p>
          </table:table-cell>
          <table:table-cell office:value-type="float" office:value="325" calcext:value-type="float">
            <text:p>325</text:p>
          </table:table-cell>
          <table:table-cell office:value-type="float" office:value="40.7" calcext:value-type="float">
            <text:p>40.7</text:p>
          </table:table-cell>
          <table:table-cell/>
          <table:table-cell office:value-type="float" office:value="339" calcext:value-type="float">
            <text:p>339</text:p>
          </table:table-cell>
          <table:table-cell office:value-type="float" office:value="335" calcext:value-type="float">
            <text:p>335</text:p>
          </table:table-cell>
          <table:table-cell office:value-type="float" office:value="902" calcext:value-type="float">
            <text:p>902</text:p>
          </table:table-cell>
          <table:table-cell office:value-type="float" office:value="823" calcext:value-type="float">
            <text:p>823</text:p>
          </table:table-cell>
          <table:table-cell table:formula="of:=[.D353]/[.B353]*60" office:value-type="float" office:value="25.7647058823529" calcext:value-type="float">
            <text:p>25.7647058823529</text:p>
          </table:table-cell>
          <table:table-cell table:formula="of:=[.D353]/[.C353]/[.E353]" office:value-type="float" office:value="0.0000220211161387632" calcext:value-type="float">
            <text:p>2.20211161387632E-05</text:p>
          </table:table-cell>
          <table:table-cell table:formula="of:=[.M353] * 1.60934" office:value-type="float" office:value="0.0000354394630467572" calcext:value-type="float">
            <text:p>3.54394630467572E-05</text:p>
          </table:table-cell>
          <table:table-cell table:formula="of:=[.N353]*1000" office:value-type="float" office:value="0.0354394630467572" calcext:value-type="float">
            <text:p>0.0354394630467572</text:p>
          </table:table-cell>
          <table:table-cell table:formula="of:=[.O353]*[.E353]" office:value-type="float" office:value="11.5178254901961" calcext:value-type="float">
            <text:p>11.5178254901961</text:p>
          </table:table-cell>
          <table:table-cell table:number-columns-repeated="3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float" office:value="48.4" calcext:value-type="float">
            <text:p>48.4</text:p>
          </table:table-cell>
          <table:table-cell table:formula="of:=[.B354]*60" office:value-type="float" office:value="2904" calcext:value-type="float">
            <text:p>2904</text:p>
          </table:table-cell>
          <table:table-cell office:value-type="float" office:value="20.12" calcext:value-type="float">
            <text:p>20.12</text:p>
          </table:table-cell>
          <table:table-cell office:value-type="float" office:value="298" calcext:value-type="float">
            <text:p>298</text:p>
          </table:table-cell>
          <table:table-cell office:value-type="float" office:value="44.5" calcext:value-type="float">
            <text:p>44.5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14" calcext:value-type="float">
            <text:p>314</text:p>
          </table:table-cell>
          <table:table-cell office:value-type="float" office:value="829" calcext:value-type="float">
            <text:p>829</text:p>
          </table:table-cell>
          <table:table-cell office:value-type="float" office:value="749" calcext:value-type="float">
            <text:p>749</text:p>
          </table:table-cell>
          <table:table-cell table:formula="of:=[.D354]/[.B354]*60" office:value-type="float" office:value="24.9421487603306" calcext:value-type="float">
            <text:p>24.9421487603306</text:p>
          </table:table-cell>
          <table:table-cell table:formula="of:=[.D354]/[.C354]/[.E354]" office:value-type="float" office:value="0.0000232495793813671" calcext:value-type="float">
            <text:p>2.32495793813671E-05</text:p>
          </table:table-cell>
          <table:table-cell table:formula="of:=[.M354] * 1.60934" office:value-type="float" office:value="0.0000374164780816093" calcext:value-type="float">
            <text:p>3.74164780816093E-05</text:p>
          </table:table-cell>
          <table:table-cell table:formula="of:=[.N354]*1000" office:value-type="float" office:value="0.0374164780816093" calcext:value-type="float">
            <text:p>0.0374164780816093</text:p>
          </table:table-cell>
          <table:table-cell table:formula="of:=[.O354]*[.E354]" office:value-type="float" office:value="11.1501104683196" calcext:value-type="float">
            <text:p>11.1501104683196</text:p>
          </table:table-cell>
          <table:table-cell table:number-columns-repeated="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46.2" calcext:value-type="float">
            <text:p>46.2</text:p>
          </table:table-cell>
          <table:table-cell table:formula="of:=[.B355]*60" office:value-type="float" office:value="2772" calcext:value-type="float">
            <text:p>2772</text:p>
          </table:table-cell>
          <table:table-cell office:value-type="float" office:value="19.09" calcext:value-type="float">
            <text:p>19.09</text:p>
          </table:table-cell>
          <table:table-cell office:value-type="float" office:value="298" calcext:value-type="float">
            <text:p>298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300" calcext:value-type="float">
            <text:p>300</text:p>
          </table:table-cell>
          <table:table-cell office:value-type="float" office:value="786" calcext:value-type="float">
            <text:p>786</text:p>
          </table:table-cell>
          <table:table-cell office:value-type="float" office:value="706" calcext:value-type="float">
            <text:p>706</text:p>
          </table:table-cell>
          <table:table-cell table:formula="of:=[.D355]/[.B355]*60" office:value-type="float" office:value="24.7922077922078" calcext:value-type="float">
            <text:p>24.7922077922078</text:p>
          </table:table-cell>
          <table:table-cell table:formula="of:=[.D355]/[.C355]/[.E355]" office:value-type="float" office:value="0.0000231098133782698" calcext:value-type="float">
            <text:p>2.31098133782698E-05</text:p>
          </table:table-cell>
          <table:table-cell table:formula="of:=[.M355] * 1.60934" office:value-type="float" office:value="0.0000371915470621846" calcext:value-type="float">
            <text:p>3.71915470621846E-05</text:p>
          </table:table-cell>
          <table:table-cell table:formula="of:=[.N355]*1000" office:value-type="float" office:value="0.0371915470621846" calcext:value-type="float">
            <text:p>0.0371915470621846</text:p>
          </table:table-cell>
          <table:table-cell table:formula="of:=[.O355]*[.E355]" office:value-type="float" office:value="11.083081024531" calcext:value-type="float">
            <text:p>11.083081024531</text:p>
          </table:table-cell>
          <table:table-cell table:number-columns-repeated="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50" calcext:value-type="float">
            <text:p>50</text:p>
          </table:table-cell>
          <table:table-cell table:formula="of:=[.B356]*60" office:value-type="float" office:value="3000" calcext:value-type="float">
            <text:p>3000</text:p>
          </table:table-cell>
          <table:table-cell office:value-type="float" office:value="20.32" calcext:value-type="float">
            <text:p>20.32</text:p>
          </table:table-cell>
          <table:table-cell office:value-type="float" office:value="316" calcext:value-type="float">
            <text:p>316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331" calcext:value-type="float">
            <text:p>331</text:p>
          </table:table-cell>
          <table:table-cell office:value-type="float" office:value="869" calcext:value-type="float">
            <text:p>869</text:p>
          </table:table-cell>
          <table:table-cell office:value-type="float" office:value="791" calcext:value-type="float">
            <text:p>791</text:p>
          </table:table-cell>
          <table:table-cell table:formula="of:=[.D356]/[.B356]*60" office:value-type="float" office:value="24.384" calcext:value-type="float">
            <text:p>24.384</text:p>
          </table:table-cell>
          <table:table-cell table:formula="of:=[.D356]/[.C356]/[.E356]" office:value-type="float" office:value="0.0000214345991561181" calcext:value-type="float">
            <text:p>2.14345991561181E-05</text:p>
          </table:table-cell>
          <table:table-cell table:formula="of:=[.M356] * 1.60934" office:value-type="float" office:value="0.0000344955578059072" calcext:value-type="float">
            <text:p>3.44955578059072E-05</text:p>
          </table:table-cell>
          <table:table-cell table:formula="of:=[.N356]*1000" office:value-type="float" office:value="0.0344955578059072" calcext:value-type="float">
            <text:p>0.0344955578059072</text:p>
          </table:table-cell>
          <table:table-cell table:formula="of:=[.O356]*[.E356]" office:value-type="float" office:value="10.9005962666667" calcext:value-type="float">
            <text:p>10.9005962666667</text:p>
          </table:table-cell>
          <table:table-cell table:number-columns-repeated="3"/>
        </table:table-row>
        <table:table-row table:style-name="ro1">
          <table:table-cell office:value-type="date" office:date-value="2022-06-03" calcext:value-type="date">
            <text:p>06/03/22</text:p>
          </table:table-cell>
          <table:table-cell office:value-type="float" office:value="48" calcext:value-type="float">
            <text:p>48</text:p>
          </table:table-cell>
          <table:table-cell table:formula="of:=[.B357]*60" office:value-type="float" office:value="2880" calcext:value-type="float">
            <text:p>2880</text:p>
          </table:table-cell>
          <table:table-cell office:value-type="float" office:value="19.9" calcext:value-type="float">
            <text:p>19.9</text:p>
          </table:table-cell>
          <table:table-cell office:value-type="float" office:value="307" calcext:value-type="float">
            <text:p>307</text:p>
          </table:table-cell>
          <table:table-cell office:value-type="float" office:value="45.5" calcext:value-type="float">
            <text:p>45.5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float" office:value="316" calcext:value-type="float">
            <text:p>316</text:p>
          </table:table-cell>
          <table:table-cell office:value-type="float" office:value="858" calcext:value-type="float">
            <text:p>858</text:p>
          </table:table-cell>
          <table:table-cell office:value-type="float" office:value="776" calcext:value-type="float">
            <text:p>776</text:p>
          </table:table-cell>
          <table:table-cell table:formula="of:=[.D357]/[.B357]*60" office:value-type="float" office:value="24.875" calcext:value-type="float">
            <text:p>24.875</text:p>
          </table:table-cell>
          <table:table-cell table:formula="of:=[.D357]/[.C357]/[.E357]" office:value-type="float" office:value="0.0000225072385088672" calcext:value-type="float">
            <text:p>2.25072385088672E-05</text:p>
          </table:table-cell>
          <table:table-cell table:formula="of:=[.M357] * 1.60934" office:value-type="float" office:value="0.0000362217992218603" calcext:value-type="float">
            <text:p>3.62217992218603E-05</text:p>
          </table:table-cell>
          <table:table-cell table:formula="of:=[.N357]*1000" office:value-type="float" office:value="0.0362217992218603" calcext:value-type="float">
            <text:p>0.0362217992218603</text:p>
          </table:table-cell>
          <table:table-cell table:formula="of:=[.O357]*[.E357]" office:value-type="float" office:value="11.1200923611111" calcext:value-type="float">
            <text:p>11.1200923611111</text:p>
          </table:table-cell>
          <table:table-cell table:number-columns-repeated="3"/>
        </table:table-row>
        <table:table-row table:style-name="ro1">
          <table:table-cell office:value-type="date" office:date-value="2022-06-04" calcext:value-type="date">
            <text:p>06/04/22</text:p>
          </table:table-cell>
          <table:table-cell office:value-type="float" office:value="46" calcext:value-type="float">
            <text:p>46</text:p>
          </table:table-cell>
          <table:table-cell table:formula="of:=[.B358]*60" office:value-type="float" office:value="2760" calcext:value-type="float">
            <text:p>2760</text:p>
          </table:table-cell>
          <table:table-cell office:value-type="float" office:value="19.12" calcext:value-type="float">
            <text:p>19.12</text:p>
          </table:table-cell>
          <table:table-cell office:value-type="float" office:value="299" calcext:value-type="float">
            <text:p>299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818" calcext:value-type="float">
            <text:p>818</text:p>
          </table:table-cell>
          <table:table-cell office:value-type="float" office:value="734" calcext:value-type="float">
            <text:p>734</text:p>
          </table:table-cell>
          <table:table-cell table:formula="of:=[.D358]/[.B358]*60" office:value-type="float" office:value="24.9391304347826" calcext:value-type="float">
            <text:p>24.9391304347826</text:p>
          </table:table-cell>
          <table:table-cell table:formula="of:=[.D358]/[.C358]/[.E358]" office:value-type="float" office:value="0.00002316901749794" calcext:value-type="float">
            <text:p>2.316901749794E-05</text:p>
          </table:table-cell>
          <table:table-cell table:formula="of:=[.M358] * 1.60934" office:value-type="float" office:value="0.0000372868266201348" calcext:value-type="float">
            <text:p>3.72868266201348E-05</text:p>
          </table:table-cell>
          <table:table-cell table:formula="of:=[.N358]*1000" office:value-type="float" office:value="0.0372868266201348" calcext:value-type="float">
            <text:p>0.0372868266201348</text:p>
          </table:table-cell>
          <table:table-cell table:formula="of:=[.O358]*[.E358]" office:value-type="float" office:value="11.1487611594203" calcext:value-type="float">
            <text:p>11.1487611594203</text:p>
          </table:table-cell>
          <table:table-cell table:number-columns-repeated="3"/>
        </table:table-row>
        <table:table-row table:style-name="ro1">
          <table:table-cell office:value-type="date" office:date-value="2022-06-04" calcext:value-type="date">
            <text:p>06/04/22</text:p>
          </table:table-cell>
          <table:table-cell office:value-type="float" office:value="49.5" calcext:value-type="float">
            <text:p>49.5</text:p>
          </table:table-cell>
          <table:table-cell table:formula="of:=[.B359]*60" office:value-type="float" office:value="2970" calcext:value-type="float">
            <text:p>2970</text:p>
          </table:table-cell>
          <table:table-cell office:value-type="float" office:value="20.24" calcext:value-type="float">
            <text:p>20.24</text:p>
          </table:table-cell>
          <table:table-cell office:value-type="float" office:value="293" calcext:value-type="float">
            <text:p>293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837" calcext:value-type="float">
            <text:p>837</text:p>
          </table:table-cell>
          <table:table-cell office:value-type="float" office:value="755" calcext:value-type="float">
            <text:p>755</text:p>
          </table:table-cell>
          <table:table-cell table:formula="of:=[.D359]/[.B359]*60" office:value-type="float" office:value="24.5333333333333" calcext:value-type="float">
            <text:p>24.5333333333333</text:p>
          </table:table-cell>
          <table:table-cell table:formula="of:=[.D359]/[.C359]/[.E359]" office:value-type="float" office:value="0.0000232587536341803" calcext:value-type="float">
            <text:p>2.32587536341803E-05</text:p>
          </table:table-cell>
          <table:table-cell table:formula="of:=[.M359] * 1.60934" office:value-type="float" office:value="0.0000374312425736317" calcext:value-type="float">
            <text:p>3.74312425736317E-05</text:p>
          </table:table-cell>
          <table:table-cell table:formula="of:=[.N359]*1000" office:value-type="float" office:value="0.0374312425736316" calcext:value-type="float">
            <text:p>0.0374312425736316</text:p>
          </table:table-cell>
          <table:table-cell table:formula="of:=[.O359]*[.E359]" office:value-type="float" office:value="10.9673540740741" calcext:value-type="float">
            <text:p>10.9673540740741</text:p>
          </table:table-cell>
          <table:table-cell table:number-columns-repeated="3"/>
        </table:table-row>
        <table:table-row table:style-name="ro1">
          <table:table-cell office:value-type="date" office:date-value="2022-06-05" calcext:value-type="date">
            <text:p>06/05/22</text:p>
          </table:table-cell>
          <table:table-cell/>
          <table:table-cell table:formula="of:=[.B360]*60" office:value-type="float" office:value="0" calcext:value-type="float">
            <text:p>0</text:p>
          </table:table-cell>
          <table:table-cell table:number-columns-repeated="5"/>
          <table:table-cell office:value-type="float" office:value="318" calcext:value-type="float">
            <text:p>318</text:p>
          </table:table-cell>
          <table:table-cell office:value-type="float" office:value="862" calcext:value-type="float">
            <text:p>862</text:p>
          </table:table-cell>
          <table:table-cell office:value-type="float" office:value="781" calcext:value-type="float">
            <text:p>781</text:p>
          </table:table-cell>
          <table:table-cell table:number-columns-repeated="8"/>
        </table:table-row>
        <table:table-row table:style-name="ro1">
          <table:table-cell office:value-type="date" office:date-value="2022-06-05" calcext:value-type="date">
            <text:p>06/05/22</text:p>
          </table:table-cell>
          <table:table-cell office:value-type="float" office:value="49.2" calcext:value-type="float">
            <text:p>49.2</text:p>
          </table:table-cell>
          <table:table-cell table:formula="of:=[.B361]*60" office:value-type="float" office:value="2952" calcext:value-type="float">
            <text:p>2952</text:p>
          </table:table-cell>
          <table:table-cell office:value-type="float" office:value="20.18" calcext:value-type="float">
            <text:p>20.18</text:p>
          </table:table-cell>
          <table:table-cell office:value-type="float" office:value="292" calcext:value-type="float">
            <text:p>292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304" calcext:value-type="float">
            <text:p>304</text:p>
          </table:table-cell>
          <table:table-cell office:value-type="float" office:value="829" calcext:value-type="float">
            <text:p>829</text:p>
          </table:table-cell>
          <table:table-cell office:value-type="float" office:value="746" calcext:value-type="float">
            <text:p>746</text:p>
          </table:table-cell>
          <table:table-cell table:formula="of:=[.D361]/[.B361]*60" office:value-type="float" office:value="24.609756097561" calcext:value-type="float">
            <text:p>24.609756097561</text:p>
          </table:table-cell>
          <table:table-cell table:formula="of:=[.D361]/[.C361]/[.E361]" office:value-type="float" office:value="0.0000234111073987452" calcext:value-type="float">
            <text:p>2.34111073987452E-05</text:p>
          </table:table-cell>
          <table:table-cell table:formula="of:=[.M361] * 1.60934" office:value-type="float" office:value="0.0000376764315810966" calcext:value-type="float">
            <text:p>3.76764315810966E-05</text:p>
          </table:table-cell>
          <table:table-cell table:formula="of:=[.N361]*1000" office:value-type="float" office:value="0.0376764315810966" calcext:value-type="float">
            <text:p>0.0376764315810966</text:p>
          </table:table-cell>
          <table:table-cell table:formula="of:=[.O361]*[.E361]" office:value-type="float" office:value="11.0015180216802" calcext:value-type="float">
            <text:p>11.0015180216802</text:p>
          </table:table-cell>
          <table:table-cell table:number-columns-repeated="3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/>
          <table:table-cell table:formula="of:=[.B362]*60" office:value-type="float" office:value="0" calcext:value-type="float">
            <text:p>0</text:p>
          </table:table-cell>
          <table:table-cell table:number-columns-repeated="5"/>
          <table:table-cell office:value-type="float" office:value="315" calcext:value-type="float">
            <text:p>315</text:p>
          </table:table-cell>
          <table:table-cell office:value-type="float" office:value="833" calcext:value-type="float">
            <text:p>833</text:p>
          </table:table-cell>
          <table:table-cell office:value-type="float" office:value="753" calcext:value-type="float">
            <text:p>753</text:p>
          </table:table-cell>
          <table:table-cell table:number-columns-repeated="8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float" office:value="50.2" calcext:value-type="float">
            <text:p>50.2</text:p>
          </table:table-cell>
          <table:table-cell table:formula="of:=[.B363]*60" office:value-type="float" office:value="3012" calcext:value-type="float">
            <text:p>3012</text:p>
          </table:table-cell>
          <table:table-cell office:value-type="float" office:value="20.94" calcext:value-type="float">
            <text:p>20.94</text:p>
          </table:table-cell>
          <table:table-cell office:value-type="float" office:value="297" calcext:value-type="float">
            <text:p>297</text:p>
          </table:table-cell>
          <table:table-cell office:value-type="float" office:value="46.5" calcext:value-type="float">
            <text:p>46.5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12" calcext:value-type="float">
            <text:p>312</text:p>
          </table:table-cell>
          <table:table-cell office:value-type="float" office:value="848" calcext:value-type="float">
            <text:p>848</text:p>
          </table:table-cell>
          <table:table-cell office:value-type="float" office:value="766" calcext:value-type="float">
            <text:p>766</text:p>
          </table:table-cell>
          <table:table-cell table:formula="of:=[.D363]/[.B363]*60" office:value-type="float" office:value="25.0278884462151" calcext:value-type="float">
            <text:p>25.0278884462151</text:p>
          </table:table-cell>
          <table:table-cell table:formula="of:=[.D363]/[.C363]/[.E363]" office:value-type="float" office:value="0.0000234080512964975" calcext:value-type="float">
            <text:p>2.34080512964975E-05</text:p>
          </table:table-cell>
          <table:table-cell table:formula="of:=[.M363] * 1.60934" office:value-type="float" office:value="0.0000376715132735053" calcext:value-type="float">
            <text:p>3.76715132735053E-05</text:p>
          </table:table-cell>
          <table:table-cell table:formula="of:=[.N363]*1000" office:value-type="float" office:value="0.0376715132735053" calcext:value-type="float">
            <text:p>0.0376715132735053</text:p>
          </table:table-cell>
          <table:table-cell table:formula="of:=[.O363]*[.E363]" office:value-type="float" office:value="11.1884394422311" calcext:value-type="float">
            <text:p>11.1884394422311</text:p>
          </table:table-cell>
          <table:table-cell table:number-columns-repeated="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float" office:value="46.6" calcext:value-type="float">
            <text:p>46.6</text:p>
          </table:table-cell>
          <table:table-cell table:formula="of:=[.B364]*60" office:value-type="float" office:value="2796" calcext:value-type="float">
            <text:p>2796</text:p>
          </table:table-cell>
          <table:table-cell office:value-type="float" office:value="19.49" calcext:value-type="float">
            <text:p>19.49</text:p>
          </table:table-cell>
          <table:table-cell office:value-type="float" office:value="301" calcext:value-type="float">
            <text:p>301</text:p>
          </table:table-cell>
          <table:table-cell office:value-type="float" office:value="43.3" calcext:value-type="float">
            <text:p>43.3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319" calcext:value-type="float">
            <text:p>319</text:p>
          </table:table-cell>
          <table:table-cell office:value-type="float" office:value="609" calcext:value-type="float">
            <text:p>609</text:p>
          </table:table-cell>
          <table:table-cell office:value-type="float" office:value="551" calcext:value-type="float">
            <text:p>551</text:p>
          </table:table-cell>
          <table:table-cell table:formula="of:=[.D364]/[.B364]*60" office:value-type="float" office:value="25.0944206008584" calcext:value-type="float">
            <text:p>25.0944206008584</text:p>
          </table:table-cell>
          <table:table-cell table:formula="of:=[.D364]/[.C364]/[.E364]" office:value-type="float" office:value="0.0000231583800303233" calcext:value-type="float">
            <text:p>2.31583800303233E-05</text:p>
          </table:table-cell>
          <table:table-cell table:formula="of:=[.M364] * 1.60934" office:value-type="float" office:value="0.0000372697073180006" calcext:value-type="float">
            <text:p>3.72697073180006E-05</text:p>
          </table:table-cell>
          <table:table-cell table:formula="of:=[.N364]*1000" office:value-type="float" office:value="0.0372697073180006" calcext:value-type="float">
            <text:p>0.0372697073180006</text:p>
          </table:table-cell>
          <table:table-cell table:formula="of:=[.O364]*[.E364]" office:value-type="float" office:value="11.2181819027182" calcext:value-type="float">
            <text:p>11.2181819027182</text:p>
          </table:table-cell>
          <table:table-cell table:number-columns-repeated="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float" office:value="47.3" calcext:value-type="float">
            <text:p>47.3</text:p>
          </table:table-cell>
          <table:table-cell table:formula="of:=[.B365]*60" office:value-type="float" office:value="2838" calcext:value-type="float">
            <text:p>2838</text:p>
          </table:table-cell>
          <table:table-cell office:value-type="float" office:value="20.08" calcext:value-type="float">
            <text:p>20.08</text:p>
          </table:table-cell>
          <table:table-cell office:value-type="float" office:value="311" calcext:value-type="float">
            <text:p>311</text:p>
          </table:table-cell>
          <table:table-cell office:value-type="float" office:value="44.8" calcext:value-type="float">
            <text:p>44.8</text:p>
          </table:table-cell>
          <table:table-cell/>
          <table:table-cell table:number-columns-repeated="2" office:value-type="float" office:value="320" calcext:value-type="float">
            <text:p>320</text:p>
          </table:table-cell>
          <table:table-cell office:value-type="float" office:value="852" calcext:value-type="float">
            <text:p>852</text:p>
          </table:table-cell>
          <table:table-cell office:value-type="float" office:value="773" calcext:value-type="float">
            <text:p>773</text:p>
          </table:table-cell>
          <table:table-cell table:formula="of:=[.D365]/[.B365]*60" office:value-type="float" office:value="25.4714587737844" calcext:value-type="float">
            <text:p>25.4714587737844</text:p>
          </table:table-cell>
          <table:table-cell table:formula="of:=[.D365]/[.C365]/[.E365]" office:value-type="float" office:value="0.0000227504990834087" calcext:value-type="float">
            <text:p>2.27504990834087E-05</text:p>
          </table:table-cell>
          <table:table-cell table:formula="of:=[.M365] * 1.60934" office:value-type="float" office:value="0.0000366132881948929" calcext:value-type="float">
            <text:p>3.66132881948929E-05</text:p>
          </table:table-cell>
          <table:table-cell table:formula="of:=[.N365]*1000" office:value-type="float" office:value="0.0366132881948929" calcext:value-type="float">
            <text:p>0.0366132881948929</text:p>
          </table:table-cell>
          <table:table-cell table:formula="of:=[.O365]*[.E365]" office:value-type="float" office:value="11.3867326286117" calcext:value-type="float">
            <text:p>11.3867326286117</text:p>
          </table:table-cell>
          <table:table-cell table:number-columns-repeated="3"/>
        </table:table-row>
        <table:table-row table:style-name="ro1">
          <table:table-cell office:value-type="date" office:date-value="2022-06-10" calcext:value-type="date">
            <text:p>06/10/22</text:p>
          </table:table-cell>
          <table:table-cell office:value-type="float" office:value="47.1" calcext:value-type="float">
            <text:p>47.1</text:p>
          </table:table-cell>
          <table:table-cell table:formula="of:=[.B366]*60" office:value-type="float" office:value="2826" calcext:value-type="float">
            <text:p>2826</text:p>
          </table:table-cell>
          <table:table-cell office:value-type="float" office:value="19.6" calcext:value-type="float">
            <text:p>19.6</text:p>
          </table:table-cell>
          <table:table-cell office:value-type="float" office:value="297" calcext:value-type="float">
            <text:p>297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06" calcext:value-type="float">
            <text:p>306</text:p>
          </table:table-cell>
          <table:table-cell office:value-type="float" office:value="831" calcext:value-type="float">
            <text:p>831</text:p>
          </table:table-cell>
          <table:table-cell office:value-type="float" office:value="748" calcext:value-type="float">
            <text:p>748</text:p>
          </table:table-cell>
          <table:table-cell table:formula="of:=[.D366]/[.B366]*60" office:value-type="float" office:value="24.968152866242" calcext:value-type="float">
            <text:p>24.968152866242</text:p>
          </table:table-cell>
          <table:table-cell table:formula="of:=[.D366]/[.C366]/[.E366]" office:value-type="float" office:value="0.0000233521818801366" calcext:value-type="float">
            <text:p>2.33521818801366E-05</text:p>
          </table:table-cell>
          <table:table-cell table:formula="of:=[.M366] * 1.60934" office:value-type="float" office:value="0.000037581600386979" calcext:value-type="float">
            <text:p>3.7581600386979E-05</text:p>
          </table:table-cell>
          <table:table-cell table:formula="of:=[.N366]*1000" office:value-type="float" office:value="0.037581600386979" calcext:value-type="float">
            <text:p>0.037581600386979</text:p>
          </table:table-cell>
          <table:table-cell table:formula="of:=[.O366]*[.E366]" office:value-type="float" office:value="11.1617353149328" calcext:value-type="float">
            <text:p>11.1617353149328</text:p>
          </table:table-cell>
          <table:table-cell table:number-columns-repeated="3"/>
        </table:table-row>
        <table:table-row table:style-name="ro1">
          <table:table-cell office:value-type="date" office:date-value="2022-06-11" calcext:value-type="date">
            <text:p>06/11/22</text:p>
          </table:table-cell>
          <table:table-cell office:value-type="float" office:value="53.5" calcext:value-type="float">
            <text:p>53.5</text:p>
          </table:table-cell>
          <table:table-cell table:formula="of:=[.B367]*60" office:value-type="float" office:value="3210" calcext:value-type="float">
            <text:p>3210</text:p>
          </table:table-cell>
          <table:table-cell office:value-type="float" office:value="22.15" calcext:value-type="float">
            <text:p>22.15</text:p>
          </table:table-cell>
          <table:table-cell office:value-type="float" office:value="294" calcext:value-type="float">
            <text:p>294</text:p>
          </table:table-cell>
          <table:table-cell office:value-type="float" office:value="46.4" calcext:value-type="float">
            <text:p>46.4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322" calcext:value-type="float">
            <text:p>322</text:p>
          </table:table-cell>
          <table:table-cell office:value-type="float" office:value="870" calcext:value-type="float">
            <text:p>870</text:p>
          </table:table-cell>
          <table:table-cell office:value-type="float" office:value="790" calcext:value-type="float">
            <text:p>790</text:p>
          </table:table-cell>
          <table:table-cell table:formula="of:=[.D367]/[.B367]*60" office:value-type="float" office:value="24.8411214953271" calcext:value-type="float">
            <text:p>24.8411214953271</text:p>
          </table:table-cell>
          <table:table-cell table:formula="of:=[.D367]/[.C367]/[.E367]" office:value-type="float" office:value="0.0000234704473689787" calcext:value-type="float">
            <text:p>2.34704473689787E-05</text:p>
          </table:table-cell>
          <table:table-cell table:formula="of:=[.M367] * 1.60934" office:value-type="float" office:value="0.0000377719297687923" calcext:value-type="float">
            <text:p>3.77719297687923E-05</text:p>
          </table:table-cell>
          <table:table-cell table:formula="of:=[.N367]*1000" office:value-type="float" office:value="0.0377719297687923" calcext:value-type="float">
            <text:p>0.0377719297687923</text:p>
          </table:table-cell>
          <table:table-cell table:formula="of:=[.O367]*[.E367]" office:value-type="float" office:value="11.1049473520249" calcext:value-type="float">
            <text:p>11.1049473520249</text:p>
          </table:table-cell>
          <table:table-cell table:number-columns-repeated="3"/>
        </table:table-row>
        <table:table-row table:style-name="ro1">
          <table:table-cell office:value-type="date" office:date-value="2022-06-11" calcext:value-type="date">
            <text:p>06/11/22</text:p>
          </table:table-cell>
          <table:table-cell office:value-type="float" office:value="47.3" calcext:value-type="float">
            <text:p>47.3</text:p>
          </table:table-cell>
          <table:table-cell table:formula="of:=[.B368]*60" office:value-type="float" office:value="2838" calcext:value-type="float">
            <text:p>2838</text:p>
          </table:table-cell>
          <table:table-cell office:value-type="float" office:value="19.54" calcext:value-type="float">
            <text:p>19.54</text:p>
          </table:table-cell>
          <table:table-cell office:value-type="float" office:value="287" calcext:value-type="float">
            <text:p>287</text:p>
          </table:table-cell>
          <table:table-cell office:value-type="float" office:value="45" calcext:value-type="float">
            <text:p>45</text:p>
          </table:table-cell>
          <table:table-cell office:value-type="float" office:value="18.77" calcext:value-type="float">
            <text:p>18.77</text:p>
          </table:table-cell>
          <table:table-cell office:value-type="float" office:value="293" calcext:value-type="float">
            <text:p>293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float" office:value="370" calcext:value-type="float">
            <text:p>370</text:p>
          </table:table-cell>
          <table:table-cell table:style-name="ce7" office:value-type="float" office:value="267" calcext:value-type="float">
            <text:p>267</text:p>
          </table:table-cell>
          <table:table-cell table:formula="of:=[.D368]/[.B368]*60" office:value-type="float" office:value="24.7864693446089" calcext:value-type="float">
            <text:p>24.7864693446089</text:p>
          </table:table-cell>
          <table:table-cell table:formula="of:=[.D368]/[.C368]/[.E368]" office:value-type="float" office:value="0.0000239900013014023" calcext:value-type="float">
            <text:p>2.39900013014023E-05</text:p>
          </table:table-cell>
          <table:table-cell table:formula="of:=[.M368] * 1.60934" office:value-type="float" office:value="0.0000386080686943988" calcext:value-type="float">
            <text:p>3.86080686943988E-05</text:p>
          </table:table-cell>
          <table:table-cell table:formula="of:=[.N368]*1000" office:value-type="float" office:value="0.0386080686943988" calcext:value-type="float">
            <text:p>0.0386080686943988</text:p>
          </table:table-cell>
          <table:table-cell table:formula="of:=[.O368]*[.E368]" office:value-type="float" office:value="11.0805157152925" calcext:value-type="float">
            <text:p>11.0805157152925</text:p>
          </table:table-cell>
          <table:table-cell table:number-columns-repeated="3"/>
        </table:table-row>
        <table:table-row table:style-name="ro1">
          <table:table-cell office:value-type="date" office:date-value="2022-06-12" calcext:value-type="date">
            <text:p>06/12/22</text:p>
          </table:table-cell>
          <table:table-cell office:value-type="float" office:value="48.2" calcext:value-type="float">
            <text:p>48.2</text:p>
          </table:table-cell>
          <table:table-cell table:formula="of:=[.B369]*60" office:value-type="float" office:value="2892" calcext:value-type="float">
            <text:p>2892</text:p>
          </table:table-cell>
          <table:table-cell office:value-type="float" office:value="20.23" calcext:value-type="float">
            <text:p>20.23</text:p>
          </table:table-cell>
          <table:table-cell office:value-type="float" office:value="302" calcext:value-type="float">
            <text:p>302</text:p>
          </table:table-cell>
          <table:table-cell office:value-type="float" office:value="44.8" calcext:value-type="float">
            <text:p>44.8</text:p>
          </table:table-cell>
          <table:table-cell office:value-type="float" office:value="19.14" calcext:value-type="float">
            <text:p>19.14</text:p>
          </table:table-cell>
          <table:table-cell office:value-type="float" office:value="313" calcext:value-type="float">
            <text:p>313</text:p>
          </table:table-cell>
          <table:table-cell office:value-type="float" office:value="312" calcext:value-type="float">
            <text:p>312</text:p>
          </table:table-cell>
          <table:table-cell office:value-type="float" office:value="848" calcext:value-type="float">
            <text:p>848</text:p>
          </table:table-cell>
          <table:table-cell office:value-type="float" office:value="766" calcext:value-type="float">
            <text:p>766</text:p>
          </table:table-cell>
          <table:table-cell table:formula="of:=[.D369]/[.B369]*60" office:value-type="float" office:value="25.1825726141079" calcext:value-type="float">
            <text:p>25.1825726141079</text:p>
          </table:table-cell>
          <table:table-cell table:formula="of:=[.D369]/[.C369]/[.E369]" office:value-type="float" office:value="0.0000231627783426305" calcext:value-type="float">
            <text:p>2.31627783426305E-05</text:p>
          </table:table-cell>
          <table:table-cell table:formula="of:=[.M369] * 1.60934" office:value-type="float" office:value="0.000037276785697929" calcext:value-type="float">
            <text:p>3.7276785697929E-05</text:p>
          </table:table-cell>
          <table:table-cell table:formula="of:=[.N369]*1000" office:value-type="float" office:value="0.037276785697929" calcext:value-type="float">
            <text:p>0.037276785697929</text:p>
          </table:table-cell>
          <table:table-cell table:formula="of:=[.O369]*[.E369]" office:value-type="float" office:value="11.2575892807746" calcext:value-type="float">
            <text:p>11.2575892807746</text:p>
          </table:table-cell>
          <table:table-cell table:number-columns-repeated="3"/>
        </table:table-row>
        <table:table-row table:style-name="ro1">
          <table:table-cell office:value-type="date" office:date-value="2022-06-12" calcext:value-type="date">
            <text:p>06/12/22</text:p>
          </table:table-cell>
          <table:table-cell office:value-type="float" office:value="52.3" calcext:value-type="float">
            <text:p>52.3</text:p>
          </table:table-cell>
          <table:table-cell table:formula="of:=[.B370]*60" office:value-type="float" office:value="3138" calcext:value-type="float">
            <text:p>3138</text:p>
          </table:table-cell>
          <table:table-cell office:value-type="float" office:value="21.42" calcext:value-type="float">
            <text:p>21.42</text:p>
          </table:table-cell>
          <table:table-cell office:value-type="float" office:value="288" calcext:value-type="float">
            <text:p>288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0" calcext:value-type="float">
            <text:p>770</text:p>
          </table:table-cell>
          <table:table-cell table:formula="of:=[.D370]/[.B370]*60" office:value-type="float" office:value="24.5736137667304" calcext:value-type="float">
            <text:p>24.5736137667304</text:p>
          </table:table-cell>
          <table:table-cell table:formula="of:=[.D370]/[.C370]/[.E370]" office:value-type="float" office:value="0.0000237014021669853" calcext:value-type="float">
            <text:p>2.37014021669853E-05</text:p>
          </table:table-cell>
          <table:table-cell table:formula="of:=[.M370] * 1.60934" office:value-type="float" office:value="0.0000381436145634162" calcext:value-type="float">
            <text:p>3.81436145634162E-05</text:p>
          </table:table-cell>
          <table:table-cell table:formula="of:=[.N370]*1000" office:value-type="float" office:value="0.0381436145634162" calcext:value-type="float">
            <text:p>0.0381436145634162</text:p>
          </table:table-cell>
          <table:table-cell table:formula="of:=[.O370]*[.E370]" office:value-type="float" office:value="10.9853609942639" calcext:value-type="float">
            <text:p>10.9853609942639</text:p>
          </table:table-cell>
          <table:table-cell table:number-columns-repeated="3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float" office:value="47.5" calcext:value-type="float">
            <text:p>47.5</text:p>
          </table:table-cell>
          <table:table-cell table:formula="of:=[.B371]*60" office:value-type="float" office:value="2850" calcext:value-type="float">
            <text:p>2850</text:p>
          </table:table-cell>
          <table:table-cell office:value-type="float" office:value="19.86" calcext:value-type="float">
            <text:p>19.86</text:p>
          </table:table-cell>
          <table:table-cell office:value-type="float" office:value="301" calcext:value-type="float">
            <text:p>301</text:p>
          </table:table-cell>
          <table:table-cell office:value-type="float" office:value="41.8" calcext:value-type="float">
            <text:p>41.8</text:p>
          </table:table-cell>
          <table:table-cell office:value-type="float" office:value="17.94" calcext:value-type="float">
            <text:p>17.94</text:p>
          </table:table-cell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office:value-type="float" office:value="828" calcext:value-type="float">
            <text:p>828</text:p>
          </table:table-cell>
          <table:table-cell office:value-type="float" office:value="748" calcext:value-type="float">
            <text:p>748</text:p>
          </table:table-cell>
          <table:table-cell table:formula="of:=[.D371]/[.B371]*60" office:value-type="float" office:value="25.0863157894737" calcext:value-type="float">
            <text:p>25.0863157894737</text:p>
          </table:table-cell>
          <table:table-cell table:formula="of:=[.D371]/[.C371]/[.E371]" office:value-type="float" office:value="0.0000231509005070817" calcext:value-type="float">
            <text:p>2.31509005070817E-05</text:p>
          </table:table-cell>
          <table:table-cell table:formula="of:=[.M371] * 1.60934" office:value-type="float" office:value="0.0000372576702220668" calcext:value-type="float">
            <text:p>3.72576702220668E-05</text:p>
          </table:table-cell>
          <table:table-cell table:formula="of:=[.N371]*1000" office:value-type="float" office:value="0.0372576702220668" calcext:value-type="float">
            <text:p>0.0372576702220668</text:p>
          </table:table-cell>
          <table:table-cell table:formula="of:=[.O371]*[.E371]" office:value-type="float" office:value="11.2145587368421" calcext:value-type="float">
            <text:p>11.2145587368421</text:p>
          </table:table-cell>
          <table:table-cell table:number-columns-repeated="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float" office:value="46" calcext:value-type="float">
            <text:p>46</text:p>
          </table:table-cell>
          <table:table-cell table:formula="of:=[.B372]*60" office:value-type="float" office:value="2760" calcext:value-type="float">
            <text:p>2760</text:p>
          </table:table-cell>
          <table:table-cell office:value-type="float" office:value="19.28" calcext:value-type="float">
            <text:p>19.28</text:p>
          </table:table-cell>
          <table:table-cell office:value-type="float" office:value="305" calcext:value-type="float">
            <text:p>305</text:p>
          </table:table-cell>
          <table:table-cell office:value-type="float" office:value="43.4" calcext:value-type="float">
            <text:p>43.4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313" calcext:value-type="float">
            <text:p>313</text:p>
          </table:table-cell>
          <table:table-cell office:value-type="float" office:value="828" calcext:value-type="float">
            <text:p>828</text:p>
          </table:table-cell>
          <table:table-cell office:value-type="float" office:value="749" calcext:value-type="float">
            <text:p>749</text:p>
          </table:table-cell>
          <table:table-cell table:formula="of:=[.D372]/[.B372]*60" office:value-type="float" office:value="25.1478260869565" calcext:value-type="float">
            <text:p>25.1478260869565</text:p>
          </table:table-cell>
          <table:table-cell table:formula="of:=[.D372]/[.C372]/[.E372]" office:value-type="float" office:value="0.0000229033024471371" calcext:value-type="float">
            <text:p>2.29033024471371E-05</text:p>
          </table:table-cell>
          <table:table-cell table:formula="of:=[.M372] * 1.60934" office:value-type="float" office:value="0.0000368592007602756" calcext:value-type="float">
            <text:p>3.68592007602756E-05</text:p>
          </table:table-cell>
          <table:table-cell table:formula="of:=[.N372]*1000" office:value-type="float" office:value="0.0368592007602756" calcext:value-type="float">
            <text:p>0.0368592007602756</text:p>
          </table:table-cell>
          <table:table-cell table:formula="of:=[.O372]*[.E372]" office:value-type="float" office:value="11.2420562318841" calcext:value-type="float">
            <text:p>11.2420562318841</text:p>
          </table:table-cell>
          <table:table-cell table:number-columns-repeated="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float" office:value="47.4" calcext:value-type="float">
            <text:p>47.4</text:p>
          </table:table-cell>
          <table:table-cell table:formula="of:=[.B373]*60" office:value-type="float" office:value="2844" calcext:value-type="float">
            <text:p>2844</text:p>
          </table:table-cell>
          <table:table-cell office:value-type="float" office:value="20.5" calcext:value-type="float">
            <text:p>20.5</text:p>
          </table:table-cell>
          <table:table-cell office:value-type="float" office:value="330" calcext:value-type="float">
            <text:p>330</text:p>
          </table:table-cell>
          <table:table-cell office:value-type="float" office:value="44.8" calcext:value-type="float">
            <text:p>44.8</text:p>
          </table:table-cell>
          <table:table-cell office:value-type="float" office:value="19.6" calcext:value-type="float">
            <text:p>19.6</text:p>
          </table:table-cell>
          <table:table-cell office:value-type="float" office:value="339" calcext:value-type="float">
            <text:p>339</text:p>
          </table:table-cell>
          <table:table-cell office:value-type="float" office:value="337" calcext:value-type="float">
            <text:p>337</text:p>
          </table:table-cell>
          <table:table-cell office:value-type="float" office:value="905" calcext:value-type="float">
            <text:p>905</text:p>
          </table:table-cell>
          <table:table-cell office:value-type="float" office:value="827" calcext:value-type="float">
            <text:p>827</text:p>
          </table:table-cell>
          <table:table-cell table:formula="of:=[.D373]/[.B373]*60" office:value-type="float" office:value="25.9493670886076" calcext:value-type="float">
            <text:p>25.9493670886076</text:p>
          </table:table-cell>
          <table:table-cell table:formula="of:=[.D373]/[.C373]/[.E373]" office:value-type="float" office:value="0.000021842901589737" calcext:value-type="float">
            <text:p>2.1842901589737E-05</text:p>
          </table:table-cell>
          <table:table-cell table:formula="of:=[.M373] * 1.60934" office:value-type="float" office:value="0.0000351526552444274" calcext:value-type="float">
            <text:p>3.51526552444274E-05</text:p>
          </table:table-cell>
          <table:table-cell table:formula="of:=[.N373]*1000" office:value-type="float" office:value="0.0351526552444274" calcext:value-type="float">
            <text:p>0.0351526552444274</text:p>
          </table:table-cell>
          <table:table-cell table:formula="of:=[.O373]*[.E373]" office:value-type="float" office:value="11.600376230661" calcext:value-type="float">
            <text:p>11.600376230661</text:p>
          </table:table-cell>
          <table:table-cell table:number-columns-repeated="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float" office:value="48.4" calcext:value-type="float">
            <text:p>48.4</text:p>
          </table:table-cell>
          <table:table-cell table:formula="of:=[.B374]*60" office:value-type="float" office:value="2904" calcext:value-type="float">
            <text:p>2904</text:p>
          </table:table-cell>
          <table:table-cell office:value-type="float" office:value="20.18" calcext:value-type="float">
            <text:p>20.18</text:p>
          </table:table-cell>
          <table:table-cell office:value-type="float" office:value="309" calcext:value-type="float">
            <text:p>309</text:p>
          </table:table-cell>
          <table:table-cell office:value-type="float" office:value="44.8" calcext:value-type="float">
            <text:p>44.8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328" calcext:value-type="float">
            <text:p>328</text:p>
          </table:table-cell>
          <table:table-cell office:value-type="float" office:value="847" calcext:value-type="float">
            <text:p>847</text:p>
          </table:table-cell>
          <table:table-cell office:value-type="float" office:value="770" calcext:value-type="float">
            <text:p>770</text:p>
          </table:table-cell>
          <table:table-cell table:formula="of:=[.D374]/[.B374]*60" office:value-type="float" office:value="25.0165289256198" calcext:value-type="float">
            <text:p>25.0165289256198</text:p>
          </table:table-cell>
          <table:table-cell table:formula="of:=[.D374]/[.C374]/[.E374]" office:value-type="float" office:value="0.000022488789037774" calcext:value-type="float">
            <text:p>2.2488789037774E-05</text:p>
          </table:table-cell>
          <table:table-cell table:formula="of:=[.M374] * 1.60934" office:value-type="float" office:value="0.0000361921077500513" calcext:value-type="float">
            <text:p>3.61921077500513E-05</text:p>
          </table:table-cell>
          <table:table-cell table:formula="of:=[.N374]*1000" office:value-type="float" office:value="0.0361921077500513" calcext:value-type="float">
            <text:p>0.0361921077500513</text:p>
          </table:table-cell>
          <table:table-cell table:formula="of:=[.O374]*[.E374]" office:value-type="float" office:value="11.1833612947658" calcext:value-type="float">
            <text:p>11.1833612947658</text:p>
          </table:table-cell>
          <table:table-cell table:number-columns-repeated="3"/>
        </table:table-row>
        <table:table-row table:style-name="ro1">
          <table:table-cell office:value-type="date" office:date-value="2022-06-17" calcext:value-type="date">
            <text:p>06/17/22</text:p>
          </table:table-cell>
          <table:table-cell office:value-type="float" office:value="47.8" calcext:value-type="float">
            <text:p>47.8</text:p>
          </table:table-cell>
          <table:table-cell table:formula="of:=[.B375]*60" office:value-type="float" office:value="2868" calcext:value-type="float">
            <text:p>2868</text:p>
          </table:table-cell>
          <table:table-cell office:value-type="float" office:value="20.24" calcext:value-type="float">
            <text:p>20.24</text:p>
          </table:table-cell>
          <table:table-cell office:value-type="float" office:value="310" calcext:value-type="float">
            <text:p>310</text:p>
          </table:table-cell>
          <table:table-cell office:value-type="float" office:value="44.8" calcext:value-type="float">
            <text:p>44.8</text:p>
          </table:table-cell>
          <table:table-cell office:value-type="float" office:value="19.16" calcext:value-type="float">
            <text:p>19.16</text:p>
          </table:table-cell>
          <table:table-cell office:value-type="float" office:value="316" calcext:value-type="float">
            <text:p>316</text:p>
          </table:table-cell>
          <table:table-cell office:value-type="float" office:value="315" calcext:value-type="float">
            <text:p>315</text:p>
          </table:table-cell>
          <table:table-cell office:value-type="float" office:value="854" calcext:value-type="float">
            <text:p>854</text:p>
          </table:table-cell>
          <table:table-cell office:value-type="float" office:value="772" calcext:value-type="float">
            <text:p>772</text:p>
          </table:table-cell>
          <table:table-cell table:formula="of:=[.D375]/[.B375]*60" office:value-type="float" office:value="25.4058577405858" calcext:value-type="float">
            <text:p>25.4058577405858</text:p>
          </table:table-cell>
          <table:table-cell table:formula="of:=[.D375]/[.C375]/[.E375]" office:value-type="float" office:value="0.000022765105502317" calcext:value-type="float">
            <text:p>2.2765105502317E-05</text:p>
          </table:table-cell>
          <table:table-cell table:formula="of:=[.M375] * 1.60934" office:value-type="float" office:value="0.0000366367948890988" calcext:value-type="float">
            <text:p>3.66367948890988E-05</text:p>
          </table:table-cell>
          <table:table-cell table:formula="of:=[.N375]*1000" office:value-type="float" office:value="0.0366367948890988" calcext:value-type="float">
            <text:p>0.0366367948890988</text:p>
          </table:table-cell>
          <table:table-cell table:formula="of:=[.O375]*[.E375]" office:value-type="float" office:value="11.3574064156206" calcext:value-type="float">
            <text:p>11.3574064156206</text:p>
          </table:table-cell>
          <table:table-cell table:number-columns-repeated="3"/>
        </table:table-row>
        <table:table-row table:style-name="ro1">
          <table:table-cell office:value-type="date" office:date-value="2022-06-18" calcext:value-type="date">
            <text:p>06/18/22</text:p>
          </table:table-cell>
          <table:table-cell office:value-type="float" office:value="47.5" calcext:value-type="float">
            <text:p>47.5</text:p>
          </table:table-cell>
          <table:table-cell table:formula="of:=[.B376]*60" office:value-type="float" office:value="2850" calcext:value-type="float">
            <text:p>2850</text:p>
          </table:table-cell>
          <table:table-cell office:value-type="float" office:value="20.15" calcext:value-type="float">
            <text:p>20.15</text:p>
          </table:table-cell>
          <table:table-cell office:value-type="float" office:value="313" calcext:value-type="float">
            <text:p>313</text:p>
          </table:table-cell>
          <table:table-cell office:value-type="float" office:value="45.3" calcext:value-type="float">
            <text:p>45.3</text:p>
          </table:table-cell>
          <table:table-cell office:value-type="float" office:value="19.31" calcext:value-type="float">
            <text:p>19.31</text:p>
          </table:table-cell>
          <table:table-cell office:value-type="float" office:value="316" calcext:value-type="float">
            <text:p>316</text:p>
          </table:table-cell>
          <table:table-cell office:value-type="float" office:value="318" calcext:value-type="float">
            <text:p>318</text:p>
          </table:table-cell>
          <table:table-cell office:value-type="float" office:value="861" calcext:value-type="float">
            <text:p>861</text:p>
          </table:table-cell>
          <table:table-cell office:value-type="float" office:value="780" calcext:value-type="float">
            <text:p>780</text:p>
          </table:table-cell>
          <table:table-cell table:formula="of:=[.D376]/[.B376]*60" office:value-type="float" office:value="25.4526315789474" calcext:value-type="float">
            <text:p>25.4526315789474</text:p>
          </table:table-cell>
          <table:table-cell table:formula="of:=[.D376]/[.C376]/[.E376]" office:value-type="float" office:value="0.0000225884199316182" calcext:value-type="float">
            <text:p>2.25884199316182E-05</text:p>
          </table:table-cell>
          <table:table-cell table:formula="of:=[.M376] * 1.60934" office:value-type="float" office:value="0.0000363524477327504" calcext:value-type="float">
            <text:p>3.63524477327504E-05</text:p>
          </table:table-cell>
          <table:table-cell table:formula="of:=[.N376]*1000" office:value-type="float" office:value="0.0363524477327504" calcext:value-type="float">
            <text:p>0.0363524477327504</text:p>
          </table:table-cell>
          <table:table-cell table:formula="of:=[.O376]*[.E376]" office:value-type="float" office:value="11.3783161403509" calcext:value-type="float">
            <text:p>11.3783161403509</text:p>
          </table:table-cell>
          <table:table-cell table:number-columns-repeated="3"/>
        </table:table-row>
        <table:table-row table:style-name="ro1">
          <table:table-cell office:value-type="date" office:date-value="2022-06-18" calcext:value-type="date">
            <text:p>06/18/22</text:p>
          </table:table-cell>
          <table:table-cell office:value-type="float" office:value="53.9" calcext:value-type="float">
            <text:p>53.9</text:p>
          </table:table-cell>
          <table:table-cell table:formula="of:=[.B377]*60" office:value-type="float" office:value="3234" calcext:value-type="float">
            <text:p>3234</text:p>
          </table:table-cell>
          <table:table-cell office:value-type="float" office:value="20.76" calcext:value-type="float">
            <text:p>20.76</text:p>
          </table:table-cell>
          <table:table-cell office:value-type="float" office:value="268" calcext:value-type="float">
            <text:p>268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3" calcext:value-type="float">
            <text:p>753</text:p>
          </table:table-cell>
          <table:table-cell office:value-type="float" office:value="670" calcext:value-type="float">
            <text:p>670</text:p>
          </table:table-cell>
          <table:table-cell table:formula="of:=[.D377]/[.B377]*60" office:value-type="float" office:value="23.1094619666048" calcext:value-type="float">
            <text:p>23.1094619666048</text:p>
          </table:table-cell>
          <table:table-cell table:formula="of:=[.D377]/[.C377]/[.E377]" office:value-type="float" office:value="0.0000239525932489685" calcext:value-type="float">
            <text:p>2.39525932489685E-05</text:p>
          </table:table-cell>
          <table:table-cell table:formula="of:=[.M377] * 1.60934" office:value-type="float" office:value="0.000038547866419295" calcext:value-type="float">
            <text:p>3.8547866419295E-05</text:p>
          </table:table-cell>
          <table:table-cell table:formula="of:=[.N377]*1000" office:value-type="float" office:value="0.038547866419295" calcext:value-type="float">
            <text:p>0.038547866419295</text:p>
          </table:table-cell>
          <table:table-cell table:formula="of:=[.O377]*[.E377]" office:value-type="float" office:value="10.3308282003711" calcext:value-type="float">
            <text:p>10.3308282003711</text:p>
          </table:table-cell>
          <table:table-cell table:number-columns-repeated="3"/>
        </table:table-row>
        <table:table-row table:style-name="ro1">
          <table:table-cell office:value-type="date" office:date-value="2022-06-19" calcext:value-type="date">
            <text:p>06/19/22</text:p>
          </table:table-cell>
          <table:table-cell office:value-type="float" office:value="46.4" calcext:value-type="float">
            <text:p>46.4</text:p>
          </table:table-cell>
          <table:table-cell table:formula="of:=[.B378]*60" office:value-type="float" office:value="2784" calcext:value-type="float">
            <text:p>2784</text:p>
          </table:table-cell>
          <table:table-cell office:value-type="float" office:value="19.23" calcext:value-type="float">
            <text:p>19.23</text:p>
          </table:table-cell>
          <table:table-cell office:value-type="float" office:value="292" calcext:value-type="float">
            <text:p>292</text:p>
          </table:table-cell>
          <table:table-cell office:value-type="float" office:value="43.7" calcext:value-type="float">
            <text:p>43.7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9" calcext:value-type="float">
            <text:p>299</text:p>
          </table:table-cell>
          <table:table-cell office:value-type="float" office:value="805" calcext:value-type="float">
            <text:p>805</text:p>
          </table:table-cell>
          <table:table-cell office:value-type="float" office:value="723" calcext:value-type="float">
            <text:p>723</text:p>
          </table:table-cell>
          <table:table-cell table:formula="of:=[.D378]/[.B378]*60" office:value-type="float" office:value="24.8663793103448" calcext:value-type="float">
            <text:p>24.8663793103448</text:p>
          </table:table-cell>
          <table:table-cell table:formula="of:=[.D378]/[.C378]/[.E378]" office:value-type="float" office:value="0.0000236552314596127" calcext:value-type="float">
            <text:p>2.36552314596127E-05</text:p>
          </table:table-cell>
          <table:table-cell table:formula="of:=[.M378] * 1.60934" office:value-type="float" office:value="0.000038069310197213" calcext:value-type="float">
            <text:p>3.8069310197213E-05</text:p>
          </table:table-cell>
          <table:table-cell table:formula="of:=[.N378]*1000" office:value-type="float" office:value="0.038069310197213" calcext:value-type="float">
            <text:p>0.038069310197213</text:p>
          </table:table-cell>
          <table:table-cell table:formula="of:=[.O378]*[.E378]" office:value-type="float" office:value="11.1162385775862" calcext:value-type="float">
            <text:p>11.1162385775862</text:p>
          </table:table-cell>
          <table:table-cell table:number-columns-repeated="3"/>
        </table:table-row>
        <table:table-row table:style-name="ro1">
          <table:table-cell office:value-type="date" office:date-value="2022-06-19" calcext:value-type="date">
            <text:p>06/19/22</text:p>
          </table:table-cell>
          <table:table-cell office:value-type="float" office:value="52.1" calcext:value-type="float">
            <text:p>52.1</text:p>
          </table:table-cell>
          <table:table-cell table:formula="of:=[.B379]*60" office:value-type="float" office:value="3126" calcext:value-type="float">
            <text:p>3126</text:p>
          </table:table-cell>
          <table:table-cell office:value-type="float" office:value="21.21" calcext:value-type="float">
            <text:p>21.21</text:p>
          </table:table-cell>
          <table:table-cell office:value-type="float" office:value="280" calcext:value-type="float">
            <text:p>280</text:p>
          </table:table-cell>
          <table:table-cell office:value-type="float" office:value="45.6" calcext:value-type="float">
            <text:p>45.6</text:p>
          </table:table-cell>
          <table:table-cell office:value-type="float" office:value="19.25" calcext:value-type="float">
            <text:p>19.25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832" calcext:value-type="float">
            <text:p>832</text:p>
          </table:table-cell>
          <table:table-cell office:value-type="float" office:value="749" calcext:value-type="float">
            <text:p>749</text:p>
          </table:table-cell>
          <table:table-cell table:formula="of:=[.D379]/[.B379]*60" office:value-type="float" office:value="24.426103646833" calcext:value-type="float">
            <text:p>24.426103646833</text:p>
          </table:table-cell>
          <table:table-cell table:formula="of:=[.D379]/[.C379]/[.E379]" office:value-type="float" office:value="0.000024232245681382" calcext:value-type="float">
            <text:p>2.4232245681382E-05</text:p>
          </table:table-cell>
          <table:table-cell table:formula="of:=[.M379] * 1.60934" office:value-type="float" office:value="0.0000389979222648752" calcext:value-type="float">
            <text:p>3.89979222648752E-05</text:p>
          </table:table-cell>
          <table:table-cell table:formula="of:=[.N379]*1000" office:value-type="float" office:value="0.0389979222648752" calcext:value-type="float">
            <text:p>0.0389979222648752</text:p>
          </table:table-cell>
          <table:table-cell table:formula="of:=[.O379]*[.E379]" office:value-type="float" office:value="10.9194182341651" calcext:value-type="float">
            <text:p>10.9194182341651</text:p>
          </table:table-cell>
          <table:table-cell table:number-columns-repeated="3"/>
        </table:table-row>
        <table:table-row table:style-name="ro1">
          <table:table-cell office:value-type="date" office:date-value="2022-06-20" calcext:value-type="date">
            <text:p>06/20/22</text:p>
          </table:table-cell>
          <table:table-cell office:value-type="float" office:value="46.8" calcext:value-type="float">
            <text:p>46.8</text:p>
          </table:table-cell>
          <table:table-cell table:formula="of:=[.B380]*60" office:value-type="float" office:value="2808" calcext:value-type="float">
            <text:p>2808</text:p>
          </table:table-cell>
          <table:table-cell office:value-type="float" office:value="19.5" calcext:value-type="float">
            <text:p>19.5</text:p>
          </table:table-cell>
          <table:table-cell office:value-type="float" office:value="300" calcext:value-type="float">
            <text:p>300</text:p>
          </table:table-cell>
          <table:table-cell office:value-type="float" office:value="44.5" calcext:value-type="float">
            <text:p>44.5</text:p>
          </table:table-cell>
          <table:table-cell office:value-type="float" office:value="18.81" calcext:value-type="float">
            <text:p>18.81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822" calcext:value-type="float">
            <text:p>822</text:p>
          </table:table-cell>
          <table:table-cell office:value-type="float" office:value="742" calcext:value-type="float">
            <text:p>742</text:p>
          </table:table-cell>
          <table:table-cell table:formula="of:=[.D380]/[.B380]*60" office:value-type="float" office:value="25" calcext:value-type="float">
            <text:p>25</text:p>
          </table:table-cell>
          <table:table-cell table:formula="of:=[.D380]/[.C380]/[.E380]" office:value-type="float" office:value="0.0000231481481481481" calcext:value-type="float">
            <text:p>2.31481481481481E-05</text:p>
          </table:table-cell>
          <table:table-cell table:formula="of:=[.M380] * 1.60934" office:value-type="float" office:value="0.0000372532407407407" calcext:value-type="float">
            <text:p>3.72532407407407E-05</text:p>
          </table:table-cell>
          <table:table-cell table:formula="of:=[.N380]*1000" office:value-type="float" office:value="0.0372532407407407" calcext:value-type="float">
            <text:p>0.0372532407407407</text:p>
          </table:table-cell>
          <table:table-cell table:formula="of:=[.O380]*[.E380]" office:value-type="float" office:value="11.1759722222222" calcext:value-type="float">
            <text:p>11.1759722222222</text:p>
          </table:table-cell>
          <table:table-cell table:number-columns-repeated="3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float" office:value="46.2" calcext:value-type="float">
            <text:p>46.2</text:p>
          </table:table-cell>
          <table:table-cell table:formula="of:=[.B381]*60" office:value-type="float" office:value="2772" calcext:value-type="float">
            <text:p>2772</text:p>
          </table:table-cell>
          <table:table-cell office:value-type="float" office:value="19.57" calcext:value-type="float">
            <text:p>19.57</text:p>
          </table:table-cell>
          <table:table-cell office:value-type="float" office:value="312" calcext:value-type="float">
            <text:p>312</text:p>
          </table:table-cell>
          <table:table-cell office:value-type="float" office:value="43.4" calcext:value-type="float">
            <text:p>43.4</text:p>
          </table:table-cell>
          <table:table-cell office:value-type="float" office:value="18.69" calcext:value-type="float">
            <text:p>18.69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833" calcext:value-type="float">
            <text:p>833</text:p>
          </table:table-cell>
          <table:table-cell office:value-type="float" office:value="756" calcext:value-type="float">
            <text:p>756</text:p>
          </table:table-cell>
          <table:table-cell table:formula="of:=[.D381]/[.B381]*60" office:value-type="float" office:value="25.4155844155844" calcext:value-type="float">
            <text:p>25.4155844155844</text:p>
          </table:table-cell>
          <table:table-cell table:formula="of:=[.D381]/[.C381]/[.E381]" office:value-type="float" office:value="0.0000226278351278351" calcext:value-type="float">
            <text:p>2.26278351278351E-05</text:p>
          </table:table-cell>
          <table:table-cell table:formula="of:=[.M381] * 1.60934" office:value-type="float" office:value="0.0000364158801846302" calcext:value-type="float">
            <text:p>3.64158801846302E-05</text:p>
          </table:table-cell>
          <table:table-cell table:formula="of:=[.N381]*1000" office:value-type="float" office:value="0.0364158801846302" calcext:value-type="float">
            <text:p>0.0364158801846302</text:p>
          </table:table-cell>
          <table:table-cell table:formula="of:=[.O381]*[.E381]" office:value-type="float" office:value="11.3617546176046" calcext:value-type="float">
            <text:p>11.3617546176046</text:p>
          </table:table-cell>
          <table:table-cell table:number-columns-repeated="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float" office:value="46.8" calcext:value-type="float">
            <text:p>46.8</text:p>
          </table:table-cell>
          <table:table-cell table:formula="of:=[.B382]*60" office:value-type="float" office:value="2808" calcext:value-type="float">
            <text:p>2808</text:p>
          </table:table-cell>
          <table:table-cell office:value-type="float" office:value="19.34" calcext:value-type="float">
            <text:p>19.34</text:p>
          </table:table-cell>
          <table:table-cell office:value-type="float" office:value="291" calcext:value-type="float">
            <text:p>291</text:p>
          </table:table-cell>
          <table:table-cell office:value-type="float" office:value="44.7" calcext:value-type="float">
            <text:p>44.7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297" calcext:value-type="float">
            <text:p>297</text:p>
          </table:table-cell>
          <table:table-cell office:value-type="float" office:value="813" calcext:value-type="float">
            <text:p>813</text:p>
          </table:table-cell>
          <table:table-cell office:value-type="float" office:value="729" calcext:value-type="float">
            <text:p>729</text:p>
          </table:table-cell>
          <table:table-cell table:formula="of:=[.D382]/[.B382]*60" office:value-type="float" office:value="24.7948717948718" calcext:value-type="float">
            <text:p>24.7948717948718</text:p>
          </table:table-cell>
          <table:table-cell table:formula="of:=[.D382]/[.C382]/[.E382]" office:value-type="float" office:value="0.0000236682624998776" calcext:value-type="float">
            <text:p>2.36682624998776E-05</text:p>
          </table:table-cell>
          <table:table-cell table:formula="of:=[.M382] * 1.60934" office:value-type="float" office:value="0.0000380902815715531" calcext:value-type="float">
            <text:p>3.80902815715531E-05</text:p>
          </table:table-cell>
          <table:table-cell table:formula="of:=[.N382]*1000" office:value-type="float" office:value="0.0380902815715531" calcext:value-type="float">
            <text:p>0.0380902815715531</text:p>
          </table:table-cell>
          <table:table-cell table:formula="of:=[.O382]*[.E382]" office:value-type="float" office:value="11.0842719373219" calcext:value-type="float">
            <text:p>11.0842719373219</text:p>
          </table:table-cell>
          <table:table-cell table:number-columns-repeated="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float" office:value="45.3" calcext:value-type="float">
            <text:p>45.3</text:p>
          </table:table-cell>
          <table:table-cell table:formula="of:=[.B383]*60" office:value-type="float" office:value="2718" calcext:value-type="float">
            <text:p>2718</text:p>
          </table:table-cell>
          <table:table-cell office:value-type="float" office:value="19.1" calcext:value-type="float">
            <text:p>19.1</text:p>
          </table:table-cell>
          <table:table-cell office:value-type="float" office:value="307" calcext:value-type="float">
            <text:p>307</text:p>
          </table:table-cell>
          <table:table-cell office:value-type="float" office:value="43.7" calcext:value-type="float">
            <text:p>43.7</text:p>
          </table:table-cell>
          <table:table-cell office:value-type="float" office:value="18.6" calcext:value-type="float">
            <text:p>18.6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819" calcext:value-type="float">
            <text:p>819</text:p>
          </table:table-cell>
          <table:table-cell office:value-type="float" office:value="741" calcext:value-type="float">
            <text:p>741</text:p>
          </table:table-cell>
          <table:table-cell table:formula="of:=[.D383]/[.B383]*60" office:value-type="float" office:value="25.2980132450331" calcext:value-type="float">
            <text:p>25.2980132450331</text:p>
          </table:table-cell>
          <table:table-cell table:formula="of:=[.D383]/[.C383]/[.E383]" office:value-type="float" office:value="0.0000228899866495052" calcext:value-type="float">
            <text:p>2.28899866495052E-05</text:p>
          </table:table-cell>
          <table:table-cell table:formula="of:=[.M383] * 1.60934" office:value-type="float" office:value="0.0000368377711145147" calcext:value-type="float">
            <text:p>3.68377711145147E-05</text:p>
          </table:table-cell>
          <table:table-cell table:formula="of:=[.N383]*1000" office:value-type="float" office:value="0.0368377711145146" calcext:value-type="float">
            <text:p>0.0368377711145146</text:p>
          </table:table-cell>
          <table:table-cell table:formula="of:=[.O383]*[.E383]" office:value-type="float" office:value="11.309195732156" calcext:value-type="float">
            <text:p>11.309195732156</text:p>
          </table:table-cell>
          <table:table-cell table:number-columns-repeated="3"/>
        </table:table-row>
        <table:table-row table:style-name="ro1">
          <table:table-cell office:value-type="date" office:date-value="2022-06-24" calcext:value-type="date">
            <text:p>06/24/22</text:p>
          </table:table-cell>
          <table:table-cell office:value-type="float" office:value="48.6" calcext:value-type="float">
            <text:p>48.6</text:p>
          </table:table-cell>
          <table:table-cell table:formula="of:=[.B384]*60" office:value-type="float" office:value="2916" calcext:value-type="float">
            <text:p>2916</text:p>
          </table:table-cell>
          <table:table-cell office:value-type="float" office:value="20.15" calcext:value-type="float">
            <text:p>20.15</text:p>
          </table:table-cell>
          <table:table-cell office:value-type="float" office:value="295" calcext:value-type="float">
            <text:p>295</text:p>
          </table:table-cell>
          <table:table-cell office:value-type="float" office:value="43.7" calcext:value-type="float">
            <text:p>43.7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311" calcext:value-type="float">
            <text:p>311</text:p>
          </table:table-cell>
          <table:table-cell office:value-type="float" office:value="832" calcext:value-type="float">
            <text:p>832</text:p>
          </table:table-cell>
          <table:table-cell office:value-type="float" office:value="751" calcext:value-type="float">
            <text:p>751</text:p>
          </table:table-cell>
          <table:table-cell table:formula="of:=[.D384]/[.B384]*60" office:value-type="float" office:value="24.8765432098765" calcext:value-type="float">
            <text:p>24.8765432098765</text:p>
          </table:table-cell>
          <table:table-cell table:formula="of:=[.D384]/[.C384]/[.E384]" office:value-type="float" office:value="0.0000234242403106182" calcext:value-type="float">
            <text:p>2.34242403106182E-05</text:p>
          </table:table-cell>
          <table:table-cell table:formula="of:=[.M384] * 1.60934" office:value-type="float" office:value="0.0000376975669014903" calcext:value-type="float">
            <text:p>3.76975669014903E-05</text:p>
          </table:table-cell>
          <table:table-cell table:formula="of:=[.N384]*1000" office:value-type="float" office:value="0.0376975669014903" calcext:value-type="float">
            <text:p>0.0376975669014903</text:p>
          </table:table-cell>
          <table:table-cell table:formula="of:=[.O384]*[.E384]" office:value-type="float" office:value="11.1207822359396" calcext:value-type="float">
            <text:p>11.1207822359396</text:p>
          </table:table-cell>
          <table:table-cell table:number-columns-repeated="3"/>
        </table:table-row>
        <table:table-row table:style-name="ro1">
          <table:table-cell office:value-type="date" office:date-value="2022-06-25" calcext:value-type="date">
            <text:p>06/25/22</text:p>
          </table:table-cell>
          <table:table-cell office:value-type="float" office:value="50.7" calcext:value-type="float">
            <text:p>50.7</text:p>
          </table:table-cell>
          <table:table-cell table:formula="of:=[.B385]*60" office:value-type="float" office:value="3042" calcext:value-type="float">
            <text:p>3042</text:p>
          </table:table-cell>
          <table:table-cell office:value-type="float" office:value="21.24" calcext:value-type="float">
            <text:p>21.24</text:p>
          </table:table-cell>
          <table:table-cell office:value-type="float" office:value="302" calcext:value-type="float">
            <text:p>302</text:p>
          </table:table-cell>
          <table:table-cell office:value-type="float" office:value="45.4" calcext:value-type="float">
            <text:p>45.4</text:p>
          </table:table-cell>
          <table:table-cell office:value-type="float" office:value="19.53" calcext:value-type="float">
            <text:p>19.53</text:p>
          </table:table-cell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870" calcext:value-type="float">
            <text:p>870</text:p>
          </table:table-cell>
          <table:table-cell office:value-type="float" office:value="789" calcext:value-type="float">
            <text:p>789</text:p>
          </table:table-cell>
          <table:table-cell table:formula="of:=[.D385]/[.B385]*60" office:value-type="float" office:value="25.1360946745562" calcext:value-type="float">
            <text:p>25.1360946745562</text:p>
          </table:table-cell>
          <table:table-cell table:formula="of:=[.D385]/[.C385]/[.E385]" office:value-type="float" office:value="0.0000231200282142717" calcext:value-type="float">
            <text:p>2.31200282142717E-05</text:p>
          </table:table-cell>
          <table:table-cell table:formula="of:=[.M385] * 1.60934" office:value-type="float" office:value="0.000037207986206356" calcext:value-type="float">
            <text:p>3.7207986206356E-05</text:p>
          </table:table-cell>
          <table:table-cell table:formula="of:=[.N385]*1000" office:value-type="float" office:value="0.0372079862063561" calcext:value-type="float">
            <text:p>0.0372079862063561</text:p>
          </table:table-cell>
          <table:table-cell table:formula="of:=[.O385]*[.E385]" office:value-type="float" office:value="11.2368118343195" calcext:value-type="float">
            <text:p>11.2368118343195</text:p>
          </table:table-cell>
          <table:table-cell table:number-columns-repeated="3"/>
        </table:table-row>
        <table:table-row table:style-name="ro1">
          <table:table-cell office:value-type="date" office:date-value="2022-06-25" calcext:value-type="date">
            <text:p>06/25/22</text:p>
          </table:table-cell>
          <table:table-cell office:value-type="float" office:value="56.5" calcext:value-type="float">
            <text:p>56.5</text:p>
          </table:table-cell>
          <table:table-cell table:formula="of:=[.B386]*60" office:value-type="float" office:value="3390" calcext:value-type="float">
            <text:p>3390</text:p>
          </table:table-cell>
          <table:table-cell office:value-type="float" office:value="23.01" calcext:value-type="float">
            <text:p>23.01</text:p>
          </table:table-cell>
          <table:table-cell office:value-type="float" office:value="279" calcext:value-type="float">
            <text:p>279</text:p>
          </table:table-cell>
          <table:table-cell office:value-type="float" office:value="46.5" calcext:value-type="float">
            <text:p>46.5</text:p>
          </table:table-cell>
          <table:table-cell office:value-type="float" office:value="19.64" calcext:value-type="float">
            <text:p>19.64</text:p>
          </table:table-cell>
          <table:table-cell office:value-type="float" office:value="305" calcext:value-type="float">
            <text:p>305</text:p>
          </table:table-cell>
          <table:table-cell office:value-type="float" office:value="308" calcext:value-type="float">
            <text:p>308</text:p>
          </table:table-cell>
          <table:table-cell office:value-type="float" office:value="839" calcext:value-type="float">
            <text:p>839</text:p>
          </table:table-cell>
          <table:table-cell office:value-type="float" office:value="756" calcext:value-type="float">
            <text:p>756</text:p>
          </table:table-cell>
          <table:table-cell table:formula="of:=[.D386]/[.B386]*60" office:value-type="float" office:value="24.4353982300885" calcext:value-type="float">
            <text:p>24.4353982300885</text:p>
          </table:table-cell>
          <table:table-cell table:formula="of:=[.D386]/[.C386]/[.E386]" office:value-type="float" office:value="0.0000243283534747994" calcext:value-type="float">
            <text:p>2.43283534747994E-05</text:p>
          </table:table-cell>
          <table:table-cell table:formula="of:=[.M386] * 1.60934" office:value-type="float" office:value="0.0000391525923811336" calcext:value-type="float">
            <text:p>3.91525923811336E-05</text:p>
          </table:table-cell>
          <table:table-cell table:formula="of:=[.N386]*1000" office:value-type="float" office:value="0.0391525923811336" calcext:value-type="float">
            <text:p>0.0391525923811336</text:p>
          </table:table-cell>
          <table:table-cell table:formula="of:=[.O386]*[.E386]" office:value-type="float" office:value="10.9235732743363" calcext:value-type="float">
            <text:p>10.9235732743363</text:p>
          </table:table-cell>
          <table:table-cell table:number-columns-repeated="3"/>
        </table:table-row>
        <table:table-row table:style-name="ro1">
          <table:table-cell office:value-type="date" office:date-value="2022-06-26" calcext:value-type="date">
            <text:p>06/26/22</text:p>
          </table:table-cell>
          <table:table-cell office:value-type="float" office:value="49.5" calcext:value-type="float">
            <text:p>49.5</text:p>
          </table:table-cell>
          <table:table-cell table:formula="of:=[.B387]*60" office:value-type="float" office:value="2970" calcext:value-type="float">
            <text:p>2970</text:p>
          </table:table-cell>
          <table:table-cell office:value-type="float" office:value="20.1" calcext:value-type="float">
            <text:p>20.1</text:p>
          </table:table-cell>
          <table:table-cell office:value-type="float" office:value="299" calcext:value-type="float">
            <text:p>299</text:p>
          </table:table-cell>
          <table:table-cell office:value-type="float" office:value="46.1" calcext:value-type="float">
            <text:p>46.1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842" calcext:value-type="float">
            <text:p>842</text:p>
          </table:table-cell>
          <table:table-cell office:value-type="float" office:value="759" calcext:value-type="float">
            <text:p>759</text:p>
          </table:table-cell>
          <table:table-cell table:formula="of:=[.D387]/[.B387]*60" office:value-type="float" office:value="24.3636363636364" calcext:value-type="float">
            <text:p>24.3636363636364</text:p>
          </table:table-cell>
          <table:table-cell table:formula="of:=[.D387]/[.C387]/[.E387]" office:value-type="float" office:value="0.0000226343704604574" calcext:value-type="float">
            <text:p>2.26343704604574E-05</text:p>
          </table:table-cell>
          <table:table-cell table:formula="of:=[.M387] * 1.60934" office:value-type="float" office:value="0.0000364263977568325" calcext:value-type="float">
            <text:p>3.64263977568325E-05</text:p>
          </table:table-cell>
          <table:table-cell table:formula="of:=[.N387]*1000" office:value-type="float" office:value="0.0364263977568325" calcext:value-type="float">
            <text:p>0.0364263977568325</text:p>
          </table:table-cell>
          <table:table-cell table:formula="of:=[.O387]*[.E387]" office:value-type="float" office:value="10.8914929292929" calcext:value-type="float">
            <text:p>10.8914929292929</text:p>
          </table:table-cell>
          <table:table-cell table:number-columns-repeated="3"/>
        </table:table-row>
        <table:table-row table:style-name="ro1">
          <table:table-cell office:value-type="date" office:date-value="2022-06-26" calcext:value-type="date">
            <text:p>06/26/22</text:p>
          </table:table-cell>
          <table:table-cell office:value-type="float" office:value="52.8" calcext:value-type="float">
            <text:p>52.8</text:p>
          </table:table-cell>
          <table:table-cell table:formula="of:=[.B388]*60" office:value-type="float" office:value="3168" calcext:value-type="float">
            <text:p>3168</text:p>
          </table:table-cell>
          <table:table-cell office:value-type="float" office:value="21.45" calcext:value-type="float">
            <text:p>21.45</text:p>
          </table:table-cell>
          <table:table-cell office:value-type="float" office:value="280" calcext:value-type="float">
            <text:p>280</text:p>
          </table:table-cell>
          <table:table-cell office:value-type="float" office:value="44.6" calcext:value-type="float">
            <text:p>44.6</text:p>
          </table:table-cell>
          <table:table-cell office:value-type="float" office:value="18.88" calcext:value-type="float">
            <text:p>18.88</text:p>
          </table:table-cell>
          <table:table-cell office:value-type="float" office:value="308" calcext:value-type="float">
            <text:p>308</text:p>
          </table:table-cell>
          <table:table-cell office:value-type="float" office:value="306" calcext:value-type="float">
            <text:p>306</text:p>
          </table:table-cell>
          <table:table-cell office:value-type="float" office:value="833" calcext:value-type="float">
            <text:p>833</text:p>
          </table:table-cell>
          <table:table-cell office:value-type="float" office:value="750" calcext:value-type="float">
            <text:p>750</text:p>
          </table:table-cell>
          <table:table-cell table:formula="of:=[.D388]/[.B388]*60" office:value-type="float" office:value="24.375" calcext:value-type="float">
            <text:p>24.375</text:p>
          </table:table-cell>
          <table:table-cell table:formula="of:=[.D388]/[.C388]/[.E388]" office:value-type="float" office:value="0.0000241815476190476" calcext:value-type="float">
            <text:p>2.41815476190476E-05</text:p>
          </table:table-cell>
          <table:table-cell table:formula="of:=[.M388] * 1.60934" office:value-type="float" office:value="0.0000389163318452381" calcext:value-type="float">
            <text:p>3.89163318452381E-05</text:p>
          </table:table-cell>
          <table:table-cell table:formula="of:=[.N388]*1000" office:value-type="float" office:value="0.0389163318452381" calcext:value-type="float">
            <text:p>0.0389163318452381</text:p>
          </table:table-cell>
          <table:table-cell table:formula="of:=[.O388]*[.E388]" office:value-type="float" office:value="10.8965729166667" calcext:value-type="float">
            <text:p>10.8965729166667</text:p>
          </table:table-cell>
          <table:table-cell table:number-columns-repeated="3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float" office:value="47.7" calcext:value-type="float">
            <text:p>47.7</text:p>
          </table:table-cell>
          <table:table-cell table:formula="of:=[.B389]*60" office:value-type="float" office:value="2862" calcext:value-type="float">
            <text:p>2862</text:p>
          </table:table-cell>
          <table:table-cell office:value-type="float" office:value="19.85" calcext:value-type="float">
            <text:p>19.85</text:p>
          </table:table-cell>
          <table:table-cell office:value-type="float" office:value="297" calcext:value-type="float">
            <text:p>297</text:p>
          </table:table-cell>
          <table:table-cell office:value-type="float" office:value="44.6" calcext:value-type="float">
            <text:p>44.6</text:p>
          </table:table-cell>
          <table:table-cell office:value-type="float" office:value="18.92" calcext:value-type="float">
            <text:p>18.92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829" calcext:value-type="float">
            <text:p>829</text:p>
          </table:table-cell>
          <table:table-cell office:value-type="float" office:value="748" calcext:value-type="float">
            <text:p>748</text:p>
          </table:table-cell>
          <table:table-cell table:formula="of:=[.D389]/[.B389]*60" office:value-type="float" office:value="24.9685534591195" calcext:value-type="float">
            <text:p>24.9685534591195</text:p>
          </table:table-cell>
          <table:table-cell table:formula="of:=[.D389]/[.C389]/[.E389]" office:value-type="float" office:value="0.0000233525565461275" calcext:value-type="float">
            <text:p>2.33525565461275E-05</text:p>
          </table:table-cell>
          <table:table-cell table:formula="of:=[.M389] * 1.60934" office:value-type="float" office:value="0.0000375822033519448" calcext:value-type="float">
            <text:p>3.75822033519448E-05</text:p>
          </table:table-cell>
          <table:table-cell table:formula="of:=[.N389]*1000" office:value-type="float" office:value="0.0375822033519448" calcext:value-type="float">
            <text:p>0.0375822033519448</text:p>
          </table:table-cell>
          <table:table-cell table:formula="of:=[.O389]*[.E389]" office:value-type="float" office:value="11.1619143955276" calcext:value-type="float">
            <text:p>11.1619143955276</text:p>
          </table:table-cell>
          <table:table-cell table:number-columns-repeated="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float" office:value="48.4" calcext:value-type="float">
            <text:p>48.4</text:p>
          </table:table-cell>
          <table:table-cell table:formula="of:=[.B390]*60" office:value-type="float" office:value="2904" calcext:value-type="float">
            <text:p>2904</text:p>
          </table:table-cell>
          <table:table-cell office:value-type="float" office:value="20.06" calcext:value-type="float">
            <text:p>20.06</text:p>
          </table:table-cell>
          <table:table-cell office:value-type="float" office:value="297" calcext:value-type="float">
            <text:p>297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float" office:value="315" calcext:value-type="float">
            <text:p>315</text:p>
          </table:table-cell>
          <table:table-cell office:value-type="float" office:value="838" calcext:value-type="float">
            <text:p>838</text:p>
          </table:table-cell>
          <table:table-cell office:value-type="float" office:value="758" calcext:value-type="float">
            <text:p>758</text:p>
          </table:table-cell>
          <table:table-cell table:formula="of:=[.D390]/[.B390]*60" office:value-type="float" office:value="24.8677685950413" calcext:value-type="float">
            <text:p>24.8677685950413</text:p>
          </table:table-cell>
          <table:table-cell table:formula="of:=[.D390]/[.C390]/[.E390]" office:value-type="float" office:value="0.0000232582946081569" calcext:value-type="float">
            <text:p>2.32582946081569E-05</text:p>
          </table:table-cell>
          <table:table-cell table:formula="of:=[.M390] * 1.60934" office:value-type="float" office:value="0.0000374305038446912" calcext:value-type="float">
            <text:p>3.74305038446912E-05</text:p>
          </table:table-cell>
          <table:table-cell table:formula="of:=[.N390]*1000" office:value-type="float" office:value="0.0374305038446912" calcext:value-type="float">
            <text:p>0.0374305038446912</text:p>
          </table:table-cell>
          <table:table-cell table:formula="of:=[.O390]*[.E390]" office:value-type="float" office:value="11.1168596418733" calcext:value-type="float">
            <text:p>11.1168596418733</text:p>
          </table:table-cell>
          <table:table-cell table:number-columns-repeated="3"/>
        </table:table-row>
        <table:table-row table:style-name="ro1">
          <table:table-cell office:value-type="date" office:date-value="2022-06-29" calcext:value-type="date">
            <text:p>06/29/22</text:p>
          </table:table-cell>
          <table:table-cell office:value-type="float" office:value="44.9" calcext:value-type="float">
            <text:p>44.9</text:p>
          </table:table-cell>
          <table:table-cell table:formula="of:=[.B391]*60" office:value-type="float" office:value="2694" calcext:value-type="float">
            <text:p>2694</text:p>
          </table:table-cell>
          <table:table-cell office:value-type="float" office:value="19.04" calcext:value-type="float">
            <text:p>19.04</text:p>
          </table:table-cell>
          <table:table-cell office:value-type="float" office:value="310" calcext:value-type="float">
            <text:p>310</text:p>
          </table:table-cell>
          <table:table-cell office:value-type="float" office:value="43.9" calcext:value-type="float">
            <text:p>43.9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313" calcext:value-type="float">
            <text:p>313</text:p>
          </table:table-cell>
          <table:table-cell office:value-type="float" office:value="814" calcext:value-type="float">
            <text:p>814</text:p>
          </table:table-cell>
          <table:table-cell office:value-type="float" office:value="736" calcext:value-type="float">
            <text:p>736</text:p>
          </table:table-cell>
          <table:table-cell table:formula="of:=[.D391]/[.B391]*60" office:value-type="float" office:value="25.4432071269488" calcext:value-type="float">
            <text:p>25.4432071269488</text:p>
          </table:table-cell>
          <table:table-cell table:formula="of:=[.D391]/[.C391]/[.E391]" office:value-type="float" office:value="0.0000227985726943985" calcext:value-type="float">
            <text:p>2.27985726943985E-05</text:p>
          </table:table-cell>
          <table:table-cell table:formula="of:=[.M391] * 1.60934" office:value-type="float" office:value="0.0000366906549800034" calcext:value-type="float">
            <text:p>3.66906549800034E-05</text:p>
          </table:table-cell>
          <table:table-cell table:formula="of:=[.N391]*1000" office:value-type="float" office:value="0.0366906549800034" calcext:value-type="float">
            <text:p>0.0366906549800034</text:p>
          </table:table-cell>
          <table:table-cell table:formula="of:=[.O391]*[.E391]" office:value-type="float" office:value="11.374103043801" calcext:value-type="float">
            <text:p>11.374103043801</text:p>
          </table:table-cell>
          <table:table-cell table:number-columns-repeated="3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float" office:value="50.2" calcext:value-type="float">
            <text:p>50.2</text:p>
          </table:table-cell>
          <table:table-cell table:formula="of:=[.B392]*60" office:value-type="float" office:value="3012" calcext:value-type="float">
            <text:p>3012</text:p>
          </table:table-cell>
          <table:table-cell office:value-type="float" office:value="20.33" calcext:value-type="float">
            <text:p>20.33</text:p>
          </table:table-cell>
          <table:table-cell office:value-type="float" office:value="296" calcext:value-type="float">
            <text:p>296</text:p>
          </table:table-cell>
          <table:table-cell office:value-type="float" office:value="44" calcext:value-type="float">
            <text:p>44</text:p>
          </table:table-cell>
          <table:table-cell office:value-type="float" office:value="18.71" calcext:value-type="float">
            <text:p>18.71</text:p>
          </table:table-cell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office:value-type="float" office:value="841" calcext:value-type="float">
            <text:p>841</text:p>
          </table:table-cell>
          <table:table-cell office:value-type="float" office:value="764" calcext:value-type="float">
            <text:p>764</text:p>
          </table:table-cell>
          <table:table-cell table:formula="of:=[.D392]/[.B392]*60" office:value-type="float" office:value="24.2988047808765" calcext:value-type="float">
            <text:p>24.2988047808765</text:p>
          </table:table-cell>
          <table:table-cell table:formula="of:=[.D392]/[.C392]/[.E392]" office:value-type="float" office:value="0.0000228029324144862" calcext:value-type="float">
            <text:p>2.28029324144862E-05</text:p>
          </table:table-cell>
          <table:table-cell table:formula="of:=[.M392] * 1.60934" office:value-type="float" office:value="0.0000366976712519292" calcext:value-type="float">
            <text:p>3.66976712519292E-05</text:p>
          </table:table-cell>
          <table:table-cell table:formula="of:=[.N392]*1000" office:value-type="float" office:value="0.0366976712519292" calcext:value-type="float">
            <text:p>0.0366976712519292</text:p>
          </table:table-cell>
          <table:table-cell table:formula="of:=[.O392]*[.E392]" office:value-type="float" office:value="10.862510690571" calcext:value-type="float">
            <text:p>10.862510690571</text:p>
          </table:table-cell>
          <table:table-cell table:number-columns-repeated="3"/>
        </table:table-row>
        <table:table-row table:style-name="ro1">
          <table:table-cell office:value-type="date" office:date-value="2022-07-01" calcext:value-type="date">
            <text:p>07/01/22</text:p>
          </table:table-cell>
          <table:table-cell office:value-type="float" office:value="48.9" calcext:value-type="float">
            <text:p>48.9</text:p>
          </table:table-cell>
          <table:table-cell table:formula="of:=[.B393]*60" office:value-type="float" office:value="2934" calcext:value-type="float">
            <text:p>2934</text:p>
          </table:table-cell>
          <table:table-cell office:value-type="float" office:value="20.08" calcext:value-type="float">
            <text:p>20.08</text:p>
          </table:table-cell>
          <table:table-cell office:value-type="float" office:value="288" calcext:value-type="float">
            <text:p>288</text:p>
          </table:table-cell>
          <table:table-cell office:value-type="float" office:value="45.3" calcext:value-type="float">
            <text:p>45.3</text:p>
          </table:table-cell>
          <table:table-cell office:value-type="float" office:value="19" calcext:value-type="float">
            <text:p>19</text:p>
          </table:table-cell>
          <table:table-cell office:value-type="float" office:value="302" calcext:value-type="float">
            <text:p>302</text:p>
          </table:table-cell>
          <table:table-cell office:value-type="float" office:value="301" calcext:value-type="float">
            <text:p>301</text:p>
          </table:table-cell>
          <table:table-cell office:value-type="float" office:value="823" calcext:value-type="float">
            <text:p>823</text:p>
          </table:table-cell>
          <table:table-cell office:value-type="float" office:value="740" calcext:value-type="float">
            <text:p>740</text:p>
          </table:table-cell>
          <table:table-cell table:formula="of:=[.D393]/[.B393]*60" office:value-type="float" office:value="24.638036809816" calcext:value-type="float">
            <text:p>24.638036809816</text:p>
          </table:table-cell>
          <table:table-cell table:formula="of:=[.D393]/[.C393]/[.E393]" office:value-type="float" office:value="0.0000237635385897145" calcext:value-type="float">
            <text:p>2.37635385897145E-05</text:p>
          </table:table-cell>
          <table:table-cell table:formula="of:=[.M393] * 1.60934" office:value-type="float" office:value="0.0000382436131939711" calcext:value-type="float">
            <text:p>3.82436131939711E-05</text:p>
          </table:table-cell>
          <table:table-cell table:formula="of:=[.N393]*1000" office:value-type="float" office:value="0.0382436131939711" calcext:value-type="float">
            <text:p>0.0382436131939711</text:p>
          </table:table-cell>
          <table:table-cell table:formula="of:=[.O393]*[.E393]" office:value-type="float" office:value="11.0141605998637" calcext:value-type="float">
            <text:p>11.0141605998637</text:p>
          </table:table-cell>
          <table:table-cell table:number-columns-repeated="3"/>
        </table:table-row>
        <table:table-row table:style-name="ro1">
          <table:table-cell office:value-type="date" office:date-value="2022-07-02" calcext:value-type="date">
            <text:p>07/02/22</text:p>
          </table:table-cell>
          <table:table-cell office:value-type="float" office:value="48.6" calcext:value-type="float">
            <text:p>48.6</text:p>
          </table:table-cell>
          <table:table-cell table:formula="of:=[.B394]*60" office:value-type="float" office:value="2916" calcext:value-type="float">
            <text:p>2916</text:p>
          </table:table-cell>
          <table:table-cell office:value-type="float" office:value="20.43" calcext:value-type="float">
            <text:p>20.43</text:p>
          </table:table-cell>
          <table:table-cell office:value-type="float" office:value="305" calcext:value-type="float">
            <text:p>305</text:p>
          </table:table-cell>
          <table:table-cell office:value-type="float" office:value="44.9" calcext:value-type="float">
            <text:p>44.9</text:p>
          </table:table-cell>
          <table:table-cell office:value-type="float" office:value="19.24" calcext:value-type="float">
            <text:p>19.24</text:p>
          </table:table-cell>
          <table:table-cell office:value-type="float" office:value="318" calcext:value-type="float">
            <text:p>318</text:p>
          </table:table-cell>
          <table:table-cell office:value-type="float" office:value="316" calcext:value-type="float">
            <text:p>316</text:p>
          </table:table-cell>
          <table:table-cell office:value-type="float" office:value="792" calcext:value-type="float">
            <text:p>792</text:p>
          </table:table-cell>
          <table:table-cell office:value-type="float" office:value="717" calcext:value-type="float">
            <text:p>717</text:p>
          </table:table-cell>
          <table:table-cell table:formula="of:=[.D394]/[.B394]*60" office:value-type="float" office:value="25.2222222222222" calcext:value-type="float">
            <text:p>25.2222222222222</text:p>
          </table:table-cell>
          <table:table-cell table:formula="of:=[.D394]/[.C394]/[.E394]" office:value-type="float" office:value="0.0000229710584901842" calcext:value-type="float">
            <text:p>2.29710584901842E-05</text:p>
          </table:table-cell>
          <table:table-cell table:formula="of:=[.M394] * 1.60934" office:value-type="float" office:value="0.000036968243270593" calcext:value-type="float">
            <text:p>3.6968243270593E-05</text:p>
          </table:table-cell>
          <table:table-cell table:formula="of:=[.N394]*1000" office:value-type="float" office:value="0.036968243270593" calcext:value-type="float">
            <text:p>0.036968243270593</text:p>
          </table:table-cell>
          <table:table-cell table:formula="of:=[.O394]*[.E394]" office:value-type="float" office:value="11.2753141975309" calcext:value-type="float">
            <text:p>11.2753141975309</text:p>
          </table:table-cell>
          <table:table-cell table:number-columns-repeated="3"/>
        </table:table-row>
        <table:table-row table:style-name="ro1">
          <table:table-cell office:value-type="date" office:date-value="2022-07-02" calcext:value-type="date">
            <text:p>07/02/22</text:p>
          </table:table-cell>
          <table:table-cell office:value-type="float" office:value="53" calcext:value-type="float">
            <text:p>53</text:p>
          </table:table-cell>
          <table:table-cell table:formula="of:=[.B395]*60" office:value-type="float" office:value="3180" calcext:value-type="float">
            <text:p>3180</text:p>
          </table:table-cell>
          <table:table-cell office:value-type="float" office:value="22.05" calcext:value-type="float">
            <text:p>22.05</text:p>
          </table:table-cell>
          <table:table-cell office:value-type="float" office:value="295" calcext:value-type="float">
            <text:p>295</text:p>
          </table:table-cell>
          <table:table-cell office:value-type="float" office:value="46.2" calcext:value-type="float">
            <text:p>46.2</text:p>
          </table:table-cell>
          <table:table-cell office:value-type="float" office:value="19.81" calcext:value-type="float">
            <text:p>19.81</text:p>
          </table:table-cell>
          <table:table-cell office:value-type="float" office:value="316" calcext:value-type="float">
            <text:p>316</text:p>
          </table:table-cell>
          <table:table-cell office:value-type="float" office:value="320" calcext:value-type="float">
            <text:p>320</text:p>
          </table:table-cell>
          <table:table-cell office:value-type="float" office:value="841" calcext:value-type="float">
            <text:p>841</text:p>
          </table:table-cell>
          <table:table-cell office:value-type="float" office:value="762" calcext:value-type="float">
            <text:p>762</text:p>
          </table:table-cell>
          <table:table-cell table:formula="of:=[.D395]/[.B395]*60" office:value-type="float" office:value="24.9622641509434" calcext:value-type="float">
            <text:p>24.9622641509434</text:p>
          </table:table-cell>
          <table:table-cell table:formula="of:=[.D395]/[.C395]/[.E395]" office:value-type="float" office:value="0.0000235049568276303" calcext:value-type="float">
            <text:p>2.35049568276303E-05</text:p>
          </table:table-cell>
          <table:table-cell table:formula="of:=[.M395] * 1.60934" office:value-type="float" office:value="0.0000378274672209786" calcext:value-type="float">
            <text:p>3.78274672209786E-05</text:p>
          </table:table-cell>
          <table:table-cell table:formula="of:=[.N395]*1000" office:value-type="float" office:value="0.0378274672209786" calcext:value-type="float">
            <text:p>0.0378274672209786</text:p>
          </table:table-cell>
          <table:table-cell table:formula="of:=[.O395]*[.E395]" office:value-type="float" office:value="11.1591028301887" calcext:value-type="float">
            <text:p>11.1591028301887</text:p>
          </table:table-cell>
          <table:table-cell table:number-columns-repeated="3"/>
        </table:table-row>
        <table:table-row table:style-name="ro1">
          <table:table-cell office:value-type="date" office:date-value="2022-07-03" calcext:value-type="date">
            <text:p>07/03/22</text:p>
          </table:table-cell>
          <table:table-cell office:value-type="float" office:value="47.9" calcext:value-type="float">
            <text:p>47.9</text:p>
          </table:table-cell>
          <table:table-cell table:formula="of:=[.B396]*60" office:value-type="float" office:value="2874" calcext:value-type="float">
            <text:p>2874</text:p>
          </table:table-cell>
          <table:table-cell office:value-type="float" office:value="20.09" calcext:value-type="float">
            <text:p>20.09</text:p>
          </table:table-cell>
          <table:table-cell office:value-type="float" office:value="305" calcext:value-type="float">
            <text:p>305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office:value-type="float" office:value="853" calcext:value-type="float">
            <text:p>853</text:p>
          </table:table-cell>
          <table:table-cell office:value-type="float" office:value="772" calcext:value-type="float">
            <text:p>772</text:p>
          </table:table-cell>
          <table:table-cell table:formula="of:=[.D396]/[.B396]*60" office:value-type="float" office:value="25.1649269311065" calcext:value-type="float">
            <text:p>25.1649269311065</text:p>
          </table:table-cell>
          <table:table-cell table:formula="of:=[.D396]/[.C396]/[.E396]" office:value-type="float" office:value="0.0000229188769864358" calcext:value-type="float">
            <text:p>2.29188769864358E-05</text:p>
          </table:table-cell>
          <table:table-cell table:formula="of:=[.M396] * 1.60934" office:value-type="float" office:value="0.0000368842654893505" calcext:value-type="float">
            <text:p>3.68842654893505E-05</text:p>
          </table:table-cell>
          <table:table-cell table:formula="of:=[.N396]*1000" office:value-type="float" office:value="0.0368842654893505" calcext:value-type="float">
            <text:p>0.0368842654893505</text:p>
          </table:table-cell>
          <table:table-cell table:formula="of:=[.O396]*[.E396]" office:value-type="float" office:value="11.2497009742519" calcext:value-type="float">
            <text:p>11.2497009742519</text:p>
          </table:table-cell>
          <table:table-cell table:number-columns-repeated="3"/>
        </table:table-row>
        <table:table-row table:style-name="ro1">
          <table:table-cell office:value-type="date" office:date-value="2022-07-03" calcext:value-type="date">
            <text:p>07/03/22</text:p>
          </table:table-cell>
          <table:table-cell office:value-type="float" office:value="51.7" calcext:value-type="float">
            <text:p>51.7</text:p>
          </table:table-cell>
          <table:table-cell table:formula="of:=[.B397]*60" office:value-type="float" office:value="3102" calcext:value-type="float">
            <text:p>3102</text:p>
          </table:table-cell>
          <table:table-cell office:value-type="float" office:value="21.25" calcext:value-type="float">
            <text:p>21.25</text:p>
          </table:table-cell>
          <table:table-cell office:value-type="float" office:value="287" calcext:value-type="float">
            <text:p>287</text:p>
          </table:table-cell>
          <table:table-cell office:value-type="float" office:value="45.1" calcext:value-type="float">
            <text:p>45.1</text:p>
          </table:table-cell>
          <table:table-cell office:value-type="float" office:value="19.17" calcext:value-type="float">
            <text:p>19.17</text:p>
          </table:table-cell>
          <table:table-cell table:number-columns-repeated="2" office:value-type="float" office:value="310" calcext:value-type="float">
            <text:p>310</text:p>
          </table:table-cell>
          <table:table-cell office:value-type="float" office:value="843" calcext:value-type="float">
            <text:p>843</text:p>
          </table:table-cell>
          <table:table-cell office:value-type="float" office:value="761" calcext:value-type="float">
            <text:p>761</text:p>
          </table:table-cell>
          <table:table-cell table:formula="of:=[.D397]/[.B397]*60" office:value-type="float" office:value="24.6615087040619" calcext:value-type="float">
            <text:p>24.6615087040619</text:p>
          </table:table-cell>
          <table:table-cell table:formula="of:=[.D397]/[.C397]/[.E397]" office:value-type="float" office:value="0.0000238690560434203" calcext:value-type="float">
            <text:p>2.38690560434203E-05</text:p>
          </table:table-cell>
          <table:table-cell table:formula="of:=[.M397] * 1.60934" office:value-type="float" office:value="0.0000384134266529181" calcext:value-type="float">
            <text:p>3.84134266529181E-05</text:p>
          </table:table-cell>
          <table:table-cell table:formula="of:=[.N397]*1000" office:value-type="float" office:value="0.0384134266529181" calcext:value-type="float">
            <text:p>0.0384134266529181</text:p>
          </table:table-cell>
          <table:table-cell table:formula="of:=[.O397]*[.E397]" office:value-type="float" office:value="11.0246534493875" calcext:value-type="float">
            <text:p>11.0246534493875</text:p>
          </table:table-cell>
          <table:table-cell table:number-columns-repeated="3"/>
        </table:table-row>
        <table:table-row table:style-name="ro1">
          <table:table-cell office:value-type="date" office:date-value="2022-07-04" calcext:value-type="date">
            <text:p>07/04/22</text:p>
          </table:table-cell>
          <table:table-cell office:value-type="float" office:value="46.9" calcext:value-type="float">
            <text:p>46.9</text:p>
          </table:table-cell>
          <table:table-cell table:formula="of:=[.B398]*60" office:value-type="float" office:value="2814" calcext:value-type="float">
            <text:p>2814</text:p>
          </table:table-cell>
          <table:table-cell office:value-type="float" office:value="19.85" calcext:value-type="float">
            <text:p>19.85</text:p>
          </table:table-cell>
          <table:table-cell office:value-type="float" office:value="308" calcext:value-type="float">
            <text:p>308</text:p>
          </table:table-cell>
          <table:table-cell office:value-type="float" office:value="44.6" calcext:value-type="float">
            <text:p>44.6</text:p>
          </table:table-cell>
          <table:table-cell office:value-type="float" office:value="19.13" calcext:value-type="float">
            <text:p>19.13</text:p>
          </table:table-cell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office:value-type="float" office:value="563" calcext:value-type="float">
            <text:p>563</text:p>
          </table:table-cell>
          <table:table-cell office:value-type="float" office:value="510" calcext:value-type="float">
            <text:p>510</text:p>
          </table:table-cell>
          <table:table-cell table:formula="of:=[.D398]/[.B398]*60" office:value-type="float" office:value="25.3944562899787" calcext:value-type="float">
            <text:p>25.3944562899787</text:p>
          </table:table-cell>
          <table:table-cell table:formula="of:=[.D398]/[.C398]/[.E398]" office:value-type="float" office:value="0.0000229026481691727" calcext:value-type="float">
            <text:p>2.29026481691727E-05</text:p>
          </table:table-cell>
          <table:table-cell table:formula="of:=[.M398] * 1.60934" office:value-type="float" office:value="0.0000368581478045764" calcext:value-type="float">
            <text:p>3.68581478045764E-05</text:p>
          </table:table-cell>
          <table:table-cell table:formula="of:=[.N398]*1000" office:value-type="float" office:value="0.0368581478045764" calcext:value-type="float">
            <text:p>0.0368581478045764</text:p>
          </table:table-cell>
          <table:table-cell table:formula="of:=[.O398]*[.E398]" office:value-type="float" office:value="11.3523095238095" calcext:value-type="float">
            <text:p>11.3523095238095</text:p>
          </table:table-cell>
          <table:table-cell table:number-columns-repeated="3"/>
        </table:table-row>
        <table:table-row table:style-name="ro1">
          <table:table-cell office:value-type="date" office:date-value="2022-07-04" calcext:value-type="date">
            <text:p>07/04/22</text:p>
          </table:table-cell>
          <table:table-cell office:value-type="float" office:value="54.3" calcext:value-type="float">
            <text:p>54.3</text:p>
          </table:table-cell>
          <table:table-cell table:formula="of:=[.B399]*60" office:value-type="float" office:value="3258" calcext:value-type="float">
            <text:p>3258</text:p>
          </table:table-cell>
          <table:table-cell office:value-type="float" office:value="21.21" calcext:value-type="float">
            <text:p>21.21</text:p>
          </table:table-cell>
          <table:table-cell office:value-type="float" office:value="270" calcext:value-type="float">
            <text:p>27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291" calcext:value-type="float">
            <text:p>291</text:p>
          </table:table-cell>
          <table:table-cell office:value-type="float" office:value="800" calcext:value-type="float">
            <text:p>800</text:p>
          </table:table-cell>
          <table:table-cell office:value-type="float" office:value="715" calcext:value-type="float">
            <text:p>715</text:p>
          </table:table-cell>
          <table:table-cell table:formula="of:=[.D399]/[.B399]*60" office:value-type="float" office:value="23.4364640883978" calcext:value-type="float">
            <text:p>23.4364640883978</text:p>
          </table:table-cell>
          <table:table-cell table:formula="of:=[.D399]/[.C399]/[.E399]" office:value-type="float" office:value="0.0000241115885683105" calcext:value-type="float">
            <text:p>2.41115885683105E-05</text:p>
          </table:table-cell>
          <table:table-cell table:formula="of:=[.M399] * 1.60934" office:value-type="float" office:value="0.0000388037439465248" calcext:value-type="float">
            <text:p>3.88037439465248E-05</text:p>
          </table:table-cell>
          <table:table-cell table:formula="of:=[.N399]*1000" office:value-type="float" office:value="0.0388037439465248" calcext:value-type="float">
            <text:p>0.0388037439465248</text:p>
          </table:table-cell>
          <table:table-cell table:formula="of:=[.O399]*[.E399]" office:value-type="float" office:value="10.4770108655617" calcext:value-type="float">
            <text:p>10.4770108655617</text:p>
          </table:table-cell>
          <table:table-cell table:number-columns-repeated="3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float" office:value="49" calcext:value-type="float">
            <text:p>49</text:p>
          </table:table-cell>
          <table:table-cell table:formula="of:=[.B400]*60" office:value-type="float" office:value="2940" calcext:value-type="float">
            <text:p>2940</text:p>
          </table:table-cell>
          <table:table-cell office:value-type="float" office:value="20.49" calcext:value-type="float">
            <text:p>20.49</text:p>
          </table:table-cell>
          <table:table-cell office:value-type="float" office:value="302" calcext:value-type="float">
            <text:p>302</text:p>
          </table:table-cell>
          <table:table-cell office:value-type="float" office:value="46" calcext:value-type="float">
            <text:p>46</text:p>
          </table:table-cell>
          <table:table-cell office:value-type="float" office:value="19.67" calcext:value-type="float">
            <text:p>19.67</text:p>
          </table:table-cell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858" calcext:value-type="float">
            <text:p>858</text:p>
          </table:table-cell>
          <table:table-cell office:value-type="float" office:value="776" calcext:value-type="float">
            <text:p>776</text:p>
          </table:table-cell>
          <table:table-cell table:formula="of:=[.D400]/[.B400]*60" office:value-type="float" office:value="25.0897959183673" calcext:value-type="float">
            <text:p>25.0897959183673</text:p>
          </table:table-cell>
          <table:table-cell table:formula="of:=[.D400]/[.C400]/[.E400]" office:value-type="float" office:value="0.0000230774428976889" calcext:value-type="float">
            <text:p>2.30774428976889E-05</text:p>
          </table:table-cell>
          <table:table-cell table:formula="of:=[.M400] * 1.60934" office:value-type="float" office:value="0.0000371394519529666" calcext:value-type="float">
            <text:p>3.71394519529666E-05</text:p>
          </table:table-cell>
          <table:table-cell table:formula="of:=[.N400]*1000" office:value-type="float" office:value="0.0371394519529666" calcext:value-type="float">
            <text:p>0.0371394519529666</text:p>
          </table:table-cell>
          <table:table-cell table:formula="of:=[.O400]*[.E400]" office:value-type="float" office:value="11.2161144897959" calcext:value-type="float">
            <text:p>11.2161144897959</text:p>
          </table:table-cell>
          <table:table-cell table:number-columns-repeated="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float" office:value="46.3" calcext:value-type="float">
            <text:p>46.3</text:p>
          </table:table-cell>
          <table:table-cell table:formula="of:=[.B401]*60" office:value-type="float" office:value="2778" calcext:value-type="float">
            <text:p>2778</text:p>
          </table:table-cell>
          <table:table-cell office:value-type="float" office:value="19.15" calcext:value-type="float">
            <text:p>19.15</text:p>
          </table:table-cell>
          <table:table-cell office:value-type="float" office:value="292" calcext:value-type="float">
            <text:p>292</text:p>
          </table:table-cell>
          <table:table-cell office:value-type="float" office:value="41.6" calcext:value-type="float">
            <text:p>41.6</text:p>
          </table:table-cell>
          <table:table-cell office:value-type="float" office:value="17.7" calcext:value-type="float">
            <text:p>17.7</text:p>
          </table:table-cell>
          <table:table-cell office:value-type="float" office:value="311" calcext:value-type="float">
            <text:p>311</text:p>
          </table:table-cell>
          <table:table-cell office:value-type="float" office:value="305" calcext:value-type="float">
            <text:p>305</text:p>
          </table:table-cell>
          <table:table-cell office:value-type="float" office:value="786" calcext:value-type="float">
            <text:p>786</text:p>
          </table:table-cell>
          <table:table-cell office:value-type="float" office:value="707" calcext:value-type="float">
            <text:p>707</text:p>
          </table:table-cell>
          <table:table-cell table:formula="of:=[.D401]/[.B401]*60" office:value-type="float" office:value="24.8164146868251" calcext:value-type="float">
            <text:p>24.8164146868251</text:p>
          </table:table-cell>
          <table:table-cell table:formula="of:=[.D401]/[.C401]/[.E401]" office:value-type="float" office:value="0.0000236077004250619" calcext:value-type="float">
            <text:p>2.36077004250619E-05</text:p>
          </table:table-cell>
          <table:table-cell table:formula="of:=[.M401] * 1.60934" office:value-type="float" office:value="0.0000379928166020691" calcext:value-type="float">
            <text:p>3.79928166020691E-05</text:p>
          </table:table-cell>
          <table:table-cell table:formula="of:=[.N401]*1000" office:value-type="float" office:value="0.0379928166020691" calcext:value-type="float">
            <text:p>0.0379928166020691</text:p>
          </table:table-cell>
          <table:table-cell table:formula="of:=[.O401]*[.E401]" office:value-type="float" office:value="11.0939024478042" calcext:value-type="float">
            <text:p>11.0939024478042</text:p>
          </table:table-cell>
          <table:table-cell table:number-columns-repeated="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float" office:value="48.2" calcext:value-type="float">
            <text:p>48.2</text:p>
          </table:table-cell>
          <table:table-cell table:formula="of:=[.B402]*60" office:value-type="float" office:value="2892" calcext:value-type="float">
            <text:p>2892</text:p>
          </table:table-cell>
          <table:table-cell office:value-type="float" office:value="20.09" calcext:value-type="float">
            <text:p>20.09</text:p>
          </table:table-cell>
          <table:table-cell office:value-type="float" office:value="304" calcext:value-type="float">
            <text:p>304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  <table:table-cell office:value-type="float" office:value="840" calcext:value-type="float">
            <text:p>840</text:p>
          </table:table-cell>
          <table:table-cell office:value-type="float" office:value="761" calcext:value-type="float">
            <text:p>761</text:p>
          </table:table-cell>
          <table:table-cell table:formula="of:=[.D402]/[.B402]*60" office:value-type="float" office:value="25.0082987551867" calcext:value-type="float">
            <text:p>25.0082987551867</text:p>
          </table:table-cell>
          <table:table-cell table:formula="of:=[.D402]/[.C402]/[.E402]" office:value-type="float" office:value="0.0000228511501783504" calcext:value-type="float">
            <text:p>2.28511501783504E-05</text:p>
          </table:table-cell>
          <table:table-cell table:formula="of:=[.M402] * 1.60934" office:value-type="float" office:value="0.0000367752700280265" calcext:value-type="float">
            <text:p>3.67752700280265E-05</text:p>
          </table:table-cell>
          <table:table-cell table:formula="of:=[.N402]*1000" office:value-type="float" office:value="0.0367752700280265" calcext:value-type="float">
            <text:p>0.0367752700280265</text:p>
          </table:table-cell>
          <table:table-cell table:formula="of:=[.O402]*[.E402]" office:value-type="float" office:value="11.1796820885201" calcext:value-type="float">
            <text:p>11.1796820885201</text:p>
          </table:table-cell>
          <table:table-cell table:number-columns-repeated="3"/>
        </table:table-row>
        <table:table-row table:style-name="ro1">
          <table:table-cell office:value-type="date" office:date-value="2022-07-08" calcext:value-type="date">
            <text:p>07/08/22</text:p>
          </table:table-cell>
          <table:table-cell office:value-type="float" office:value="47.3" calcext:value-type="float">
            <text:p>47.3</text:p>
          </table:table-cell>
          <table:table-cell table:formula="of:=[.B403]*60" office:value-type="float" office:value="2838" calcext:value-type="float">
            <text:p>2838</text:p>
          </table:table-cell>
          <table:table-cell office:value-type="float" office:value="19.97" calcext:value-type="float">
            <text:p>19.97</text:p>
          </table:table-cell>
          <table:table-cell office:value-type="float" office:value="306" calcext:value-type="float">
            <text:p>306</text:p>
          </table:table-cell>
          <table:table-cell office:value-type="float" office:value="45.7" calcext:value-type="float">
            <text:p>45.7</text:p>
          </table:table-cell>
          <table:table-cell office:value-type="float" office:value="19.47" calcext:value-type="float">
            <text:p>19.47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851" calcext:value-type="float">
            <text:p>851</text:p>
          </table:table-cell>
          <table:table-cell office:value-type="float" office:value="769" calcext:value-type="float">
            <text:p>769</text:p>
          </table:table-cell>
          <table:table-cell table:formula="of:=[.D403]/[.B403]*60" office:value-type="float" office:value="25.3319238900634" calcext:value-type="float">
            <text:p>25.3319238900634</text:p>
          </table:table-cell>
          <table:table-cell table:formula="of:=[.D403]/[.C403]/[.E403]" office:value-type="float" office:value="0.0000229955736111687" calcext:value-type="float">
            <text:p>2.29955736111687E-05</text:p>
          </table:table-cell>
          <table:table-cell table:formula="of:=[.M403] * 1.60934" office:value-type="float" office:value="0.0000370076964353982" calcext:value-type="float">
            <text:p>3.70076964353982E-05</text:p>
          </table:table-cell>
          <table:table-cell table:formula="of:=[.N403]*1000" office:value-type="float" office:value="0.0370076964353982" calcext:value-type="float">
            <text:p>0.0370076964353982</text:p>
          </table:table-cell>
          <table:table-cell table:formula="of:=[.O403]*[.E403]" office:value-type="float" office:value="11.3243551092319" calcext:value-type="float">
            <text:p>11.3243551092319</text:p>
          </table:table-cell>
          <table:table-cell table:number-columns-repeated="3"/>
        </table:table-row>
        <table:table-row table:style-name="ro1">
          <table:table-cell office:value-type="date" office:date-value="2022-07-09" calcext:value-type="date">
            <text:p>07/09/22</text:p>
          </table:table-cell>
          <table:table-cell office:value-type="float" office:value="54.6" calcext:value-type="float">
            <text:p>54.6</text:p>
          </table:table-cell>
          <table:table-cell table:formula="of:=[.B404]*60" office:value-type="float" office:value="3276" calcext:value-type="float">
            <text:p>3276</text:p>
          </table:table-cell>
          <table:table-cell office:value-type="float" office:value="22.6" calcext:value-type="float">
            <text:p>22.6</text:p>
          </table:table-cell>
          <table:table-cell office:value-type="float" office:value="296" calcext:value-type="float">
            <text:p>296</text:p>
          </table:table-cell>
          <table:table-cell office:value-type="float" office:value="47.6" calcext:value-type="float">
            <text:p>47.6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325" calcext:value-type="float">
            <text:p>325</text:p>
          </table:table-cell>
          <table:table-cell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404]/[.B404]*60" office:value-type="float" office:value="24.8351648351648" calcext:value-type="float">
            <text:p>24.8351648351648</text:p>
          </table:table-cell>
          <table:table-cell table:formula="of:=[.D404]/[.C404]/[.E404]" office:value-type="float" office:value="0.0000233062733062733" calcext:value-type="float">
            <text:p>2.33062733062733E-05</text:p>
          </table:table-cell>
          <table:table-cell table:formula="of:=[.M404] * 1.60934" office:value-type="float" office:value="0.0000375077178827179" calcext:value-type="float">
            <text:p>3.75077178827179E-05</text:p>
          </table:table-cell>
          <table:table-cell table:formula="of:=[.N404]*1000" office:value-type="float" office:value="0.0375077178827179" calcext:value-type="float">
            <text:p>0.0375077178827179</text:p>
          </table:table-cell>
          <table:table-cell table:formula="of:=[.O404]*[.E404]" office:value-type="float" office:value="11.1022844932845" calcext:value-type="float">
            <text:p>11.1022844932845</text:p>
          </table:table-cell>
          <table:table-cell table:number-columns-repeated="3"/>
        </table:table-row>
        <table:table-row table:style-name="ro1">
          <table:table-cell office:value-type="date" office:date-value="2022-07-09" calcext:value-type="date">
            <text:p>07/09/22</text:p>
          </table:table-cell>
          <table:table-cell office:value-type="float" office:value="50.2" calcext:value-type="float">
            <text:p>50.2</text:p>
          </table:table-cell>
          <table:table-cell table:formula="of:=[.B405]*60" office:value-type="float" office:value="3012" calcext:value-type="float">
            <text:p>3012</text:p>
          </table:table-cell>
          <table:table-cell office:value-type="float" office:value="20.33" calcext:value-type="float">
            <text:p>20.33</text:p>
          </table:table-cell>
          <table:table-cell office:value-type="float" office:value="284" calcext:value-type="float">
            <text:p>284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office:value-type="float" office:value="810" calcext:value-type="float">
            <text:p>810</text:p>
          </table:table-cell>
          <table:table-cell office:value-type="float" office:value="727" calcext:value-type="float">
            <text:p>727</text:p>
          </table:table-cell>
          <table:table-cell table:formula="of:=[.D405]/[.B405]*60" office:value-type="float" office:value="24.2988047808765" calcext:value-type="float">
            <text:p>24.2988047808765</text:p>
          </table:table-cell>
          <table:table-cell table:formula="of:=[.D405]/[.C405]/[.E405]" office:value-type="float" office:value="0.0000237664366010138" calcext:value-type="float">
            <text:p>2.37664366010138E-05</text:p>
          </table:table-cell>
          <table:table-cell table:formula="of:=[.M405] * 1.60934" office:value-type="float" office:value="0.0000382482770794755" calcext:value-type="float">
            <text:p>3.82482770794755E-05</text:p>
          </table:table-cell>
          <table:table-cell table:formula="of:=[.N405]*1000" office:value-type="float" office:value="0.0382482770794755" calcext:value-type="float">
            <text:p>0.0382482770794755</text:p>
          </table:table-cell>
          <table:table-cell table:formula="of:=[.O405]*[.E405]" office:value-type="float" office:value="10.862510690571" calcext:value-type="float">
            <text:p>10.862510690571</text:p>
          </table:table-cell>
          <table:table-cell table:number-columns-repeated="3"/>
        </table:table-row>
        <table:table-row table:style-name="ro1">
          <table:table-cell office:value-type="date" office:date-value="2022-07-10" calcext:value-type="date">
            <text:p>07/10/22</text:p>
          </table:table-cell>
          <table:table-cell office:value-type="float" office:value="50.7" calcext:value-type="float">
            <text:p>50.7</text:p>
          </table:table-cell>
          <table:table-cell table:formula="of:=[.B406]*60" office:value-type="float" office:value="3042" calcext:value-type="float">
            <text:p>3042</text:p>
          </table:table-cell>
          <table:table-cell office:value-type="float" office:value="21.11" calcext:value-type="float">
            <text:p>21.11</text:p>
          </table:table-cell>
          <table:table-cell office:value-type="float" office:value="300" calcext:value-type="float">
            <text:p>300</text:p>
          </table:table-cell>
          <table:table-cell office:value-type="float" office:value="44.1" calcext:value-type="float">
            <text:p>44.1</text:p>
          </table:table-cell>
          <table:table-cell office:value-type="float" office:value="19.03" calcext:value-type="float">
            <text:p>19.03</text:p>
          </table:table-cell>
          <table:table-cell office:value-type="float" office:value="324" calcext:value-type="float">
            <text:p>324</text:p>
          </table:table-cell>
          <table:table-cell office:value-type="float" office:value="319" calcext:value-type="float">
            <text:p>319</text:p>
          </table:table-cell>
          <table:table-cell office:value-type="float" office:value="864" calcext:value-type="float">
            <text:p>864</text:p>
          </table:table-cell>
          <table:table-cell office:value-type="float" office:value="783" calcext:value-type="float">
            <text:p>783</text:p>
          </table:table-cell>
          <table:table-cell table:formula="of:=[.D406]/[.B406]*60" office:value-type="float" office:value="24.9822485207101" calcext:value-type="float">
            <text:p>24.9822485207101</text:p>
          </table:table-cell>
          <table:table-cell table:formula="of:=[.D406]/[.C406]/[.E406]" office:value-type="float" office:value="0.0000231317115932501" calcext:value-type="float">
            <text:p>2.31317115932501E-05</text:p>
          </table:table-cell>
          <table:table-cell table:formula="of:=[.M406] * 1.60934" office:value-type="float" office:value="0.000037226788735481" calcext:value-type="float">
            <text:p>3.7226788735481E-05</text:p>
          </table:table-cell>
          <table:table-cell table:formula="of:=[.N406]*1000" office:value-type="float" office:value="0.037226788735481" calcext:value-type="float">
            <text:p>0.037226788735481</text:p>
          </table:table-cell>
          <table:table-cell table:formula="of:=[.O406]*[.E406]" office:value-type="float" office:value="11.1680366206443" calcext:value-type="float">
            <text:p>11.1680366206443</text:p>
          </table:table-cell>
          <table:table-cell table:number-columns-repeated="3"/>
        </table:table-row>
        <table:table-row table:style-name="ro1">
          <table:table-cell office:value-type="date" office:date-value="2022-07-10" calcext:value-type="date">
            <text:p>07/10/22</text:p>
          </table:table-cell>
          <table:table-cell office:value-type="float" office:value="51.1" calcext:value-type="float">
            <text:p>51.1</text:p>
          </table:table-cell>
          <table:table-cell table:formula="of:=[.B407]*60" office:value-type="float" office:value="3066" calcext:value-type="float">
            <text:p>3066</text:p>
          </table:table-cell>
          <table:table-cell office:value-type="float" office:value="20.64" calcext:value-type="float">
            <text:p>20.64</text:p>
          </table:table-cell>
          <table:table-cell office:value-type="float" office:value="279" calcext:value-type="float">
            <text:p>279</text:p>
          </table:table-cell>
          <table:table-cell office:value-type="float" office:value="44.3" calcext:value-type="float">
            <text:p>44.3</text:p>
          </table:table-cell>
          <table:table-cell office:value-type="float" office:value="18.65" calcext:value-type="float">
            <text:p>18.65</text:p>
          </table:table-cell>
          <table:table-cell office:value-type="float" office:value="305" calcext:value-type="float">
            <text:p>305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office:value-type="float" office:value="734" calcext:value-type="float">
            <text:p>734</text:p>
          </table:table-cell>
          <table:table-cell table:formula="of:=[.D407]/[.B407]*60" office:value-type="float" office:value="24.2348336594912" calcext:value-type="float">
            <text:p>24.2348336594912</text:p>
          </table:table-cell>
          <table:table-cell table:formula="of:=[.D407]/[.C407]/[.E407]" office:value-type="float" office:value="0.0000241286675223927" calcext:value-type="float">
            <text:p>2.41286675223927E-05</text:p>
          </table:table-cell>
          <table:table-cell table:formula="of:=[.M407] * 1.60934" office:value-type="float" office:value="0.0000388312297904874" calcext:value-type="float">
            <text:p>3.88312297904874E-05</text:p>
          </table:table-cell>
          <table:table-cell table:formula="of:=[.N407]*1000" office:value-type="float" office:value="0.0388312297904874" calcext:value-type="float">
            <text:p>0.0388312297904874</text:p>
          </table:table-cell>
          <table:table-cell table:formula="of:=[.O407]*[.E407]" office:value-type="float" office:value="10.833913111546" calcext:value-type="float">
            <text:p>10.833913111546</text:p>
          </table:table-cell>
          <table:table-cell table:number-columns-repeated="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float" office:value="49.5" calcext:value-type="float">
            <text:p>49.5</text:p>
          </table:table-cell>
          <table:table-cell table:formula="of:=[.B408]*60" office:value-type="float" office:value="2970" calcext:value-type="float">
            <text:p>2970</text:p>
          </table:table-cell>
          <table:table-cell office:value-type="float" office:value="20.38" calcext:value-type="float">
            <text:p>20.38</text:p>
          </table:table-cell>
          <table:table-cell office:value-type="float" office:value="291" calcext:value-type="float">
            <text:p>291</text:p>
          </table:table-cell>
          <table:table-cell office:value-type="float" office:value="46.2" calcext:value-type="float">
            <text:p>46.2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303" calcext:value-type="float">
            <text:p>303</text:p>
          </table:table-cell>
          <table:table-cell office:value-type="float" office:value="828" calcext:value-type="float">
            <text:p>828</text:p>
          </table:table-cell>
          <table:table-cell office:value-type="float" office:value="745" calcext:value-type="float">
            <text:p>745</text:p>
          </table:table-cell>
          <table:table-cell table:formula="of:=[.D408]/[.B408]*60" office:value-type="float" office:value="24.7030303030303" calcext:value-type="float">
            <text:p>24.7030303030303</text:p>
          </table:table-cell>
          <table:table-cell table:formula="of:=[.D408]/[.C408]/[.E408]" office:value-type="float" office:value="0.0000235805940273294" calcext:value-type="float">
            <text:p>2.35805940273294E-05</text:p>
          </table:table-cell>
          <table:table-cell table:formula="of:=[.M408] * 1.60934" office:value-type="float" office:value="0.0000379491931919423" calcext:value-type="float">
            <text:p>3.79491931919423E-05</text:p>
          </table:table-cell>
          <table:table-cell table:formula="of:=[.N408]*1000" office:value-type="float" office:value="0.0379491931919423" calcext:value-type="float">
            <text:p>0.0379491931919423</text:p>
          </table:table-cell>
          <table:table-cell table:formula="of:=[.O408]*[.E408]" office:value-type="float" office:value="11.0432152188552" calcext:value-type="float">
            <text:p>11.0432152188552</text:p>
          </table:table-cell>
          <table:table-cell table:number-columns-repeated="3"/>
        </table:table-row>
        <table:table-row table:style-name="ro1">
          <table:table-cell office:value-type="date" office:date-value="2022-07-22" calcext:value-type="date">
            <text:p>07/22/22</text:p>
          </table:table-cell>
          <table:table-cell office:value-type="float" office:value="46.4" calcext:value-type="float">
            <text:p>46.4</text:p>
          </table:table-cell>
          <table:table-cell table:formula="of:=[.B409]*60" office:value-type="float" office:value="2784" calcext:value-type="float">
            <text:p>2784</text:p>
          </table:table-cell>
          <table:table-cell office:value-type="float" office:value="19.47" calcext:value-type="float">
            <text:p>19.47</text:p>
          </table:table-cell>
          <table:table-cell office:value-type="float" office:value="300" calcext:value-type="float">
            <text:p>300</text:p>
          </table:table-cell>
          <table:table-cell office:value-type="float" office:value="45.3" calcext:value-type="float">
            <text:p>45.3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830" calcext:value-type="float">
            <text:p>830</text:p>
          </table:table-cell>
          <table:table-cell office:value-type="float" office:value="747" calcext:value-type="float">
            <text:p>747</text:p>
          </table:table-cell>
          <table:table-cell table:formula="of:=[.D409]/[.B409]*60" office:value-type="float" office:value="25.176724137931" calcext:value-type="float">
            <text:p>25.176724137931</text:p>
          </table:table-cell>
          <table:table-cell table:formula="of:=[.D409]/[.C409]/[.E409]" office:value-type="float" office:value="0.0000233117816091954" calcext:value-type="float">
            <text:p>2.33117816091954E-05</text:p>
          </table:table-cell>
          <table:table-cell table:formula="of:=[.M409] * 1.60934" office:value-type="float" office:value="0.0000375165826149425" calcext:value-type="float">
            <text:p>3.75165826149425E-05</text:p>
          </table:table-cell>
          <table:table-cell table:formula="of:=[.N409]*1000" office:value-type="float" office:value="0.0375165826149425" calcext:value-type="float">
            <text:p>0.0375165826149425</text:p>
          </table:table-cell>
          <table:table-cell table:formula="of:=[.O409]*[.E409]" office:value-type="float" office:value="11.2549747844828" calcext:value-type="float">
            <text:p>11.2549747844828</text:p>
          </table:table-cell>
          <table:table-cell table:number-columns-repeated="3"/>
        </table:table-row>
        <table:table-row table:style-name="ro1">
          <table:table-cell office:value-type="date" office:date-value="2022-07-23" calcext:value-type="date">
            <text:p>07/23/22</text:p>
          </table:table-cell>
          <table:table-cell office:value-type="float" office:value="46" calcext:value-type="float">
            <text:p>46</text:p>
          </table:table-cell>
          <table:table-cell table:formula="of:=[.B410]*60" office:value-type="float" office:value="2760" calcext:value-type="float">
            <text:p>2760</text:p>
          </table:table-cell>
          <table:table-cell office:value-type="float" office:value="18.59" calcext:value-type="float">
            <text:p>18.59</text:p>
          </table:table-cell>
          <table:table-cell office:value-type="float" office:value="270" calcext:value-type="float">
            <text:p>270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72" calcext:value-type="float">
            <text:p>27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table:formula="of:=[.D410]/[.B410]*60" office:value-type="float" office:value="24.2478260869565" calcext:value-type="float">
            <text:p>24.2478260869565</text:p>
          </table:table-cell>
          <table:table-cell table:formula="of:=[.D410]/[.C410]/[.E410]" office:value-type="float" office:value="0.0000249463231347289" calcext:value-type="float">
            <text:p>2.49463231347289E-05</text:p>
          </table:table-cell>
          <table:table-cell table:formula="of:=[.M410] * 1.60934" office:value-type="float" office:value="0.0000401471156736447" calcext:value-type="float">
            <text:p>4.01471156736447E-05</text:p>
          </table:table-cell>
          <table:table-cell table:formula="of:=[.N410]*1000" office:value-type="float" office:value="0.0401471156736447" calcext:value-type="float">
            <text:p>0.0401471156736447</text:p>
          </table:table-cell>
          <table:table-cell table:formula="of:=[.O410]*[.E410]" office:value-type="float" office:value="10.8397212318841" calcext:value-type="float">
            <text:p>10.8397212318841</text:p>
          </table:table-cell>
          <table:table-cell table:number-columns-repeated="3"/>
        </table:table-row>
        <table:table-row table:style-name="ro1">
          <table:table-cell office:value-type="date" office:date-value="2022-07-23" calcext:value-type="date">
            <text:p>07/23/22</text:p>
          </table:table-cell>
          <table:table-cell office:value-type="float" office:value="48.2" calcext:value-type="float">
            <text:p>48.2</text:p>
          </table:table-cell>
          <table:table-cell table:formula="of:=[.B411]*60" office:value-type="float" office:value="2892" calcext:value-type="float">
            <text:p>2892</text:p>
          </table:table-cell>
          <table:table-cell office:value-type="float" office:value="19.62" calcext:value-type="float">
            <text:p>19.62</text:p>
          </table:table-cell>
          <table:table-cell office:value-type="float" office:value="276" calcext:value-type="float">
            <text:p>276</text:p>
          </table:table-cell>
          <table:table-cell office:value-type="float" office:value="44.5" calcext:value-type="float">
            <text:p>44.5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284" calcext:value-type="float">
            <text:p>284</text:p>
          </table:table-cell>
          <table:table-cell office:value-type="float" office:value="780" calcext:value-type="float">
            <text:p>780</text:p>
          </table:table-cell>
          <table:table-cell office:value-type="float" office:value="694" calcext:value-type="float">
            <text:p>694</text:p>
          </table:table-cell>
          <table:table-cell table:formula="of:=[.D411]/[.B411]*60" office:value-type="float" office:value="24.4232365145228" calcext:value-type="float">
            <text:p>24.4232365145228</text:p>
          </table:table-cell>
          <table:table-cell table:formula="of:=[.D411]/[.C411]/[.E411]" office:value-type="float" office:value="0.0000245805520476276" calcext:value-type="float">
            <text:p>2.45805520476276E-05</text:p>
          </table:table-cell>
          <table:table-cell table:formula="of:=[.M411] * 1.60934" office:value-type="float" office:value="0.0000395584656323291" calcext:value-type="float">
            <text:p>3.95584656323291E-05</text:p>
          </table:table-cell>
          <table:table-cell table:formula="of:=[.N411]*1000" office:value-type="float" office:value="0.0395584656323291" calcext:value-type="float">
            <text:p>0.0395584656323291</text:p>
          </table:table-cell>
          <table:table-cell table:formula="of:=[.O411]*[.E411]" office:value-type="float" office:value="10.9181365145228" calcext:value-type="float">
            <text:p>10.9181365145228</text:p>
          </table:table-cell>
          <table:table-cell table:number-columns-repeated="3"/>
        </table:table-row>
        <table:table-row table:style-name="ro1">
          <table:table-cell office:value-type="date" office:date-value="2022-07-24" calcext:value-type="date">
            <text:p>07/24/22</text:p>
          </table:table-cell>
          <table:table-cell office:value-type="float" office:value="46" calcext:value-type="float">
            <text:p>46</text:p>
          </table:table-cell>
          <table:table-cell table:formula="of:=[.B412]*60" office:value-type="float" office:value="2760" calcext:value-type="float">
            <text:p>2760</text:p>
          </table:table-cell>
          <table:table-cell office:value-type="float" office:value="19.25" calcext:value-type="float">
            <text:p>19.25</text:p>
          </table:table-cell>
          <table:table-cell office:value-type="float" office:value="306" calcext:value-type="float">
            <text:p>306</text:p>
          </table:table-cell>
          <table:table-cell office:value-type="float" office:value="44.7" calcext:value-type="float">
            <text:p>44.7</text:p>
          </table:table-cell>
          <table:table-cell office:value-type="float" office:value="18.8" calcext:value-type="float">
            <text:p>18.8</text:p>
          </table:table-cell>
          <table:table-cell office:value-type="float" office:value="309" calcext:value-type="float">
            <text:p>309</text:p>
          </table:table-cell>
          <table:table-cell office:value-type="float" office:value="306" calcext:value-type="float">
            <text:p>306</text:p>
          </table:table-cell>
          <table:table-cell office:value-type="float" office:value="834" calcext:value-type="float">
            <text:p>834</text:p>
          </table:table-cell>
          <table:table-cell office:value-type="float" office:value="751" calcext:value-type="float">
            <text:p>751</text:p>
          </table:table-cell>
          <table:table-cell table:formula="of:=[.D412]/[.B412]*60" office:value-type="float" office:value="25.1086956521739" calcext:value-type="float">
            <text:p>25.1086956521739</text:p>
          </table:table-cell>
          <table:table-cell table:formula="of:=[.D412]/[.C412]/[.E412]" office:value-type="float" office:value="0.0000227929335985602" calcext:value-type="float">
            <text:p>2.27929335985602E-05</text:p>
          </table:table-cell>
          <table:table-cell table:formula="of:=[.M412] * 1.60934" office:value-type="float" office:value="0.0000366815797575069" calcext:value-type="float">
            <text:p>3.66815797575069E-05</text:p>
          </table:table-cell>
          <table:table-cell table:formula="of:=[.N412]*1000" office:value-type="float" office:value="0.0366815797575069" calcext:value-type="float">
            <text:p>0.0366815797575069</text:p>
          </table:table-cell>
          <table:table-cell table:formula="of:=[.O412]*[.E412]" office:value-type="float" office:value="11.2245634057971" calcext:value-type="float">
            <text:p>11.2245634057971</text:p>
          </table:table-cell>
          <table:table-cell table:number-columns-repeated="3"/>
        </table:table-row>
        <table:table-row table:style-name="ro1">
          <table:table-cell office:value-type="date" office:date-value="2022-07-24" calcext:value-type="date">
            <text:p>07/24/22</text:p>
          </table:table-cell>
          <table:table-cell office:value-type="float" office:value="42" calcext:value-type="float">
            <text:p>42</text:p>
          </table:table-cell>
          <table:table-cell table:formula="of:=[.B413]*60" office:value-type="float" office:value="2520" calcext:value-type="float">
            <text:p>2520</text:p>
          </table:table-cell>
          <table:table-cell office:value-type="float" office:value="16.95" calcext:value-type="float">
            <text:p>16.95</text:p>
          </table:table-cell>
          <table:table-cell office:value-type="float" office:value="280" calcext:value-type="float">
            <text:p>280</text:p>
          </table:table-cell>
          <table:table-cell office:value-type="float" office:value="35.5" calcext:value-type="float">
            <text:p>35.5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307" calcext:value-type="float">
            <text:p>307</text:p>
          </table:table-cell>
          <table:table-cell office:value-type="float" office:value="557" calcext:value-type="float">
            <text:p>557</text:p>
          </table:table-cell>
          <table:table-cell office:value-type="float" office:value="502" calcext:value-type="float">
            <text:p>502</text:p>
          </table:table-cell>
          <table:table-cell table:formula="of:=[.D413]/[.B413]*60" office:value-type="float" office:value="24.2142857142857" calcext:value-type="float">
            <text:p>24.2142857142857</text:p>
          </table:table-cell>
          <table:table-cell table:formula="of:=[.D413]/[.C413]/[.E413]" office:value-type="float" office:value="0.0000240221088435374" calcext:value-type="float">
            <text:p>2.40221088435374E-05</text:p>
          </table:table-cell>
          <table:table-cell table:formula="of:=[.M413] * 1.60934" office:value-type="float" office:value="0.0000386597406462585" calcext:value-type="float">
            <text:p>3.86597406462585E-05</text:p>
          </table:table-cell>
          <table:table-cell table:formula="of:=[.N413]*1000" office:value-type="float" office:value="0.0386597406462585" calcext:value-type="float">
            <text:p>0.0386597406462585</text:p>
          </table:table-cell>
          <table:table-cell table:formula="of:=[.O413]*[.E413]" office:value-type="float" office:value="10.8247273809524" calcext:value-type="float">
            <text:p>10.8247273809524</text:p>
          </table:table-cell>
          <table:table-cell table:number-columns-repeated="3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float" office:value="48.2" calcext:value-type="float">
            <text:p>48.2</text:p>
          </table:table-cell>
          <table:table-cell table:formula="of:=[.B414]*60" office:value-type="float" office:value="2892" calcext:value-type="float">
            <text:p>2892</text:p>
          </table:table-cell>
          <table:table-cell office:value-type="float" office:value="20.08" calcext:value-type="float">
            <text:p>20.08</text:p>
          </table:table-cell>
          <table:table-cell office:value-type="float" office:value="296" calcext:value-type="float">
            <text:p>296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302" calcext:value-type="float">
            <text:p>302</text:p>
          </table:table-cell>
          <table:table-cell office:value-type="float" office:value="616" calcext:value-type="float">
            <text:p>616</text:p>
          </table:table-cell>
          <table:table-cell office:value-type="float" office:value="554" calcext:value-type="float">
            <text:p>554</text:p>
          </table:table-cell>
          <table:table-cell table:formula="of:=[.D414]/[.B414]*60" office:value-type="float" office:value="24.9958506224066" calcext:value-type="float">
            <text:p>24.9958506224066</text:p>
          </table:table-cell>
          <table:table-cell table:formula="of:=[.D414]/[.C414]/[.E414]" office:value-type="float" office:value="0.0000234570670255318" calcext:value-type="float">
            <text:p>2.34570670255318E-05</text:p>
          </table:table-cell>
          <table:table-cell table:formula="of:=[.M414] * 1.60934" office:value-type="float" office:value="0.0000377503962468693" calcext:value-type="float">
            <text:p>3.77503962468693E-05</text:p>
          </table:table-cell>
          <table:table-cell table:formula="of:=[.N414]*1000" office:value-type="float" office:value="0.0377503962468693" calcext:value-type="float">
            <text:p>0.0377503962468693</text:p>
          </table:table-cell>
          <table:table-cell table:formula="of:=[.O414]*[.E414]" office:value-type="float" office:value="11.1741172890733" calcext:value-type="float">
            <text:p>11.1741172890733</text:p>
          </table:table-cell>
          <table:table-cell table:number-columns-repeated="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float" office:value="48.8" calcext:value-type="float">
            <text:p>48.8</text:p>
          </table:table-cell>
          <table:table-cell table:formula="of:=[.B415]*60" office:value-type="float" office:value="2928" calcext:value-type="float">
            <text:p>2928</text:p>
          </table:table-cell>
          <table:table-cell office:value-type="float" office:value="20.09" calcext:value-type="float">
            <text:p>20.09</text:p>
          </table:table-cell>
          <table:table-cell office:value-type="float" office:value="285" calcext:value-type="float">
            <text:p>285</text:p>
          </table:table-cell>
          <table:table-cell office:value-type="float" office:value="46.3" calcext:value-type="float">
            <text:p>46.3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299" calcext:value-type="float">
            <text:p>299</text:p>
          </table:table-cell>
          <table:table-cell office:value-type="float" office:value="802" calcext:value-type="float">
            <text:p>802</text:p>
          </table:table-cell>
          <table:table-cell office:value-type="float" office:value="720" calcext:value-type="float">
            <text:p>720</text:p>
          </table:table-cell>
          <table:table-cell table:formula="of:=[.D415]/[.B415]*60" office:value-type="float" office:value="24.7008196721312" calcext:value-type="float">
            <text:p>24.7008196721312</text:p>
          </table:table-cell>
          <table:table-cell table:formula="of:=[.D415]/[.C415]/[.E415]" office:value-type="float" office:value="0.0000240748729747867" calcext:value-type="float">
            <text:p>2.40748729747867E-05</text:p>
          </table:table-cell>
          <table:table-cell table:formula="of:=[.M415] * 1.60934" office:value-type="float" office:value="0.0000387446560732432" calcext:value-type="float">
            <text:p>3.87446560732432E-05</text:p>
          </table:table-cell>
          <table:table-cell table:formula="of:=[.N415]*1000" office:value-type="float" office:value="0.0387446560732432" calcext:value-type="float">
            <text:p>0.0387446560732432</text:p>
          </table:table-cell>
          <table:table-cell table:formula="of:=[.O415]*[.E415]" office:value-type="float" office:value="11.0422269808743" calcext:value-type="float">
            <text:p>11.0422269808743</text:p>
          </table:table-cell>
          <table:table-cell table:number-columns-repeated="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float" office:value="51.6" calcext:value-type="float">
            <text:p>51.6</text:p>
          </table:table-cell>
          <table:table-cell table:formula="of:=[.B416]*60" office:value-type="float" office:value="3096" calcext:value-type="float">
            <text:p>3096</text:p>
          </table:table-cell>
          <table:table-cell office:value-type="float" office:value="21.17" calcext:value-type="float">
            <text:p>21.17</text:p>
          </table:table-cell>
          <table:table-cell office:value-type="float" office:value="294" calcext:value-type="float">
            <text:p>294</text:p>
          </table:table-cell>
          <table:table-cell office:value-type="float" office:value="46.6" calcext:value-type="float">
            <text:p>46.6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315" calcext:value-type="float">
            <text:p>315</text:p>
          </table:table-cell>
          <table:table-cell office:value-type="float" office:value="854" calcext:value-type="float">
            <text:p>854</text:p>
          </table:table-cell>
          <table:table-cell office:value-type="float" office:value="772" calcext:value-type="float">
            <text:p>772</text:p>
          </table:table-cell>
          <table:table-cell table:formula="of:=[.D416]/[.B416]*60" office:value-type="float" office:value="24.6162790697674" calcext:value-type="float">
            <text:p>24.6162790697674</text:p>
          </table:table-cell>
          <table:table-cell table:formula="of:=[.D416]/[.C416]/[.E416]" office:value-type="float" office:value="0.0000232580112148219" calcext:value-type="float">
            <text:p>2.32580112148219E-05</text:p>
          </table:table-cell>
          <table:table-cell table:formula="of:=[.M416] * 1.60934" office:value-type="float" office:value="0.0000374300477684614" calcext:value-type="float">
            <text:p>3.74300477684614E-05</text:p>
          </table:table-cell>
          <table:table-cell table:formula="of:=[.N416]*1000" office:value-type="float" office:value="0.0374300477684614" calcext:value-type="float">
            <text:p>0.0374300477684614</text:p>
          </table:table-cell>
          <table:table-cell table:formula="of:=[.O416]*[.E416]" office:value-type="float" office:value="11.0044340439276" calcext:value-type="float">
            <text:p>11.0044340439276</text:p>
          </table:table-cell>
          <table:table-cell table:number-columns-repeated="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float" office:value="45.4" calcext:value-type="float">
            <text:p>45.4</text:p>
          </table:table-cell>
          <table:table-cell table:formula="of:=[.B417]*60" office:value-type="float" office:value="2724" calcext:value-type="float">
            <text:p>2724</text:p>
          </table:table-cell>
          <table:table-cell office:value-type="float" office:value="19.21" calcext:value-type="float">
            <text:p>19.21</text:p>
          </table:table-cell>
          <table:table-cell office:value-type="float" office:value="308" calcext:value-type="float">
            <text:p>308</text:p>
          </table:table-cell>
          <table:table-cell office:value-type="float" office:value="44.1" calcext:value-type="float">
            <text:p>44.1</text:p>
          </table:table-cell>
          <table:table-cell/>
          <table:table-cell table:number-columns-repeated="2" office:value-type="float" office:value="313" calcext:value-type="float">
            <text:p>313</text:p>
          </table:table-cell>
          <table:table-cell office:value-type="float" office:value="828" calcext:value-type="float">
            <text:p>828</text:p>
          </table:table-cell>
          <table:table-cell office:value-type="float" office:value="748" calcext:value-type="float">
            <text:p>748</text:p>
          </table:table-cell>
          <table:table-cell table:formula="of:=[.D417]/[.B417]*60" office:value-type="float" office:value="25.3876651982379" calcext:value-type="float">
            <text:p>25.3876651982379</text:p>
          </table:table-cell>
          <table:table-cell table:formula="of:=[.D417]/[.C417]/[.E417]" office:value-type="float" office:value="0.0000228965234471842" calcext:value-type="float">
            <text:p>2.28965234471842E-05</text:p>
          </table:table-cell>
          <table:table-cell table:formula="of:=[.M417] * 1.60934" office:value-type="float" office:value="0.0000368482910444915" calcext:value-type="float">
            <text:p>3.68482910444915E-05</text:p>
          </table:table-cell>
          <table:table-cell table:formula="of:=[.N417]*1000" office:value-type="float" office:value="0.0368482910444915" calcext:value-type="float">
            <text:p>0.0368482910444915</text:p>
          </table:table-cell>
          <table:table-cell table:formula="of:=[.O417]*[.E417]" office:value-type="float" office:value="11.3492736417034" calcext:value-type="float">
            <text:p>11.3492736417034</text:p>
          </table:table-cell>
          <table:table-cell table:number-columns-repeated="3"/>
        </table:table-row>
        <table:table-row table:style-name="ro1">
          <table:table-cell office:value-type="date" office:date-value="2022-07-29" calcext:value-type="date">
            <text:p>07/29/22</text:p>
          </table:table-cell>
          <table:table-cell office:value-type="float" office:value="49.8" calcext:value-type="float">
            <text:p>49.8</text:p>
          </table:table-cell>
          <table:table-cell table:formula="of:=[.B418]*60" office:value-type="float" office:value="2988" calcext:value-type="float">
            <text:p>2988</text:p>
          </table:table-cell>
          <table:table-cell office:value-type="float" office:value="20.7" calcext:value-type="float">
            <text:p>20.7</text:p>
          </table:table-cell>
          <table:table-cell office:value-type="float" office:value="296" calcext:value-type="float">
            <text:p>296</text:p>
          </table:table-cell>
          <table:table-cell office:value-type="float" office:value="43.7" calcext:value-type="float">
            <text:p>43.7</text:p>
          </table:table-cell>
          <table:table-cell office:value-type="float" office:value="18.65" calcext:value-type="float">
            <text:p>18.65</text:p>
          </table:table-cell>
          <table:table-cell office:value-type="float" office:value="314" calcext:value-type="float">
            <text:p>314</text:p>
          </table:table-cell>
          <table:table-cell office:value-type="float" office:value="309" calcext:value-type="float">
            <text:p>309</text:p>
          </table:table-cell>
          <table:table-cell office:value-type="float" office:value="839" calcext:value-type="float">
            <text:p>839</text:p>
          </table:table-cell>
          <table:table-cell office:value-type="float" office:value="757" calcext:value-type="float">
            <text:p>757</text:p>
          </table:table-cell>
          <table:table-cell table:formula="of:=[.D418]/[.B418]*60" office:value-type="float" office:value="24.9397590361446" calcext:value-type="float">
            <text:p>24.9397590361446</text:p>
          </table:table-cell>
          <table:table-cell table:formula="of:=[.D418]/[.C418]/[.E418]" office:value-type="float" office:value="0.0000234044285249105" calcext:value-type="float">
            <text:p>2.34044285249105E-05</text:p>
          </table:table-cell>
          <table:table-cell table:formula="of:=[.M418] * 1.60934" office:value-type="float" office:value="0.0000376656830022794" calcext:value-type="float">
            <text:p>3.76656830022794E-05</text:p>
          </table:table-cell>
          <table:table-cell table:formula="of:=[.N418]*1000" office:value-type="float" office:value="0.0376656830022794" calcext:value-type="float">
            <text:p>0.0376656830022794</text:p>
          </table:table-cell>
          <table:table-cell table:formula="of:=[.O418]*[.E418]" office:value-type="float" office:value="11.1490421686747" calcext:value-type="float">
            <text:p>11.1490421686747</text:p>
          </table:table-cell>
          <table:table-cell table:number-columns-repeated="3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float" office:value="47.5" calcext:value-type="float">
            <text:p>47.5</text:p>
          </table:table-cell>
          <table:table-cell table:formula="of:=[.B419]*60" office:value-type="float" office:value="2850" calcext:value-type="float">
            <text:p>2850</text:p>
          </table:table-cell>
          <table:table-cell office:value-type="float" office:value="19.98" calcext:value-type="float">
            <text:p>19.98</text:p>
          </table:table-cell>
          <table:table-cell office:value-type="float" office:value="308" calcext:value-type="float">
            <text:p>308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float" office:value="323" calcext:value-type="float">
            <text:p>323</text:p>
          </table:table-cell>
          <table:table-cell office:value-type="float" office:value="822" calcext:value-type="float">
            <text:p>822</text:p>
          </table:table-cell>
          <table:table-cell office:value-type="float" office:value="747" calcext:value-type="float">
            <text:p>747</text:p>
          </table:table-cell>
          <table:table-cell table:formula="of:=[.D419]/[.B419]*60" office:value-type="float" office:value="25.2378947368421" calcext:value-type="float">
            <text:p>25.2378947368421</text:p>
          </table:table-cell>
          <table:table-cell table:formula="of:=[.D419]/[.C419]/[.E419]" office:value-type="float" office:value="0.0000227614490772386" calcext:value-type="float">
            <text:p>2.27614490772386E-05</text:p>
          </table:table-cell>
          <table:table-cell table:formula="of:=[.M419] * 1.60934" office:value-type="float" office:value="0.0000366309104579631" calcext:value-type="float">
            <text:p>3.66309104579631E-05</text:p>
          </table:table-cell>
          <table:table-cell table:formula="of:=[.N419]*1000" office:value-type="float" office:value="0.0366309104579631" calcext:value-type="float">
            <text:p>0.0366309104579631</text:p>
          </table:table-cell>
          <table:table-cell table:formula="of:=[.O419]*[.E419]" office:value-type="float" office:value="11.2823204210526" calcext:value-type="float">
            <text:p>11.2823204210526</text:p>
          </table:table-cell>
          <table:table-cell table:number-columns-repeated="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float" office:value="49.8" calcext:value-type="float">
            <text:p>49.8</text:p>
          </table:table-cell>
          <table:table-cell table:formula="of:=[.B420]*60" office:value-type="float" office:value="2988" calcext:value-type="float">
            <text:p>2988</text:p>
          </table:table-cell>
          <table:table-cell office:value-type="float" office:value="20.65" calcext:value-type="float">
            <text:p>20.65</text:p>
          </table:table-cell>
          <table:table-cell office:value-type="float" office:value="301" calcext:value-type="float">
            <text:p>301</text:p>
          </table:table-cell>
          <table:table-cell office:value-type="float" office:value="44.6" calcext:value-type="float">
            <text:p>44.6</text:p>
          </table:table-cell>
          <table:table-cell office:value-type="float" office:value="18.98" calcext:value-type="float">
            <text:p>18.98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843" calcext:value-type="float">
            <text:p>843</text:p>
          </table:table-cell>
          <table:table-cell office:value-type="float" office:value="765" calcext:value-type="float">
            <text:p>765</text:p>
          </table:table-cell>
          <table:table-cell table:formula="of:=[.D420]/[.B420]*60" office:value-type="float" office:value="24.8795180722892" calcext:value-type="float">
            <text:p>24.8795180722892</text:p>
          </table:table-cell>
          <table:table-cell table:formula="of:=[.D420]/[.C420]/[.E420]" office:value-type="float" office:value="0.0000229600572833972" calcext:value-type="float">
            <text:p>2.29600572833972E-05</text:p>
          </table:table-cell>
          <table:table-cell table:formula="of:=[.M420] * 1.60934" office:value-type="float" office:value="0.0000369505385884624" calcext:value-type="float">
            <text:p>3.69505385884624E-05</text:p>
          </table:table-cell>
          <table:table-cell table:formula="of:=[.N420]*1000" office:value-type="float" office:value="0.0369505385884624" calcext:value-type="float">
            <text:p>0.0369505385884624</text:p>
          </table:table-cell>
          <table:table-cell table:formula="of:=[.O420]*[.E420]" office:value-type="float" office:value="11.1221121151272" calcext:value-type="float">
            <text:p>11.1221121151272</text:p>
          </table:table-cell>
          <table:table-cell table:number-columns-repeated="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float" office:value="50.3" calcext:value-type="float">
            <text:p>50.3</text:p>
          </table:table-cell>
          <table:table-cell table:formula="of:=[.B421]*60" office:value-type="float" office:value="3018" calcext:value-type="float">
            <text:p>3018</text:p>
          </table:table-cell>
          <table:table-cell office:value-type="float" office:value="21.07" calcext:value-type="float">
            <text:p>21.07</text:p>
          </table:table-cell>
          <table:table-cell office:value-type="float" office:value="302" calcext:value-type="float">
            <text:p>302</text:p>
          </table:table-cell>
          <table:table-cell office:value-type="float" office:value="47" calcext:value-type="float">
            <text:p>47</text:p>
          </table:table-cell>
          <table:table-cell office:value-type="float" office:value="19.95" calcext:value-type="float">
            <text:p>19.95</text:p>
          </table:table-cell>
          <table:table-cell office:value-type="float" office:value="311" calcext:value-type="float">
            <text:p>311</text:p>
          </table:table-cell>
          <table:table-cell office:value-type="float" office:value="315" calcext:value-type="float">
            <text:p>315</text:p>
          </table:table-cell>
          <table:table-cell office:value-type="float" office:value="856" calcext:value-type="float">
            <text:p>856</text:p>
          </table:table-cell>
          <table:table-cell office:value-type="float" office:value="774" calcext:value-type="float">
            <text:p>774</text:p>
          </table:table-cell>
          <table:table-cell table:formula="of:=[.D421]/[.B421]*60" office:value-type="float" office:value="25.1332007952286" calcext:value-type="float">
            <text:p>25.1332007952286</text:p>
          </table:table-cell>
          <table:table-cell table:formula="of:=[.D421]/[.C421]/[.E421]" office:value-type="float" office:value="0.0000231173664415274" calcext:value-type="float">
            <text:p>2.31173664415274E-05</text:p>
          </table:table-cell>
          <table:table-cell table:formula="of:=[.M421] * 1.60934" office:value-type="float" office:value="0.0000372037025090078" calcext:value-type="float">
            <text:p>3.72037025090078E-05</text:p>
          </table:table-cell>
          <table:table-cell table:formula="of:=[.N421]*1000" office:value-type="float" office:value="0.0372037025090078" calcext:value-type="float">
            <text:p>0.0372037025090078</text:p>
          </table:table-cell>
          <table:table-cell table:formula="of:=[.O421]*[.E421]" office:value-type="float" office:value="11.2355181577203" calcext:value-type="float">
            <text:p>11.2355181577203</text:p>
          </table:table-cell>
          <table:table-cell table:number-columns-repeated="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float" office:value="46.5" calcext:value-type="float">
            <text:p>46.5</text:p>
          </table:table-cell>
          <table:table-cell table:formula="of:=[.B422]*60" office:value-type="float" office:value="2790" calcext:value-type="float">
            <text:p>2790</text:p>
          </table:table-cell>
          <table:table-cell office:value-type="float" office:value="19.53" calcext:value-type="float">
            <text:p>19.53</text:p>
          </table:table-cell>
          <table:table-cell office:value-type="float" office:value="304" calcext:value-type="float">
            <text:p>304</text:p>
          </table:table-cell>
          <table:table-cell office:value-type="float" office:value="44" calcext:value-type="float">
            <text:p>44</text:p>
          </table:table-cell>
          <table:table-cell office:value-type="float" office:value="18.78" calcext:value-type="float">
            <text:p>18.78</text:p>
          </table:table-cell>
          <table:table-cell office:value-type="float" office:value="313" calcext:value-type="float">
            <text:p>313</text:p>
          </table:table-cell>
          <table:table-cell office:value-type="float" office:value="315" calcext:value-type="float">
            <text:p>315</text:p>
          </table:table-cell>
          <table:table-cell office:value-type="float" office:value="822" calcext:value-type="float">
            <text:p>822</text:p>
          </table:table-cell>
          <table:table-cell office:value-type="float" office:value="743" calcext:value-type="float">
            <text:p>743</text:p>
          </table:table-cell>
          <table:table-cell table:formula="of:=[.D422]/[.B422]*60" office:value-type="float" office:value="25.2" calcext:value-type="float">
            <text:p>25.2</text:p>
          </table:table-cell>
          <table:table-cell table:formula="of:=[.D422]/[.C422]/[.E422]" office:value-type="float" office:value="0.0000230263157894737" calcext:value-type="float">
            <text:p>2.30263157894737E-05</text:p>
          </table:table-cell>
          <table:table-cell table:formula="of:=[.M422] * 1.60934" office:value-type="float" office:value="0.0000370571710526316" calcext:value-type="float">
            <text:p>3.70571710526316E-05</text:p>
          </table:table-cell>
          <table:table-cell table:formula="of:=[.N422]*1000" office:value-type="float" office:value="0.0370571710526316" calcext:value-type="float">
            <text:p>0.0370571710526316</text:p>
          </table:table-cell>
          <table:table-cell table:formula="of:=[.O422]*[.E422]" office:value-type="float" office:value="11.26538" calcext:value-type="float">
            <text:p>11.26538</text:p>
          </table:table-cell>
          <table:table-cell table:number-columns-repeated="3"/>
        </table:table-row>
        <table:table-row table:style-name="ro1">
          <table:table-cell office:value-type="date" office:date-value="2022-08-05" calcext:value-type="date">
            <text:p>08/05/22</text:p>
          </table:table-cell>
          <table:table-cell office:value-type="float" office:value="48.3" calcext:value-type="float">
            <text:p>48.3</text:p>
          </table:table-cell>
          <table:table-cell table:formula="of:=[.B423]*60" office:value-type="float" office:value="2898" calcext:value-type="float">
            <text:p>2898</text:p>
          </table:table-cell>
          <table:table-cell office:value-type="float" office:value="19.89" calcext:value-type="float">
            <text:p>19.89</text:p>
          </table:table-cell>
          <table:table-cell office:value-type="float" office:value="290" calcext:value-type="float">
            <text:p>290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826" calcext:value-type="float">
            <text:p>826</text:p>
          </table:table-cell>
          <table:table-cell office:value-type="float" office:value="743" calcext:value-type="float">
            <text:p>743</text:p>
          </table:table-cell>
          <table:table-cell table:formula="of:=[.D423]/[.B423]*60" office:value-type="float" office:value="24.7080745341615" calcext:value-type="float">
            <text:p>24.7080745341615</text:p>
          </table:table-cell>
          <table:table-cell table:formula="of:=[.D423]/[.C423]/[.E423]" office:value-type="float" office:value="0.0000236667380595417" calcext:value-type="float">
            <text:p>2.36667380595417E-05</text:p>
          </table:table-cell>
          <table:table-cell table:formula="of:=[.M423] * 1.60934" office:value-type="float" office:value="0.0000380878282287428" calcext:value-type="float">
            <text:p>3.80878282287428E-05</text:p>
          </table:table-cell>
          <table:table-cell table:formula="of:=[.N423]*1000" office:value-type="float" office:value="0.0380878282287428" calcext:value-type="float">
            <text:p>0.0380878282287428</text:p>
          </table:table-cell>
          <table:table-cell table:formula="of:=[.O423]*[.E423]" office:value-type="float" office:value="11.0454701863354" calcext:value-type="float">
            <text:p>11.0454701863354</text:p>
          </table:table-cell>
          <table:table-cell table:number-columns-repeated="3"/>
        </table:table-row>
        <table:table-row table:style-name="ro1">
          <table:table-cell office:value-type="date" office:date-value="2022-08-06" calcext:value-type="date">
            <text:p>08/06/22</text:p>
          </table:table-cell>
          <table:table-cell office:value-type="float" office:value="45.8" calcext:value-type="float">
            <text:p>45.8</text:p>
          </table:table-cell>
          <table:table-cell table:formula="of:=[.B424]*60" office:value-type="float" office:value="2748" calcext:value-type="float">
            <text:p>2748</text:p>
          </table:table-cell>
          <table:table-cell office:value-type="float" office:value="19.1" calcext:value-type="float">
            <text:p>19.1</text:p>
          </table:table-cell>
          <table:table-cell office:value-type="float" office:value="296" calcext:value-type="float">
            <text:p>296</text:p>
          </table:table-cell>
          <table:table-cell office:value-type="float" office:value="43.4" calcext:value-type="float">
            <text:p>43.4</text:p>
          </table:table-cell>
          <table:table-cell office:value-type="float" office:value="18.31" calcext:value-type="float">
            <text:p>18.31</text:p>
          </table:table-cell>
          <table:table-cell office:value-type="float" office:value="304" calcext:value-type="float">
            <text:p>304</text:p>
          </table:table-cell>
          <table:table-cell office:value-type="float" office:value="300" calcext:value-type="float">
            <text:p>300</text:p>
          </table:table-cell>
          <table:table-cell office:value-type="float" office:value="811" calcext:value-type="float">
            <text:p>811</text:p>
          </table:table-cell>
          <table:table-cell office:value-type="float" office:value="728" calcext:value-type="float">
            <text:p>728</text:p>
          </table:table-cell>
          <table:table-cell table:formula="of:=[.D424]/[.B424]*60" office:value-type="float" office:value="25.0218340611354" calcext:value-type="float">
            <text:p>25.0218340611354</text:p>
          </table:table-cell>
          <table:table-cell table:formula="of:=[.D424]/[.C424]/[.E424]" office:value-type="float" office:value="0.0000234814508831976" calcext:value-type="float">
            <text:p>2.34814508831976E-05</text:p>
          </table:table-cell>
          <table:table-cell table:formula="of:=[.M424] * 1.60934" office:value-type="float" office:value="0.0000377896381643652" calcext:value-type="float">
            <text:p>3.77896381643652E-05</text:p>
          </table:table-cell>
          <table:table-cell table:formula="of:=[.N424]*1000" office:value-type="float" office:value="0.0377896381643652" calcext:value-type="float">
            <text:p>0.0377896381643652</text:p>
          </table:table-cell>
          <table:table-cell table:formula="of:=[.O424]*[.E424]" office:value-type="float" office:value="11.1857328966521" calcext:value-type="float">
            <text:p>11.1857328966521</text:p>
          </table:table-cell>
          <table:table-cell table:number-columns-repeated="3"/>
        </table:table-row>
        <table:table-row table:style-name="ro1">
          <table:table-cell office:value-type="date" office:date-value="2022-08-06" calcext:value-type="date">
            <text:p>08/06/22</text:p>
          </table:table-cell>
          <table:table-cell office:value-type="float" office:value="54.3" calcext:value-type="float">
            <text:p>54.3</text:p>
          </table:table-cell>
          <table:table-cell table:formula="of:=[.B425]*60" office:value-type="float" office:value="3258" calcext:value-type="float">
            <text:p>3258</text:p>
          </table:table-cell>
          <table:table-cell office:value-type="float" office:value="21.83" calcext:value-type="float">
            <text:p>21.83</text:p>
          </table:table-cell>
          <table:table-cell office:value-type="float" office:value="277" calcext:value-type="float">
            <text:p>277</text:p>
          </table:table-cell>
          <table:table-cell office:value-type="float" office:value="48.9" calcext:value-type="float">
            <text:p>48.9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796" calcext:value-type="float">
            <text:p>796</text:p>
          </table:table-cell>
          <table:table-cell office:value-type="float" office:value="711" calcext:value-type="float">
            <text:p>711</text:p>
          </table:table-cell>
          <table:table-cell table:formula="of:=[.D425]/[.B425]*60" office:value-type="float" office:value="24.121546961326" calcext:value-type="float">
            <text:p>24.121546961326</text:p>
          </table:table-cell>
          <table:table-cell table:formula="of:=[.D425]/[.C425]/[.E425]" office:value-type="float" office:value="0.0000241892769367489" calcext:value-type="float">
            <text:p>2.41892769367489E-05</text:p>
          </table:table-cell>
          <table:table-cell table:formula="of:=[.M425] * 1.60934" office:value-type="float" office:value="0.0000389287709453874" calcext:value-type="float">
            <text:p>3.89287709453874E-05</text:p>
          </table:table-cell>
          <table:table-cell table:formula="of:=[.N425]*1000" office:value-type="float" office:value="0.0389287709453874" calcext:value-type="float">
            <text:p>0.0389287709453874</text:p>
          </table:table-cell>
          <table:table-cell table:formula="of:=[.O425]*[.E425]" office:value-type="float" office:value="10.7832695518723" calcext:value-type="float">
            <text:p>10.7832695518723</text:p>
          </table:table-cell>
          <table:table-cell table:number-columns-repeated="3"/>
        </table:table-row>
        <table:table-row table:style-name="ro1">
          <table:table-cell office:value-type="date" office:date-value="2022-08-07" calcext:value-type="date">
            <text:p>08/07/22</text:p>
          </table:table-cell>
          <table:table-cell office:value-type="float" office:value="47" calcext:value-type="float">
            <text:p>47</text:p>
          </table:table-cell>
          <table:table-cell table:formula="of:=[.B426]*60" office:value-type="float" office:value="2820" calcext:value-type="float">
            <text:p>2820</text:p>
          </table:table-cell>
          <table:table-cell office:value-type="float" office:value="19.88" calcext:value-type="float">
            <text:p>19.88</text:p>
          </table:table-cell>
          <table:table-cell office:value-type="float" office:value="310" calcext:value-type="float">
            <text:p>310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313" calcext:value-type="float">
            <text:p>313</text:p>
          </table:table-cell>
          <table:table-cell office:value-type="float" office:value="850" calcext:value-type="float">
            <text:p>850</text:p>
          </table:table-cell>
          <table:table-cell office:value-type="float" office:value="769" calcext:value-type="float">
            <text:p>769</text:p>
          </table:table-cell>
          <table:table-cell table:formula="of:=[.D426]/[.B426]*60" office:value-type="float" office:value="25.3787234042553" calcext:value-type="float">
            <text:p>25.3787234042553</text:p>
          </table:table-cell>
          <table:table-cell table:formula="of:=[.D426]/[.C426]/[.E426]" office:value-type="float" office:value="0.0000227407915808739" calcext:value-type="float">
            <text:p>2.27407915808739E-05</text:p>
          </table:table-cell>
          <table:table-cell table:formula="of:=[.M426] * 1.60934" office:value-type="float" office:value="0.0000365976655227637" calcext:value-type="float">
            <text:p>3.65976655227637E-05</text:p>
          </table:table-cell>
          <table:table-cell table:formula="of:=[.N426]*1000" office:value-type="float" office:value="0.0365976655227637" calcext:value-type="float">
            <text:p>0.0365976655227637</text:p>
          </table:table-cell>
          <table:table-cell table:formula="of:=[.O426]*[.E426]" office:value-type="float" office:value="11.3452763120567" calcext:value-type="float">
            <text:p>11.3452763120567</text:p>
          </table:table-cell>
          <table:table-cell table:number-columns-repeated="3"/>
        </table:table-row>
        <table:table-row table:style-name="ro1">
          <table:table-cell office:value-type="date" office:date-value="2022-08-07" calcext:value-type="date">
            <text:p>08/07/22</text:p>
          </table:table-cell>
          <table:table-cell office:value-type="float" office:value="50.2" calcext:value-type="float">
            <text:p>50.2</text:p>
          </table:table-cell>
          <table:table-cell table:formula="of:=[.B427]*60" office:value-type="float" office:value="3012" calcext:value-type="float">
            <text:p>3012</text:p>
          </table:table-cell>
          <table:table-cell office:value-type="float" office:value="20.67" calcext:value-type="float">
            <text:p>20.67</text:p>
          </table:table-cell>
          <table:table-cell office:value-type="float" office:value="288" calcext:value-type="float">
            <text:p>288</text:p>
          </table:table-cell>
          <table:table-cell office:value-type="float" office:value="45.1" calcext:value-type="float">
            <text:p>45.1</text:p>
          </table:table-cell>
          <table:table-cell office:value-type="float" office:value="18.98" calcext:value-type="float">
            <text:p>18.98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826" calcext:value-type="float">
            <text:p>826</text:p>
          </table:table-cell>
          <table:table-cell office:value-type="float" office:value="743" calcext:value-type="float">
            <text:p>743</text:p>
          </table:table-cell>
          <table:table-cell table:formula="of:=[.D427]/[.B427]*60" office:value-type="float" office:value="24.7051792828685" calcext:value-type="float">
            <text:p>24.7051792828685</text:p>
          </table:table-cell>
          <table:table-cell table:formula="of:=[.D427]/[.C427]/[.E427]" office:value-type="float" office:value="0.0000238282979194334" calcext:value-type="float">
            <text:p>2.38282979194334E-05</text:p>
          </table:table-cell>
          <table:table-cell table:formula="of:=[.M427] * 1.60934" office:value-type="float" office:value="0.0000383478329736609" calcext:value-type="float">
            <text:p>3.83478329736609E-05</text:p>
          </table:table-cell>
          <table:table-cell table:formula="of:=[.N427]*1000" office:value-type="float" office:value="0.0383478329736609" calcext:value-type="float">
            <text:p>0.0383478329736609</text:p>
          </table:table-cell>
          <table:table-cell table:formula="of:=[.O427]*[.E427]" office:value-type="float" office:value="11.0441758964143" calcext:value-type="float">
            <text:p>11.0441758964143</text:p>
          </table:table-cell>
          <table:table-cell table:number-columns-repeated="3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float" office:value="46.4" calcext:value-type="float">
            <text:p>46.4</text:p>
          </table:table-cell>
          <table:table-cell table:formula="of:=[.B428]*60" office:value-type="float" office:value="2784" calcext:value-type="float">
            <text:p>2784</text:p>
          </table:table-cell>
          <table:table-cell office:value-type="float" office:value="19.45" calcext:value-type="float">
            <text:p>19.45</text:p>
          </table:table-cell>
          <table:table-cell office:value-type="float" office:value="303" calcext:value-type="float">
            <text:p>303</text:p>
          </table:table-cell>
          <table:table-cell office:value-type="float" office:value="44.3" calcext:value-type="float">
            <text:p>44.3</text:p>
          </table:table-cell>
          <table:table-cell office:value-type="float" office:value="18.74" calcext:value-type="float">
            <text:p>18.74</text:p>
          </table:table-cell>
          <table:table-cell office:value-type="float" office:value="310" calcext:value-type="float">
            <text:p>310</text:p>
          </table:table-cell>
          <table:table-cell office:value-type="float" office:value="312" calcext:value-type="float">
            <text:p>312</text:p>
          </table:table-cell>
          <table:table-cell office:value-type="float" office:value="816" calcext:value-type="float">
            <text:p>816</text:p>
          </table:table-cell>
          <table:table-cell office:value-type="float" office:value="737" calcext:value-type="float">
            <text:p>737</text:p>
          </table:table-cell>
          <table:table-cell table:formula="of:=[.D428]/[.B428]*60" office:value-type="float" office:value="25.1508620689655" calcext:value-type="float">
            <text:p>25.1508620689655</text:p>
          </table:table-cell>
          <table:table-cell table:formula="of:=[.D428]/[.C428]/[.E428]" office:value-type="float" office:value="0.000023057262622814" calcext:value-type="float">
            <text:p>2.3057262622814E-05</text:p>
          </table:table-cell>
          <table:table-cell table:formula="of:=[.M428] * 1.60934" office:value-type="float" office:value="0.0000371069750293995" calcext:value-type="float">
            <text:p>3.71069750293995E-05</text:p>
          </table:table-cell>
          <table:table-cell table:formula="of:=[.N428]*1000" office:value-type="float" office:value="0.0371069750293995" calcext:value-type="float">
            <text:p>0.0371069750293995</text:p>
          </table:table-cell>
          <table:table-cell table:formula="of:=[.O428]*[.E428]" office:value-type="float" office:value="11.243413433908" calcext:value-type="float">
            <text:p>11.243413433908</text:p>
          </table:table-cell>
          <table:table-cell table:number-columns-repeated="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float" office:value="48.1" calcext:value-type="float">
            <text:p>48.1</text:p>
          </table:table-cell>
          <table:table-cell table:formula="of:=[.B429]*60" office:value-type="float" office:value="2886" calcext:value-type="float">
            <text:p>2886</text:p>
          </table:table-cell>
          <table:table-cell office:value-type="float" office:value="19.85" calcext:value-type="float">
            <text:p>19.85</text:p>
          </table:table-cell>
          <table:table-cell office:value-type="float" office:value="295" calcext:value-type="float">
            <text:p>295</text:p>
          </table:table-cell>
          <table:table-cell office:value-type="float" office:value="43.6" calcext:value-type="float">
            <text:p>43.6</text:p>
          </table:table-cell>
          <table:table-cell office:value-type="float" office:value="18.45" calcext:value-type="float">
            <text:p>18.45</text:p>
          </table:table-cell>
          <table:table-cell office:value-type="float" office:value="312" calcext:value-type="float">
            <text:p>312</text:p>
          </table:table-cell>
          <table:table-cell office:value-type="float" office:value="304" calcext:value-type="float">
            <text:p>304</text:p>
          </table:table-cell>
          <table:table-cell office:value-type="float" office:value="831" calcext:value-type="float">
            <text:p>831</text:p>
          </table:table-cell>
          <table:table-cell office:value-type="float" office:value="748" calcext:value-type="float">
            <text:p>748</text:p>
          </table:table-cell>
          <table:table-cell table:formula="of:=[.D429]/[.B429]*60" office:value-type="float" office:value="24.7609147609148" calcext:value-type="float">
            <text:p>24.7609147609148</text:p>
          </table:table-cell>
          <table:table-cell table:formula="of:=[.D429]/[.C429]/[.E429]" office:value-type="float" office:value="0.0000233153622984132" calcext:value-type="float">
            <text:p>2.33153622984132E-05</text:p>
          </table:table-cell>
          <table:table-cell table:formula="of:=[.M429] * 1.60934" office:value-type="float" office:value="0.0000375223451613282" calcext:value-type="float">
            <text:p>3.75223451613282E-05</text:p>
          </table:table-cell>
          <table:table-cell table:formula="of:=[.N429]*1000" office:value-type="float" office:value="0.0375223451613282" calcext:value-type="float">
            <text:p>0.0375223451613282</text:p>
          </table:table-cell>
          <table:table-cell table:formula="of:=[.O429]*[.E429]" office:value-type="float" office:value="11.0690918225918" calcext:value-type="float">
            <text:p>11.0690918225918</text:p>
          </table:table-cell>
          <table:table-cell table:number-columns-repeated="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float" office:value="46" calcext:value-type="float">
            <text:p>46</text:p>
          </table:table-cell>
          <table:table-cell table:formula="of:=[.B430]*60" office:value-type="float" office:value="2760" calcext:value-type="float">
            <text:p>2760</text:p>
          </table:table-cell>
          <table:table-cell office:value-type="float" office:value="19.08" calcext:value-type="float">
            <text:p>19.08</text:p>
          </table:table-cell>
          <table:table-cell office:value-type="float" office:value="304" calcext:value-type="float">
            <text:p>304</text:p>
          </table:table-cell>
          <table:table-cell office:value-type="float" office:value="43.2" calcext:value-type="float">
            <text:p>43.2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320" calcext:value-type="float">
            <text:p>320</text:p>
          </table:table-cell>
          <table:table-cell office:value-type="float" office:value="796" calcext:value-type="float">
            <text:p>796</text:p>
          </table:table-cell>
          <table:table-cell office:value-type="float" office:value="721" calcext:value-type="float">
            <text:p>721</text:p>
          </table:table-cell>
          <table:table-cell table:formula="of:=[.D430]/[.B430]*60" office:value-type="float" office:value="24.8869565217391" calcext:value-type="float">
            <text:p>24.8869565217391</text:p>
          </table:table-cell>
          <table:table-cell table:formula="of:=[.D430]/[.C430]/[.E430]" office:value-type="float" office:value="0.0000227402745995423" calcext:value-type="float">
            <text:p>2.27402745995423E-05</text:p>
          </table:table-cell>
          <table:table-cell table:formula="of:=[.M430] * 1.60934" office:value-type="float" office:value="0.0000365968335240275" calcext:value-type="float">
            <text:p>3.65968335240275E-05</text:p>
          </table:table-cell>
          <table:table-cell table:formula="of:=[.N430]*1000" office:value-type="float" office:value="0.0365968335240275" calcext:value-type="float">
            <text:p>0.0365968335240275</text:p>
          </table:table-cell>
          <table:table-cell table:formula="of:=[.O430]*[.E430]" office:value-type="float" office:value="11.1254373913043" calcext:value-type="float">
            <text:p>11.1254373913043</text:p>
          </table:table-cell>
          <table:table-cell table:number-columns-repeated="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float" office:value="46.7" calcext:value-type="float">
            <text:p>46.7</text:p>
          </table:table-cell>
          <table:table-cell table:formula="of:=[.B431]*60" office:value-type="float" office:value="2802" calcext:value-type="float">
            <text:p>2802</text:p>
          </table:table-cell>
          <table:table-cell office:value-type="float" office:value="19.57" calcext:value-type="float">
            <text:p>19.57</text:p>
          </table:table-cell>
          <table:table-cell office:value-type="float" office:value="308" calcext:value-type="float">
            <text:p>308</text:p>
          </table:table-cell>
          <table:table-cell office:value-type="float" office:value="44.1" calcext:value-type="float">
            <text:p>44.1</text:p>
          </table:table-cell>
          <table:table-cell office:value-type="float" office:value="18.71" calcext:value-type="float">
            <text:p>18.71</text:p>
          </table:table-cell>
          <table:table-cell office:value-type="float" office:value="317" calcext:value-type="float">
            <text:p>317</text:p>
          </table:table-cell>
          <table:table-cell office:value-type="float" office:value="319" calcext:value-type="float">
            <text:p>319</text:p>
          </table:table-cell>
          <table:table-cell office:value-type="float" office:value="833" calcext:value-type="float">
            <text:p>833</text:p>
          </table:table-cell>
          <table:table-cell office:value-type="float" office:value="755" calcext:value-type="float">
            <text:p>755</text:p>
          </table:table-cell>
          <table:table-cell table:formula="of:=[.D431]/[.B431]*60" office:value-type="float" office:value="25.1434689507495" calcext:value-type="float">
            <text:p>25.1434689507495</text:p>
          </table:table-cell>
          <table:table-cell table:formula="of:=[.D431]/[.C431]/[.E431]" office:value-type="float" office:value="0.0000226762887362459" calcext:value-type="float">
            <text:p>2.26762887362459E-05</text:p>
          </table:table-cell>
          <table:table-cell table:formula="of:=[.M431] * 1.60934" office:value-type="float" office:value="0.00003649385851479" calcext:value-type="float">
            <text:p>3.649385851479E-05</text:p>
          </table:table-cell>
          <table:table-cell table:formula="of:=[.N431]*1000" office:value-type="float" office:value="0.03649385851479" calcext:value-type="float">
            <text:p>0.03649385851479</text:p>
          </table:table-cell>
          <table:table-cell table:formula="of:=[.O431]*[.E431]" office:value-type="float" office:value="11.2401084225553" calcext:value-type="float">
            <text:p>11.2401084225553</text:p>
          </table:table-cell>
          <table:table-cell table:number-columns-repeated="3"/>
        </table:table-row>
        <table:table-row table:style-name="ro1">
          <table:table-cell office:value-type="date" office:date-value="2022-08-12" calcext:value-type="date">
            <text:p>08/12/22</text:p>
          </table:table-cell>
          <table:table-cell office:value-type="float" office:value="48.8" calcext:value-type="float">
            <text:p>48.8</text:p>
          </table:table-cell>
          <table:table-cell table:formula="of:=[.B432]*60" office:value-type="float" office:value="2928" calcext:value-type="float">
            <text:p>2928</text:p>
          </table:table-cell>
          <table:table-cell office:value-type="float" office:value="20.21" calcext:value-type="float">
            <text:p>20.21</text:p>
          </table:table-cell>
          <table:table-cell office:value-type="float" office:value="292" calcext:value-type="float">
            <text:p>292</text:p>
          </table:table-cell>
          <table:table-cell office:value-type="float" office:value="45.3" calcext:value-type="float">
            <text:p>45.3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307" calcext:value-type="float">
            <text:p>307</text:p>
          </table:table-cell>
          <table:table-cell office:value-type="float" office:value="835" calcext:value-type="float">
            <text:p>835</text:p>
          </table:table-cell>
          <table:table-cell office:value-type="float" office:value="753" calcext:value-type="float">
            <text:p>753</text:p>
          </table:table-cell>
          <table:table-cell table:formula="of:=[.D432]/[.B432]*60" office:value-type="float" office:value="24.8483606557377" calcext:value-type="float">
            <text:p>24.8483606557377</text:p>
          </table:table-cell>
          <table:table-cell table:formula="of:=[.D432]/[.C432]/[.E432]" office:value-type="float" office:value="0.0000236380904259301" calcext:value-type="float">
            <text:p>2.36380904259301E-05</text:p>
          </table:table-cell>
          <table:table-cell table:formula="of:=[.M432] * 1.60934" office:value-type="float" office:value="0.0000380417244460663" calcext:value-type="float">
            <text:p>3.80417244460663E-05</text:p>
          </table:table-cell>
          <table:table-cell table:formula="of:=[.N432]*1000" office:value-type="float" office:value="0.0380417244460663" calcext:value-type="float">
            <text:p>0.0380417244460663</text:p>
          </table:table-cell>
          <table:table-cell table:formula="of:=[.O432]*[.E432]" office:value-type="float" office:value="11.1081835382514" calcext:value-type="float">
            <text:p>11.1081835382514</text:p>
          </table:table-cell>
          <table:table-cell table:number-columns-repeated="3"/>
        </table:table-row>
        <table:table-row table:style-name="ro1">
          <table:table-cell office:value-type="date" office:date-value="2022-08-13" calcext:value-type="date">
            <text:p>08/13/22</text:p>
          </table:table-cell>
          <table:table-cell office:value-type="float" office:value="45.6" calcext:value-type="float">
            <text:p>45.6</text:p>
          </table:table-cell>
          <table:table-cell table:formula="of:=[.B433]*60" office:value-type="float" office:value="2736" calcext:value-type="float">
            <text:p>2736</text:p>
          </table:table-cell>
          <table:table-cell office:value-type="float" office:value="19.13" calcext:value-type="float">
            <text:p>19.13</text:p>
          </table:table-cell>
          <table:table-cell office:value-type="float" office:value="304" calcext:value-type="float">
            <text:p>304</text:p>
          </table:table-cell>
          <table:table-cell office:value-type="float" office:value="40.4" calcext:value-type="float">
            <text:p>40.4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06" calcext:value-type="float">
            <text:p>306</text:p>
          </table:table-cell>
          <table:table-cell office:value-type="float" office:value="825" calcext:value-type="float">
            <text:p>825</text:p>
          </table:table-cell>
          <table:table-cell office:value-type="float" office:value="743" calcext:value-type="float">
            <text:p>743</text:p>
          </table:table-cell>
          <table:table-cell table:formula="of:=[.D433]/[.B433]*60" office:value-type="float" office:value="25.1710526315789" calcext:value-type="float">
            <text:p>25.1710526315789</text:p>
          </table:table-cell>
          <table:table-cell table:formula="of:=[.D433]/[.C433]/[.E433]" office:value-type="float" office:value="0.0000229998653431825" calcext:value-type="float">
            <text:p>2.29998653431825E-05</text:p>
          </table:table-cell>
          <table:table-cell table:formula="of:=[.M433] * 1.60934" office:value-type="float" office:value="0.0000370146032913974" calcext:value-type="float">
            <text:p>3.70146032913974E-05</text:p>
          </table:table-cell>
          <table:table-cell table:formula="of:=[.N433]*1000" office:value-type="float" office:value="0.0370146032913974" calcext:value-type="float">
            <text:p>0.0370146032913974</text:p>
          </table:table-cell>
          <table:table-cell table:formula="of:=[.O433]*[.E433]" office:value-type="float" office:value="11.2524394005848" calcext:value-type="float">
            <text:p>11.2524394005848</text:p>
          </table:table-cell>
          <table:table-cell table:number-columns-repeated="3"/>
        </table:table-row>
        <table:table-row table:style-name="ro1">
          <table:table-cell office:value-type="date" office:date-value="2022-08-13" calcext:value-type="date">
            <text:p>08/13/22</text:p>
          </table:table-cell>
          <table:table-cell office:value-type="float" office:value="50" calcext:value-type="float">
            <text:p>50</text:p>
          </table:table-cell>
          <table:table-cell table:formula="of:=[.B434]*60" office:value-type="float" office:value="3000" calcext:value-type="float">
            <text:p>3000</text:p>
          </table:table-cell>
          <table:table-cell office:value-type="float" office:value="20.03" calcext:value-type="float">
            <text:p>20.03</text:p>
          </table:table-cell>
          <table:table-cell office:value-type="float" office:value="278" calcext:value-type="float">
            <text:p>278</text:p>
          </table:table-cell>
          <table:table-cell office:value-type="float" office:value="40.3" calcext:value-type="float">
            <text:p>40.3</text:p>
          </table:table-cell>
          <table:table-cell office:value-type="float" office:value="16.72" calcext:value-type="float">
            <text:p>16.72</text:p>
          </table:table-cell>
          <table:table-cell office:value-type="float" office:value="295" calcext:value-type="float">
            <text:p>295</text:p>
          </table:table-cell>
          <table:table-cell office:value-type="float" office:value="293" calcext:value-type="float">
            <text:p>293</text:p>
          </table:table-cell>
          <table:table-cell office:value-type="float" office:value="803" calcext:value-type="float">
            <text:p>803</text:p>
          </table:table-cell>
          <table:table-cell office:value-type="float" office:value="719" calcext:value-type="float">
            <text:p>719</text:p>
          </table:table-cell>
          <table:table-cell table:formula="of:=[.D434]/[.B434]*60" office:value-type="float" office:value="24.036" calcext:value-type="float">
            <text:p>24.036</text:p>
          </table:table-cell>
          <table:table-cell table:formula="of:=[.D434]/[.C434]/[.E434]" office:value-type="float" office:value="0.0000240167865707434" calcext:value-type="float">
            <text:p>2.40167865707434E-05</text:p>
          </table:table-cell>
          <table:table-cell table:formula="of:=[.M434] * 1.60934" office:value-type="float" office:value="0.0000386511752997602" calcext:value-type="float">
            <text:p>3.86511752997602E-05</text:p>
          </table:table-cell>
          <table:table-cell table:formula="of:=[.N434]*1000" office:value-type="float" office:value="0.0386511752997602" calcext:value-type="float">
            <text:p>0.0386511752997602</text:p>
          </table:table-cell>
          <table:table-cell table:formula="of:=[.O434]*[.E434]" office:value-type="float" office:value="10.7450267333333" calcext:value-type="float">
            <text:p>10.7450267333333</text:p>
          </table:table-cell>
          <table:table-cell table:number-columns-repeated="3"/>
        </table:table-row>
        <table:table-row table:style-name="ro1">
          <table:table-cell office:value-type="date" office:date-value="2022-08-14" calcext:value-type="date">
            <text:p>08/14/22</text:p>
          </table:table-cell>
          <table:table-cell office:value-type="float" office:value="49.4" calcext:value-type="float">
            <text:p>49.4</text:p>
          </table:table-cell>
          <table:table-cell table:formula="of:=[.B435]*60" office:value-type="float" office:value="2964" calcext:value-type="float">
            <text:p>2964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46.8" calcext:value-type="float">
            <text:p>46.8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  <table:table-cell office:value-type="float" office:value="898" calcext:value-type="float">
            <text:p>898</text:p>
          </table:table-cell>
          <table:table-cell office:value-type="float" office:value="819" calcext:value-type="float">
            <text:p>819</text:p>
          </table:table-cell>
          <table:table-cell table:formula="of:=[.D435]/[.B435]*60" office:value-type="float" office:value="25.5910931174089" calcext:value-type="float">
            <text:p>25.5910931174089</text:p>
          </table:table-cell>
          <table:table-cell table:formula="of:=[.D435]/[.C435]/[.E435]" office:value-type="float" office:value="0.0000222841284547274" calcext:value-type="float">
            <text:p>2.22841284547274E-05</text:p>
          </table:table-cell>
          <table:table-cell table:formula="of:=[.M435] * 1.60934" office:value-type="float" office:value="0.0000358627392873309" calcext:value-type="float">
            <text:p>3.58627392873309E-05</text:p>
          </table:table-cell>
          <table:table-cell table:formula="of:=[.N435]*1000" office:value-type="float" office:value="0.0358627392873309" calcext:value-type="float">
            <text:p>0.0358627392873309</text:p>
          </table:table-cell>
          <table:table-cell table:formula="of:=[.O435]*[.E435]" office:value-type="float" office:value="11.4402138326586" calcext:value-type="float">
            <text:p>11.4402138326586</text:p>
          </table:table-cell>
          <table:table-cell table:number-columns-repeated="3"/>
        </table:table-row>
        <table:table-row table:style-name="ro1">
          <table:table-cell office:value-type="date" office:date-value="2022-08-14" calcext:value-type="date">
            <text:p>08/14/22</text:p>
          </table:table-cell>
          <table:table-cell office:value-type="float" office:value="53.9" calcext:value-type="float">
            <text:p>53.9</text:p>
          </table:table-cell>
          <table:table-cell table:formula="of:=[.B436]*60" office:value-type="float" office:value="3234" calcext:value-type="float">
            <text:p>3234</text:p>
          </table:table-cell>
          <table:table-cell office:value-type="float" office:value="22.01" calcext:value-type="float">
            <text:p>22.01</text:p>
          </table:table-cell>
          <table:table-cell office:value-type="float" office:value="284" calcext:value-type="float">
            <text:p>284</text:p>
          </table:table-cell>
          <table:table-cell office:value-type="float" office:value="47.2" calcext:value-type="float">
            <text:p>47.2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307" calcext:value-type="float">
            <text:p>307</text:p>
          </table:table-cell>
          <table:table-cell office:value-type="float" office:value="834" calcext:value-type="float">
            <text:p>834</text:p>
          </table:table-cell>
          <table:table-cell office:value-type="float" office:value="752" calcext:value-type="float">
            <text:p>752</text:p>
          </table:table-cell>
          <table:table-cell table:formula="of:=[.D436]/[.B436]*60" office:value-type="float" office:value="24.5009276437848" calcext:value-type="float">
            <text:p>24.5009276437848</text:p>
          </table:table-cell>
          <table:table-cell table:formula="of:=[.D436]/[.C436]/[.E436]" office:value-type="float" office:value="0.0000239641311069883" calcext:value-type="float">
            <text:p>2.39641311069883E-05</text:p>
          </table:table-cell>
          <table:table-cell table:formula="of:=[.M436] * 1.60934" office:value-type="float" office:value="0.0000385664347557205" calcext:value-type="float">
            <text:p>3.85664347557205E-05</text:p>
          </table:table-cell>
          <table:table-cell table:formula="of:=[.N436]*1000" office:value-type="float" office:value="0.0385664347557205" calcext:value-type="float">
            <text:p>0.0385664347557205</text:p>
          </table:table-cell>
          <table:table-cell table:formula="of:=[.O436]*[.E436]" office:value-type="float" office:value="10.9528674706246" calcext:value-type="float">
            <text:p>10.9528674706246</text:p>
          </table:table-cell>
          <table:table-cell table:number-columns-repeated="3"/>
        </table:table-row>
        <table:table-row table:style-name="ro1">
          <table:table-cell office:value-type="date" office:date-value="2022-08-15" calcext:value-type="date">
            <text:p>08/15/22</text:p>
          </table:table-cell>
          <table:table-cell office:value-type="float" office:value="50.1" calcext:value-type="float">
            <text:p>50.1</text:p>
          </table:table-cell>
          <table:table-cell table:formula="of:=[.B437]*60" office:value-type="float" office:value="3006" calcext:value-type="float">
            <text:p>3006</text:p>
          </table:table-cell>
          <table:table-cell office:value-type="float" office:value="20.24" calcext:value-type="float">
            <text:p>20.24</text:p>
          </table:table-cell>
          <table:table-cell office:value-type="float" office:value="291" calcext:value-type="float">
            <text:p>291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float" office:value="312" calcext:value-type="float">
            <text:p>312</text:p>
          </table:table-cell>
          <table:table-cell office:value-type="float" office:value="822" calcext:value-type="float">
            <text:p>822</text:p>
          </table:table-cell>
          <table:table-cell office:value-type="float" office:value="742" calcext:value-type="float">
            <text:p>742</text:p>
          </table:table-cell>
          <table:table-cell table:formula="of:=[.D437]/[.B437]*60" office:value-type="float" office:value="24.2395209580838" calcext:value-type="float">
            <text:p>24.2395209580838</text:p>
          </table:table-cell>
          <table:table-cell table:formula="of:=[.D437]/[.C437]/[.E437]" office:value-type="float" office:value="0.0000231381452444481" calcext:value-type="float">
            <text:p>2.31381452444481E-05</text:p>
          </table:table-cell>
          <table:table-cell table:formula="of:=[.M437] * 1.60934" office:value-type="float" office:value="0.0000372371426677001" calcext:value-type="float">
            <text:p>0.0000372371426677001</text:p>
          </table:table-cell>
          <table:table-cell table:formula="of:=[.N437]*1000" office:value-type="float" office:value="0.0372371426677001" calcext:value-type="float">
            <text:p>0.0372371426677001</text:p>
          </table:table-cell>
          <table:table-cell table:formula="of:=[.O437]*[.E437]" office:value-type="float" office:value="10.8360085163007" calcext:value-type="float">
            <text:p>10.8360085163007</text:p>
          </table:table-cell>
          <table:table-cell table:number-columns-repeated="3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float" office:value="47.7" calcext:value-type="float">
            <text:p>47.7</text:p>
          </table:table-cell>
          <table:table-cell table:formula="of:=[.B438]*60" office:value-type="float" office:value="2862" calcext:value-type="float">
            <text:p>2862</text:p>
          </table:table-cell>
          <table:table-cell office:value-type="float" office:value="19.73" calcext:value-type="float">
            <text:p>19.73</text:p>
          </table:table-cell>
          <table:table-cell office:value-type="float" office:value="299" calcext:value-type="float">
            <text:p>299</text:p>
          </table:table-cell>
          <table:table-cell office:value-type="float" office:value="44.4" calcext:value-type="float">
            <text:p>44.4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17" calcext:value-type="float">
            <text:p>317</text:p>
          </table:table-cell>
          <table:table-cell office:value-type="float" office:value="818" calcext:value-type="float">
            <text:p>818</text:p>
          </table:table-cell>
          <table:table-cell office:value-type="float" office:value="741" calcext:value-type="float">
            <text:p>741</text:p>
          </table:table-cell>
          <table:table-cell table:formula="of:=[.D438]/[.B438]*60" office:value-type="float" office:value="24.8176100628931" calcext:value-type="float">
            <text:p>24.8176100628931</text:p>
          </table:table-cell>
          <table:table-cell table:formula="of:=[.D438]/[.C438]/[.E438]" office:value-type="float" office:value="0.0000230561223178122" calcext:value-type="float">
            <text:p>2.30561223178122E-05</text:p>
          </table:table-cell>
          <table:table-cell table:formula="of:=[.M438] * 1.60934" office:value-type="float" office:value="0.0000371051398909479" calcext:value-type="float">
            <text:p>3.71051398909479E-05</text:p>
          </table:table-cell>
          <table:table-cell table:formula="of:=[.N438]*1000" office:value-type="float" office:value="0.0371051398909479" calcext:value-type="float">
            <text:p>0.0371051398909479</text:p>
          </table:table-cell>
          <table:table-cell table:formula="of:=[.O438]*[.E438]" office:value-type="float" office:value="11.0944368273934" calcext:value-type="float">
            <text:p>11.0944368273934</text:p>
          </table:table-cell>
          <table:table-cell table:number-columns-repeated="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float" office:value="44" calcext:value-type="float">
            <text:p>44</text:p>
          </table:table-cell>
          <table:table-cell table:formula="of:=[.B439]*60" office:value-type="float" office:value="2640" calcext:value-type="float">
            <text:p>2640</text:p>
          </table:table-cell>
          <table:table-cell office:value-type="float" office:value="18.16" calcext:value-type="float">
            <text:p>18.16</text:p>
          </table:table-cell>
          <table:table-cell office:value-type="float" office:value="304" calcext:value-type="float">
            <text:p>304</text:p>
          </table:table-cell>
          <table:table-cell office:value-type="float" office:value="42.8" calcext:value-type="float">
            <text:p>42.8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float" office:value="315" calcext:value-type="float">
            <text:p>315</text:p>
          </table:table-cell>
          <table:table-cell office:value-type="float" office:value="740" calcext:value-type="float">
            <text:p>740</text:p>
          </table:table-cell>
          <table:table-cell office:value-type="float" office:value="670" calcext:value-type="float">
            <text:p>670</text:p>
          </table:table-cell>
          <table:table-cell table:formula="of:=[.D439]/[.B439]*60" office:value-type="float" office:value="24.7636363636364" calcext:value-type="float">
            <text:p>24.7636363636364</text:p>
          </table:table-cell>
          <table:table-cell table:formula="of:=[.D439]/[.C439]/[.E439]" office:value-type="float" office:value="0.0000226275917065391" calcext:value-type="float">
            <text:p>2.26275917065391E-05</text:p>
          </table:table-cell>
          <table:table-cell table:formula="of:=[.M439] * 1.60934" office:value-type="float" office:value="0.0000364154884370016" calcext:value-type="float">
            <text:p>3.64154884370016E-05</text:p>
          </table:table-cell>
          <table:table-cell table:formula="of:=[.N439]*1000" office:value-type="float" office:value="0.0364154884370016" calcext:value-type="float">
            <text:p>0.0364154884370016</text:p>
          </table:table-cell>
          <table:table-cell table:formula="of:=[.O439]*[.E439]" office:value-type="float" office:value="11.0703084848485" calcext:value-type="float">
            <text:p>11.0703084848485</text:p>
          </table:table-cell>
          <table:table-cell table:number-columns-repeated="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float" office:value="49.3" calcext:value-type="float">
            <text:p>49.3</text:p>
          </table:table-cell>
          <table:table-cell table:formula="of:=[.B440]*60" office:value-type="float" office:value="2958" calcext:value-type="float">
            <text:p>2958</text:p>
          </table:table-cell>
          <table:table-cell office:value-type="float" office:value="20.21" calcext:value-type="float">
            <text:p>20.21</text:p>
          </table:table-cell>
          <table:table-cell office:value-type="float" office:value="291" calcext:value-type="float">
            <text:p>291</text:p>
          </table:table-cell>
          <table:table-cell office:value-type="float" office:value="45" calcext:value-type="float">
            <text:p>45</text:p>
          </table:table-cell>
          <table:table-cell office:value-type="float" office:value="18.9" calcext:value-type="float">
            <text:p>18.9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822" calcext:value-type="float">
            <text:p>822</text:p>
          </table:table-cell>
          <table:table-cell office:value-type="float" office:value="741" calcext:value-type="float">
            <text:p>741</text:p>
          </table:table-cell>
          <table:table-cell table:formula="of:=[.D440]/[.B440]*60" office:value-type="float" office:value="24.5963488843813" calcext:value-type="float">
            <text:p>24.5963488843813</text:p>
          </table:table-cell>
          <table:table-cell table:formula="of:=[.D440]/[.C440]/[.E440]" office:value-type="float" office:value="0.0000234787599125442" calcext:value-type="float">
            <text:p>2.34787599125442E-05</text:p>
          </table:table-cell>
          <table:table-cell table:formula="of:=[.M440] * 1.60934" office:value-type="float" office:value="0.0000377853074776539" calcext:value-type="float">
            <text:p>3.77853074776539E-05</text:p>
          </table:table-cell>
          <table:table-cell table:formula="of:=[.N440]*1000" office:value-type="float" office:value="0.0377853074776539" calcext:value-type="float">
            <text:p>0.0377853074776539</text:p>
          </table:table-cell>
          <table:table-cell table:formula="of:=[.O440]*[.E440]" office:value-type="float" office:value="10.9955244759973" calcext:value-type="float">
            <text:p>10.9955244759973</text:p>
          </table:table-cell>
          <table:table-cell table:number-columns-repeated="3"/>
        </table:table-row>
        <table:table-row table:style-name="ro1">
          <table:table-cell office:value-type="date" office:date-value="2022-08-19" calcext:value-type="date">
            <text:p>08/19/22</text:p>
          </table:table-cell>
          <table:table-cell office:value-type="float" office:value="48.1" calcext:value-type="float">
            <text:p>48.1</text:p>
          </table:table-cell>
          <table:table-cell table:formula="of:=[.B441]*60" office:value-type="float" office:value="2886" calcext:value-type="float">
            <text:p>2886</text:p>
          </table:table-cell>
          <table:table-cell office:value-type="float" office:value="20.05" calcext:value-type="float">
            <text:p>20.05</text:p>
          </table:table-cell>
          <table:table-cell office:value-type="float" office:value="299" calcext:value-type="float">
            <text:p>299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309" calcext:value-type="float">
            <text:p>309</text:p>
          </table:table-cell>
          <table:table-cell office:value-type="float" office:value="841" calcext:value-type="float">
            <text:p>841</text:p>
          </table:table-cell>
          <table:table-cell office:value-type="float" office:value="758" calcext:value-type="float">
            <text:p>758</text:p>
          </table:table-cell>
          <table:table-cell table:formula="of:=[.D441]/[.B441]*60" office:value-type="float" office:value="25.010395010395" calcext:value-type="float">
            <text:p>25.010395010395</text:p>
          </table:table-cell>
          <table:table-cell table:formula="of:=[.D441]/[.C441]/[.E441]" office:value-type="float" office:value="0.0000232352239041202" calcext:value-type="float">
            <text:p>2.32352239041202E-05</text:p>
          </table:table-cell>
          <table:table-cell table:formula="of:=[.M441] * 1.60934" office:value-type="float" office:value="0.0000373933752378568" calcext:value-type="float">
            <text:p>3.73933752378568E-05</text:p>
          </table:table-cell>
          <table:table-cell table:formula="of:=[.N441]*1000" office:value-type="float" office:value="0.0373933752378568" calcext:value-type="float">
            <text:p>0.0373933752378568</text:p>
          </table:table-cell>
          <table:table-cell table:formula="of:=[.O441]*[.E441]" office:value-type="float" office:value="11.1806191961192" calcext:value-type="float">
            <text:p>11.1806191961192</text:p>
          </table:table-cell>
          <table:table-cell table:number-columns-repeated="3"/>
        </table:table-row>
        <table:table-row table:style-name="ro1">
          <table:table-cell office:value-type="date" office:date-value="2022-08-19" calcext:value-type="date">
            <text:p>08/19/22</text:p>
          </table:table-cell>
          <table:table-cell office:value-type="float" office:value="34.4" calcext:value-type="float">
            <text:p>34.4</text:p>
          </table:table-cell>
          <table:table-cell table:formula="of:=[.B442]*60" office:value-type="float" office:value="2064" calcext:value-type="float">
            <text:p>2064</text:p>
          </table:table-cell>
          <table:table-cell office:value-type="float" office:value="15.02" calcext:value-type="float">
            <text:p>15.02</text:p>
          </table:table-cell>
          <table:table-cell office:value-type="float" office:value="347" calcext:value-type="float">
            <text:p>347</text:p>
          </table:table-cell>
          <table:table-cell office:value-type="float" office:value="28.8" calcext:value-type="float">
            <text:p>28.8</text:p>
          </table:table-cell>
          <table:table-cell office:value-type="float" office:value="12.93" calcext:value-type="float">
            <text:p>12.93</text:p>
          </table:table-cell>
          <table:table-cell office:value-type="float" office:value="368" calcext:value-type="float">
            <text:p>368</text:p>
          </table:table-cell>
          <table:table-cell office:value-type="float" office:value="369" calcext:value-type="float">
            <text:p>369</text:p>
          </table:table-cell>
          <table:table-cell office:value-type="float" office:value="614" calcext:value-type="float">
            <text:p>614</text:p>
          </table:table-cell>
          <table:table-cell office:value-type="float" office:value="567" calcext:value-type="float">
            <text:p>567</text:p>
          </table:table-cell>
          <table:table-cell table:formula="of:=[.D442]/[.B442]*60" office:value-type="float" office:value="26.1976744186047" calcext:value-type="float">
            <text:p>26.1976744186047</text:p>
          </table:table-cell>
          <table:table-cell table:formula="of:=[.D442]/[.C442]/[.E442]" office:value-type="float" office:value="0.0000209715613341376" calcext:value-type="float">
            <text:p>2.09715613341376E-05</text:p>
          </table:table-cell>
          <table:table-cell table:formula="of:=[.M442] * 1.60934" office:value-type="float" office:value="0.000033750372517481" calcext:value-type="float">
            <text:p>3.3750372517481E-05</text:p>
          </table:table-cell>
          <table:table-cell table:formula="of:=[.N442]*1000" office:value-type="float" office:value="0.033750372517481" calcext:value-type="float">
            <text:p>0.033750372517481</text:p>
          </table:table-cell>
          <table:table-cell table:formula="of:=[.O442]*[.E442]" office:value-type="float" office:value="11.7113792635659" calcext:value-type="float">
            <text:p>11.7113792635659</text:p>
          </table:table-cell>
          <table:table-cell table:number-columns-repeated="3"/>
        </table:table-row>
        <table:table-row table:style-name="ro1">
          <table:table-cell office:value-type="date" office:date-value="2022-08-20" calcext:value-type="date">
            <text:p>08/20/22</text:p>
          </table:table-cell>
          <table:table-cell office:value-type="float" office:value="47.8" calcext:value-type="float">
            <text:p>47.8</text:p>
          </table:table-cell>
          <table:table-cell table:formula="of:=[.B443]*60" office:value-type="float" office:value="2868" calcext:value-type="float">
            <text:p>2868</text:p>
          </table:table-cell>
          <table:table-cell office:value-type="float" office:value="19.95" calcext:value-type="float">
            <text:p>19.95</text:p>
          </table:table-cell>
          <table:table-cell office:value-type="float" office:value="304" calcext:value-type="float">
            <text:p>304</text:p>
          </table:table-cell>
          <table:table-cell office:value-type="float" office:value="44.1" calcext:value-type="float">
            <text:p>44.1</text:p>
          </table:table-cell>
          <table:table-cell office:value-type="float" office:value="18.67" calcext:value-type="float">
            <text:p>18.67</text:p>
          </table:table-cell>
          <table:table-cell office:value-type="float" office:value="315" calcext:value-type="float">
            <text:p>315</text:p>
          </table:table-cell>
          <table:table-cell office:value-type="float" office:value="309" calcext:value-type="float">
            <text:p>309</text:p>
          </table:table-cell>
          <table:table-cell office:value-type="float" office:value="834" calcext:value-type="float">
            <text:p>834</text:p>
          </table:table-cell>
          <table:table-cell office:value-type="float" office:value="752" calcext:value-type="float">
            <text:p>752</text:p>
          </table:table-cell>
          <table:table-cell table:formula="of:=[.D443]/[.B443]*60" office:value-type="float" office:value="25.0418410041841" calcext:value-type="float">
            <text:p>25.0418410041841</text:p>
          </table:table-cell>
          <table:table-cell table:formula="of:=[.D443]/[.C443]/[.E443]" office:value-type="float" office:value="0.0000228817991631799" calcext:value-type="float">
            <text:p>2.28817991631799E-05</text:p>
          </table:table-cell>
          <table:table-cell table:formula="of:=[.M443] * 1.60934" office:value-type="float" office:value="0.000036824594665272" calcext:value-type="float">
            <text:p>3.6824594665272E-05</text:p>
          </table:table-cell>
          <table:table-cell table:formula="of:=[.N443]*1000" office:value-type="float" office:value="0.036824594665272" calcext:value-type="float">
            <text:p>0.036824594665272</text:p>
          </table:table-cell>
          <table:table-cell table:formula="of:=[.O443]*[.E443]" office:value-type="float" office:value="11.1946767782427" calcext:value-type="float">
            <text:p>11.1946767782427</text:p>
          </table:table-cell>
          <table:table-cell table:number-columns-repeated="3"/>
        </table:table-row>
        <table:table-row table:style-name="ro1">
          <table:table-cell office:value-type="date" office:date-value="2022-08-20" calcext:value-type="date">
            <text:p>08/20/22</text:p>
          </table:table-cell>
          <table:table-cell office:value-type="float" office:value="51.3" calcext:value-type="float">
            <text:p>51.3</text:p>
          </table:table-cell>
          <table:table-cell table:formula="of:=[.B444]*60" office:value-type="float" office:value="3078" calcext:value-type="float">
            <text:p>3078</text:p>
          </table:table-cell>
          <table:table-cell office:value-type="float" office:value="20.72" calcext:value-type="float">
            <text:p>20.72</text:p>
          </table:table-cell>
          <table:table-cell office:value-type="float" office:value="275" calcext:value-type="float">
            <text:p>275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287" calcext:value-type="float">
            <text:p>287</text:p>
          </table:table-cell>
          <table:table-cell office:value-type="float" office:value="791" calcext:value-type="float">
            <text:p>791</text:p>
          </table:table-cell>
          <table:table-cell office:value-type="float" office:value="706" calcext:value-type="float">
            <text:p>706</text:p>
          </table:table-cell>
          <table:table-cell table:formula="of:=[.D444]/[.B444]*60" office:value-type="float" office:value="24.233918128655" calcext:value-type="float">
            <text:p>24.233918128655</text:p>
          </table:table-cell>
          <table:table-cell table:formula="of:=[.D444]/[.C444]/[.E444]" office:value-type="float" office:value="0.0000244787051804596" calcext:value-type="float">
            <text:p>2.44787051804596E-05</text:p>
          </table:table-cell>
          <table:table-cell table:formula="of:=[.M444] * 1.60934" office:value-type="float" office:value="0.0000393945593951208" calcext:value-type="float">
            <text:p>3.93945593951208E-05</text:p>
          </table:table-cell>
          <table:table-cell table:formula="of:=[.N444]*1000" office:value-type="float" office:value="0.0393945593951208" calcext:value-type="float">
            <text:p>0.0393945593951208</text:p>
          </table:table-cell>
          <table:table-cell table:formula="of:=[.O444]*[.E444]" office:value-type="float" office:value="10.8335038336582" calcext:value-type="float">
            <text:p>10.8335038336582</text:p>
          </table:table-cell>
          <table:table-cell table:number-columns-repeated="3"/>
        </table:table-row>
        <table:table-row table:style-name="ro1">
          <table:table-cell office:value-type="date" office:date-value="2022-08-21" calcext:value-type="date">
            <text:p>08/21/22</text:p>
          </table:table-cell>
          <table:table-cell office:value-type="float" office:value="48" calcext:value-type="float">
            <text:p>48</text:p>
          </table:table-cell>
          <table:table-cell table:formula="of:=[.B445]*60" office:value-type="float" office:value="2880" calcext:value-type="float">
            <text:p>2880</text:p>
          </table:table-cell>
          <table:table-cell office:value-type="float" office:value="20.23" calcext:value-type="float">
            <text:p>20.23</text:p>
          </table:table-cell>
          <table:table-cell office:value-type="float" office:value="313" calcext:value-type="float">
            <text:p>313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office:value-type="float" office:value="874" calcext:value-type="float">
            <text:p>874</text:p>
          </table:table-cell>
          <table:table-cell office:value-type="float" office:value="793" calcext:value-type="float">
            <text:p>793</text:p>
          </table:table-cell>
          <table:table-cell table:formula="of:=[.D445]/[.B445]*60" office:value-type="float" office:value="25.2875" calcext:value-type="float">
            <text:p>25.2875</text:p>
          </table:table-cell>
          <table:table-cell table:formula="of:=[.D445]/[.C445]/[.E445]" office:value-type="float" office:value="0.0000224418707845225" calcext:value-type="float">
            <text:p>2.24418707845225E-05</text:p>
          </table:table-cell>
          <table:table-cell table:formula="of:=[.M445] * 1.60934" office:value-type="float" office:value="0.0000361166003283635" calcext:value-type="float">
            <text:p>3.61166003283635E-05</text:p>
          </table:table-cell>
          <table:table-cell table:formula="of:=[.N445]*1000" office:value-type="float" office:value="0.0361166003283635" calcext:value-type="float">
            <text:p>0.0361166003283635</text:p>
          </table:table-cell>
          <table:table-cell table:formula="of:=[.O445]*[.E445]" office:value-type="float" office:value="11.3044959027778" calcext:value-type="float">
            <text:p>11.3044959027778</text:p>
          </table:table-cell>
          <table:table-cell table:number-columns-repeated="3"/>
        </table:table-row>
        <table:table-row table:style-name="ro1">
          <table:table-cell office:value-type="date" office:date-value="2022-08-21" calcext:value-type="date">
            <text:p>08/21/22</text:p>
          </table:table-cell>
          <table:table-cell office:value-type="float" office:value="55.2" calcext:value-type="float">
            <text:p>55.2</text:p>
          </table:table-cell>
          <table:table-cell table:formula="of:=[.B446]*60" office:value-type="float" office:value="3312" calcext:value-type="float">
            <text:p>3312</text:p>
          </table:table-cell>
          <table:table-cell office:value-type="float" office:value="22.24" calcext:value-type="float">
            <text:p>22.24</text:p>
          </table:table-cell>
          <table:table-cell office:value-type="float" office:value="297" calcext:value-type="float">
            <text:p>297</text:p>
          </table:table-cell>
          <table:table-cell office:value-type="float" office:value="48.7" calcext:value-type="float">
            <text:p>48.7</text:p>
          </table:table-cell>
          <table:table-cell/>
          <table:table-cell office:value-type="float" office:value="321" calcext:value-type="float">
            <text:p>321</text:p>
          </table:table-cell>
          <table:table-cell office:value-type="float" office:value="328" calcext:value-type="float">
            <text:p>328</text:p>
          </table:table-cell>
          <table:table-cell office:value-type="float" office:value="885" calcext:value-type="float">
            <text:p>885</text:p>
          </table:table-cell>
          <table:table-cell office:value-type="float" office:value="805" calcext:value-type="float">
            <text:p>805</text:p>
          </table:table-cell>
          <table:table-cell table:formula="of:=[.D446]/[.B446]*60" office:value-type="float" office:value="24.1739130434783" calcext:value-type="float">
            <text:p>24.1739130434783</text:p>
          </table:table-cell>
          <table:table-cell table:formula="of:=[.D446]/[.C446]/[.E446]" office:value-type="float" office:value="0.0000226093462808439" calcext:value-type="float">
            <text:p>2.26093462808439E-05</text:p>
          </table:table-cell>
          <table:table-cell table:formula="of:=[.M446] * 1.60934" office:value-type="float" office:value="0.0000363861253436133" calcext:value-type="float">
            <text:p>3.63861253436133E-05</text:p>
          </table:table-cell>
          <table:table-cell table:formula="of:=[.N446]*1000" office:value-type="float" office:value="0.0363861253436133" calcext:value-type="float">
            <text:p>0.0363861253436133</text:p>
          </table:table-cell>
          <table:table-cell table:formula="of:=[.O446]*[.E446]" office:value-type="float" office:value="10.8066792270531" calcext:value-type="float">
            <text:p>10.8066792270531</text:p>
          </table:table-cell>
          <table:table-cell table:number-columns-repeated="3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float" office:value="48" calcext:value-type="float">
            <text:p>48</text:p>
          </table:table-cell>
          <table:table-cell table:formula="of:=[.B447]*60" office:value-type="float" office:value="2880" calcext:value-type="float">
            <text:p>2880</text:p>
          </table:table-cell>
          <table:table-cell office:value-type="float" office:value="20.06" calcext:value-type="float">
            <text:p>20.06</text:p>
          </table:table-cell>
          <table:table-cell office:value-type="float" office:value="301" calcext:value-type="float">
            <text:p>301</text:p>
          </table:table-cell>
          <table:table-cell office:value-type="float" office:value="46.1" calcext:value-type="float">
            <text:p>46.1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311" calcext:value-type="float">
            <text:p>311</text:p>
          </table:table-cell>
          <table:table-cell office:value-type="float" office:value="846" calcext:value-type="float">
            <text:p>846</text:p>
          </table:table-cell>
          <table:table-cell office:value-type="float" office:value="764" calcext:value-type="float">
            <text:p>764</text:p>
          </table:table-cell>
          <table:table-cell table:formula="of:=[.D447]/[.B447]*60" office:value-type="float" office:value="25.075" calcext:value-type="float">
            <text:p>25.075</text:p>
          </table:table-cell>
          <table:table-cell table:formula="of:=[.D447]/[.C447]/[.E447]" office:value-type="float" office:value="0.000023140457733481" calcext:value-type="float">
            <text:p>2.3140457733481E-05</text:p>
          </table:table-cell>
          <table:table-cell table:formula="of:=[.M447] * 1.60934" office:value-type="float" office:value="0.0000372408642488003" calcext:value-type="float">
            <text:p>3.72408642488003E-05</text:p>
          </table:table-cell>
          <table:table-cell table:formula="of:=[.N447]*1000" office:value-type="float" office:value="0.0372408642488003" calcext:value-type="float">
            <text:p>0.0372408642488003</text:p>
          </table:table-cell>
          <table:table-cell table:formula="of:=[.O447]*[.E447]" office:value-type="float" office:value="11.2095001388889" calcext:value-type="float">
            <text:p>11.2095001388889</text:p>
          </table:table-cell>
          <table:table-cell table:number-columns-repeated="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float" office:value="49.3" calcext:value-type="float">
            <text:p>49.3</text:p>
          </table:table-cell>
          <table:table-cell table:formula="of:=[.B448]*60" office:value-type="float" office:value="2958" calcext:value-type="float">
            <text:p>2958</text:p>
          </table:table-cell>
          <table:table-cell office:value-type="float" office:value="20.84" calcext:value-type="float">
            <text:p>20.84</text:p>
          </table:table-cell>
          <table:table-cell office:value-type="float" office:value="306" calcext:value-type="float">
            <text:p>306</text:p>
          </table:table-cell>
          <table:table-cell office:value-type="float" office:value="46.9" calcext:value-type="float">
            <text:p>46.9</text:p>
          </table:table-cell>
          <table:table-cell office:value-type="float" office:value="20.05" calcext:value-type="float">
            <text:p>20.05</text:p>
          </table:table-cell>
          <table:table-cell office:value-type="float" office:value="313" calcext:value-type="float">
            <text:p>313</text:p>
          </table:table-cell>
          <table:table-cell office:value-type="float" office:value="316" calcext:value-type="float">
            <text:p>316</text:p>
          </table:table-cell>
          <table:table-cell office:value-type="float" office:value="858" calcext:value-type="float">
            <text:p>858</text:p>
          </table:table-cell>
          <table:table-cell office:value-type="float" office:value="776" calcext:value-type="float">
            <text:p>776</text:p>
          </table:table-cell>
          <table:table-cell table:formula="of:=[.D448]/[.B448]*60" office:value-type="float" office:value="25.3630831643002" calcext:value-type="float">
            <text:p>25.3630831643002</text:p>
          </table:table-cell>
          <table:table-cell table:formula="of:=[.D448]/[.C448]/[.E448]" office:value-type="float" office:value="0.0000230238590816088" calcext:value-type="float">
            <text:p>2.30238590816088E-05</text:p>
          </table:table-cell>
          <table:table-cell table:formula="of:=[.M448] * 1.60934" office:value-type="float" office:value="0.0000370532173743962" calcext:value-type="float">
            <text:p>3.70532173743962E-05</text:p>
          </table:table-cell>
          <table:table-cell table:formula="of:=[.N448]*1000" office:value-type="float" office:value="0.0370532173743962" calcext:value-type="float">
            <text:p>0.0370532173743962</text:p>
          </table:table-cell>
          <table:table-cell table:formula="of:=[.O448]*[.E448]" office:value-type="float" office:value="11.3382845165652" calcext:value-type="float">
            <text:p>11.3382845165652</text:p>
          </table:table-cell>
          <table:table-cell table:number-columns-repeated="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float" office:value="49.2" calcext:value-type="float">
            <text:p>49.2</text:p>
          </table:table-cell>
          <table:table-cell table:formula="of:=[.B449]*60" office:value-type="float" office:value="2952" calcext:value-type="float">
            <text:p>2952</text:p>
          </table:table-cell>
          <table:table-cell office:value-type="float" office:value="20.37" calcext:value-type="float">
            <text:p>20.37</text:p>
          </table:table-cell>
          <table:table-cell office:value-type="float" office:value="301" calcext:value-type="float">
            <text:p>301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320" calcext:value-type="float">
            <text:p>320</text:p>
          </table:table-cell>
          <table:table-cell office:value-type="float" office:value="841" calcext:value-type="float">
            <text:p>841</text:p>
          </table:table-cell>
          <table:table-cell office:value-type="float" office:value="763" calcext:value-type="float">
            <text:p>763</text:p>
          </table:table-cell>
          <table:table-cell table:formula="of:=[.D449]/[.B449]*60" office:value-type="float" office:value="24.8414634146341" calcext:value-type="float">
            <text:p>24.8414634146341</text:p>
          </table:table-cell>
          <table:table-cell table:formula="of:=[.D449]/[.C449]/[.E449]" office:value-type="float" office:value="0.0000229249385517111" calcext:value-type="float">
            <text:p>2.29249385517111E-05</text:p>
          </table:table-cell>
          <table:table-cell table:formula="of:=[.M449] * 1.60934" office:value-type="float" office:value="0.0000368940206088107" calcext:value-type="float">
            <text:p>3.68940206088107E-05</text:p>
          </table:table-cell>
          <table:table-cell table:formula="of:=[.N449]*1000" office:value-type="float" office:value="0.0368940206088107" calcext:value-type="float">
            <text:p>0.0368940206088107</text:p>
          </table:table-cell>
          <table:table-cell table:formula="of:=[.O449]*[.E449]" office:value-type="float" office:value="11.105100203252" calcext:value-type="float">
            <text:p>11.105100203252</text:p>
          </table:table-cell>
          <table:table-cell table:number-columns-repeated="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float" office:value="46.3" calcext:value-type="float">
            <text:p>46.3</text:p>
          </table:table-cell>
          <table:table-cell table:formula="of:=[.B450]*60" office:value-type="float" office:value="2778" calcext:value-type="float">
            <text:p>2778</text:p>
          </table:table-cell>
          <table:table-cell office:value-type="float" office:value="19.64" calcext:value-type="float">
            <text:p>19.64</text:p>
          </table:table-cell>
          <table:table-cell office:value-type="float" office:value="311" calcext:value-type="float">
            <text:p>311</text:p>
          </table:table-cell>
          <table:table-cell office:value-type="float" office:value="44.7" calcext:value-type="float">
            <text:p>44.7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float" office:value="313" calcext:value-type="float">
            <text:p>313</text:p>
          </table:table-cell>
          <table:table-cell office:value-type="float" office:value="854" calcext:value-type="float">
            <text:p>854</text:p>
          </table:table-cell>
          <table:table-cell office:value-type="float" office:value="772" calcext:value-type="float">
            <text:p>772</text:p>
          </table:table-cell>
          <table:table-cell table:formula="of:=[.D450]/[.B450]*60" office:value-type="float" office:value="25.451403887689" calcext:value-type="float">
            <text:p>25.451403887689</text:p>
          </table:table-cell>
          <table:table-cell table:formula="of:=[.D450]/[.C450]/[.E450]" office:value-type="float" office:value="0.0000227325865377715" calcext:value-type="float">
            <text:p>2.27325865377715E-05</text:p>
          </table:table-cell>
          <table:table-cell table:formula="of:=[.M450] * 1.60934" office:value-type="float" office:value="0.0000365844608186972" calcext:value-type="float">
            <text:p>3.65844608186972E-05</text:p>
          </table:table-cell>
          <table:table-cell table:formula="of:=[.N450]*1000" office:value-type="float" office:value="0.0365844608186972" calcext:value-type="float">
            <text:p>0.0365844608186972</text:p>
          </table:table-cell>
          <table:table-cell table:formula="of:=[.O450]*[.E450]" office:value-type="float" office:value="11.3777673146148" calcext:value-type="float">
            <text:p>11.3777673146148</text:p>
          </table:table-cell>
          <table:table-cell table:number-columns-repeated="3"/>
        </table:table-row>
        <table:table-row table:style-name="ro1">
          <table:table-cell office:value-type="date" office:date-value="2022-08-26" calcext:value-type="date">
            <text:p>08/26/22</text:p>
          </table:table-cell>
          <table:table-cell office:value-type="float" office:value="49" calcext:value-type="float">
            <text:p>49</text:p>
          </table:table-cell>
          <table:table-cell table:formula="of:=[.B451]*60" office:value-type="float" office:value="2940" calcext:value-type="float">
            <text:p>2940</text:p>
          </table:table-cell>
          <table:table-cell office:value-type="float" office:value="18.88" calcext:value-type="float">
            <text:p>18.88</text:p>
          </table:table-cell>
          <table:table-cell office:value-type="float" office:value="295" calcext:value-type="float">
            <text:p>295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311" calcext:value-type="float">
            <text:p>311</text:p>
          </table:table-cell>
          <table:table-cell office:value-type="float" office:value="777" calcext:value-type="float">
            <text:p>777</text:p>
          </table:table-cell>
          <table:table-cell office:value-type="float" office:value="701" calcext:value-type="float">
            <text:p>701</text:p>
          </table:table-cell>
          <table:table-cell table:formula="of:=[.D451]/[.B451]*60" office:value-type="float" office:value="23.1183673469388" calcext:value-type="float">
            <text:p>23.1183673469388</text:p>
          </table:table-cell>
          <table:table-cell table:formula="of:=[.D451]/[.C451]/[.E451]" office:value-type="float" office:value="0.0000217687074829932" calcext:value-type="float">
            <text:p>2.17687074829932E-05</text:p>
          </table:table-cell>
          <table:table-cell table:formula="of:=[.M451] * 1.60934" office:value-type="float" office:value="0.0000350332517006803" calcext:value-type="float">
            <text:p>3.50332517006803E-05</text:p>
          </table:table-cell>
          <table:table-cell table:formula="of:=[.N451]*1000" office:value-type="float" office:value="0.0350332517006803" calcext:value-type="float">
            <text:p>0.0350332517006803</text:p>
          </table:table-cell>
          <table:table-cell table:formula="of:=[.O451]*[.E451]" office:value-type="float" office:value="10.3348092517007" calcext:value-type="float">
            <text:p>10.3348092517007</text:p>
          </table:table-cell>
          <table:table-cell table:number-columns-repeated="3"/>
        </table:table-row>
        <table:table-row table:style-name="ro1">
          <table:table-cell office:value-type="date" office:date-value="2022-08-26" calcext:value-type="date">
            <text:p>08/26/22</text:p>
          </table:table-cell>
          <table:table-cell office:value-type="float" office:value="50" calcext:value-type="float">
            <text:p>50</text:p>
          </table:table-cell>
          <table:table-cell table:formula="of:=[.B452]*60" office:value-type="float" office:value="3000" calcext:value-type="float">
            <text:p>3000</text:p>
          </table:table-cell>
          <table:table-cell office:value-type="float" office:value="20.71" calcext:value-type="float">
            <text:p>20.71</text:p>
          </table:table-cell>
          <table:table-cell office:value-type="float" office:value="299" calcext:value-type="float">
            <text:p>299</text:p>
          </table:table-cell>
          <table:table-cell office:value-type="float" office:value="44.1" calcext:value-type="float">
            <text:p>44.1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float" office:value="313" calcext:value-type="float">
            <text:p>313</text:p>
          </table:table-cell>
          <table:table-cell office:value-type="float" office:value="837" calcext:value-type="float">
            <text:p>837</text:p>
          </table:table-cell>
          <table:table-cell office:value-type="float" office:value="757" calcext:value-type="float">
            <text:p>757</text:p>
          </table:table-cell>
          <table:table-cell table:formula="of:=[.D452]/[.B452]*60" office:value-type="float" office:value="24.852" calcext:value-type="float">
            <text:p>24.852</text:p>
          </table:table-cell>
          <table:table-cell table:formula="of:=[.D452]/[.C452]/[.E452]" office:value-type="float" office:value="0.0000230880713489409" calcext:value-type="float">
            <text:p>2.30880713489409E-05</text:p>
          </table:table-cell>
          <table:table-cell table:formula="of:=[.M452] * 1.60934" office:value-type="float" office:value="0.0000371565567447046" calcext:value-type="float">
            <text:p>3.71565567447046E-05</text:p>
          </table:table-cell>
          <table:table-cell table:formula="of:=[.N452]*1000" office:value-type="float" office:value="0.0371565567447046" calcext:value-type="float">
            <text:p>0.0371565567447046</text:p>
          </table:table-cell>
          <table:table-cell table:formula="of:=[.O452]*[.E452]" office:value-type="float" office:value="11.1098104666667" calcext:value-type="float">
            <text:p>11.1098104666667</text:p>
          </table:table-cell>
          <table:table-cell table:number-columns-repeated="3"/>
        </table:table-row>
        <table:table-row table:style-name="ro1">
          <table:table-cell office:value-type="date" office:date-value="2022-08-27" calcext:value-type="date">
            <text:p>08/27/22</text:p>
          </table:table-cell>
          <table:table-cell office:value-type="float" office:value="47.1" calcext:value-type="float">
            <text:p>47.1</text:p>
          </table:table-cell>
          <table:table-cell table:formula="of:=[.B453]*60" office:value-type="float" office:value="2826" calcext:value-type="float">
            <text:p>2826</text:p>
          </table:table-cell>
          <table:table-cell office:value-type="float" office:value="19.28" calcext:value-type="float">
            <text:p>19.28</text:p>
          </table:table-cell>
          <table:table-cell office:value-type="float" office:value="294" calcext:value-type="float">
            <text:p>294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302" calcext:value-type="float">
            <text:p>302</text:p>
          </table:table-cell>
          <table:table-cell office:value-type="float" office:value="797" calcext:value-type="float">
            <text:p>797</text:p>
          </table:table-cell>
          <table:table-cell office:value-type="float" office:value="717" calcext:value-type="float">
            <text:p>717</text:p>
          </table:table-cell>
          <table:table-cell table:formula="of:=[.D453]/[.B453]*60" office:value-type="float" office:value="24.5605095541401" calcext:value-type="float">
            <text:p>24.5605095541401</text:p>
          </table:table-cell>
          <table:table-cell table:formula="of:=[.D453]/[.C453]/[.E453]" office:value-type="float" office:value="0.0000232053189287038" calcext:value-type="float">
            <text:p>2.32053189287038E-05</text:p>
          </table:table-cell>
          <table:table-cell table:formula="of:=[.M453] * 1.60934" office:value-type="float" office:value="0.0000373452479647202" calcext:value-type="float">
            <text:p>3.73452479647202E-05</text:p>
          </table:table-cell>
          <table:table-cell table:formula="of:=[.N453]*1000" office:value-type="float" office:value="0.0373452479647202" calcext:value-type="float">
            <text:p>0.0373452479647202</text:p>
          </table:table-cell>
          <table:table-cell table:formula="of:=[.O453]*[.E453]" office:value-type="float" office:value="10.9795029016277" calcext:value-type="float">
            <text:p>10.9795029016277</text:p>
          </table:table-cell>
          <table:table-cell table:number-columns-repeated="3"/>
        </table:table-row>
        <table:table-row table:style-name="ro1">
          <table:table-cell office:value-type="date" office:date-value="2022-08-27" calcext:value-type="date">
            <text:p>08/27/22</text:p>
          </table:table-cell>
          <table:table-cell office:value-type="float" office:value="47.7" calcext:value-type="float">
            <text:p>47.7</text:p>
          </table:table-cell>
          <table:table-cell table:formula="of:=[.B454]*60" office:value-type="float" office:value="2862" calcext:value-type="float">
            <text:p>2862</text:p>
          </table:table-cell>
          <table:table-cell office:value-type="float" office:value="19.07" calcext:value-type="float">
            <text:p>19.07</text:p>
          </table:table-cell>
          <table:table-cell office:value-type="float" office:value="271" calcext:value-type="float">
            <text:p>271</text:p>
          </table:table-cell>
          <table:table-cell office:value-type="float" office:value="41.1" calcext:value-type="float">
            <text:p>41.1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277" calcext:value-type="float">
            <text:p>277</text:p>
          </table:table-cell>
          <table:table-cell office:value-type="float" office:value="766" calcext:value-type="float">
            <text:p>766</text:p>
          </table:table-cell>
          <table:table-cell office:value-type="float" office:value="680" calcext:value-type="float">
            <text:p>680</text:p>
          </table:table-cell>
          <table:table-cell table:formula="of:=[.D454]/[.B454]*60" office:value-type="float" office:value="23.9874213836478" calcext:value-type="float">
            <text:p>23.9874213836478</text:p>
          </table:table-cell>
          <table:table-cell table:formula="of:=[.D454]/[.C454]/[.E454]" office:value-type="float" office:value="0.0000245873527917669" calcext:value-type="float">
            <text:p>2.45873527917669E-05</text:p>
          </table:table-cell>
          <table:table-cell table:formula="of:=[.M454] * 1.60934" office:value-type="float" office:value="0.0000395694103419022" calcext:value-type="float">
            <text:p>3.95694103419022E-05</text:p>
          </table:table-cell>
          <table:table-cell table:formula="of:=[.N454]*1000" office:value-type="float" office:value="0.0395694103419022" calcext:value-type="float">
            <text:p>0.0395694103419022</text:p>
          </table:table-cell>
          <table:table-cell table:formula="of:=[.O454]*[.E454]" office:value-type="float" office:value="10.7233102026555" calcext:value-type="float">
            <text:p>10.7233102026555</text:p>
          </table:table-cell>
          <table:table-cell table:number-columns-repeated="3"/>
        </table:table-row>
        <table:table-row table:style-name="ro1">
          <table:table-cell office:value-type="date" office:date-value="2022-08-28" calcext:value-type="date">
            <text:p>08/28/22</text:p>
          </table:table-cell>
          <table:table-cell office:value-type="float" office:value="50" calcext:value-type="float">
            <text:p>50</text:p>
          </table:table-cell>
          <table:table-cell table:formula="of:=[.B455]*60" office:value-type="float" office:value="3000" calcext:value-type="float">
            <text:p>3000</text:p>
          </table:table-cell>
          <table:table-cell office:value-type="float" office:value="20.36" calcext:value-type="float">
            <text:p>20.36</text:p>
          </table:table-cell>
          <table:table-cell office:value-type="float" office:value="286" calcext:value-type="float">
            <text:p>286</text:p>
          </table:table-cell>
          <table:table-cell office:value-type="float" office:value="44.9" calcext:value-type="float">
            <text:p>44.9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97" calcext:value-type="float">
            <text:p>297</text:p>
          </table:table-cell>
          <table:table-cell office:value-type="float" office:value="813" calcext:value-type="float">
            <text:p>813</text:p>
          </table:table-cell>
          <table:table-cell office:value-type="float" office:value="729" calcext:value-type="float">
            <text:p>729</text:p>
          </table:table-cell>
          <table:table-cell table:formula="of:=[.D455]/[.B455]*60" office:value-type="float" office:value="24.432" calcext:value-type="float">
            <text:p>24.432</text:p>
          </table:table-cell>
          <table:table-cell table:formula="of:=[.D455]/[.C455]/[.E455]" office:value-type="float" office:value="0.0000237296037296037" calcext:value-type="float">
            <text:p>2.37296037296037E-05</text:p>
          </table:table-cell>
          <table:table-cell table:formula="of:=[.M455] * 1.60934" office:value-type="float" office:value="0.0000381890004662005" calcext:value-type="float">
            <text:p>3.81890004662005E-05</text:p>
          </table:table-cell>
          <table:table-cell table:formula="of:=[.N455]*1000" office:value-type="float" office:value="0.0381890004662005" calcext:value-type="float">
            <text:p>0.0381890004662005</text:p>
          </table:table-cell>
          <table:table-cell table:formula="of:=[.O455]*[.E455]" office:value-type="float" office:value="10.9220541333333" calcext:value-type="float">
            <text:p>10.9220541333333</text:p>
          </table:table-cell>
          <table:table-cell table:number-columns-repeated="3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float" office:value="47.1" calcext:value-type="float">
            <text:p>47.1</text:p>
          </table:table-cell>
          <table:table-cell table:formula="of:=[.B456]*60" office:value-type="float" office:value="2826" calcext:value-type="float">
            <text:p>2826</text:p>
          </table:table-cell>
          <table:table-cell office:value-type="float" office:value="19.57" calcext:value-type="float">
            <text:p>19.57</text:p>
          </table:table-cell>
          <table:table-cell office:value-type="float" office:value="300" calcext:value-type="float">
            <text:p>300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841" calcext:value-type="float">
            <text:p>841</text:p>
          </table:table-cell>
          <table:table-cell office:value-type="float" office:value="759" calcext:value-type="float">
            <text:p>759</text:p>
          </table:table-cell>
          <table:table-cell table:formula="of:=[.D456]/[.B456]*60" office:value-type="float" office:value="24.9299363057325" calcext:value-type="float">
            <text:p>24.9299363057325</text:p>
          </table:table-cell>
          <table:table-cell table:formula="of:=[.D456]/[.C456]/[.E456]" office:value-type="float" office:value="0.0000230832743571597" calcext:value-type="float">
            <text:p>2.30832743571597E-05</text:p>
          </table:table-cell>
          <table:table-cell table:formula="of:=[.M456] * 1.60934" office:value-type="float" office:value="0.0000371488367539514" calcext:value-type="float">
            <text:p>3.71488367539514E-05</text:p>
          </table:table-cell>
          <table:table-cell table:formula="of:=[.N456]*1000" office:value-type="float" office:value="0.0371488367539514" calcext:value-type="float">
            <text:p>0.0371488367539514</text:p>
          </table:table-cell>
          <table:table-cell table:formula="of:=[.O456]*[.E456]" office:value-type="float" office:value="11.1446510261854" calcext:value-type="float">
            <text:p>11.1446510261854</text:p>
          </table:table-cell>
          <table:table-cell table:number-columns-repeated="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float" office:value="49.4" calcext:value-type="float">
            <text:p>49.4</text:p>
          </table:table-cell>
          <table:table-cell table:formula="of:=[.B457]*60" office:value-type="float" office:value="2964" calcext:value-type="float">
            <text:p>2964</text:p>
          </table:table-cell>
          <table:table-cell office:value-type="float" office:value="20.25" calcext:value-type="float">
            <text:p>20.25</text:p>
          </table:table-cell>
          <table:table-cell office:value-type="float" office:value="289" calcext:value-type="float">
            <text:p>289</text:p>
          </table:table-cell>
          <table:table-cell office:value-type="float" office:value="43.9" calcext:value-type="float">
            <text:p>43.9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809" calcext:value-type="float">
            <text:p>809</text:p>
          </table:table-cell>
          <table:table-cell office:value-type="float" office:value="732" calcext:value-type="float">
            <text:p>732</text:p>
          </table:table-cell>
          <table:table-cell table:formula="of:=[.D457]/[.B457]*60" office:value-type="float" office:value="24.5951417004049" calcext:value-type="float">
            <text:p>24.5951417004049</text:p>
          </table:table-cell>
          <table:table-cell table:formula="of:=[.D457]/[.C457]/[.E457]" office:value-type="float" office:value="0.0000236400823725537" calcext:value-type="float">
            <text:p>2.36400823725537E-05</text:p>
          </table:table-cell>
          <table:table-cell table:formula="of:=[.M457] * 1.60934" office:value-type="float" office:value="0.0000380449301654456" calcext:value-type="float">
            <text:p>3.80449301654456E-05</text:p>
          </table:table-cell>
          <table:table-cell table:formula="of:=[.N457]*1000" office:value-type="float" office:value="0.0380449301654456" calcext:value-type="float">
            <text:p>0.0380449301654456</text:p>
          </table:table-cell>
          <table:table-cell table:formula="of:=[.O457]*[.E457]" office:value-type="float" office:value="10.9949848178138" calcext:value-type="float">
            <text:p>10.9949848178138</text:p>
          </table:table-cell>
          <table:table-cell table:number-columns-repeated="3"/>
        </table:table-row>
        <table:table-row table:style-name="ro1">
          <table:table-cell office:value-type="date" office:date-value="2022-09-02" calcext:value-type="date">
            <text:p>09/02/22</text:p>
          </table:table-cell>
          <table:table-cell office:value-type="float" office:value="46.5" calcext:value-type="float">
            <text:p>46.5</text:p>
          </table:table-cell>
          <table:table-cell table:formula="of:=[.B458]*60" office:value-type="float" office:value="2790" calcext:value-type="float">
            <text:p>2790</text:p>
          </table:table-cell>
          <table:table-cell office:value-type="float" office:value="19.49" calcext:value-type="float">
            <text:p>19.49</text:p>
          </table:table-cell>
          <table:table-cell office:value-type="float" office:value="301" calcext:value-type="float">
            <text:p>301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14" calcext:value-type="float">
            <text:p>314</text:p>
          </table:table-cell>
          <table:table-cell office:value-type="float" office:value="815" calcext:value-type="float">
            <text:p>815</text:p>
          </table:table-cell>
          <table:table-cell office:value-type="float" office:value="737" calcext:value-type="float">
            <text:p>737</text:p>
          </table:table-cell>
          <table:table-cell table:formula="of:=[.D458]/[.B458]*60" office:value-type="float" office:value="25.1483870967742" calcext:value-type="float">
            <text:p>25.1483870967742</text:p>
          </table:table-cell>
          <table:table-cell table:formula="of:=[.D458]/[.C458]/[.E458]" office:value-type="float" office:value="0.0000232081829981305" calcext:value-type="float">
            <text:p>2.32081829981305E-05</text:p>
          </table:table-cell>
          <table:table-cell table:formula="of:=[.M458] * 1.60934" office:value-type="float" office:value="0.0000373498572262113" calcext:value-type="float">
            <text:p>3.73498572262113E-05</text:p>
          </table:table-cell>
          <table:table-cell table:formula="of:=[.N458]*1000" office:value-type="float" office:value="0.0373498572262113" calcext:value-type="float">
            <text:p>0.0373498572262113</text:p>
          </table:table-cell>
          <table:table-cell table:formula="of:=[.O458]*[.E458]" office:value-type="float" office:value="11.2423070250896" calcext:value-type="float">
            <text:p>11.2423070250896</text:p>
          </table:table-cell>
          <table:table-cell table:number-columns-repeated="3"/>
        </table:table-row>
        <table:table-row table:style-name="ro1">
          <table:table-cell office:value-type="date" office:date-value="2022-09-03" calcext:value-type="date">
            <text:p>09/03/22</text:p>
          </table:table-cell>
          <table:table-cell office:value-type="float" office:value="50.3" calcext:value-type="float">
            <text:p>50.3</text:p>
          </table:table-cell>
          <table:table-cell table:formula="of:=[.B459]*60" office:value-type="float" office:value="3018" calcext:value-type="float">
            <text:p>3018</text:p>
          </table:table-cell>
          <table:table-cell office:value-type="float" office:value="21.03" calcext:value-type="float">
            <text:p>21.03</text:p>
          </table:table-cell>
          <table:table-cell office:value-type="float" office:value="301" calcext:value-type="float">
            <text:p>301</text:p>
          </table:table-cell>
          <table:table-cell office:value-type="float" office:value="44.4" calcext:value-type="float">
            <text:p>44.4</text:p>
          </table:table-cell>
          <table:table-cell office:value-type="float" office:value="18.85" calcext:value-type="float">
            <text:p>18.85</text:p>
          </table:table-cell>
          <table:table-cell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office:value-type="float" office:value="838" calcext:value-type="float">
            <text:p>838</text:p>
          </table:table-cell>
          <table:table-cell office:value-type="float" office:value="755" calcext:value-type="float">
            <text:p>755</text:p>
          </table:table-cell>
          <table:table-cell table:formula="of:=[.D459]/[.B459]*60" office:value-type="float" office:value="25.0854870775348" calcext:value-type="float">
            <text:p>25.0854870775348</text:p>
          </table:table-cell>
          <table:table-cell table:formula="of:=[.D459]/[.C459]/[.E459]" office:value-type="float" office:value="0.0000231501357304677" calcext:value-type="float">
            <text:p>2.31501357304677E-05</text:p>
          </table:table-cell>
          <table:table-cell table:formula="of:=[.M459] * 1.60934" office:value-type="float" office:value="0.0000372564394364709" calcext:value-type="float">
            <text:p>3.72564394364709E-05</text:p>
          </table:table-cell>
          <table:table-cell table:formula="of:=[.N459]*1000" office:value-type="float" office:value="0.0372564394364709" calcext:value-type="float">
            <text:p>0.0372564394364709</text:p>
          </table:table-cell>
          <table:table-cell table:formula="of:=[.O459]*[.E459]" office:value-type="float" office:value="11.2141882703777" calcext:value-type="float">
            <text:p>11.2141882703777</text:p>
          </table:table-cell>
          <table:table-cell table:number-columns-repeated="3"/>
        </table:table-row>
        <table:table-row table:style-name="ro1">
          <table:table-cell office:value-type="date" office:date-value="2022-09-04" calcext:value-type="date">
            <text:p>09/04/22</text:p>
          </table:table-cell>
          <table:table-cell office:value-type="float" office:value="53.2" calcext:value-type="float">
            <text:p>53.2</text:p>
          </table:table-cell>
          <table:table-cell table:formula="of:=[.B460]*60" office:value-type="float" office:value="3192" calcext:value-type="float">
            <text:p>3192</text:p>
          </table:table-cell>
          <table:table-cell office:value-type="float" office:value="22.22" calcext:value-type="float">
            <text:p>22.22</text:p>
          </table:table-cell>
          <table:table-cell office:value-type="float" office:value="300" calcext:value-type="float">
            <text:p>300</text:p>
          </table:table-cell>
          <table:table-cell office:value-type="float" office:value="47.4" calcext:value-type="float">
            <text:p>47.4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320" calcext:value-type="float">
            <text:p>320</text:p>
          </table:table-cell>
          <table:table-cell office:value-type="float" office:value="859" calcext:value-type="float">
            <text:p>859</text:p>
          </table:table-cell>
          <table:table-cell office:value-type="float" office:value="779" calcext:value-type="float">
            <text:p>779</text:p>
          </table:table-cell>
          <table:table-cell table:formula="of:=[.D460]/[.B460]*60" office:value-type="float" office:value="25.0601503759399" calcext:value-type="float">
            <text:p>25.0601503759399</text:p>
          </table:table-cell>
          <table:table-cell table:formula="of:=[.D460]/[.C460]/[.E460]" office:value-type="float" office:value="0.000023203842940685" calcext:value-type="float">
            <text:p>2.3203842940685E-05</text:p>
          </table:table-cell>
          <table:table-cell table:formula="of:=[.M460] * 1.60934" office:value-type="float" office:value="0.0000373428725981621" calcext:value-type="float">
            <text:p>3.73428725981621E-05</text:p>
          </table:table-cell>
          <table:table-cell table:formula="of:=[.N460]*1000" office:value-type="float" office:value="0.0373428725981621" calcext:value-type="float">
            <text:p>0.0373428725981621</text:p>
          </table:table-cell>
          <table:table-cell table:formula="of:=[.O460]*[.E460]" office:value-type="float" office:value="11.2028617794486" calcext:value-type="float">
            <text:p>11.2028617794486</text:p>
          </table:table-cell>
          <table:table-cell table:number-columns-repeated="3"/>
        </table:table-row>
        <table:table-row table:style-name="ro1">
          <table:table-cell office:value-type="date" office:date-value="2022-09-05" calcext:value-type="date">
            <text:p>09/05/22</text:p>
          </table:table-cell>
          <table:table-cell office:value-type="float" office:value="62.1" calcext:value-type="float">
            <text:p>62.1</text:p>
          </table:table-cell>
          <table:table-cell table:formula="of:=[.B461]*60" office:value-type="float" office:value="3726" calcext:value-type="float">
            <text:p>3726</text:p>
          </table:table-cell>
          <table:table-cell office:value-type="float" office:value="26.25" calcext:value-type="float">
            <text:p>26.25</text:p>
          </table:table-cell>
          <table:table-cell office:value-type="float" office:value="316" calcext:value-type="float">
            <text:p>316</text:p>
          </table:table-cell>
          <table:table-cell office:value-type="float" office:value="57.1" calcext:value-type="float">
            <text:p>57.1</text:p>
          </table:table-cell>
          <table:table-cell office:value-type="float" office:value="24.45" calcext:value-type="float">
            <text:p>24.45</text:p>
          </table:table-cell>
          <table:table-cell office:value-type="float" office:value="326" calcext:value-type="float">
            <text:p>326</text:p>
          </table:table-cell>
          <table:table-cell office:value-type="float" office:value="318" calcext:value-type="float">
            <text:p>318</text:p>
          </table:table-cell>
          <table:table-cell office:value-type="float" office:value="1148" calcext:value-type="float">
            <text:p>1148</text:p>
          </table:table-cell>
          <table:table-cell office:value-type="float" office:value="1040" calcext:value-type="float">
            <text:p>1040</text:p>
          </table:table-cell>
          <table:table-cell table:formula="of:=[.D461]/[.B461]*60" office:value-type="float" office:value="25.3623188405797" calcext:value-type="float">
            <text:p>25.3623188405797</text:p>
          </table:table-cell>
          <table:table-cell table:formula="of:=[.D461]/[.C461]/[.E461]" office:value-type="float" office:value="0.0000222945840722396" calcext:value-type="float">
            <text:p>2.22945840722396E-05</text:p>
          </table:table-cell>
          <table:table-cell table:formula="of:=[.M461] * 1.60934" office:value-type="float" office:value="0.000035879565930818" calcext:value-type="float">
            <text:p>3.5879565930818E-05</text:p>
          </table:table-cell>
          <table:table-cell table:formula="of:=[.N461]*1000" office:value-type="float" office:value="0.035879565930818" calcext:value-type="float">
            <text:p>0.035879565930818</text:p>
          </table:table-cell>
          <table:table-cell table:formula="of:=[.O461]*[.E461]" office:value-type="float" office:value="11.3379428341385" calcext:value-type="float">
            <text:p>11.3379428341385</text:p>
          </table:table-cell>
          <table:table-cell table:number-columns-repeated="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float" office:value="44.5" calcext:value-type="float">
            <text:p>44.5</text:p>
          </table:table-cell>
          <table:table-cell table:formula="of:=[.B462]*60" office:value-type="float" office:value="2670" calcext:value-type="float">
            <text:p>2670</text:p>
          </table:table-cell>
          <table:table-cell office:value-type="float" office:value="18.85" calcext:value-type="float">
            <text:p>18.85</text:p>
          </table:table-cell>
          <table:table-cell office:value-type="float" office:value="316" calcext:value-type="float">
            <text:p>316</text:p>
          </table:table-cell>
          <table:table-cell office:value-type="float" office:value="43.1" calcext:value-type="float">
            <text:p>43.1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309" calcext:value-type="float">
            <text:p>309</text:p>
          </table:table-cell>
          <table:table-cell office:value-type="float" office:value="840" calcext:value-type="float">
            <text:p>840</text:p>
          </table:table-cell>
          <table:table-cell office:value-type="float" office:value="758" calcext:value-type="float">
            <text:p>758</text:p>
          </table:table-cell>
          <table:table-cell table:formula="of:=[.D462]/[.B462]*60" office:value-type="float" office:value="25.4157303370787" calcext:value-type="float">
            <text:p>25.4157303370787</text:p>
          </table:table-cell>
          <table:table-cell table:formula="of:=[.D462]/[.C462]/[.E462]" office:value-type="float" office:value="0.0000223415351064334" calcext:value-type="float">
            <text:p>2.23415351064334E-05</text:p>
          </table:table-cell>
          <table:table-cell table:formula="of:=[.M462] * 1.60934" office:value-type="float" office:value="0.0000359551261081876" calcext:value-type="float">
            <text:p>3.59551261081876E-05</text:p>
          </table:table-cell>
          <table:table-cell table:formula="of:=[.N462]*1000" office:value-type="float" office:value="0.0359551261081875" calcext:value-type="float">
            <text:p>0.0359551261081875</text:p>
          </table:table-cell>
          <table:table-cell table:formula="of:=[.O462]*[.E462]" office:value-type="float" office:value="11.3618198501873" calcext:value-type="float">
            <text:p>11.3618198501873</text:p>
          </table:table-cell>
          <table:table-cell table:number-columns-repeated="3"/>
        </table:table-row>
        <table:table-row table:style-name="ro1">
          <table:table-cell office:value-type="date" office:date-value="2022-09-09" calcext:value-type="date">
            <text:p>09/09/22</text:p>
          </table:table-cell>
          <table:table-cell office:value-type="float" office:value="44.5" calcext:value-type="float">
            <text:p>44.5</text:p>
          </table:table-cell>
          <table:table-cell table:formula="of:=[.B463]*60" office:value-type="float" office:value="2670" calcext:value-type="float">
            <text:p>2670</text:p>
          </table:table-cell>
          <table:table-cell office:value-type="float" office:value="18.73" calcext:value-type="float">
            <text:p>18.73</text:p>
          </table:table-cell>
          <table:table-cell office:value-type="float" office:value="309" calcext:value-type="float">
            <text:p>309</text:p>
          </table:table-cell>
          <table:table-cell office:value-type="float" office:value="41.9" calcext:value-type="float">
            <text:p>41.9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23" calcext:value-type="float">
            <text:p>323</text:p>
          </table:table-cell>
          <table:table-cell office:value-type="float" office:value="791" calcext:value-type="float">
            <text:p>791</text:p>
          </table:table-cell>
          <table:table-cell office:value-type="float" office:value="718" calcext:value-type="float">
            <text:p>718</text:p>
          </table:table-cell>
          <table:table-cell table:formula="of:=[.D463]/[.B463]*60" office:value-type="float" office:value="25.2539325842697" calcext:value-type="float">
            <text:p>25.2539325842697</text:p>
          </table:table-cell>
          <table:table-cell table:formula="of:=[.D463]/[.C463]/[.E463]" office:value-type="float" office:value="0.0000227022047683115" calcext:value-type="float">
            <text:p>2.27022047683115E-05</text:p>
          </table:table-cell>
          <table:table-cell table:formula="of:=[.M463] * 1.60934" office:value-type="float" office:value="0.0000365355662218344" calcext:value-type="float">
            <text:p>3.65355662218344E-05</text:p>
          </table:table-cell>
          <table:table-cell table:formula="of:=[.N463]*1000" office:value-type="float" office:value="0.0365355662218344" calcext:value-type="float">
            <text:p>0.0365355662218344</text:p>
          </table:table-cell>
          <table:table-cell table:formula="of:=[.O463]*[.E463]" office:value-type="float" office:value="11.2894899625468" calcext:value-type="float">
            <text:p>11.2894899625468</text:p>
          </table:table-cell>
          <table:table-cell table:number-columns-repeated="3"/>
        </table:table-row>
        <table:table-row table:style-name="ro1">
          <table:table-cell office:value-type="date" office:date-value="2022-09-10" calcext:value-type="date">
            <text:p>09/10/22</text:p>
          </table:table-cell>
          <table:table-cell/>
          <table:table-cell table:formula="of:=[.B464]*60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date" office:date-value="2022-09-11" calcext:value-type="date">
            <text:p>09/11/22</text:p>
          </table:table-cell>
          <table:table-cell office:value-type="float" office:value="46.7" calcext:value-type="float">
            <text:p>46.7</text:p>
          </table:table-cell>
          <table:table-cell table:formula="of:=[.B465]*60" office:value-type="float" office:value="2802" calcext:value-type="float">
            <text:p>2802</text:p>
          </table:table-cell>
          <table:table-cell office:value-type="float" office:value="20.27" calcext:value-type="float">
            <text:p>20.27</text:p>
          </table:table-cell>
          <table:table-cell office:value-type="float" office:value="330" calcext:value-type="float">
            <text:p>330</text:p>
          </table:table-cell>
          <table:table-cell office:value-type="float" office:value="46.6" calcext:value-type="float">
            <text:p>46.6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334" calcext:value-type="float">
            <text:p>334</text:p>
          </table:table-cell>
          <table:table-cell office:value-type="float" office:value="899" calcext:value-type="float">
            <text:p>899</text:p>
          </table:table-cell>
          <table:table-cell office:value-type="float" office:value="820" calcext:value-type="float">
            <text:p>820</text:p>
          </table:table-cell>
          <table:table-cell table:formula="of:=[.D465]/[.B465]*60" office:value-type="float" office:value="26.0428265524625" calcext:value-type="float">
            <text:p>26.0428265524625</text:p>
          </table:table-cell>
          <table:table-cell table:formula="of:=[.D465]/[.C465]/[.E465]" office:value-type="float" office:value="0.0000219215711721065" calcext:value-type="float">
            <text:p>2.19215711721065E-05</text:p>
          </table:table-cell>
          <table:table-cell table:formula="of:=[.M465] * 1.60934" office:value-type="float" office:value="0.0000352792613501179" calcext:value-type="float">
            <text:p>3.52792613501179E-05</text:p>
          </table:table-cell>
          <table:table-cell table:formula="of:=[.N465]*1000" office:value-type="float" office:value="0.0352792613501179" calcext:value-type="float">
            <text:p>0.0352792613501179</text:p>
          </table:table-cell>
          <table:table-cell table:formula="of:=[.O465]*[.E465]" office:value-type="float" office:value="11.6421562455389" calcext:value-type="float">
            <text:p>11.6421562455389</text:p>
          </table:table-cell>
          <table:table-cell table:number-columns-repeated="3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float" office:value="47.1" calcext:value-type="float">
            <text:p>47.1</text:p>
          </table:table-cell>
          <table:table-cell table:formula="of:=[.B466]*60" office:value-type="float" office:value="2826" calcext:value-type="float">
            <text:p>2826</text:p>
          </table:table-cell>
          <table:table-cell office:value-type="float" office:value="19.51" calcext:value-type="float">
            <text:p>19.51</text:p>
          </table:table-cell>
          <table:table-cell office:value-type="float" office:value="303" calcext:value-type="float">
            <text:p>303</text:p>
          </table:table-cell>
          <table:table-cell office:value-type="float" office:value="44.8" calcext:value-type="float">
            <text:p>44.8</text:p>
          </table:table-cell>
          <table:table-cell office:value-type="float" office:value="18.91" calcext:value-type="float">
            <text:p>18.91</text:p>
          </table:table-cell>
          <table:table-cell office:value-type="float" office:value="310" calcext:value-type="float">
            <text:p>310</text:p>
          </table:table-cell>
          <table:table-cell office:value-type="float" office:value="306" calcext:value-type="float">
            <text:p>306</text:p>
          </table:table-cell>
          <table:table-cell office:value-type="float" office:value="834" calcext:value-type="float">
            <text:p>834</text:p>
          </table:table-cell>
          <table:table-cell office:value-type="float" office:value="752" calcext:value-type="float">
            <text:p>752</text:p>
          </table:table-cell>
          <table:table-cell table:formula="of:=[.D466]/[.B466]*60" office:value-type="float" office:value="24.8535031847134" calcext:value-type="float">
            <text:p>24.8535031847134</text:p>
          </table:table-cell>
          <table:table-cell table:formula="of:=[.D466]/[.C466]/[.E466]" office:value-type="float" office:value="0.0000227846563849591" calcext:value-type="float">
            <text:p>2.27846563849591E-05</text:p>
          </table:table-cell>
          <table:table-cell table:formula="of:=[.M466] * 1.60934" office:value-type="float" office:value="0.0000366682589065701" calcext:value-type="float">
            <text:p>3.66682589065701E-05</text:p>
          </table:table-cell>
          <table:table-cell table:formula="of:=[.N466]*1000" office:value-type="float" office:value="0.0366682589065701" calcext:value-type="float">
            <text:p>0.0366682589065701</text:p>
          </table:table-cell>
          <table:table-cell table:formula="of:=[.O466]*[.E466]" office:value-type="float" office:value="11.1104824486907" calcext:value-type="float">
            <text:p>11.1104824486907</text:p>
          </table:table-cell>
          <table:table-cell table:number-columns-repeated="3"/>
        </table:table-row>
        <table:table-row table:style-name="ro1">
          <table:table-cell office:value-type="date" office:date-value="2022-09-14" calcext:value-type="date">
            <text:p>09/14/22</text:p>
          </table:table-cell>
          <table:table-cell office:value-type="float" office:value="48.3" calcext:value-type="float">
            <text:p>48.3</text:p>
          </table:table-cell>
          <table:table-cell table:formula="of:=[.B467]*60" office:value-type="float" office:value="2898" calcext:value-type="float">
            <text:p>2898</text:p>
          </table:table-cell>
          <table:table-cell office:value-type="float" office:value="20.17" calcext:value-type="float">
            <text:p>20.17</text:p>
          </table:table-cell>
          <table:table-cell office:value-type="float" office:value="301" calcext:value-type="float">
            <text:p>301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847" calcext:value-type="float">
            <text:p>847</text:p>
          </table:table-cell>
          <table:table-cell office:value-type="float" office:value="766" calcext:value-type="float">
            <text:p>766</text:p>
          </table:table-cell>
          <table:table-cell table:formula="of:=[.D467]/[.B467]*60" office:value-type="float" office:value="25.055900621118" calcext:value-type="float">
            <text:p>25.055900621118</text:p>
          </table:table-cell>
          <table:table-cell table:formula="of:=[.D467]/[.C467]/[.E467]" office:value-type="float" office:value="0.0000231228318762625" calcext:value-type="float">
            <text:p>2.31228318762625E-05</text:p>
          </table:table-cell>
          <table:table-cell table:formula="of:=[.M467] * 1.60934" office:value-type="float" office:value="0.0000372124982517443" calcext:value-type="float">
            <text:p>3.72124982517443E-05</text:p>
          </table:table-cell>
          <table:table-cell table:formula="of:=[.N467]*1000" office:value-type="float" office:value="0.0372124982517443" calcext:value-type="float">
            <text:p>0.0372124982517443</text:p>
          </table:table-cell>
          <table:table-cell table:formula="of:=[.O467]*[.E467]" office:value-type="float" office:value="11.200961973775" calcext:value-type="float">
            <text:p>11.200961973775</text:p>
          </table:table-cell>
          <table:table-cell table:number-columns-repeated="3"/>
        </table:table-row>
        <table:table-row table:style-name="ro1">
          <table:table-cell office:value-type="date" office:date-value="2022-09-16" calcext:value-type="date">
            <text:p>09/16/22</text:p>
          </table:table-cell>
          <table:table-cell office:value-type="float" office:value="47.3" calcext:value-type="float">
            <text:p>47.3</text:p>
          </table:table-cell>
          <table:table-cell table:formula="of:=[.B468]*60" office:value-type="float" office:value="2838" calcext:value-type="float">
            <text:p>2838</text:p>
          </table:table-cell>
          <table:table-cell office:value-type="float" office:value="18.98" calcext:value-type="float">
            <text:p>18.98</text:p>
          </table:table-cell>
          <table:table-cell office:value-type="float" office:value="284" calcext:value-type="float">
            <text:p>284</text:p>
          </table:table-cell>
          <table:table-cell office:value-type="float" office:value="45.5" calcext:value-type="float">
            <text:p>45.5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295" calcext:value-type="float">
            <text:p>295</text:p>
          </table:table-cell>
          <table:table-cell office:value-type="float" office:value="794" calcext:value-type="float">
            <text:p>794</text:p>
          </table:table-cell>
          <table:table-cell office:value-type="float" office:value="711" calcext:value-type="float">
            <text:p>711</text:p>
          </table:table-cell>
          <table:table-cell table:formula="of:=[.D468]/[.B468]*60" office:value-type="float" office:value="24.0761099365751" calcext:value-type="float">
            <text:p>24.0761099365751</text:p>
          </table:table-cell>
          <table:table-cell table:formula="of:=[.D468]/[.C468]/[.E468]" office:value-type="float" office:value="0.0000235486208299834" calcext:value-type="float">
            <text:p>2.35486208299834E-05</text:p>
          </table:table-cell>
          <table:table-cell table:formula="of:=[.M468] * 1.60934" office:value-type="float" office:value="0.0000378977374465255" calcext:value-type="float">
            <text:p>3.78977374465255E-05</text:p>
          </table:table-cell>
          <table:table-cell table:formula="of:=[.N468]*1000" office:value-type="float" office:value="0.0378977374465255" calcext:value-type="float">
            <text:p>0.0378977374465255</text:p>
          </table:table-cell>
          <table:table-cell table:formula="of:=[.O468]*[.E468]" office:value-type="float" office:value="10.7629574348132" calcext:value-type="float">
            <text:p>10.7629574348132</text:p>
          </table:table-cell>
          <table:table-cell table:number-columns-repeated="3"/>
        </table:table-row>
        <table:table-row table:style-name="ro1">
          <table:table-cell office:value-type="date" office:date-value="2022-09-18" calcext:value-type="date">
            <text:p>09/18/22</text:p>
          </table:table-cell>
          <table:table-cell office:value-type="float" office:value="50.9" calcext:value-type="float">
            <text:p>50.9</text:p>
          </table:table-cell>
          <table:table-cell table:formula="of:=[.B469]*60" office:value-type="float" office:value="3054" calcext:value-type="float">
            <text:p>3054</text:p>
          </table:table-cell>
          <table:table-cell office:value-type="float" office:value="21.27" calcext:value-type="float">
            <text:p>21.27</text:p>
          </table:table-cell>
          <table:table-cell office:value-type="float" office:value="305" calcext:value-type="float">
            <text:p>305</text:p>
          </table:table-cell>
          <table:table-cell office:value-type="float" office:value="44.4" calcext:value-type="float">
            <text:p>44.4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23" calcext:value-type="float">
            <text:p>323</text:p>
          </table:table-cell>
          <table:table-cell office:value-type="float" office:value="873" calcext:value-type="float">
            <text:p>873</text:p>
          </table:table-cell>
          <table:table-cell office:value-type="float" office:value="792" calcext:value-type="float">
            <text:p>792</text:p>
          </table:table-cell>
          <table:table-cell table:formula="of:=[.D469]/[.B469]*60" office:value-type="float" office:value="25.0726915520629" calcext:value-type="float">
            <text:p>25.0726915520629</text:p>
          </table:table-cell>
          <table:table-cell table:formula="of:=[.D469]/[.C469]/[.E469]" office:value-type="float" office:value="0.0000228348739089826" calcext:value-type="float">
            <text:p>2.28348739089826E-05</text:p>
          </table:table-cell>
          <table:table-cell table:formula="of:=[.M469] * 1.60934" office:value-type="float" office:value="0.000036749075976682" calcext:value-type="float">
            <text:p>3.6749075976682E-05</text:p>
          </table:table-cell>
          <table:table-cell table:formula="of:=[.N469]*1000" office:value-type="float" office:value="0.036749075976682" calcext:value-type="float">
            <text:p>0.036749075976682</text:p>
          </table:table-cell>
          <table:table-cell table:formula="of:=[.O469]*[.E469]" office:value-type="float" office:value="11.208468172888" calcext:value-type="float">
            <text:p>11.208468172888</text:p>
          </table:table-cell>
          <table:table-cell table:number-columns-repeated="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float" office:value="46.3" calcext:value-type="float">
            <text:p>46.3</text:p>
          </table:table-cell>
          <table:table-cell table:formula="of:=[.B470]*60" office:value-type="float" office:value="2778" calcext:value-type="float">
            <text:p>2778</text:p>
          </table:table-cell>
          <table:table-cell office:value-type="float" office:value="18.8" calcext:value-type="float">
            <text:p>18.8</text:p>
          </table:table-cell>
          <table:table-cell office:value-type="float" office:value="294" calcext:value-type="float">
            <text:p>294</text:p>
          </table:table-cell>
          <table:table-cell office:value-type="float" office:value="44.9" calcext:value-type="float">
            <text:p>44.9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306" calcext:value-type="float">
            <text:p>306</text:p>
          </table:table-cell>
          <table:table-cell office:value-type="float" office:value="789" calcext:value-type="float">
            <text:p>789</text:p>
          </table:table-cell>
          <table:table-cell office:value-type="float" office:value="711" calcext:value-type="float">
            <text:p>711</text:p>
          </table:table-cell>
          <table:table-cell table:formula="of:=[.D470]/[.B470]*60" office:value-type="float" office:value="24.3628509719223" calcext:value-type="float">
            <text:p>24.3628509719223</text:p>
          </table:table-cell>
          <table:table-cell table:formula="of:=[.D470]/[.C470]/[.E470]" office:value-type="float" office:value="0.0000230185666779311" calcext:value-type="float">
            <text:p>2.30185666779311E-05</text:p>
          </table:table-cell>
          <table:table-cell table:formula="of:=[.M470] * 1.60934" office:value-type="float" office:value="0.0000370447000974616" calcext:value-type="float">
            <text:p>3.70447000974616E-05</text:p>
          </table:table-cell>
          <table:table-cell table:formula="of:=[.N470]*1000" office:value-type="float" office:value="0.0370447000974616" calcext:value-type="float">
            <text:p>0.0370447000974616</text:p>
          </table:table-cell>
          <table:table-cell table:formula="of:=[.O470]*[.E470]" office:value-type="float" office:value="10.8911418286537" calcext:value-type="float">
            <text:p>10.8911418286537</text:p>
          </table:table-cell>
          <table:table-cell table:number-columns-repeated="3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10"/>
          <table:table-cell table:formula="of:=AVERAGE([.M2:.M470])" office:value-type="float" office:value="0.0000258283275225394" calcext:value-type="float">
            <text:p>2.58283275225394E-05</text:p>
          </table:table-cell>
          <table:table-cell table:formula="of:=AVERAGE([.N2:.N470])" office:value-type="float" office:value="0.0000415665606151235" calcext:value-type="float">
            <text:p>4.15665606151235E-0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2-09-21T10:19:49.827083696</dc:date>
    <meta:editing-duration>P1DT7H27M33S</meta:editing-duration>
    <meta:editing-cycles>201</meta:editing-cycles>
    <meta:generator>LibreOffice/7.4.1.2$Linux_X86_64 LibreOffice_project/40$Build-2</meta:generator>
    <meta:document-statistic meta:table-count="1" meta:cell-count="7288" meta:object-count="0"/>
  </office:meta>
</office:document-meta>
</file>